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305.23mm" svg:height="128.81mm" svg:x="478.48mm" svg:y="41.77mm">
            <loext:p draw:notify-on-update-of-ranges="Planilha1.F2:Planilha1.F2 Planilha1.F3:Planilha1.F202 Planilha1.L2:Planilha1.L2 Planilha1.L3:Planilha1.L202 Planilha1.R2:Planilha1.R2 Planilha1.R3:Planilha1.R202 Planilha1.X2:Planilha1.X2 Planilha1.X3:Planilha1.X202 Planilha1.AD2:Planilha1.AD2 Planilha1.AD3:Planilha1.AD202 Planilha1.AJ2:Planilha1.AJ2 Planilha1.AJ3:Planilha1.AJ202 Planilha1.AV2:Planilha1.AV2 Planilha1.AV3:Planilha1.AV202 Planilha1.BB2:Planilha1.BB2 Planilha1.BB3:Planilha1.BB202 Planilha1.AP2:Planilha1.AP2 Planilha1.AP3:Planilha1.AP1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87.33mm" svg:height="197.69mm" svg:x="136.97mm" svg:y="0mm">
            <loext:p draw:notify-on-update-of-ranges="Planilha1.D2:Planilha1.D2 Planilha1.D3:Planilha1.D202 Planilha1.J2:Planilha1.J2 Planilha1.J3:Planilha1.J2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5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dropout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grads 0.1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grads 0.2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grads 0.3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grads 0.5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highests 0.1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highests 0.3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lowests_probs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rophighests_probs</text:p>
          </table:table-cell>
          <table:covered-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cc_dropou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out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_dropgrad_0.1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grads_0.1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grads_0.2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grads_0.3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grads_0.5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highests_0.1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highests_0.3</text:p>
          </table:table-cell>
          <table:table-cell office:value-type="string" calcext:value-type="string">
            <text:p>val_loss</text:p>
          </table:table-cell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lowests_probs</text:p>
          </table:table-cell>
          <table:table-cell office:value-type="string" calcext:value-type="string">
            <text:p>val_loss</text:p>
          </table:table-cell>
          <table:table-cell/>
          <table:table-cell table:style-name="ce2"/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_drophighests_probs</text:p>
          </table:table-cell>
          <table:table-cell office:value-type="string" calcext:value-type="string">
            <text:p>val_loss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186180000019" calcext:value-type="float">
            <text:p>0,18618</text:p>
          </table:table-cell>
          <table:table-cell office:value-type="float" office:value="2.17835008858" calcext:value-type="float">
            <text:p>2,1783500886</text:p>
          </table:table-cell>
          <table:table-cell office:value-type="float" office:value="0.3003" calcext:value-type="float">
            <text:p>0,3003</text:p>
          </table:table-cell>
          <table:table-cell office:value-type="float" office:value="1.97900054932" calcext:value-type="float">
            <text:p>1,97900054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3850000001" calcext:value-type="float">
            <text:p>0,2385</text:p>
          </table:table-cell>
          <table:table-cell office:value-type="float" office:value="2.0937924612" calcext:value-type="float">
            <text:p>2,0937924612</text:p>
          </table:table-cell>
          <table:table-cell office:value-type="float" office:value="0.3303" calcext:value-type="float">
            <text:p>0,3303</text:p>
          </table:table-cell>
          <table:table-cell office:value-type="float" office:value="1.88551410713" calcext:value-type="float">
            <text:p>1,88551410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3179999999" calcext:value-type="float">
            <text:p>0,2318</text:p>
          </table:table-cell>
          <table:table-cell office:value-type="float" office:value="2.10765306221" calcext:value-type="float">
            <text:p>2,1076530622</text:p>
          </table:table-cell>
          <table:table-cell office:value-type="float" office:value="0.325" calcext:value-type="float">
            <text:p>0,325</text:p>
          </table:table-cell>
          <table:table-cell office:value-type="float" office:value="1.90657001019" calcext:value-type="float">
            <text:p>1,90657001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27219999981" calcext:value-type="float">
            <text:p>0,22722</text:p>
          </table:table-cell>
          <table:table-cell office:value-type="float" office:value="2.12405181961" calcext:value-type="float">
            <text:p>2,1240518196</text:p>
          </table:table-cell>
          <table:table-cell office:value-type="float" office:value="0.3245" calcext:value-type="float">
            <text:p>0,3245</text:p>
          </table:table-cell>
          <table:table-cell office:value-type="float" office:value="1.92690227375" calcext:value-type="float">
            <text:p>1,92690227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0709999999" calcext:value-type="float">
            <text:p>0,2071</text:p>
          </table:table-cell>
          <table:table-cell office:value-type="float" office:value="2.17095481529" calcext:value-type="float">
            <text:p>2,1709548153</text:p>
          </table:table-cell>
          <table:table-cell office:value-type="float" office:value="0.2872" calcext:value-type="float">
            <text:p>0,2872</text:p>
          </table:table-cell>
          <table:table-cell office:value-type="float" office:value="1.99133169899" calcext:value-type="float">
            <text:p>1,9913316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0846000001" calcext:value-type="float">
            <text:p>0,10846</text:p>
          </table:table-cell>
          <table:table-cell office:value-type="float" office:value="2.29139566856" calcext:value-type="float">
            <text:p>2,2913956686</text:p>
          </table:table-cell>
          <table:table-cell office:value-type="float" office:value="0.1257" calcext:value-type="float">
            <text:p>0,1257</text:p>
          </table:table-cell>
          <table:table-cell office:value-type="float" office:value="2.27679694939" calcext:value-type="float">
            <text:p>2,27679694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04899999981" calcext:value-type="float">
            <text:p>0,2049</text:p>
          </table:table-cell>
          <table:table-cell office:value-type="float" office:value="2.18434610153" calcext:value-type="float">
            <text:p>2,1843461015</text:p>
          </table:table-cell>
          <table:table-cell office:value-type="float" office:value="0.2791" calcext:value-type="float">
            <text:p>0,2791</text:p>
          </table:table-cell>
          <table:table-cell office:value-type="float" office:value="2.0161715292" calcext:value-type="float">
            <text:p>2,01617152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8392000001" calcext:value-type="float">
            <text:p>0,18392</text:p>
          </table:table-cell>
          <table:table-cell office:value-type="float" office:value="2.2066417585" calcext:value-type="float">
            <text:p>2,2066417585</text:p>
          </table:table-cell>
          <table:table-cell office:value-type="float" office:value="0.24" calcext:value-type="float">
            <text:p>0,24</text:p>
          </table:table-cell>
          <table:table-cell office:value-type="float" office:value="2.10726316605" calcext:value-type="float">
            <text:p>2,10726316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10419999990463" calcext:value-type="float">
            <text:p>0,21042</text:p>
          </table:table-cell>
          <table:table-cell office:value-type="float" office:value="2.17446734664917" calcext:value-type="float">
            <text:p>2,1744673466</text:p>
          </table:table-cell>
          <table:table-cell office:value-type="float" office:value="0.2838" calcext:value-type="float">
            <text:p>0,2838</text:p>
          </table:table-cell>
          <table:table-cell office:value-type="float" office:value="2.01177492828369" calcext:value-type="float">
            <text:p>2,011774928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8108" calcext:value-type="float">
            <text:p>0,28108</text:p>
          </table:table-cell>
          <table:table-cell office:value-type="float" office:value="1.98428367065" calcext:value-type="float">
            <text:p>1,9842836707</text:p>
          </table:table-cell>
          <table:table-cell office:value-type="float" office:value="0.3697" calcext:value-type="float">
            <text:p>0,3697</text:p>
          </table:table-cell>
          <table:table-cell office:value-type="float" office:value="1.82018013802" calcext:value-type="float">
            <text:p>1,8201801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56699999981" calcext:value-type="float">
            <text:p>0,3567</text:p>
          </table:table-cell>
          <table:table-cell office:value-type="float" office:value="1.81979428959" calcext:value-type="float">
            <text:p>1,8197942896</text:p>
          </table:table-cell>
          <table:table-cell office:value-type="float" office:value="0.3936" calcext:value-type="float">
            <text:p>0,3936</text:p>
          </table:table-cell>
          <table:table-cell office:value-type="float" office:value="1.70273933449" calcext:value-type="float">
            <text:p>1,70273933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50200000019" calcext:value-type="float">
            <text:p>0,3502</text:p>
          </table:table-cell>
          <table:table-cell office:value-type="float" office:value="1.83959508057" calcext:value-type="float">
            <text:p>1,8395950806</text:p>
          </table:table-cell>
          <table:table-cell office:value-type="float" office:value="0.3867" calcext:value-type="float">
            <text:p>0,3867</text:p>
          </table:table-cell>
          <table:table-cell office:value-type="float" office:value="1.73445664482" calcext:value-type="float">
            <text:p>1,73445664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43060000019" calcext:value-type="float">
            <text:p>0,34306</text:p>
          </table:table-cell>
          <table:table-cell office:value-type="float" office:value="1.86173551674" calcext:value-type="float">
            <text:p>1,8617355167</text:p>
          </table:table-cell>
          <table:table-cell office:value-type="float" office:value="0.381" calcext:value-type="float">
            <text:p>0,381</text:p>
          </table:table-cell>
          <table:table-cell office:value-type="float" office:value="1.78156777878" calcext:value-type="float">
            <text:p>1,78156777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1790000001" calcext:value-type="float">
            <text:p>0,3179</text:p>
          </table:table-cell>
          <table:table-cell office:value-type="float" office:value="1.92985710167" calcext:value-type="float">
            <text:p>1,9298571017</text:p>
          </table:table-cell>
          <table:table-cell office:value-type="float" office:value="0.3342" calcext:value-type="float">
            <text:p>0,3342</text:p>
          </table:table-cell>
          <table:table-cell office:value-type="float" office:value="1.87429472733" calcext:value-type="float">
            <text:p>1,87429472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044000001" calcext:value-type="float">
            <text:p>0,18044</text:p>
          </table:table-cell>
          <table:table-cell office:value-type="float" office:value="2.25880690552" calcext:value-type="float">
            <text:p>2,2588069055</text:p>
          </table:table-cell>
          <table:table-cell office:value-type="float" office:value="0.2034" calcext:value-type="float">
            <text:p>0,2034</text:p>
          </table:table-cell>
          <table:table-cell office:value-type="float" office:value="2.23759208298" calcext:value-type="float">
            <text:p>2,2375920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10059999981" calcext:value-type="float">
            <text:p>0,31006</text:p>
          </table:table-cell>
          <table:table-cell office:value-type="float" office:value="1.95061305687" calcext:value-type="float">
            <text:p>1,9506130569</text:p>
          </table:table-cell>
          <table:table-cell office:value-type="float" office:value="0.3229" calcext:value-type="float">
            <text:p>0,3229</text:p>
          </table:table-cell>
          <table:table-cell office:value-type="float" office:value="1.95226000309" calcext:value-type="float">
            <text:p>1,95226000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8779999981" calcext:value-type="float">
            <text:p>0,28878</text:p>
          </table:table-cell>
          <table:table-cell office:value-type="float" office:value="1.99706240997" calcext:value-type="float">
            <text:p>1,99706241</text:p>
          </table:table-cell>
          <table:table-cell office:value-type="float" office:value="0.3392" calcext:value-type="float">
            <text:p>0,3392</text:p>
          </table:table-cell>
          <table:table-cell office:value-type="float" office:value="1.88344874916" calcext:value-type="float">
            <text:p>1,88344874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516" calcext:value-type="float">
            <text:p>0,28516</text:p>
          </table:table-cell>
          <table:table-cell office:value-type="float" office:value="2.01474244991302" calcext:value-type="float">
            <text:p>2,0147424499</text:p>
          </table:table-cell>
          <table:table-cell office:value-type="float" office:value="0.3151" calcext:value-type="float">
            <text:p>0,3151</text:p>
          </table:table-cell>
          <table:table-cell office:value-type="float" office:value="1.93403800144196" calcext:value-type="float">
            <text:p>1,934038001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3801999999" calcext:value-type="float">
            <text:p>0,33802</text:p>
          </table:table-cell>
          <table:table-cell office:value-type="float" office:value="1.84003336727" calcext:value-type="float">
            <text:p>1,8400333673</text:p>
          </table:table-cell>
          <table:table-cell office:value-type="float" office:value="0.3873" calcext:value-type="float">
            <text:p>0,3873</text:p>
          </table:table-cell>
          <table:table-cell office:value-type="float" office:value="1.72046074104" calcext:value-type="float">
            <text:p>1,7204607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10380000019" calcext:value-type="float">
            <text:p>0,41038</text:p>
          </table:table-cell>
          <table:table-cell office:value-type="float" office:value="1.67045535896" calcext:value-type="float">
            <text:p>1,670455359</text:p>
          </table:table-cell>
          <table:table-cell office:value-type="float" office:value="0.4134" calcext:value-type="float">
            <text:p>0,4134</text:p>
          </table:table-cell>
          <table:table-cell office:value-type="float" office:value="1.63074206123" calcext:value-type="float">
            <text:p>1,63074206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0102" calcext:value-type="float">
            <text:p>0,40102</text:p>
          </table:table-cell>
          <table:table-cell office:value-type="float" office:value="1.69905044548" calcext:value-type="float">
            <text:p>1,6990504455</text:p>
          </table:table-cell>
          <table:table-cell office:value-type="float" office:value="0.4042" calcext:value-type="float">
            <text:p>0,4042</text:p>
          </table:table-cell>
          <table:table-cell office:value-type="float" office:value="1.65861042576" calcext:value-type="float">
            <text:p>1,65861042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9033999999" calcext:value-type="float">
            <text:p>0,39034</text:p>
          </table:table-cell>
          <table:table-cell office:value-type="float" office:value="1.72724179962" calcext:value-type="float">
            <text:p>1,7272417996</text:p>
          </table:table-cell>
          <table:table-cell office:value-type="float" office:value="0.4244" calcext:value-type="float">
            <text:p>0,4244</text:p>
          </table:table-cell>
          <table:table-cell office:value-type="float" office:value="1.64987982788" calcext:value-type="float">
            <text:p>1,64987982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61460000019" calcext:value-type="float">
            <text:p>0,36146</text:p>
          </table:table-cell>
          <table:table-cell office:value-type="float" office:value="1.80944086861" calcext:value-type="float">
            <text:p>1,8094408686</text:p>
          </table:table-cell>
          <table:table-cell office:value-type="float" office:value="0.3454" calcext:value-type="float">
            <text:p>0,3454</text:p>
          </table:table-cell>
          <table:table-cell office:value-type="float" office:value="1.79507148781" calcext:value-type="float">
            <text:p>1,79507148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39760000005" calcext:value-type="float">
            <text:p>0,23976</text:p>
          </table:table-cell>
          <table:table-cell office:value-type="float" office:value="2.20298959282" calcext:value-type="float">
            <text:p>2,2029895928</text:p>
          </table:table-cell>
          <table:table-cell office:value-type="float" office:value="0.2573" calcext:value-type="float">
            <text:p>0,2573</text:p>
          </table:table-cell>
          <table:table-cell office:value-type="float" office:value="2.15441620636" calcext:value-type="float">
            <text:p>2,15441620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6094000001" calcext:value-type="float">
            <text:p>0,36094</text:p>
          </table:table-cell>
          <table:table-cell office:value-type="float" office:value="1.82922440529" calcext:value-type="float">
            <text:p>1,8292244053</text:p>
          </table:table-cell>
          <table:table-cell office:value-type="float" office:value="0.3552" calcext:value-type="float">
            <text:p>0,3552</text:p>
          </table:table-cell>
          <table:table-cell office:value-type="float" office:value="1.84748053379" calcext:value-type="float">
            <text:p>1,84748053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4759999999" calcext:value-type="float">
            <text:p>0,3476</text:p>
          </table:table-cell>
          <table:table-cell office:value-type="float" office:value="1.85319437599" calcext:value-type="float">
            <text:p>1,853194376</text:p>
          </table:table-cell>
          <table:table-cell office:value-type="float" office:value="0.3519" calcext:value-type="float">
            <text:p>0,3519</text:p>
          </table:table-cell>
          <table:table-cell office:value-type="float" office:value="1.80732368164" calcext:value-type="float">
            <text:p>1,80732368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23899999980926" calcext:value-type="float">
            <text:p>0,3239</text:p>
          </table:table-cell>
          <table:table-cell office:value-type="float" office:value="1.92492738777161" calcext:value-type="float">
            <text:p>1,9249273878</text:p>
          </table:table-cell>
          <table:table-cell office:value-type="float" office:value="0.3434" calcext:value-type="float">
            <text:p>0,3434</text:p>
          </table:table-cell>
          <table:table-cell office:value-type="float" office:value="1.85047523365021" calcext:value-type="float">
            <text:p>1,850475233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37736" calcext:value-type="float">
            <text:p>0,37736</text:p>
          </table:table-cell>
          <table:table-cell office:value-type="float" office:value="1.73711465664" calcext:value-type="float">
            <text:p>1,7371146566</text:p>
          </table:table-cell>
          <table:table-cell office:value-type="float" office:value="0.4395" calcext:value-type="float">
            <text:p>0,4395</text:p>
          </table:table-cell>
          <table:table-cell office:value-type="float" office:value="1.59302050419" calcext:value-type="float">
            <text:p>1,59302050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504" calcext:value-type="float">
            <text:p>0,4504</text:p>
          </table:table-cell>
          <table:table-cell office:value-type="float" office:value="1.55058490761" calcext:value-type="float">
            <text:p>1,5505849076</text:p>
          </table:table-cell>
          <table:table-cell office:value-type="float" office:value="0.478" calcext:value-type="float">
            <text:p>0,478</text:p>
          </table:table-cell>
          <table:table-cell office:value-type="float" office:value="1.4704228014" calcext:value-type="float">
            <text:p>1,47042280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39419999981" calcext:value-type="float">
            <text:p>0,43942</text:p>
          </table:table-cell>
          <table:table-cell office:value-type="float" office:value="1.58326968174" calcext:value-type="float">
            <text:p>1,5832696817</text:p>
          </table:table-cell>
          <table:table-cell office:value-type="float" office:value="0.466" calcext:value-type="float">
            <text:p>0,466</text:p>
          </table:table-cell>
          <table:table-cell office:value-type="float" office:value="1.50424457912" calcext:value-type="float">
            <text:p>1,50424457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29860000019" calcext:value-type="float">
            <text:p>0,42986</text:p>
          </table:table-cell>
          <table:table-cell office:value-type="float" office:value="1.61907080299" calcext:value-type="float">
            <text:p>1,619070803</text:p>
          </table:table-cell>
          <table:table-cell office:value-type="float" office:value="0.4507" calcext:value-type="float">
            <text:p>0,4507</text:p>
          </table:table-cell>
          <table:table-cell office:value-type="float" office:value="1.544305756" calcext:value-type="float">
            <text:p>1,5443057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00599999981" calcext:value-type="float">
            <text:p>0,4006</text:p>
          </table:table-cell>
          <table:table-cell office:value-type="float" office:value="1.70700136482" calcext:value-type="float">
            <text:p>1,7070013648</text:p>
          </table:table-cell>
          <table:table-cell office:value-type="float" office:value="0.4255" calcext:value-type="float">
            <text:p>0,4255</text:p>
          </table:table-cell>
          <table:table-cell office:value-type="float" office:value="1.6434232378" calcext:value-type="float">
            <text:p>1,64342323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8318" calcext:value-type="float">
            <text:p>0,28318</text:p>
          </table:table-cell>
          <table:table-cell office:value-type="float" office:value="2.08281242531" calcext:value-type="float">
            <text:p>2,0828124253</text:p>
          </table:table-cell>
          <table:table-cell office:value-type="float" office:value="0.2988" calcext:value-type="float">
            <text:p>0,2988</text:p>
          </table:table-cell>
          <table:table-cell office:value-type="float" office:value="2.0082998085" calcext:value-type="float">
            <text:p>2,00829980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4915999999" calcext:value-type="float">
            <text:p>0,34916</text:p>
          </table:table-cell>
          <table:table-cell office:value-type="float" office:value="1.9573228064" calcext:value-type="float">
            <text:p>1,9573228064</text:p>
          </table:table-cell>
          <table:table-cell office:value-type="float" office:value="0.3549" calcext:value-type="float">
            <text:p>0,3549</text:p>
          </table:table-cell>
          <table:table-cell office:value-type="float" office:value="1.81894312096" calcext:value-type="float">
            <text:p>1,8189431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7540000001" calcext:value-type="float">
            <text:p>0,3754</text:p>
          </table:table-cell>
          <table:table-cell office:value-type="float" office:value="1.77633712437" calcext:value-type="float">
            <text:p>1,7763371244</text:p>
          </table:table-cell>
          <table:table-cell office:value-type="float" office:value="0.3958" calcext:value-type="float">
            <text:p>0,3958</text:p>
          </table:table-cell>
          <table:table-cell office:value-type="float" office:value="1.72681950111" calcext:value-type="float">
            <text:p>1,72681950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6256" calcext:value-type="float">
            <text:p>0,36256</text:p>
          </table:table-cell>
          <table:table-cell office:value-type="float" office:value="1.81725086208344" calcext:value-type="float">
            <text:p>1,8172508621</text:p>
          </table:table-cell>
          <table:table-cell office:value-type="float" office:value="0.4064" calcext:value-type="float">
            <text:p>0,4064</text:p>
          </table:table-cell>
          <table:table-cell office:value-type="float" office:value="1.69670650405884" calcext:value-type="float">
            <text:p>1,696706504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40498000001" calcext:value-type="float">
            <text:p>0,40498</text:p>
          </table:table-cell>
          <table:table-cell office:value-type="float" office:value="1.65022799015" calcext:value-type="float">
            <text:p>1,6502279902</text:p>
          </table:table-cell>
          <table:table-cell office:value-type="float" office:value="0.4742" calcext:value-type="float">
            <text:p>0,4742</text:p>
          </table:table-cell>
          <table:table-cell office:value-type="float" office:value="1.49362140846" calcext:value-type="float">
            <text:p>1,49362140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80859999981" calcext:value-type="float">
            <text:p>0,48086</text:p>
          </table:table-cell>
          <table:table-cell office:value-type="float" office:value="1.45873893944" calcext:value-type="float">
            <text:p>1,4587389394</text:p>
          </table:table-cell>
          <table:table-cell office:value-type="float" office:value="0.4818" calcext:value-type="float">
            <text:p>0,4818</text:p>
          </table:table-cell>
          <table:table-cell office:value-type="float" office:value="1.45161769714" calcext:value-type="float">
            <text:p>1,45161769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6824" calcext:value-type="float">
            <text:p>0,46824</text:p>
          </table:table-cell>
          <table:table-cell office:value-type="float" office:value="1.49554530575" calcext:value-type="float">
            <text:p>1,4955453058</text:p>
          </table:table-cell>
          <table:table-cell office:value-type="float" office:value="0.4625" calcext:value-type="float">
            <text:p>0,4625</text:p>
          </table:table-cell>
          <table:table-cell office:value-type="float" office:value="1.50552427902" calcext:value-type="float">
            <text:p>1,5055242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57499999981" calcext:value-type="float">
            <text:p>0,4575</text:p>
          </table:table-cell>
          <table:table-cell office:value-type="float" office:value="1.52863052032" calcext:value-type="float">
            <text:p>1,5286305203</text:p>
          </table:table-cell>
          <table:table-cell office:value-type="float" office:value="0.4724" calcext:value-type="float">
            <text:p>0,4724</text:p>
          </table:table-cell>
          <table:table-cell office:value-type="float" office:value="1.49321137791" calcext:value-type="float">
            <text:p>1,49321137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2560000001" calcext:value-type="float">
            <text:p>0,4256</text:p>
          </table:table-cell>
          <table:table-cell office:value-type="float" office:value="1.62604358219" calcext:value-type="float">
            <text:p>1,6260435822</text:p>
          </table:table-cell>
          <table:table-cell office:value-type="float" office:value="0.4054" calcext:value-type="float">
            <text:p>0,4054</text:p>
          </table:table-cell>
          <table:table-cell office:value-type="float" office:value="1.69246287041" calcext:value-type="float">
            <text:p>1,69246287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2119999999" calcext:value-type="float">
            <text:p>0,3212</text:p>
          </table:table-cell>
          <table:table-cell office:value-type="float" office:value="1.95601611732" calcext:value-type="float">
            <text:p>1,9560161173</text:p>
          </table:table-cell>
          <table:table-cell office:value-type="float" office:value="0.3394" calcext:value-type="float">
            <text:p>0,3394</text:p>
          </table:table-cell>
          <table:table-cell office:value-type="float" office:value="1.89819146156" calcext:value-type="float">
            <text:p>1,89819146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73819999995" calcext:value-type="float">
            <text:p>0,37382</text:p>
          </table:table-cell>
          <table:table-cell office:value-type="float" office:value="1.87340760868" calcext:value-type="float">
            <text:p>1,8734076087</text:p>
          </table:table-cell>
          <table:table-cell office:value-type="float" office:value="0.4194" calcext:value-type="float">
            <text:p>0,4194</text:p>
          </table:table-cell>
          <table:table-cell office:value-type="float" office:value="1.62929873848" calcext:value-type="float">
            <text:p>1,62929873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92760000019" calcext:value-type="float">
            <text:p>0,39276</text:p>
          </table:table-cell>
          <table:table-cell office:value-type="float" office:value="1.72899127464" calcext:value-type="float">
            <text:p>1,7289912746</text:p>
          </table:table-cell>
          <table:table-cell office:value-type="float" office:value="0.3622" calcext:value-type="float">
            <text:p>0,3622</text:p>
          </table:table-cell>
          <table:table-cell office:value-type="float" office:value="1.77311742306" calcext:value-type="float">
            <text:p>1,77311742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13419999980926" calcext:value-type="float">
            <text:p>0,41342</text:p>
          </table:table-cell>
          <table:table-cell office:value-type="float" office:value="1.67006906425476" calcext:value-type="float">
            <text:p>1,6700690643</text:p>
          </table:table-cell>
          <table:table-cell office:value-type="float" office:value="0.441" calcext:value-type="float">
            <text:p>0,441</text:p>
          </table:table-cell>
          <table:table-cell office:value-type="float" office:value="1.59748944091797" calcext:value-type="float">
            <text:p>1,597489440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43185999999" calcext:value-type="float">
            <text:p>0,43186</text:p>
          </table:table-cell>
          <table:table-cell office:value-type="float" office:value="1.57835923637" calcext:value-type="float">
            <text:p>1,5783592364</text:p>
          </table:table-cell>
          <table:table-cell office:value-type="float" office:value="0.4803" calcext:value-type="float">
            <text:p>0,4803</text:p>
          </table:table-cell>
          <table:table-cell office:value-type="float" office:value="1.43919901943" calcext:value-type="float">
            <text:p>1,43919901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510340000038" calcext:value-type="float">
            <text:p>0,51034</text:p>
          </table:table-cell>
          <table:table-cell office:value-type="float" office:value="1.37855349964" calcext:value-type="float">
            <text:p>1,3785534996</text:p>
          </table:table-cell>
          <table:table-cell office:value-type="float" office:value="0.5078" calcext:value-type="float">
            <text:p>0,5078</text:p>
          </table:table-cell>
          <table:table-cell office:value-type="float" office:value="1.3769691824" calcext:value-type="float">
            <text:p>1,37696918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95119999962" calcext:value-type="float">
            <text:p>0,49512</text:p>
          </table:table-cell>
          <table:table-cell office:value-type="float" office:value="1.41639778694" calcext:value-type="float">
            <text:p>1,4163977869</text:p>
          </table:table-cell>
          <table:table-cell office:value-type="float" office:value="0.4999" calcext:value-type="float">
            <text:p>0,4999</text:p>
          </table:table-cell>
          <table:table-cell office:value-type="float" office:value="1.4061442152" calcext:value-type="float">
            <text:p>1,40614421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83720000038" calcext:value-type="float">
            <text:p>0,48372</text:p>
          </table:table-cell>
          <table:table-cell office:value-type="float" office:value="1.45599660881" calcext:value-type="float">
            <text:p>1,4559966088</text:p>
          </table:table-cell>
          <table:table-cell office:value-type="float" office:value="0.4812" calcext:value-type="float">
            <text:p>0,4812</text:p>
          </table:table-cell>
          <table:table-cell office:value-type="float" office:value="1.45887144337" calcext:value-type="float">
            <text:p>1,45887144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50339999981" calcext:value-type="float">
            <text:p>0,45034</text:p>
          </table:table-cell>
          <table:table-cell office:value-type="float" office:value="1.55292278393" calcext:value-type="float">
            <text:p>1,5529227839</text:p>
          </table:table-cell>
          <table:table-cell office:value-type="float" office:value="0.4629" calcext:value-type="float">
            <text:p>0,4629</text:p>
          </table:table-cell>
          <table:table-cell office:value-type="float" office:value="1.51973761272" calcext:value-type="float">
            <text:p>1,5197376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5166000001" calcext:value-type="float">
            <text:p>0,35166</text:p>
          </table:table-cell>
          <table:table-cell office:value-type="float" office:value="1.85379979515" calcext:value-type="float">
            <text:p>1,8537997952</text:p>
          </table:table-cell>
          <table:table-cell office:value-type="float" office:value="0.3666" calcext:value-type="float">
            <text:p>0,3666</text:p>
          </table:table-cell>
          <table:table-cell office:value-type="float" office:value="1.81430189991" calcext:value-type="float">
            <text:p>1,81430189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68640000019" calcext:value-type="float">
            <text:p>0,36864</text:p>
          </table:table-cell>
          <table:table-cell office:value-type="float" office:value="1.87901370125" calcext:value-type="float">
            <text:p>1,8790137013</text:p>
          </table:table-cell>
          <table:table-cell office:value-type="float" office:value="0.3827" calcext:value-type="float">
            <text:p>0,3827</text:p>
          </table:table-cell>
          <table:table-cell office:value-type="float" office:value="1.7580228384" calcext:value-type="float">
            <text:p>1,75802283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0729999999" calcext:value-type="float">
            <text:p>0,4073</text:p>
          </table:table-cell>
          <table:table-cell office:value-type="float" office:value="1.68709661064" calcext:value-type="float">
            <text:p>1,6870966106</text:p>
          </table:table-cell>
          <table:table-cell office:value-type="float" office:value="0.4121" calcext:value-type="float">
            <text:p>0,4121</text:p>
          </table:table-cell>
          <table:table-cell office:value-type="float" office:value="1.66891806107" calcext:value-type="float">
            <text:p>1,66891806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28800000019074" calcext:value-type="float">
            <text:p>0,4288</text:p>
          </table:table-cell>
          <table:table-cell office:value-type="float" office:value="1.62449137367249" calcext:value-type="float">
            <text:p>1,6244913737</text:p>
          </table:table-cell>
          <table:table-cell office:value-type="float" office:value="0.4488" calcext:value-type="float">
            <text:p>0,4488</text:p>
          </table:table-cell>
          <table:table-cell office:value-type="float" office:value="1.53219664077759" calcext:value-type="float">
            <text:p>1,5321966408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45098" calcext:value-type="float">
            <text:p>0,45098</text:p>
          </table:table-cell>
          <table:table-cell office:value-type="float" office:value="1.52082740444" calcext:value-type="float">
            <text:p>1,5208274044</text:p>
          </table:table-cell>
          <table:table-cell office:value-type="float" office:value="0.5016" calcext:value-type="float">
            <text:p>0,5016</text:p>
          </table:table-cell>
          <table:table-cell office:value-type="float" office:value="1.39686814957" calcext:value-type="float">
            <text:p>1,39686814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33299999962" calcext:value-type="float">
            <text:p>0,5333</text:p>
          </table:table-cell>
          <table:table-cell office:value-type="float" office:value="1.32166808754" calcext:value-type="float">
            <text:p>1,3216680875</text:p>
          </table:table-cell>
          <table:table-cell office:value-type="float" office:value="0.5359" calcext:value-type="float">
            <text:p>0,5359</text:p>
          </table:table-cell>
          <table:table-cell office:value-type="float" office:value="1.31603550358" calcext:value-type="float">
            <text:p>1,316035503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21960000019" calcext:value-type="float">
            <text:p>0,52196</text:p>
          </table:table-cell>
          <table:table-cell office:value-type="float" office:value="1.35725564808" calcext:value-type="float">
            <text:p>1,3572556481</text:p>
          </table:table-cell>
          <table:table-cell office:value-type="float" office:value="0.5225" calcext:value-type="float">
            <text:p>0,5225</text:p>
          </table:table-cell>
          <table:table-cell office:value-type="float" office:value="1.34771103745" calcext:value-type="float">
            <text:p>1,34771103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06280000019" calcext:value-type="float">
            <text:p>0,50628</text:p>
          </table:table-cell>
          <table:table-cell office:value-type="float" office:value="1.39090014164" calcext:value-type="float">
            <text:p>1,3909001416</text:p>
          </table:table-cell>
          <table:table-cell office:value-type="float" office:value="0.4746" calcext:value-type="float">
            <text:p>0,4746</text:p>
          </table:table-cell>
          <table:table-cell office:value-type="float" office:value="1.514658395" calcext:value-type="float">
            <text:p>1,51465839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70360000038" calcext:value-type="float">
            <text:p>0,47036</text:p>
          </table:table-cell>
          <table:table-cell office:value-type="float" office:value="1.49525795647" calcext:value-type="float">
            <text:p>1,4952579565</text:p>
          </table:table-cell>
          <table:table-cell office:value-type="float" office:value="0.4816" calcext:value-type="float">
            <text:p>0,4816</text:p>
          </table:table-cell>
          <table:table-cell office:value-type="float" office:value="1.46066414223" calcext:value-type="float">
            <text:p>1,46066414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7368" calcext:value-type="float">
            <text:p>0,37368</text:p>
          </table:table-cell>
          <table:table-cell office:value-type="float" office:value="1.78550594574" calcext:value-type="float">
            <text:p>1,7855059457</text:p>
          </table:table-cell>
          <table:table-cell office:value-type="float" office:value="0.3891" calcext:value-type="float">
            <text:p>0,3891</text:p>
          </table:table-cell>
          <table:table-cell office:value-type="float" office:value="1.74622510567" calcext:value-type="float">
            <text:p>1,74622510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717" calcext:value-type="float">
            <text:p>0,2717</text:p>
          </table:table-cell>
          <table:table-cell office:value-type="float" office:value="2.4747671962" calcext:value-type="float">
            <text:p>2,4747671962</text:p>
          </table:table-cell>
          <table:table-cell office:value-type="float" office:value="0.2286" calcext:value-type="float">
            <text:p>0,2286</text:p>
          </table:table-cell>
          <table:table-cell office:value-type="float" office:value="2.13242376251" calcext:value-type="float">
            <text:p>2,13242376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18880000019" calcext:value-type="float">
            <text:p>0,41888</text:p>
          </table:table-cell>
          <table:table-cell office:value-type="float" office:value="1.65496539619" calcext:value-type="float">
            <text:p>1,6549653962</text:p>
          </table:table-cell>
          <table:table-cell office:value-type="float" office:value="0.4276" calcext:value-type="float">
            <text:p>0,4276</text:p>
          </table:table-cell>
          <table:table-cell office:value-type="float" office:value="1.63569151497" calcext:value-type="float">
            <text:p>1,6356915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61200000019074" calcext:value-type="float">
            <text:p>0,4612</text:p>
          </table:table-cell>
          <table:table-cell office:value-type="float" office:value="1.53442079277039" calcext:value-type="float">
            <text:p>1,5344207928</text:p>
          </table:table-cell>
          <table:table-cell office:value-type="float" office:value="0.4659" calcext:value-type="float">
            <text:p>0,465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46907999999" calcext:value-type="float">
            <text:p>0,46908</text:p>
          </table:table-cell>
          <table:table-cell office:value-type="float" office:value="1.47569132591" calcext:value-type="float">
            <text:p>1,4756913259</text:p>
          </table:table-cell>
          <table:table-cell office:value-type="float" office:value="0.518" calcext:value-type="float">
            <text:p>0,518</text:p>
          </table:table-cell>
          <table:table-cell office:value-type="float" office:value="1.34549966679" calcext:value-type="float">
            <text:p>1,345499666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56359999981" calcext:value-type="float">
            <text:p>0,55636</text:p>
          </table:table-cell>
          <table:table-cell office:value-type="float" office:value="1.26558477806" calcext:value-type="float">
            <text:p>1,2655847781</text:p>
          </table:table-cell>
          <table:table-cell office:value-type="float" office:value="0.5176" calcext:value-type="float">
            <text:p>0,5176</text:p>
          </table:table-cell>
          <table:table-cell office:value-type="float" office:value="1.39814096889" calcext:value-type="float">
            <text:p>1,398140968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43240000038" calcext:value-type="float">
            <text:p>0,54324</text:p>
          </table:table-cell>
          <table:table-cell office:value-type="float" office:value="1.29966037937" calcext:value-type="float">
            <text:p>1,2996603794</text:p>
          </table:table-cell>
          <table:table-cell office:value-type="float" office:value="0.5059" calcext:value-type="float">
            <text:p>0,5059</text:p>
          </table:table-cell>
          <table:table-cell office:value-type="float" office:value="1.42723450947" calcext:value-type="float">
            <text:p>1,427234509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27419999981" calcext:value-type="float">
            <text:p>0,52742</text:p>
          </table:table-cell>
          <table:table-cell office:value-type="float" office:value="1.33503934204" calcext:value-type="float">
            <text:p>1,335039342</text:p>
          </table:table-cell>
          <table:table-cell office:value-type="float" office:value="0.519" calcext:value-type="float">
            <text:p>0,519</text:p>
          </table:table-cell>
          <table:table-cell office:value-type="float" office:value="1.34967271271" calcext:value-type="float">
            <text:p>1,3496727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89479999981" calcext:value-type="float">
            <text:p>0,48948</text:p>
          </table:table-cell>
          <table:table-cell office:value-type="float" office:value="1.44100031498" calcext:value-type="float">
            <text:p>1,441000315</text:p>
          </table:table-cell>
          <table:table-cell office:value-type="float" office:value="0.492" calcext:value-type="float">
            <text:p>0,492</text:p>
          </table:table-cell>
          <table:table-cell office:value-type="float" office:value="1.43056610451" calcext:value-type="float">
            <text:p>1,43056610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9514" calcext:value-type="float">
            <text:p>0,39514</text:p>
          </table:table-cell>
          <table:table-cell office:value-type="float" office:value="1.72643238468" calcext:value-type="float">
            <text:p>1,7264323847</text:p>
          </table:table-cell>
          <table:table-cell office:value-type="float" office:value="0.3973" calcext:value-type="float">
            <text:p>0,3973</text:p>
          </table:table-cell>
          <table:table-cell office:value-type="float" office:value="1.69903752365" calcext:value-type="float">
            <text:p>1,69903752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42439999995" calcext:value-type="float">
            <text:p>0,14244</text:p>
          </table:table-cell>
          <table:table-cell office:value-type="float" office:value="2.84170292664" calcext:value-type="float">
            <text:p>2,8417029266</text:p>
          </table:table-cell>
          <table:table-cell office:value-type="float" office:value="0.1131" calcext:value-type="float">
            <text:p>0,1131</text:p>
          </table:table-cell>
          <table:table-cell office:value-type="float" office:value="2.29152601929" calcext:value-type="float">
            <text:p>2,29152601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2997999999" calcext:value-type="float">
            <text:p>0,42998</text:p>
          </table:table-cell>
          <table:table-cell office:value-type="float" office:value="1.62351760952" calcext:value-type="float">
            <text:p>1,6235176095</text:p>
          </table:table-cell>
          <table:table-cell office:value-type="float" office:value="0.4365" calcext:value-type="float">
            <text:p>0,4365</text:p>
          </table:table-cell>
          <table:table-cell office:value-type="float" office:value="1.60005380363" calcext:value-type="float">
            <text:p>1,60005380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85819999980926" calcext:value-type="float">
            <text:p>0,48582</text:p>
          </table:table-cell>
          <table:table-cell office:value-type="float" office:value="1.47558873970032" calcext:value-type="float">
            <text:p>1,4755887397</text:p>
          </table:table-cell>
          <table:table-cell office:value-type="float" office:value="0.4775" calcext:value-type="float">
            <text:p>0,4775</text:p>
          </table:table-cell>
          <table:table-cell office:value-type="float" office:value="1.48987634239197" calcext:value-type="float">
            <text:p>1,4898763424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486860000038" calcext:value-type="float">
            <text:p>0,48686</text:p>
          </table:table-cell>
          <table:table-cell office:value-type="float" office:value="1.43555292606" calcext:value-type="float">
            <text:p>1,4355529261</text:p>
          </table:table-cell>
          <table:table-cell office:value-type="float" office:value="0.5173" calcext:value-type="float">
            <text:p>0,5173</text:p>
          </table:table-cell>
          <table:table-cell office:value-type="float" office:value="1.3499163908" calcext:value-type="float">
            <text:p>1,34991639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71839999981" calcext:value-type="float">
            <text:p>0,57184</text:p>
          </table:table-cell>
          <table:table-cell office:value-type="float" office:value="1.22049530193" calcext:value-type="float">
            <text:p>1,2204953019</text:p>
          </table:table-cell>
          <table:table-cell office:value-type="float" office:value="0.5608" calcext:value-type="float">
            <text:p>0,5608</text:p>
          </table:table-cell>
          <table:table-cell office:value-type="float" office:value="1.25764216423" calcext:value-type="float">
            <text:p>1,257642164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5816" calcext:value-type="float">
            <text:p>0,55816</text:p>
          </table:table-cell>
          <table:table-cell office:value-type="float" office:value="1.25479957726" calcext:value-type="float">
            <text:p>1,2547995773</text:p>
          </table:table-cell>
          <table:table-cell office:value-type="float" office:value="0.548" calcext:value-type="float">
            <text:p>0,548</text:p>
          </table:table-cell>
          <table:table-cell office:value-type="float" office:value="1.28036785088" calcext:value-type="float">
            <text:p>1,28036785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4674" calcext:value-type="float">
            <text:p>0,54674</text:p>
          </table:table-cell>
          <table:table-cell office:value-type="float" office:value="1.28911859066" calcext:value-type="float">
            <text:p>1,2891185907</text:p>
          </table:table-cell>
          <table:table-cell office:value-type="float" office:value="0.5224" calcext:value-type="float">
            <text:p>0,5224</text:p>
          </table:table-cell>
          <table:table-cell office:value-type="float" office:value="1.34203837662" calcext:value-type="float">
            <text:p>1,342038376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06519999981" calcext:value-type="float">
            <text:p>0,50652</text:p>
          </table:table-cell>
          <table:table-cell office:value-type="float" office:value="1.39345408302" calcext:value-type="float">
            <text:p>1,393454083</text:p>
          </table:table-cell>
          <table:table-cell office:value-type="float" office:value="0.4843" calcext:value-type="float">
            <text:p>0,4843</text:p>
          </table:table-cell>
          <table:table-cell office:value-type="float" office:value="1.47636303482" calcext:value-type="float">
            <text:p>1,47636303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11519999981" calcext:value-type="float">
            <text:p>0,41152</text:p>
          </table:table-cell>
          <table:table-cell office:value-type="float" office:value="1.67377132507" calcext:value-type="float">
            <text:p>1,6737713251</text:p>
          </table:table-cell>
          <table:table-cell office:value-type="float" office:value="0.4225" calcext:value-type="float">
            <text:p>0,4225</text:p>
          </table:table-cell>
          <table:table-cell office:value-type="float" office:value="1.64995161362" calcext:value-type="float">
            <text:p>1,64995161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3618" calcext:value-type="float">
            <text:p>0,13618</text:p>
          </table:table-cell>
          <table:table-cell office:value-type="float" office:value="2.77981082031" calcext:value-type="float">
            <text:p>2,7798108203</text:p>
          </table:table-cell>
          <table:table-cell office:value-type="float" office:value="0.129" calcext:value-type="float">
            <text:p>0,129</text:p>
          </table:table-cell>
          <table:table-cell office:value-type="float" office:value="2.27165816841" calcext:value-type="float">
            <text:p>2,27165816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3975999999" calcext:value-type="float">
            <text:p>0,43976</text:p>
          </table:table-cell>
          <table:table-cell office:value-type="float" office:value="1.59367102901" calcext:value-type="float">
            <text:p>1,593671029</text:p>
          </table:table-cell>
          <table:table-cell office:value-type="float" office:value="0.4321" calcext:value-type="float">
            <text:p>0,4321</text:p>
          </table:table-cell>
          <table:table-cell office:value-type="float" office:value="1.62404147205" calcext:value-type="float">
            <text:p>1,62404147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04480000019073" calcext:value-type="float">
            <text:p>0,50448</text:p>
          </table:table-cell>
          <table:table-cell office:value-type="float" office:value="1.41449113578796" calcext:value-type="float">
            <text:p>1,4144911358</text:p>
          </table:table-cell>
          <table:table-cell office:value-type="float" office:value="0.5061" calcext:value-type="float">
            <text:p>0,5061</text:p>
          </table:table-cell>
          <table:table-cell office:value-type="float" office:value="1.40146416683197" calcext:value-type="float">
            <text:p>1,4014641668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498519999981" calcext:value-type="float">
            <text:p>0,49852</text:p>
          </table:table-cell>
          <table:table-cell office:value-type="float" office:value="1.40416566216" calcext:value-type="float">
            <text:p>1,4041656622</text:p>
          </table:table-cell>
          <table:table-cell office:value-type="float" office:value="0.5281" calcext:value-type="float">
            <text:p>0,5281</text:p>
          </table:table-cell>
          <table:table-cell office:value-type="float" office:value="1.33991728449" calcext:value-type="float">
            <text:p>1,33991728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889" calcext:value-type="float">
            <text:p>0,5889</text:p>
          </table:table-cell>
          <table:table-cell office:value-type="float" office:value="1.17572901558" calcext:value-type="float">
            <text:p>1,1757290156</text:p>
          </table:table-cell>
          <table:table-cell office:value-type="float" office:value="0.5763" calcext:value-type="float">
            <text:p>0,5763</text:p>
          </table:table-cell>
          <table:table-cell office:value-type="float" office:value="1.21043061676" calcext:value-type="float">
            <text:p>1,210430616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75739999962" calcext:value-type="float">
            <text:p>0,57574</text:p>
          </table:table-cell>
          <table:table-cell office:value-type="float" office:value="1.21160240807" calcext:value-type="float">
            <text:p>1,2116024081</text:p>
          </table:table-cell>
          <table:table-cell office:value-type="float" office:value="0.5686" calcext:value-type="float">
            <text:p>0,5686</text:p>
          </table:table-cell>
          <table:table-cell office:value-type="float" office:value="1.23279558582" calcext:value-type="float">
            <text:p>1,23279558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5942" calcext:value-type="float">
            <text:p>0,55942</text:p>
          </table:table-cell>
          <table:table-cell office:value-type="float" office:value="1.24851204041" calcext:value-type="float">
            <text:p>1,2485120404</text:p>
          </table:table-cell>
          <table:table-cell office:value-type="float" office:value="0.5597" calcext:value-type="float">
            <text:p>0,5597</text:p>
          </table:table-cell>
          <table:table-cell office:value-type="float" office:value="1.24894390755" calcext:value-type="float">
            <text:p>1,248943907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24759999981" calcext:value-type="float">
            <text:p>0,52476</text:p>
          </table:table-cell>
          <table:table-cell office:value-type="float" office:value="1.348821628" calcext:value-type="float">
            <text:p>1,348821628</text:p>
          </table:table-cell>
          <table:table-cell office:value-type="float" office:value="0.509" calcext:value-type="float">
            <text:p>0,509</text:p>
          </table:table-cell>
          <table:table-cell office:value-type="float" office:value="1.40597144279" calcext:value-type="float">
            <text:p>1,40597144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418740000019" calcext:value-type="float">
            <text:p>0,41874</text:p>
          </table:table-cell>
          <table:table-cell office:value-type="float" office:value="1.64382503914" calcext:value-type="float">
            <text:p>1,6438250391</text:p>
          </table:table-cell>
          <table:table-cell office:value-type="float" office:value="0.4243" calcext:value-type="float">
            <text:p>0,4243</text:p>
          </table:table-cell>
          <table:table-cell office:value-type="float" office:value="1.62029285984" calcext:value-type="float">
            <text:p>1,62029285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28479999998" calcext:value-type="float">
            <text:p>0,12848</text:p>
          </table:table-cell>
          <table:table-cell office:value-type="float" office:value="2.2849503405" calcext:value-type="float">
            <text:p>2,2849503405</text:p>
          </table:table-cell>
          <table:table-cell office:value-type="float" office:value="0.113" calcext:value-type="float">
            <text:p>0,113</text:p>
          </table:table-cell>
          <table:table-cell office:value-type="float" office:value="2.31751138344" calcext:value-type="float">
            <text:p>2,317511383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449660000019" calcext:value-type="float">
            <text:p>0,44966</text:p>
          </table:table-cell>
          <table:table-cell office:value-type="float" office:value="1.56979963493" calcext:value-type="float">
            <text:p>1,5697996349</text:p>
          </table:table-cell>
          <table:table-cell office:value-type="float" office:value="0.4507" calcext:value-type="float">
            <text:p>0,4507</text:p>
          </table:table-cell>
          <table:table-cell office:value-type="float" office:value="1.5544831686" calcext:value-type="float">
            <text:p>1,55448316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24940000019073" calcext:value-type="float">
            <text:p>0,52494</text:p>
          </table:table-cell>
          <table:table-cell office:value-type="float" office:value="1.35751616146088" calcext:value-type="float">
            <text:p>1,3575161615</text:p>
          </table:table-cell>
          <table:table-cell office:value-type="float" office:value="0.5246" calcext:value-type="float">
            <text:p>0,5246</text:p>
          </table:table-cell>
          <table:table-cell office:value-type="float" office:value="1.35040556602478" calcext:value-type="float">
            <text:p>1,350405566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509860000038" calcext:value-type="float">
            <text:p>0,50986</text:p>
          </table:table-cell>
          <table:table-cell office:value-type="float" office:value="1.37258488956" calcext:value-type="float">
            <text:p>1,3725848896</text:p>
          </table:table-cell>
          <table:table-cell office:value-type="float" office:value="0.5483" calcext:value-type="float">
            <text:p>0,5483</text:p>
          </table:table-cell>
          <table:table-cell office:value-type="float" office:value="1.28450738773" calcext:value-type="float">
            <text:p>1,28450738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01880000038" calcext:value-type="float">
            <text:p>0,60188</text:p>
          </table:table-cell>
          <table:table-cell office:value-type="float" office:value="1.13567521177" calcext:value-type="float">
            <text:p>1,1356752118</text:p>
          </table:table-cell>
          <table:table-cell office:value-type="float" office:value="0.5805" calcext:value-type="float">
            <text:p>0,5805</text:p>
          </table:table-cell>
          <table:table-cell office:value-type="float" office:value="1.19307364101" calcext:value-type="float">
            <text:p>1,1930736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88639999981" calcext:value-type="float">
            <text:p>0,58864</text:p>
          </table:table-cell>
          <table:table-cell office:value-type="float" office:value="1.17265871685" calcext:value-type="float">
            <text:p>1,1726587169</text:p>
          </table:table-cell>
          <table:table-cell office:value-type="float" office:value="0.5699" calcext:value-type="float">
            <text:p>0,5699</text:p>
          </table:table-cell>
          <table:table-cell office:value-type="float" office:value="1.22579564247" calcext:value-type="float">
            <text:p>1,22579564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7266" calcext:value-type="float">
            <text:p>0,57266</text:p>
          </table:table-cell>
          <table:table-cell office:value-type="float" office:value="1.21553712868" calcext:value-type="float">
            <text:p>1,2155371287</text:p>
          </table:table-cell>
          <table:table-cell office:value-type="float" office:value="0.5699" calcext:value-type="float">
            <text:p>0,5699</text:p>
          </table:table-cell>
          <table:table-cell office:value-type="float" office:value="1.24460697231" calcext:value-type="float">
            <text:p>1,24460697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37360000038" calcext:value-type="float">
            <text:p>0,53736</text:p>
          </table:table-cell>
          <table:table-cell office:value-type="float" office:value="1.31334155144" calcext:value-type="float">
            <text:p>1,3133415514</text:p>
          </table:table-cell>
          <table:table-cell office:value-type="float" office:value="0.5358" calcext:value-type="float">
            <text:p>0,5358</text:p>
          </table:table-cell>
          <table:table-cell office:value-type="float" office:value="1.32105027008" calcext:value-type="float">
            <text:p>1,32105027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3188000001" calcext:value-type="float">
            <text:p>0,43188</text:p>
          </table:table-cell>
          <table:table-cell office:value-type="float" office:value="1.61302044258" calcext:value-type="float">
            <text:p>1,6130204426</text:p>
          </table:table-cell>
          <table:table-cell office:value-type="float" office:value="0.4446" calcext:value-type="float">
            <text:p>0,4446</text:p>
          </table:table-cell>
          <table:table-cell office:value-type="float" office:value="1.58211292953" calcext:value-type="float">
            <text:p>1,58211292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17640000002" calcext:value-type="float">
            <text:p>0,11764</text:p>
          </table:table-cell>
          <table:table-cell office:value-type="float" office:value="2.3196334272" calcext:value-type="float">
            <text:p>2,3196334272</text:p>
          </table:table-cell>
          <table:table-cell office:value-type="float" office:value="0.1191" calcext:value-type="float">
            <text:p>0,1191</text:p>
          </table:table-cell>
          <table:table-cell office:value-type="float" office:value="2.29091380577" calcext:value-type="float">
            <text:p>2,29091380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53619999962" calcext:value-type="float">
            <text:p>0,45362</text:p>
          </table:table-cell>
          <table:table-cell office:value-type="float" office:value="1.55034791389" calcext:value-type="float">
            <text:p>1,5503479139</text:p>
          </table:table-cell>
          <table:table-cell office:value-type="float" office:value="0.4546" calcext:value-type="float">
            <text:p>0,4546</text:p>
          </table:table-cell>
          <table:table-cell office:value-type="float" office:value="1.54753842506" calcext:value-type="float">
            <text:p>1,54753842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41479999961853" calcext:value-type="float">
            <text:p>0,54148</text:p>
          </table:table-cell>
          <table:table-cell office:value-type="float" office:value="1.31677174037933" calcext:value-type="float">
            <text:p>1,3167717404</text:p>
          </table:table-cell>
          <table:table-cell office:value-type="float" office:value="0.5341" calcext:value-type="float">
            <text:p>0,5341</text:p>
          </table:table-cell>
          <table:table-cell office:value-type="float" office:value="1.33236892910004" calcext:value-type="float">
            <text:p>1,3323689291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518979999962" calcext:value-type="float">
            <text:p>0,51898</text:p>
          </table:table-cell>
          <table:table-cell office:value-type="float" office:value="1.34219538895" calcext:value-type="float">
            <text:p>1,342195389</text:p>
          </table:table-cell>
          <table:table-cell office:value-type="float" office:value="0.5707" calcext:value-type="float">
            <text:p>0,5707</text:p>
          </table:table-cell>
          <table:table-cell office:value-type="float" office:value="1.22135771255" calcext:value-type="float">
            <text:p>1,221357712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620080000019" calcext:value-type="float">
            <text:p>0,62008</text:p>
          </table:table-cell>
          <table:table-cell office:value-type="float" office:value="1.09432020889" calcext:value-type="float">
            <text:p>1,0943202089</text:p>
          </table:table-cell>
          <table:table-cell office:value-type="float" office:value="0.5845" calcext:value-type="float">
            <text:p>0,5845</text:p>
          </table:table-cell>
          <table:table-cell office:value-type="float" office:value="1.16974657726" calcext:value-type="float">
            <text:p>1,16974657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60524" calcext:value-type="float">
            <text:p>0,60524</text:p>
          </table:table-cell>
          <table:table-cell office:value-type="float" office:value="1.13449461794" calcext:value-type="float">
            <text:p>1,1344946179</text:p>
          </table:table-cell>
          <table:table-cell office:value-type="float" office:value="0.5745" calcext:value-type="float">
            <text:p>0,5745</text:p>
          </table:table-cell>
          <table:table-cell office:value-type="float" office:value="1.20704778538" calcext:value-type="float">
            <text:p>1,207047785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87659999981" calcext:value-type="float">
            <text:p>0,58766</text:p>
          </table:table-cell>
          <table:table-cell office:value-type="float" office:value="1.17883506458" calcext:value-type="float">
            <text:p>1,1788350646</text:p>
          </table:table-cell>
          <table:table-cell office:value-type="float" office:value="0.5578" calcext:value-type="float">
            <text:p>0,5578</text:p>
          </table:table-cell>
          <table:table-cell office:value-type="float" office:value="1.25019098396" calcext:value-type="float">
            <text:p>1,25019098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48680000019" calcext:value-type="float">
            <text:p>0,54868</text:p>
          </table:table-cell>
          <table:table-cell office:value-type="float" office:value="1.28211821171" calcext:value-type="float">
            <text:p>1,2821182117</text:p>
          </table:table-cell>
          <table:table-cell office:value-type="float" office:value="0.5337" calcext:value-type="float">
            <text:p>0,5337</text:p>
          </table:table-cell>
          <table:table-cell office:value-type="float" office:value="1.32723712883" calcext:value-type="float">
            <text:p>1,327237128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442319999981" calcext:value-type="float">
            <text:p>0,44232</text:p>
          </table:table-cell>
          <table:table-cell office:value-type="float" office:value="1.57848000771" calcext:value-type="float">
            <text:p>1,5784800077</text:p>
          </table:table-cell>
          <table:table-cell office:value-type="float" office:value="0.4371" calcext:value-type="float">
            <text:p>0,4371</text:p>
          </table:table-cell>
          <table:table-cell office:value-type="float" office:value="1.57375153122" calcext:value-type="float">
            <text:p>1,57375153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1536" calcext:value-type="float">
            <text:p>0,11536</text:p>
          </table:table-cell>
          <table:table-cell office:value-type="float" office:value="2.30053442917" calcext:value-type="float">
            <text:p>2,3005344292</text:p>
          </table:table-cell>
          <table:table-cell office:value-type="float" office:value="0.1125" calcext:value-type="float">
            <text:p>0,1125</text:p>
          </table:table-cell>
          <table:table-cell office:value-type="float" office:value="2.30254981232" calcext:value-type="float">
            <text:p>2,302549812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46018000001" calcext:value-type="float">
            <text:p>0,46018</text:p>
          </table:table-cell>
          <table:table-cell office:value-type="float" office:value="1.52957380955" calcext:value-type="float">
            <text:p>1,5295738096</text:p>
          </table:table-cell>
          <table:table-cell office:value-type="float" office:value="0.442" calcext:value-type="float">
            <text:p>0,442</text:p>
          </table:table-cell>
          <table:table-cell office:value-type="float" office:value="1.56605020905" calcext:value-type="float">
            <text:p>1,566050209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57079999980927" calcext:value-type="float">
            <text:p>0,55708</text:p>
          </table:table-cell>
          <table:table-cell office:value-type="float" office:value="1.27357969249725" calcext:value-type="float">
            <text:p>1,2735796925</text:p>
          </table:table-cell>
          <table:table-cell office:value-type="float" office:value="0.5442" calcext:value-type="float">
            <text:p>0,5442</text:p>
          </table:table-cell>
          <table:table-cell office:value-type="float" office:value="1.27957788639069" calcext:value-type="float">
            <text:p>1,2795778864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528700000038" calcext:value-type="float">
            <text:p>0,5287</text:p>
          </table:table-cell>
          <table:table-cell office:value-type="float" office:value="1.32047291908" calcext:value-type="float">
            <text:p>1,3204729191</text:p>
          </table:table-cell>
          <table:table-cell office:value-type="float" office:value="0.5709" calcext:value-type="float">
            <text:p>0,5709</text:p>
          </table:table-cell>
          <table:table-cell office:value-type="float" office:value="1.21606597862" calcext:value-type="float">
            <text:p>1,216065978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630779999981" calcext:value-type="float">
            <text:p>0,63078</text:p>
          </table:table-cell>
          <table:table-cell office:value-type="float" office:value="1.05660105152" calcext:value-type="float">
            <text:p>1,0566010515</text:p>
          </table:table-cell>
          <table:table-cell office:value-type="float" office:value="0.6105" calcext:value-type="float">
            <text:p>0,6105</text:p>
          </table:table-cell>
          <table:table-cell office:value-type="float" office:value="1.11725908337" calcext:value-type="float">
            <text:p>1,117259083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616319999962" calcext:value-type="float">
            <text:p>0,61632</text:p>
          </table:table-cell>
          <table:table-cell office:value-type="float" office:value="1.09752602402" calcext:value-type="float">
            <text:p>1,097526024</text:p>
          </table:table-cell>
          <table:table-cell office:value-type="float" office:value="0.5955" calcext:value-type="float">
            <text:p>0,5955</text:p>
          </table:table-cell>
          <table:table-cell office:value-type="float" office:value="1.1529675724" calcext:value-type="float">
            <text:p>1,15296757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98879999981" calcext:value-type="float">
            <text:p>0,59888</text:p>
          </table:table-cell>
          <table:table-cell office:value-type="float" office:value="1.14980277" calcext:value-type="float">
            <text:p>1,14980277</text:p>
          </table:table-cell>
          <table:table-cell office:value-type="float" office:value="0.5745" calcext:value-type="float">
            <text:p>0,5745</text:p>
          </table:table-cell>
          <table:table-cell office:value-type="float" office:value="1.20466328392" calcext:value-type="float">
            <text:p>1,204663283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60100000038" calcext:value-type="float">
            <text:p>0,5601</text:p>
          </table:table-cell>
          <table:table-cell office:value-type="float" office:value="1.25141457581" calcext:value-type="float">
            <text:p>1,2514145758</text:p>
          </table:table-cell>
          <table:table-cell office:value-type="float" office:value="0.5419" calcext:value-type="float">
            <text:p>0,5419</text:p>
          </table:table-cell>
          <table:table-cell office:value-type="float" office:value="1.30882928829" calcext:value-type="float">
            <text:p>1,308829288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4895999999" calcext:value-type="float">
            <text:p>0,44896</text:p>
          </table:table-cell>
          <table:table-cell office:value-type="float" office:value="1.55813116783" calcext:value-type="float">
            <text:p>1,5581311678</text:p>
          </table:table-cell>
          <table:table-cell office:value-type="float" office:value="0.4514" calcext:value-type="float">
            <text:p>0,4514</text:p>
          </table:table-cell>
          <table:table-cell office:value-type="float" office:value="1.53200881577" calcext:value-type="float">
            <text:p>1,53200881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0734" calcext:value-type="float">
            <text:p>0,10734</text:p>
          </table:table-cell>
          <table:table-cell office:value-type="float" office:value="2.30382077171" calcext:value-type="float">
            <text:p>2,3038207717</text:p>
          </table:table-cell>
          <table:table-cell office:value-type="float" office:value="0.1035" calcext:value-type="float">
            <text:p>0,1035</text:p>
          </table:table-cell>
          <table:table-cell office:value-type="float" office:value="2.30339994125" calcext:value-type="float">
            <text:p>2,30339994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6702" calcext:value-type="float">
            <text:p>0,46702</text:p>
          </table:table-cell>
          <table:table-cell office:value-type="float" office:value="1.5133298901" calcext:value-type="float">
            <text:p>1,5133298901</text:p>
          </table:table-cell>
          <table:table-cell office:value-type="float" office:value="0.4737" calcext:value-type="float">
            <text:p>0,4737</text:p>
          </table:table-cell>
          <table:table-cell office:value-type="float" office:value="1.50924832802" calcext:value-type="float">
            <text:p>1,5092483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63260000019073" calcext:value-type="float">
            <text:p>0,56326</text:p>
          </table:table-cell>
          <table:table-cell office:value-type="float" office:value="1.25264025463104" calcext:value-type="float">
            <text:p>1,2526402546</text:p>
          </table:table-cell>
          <table:table-cell office:value-type="float" office:value="0.5655" calcext:value-type="float">
            <text:p>0,5655</text:p>
          </table:table-cell>
          <table:table-cell office:value-type="float" office:value="1.22465125541687" calcext:value-type="float">
            <text:p>1,2246512554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5403" calcext:value-type="float">
            <text:p>0,5403</text:p>
          </table:table-cell>
          <table:table-cell office:value-type="float" office:value="1.29011405632" calcext:value-type="float">
            <text:p>1,2901140563</text:p>
          </table:table-cell>
          <table:table-cell office:value-type="float" office:value="0.5838" calcext:value-type="float">
            <text:p>0,5838</text:p>
          </table:table-cell>
          <table:table-cell office:value-type="float" office:value="1.18595794268" calcext:value-type="float">
            <text:p>1,18595794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645560000038" calcext:value-type="float">
            <text:p>0,64556</text:p>
          </table:table-cell>
          <table:table-cell office:value-type="float" office:value="1.02080157669" calcext:value-type="float">
            <text:p>1,0208015767</text:p>
          </table:table-cell>
          <table:table-cell office:value-type="float" office:value="0.6115" calcext:value-type="float">
            <text:p>0,6115</text:p>
          </table:table-cell>
          <table:table-cell office:value-type="float" office:value="1.10584622231" calcext:value-type="float">
            <text:p>1,105846222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629740000038" calcext:value-type="float">
            <text:p>0,62974</text:p>
          </table:table-cell>
          <table:table-cell office:value-type="float" office:value="1.06334881557" calcext:value-type="float">
            <text:p>1,0633488156</text:p>
          </table:table-cell>
          <table:table-cell office:value-type="float" office:value="0.6008" calcext:value-type="float">
            <text:p>0,6008</text:p>
          </table:table-cell>
          <table:table-cell office:value-type="float" office:value="1.13969381638" calcext:value-type="float">
            <text:p>1,1396938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610379999981" calcext:value-type="float">
            <text:p>0,61038</text:p>
          </table:table-cell>
          <table:table-cell office:value-type="float" office:value="1.11524205688" calcext:value-type="float">
            <text:p>1,1152420569</text:p>
          </table:table-cell>
          <table:table-cell office:value-type="float" office:value="0.5832" calcext:value-type="float">
            <text:p>0,5832</text:p>
          </table:table-cell>
          <table:table-cell office:value-type="float" office:value="1.18589005356" calcext:value-type="float">
            <text:p>1,185890053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70440000019" calcext:value-type="float">
            <text:p>0,57044</text:p>
          </table:table-cell>
          <table:table-cell office:value-type="float" office:value="1.22250940075" calcext:value-type="float">
            <text:p>1,2225094008</text:p>
          </table:table-cell>
          <table:table-cell office:value-type="float" office:value="0.5482" calcext:value-type="float">
            <text:p>0,5482</text:p>
          </table:table-cell>
          <table:table-cell office:value-type="float" office:value="1.26884774513" calcext:value-type="float">
            <text:p>1,268847745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5883999999" calcext:value-type="float">
            <text:p>0,45884</text:p>
          </table:table-cell>
          <table:table-cell office:value-type="float" office:value="1.53041532352" calcext:value-type="float">
            <text:p>1,5304153235</text:p>
          </table:table-cell>
          <table:table-cell office:value-type="float" office:value="0.4205" calcext:value-type="float">
            <text:p>0,4205</text:p>
          </table:table-cell>
          <table:table-cell office:value-type="float" office:value="1.63435511646" calcext:value-type="float">
            <text:p>1,634355116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02979999998" calcext:value-type="float">
            <text:p>0,10298</text:p>
          </table:table-cell>
          <table:table-cell office:value-type="float" office:value="2.30469307487" calcext:value-type="float">
            <text:p>2,3046930749</text:p>
          </table:table-cell>
          <table:table-cell office:value-type="float" office:value="0.1021" calcext:value-type="float">
            <text:p>0,1021</text:p>
          </table:table-cell>
          <table:table-cell office:value-type="float" office:value="2.30595280304" calcext:value-type="float">
            <text:p>2,3059528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7252" calcext:value-type="float">
            <text:p>0,47252</text:p>
          </table:table-cell>
          <table:table-cell office:value-type="float" office:value="1.4964264362" calcext:value-type="float">
            <text:p>1,4964264362</text:p>
          </table:table-cell>
          <table:table-cell office:value-type="float" office:value="0.4676" calcext:value-type="float">
            <text:p>0,4676</text:p>
          </table:table-cell>
          <table:table-cell office:value-type="float" office:value="1.50742006245" calcext:value-type="float">
            <text:p>1,50742006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73080000019073" calcext:value-type="float">
            <text:p>0,57308</text:p>
          </table:table-cell>
          <table:table-cell office:value-type="float" office:value="1.22691701435089" calcext:value-type="float">
            <text:p>1,2269170144</text:p>
          </table:table-cell>
          <table:table-cell office:value-type="float" office:value="0.573" calcext:value-type="float">
            <text:p>0,573</text:p>
          </table:table-cell>
          <table:table-cell office:value-type="float" office:value="1.21961340427399" calcext:value-type="float">
            <text:p>1,2196134043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551460000038" calcext:value-type="float">
            <text:p>0,55146</text:p>
          </table:table-cell>
          <table:table-cell office:value-type="float" office:value="1.26413241844" calcext:value-type="float">
            <text:p>1,2641324184</text:p>
          </table:table-cell>
          <table:table-cell office:value-type="float" office:value="0.5956" calcext:value-type="float">
            <text:p>0,5956</text:p>
          </table:table-cell>
          <table:table-cell office:value-type="float" office:value="1.1497350666" calcext:value-type="float">
            <text:p>1,149735066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5422" calcext:value-type="float">
            <text:p>0,65422</text:p>
          </table:table-cell>
          <table:table-cell office:value-type="float" office:value="0.98894936676" calcext:value-type="float">
            <text:p>0,9889493668</text:p>
          </table:table-cell>
          <table:table-cell office:value-type="float" office:value="0.6194" calcext:value-type="float">
            <text:p>0,6194</text:p>
          </table:table-cell>
          <table:table-cell office:value-type="float" office:value="1.09486953983" calcext:value-type="float">
            <text:p>1,094869539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38619999962" calcext:value-type="float">
            <text:p>0,63862</text:p>
          </table:table-cell>
          <table:table-cell office:value-type="float" office:value="1.03211533272" calcext:value-type="float">
            <text:p>1,0321153327</text:p>
          </table:table-cell>
          <table:table-cell office:value-type="float" office:value="0.6148" calcext:value-type="float">
            <text:p>0,6148</text:p>
          </table:table-cell>
          <table:table-cell office:value-type="float" office:value="1.1158259697" calcext:value-type="float">
            <text:p>1,115825969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22819999981" calcext:value-type="float">
            <text:p>0,62282</text:p>
          </table:table-cell>
          <table:table-cell office:value-type="float" office:value="1.08510368925" calcext:value-type="float">
            <text:p>1,0851036893</text:p>
          </table:table-cell>
          <table:table-cell office:value-type="float" office:value="0.5837" calcext:value-type="float">
            <text:p>0,5837</text:p>
          </table:table-cell>
          <table:table-cell office:value-type="float" office:value="1.17007316704" calcext:value-type="float">
            <text:p>1,17007316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81119999981" calcext:value-type="float">
            <text:p>0,58112</text:p>
          </table:table-cell>
          <table:table-cell office:value-type="float" office:value="1.19562410633" calcext:value-type="float">
            <text:p>1,1956241063</text:p>
          </table:table-cell>
          <table:table-cell office:value-type="float" office:value="0.56" calcext:value-type="float">
            <text:p>0,56</text:p>
          </table:table-cell>
          <table:table-cell office:value-type="float" office:value="1.23613824406" calcext:value-type="float">
            <text:p>1,236138244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72019999981" calcext:value-type="float">
            <text:p>0,47202</text:p>
          </table:table-cell>
          <table:table-cell office:value-type="float" office:value="1.49752858166" calcext:value-type="float">
            <text:p>1,4975285817</text:p>
          </table:table-cell>
          <table:table-cell office:value-type="float" office:value="0.475" calcext:value-type="float">
            <text:p>0,475</text:p>
          </table:table-cell>
          <table:table-cell office:value-type="float" office:value="1.47045927963" calcext:value-type="float">
            <text:p>1,470459279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01859999995" calcext:value-type="float">
            <text:p>0,10186</text:p>
          </table:table-cell>
          <table:table-cell office:value-type="float" office:value="2.30335018806" calcext:value-type="float">
            <text:p>2,3033501881</text:p>
          </table:table-cell>
          <table:table-cell office:value-type="float" office:value="0.1029" calcext:value-type="float">
            <text:p>0,1029</text:p>
          </table:table-cell>
          <table:table-cell office:value-type="float" office:value="2.34165382156" calcext:value-type="float">
            <text:p>2,341653821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7756" calcext:value-type="float">
            <text:p>0,47756</text:p>
          </table:table-cell>
          <table:table-cell office:value-type="float" office:value="1.47924341366" calcext:value-type="float">
            <text:p>1,4792434137</text:p>
          </table:table-cell>
          <table:table-cell office:value-type="float" office:value="0.4793" calcext:value-type="float">
            <text:p>0,4793</text:p>
          </table:table-cell>
          <table:table-cell office:value-type="float" office:value="1.48136723499" calcext:value-type="float">
            <text:p>1,48136723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95099999980927" calcext:value-type="float">
            <text:p>0,5951</text:p>
          </table:table-cell>
          <table:table-cell office:value-type="float" office:value="1.1602705222702" calcext:value-type="float">
            <text:p>1,1602705223</text:p>
          </table:table-cell>
          <table:table-cell office:value-type="float" office:value="0.5974" calcext:value-type="float">
            <text:p>0,5974</text:p>
          </table:table-cell>
          <table:table-cell office:value-type="float" office:value="1.16388850440979" calcext:value-type="float">
            <text:p>1,163888504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558080000038" calcext:value-type="float">
            <text:p>0,55808</text:p>
          </table:table-cell>
          <table:table-cell office:value-type="float" office:value="1.23981279366" calcext:value-type="float">
            <text:p>1,2398127937</text:p>
          </table:table-cell>
          <table:table-cell office:value-type="float" office:value="0.5999" calcext:value-type="float">
            <text:p>0,5999</text:p>
          </table:table-cell>
          <table:table-cell office:value-type="float" office:value="1.15223662281" calcext:value-type="float">
            <text:p>1,152236622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65600000038" calcext:value-type="float">
            <text:p>0,6656</text:p>
          </table:table-cell>
          <table:table-cell office:value-type="float" office:value="0.957978664017" calcext:value-type="float">
            <text:p>0,957978664</text:p>
          </table:table-cell>
          <table:table-cell office:value-type="float" office:value="0.587" calcext:value-type="float">
            <text:p>0,587</text:p>
          </table:table-cell>
          <table:table-cell office:value-type="float" office:value="1.16698791924" calcext:value-type="float">
            <text:p>1,166987919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5236" calcext:value-type="float">
            <text:p>0,65236</text:p>
          </table:table-cell>
          <table:table-cell office:value-type="float" office:value="1.00014213173" calcext:value-type="float">
            <text:p>1,0001421317</text:p>
          </table:table-cell>
          <table:table-cell office:value-type="float" office:value="0.5768" calcext:value-type="float">
            <text:p>0,5768</text:p>
          </table:table-cell>
          <table:table-cell office:value-type="float" office:value="1.19250740471" calcext:value-type="float">
            <text:p>1,192507404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30699999962" calcext:value-type="float">
            <text:p>0,6307</text:p>
          </table:table-cell>
          <table:table-cell office:value-type="float" office:value="1.05498659304" calcext:value-type="float">
            <text:p>1,054986593</text:p>
          </table:table-cell>
          <table:table-cell office:value-type="float" office:value="0.6061" calcext:value-type="float">
            <text:p>0,6061</text:p>
          </table:table-cell>
          <table:table-cell office:value-type="float" office:value="1.11030567074" calcext:value-type="float">
            <text:p>1,110305670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590719999981" calcext:value-type="float">
            <text:p>0,59072</text:p>
          </table:table-cell>
          <table:table-cell office:value-type="float" office:value="1.17060552879" calcext:value-type="float">
            <text:p>1,1706055288</text:p>
          </table:table-cell>
          <table:table-cell office:value-type="float" office:value="0.571" calcext:value-type="float">
            <text:p>0,571</text:p>
          </table:table-cell>
          <table:table-cell office:value-type="float" office:value="1.2129657198" calcext:value-type="float">
            <text:p>1,212965719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82039999981" calcext:value-type="float">
            <text:p>0,48204</text:p>
          </table:table-cell>
          <table:table-cell office:value-type="float" office:value="1.4737939957" calcext:value-type="float">
            <text:p>1,4737939957</text:p>
          </table:table-cell>
          <table:table-cell office:value-type="float" office:value="0.4259" calcext:value-type="float">
            <text:p>0,4259</text:p>
          </table:table-cell>
          <table:table-cell office:value-type="float" office:value="1.59543951893" calcext:value-type="float">
            <text:p>1,59543951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00659999998" calcext:value-type="float">
            <text:p>0,10066</text:p>
          </table:table-cell>
          <table:table-cell office:value-type="float" office:value="2.30323637398" calcext:value-type="float">
            <text:p>2,303236374</text:p>
          </table:table-cell>
          <table:table-cell office:value-type="float" office:value="0.1004" calcext:value-type="float">
            <text:p>0,1004</text:p>
          </table:table-cell>
          <table:table-cell office:value-type="float" office:value="2.30329123077" calcext:value-type="float">
            <text:p>2,303291230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8144" calcext:value-type="float">
            <text:p>0,48144</text:p>
          </table:table-cell>
          <table:table-cell office:value-type="float" office:value="1.46900279259" calcext:value-type="float">
            <text:p>1,4690027926</text:p>
          </table:table-cell>
          <table:table-cell office:value-type="float" office:value="0.4738" calcext:value-type="float">
            <text:p>0,4738</text:p>
          </table:table-cell>
          <table:table-cell office:value-type="float" office:value="1.48073194675" calcext:value-type="float">
            <text:p>1,480731946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08420000038147" calcext:value-type="float">
            <text:p>0,60842</text:p>
          </table:table-cell>
          <table:table-cell office:value-type="float" office:value="1.12273634040833" calcext:value-type="float">
            <text:p>1,1227363404</text:p>
          </table:table-cell>
          <table:table-cell office:value-type="float" office:value="0.546" calcext:value-type="float">
            <text:p>0,546</text:p>
          </table:table-cell>
          <table:table-cell office:value-type="float" office:value="1.27196112480164" calcext:value-type="float">
            <text:p>1,271961124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562499999962" calcext:value-type="float">
            <text:p>0,5625</text:p>
          </table:table-cell>
          <table:table-cell office:value-type="float" office:value="1.22301679344" calcext:value-type="float">
            <text:p>1,2230167934</text:p>
          </table:table-cell>
          <table:table-cell office:value-type="float" office:value="0.6063" calcext:value-type="float">
            <text:p>0,6063</text:p>
          </table:table-cell>
          <table:table-cell office:value-type="float" office:value="1.12974434404" calcext:value-type="float">
            <text:p>1,12974434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75940000038" calcext:value-type="float">
            <text:p>0,67594</text:p>
          </table:table-cell>
          <table:table-cell office:value-type="float" office:value="0.92694455471" calcext:value-type="float">
            <text:p>0,9269445547</text:p>
          </table:table-cell>
          <table:table-cell office:value-type="float" office:value="0.6197" calcext:value-type="float">
            <text:p>0,6197</text:p>
          </table:table-cell>
          <table:table-cell office:value-type="float" office:value="1.0815928194" calcext:value-type="float">
            <text:p>1,081592819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62259999962" calcext:value-type="float">
            <text:p>0,66226</text:p>
          </table:table-cell>
          <table:table-cell office:value-type="float" office:value="0.969274698906" calcext:value-type="float">
            <text:p>0,9692746989</text:p>
          </table:table-cell>
          <table:table-cell office:value-type="float" office:value="0.6065" calcext:value-type="float">
            <text:p>0,6065</text:p>
          </table:table-cell>
          <table:table-cell office:value-type="float" office:value="1.11519301529" calcext:value-type="float">
            <text:p>1,115193015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4032" calcext:value-type="float">
            <text:p>0,64032</text:p>
          </table:table-cell>
          <table:table-cell office:value-type="float" office:value="1.02794737576" calcext:value-type="float">
            <text:p>1,0279473758</text:p>
          </table:table-cell>
          <table:table-cell office:value-type="float" office:value="0.6083" calcext:value-type="float">
            <text:p>0,6083</text:p>
          </table:table-cell>
          <table:table-cell office:value-type="float" office:value="1.1107810648" calcext:value-type="float">
            <text:p>1,11078106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00199999962" calcext:value-type="float">
            <text:p>0,6002</text:p>
          </table:table-cell>
          <table:table-cell office:value-type="float" office:value="1.14577364962" calcext:value-type="float">
            <text:p>1,1457736496</text:p>
          </table:table-cell>
          <table:table-cell office:value-type="float" office:value="0.5804" calcext:value-type="float">
            <text:p>0,5804</text:p>
          </table:table-cell>
          <table:table-cell office:value-type="float" office:value="1.20134195404" calcext:value-type="float">
            <text:p>1,2013419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70779999995" calcext:value-type="float">
            <text:p>0,37078</text:p>
          </table:table-cell>
          <table:table-cell office:value-type="float" office:value="2.66959583603" calcext:value-type="float">
            <text:p>2,669595836</text:p>
          </table:table-cell>
          <table:table-cell office:value-type="float" office:value="0.2172" calcext:value-type="float">
            <text:p>0,2172</text:p>
          </table:table-cell>
          <table:table-cell office:value-type="float" office:value="4.50483422203" calcext:value-type="float">
            <text:p>4,50483422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0037999999" calcext:value-type="float">
            <text:p>0,10038</text:p>
          </table:table-cell>
          <table:table-cell office:value-type="float" office:value="2.30259634171" calcext:value-type="float">
            <text:p>2,3025963417</text:p>
          </table:table-cell>
          <table:table-cell office:value-type="float" office:value="0.1009" calcext:value-type="float">
            <text:p>0,1009</text:p>
          </table:table-cell>
          <table:table-cell office:value-type="float" office:value="2.30374687042" calcext:value-type="float">
            <text:p>2,303746870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48586000001" calcext:value-type="float">
            <text:p>0,48586</text:p>
          </table:table-cell>
          <table:table-cell office:value-type="float" office:value="1.45642465572" calcext:value-type="float">
            <text:p>1,4564246557</text:p>
          </table:table-cell>
          <table:table-cell office:value-type="float" office:value="0.4658" calcext:value-type="float">
            <text:p>0,4658</text:p>
          </table:table-cell>
          <table:table-cell office:value-type="float" office:value="1.52335265083" calcext:value-type="float">
            <text:p>1,523352650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2494" calcext:value-type="float">
            <text:p>0,62494</text:p>
          </table:table-cell>
          <table:table-cell office:value-type="float" office:value="1.08143165653229" calcext:value-type="float">
            <text:p>1,0814316565</text:p>
          </table:table-cell>
          <table:table-cell office:value-type="float" office:value="0.6005" calcext:value-type="float">
            <text:p>0,6005</text:p>
          </table:table-cell>
          <table:table-cell office:value-type="float" office:value="1.14799006938934" calcext:value-type="float">
            <text:p>1,1479900694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570059999962" calcext:value-type="float">
            <text:p>0,57006</text:p>
          </table:table-cell>
          <table:table-cell office:value-type="float" office:value="1.20555769161" calcext:value-type="float">
            <text:p>1,2055576916</text:p>
          </table:table-cell>
          <table:table-cell office:value-type="float" office:value="0.6177" calcext:value-type="float">
            <text:p>0,6177</text:p>
          </table:table-cell>
          <table:table-cell office:value-type="float" office:value="1.10309655495" calcext:value-type="float">
            <text:p>1,10309655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8672" calcext:value-type="float">
            <text:p>0,68672</text:p>
          </table:table-cell>
          <table:table-cell office:value-type="float" office:value="0.898728953514" calcext:value-type="float">
            <text:p>0,8987289535</text:p>
          </table:table-cell>
          <table:table-cell office:value-type="float" office:value="0.6341" calcext:value-type="float">
            <text:p>0,6341</text:p>
          </table:table-cell>
          <table:table-cell office:value-type="float" office:value="1.03912851086" calcext:value-type="float">
            <text:p>1,039128510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71740000019" calcext:value-type="float">
            <text:p>0,67174</text:p>
          </table:table-cell>
          <table:table-cell office:value-type="float" office:value="0.9417628545" calcext:value-type="float">
            <text:p>0,9417628545</text:p>
          </table:table-cell>
          <table:table-cell office:value-type="float" office:value="0.6233" calcext:value-type="float">
            <text:p>0,6233</text:p>
          </table:table-cell>
          <table:table-cell office:value-type="float" office:value="1.07151307926" calcext:value-type="float">
            <text:p>1,071513079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51320000038" calcext:value-type="float">
            <text:p>0,65132</text:p>
          </table:table-cell>
          <table:table-cell office:value-type="float" office:value="0.999548939171" calcext:value-type="float">
            <text:p>0,9995489392</text:p>
          </table:table-cell>
          <table:table-cell office:value-type="float" office:value="0.607" calcext:value-type="float">
            <text:p>0,607</text:p>
          </table:table-cell>
          <table:table-cell office:value-type="float" office:value="1.11839047165" calcext:value-type="float">
            <text:p>1,11839047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08279999981" calcext:value-type="float">
            <text:p>0,60828</text:p>
          </table:table-cell>
          <table:table-cell office:value-type="float" office:value="1.12483650295" calcext:value-type="float">
            <text:p>1,124836503</text:p>
          </table:table-cell>
          <table:table-cell office:value-type="float" office:value="0.5933" calcext:value-type="float">
            <text:p>0,5933</text:p>
          </table:table-cell>
          <table:table-cell office:value-type="float" office:value="1.15560748558" calcext:value-type="float">
            <text:p>1,155607485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16860000019" calcext:value-type="float">
            <text:p>0,31686</text:p>
          </table:table-cell>
          <table:table-cell office:value-type="float" office:value="3.63752513123" calcext:value-type="float">
            <text:p>3,6375251312</text:p>
          </table:table-cell>
          <table:table-cell office:value-type="float" office:value="0.2747" calcext:value-type="float">
            <text:p>0,2747</text:p>
          </table:table-cell>
          <table:table-cell office:value-type="float" office:value="3.76043436737" calcext:value-type="float">
            <text:p>3,760434367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0194" calcext:value-type="float">
            <text:p>0,10194</text:p>
          </table:table-cell>
          <table:table-cell office:value-type="float" office:value="2.3026380378" calcext:value-type="float">
            <text:p>2,3026380378</text:p>
          </table:table-cell>
          <table:table-cell office:value-type="float" office:value="0.1003" calcext:value-type="float">
            <text:p>0,1003</text:p>
          </table:table-cell>
          <table:table-cell office:value-type="float" office:value="2.30383774109" calcext:value-type="float">
            <text:p>2,30383774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488900000019" calcext:value-type="float">
            <text:p>0,4889</text:p>
          </table:table-cell>
          <table:table-cell office:value-type="float" office:value="1.44831104336" calcext:value-type="float">
            <text:p>1,4483110434</text:p>
          </table:table-cell>
          <table:table-cell office:value-type="float" office:value="0.4784" calcext:value-type="float">
            <text:p>0,4784</text:p>
          </table:table-cell>
          <table:table-cell office:value-type="float" office:value="1.49276517887" calcext:value-type="float">
            <text:p>1,492765178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32799999961853" calcext:value-type="float">
            <text:p>0,6328</text:p>
          </table:table-cell>
          <table:table-cell office:value-type="float" office:value="1.05702385030746" calcext:value-type="float">
            <text:p>1,0570238503</text:p>
          </table:table-cell>
          <table:table-cell office:value-type="float" office:value="0.6093" calcext:value-type="float">
            <text:p>0,6093</text:p>
          </table:table-cell>
          <table:table-cell office:value-type="float" office:value="1.12452411689758" calcext:value-type="float">
            <text:p>1,1245241169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579460000019" calcext:value-type="float">
            <text:p>0,57946</text:p>
          </table:table-cell>
          <table:table-cell office:value-type="float" office:value="1.18519435009" calcext:value-type="float">
            <text:p>1,1851943501</text:p>
          </table:table-cell>
          <table:table-cell office:value-type="float" office:value="0.6115" calcext:value-type="float">
            <text:p>0,6115</text:p>
          </table:table-cell>
          <table:table-cell office:value-type="float" office:value="1.0932788435" calcext:value-type="float">
            <text:p>1,093278843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97859999981" calcext:value-type="float">
            <text:p>0,69786</text:p>
          </table:table-cell>
          <table:table-cell office:value-type="float" office:value="0.874752761879" calcext:value-type="float">
            <text:p>0,8747527619</text:p>
          </table:table-cell>
          <table:table-cell office:value-type="float" office:value="0.6298" calcext:value-type="float">
            <text:p>0,6298</text:p>
          </table:table-cell>
          <table:table-cell office:value-type="float" office:value="1.06572284927" calcext:value-type="float">
            <text:p>1,065722849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80679999981" calcext:value-type="float">
            <text:p>0,68068</text:p>
          </table:table-cell>
          <table:table-cell office:value-type="float" office:value="0.918589599476" calcext:value-type="float">
            <text:p>0,9185895995</text:p>
          </table:table-cell>
          <table:table-cell office:value-type="float" office:value="0.6189" calcext:value-type="float">
            <text:p>0,6189</text:p>
          </table:table-cell>
          <table:table-cell office:value-type="float" office:value="1.0957944912" calcext:value-type="float">
            <text:p>1,09579449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5818" calcext:value-type="float">
            <text:p>0,65818</text:p>
          </table:table-cell>
          <table:table-cell office:value-type="float" office:value="0.975476069603" calcext:value-type="float">
            <text:p>0,9754760696</text:p>
          </table:table-cell>
          <table:table-cell office:value-type="float" office:value="0.6062" calcext:value-type="float">
            <text:p>0,6062</text:p>
          </table:table-cell>
          <table:table-cell office:value-type="float" office:value="1.13836930523" calcext:value-type="float">
            <text:p>1,138369305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184" calcext:value-type="float">
            <text:p>0,6184</text:p>
          </table:table-cell>
          <table:table-cell office:value-type="float" office:value="1.09743544224" calcext:value-type="float">
            <text:p>1,0974354422</text:p>
          </table:table-cell>
          <table:table-cell office:value-type="float" office:value="0.598" calcext:value-type="float">
            <text:p>0,598</text:p>
          </table:table-cell>
          <table:table-cell office:value-type="float" office:value="1.13625419331" calcext:value-type="float">
            <text:p>1,13625419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285600000019" calcext:value-type="float">
            <text:p>0,2856</text:p>
          </table:table-cell>
          <table:table-cell office:value-type="float" office:value="5.14109115448" calcext:value-type="float">
            <text:p>5,1410911545</text:p>
          </table:table-cell>
          <table:table-cell office:value-type="float" office:value="0.3499" calcext:value-type="float">
            <text:p>0,3499</text:p>
          </table:table-cell>
          <table:table-cell office:value-type="float" office:value="4.4470706028" calcext:value-type="float">
            <text:p>4,447070602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00680000002" calcext:value-type="float">
            <text:p>0,10068</text:p>
          </table:table-cell>
          <table:table-cell office:value-type="float" office:value="2.30255377327" calcext:value-type="float">
            <text:p>2,3025537733</text:p>
          </table:table-cell>
          <table:table-cell office:value-type="float" office:value="0.1002" calcext:value-type="float">
            <text:p>0,1002</text:p>
          </table:table-cell>
          <table:table-cell office:value-type="float" office:value="2.30396903381" calcext:value-type="float">
            <text:p>2,30396903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49314" calcext:value-type="float">
            <text:p>0,49314</text:p>
          </table:table-cell>
          <table:table-cell office:value-type="float" office:value="1.43528306248" calcext:value-type="float">
            <text:p>1,4352830625</text:p>
          </table:table-cell>
          <table:table-cell office:value-type="float" office:value="0.4651" calcext:value-type="float">
            <text:p>0,4651</text:p>
          </table:table-cell>
          <table:table-cell office:value-type="float" office:value="1.49971843758" calcext:value-type="float">
            <text:p>1,499718437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42519999980926" calcext:value-type="float">
            <text:p>0,64252</text:p>
          </table:table-cell>
          <table:table-cell office:value-type="float" office:value="1.03404797607422" calcext:value-type="float">
            <text:p>1,0340479761</text:p>
          </table:table-cell>
          <table:table-cell office:value-type="float" office:value="0.6133" calcext:value-type="float">
            <text:p>0,6133</text:p>
          </table:table-cell>
          <table:table-cell office:value-type="float" office:value="1.11135540447235" calcext:value-type="float">
            <text:p>1,1113554045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589339999981" calcext:value-type="float">
            <text:p>0,58934</text:p>
          </table:table-cell>
          <table:table-cell office:value-type="float" office:value="1.15991232327" calcext:value-type="float">
            <text:p>1,1599123233</text:p>
          </table:table-cell>
          <table:table-cell office:value-type="float" office:value="0.6264" calcext:value-type="float">
            <text:p>0,6264</text:p>
          </table:table-cell>
          <table:table-cell office:value-type="float" office:value="1.07018627443" calcext:value-type="float">
            <text:p>1,07018627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704859999981" calcext:value-type="float">
            <text:p>0,70486</text:p>
          </table:table-cell>
          <table:table-cell office:value-type="float" office:value="0.848026632423" calcext:value-type="float">
            <text:p>0,8480266324</text:p>
          </table:table-cell>
          <table:table-cell office:value-type="float" office:value="0.6367" calcext:value-type="float">
            <text:p>0,6367</text:p>
          </table:table-cell>
          <table:table-cell office:value-type="float" office:value="1.05295261536" calcext:value-type="float">
            <text:p>1,052952615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90379999981" calcext:value-type="float">
            <text:p>0,69038</text:p>
          </table:table-cell>
          <table:table-cell office:value-type="float" office:value="0.891951616211" calcext:value-type="float">
            <text:p>0,8919516162</text:p>
          </table:table-cell>
          <table:table-cell office:value-type="float" office:value="0.6305" calcext:value-type="float">
            <text:p>0,6305</text:p>
          </table:table-cell>
          <table:table-cell office:value-type="float" office:value="1.07046591568" calcext:value-type="float">
            <text:p>1,070465915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70219999962" calcext:value-type="float">
            <text:p>0,67022</text:p>
          </table:table-cell>
          <table:table-cell office:value-type="float" office:value="0.951360482826" calcext:value-type="float">
            <text:p>0,9513604828</text:p>
          </table:table-cell>
          <table:table-cell office:value-type="float" office:value="0.6028" calcext:value-type="float">
            <text:p>0,6028</text:p>
          </table:table-cell>
          <table:table-cell office:value-type="float" office:value="1.13351071815" calcext:value-type="float">
            <text:p>1,133510718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2808000001" calcext:value-type="float">
            <text:p>0,62808</text:p>
          </table:table-cell>
          <table:table-cell office:value-type="float" office:value="1.07262586464" calcext:value-type="float">
            <text:p>1,0726258646</text:p>
          </table:table-cell>
          <table:table-cell office:value-type="float" office:value="0.5777" calcext:value-type="float">
            <text:p>0,5777</text:p>
          </table:table-cell>
          <table:table-cell office:value-type="float" office:value="1.19877509537" calcext:value-type="float">
            <text:p>1,198775095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68820000019" calcext:value-type="float">
            <text:p>0,26882</text:p>
          </table:table-cell>
          <table:table-cell office:value-type="float" office:value="5.49938951736" calcext:value-type="float">
            <text:p>5,4993895174</text:p>
          </table:table-cell>
          <table:table-cell office:value-type="float" office:value="0.2342" calcext:value-type="float">
            <text:p>0,2342</text:p>
          </table:table-cell>
          <table:table-cell office:value-type="float" office:value="5.91162883835" calcext:value-type="float">
            <text:p>5,911628838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00680000005" calcext:value-type="float">
            <text:p>0,10068</text:p>
          </table:table-cell>
          <table:table-cell office:value-type="float" office:value="2.30253405014" calcext:value-type="float">
            <text:p>2,3025340501</text:p>
          </table:table-cell>
          <table:table-cell office:value-type="float" office:value="0.1004" calcext:value-type="float">
            <text:p>0,1004</text:p>
          </table:table-cell>
          <table:table-cell office:value-type="float" office:value="2.30368104172" calcext:value-type="float">
            <text:p>2,303681041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495300000038" calcext:value-type="float">
            <text:p>0,4953</text:p>
          </table:table-cell>
          <table:table-cell office:value-type="float" office:value="1.4259449152" calcext:value-type="float">
            <text:p>1,4259449152</text:p>
          </table:table-cell>
          <table:table-cell office:value-type="float" office:value="0.4842" calcext:value-type="float">
            <text:p>0,4842</text:p>
          </table:table-cell>
          <table:table-cell office:value-type="float" office:value="1.45361528111" calcext:value-type="float">
            <text:p>1,453615281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51379999980926" calcext:value-type="float">
            <text:p>0,65138</text:p>
          </table:table-cell>
          <table:table-cell office:value-type="float" office:value="1.00433680082321" calcext:value-type="float">
            <text:p>1,0043368008</text:p>
          </table:table-cell>
          <table:table-cell office:value-type="float" office:value="0.6277" calcext:value-type="float">
            <text:p>0,6277</text:p>
          </table:table-cell>
          <table:table-cell office:value-type="float" office:value="1.0654897315979" calcext:value-type="float">
            <text:p>1,0654897316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593439999981" calcext:value-type="float">
            <text:p>0,59344</text:p>
          </table:table-cell>
          <table:table-cell office:value-type="float" office:value="1.14652713634" calcext:value-type="float">
            <text:p>1,1465271363</text:p>
          </table:table-cell>
          <table:table-cell office:value-type="float" office:value="0.6331" calcext:value-type="float">
            <text:p>0,6331</text:p>
          </table:table-cell>
          <table:table-cell office:value-type="float" office:value="1.05425533485" calcext:value-type="float">
            <text:p>1,054255334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715140000019" calcext:value-type="float">
            <text:p>0,71514</text:p>
          </table:table-cell>
          <table:table-cell office:value-type="float" office:value="0.823018201141" calcext:value-type="float">
            <text:p>0,8230182011</text:p>
          </table:table-cell>
          <table:table-cell office:value-type="float" office:value="0.6538" calcext:value-type="float">
            <text:p>0,6538</text:p>
          </table:table-cell>
          <table:table-cell office:value-type="float" office:value="1.0040902216" calcext:value-type="float">
            <text:p>1,004090221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992" calcext:value-type="float">
            <text:p>0,6992</text:p>
          </table:table-cell>
          <table:table-cell office:value-type="float" office:value="0.866564564819" calcext:value-type="float">
            <text:p>0,8665645648</text:p>
          </table:table-cell>
          <table:table-cell office:value-type="float" office:value="0.649" calcext:value-type="float">
            <text:p>0,649</text:p>
          </table:table-cell>
          <table:table-cell office:value-type="float" office:value="1.01519236469" calcext:value-type="float">
            <text:p>1,015192364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77960000019" calcext:value-type="float">
            <text:p>0,67796</text:p>
          </table:table-cell>
          <table:table-cell office:value-type="float" office:value="0.924821020432" calcext:value-type="float">
            <text:p>0,9248210204</text:p>
          </table:table-cell>
          <table:table-cell office:value-type="float" office:value="0.6142" calcext:value-type="float">
            <text:p>0,6142</text:p>
          </table:table-cell>
          <table:table-cell office:value-type="float" office:value="1.11368539677" calcext:value-type="float">
            <text:p>1,113685396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33540000019" calcext:value-type="float">
            <text:p>0,63354</text:p>
          </table:table-cell>
          <table:table-cell office:value-type="float" office:value="1.05012142582" calcext:value-type="float">
            <text:p>1,0501214258</text:p>
          </table:table-cell>
          <table:table-cell office:value-type="float" office:value="0.6049" calcext:value-type="float">
            <text:p>0,6049</text:p>
          </table:table-cell>
          <table:table-cell office:value-type="float" office:value="1.12800275879" calcext:value-type="float">
            <text:p>1,128002758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98300000019" calcext:value-type="float">
            <text:p>0,2983</text:p>
          </table:table-cell>
          <table:table-cell office:value-type="float" office:value="5.0057192627" calcext:value-type="float">
            <text:p>5,0057192627</text:p>
          </table:table-cell>
          <table:table-cell office:value-type="float" office:value="0.372" calcext:value-type="float">
            <text:p>0,372</text:p>
          </table:table-cell>
          <table:table-cell office:value-type="float" office:value="4.41904647713" calcext:value-type="float">
            <text:p>4,419046477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00580000002" calcext:value-type="float">
            <text:p>0,10058</text:p>
          </table:table-cell>
          <table:table-cell office:value-type="float" office:value="2.30259680344" calcext:value-type="float">
            <text:p>2,3025968034</text:p>
          </table:table-cell>
          <table:table-cell office:value-type="float" office:value="0.1" calcext:value-type="float">
            <text:p>0,1</text:p>
          </table:table-cell>
          <table:table-cell office:value-type="float" office:value="2.30341774445" calcext:value-type="float">
            <text:p>2,30341774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00839999981" calcext:value-type="float">
            <text:p>0,50084</text:p>
          </table:table-cell>
          <table:table-cell office:value-type="float" office:value="1.41541428795" calcext:value-type="float">
            <text:p>1,415414288</text:p>
          </table:table-cell>
          <table:table-cell office:value-type="float" office:value="0.4795" calcext:value-type="float">
            <text:p>0,4795</text:p>
          </table:table-cell>
          <table:table-cell office:value-type="float" office:value="1.46093748169" calcext:value-type="float">
            <text:p>1,46093748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5964" calcext:value-type="float">
            <text:p>0,65964</text:p>
          </table:table-cell>
          <table:table-cell office:value-type="float" office:value="0.979406769218445" calcext:value-type="float">
            <text:p>0,9794067692</text:p>
          </table:table-cell>
          <table:table-cell office:value-type="float" office:value="0.6299" calcext:value-type="float">
            <text:p>0,6299</text:p>
          </table:table-cell>
          <table:table-cell office:value-type="float" office:value="1.050966173172" calcext:value-type="float">
            <text:p>1,0509661732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599319999981" calcext:value-type="float">
            <text:p>0,59932</text:p>
          </table:table-cell>
          <table:table-cell office:value-type="float" office:value="1.13148065262" calcext:value-type="float">
            <text:p>1,1314806526</text:p>
          </table:table-cell>
          <table:table-cell office:value-type="float" office:value="0.6281" calcext:value-type="float">
            <text:p>0,6281</text:p>
          </table:table-cell>
          <table:table-cell office:value-type="float" office:value="1.05518399448" calcext:value-type="float">
            <text:p>1,055183994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724799999962" calcext:value-type="float">
            <text:p>0,7248</text:p>
          </table:table-cell>
          <table:table-cell office:value-type="float" office:value="0.796574762859" calcext:value-type="float">
            <text:p>0,7965747629</text:p>
          </table:table-cell>
          <table:table-cell office:value-type="float" office:value="0.6432" calcext:value-type="float">
            <text:p>0,6432</text:p>
          </table:table-cell>
          <table:table-cell office:value-type="float" office:value="1.05241812344" calcext:value-type="float">
            <text:p>1,052418123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709280000019" calcext:value-type="float">
            <text:p>0,70928</text:p>
          </table:table-cell>
          <table:table-cell office:value-type="float" office:value="0.841364251213" calcext:value-type="float">
            <text:p>0,8413642512</text:p>
          </table:table-cell>
          <table:table-cell office:value-type="float" office:value="0.634" calcext:value-type="float">
            <text:p>0,634</text:p>
          </table:table-cell>
          <table:table-cell office:value-type="float" office:value="1.07050670795" calcext:value-type="float">
            <text:p>1,07050670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686180000038" calcext:value-type="float">
            <text:p>0,68618</text:p>
          </table:table-cell>
          <table:table-cell office:value-type="float" office:value="0.907582773571" calcext:value-type="float">
            <text:p>0,9075827736</text:p>
          </table:table-cell>
          <table:table-cell office:value-type="float" office:value="0.6355" calcext:value-type="float">
            <text:p>0,6355</text:p>
          </table:table-cell>
          <table:table-cell office:value-type="float" office:value="1.048912146" calcext:value-type="float">
            <text:p>1,04891214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639519999981" calcext:value-type="float">
            <text:p>0,63952</text:p>
          </table:table-cell>
          <table:table-cell office:value-type="float" office:value="1.03130473909" calcext:value-type="float">
            <text:p>1,0313047391</text:p>
          </table:table-cell>
          <table:table-cell office:value-type="float" office:value="0.6073" calcext:value-type="float">
            <text:p>0,6073</text:p>
          </table:table-cell>
          <table:table-cell office:value-type="float" office:value="1.11556198044" calcext:value-type="float">
            <text:p>1,115561980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26056000001" calcext:value-type="float">
            <text:p>0,26056</text:p>
          </table:table-cell>
          <table:table-cell office:value-type="float" office:value="6.34136586807" calcext:value-type="float">
            <text:p>6,3413658681</text:p>
          </table:table-cell>
          <table:table-cell office:value-type="float" office:value="0.3283" calcext:value-type="float">
            <text:p>0,3283</text:p>
          </table:table-cell>
          <table:table-cell office:value-type="float" office:value="5.87061783562" calcext:value-type="float">
            <text:p>5,870617835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00519999998" calcext:value-type="float">
            <text:p>0,10052</text:p>
          </table:table-cell>
          <table:table-cell office:value-type="float" office:value="2.30245774376" calcext:value-type="float">
            <text:p>2,3024577438</text:p>
          </table:table-cell>
          <table:table-cell office:value-type="float" office:value="0.1" calcext:value-type="float">
            <text:p>0,1</text:p>
          </table:table-cell>
          <table:table-cell office:value-type="float" office:value="2.30349840202" calcext:value-type="float">
            <text:p>2,30349840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507119999962" calcext:value-type="float">
            <text:p>0,50712</text:p>
          </table:table-cell>
          <table:table-cell office:value-type="float" office:value="1.40414340069" calcext:value-type="float">
            <text:p>1,4041434007</text:p>
          </table:table-cell>
          <table:table-cell office:value-type="float" office:value="0.4946" calcext:value-type="float">
            <text:p>0,4946</text:p>
          </table:table-cell>
          <table:table-cell office:value-type="float" office:value="1.44375999279" calcext:value-type="float">
            <text:p>1,443759992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668960000038147" calcext:value-type="float">
            <text:p>0,66896</text:p>
          </table:table-cell>
          <table:table-cell office:value-type="float" office:value="0.956179608345031" calcext:value-type="float">
            <text:p>0,9561796083</text:p>
          </table:table-cell>
          <table:table-cell office:value-type="float" office:value="0.6327" calcext:value-type="float">
            <text:p>0,6327</text:p>
          </table:table-cell>
          <table:table-cell office:value-type="float" office:value="1.05135428276062" calcext:value-type="float">
            <text:p>1,0513542828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.608079999981" calcext:value-type="float">
            <text:p>0,60808</text:p>
          </table:table-cell>
          <table:table-cell office:value-type="float" office:value="1.11085223602" calcext:value-type="float">
            <text:p>1,110852236</text:p>
          </table:table-cell>
          <table:table-cell office:value-type="float" office:value="0.6425" calcext:value-type="float">
            <text:p>0,6425</text:p>
          </table:table-cell>
          <table:table-cell office:value-type="float" office:value="1.02939443779" calcext:value-type="float">
            <text:p>1,029394437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732939999981" calcext:value-type="float">
            <text:p>0,73294</text:p>
          </table:table-cell>
          <table:table-cell office:value-type="float" office:value="0.773463343678" calcext:value-type="float">
            <text:p>0,7734633437</text:p>
          </table:table-cell>
          <table:table-cell office:value-type="float" office:value="0.6564" calcext:value-type="float">
            <text:p>0,6564</text:p>
          </table:table-cell>
          <table:table-cell office:value-type="float" office:value="1.0090613472" calcext:value-type="float">
            <text:p>1,009061347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714899999962" calcext:value-type="float">
            <text:p>0,7149</text:p>
          </table:table-cell>
          <table:table-cell office:value-type="float" office:value="0.819519132748" calcext:value-type="float">
            <text:p>0,8195191327</text:p>
          </table:table-cell>
          <table:table-cell office:value-type="float" office:value="0.6458" calcext:value-type="float">
            <text:p>0,6458</text:p>
          </table:table-cell>
          <table:table-cell office:value-type="float" office:value="1.03181486092" calcext:value-type="float">
            <text:p>1,031814860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93899999981" calcext:value-type="float">
            <text:p>0,6939</text:p>
          </table:table-cell>
          <table:table-cell office:value-type="float" office:value="0.885709706993" calcext:value-type="float">
            <text:p>0,885709707</text:p>
          </table:table-cell>
          <table:table-cell office:value-type="float" office:value="0.6134" calcext:value-type="float">
            <text:p>0,6134</text:p>
          </table:table-cell>
          <table:table-cell office:value-type="float" office:value="1.13430350733" calcext:value-type="float">
            <text:p>1,134303507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48839999981" calcext:value-type="float">
            <text:p>0,64884</text:p>
          </table:table-cell>
          <table:table-cell office:value-type="float" office:value="1.01053094021" calcext:value-type="float">
            <text:p>1,0105309402</text:p>
          </table:table-cell>
          <table:table-cell office:value-type="float" office:value="0.6066" calcext:value-type="float">
            <text:p>0,6066</text:p>
          </table:table-cell>
          <table:table-cell office:value-type="float" office:value="1.11768737106" calcext:value-type="float">
            <text:p>1,117687371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7701999999" calcext:value-type="float">
            <text:p>0,27702</text:p>
          </table:table-cell>
          <table:table-cell office:value-type="float" office:value="6.66114796616" calcext:value-type="float">
            <text:p>6,6611479662</text:p>
          </table:table-cell>
          <table:table-cell office:value-type="float" office:value="0.3235" calcext:value-type="float">
            <text:p>0,3235</text:p>
          </table:table-cell>
          <table:table-cell office:value-type="float" office:value="7.18807228775" calcext:value-type="float">
            <text:p>7,188072287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005" calcext:value-type="float">
            <text:p>0,1005</text:p>
          </table:table-cell>
          <table:table-cell office:value-type="float" office:value="2.30245147377" calcext:value-type="float">
            <text:p>2,3024514738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5994034" calcext:value-type="float">
            <text:p>2,303459940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50814" calcext:value-type="float">
            <text:p>0,50814</text:p>
          </table:table-cell>
          <table:table-cell office:value-type="float" office:value="1.39119473656" calcext:value-type="float">
            <text:p>1,3911947366</text:p>
          </table:table-cell>
          <table:table-cell office:value-type="float" office:value="0.4987" calcext:value-type="float">
            <text:p>0,4987</text:p>
          </table:table-cell>
          <table:table-cell office:value-type="float" office:value="1.4352822361" calcext:value-type="float">
            <text:p>1,435282236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77379999980926" calcext:value-type="float">
            <text:p>0,67738</text:p>
          </table:table-cell>
          <table:table-cell office:value-type="float" office:value="0.929614643535614" calcext:value-type="float">
            <text:p>0,9296146435</text:p>
          </table:table-cell>
          <table:table-cell office:value-type="float" office:value="0.6309" calcext:value-type="float">
            <text:p>0,6309</text:p>
          </table:table-cell>
          <table:table-cell office:value-type="float" office:value="1.0508039188385" calcext:value-type="float">
            <text:p>1,0508039188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.610419999962" calcext:value-type="float">
            <text:p>0,61042</text:p>
          </table:table-cell>
          <table:table-cell office:value-type="float" office:value="1.09771972853" calcext:value-type="float">
            <text:p>1,0977197285</text:p>
          </table:table-cell>
          <table:table-cell office:value-type="float" office:value="0.6458" calcext:value-type="float">
            <text:p>0,6458</text:p>
          </table:table-cell>
          <table:table-cell office:value-type="float" office:value="1.02271502304" calcext:value-type="float">
            <text:p>1,0227150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39320000019" calcext:value-type="float">
            <text:p>0,73932</text:p>
          </table:table-cell>
          <table:table-cell office:value-type="float" office:value="0.751782072029" calcext:value-type="float">
            <text:p>0,751782072</text:p>
          </table:table-cell>
          <table:table-cell office:value-type="float" office:value="0.6471" calcext:value-type="float">
            <text:p>0,6471</text:p>
          </table:table-cell>
          <table:table-cell office:value-type="float" office:value="1.04105592575" calcext:value-type="float">
            <text:p>1,04105592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22039999962" calcext:value-type="float">
            <text:p>0,72204</text:p>
          </table:table-cell>
          <table:table-cell office:value-type="float" office:value="0.797642927685" calcext:value-type="float">
            <text:p>0,7976429277</text:p>
          </table:table-cell>
          <table:table-cell office:value-type="float" office:value="0.6371" calcext:value-type="float">
            <text:p>0,6371</text:p>
          </table:table-cell>
          <table:table-cell office:value-type="float" office:value="1.07042482738" calcext:value-type="float">
            <text:p>1,070424827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00839999962" calcext:value-type="float">
            <text:p>0,70084</text:p>
          </table:table-cell>
          <table:table-cell office:value-type="float" office:value="0.862298016472" calcext:value-type="float">
            <text:p>0,8622980165</text:p>
          </table:table-cell>
          <table:table-cell office:value-type="float" office:value="0.6217" calcext:value-type="float">
            <text:p>0,6217</text:p>
          </table:table-cell>
          <table:table-cell office:value-type="float" office:value="1.09310371485" calcext:value-type="float">
            <text:p>1,093103714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654520000038" calcext:value-type="float">
            <text:p>0,65452</text:p>
          </table:table-cell>
          <table:table-cell office:value-type="float" office:value="0.990687561398" calcext:value-type="float">
            <text:p>0,9906875614</text:p>
          </table:table-cell>
          <table:table-cell office:value-type="float" office:value="0.6152" calcext:value-type="float">
            <text:p>0,6152</text:p>
          </table:table-cell>
          <table:table-cell office:value-type="float" office:value="1.09777297039" calcext:value-type="float">
            <text:p>1,097772970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19399999981" calcext:value-type="float">
            <text:p>0,3194</text:p>
          </table:table-cell>
          <table:table-cell office:value-type="float" office:value="7.21090789063" calcext:value-type="float">
            <text:p>7,2109078906</text:p>
          </table:table-cell>
          <table:table-cell office:value-type="float" office:value="0.3367" calcext:value-type="float">
            <text:p>0,3367</text:p>
          </table:table-cell>
          <table:table-cell office:value-type="float" office:value="7.14361077194" calcext:value-type="float">
            <text:p>7,143610771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0052" calcext:value-type="float">
            <text:p>0,10052</text:p>
          </table:table-cell>
          <table:table-cell office:value-type="float" office:value="2.30237826111" calcext:value-type="float">
            <text:p>2,3023782611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47982483" calcext:value-type="float">
            <text:p>2,303479824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51254" calcext:value-type="float">
            <text:p>0,51254</text:p>
          </table:table-cell>
          <table:table-cell office:value-type="float" office:value="1.38051484653" calcext:value-type="float">
            <text:p>1,3805148465</text:p>
          </table:table-cell>
          <table:table-cell office:value-type="float" office:value="0.5002" calcext:value-type="float">
            <text:p>0,5002</text:p>
          </table:table-cell>
          <table:table-cell office:value-type="float" office:value="1.41583451309" calcext:value-type="float">
            <text:p>1,415834513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686400000019074" calcext:value-type="float">
            <text:p>0,6864</text:p>
          </table:table-cell>
          <table:table-cell office:value-type="float" office:value="0.906232353019714" calcext:value-type="float">
            <text:p>0,906232353</text:p>
          </table:table-cell>
          <table:table-cell office:value-type="float" office:value="0.6286" calcext:value-type="float">
            <text:p>0,6286</text:p>
          </table:table-cell>
          <table:table-cell office:value-type="float" office:value="1.07381078166962" calcext:value-type="float">
            <text:p>1,0738107817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61414" calcext:value-type="float">
            <text:p>0,61414</text:p>
          </table:table-cell>
          <table:table-cell office:value-type="float" office:value="1.08851748058" calcext:value-type="float">
            <text:p>1,0885174806</text:p>
          </table:table-cell>
          <table:table-cell office:value-type="float" office:value="0.6522" calcext:value-type="float">
            <text:p>0,6522</text:p>
          </table:table-cell>
          <table:table-cell office:value-type="float" office:value="0.997692896652" calcext:value-type="float">
            <text:p>0,997692896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749080000019" calcext:value-type="float">
            <text:p>0,74908</text:p>
          </table:table-cell>
          <table:table-cell office:value-type="float" office:value="0.727124120617" calcext:value-type="float">
            <text:p>0,7271241206</text:p>
          </table:table-cell>
          <table:table-cell office:value-type="float" office:value="0.6427" calcext:value-type="float">
            <text:p>0,6427</text:p>
          </table:table-cell>
          <table:table-cell office:value-type="float" office:value="1.05588799629" calcext:value-type="float">
            <text:p>1,055887996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732160000038" calcext:value-type="float">
            <text:p>0,73216</text:p>
          </table:table-cell>
          <table:table-cell office:value-type="float" office:value="0.774591480103" calcext:value-type="float">
            <text:p>0,7745914801</text:p>
          </table:table-cell>
          <table:table-cell office:value-type="float" office:value="0.6434" calcext:value-type="float">
            <text:p>0,6434</text:p>
          </table:table-cell>
          <table:table-cell office:value-type="float" office:value="1.05021799011" calcext:value-type="float">
            <text:p>1,050217990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707259999981" calcext:value-type="float">
            <text:p>0,70726</text:p>
          </table:table-cell>
          <table:table-cell office:value-type="float" office:value="0.838655327415" calcext:value-type="float">
            <text:p>0,8386553274</text:p>
          </table:table-cell>
          <table:table-cell office:value-type="float" office:value="0.641" calcext:value-type="float">
            <text:p>0,641</text:p>
          </table:table-cell>
          <table:table-cell office:value-type="float" office:value="1.04304139137" calcext:value-type="float">
            <text:p>1,04304139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660679999981" calcext:value-type="float">
            <text:p>0,66068</text:p>
          </table:table-cell>
          <table:table-cell office:value-type="float" office:value="0.974362173138" calcext:value-type="float">
            <text:p>0,9743621731</text:p>
          </table:table-cell>
          <table:table-cell office:value-type="float" office:value="0.6096" calcext:value-type="float">
            <text:p>0,6096</text:p>
          </table:table-cell>
          <table:table-cell office:value-type="float" office:value="1.10475882292" calcext:value-type="float">
            <text:p>1,10475882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38779999981" calcext:value-type="float">
            <text:p>0,33878</text:p>
          </table:table-cell>
          <table:table-cell office:value-type="float" office:value="7.13458956146" calcext:value-type="float">
            <text:p>7,1345895615</text:p>
          </table:table-cell>
          <table:table-cell office:value-type="float" office:value="0.338" calcext:value-type="float">
            <text:p>0,338</text:p>
          </table:table-cell>
          <table:table-cell office:value-type="float" office:value="7.14197288589" calcext:value-type="float">
            <text:p>7,141972885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00479999995" calcext:value-type="float">
            <text:p>0,10048</text:p>
          </table:table-cell>
          <table:table-cell office:value-type="float" office:value="2.30242460449" calcext:value-type="float">
            <text:p>2,3024246045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8950348" calcext:value-type="float">
            <text:p>2,303489503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51778000001" calcext:value-type="float">
            <text:p>0,51778</text:p>
          </table:table-cell>
          <table:table-cell office:value-type="float" office:value="1.36301205021" calcext:value-type="float">
            <text:p>1,3630120502</text:p>
          </table:table-cell>
          <table:table-cell office:value-type="float" office:value="0.5022" calcext:value-type="float">
            <text:p>0,5022</text:p>
          </table:table-cell>
          <table:table-cell office:value-type="float" office:value="1.41417894135" calcext:value-type="float">
            <text:p>1,41417894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692980000019073" calcext:value-type="float">
            <text:p>0,69298</text:p>
          </table:table-cell>
          <table:table-cell office:value-type="float" office:value="0.882840870952606" calcext:value-type="float">
            <text:p>0,882840871</text:p>
          </table:table-cell>
          <table:table-cell office:value-type="float" office:value="0.639" calcext:value-type="float">
            <text:p>0,639</text:p>
          </table:table-cell>
          <table:table-cell office:value-type="float" office:value="1.0213955657959" calcext:value-type="float">
            <text:p>1,0213955658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619580000038" calcext:value-type="float">
            <text:p>0,61958</text:p>
          </table:table-cell>
          <table:table-cell office:value-type="float" office:value="1.07095084438" calcext:value-type="float">
            <text:p>1,0709508444</text:p>
          </table:table-cell>
          <table:table-cell office:value-type="float" office:value="0.6315" calcext:value-type="float">
            <text:p>0,6315</text:p>
          </table:table-cell>
          <table:table-cell office:value-type="float" office:value="1.03642394791" calcext:value-type="float">
            <text:p>1,036423947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7565" calcext:value-type="float">
            <text:p>0,7565</text:p>
          </table:table-cell>
          <table:table-cell office:value-type="float" office:value="0.706618371143" calcext:value-type="float">
            <text:p>0,7066183711</text:p>
          </table:table-cell>
          <table:table-cell office:value-type="float" office:value="0.666" calcext:value-type="float">
            <text:p>0,666</text:p>
          </table:table-cell>
          <table:table-cell office:value-type="float" office:value="0.993816282654" calcext:value-type="float">
            <text:p>0,993816282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74024" calcext:value-type="float">
            <text:p>0,74024</text:p>
          </table:table-cell>
          <table:table-cell office:value-type="float" office:value="0.754431454296" calcext:value-type="float">
            <text:p>0,7544314543</text:p>
          </table:table-cell>
          <table:table-cell office:value-type="float" office:value="0.6624" calcext:value-type="float">
            <text:p>0,6624</text:p>
          </table:table-cell>
          <table:table-cell office:value-type="float" office:value="0.997671459198" calcext:value-type="float">
            <text:p>0,997671459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714100000019" calcext:value-type="float">
            <text:p>0,7141</text:p>
          </table:table-cell>
          <table:table-cell office:value-type="float" office:value="0.823317774944" calcext:value-type="float">
            <text:p>0,8233177749</text:p>
          </table:table-cell>
          <table:table-cell office:value-type="float" office:value="0.6371" calcext:value-type="float">
            <text:p>0,6371</text:p>
          </table:table-cell>
          <table:table-cell office:value-type="float" office:value="1.05212524948" calcext:value-type="float">
            <text:p>1,05212524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669540000038" calcext:value-type="float">
            <text:p>0,66954</text:p>
          </table:table-cell>
          <table:table-cell office:value-type="float" office:value="0.952950724392" calcext:value-type="float">
            <text:p>0,9529507244</text:p>
          </table:table-cell>
          <table:table-cell office:value-type="float" office:value="0.611" calcext:value-type="float">
            <text:p>0,611</text:p>
          </table:table-cell>
          <table:table-cell office:value-type="float" office:value="1.09975974951" calcext:value-type="float">
            <text:p>1,09975974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2113999999" calcext:value-type="float">
            <text:p>0,32114</text:p>
          </table:table-cell>
          <table:table-cell office:value-type="float" office:value="7.21994179932" calcext:value-type="float">
            <text:p>7,2199417993</text:p>
          </table:table-cell>
          <table:table-cell office:value-type="float" office:value="0.3293" calcext:value-type="float">
            <text:p>0,3293</text:p>
          </table:table-cell>
          <table:table-cell office:value-type="float" office:value="7.16792206039" calcext:value-type="float">
            <text:p>7,167922060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00339999998" calcext:value-type="float">
            <text:p>0,10034</text:p>
          </table:table-cell>
          <table:table-cell office:value-type="float" office:value="2.30242913994" calcext:value-type="float">
            <text:p>2,3024291399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49620361" calcext:value-type="float">
            <text:p>2,303496203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521339999981" calcext:value-type="float">
            <text:p>0,52134</text:p>
          </table:table-cell>
          <table:table-cell office:value-type="float" office:value="1.35777511677" calcext:value-type="float">
            <text:p>1,3577751168</text:p>
          </table:table-cell>
          <table:table-cell office:value-type="float" office:value="0.5044" calcext:value-type="float">
            <text:p>0,5044</text:p>
          </table:table-cell>
          <table:table-cell office:value-type="float" office:value="1.40086978474" calcext:value-type="float">
            <text:p>1,400869784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700800000019073" calcext:value-type="float">
            <text:p>0,7008</text:p>
          </table:table-cell>
          <table:table-cell office:value-type="float" office:value="0.86494535490036" calcext:value-type="float">
            <text:p>0,8649453549</text:p>
          </table:table-cell>
          <table:table-cell office:value-type="float" office:value="0.654" calcext:value-type="float">
            <text:p>0,654</text:p>
          </table:table-cell>
          <table:table-cell office:value-type="float" office:value="0.998167597579956" calcext:value-type="float">
            <text:p>0,9981675976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62216" calcext:value-type="float">
            <text:p>0,62216</text:p>
          </table:table-cell>
          <table:table-cell office:value-type="float" office:value="1.0641875638" calcext:value-type="float">
            <text:p>1,0641875638</text:p>
          </table:table-cell>
          <table:table-cell office:value-type="float" office:value="0.6581" calcext:value-type="float">
            <text:p>0,6581</text:p>
          </table:table-cell>
          <table:table-cell office:value-type="float" office:value="0.982019598389" calcext:value-type="float">
            <text:p>0,982019598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63939999981" calcext:value-type="float">
            <text:p>0,76394</text:p>
          </table:table-cell>
          <table:table-cell office:value-type="float" office:value="0.685529903908" calcext:value-type="float">
            <text:p>0,6855299039</text:p>
          </table:table-cell>
          <table:table-cell office:value-type="float" office:value="0.6606" calcext:value-type="float">
            <text:p>0,6606</text:p>
          </table:table-cell>
          <table:table-cell office:value-type="float" office:value="1.0151924099" calcext:value-type="float">
            <text:p>1,01519240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45379999981" calcext:value-type="float">
            <text:p>0,74538</text:p>
          </table:table-cell>
          <table:table-cell office:value-type="float" office:value="0.736138071423" calcext:value-type="float">
            <text:p>0,7361380714</text:p>
          </table:table-cell>
          <table:table-cell office:value-type="float" office:value="0.6559" calcext:value-type="float">
            <text:p>0,6559</text:p>
          </table:table-cell>
          <table:table-cell office:value-type="float" office:value="1.00752151184" calcext:value-type="float">
            <text:p>1,007521511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21900000038" calcext:value-type="float">
            <text:p>0,7219</text:p>
          </table:table-cell>
          <table:table-cell office:value-type="float" office:value="0.803127056961" calcext:value-type="float">
            <text:p>0,803127057</text:p>
          </table:table-cell>
          <table:table-cell office:value-type="float" office:value="0.6277" calcext:value-type="float">
            <text:p>0,6277</text:p>
          </table:table-cell>
          <table:table-cell office:value-type="float" office:value="1.0823118742" calcext:value-type="float">
            <text:p>1,082311874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6731" calcext:value-type="float">
            <text:p>0,6731</text:p>
          </table:table-cell>
          <table:table-cell office:value-type="float" office:value="0.936295223999" calcext:value-type="float">
            <text:p>0,936295224</text:p>
          </table:table-cell>
          <table:table-cell office:value-type="float" office:value="0.608" calcext:value-type="float">
            <text:p>0,608</text:p>
          </table:table-cell>
          <table:table-cell office:value-type="float" office:value="1.11852409821" calcext:value-type="float">
            <text:p>1,11852409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318" calcext:value-type="float">
            <text:p>0,3318</text:p>
          </table:table-cell>
          <table:table-cell office:value-type="float" office:value="7.16762340927" calcext:value-type="float">
            <text:p>7,1676234093</text:p>
          </table:table-cell>
          <table:table-cell office:value-type="float" office:value="0.3263" calcext:value-type="float">
            <text:p>0,3263</text:p>
          </table:table-cell>
          <table:table-cell office:value-type="float" office:value="7.18318804398" calcext:value-type="float">
            <text:p>7,18318804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00479999995" calcext:value-type="float">
            <text:p>0,10048</text:p>
          </table:table-cell>
          <table:table-cell office:value-type="float" office:value="2.30236932579" calcext:value-type="float">
            <text:p>2,3023693258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63684196" calcext:value-type="float">
            <text:p>2,30363684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526080000038" calcext:value-type="float">
            <text:p>0,52608</text:p>
          </table:table-cell>
          <table:table-cell office:value-type="float" office:value="1.34355014038" calcext:value-type="float">
            <text:p>1,3435501404</text:p>
          </table:table-cell>
          <table:table-cell office:value-type="float" office:value="0.5059" calcext:value-type="float">
            <text:p>0,5059</text:p>
          </table:table-cell>
          <table:table-cell office:value-type="float" office:value="1.39588220978" calcext:value-type="float">
            <text:p>1,395882209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07139999961853" calcext:value-type="float">
            <text:p>0,70714</text:p>
          </table:table-cell>
          <table:table-cell office:value-type="float" office:value="0.845198328113556" calcext:value-type="float">
            <text:p>0,8451983281</text:p>
          </table:table-cell>
          <table:table-cell office:value-type="float" office:value="0.6386" calcext:value-type="float">
            <text:p>0,6386</text:p>
          </table:table-cell>
          <table:table-cell office:value-type="float" office:value="1.04827212200165" calcext:value-type="float">
            <text:p>1,048272122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631859999962" calcext:value-type="float">
            <text:p>0,63186</text:p>
          </table:table-cell>
          <table:table-cell office:value-type="float" office:value="1.04553170345" calcext:value-type="float">
            <text:p>1,0455317035</text:p>
          </table:table-cell>
          <table:table-cell office:value-type="float" office:value="0.6594" calcext:value-type="float">
            <text:p>0,6594</text:p>
          </table:table-cell>
          <table:table-cell office:value-type="float" office:value="0.973481803894" calcext:value-type="float">
            <text:p>0,973481803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773439999981" calcext:value-type="float">
            <text:p>0,77344</text:p>
          </table:table-cell>
          <table:table-cell office:value-type="float" office:value="0.659830547504" calcext:value-type="float">
            <text:p>0,6598305475</text:p>
          </table:table-cell>
          <table:table-cell office:value-type="float" office:value="0.6218" calcext:value-type="float">
            <text:p>0,6218</text:p>
          </table:table-cell>
          <table:table-cell office:value-type="float" office:value="1.14897253761" calcext:value-type="float">
            <text:p>1,148972537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755700000038" calcext:value-type="float">
            <text:p>0,7557</text:p>
          </table:table-cell>
          <table:table-cell office:value-type="float" office:value="0.710575709362" calcext:value-type="float">
            <text:p>0,7105757094</text:p>
          </table:table-cell>
          <table:table-cell office:value-type="float" office:value="0.6249" calcext:value-type="float">
            <text:p>0,6249</text:p>
          </table:table-cell>
          <table:table-cell office:value-type="float" office:value="1.1276616888" calcext:value-type="float">
            <text:p>1,127661688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727900000019" calcext:value-type="float">
            <text:p>0,7279</text:p>
          </table:table-cell>
          <table:table-cell office:value-type="float" office:value="0.783636654835" calcext:value-type="float">
            <text:p>0,7836366548</text:p>
          </table:table-cell>
          <table:table-cell office:value-type="float" office:value="0.6416" calcext:value-type="float">
            <text:p>0,6416</text:p>
          </table:table-cell>
          <table:table-cell office:value-type="float" office:value="1.05203473635" calcext:value-type="float">
            <text:p>1,052034736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679679999981" calcext:value-type="float">
            <text:p>0,67968</text:p>
          </table:table-cell>
          <table:table-cell office:value-type="float" office:value="0.919571960411" calcext:value-type="float">
            <text:p>0,9195719604</text:p>
          </table:table-cell>
          <table:table-cell office:value-type="float" office:value="0.6312" calcext:value-type="float">
            <text:p>0,6312</text:p>
          </table:table-cell>
          <table:table-cell office:value-type="float" office:value="1.06387074013" calcext:value-type="float">
            <text:p>1,063870740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45019999981" calcext:value-type="float">
            <text:p>0,34502</text:p>
          </table:table-cell>
          <table:table-cell office:value-type="float" office:value="7.12532248596" calcext:value-type="float">
            <text:p>7,125322486</text:p>
          </table:table-cell>
          <table:table-cell office:value-type="float" office:value="0.352" calcext:value-type="float">
            <text:p>0,352</text:p>
          </table:table-cell>
          <table:table-cell office:value-type="float" office:value="7.10436401138" calcext:value-type="float">
            <text:p>7,10436401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00500000001" calcext:value-type="float">
            <text:p>0,1005</text:p>
          </table:table-cell>
          <table:table-cell office:value-type="float" office:value="2.30237312271" calcext:value-type="float">
            <text:p>2,3023731227</text:p>
          </table:table-cell>
          <table:table-cell office:value-type="float" office:value="0.1" calcext:value-type="float">
            <text:p>0,1</text:p>
          </table:table-cell>
          <table:table-cell office:value-type="float" office:value="2.30343127518" calcext:value-type="float">
            <text:p>2,303431275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530939999981" calcext:value-type="float">
            <text:p>0,53094</text:p>
          </table:table-cell>
          <table:table-cell office:value-type="float" office:value="1.3300640134" calcext:value-type="float">
            <text:p>1,3300640134</text:p>
          </table:table-cell>
          <table:table-cell office:value-type="float" office:value="0.5064" calcext:value-type="float">
            <text:p>0,5064</text:p>
          </table:table-cell>
          <table:table-cell office:value-type="float" office:value="1.40126405468" calcext:value-type="float">
            <text:p>1,401264054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718820000019074" calcext:value-type="float">
            <text:p>0,71882</text:p>
          </table:table-cell>
          <table:table-cell office:value-type="float" office:value="0.81834025850296" calcext:value-type="float">
            <text:p>0,8183402585</text:p>
          </table:table-cell>
          <table:table-cell office:value-type="float" office:value="0.6382" calcext:value-type="float">
            <text:p>0,6382</text:p>
          </table:table-cell>
          <table:table-cell office:value-type="float" office:value="1.05694737358093" calcext:value-type="float">
            <text:p>1,0569473736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633680000019" calcext:value-type="float">
            <text:p>0,63368</text:p>
          </table:table-cell>
          <table:table-cell office:value-type="float" office:value="1.03449235878" calcext:value-type="float">
            <text:p>1,0344923588</text:p>
          </table:table-cell>
          <table:table-cell office:value-type="float" office:value="0.6634" calcext:value-type="float">
            <text:p>0,6634</text:p>
          </table:table-cell>
          <table:table-cell office:value-type="float" office:value="0.969659126282" calcext:value-type="float">
            <text:p>0,969659126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777559999962" calcext:value-type="float">
            <text:p>0,77756</text:p>
          </table:table-cell>
          <table:table-cell office:value-type="float" office:value="0.642734148216" calcext:value-type="float">
            <text:p>0,6427341482</text:p>
          </table:table-cell>
          <table:table-cell office:value-type="float" office:value="0.6443" calcext:value-type="float">
            <text:p>0,6443</text:p>
          </table:table-cell>
          <table:table-cell office:value-type="float" office:value="1.08476360807" calcext:value-type="float">
            <text:p>1,084763608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760639999981" calcext:value-type="float">
            <text:p>0,76064</text:p>
          </table:table-cell>
          <table:table-cell office:value-type="float" office:value="0.694829334393" calcext:value-type="float">
            <text:p>0,6948293344</text:p>
          </table:table-cell>
          <table:table-cell office:value-type="float" office:value="0.6375" calcext:value-type="float">
            <text:p>0,6375</text:p>
          </table:table-cell>
          <table:table-cell office:value-type="float" office:value="1.09584001465" calcext:value-type="float">
            <text:p>1,095840014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736079999962" calcext:value-type="float">
            <text:p>0,73608</text:p>
          </table:table-cell>
          <table:table-cell office:value-type="float" office:value="0.763358758831" calcext:value-type="float">
            <text:p>0,7633587588</text:p>
          </table:table-cell>
          <table:table-cell office:value-type="float" office:value="0.6306" calcext:value-type="float">
            <text:p>0,6306</text:p>
          </table:table-cell>
          <table:table-cell office:value-type="float" office:value="1.08264435921" calcext:value-type="float">
            <text:p>1,082644359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688859999962" calcext:value-type="float">
            <text:p>0,68886</text:p>
          </table:table-cell>
          <table:table-cell office:value-type="float" office:value="0.901961754627" calcext:value-type="float">
            <text:p>0,9019617546</text:p>
          </table:table-cell>
          <table:table-cell office:value-type="float" office:value="0.6375" calcext:value-type="float">
            <text:p>0,6375</text:p>
          </table:table-cell>
          <table:table-cell office:value-type="float" office:value="1.05146593742" calcext:value-type="float">
            <text:p>1,051465937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2292" calcext:value-type="float">
            <text:p>0,32292</text:p>
          </table:table-cell>
          <table:table-cell office:value-type="float" office:value="7.26625985107" calcext:value-type="float">
            <text:p>7,2662598511</text:p>
          </table:table-cell>
          <table:table-cell office:value-type="float" office:value="0.3291" calcext:value-type="float">
            <text:p>0,3291</text:p>
          </table:table-cell>
          <table:table-cell office:value-type="float" office:value="7.19761097107" calcext:value-type="float">
            <text:p>7,19761097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100459999998" calcext:value-type="float">
            <text:p>0,10046</text:p>
          </table:table-cell>
          <table:table-cell office:value-type="float" office:value="2.30237773727" calcext:value-type="float">
            <text:p>2,3023777373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43866272" calcext:value-type="float">
            <text:p>2,303438662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53348000001" calcext:value-type="float">
            <text:p>0,53348</text:p>
          </table:table-cell>
          <table:table-cell office:value-type="float" office:value="1.31806376263" calcext:value-type="float">
            <text:p>1,3180637626</text:p>
          </table:table-cell>
          <table:table-cell office:value-type="float" office:value="0.5129" calcext:value-type="float">
            <text:p>0,5129</text:p>
          </table:table-cell>
          <table:table-cell office:value-type="float" office:value="1.38205847797" calcext:value-type="float">
            <text:p>1,38205847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722380000019073" calcext:value-type="float">
            <text:p>0,72238</text:p>
          </table:table-cell>
          <table:table-cell office:value-type="float" office:value="0.806849206905365" calcext:value-type="float">
            <text:p>0,8068492069</text:p>
          </table:table-cell>
          <table:table-cell office:value-type="float" office:value="0.6497" calcext:value-type="float">
            <text:p>0,6497</text:p>
          </table:table-cell>
          <table:table-cell office:value-type="float" office:value="0.996371745681763" calcext:value-type="float">
            <text:p>0,9963717457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.6391" calcext:value-type="float">
            <text:p>0,6391</text:p>
          </table:table-cell>
          <table:table-cell office:value-type="float" office:value="1.01939063454" calcext:value-type="float">
            <text:p>1,0193906345</text:p>
          </table:table-cell>
          <table:table-cell office:value-type="float" office:value="0.6666" calcext:value-type="float">
            <text:p>0,6666</text:p>
          </table:table-cell>
          <table:table-cell office:value-type="float" office:value="0.958082316017" calcext:value-type="float">
            <text:p>0,95808231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88719999962" calcext:value-type="float">
            <text:p>0,78872</text:p>
          </table:table-cell>
          <table:table-cell office:value-type="float" office:value="0.618731832542" calcext:value-type="float">
            <text:p>0,6187318325</text:p>
          </table:table-cell>
          <table:table-cell office:value-type="float" office:value="0.6656" calcext:value-type="float">
            <text:p>0,6656</text:p>
          </table:table-cell>
          <table:table-cell office:value-type="float" office:value="1.0080020525" calcext:value-type="float">
            <text:p>1,008002052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70279999981" calcext:value-type="float">
            <text:p>0,77028</text:p>
          </table:table-cell>
          <table:table-cell office:value-type="float" office:value="0.672091675148" calcext:value-type="float">
            <text:p>0,6720916751</text:p>
          </table:table-cell>
          <table:table-cell office:value-type="float" office:value="0.6586" calcext:value-type="float">
            <text:p>0,6586</text:p>
          </table:table-cell>
          <table:table-cell office:value-type="float" office:value="1.01811286335" calcext:value-type="float">
            <text:p>1,018112863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41739999981" calcext:value-type="float">
            <text:p>0,74174</text:p>
          </table:table-cell>
          <table:table-cell office:value-type="float" office:value="0.743543966122" calcext:value-type="float">
            <text:p>0,7435439661</text:p>
          </table:table-cell>
          <table:table-cell office:value-type="float" office:value="0.656" calcext:value-type="float">
            <text:p>0,656</text:p>
          </table:table-cell>
          <table:table-cell office:value-type="float" office:value="1.00869619865" calcext:value-type="float">
            <text:p>1,008696198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693420000038" calcext:value-type="float">
            <text:p>0,69342</text:p>
          </table:table-cell>
          <table:table-cell office:value-type="float" office:value="0.883907557755" calcext:value-type="float">
            <text:p>0,8839075578</text:p>
          </table:table-cell>
          <table:table-cell office:value-type="float" office:value="0.6419" calcext:value-type="float">
            <text:p>0,6419</text:p>
          </table:table-cell>
          <table:table-cell office:value-type="float" office:value="1.03950473995" calcext:value-type="float">
            <text:p>1,0395047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1536000001" calcext:value-type="float">
            <text:p>0,31536</text:p>
          </table:table-cell>
          <table:table-cell office:value-type="float" office:value="7.25338417984" calcext:value-type="float">
            <text:p>7,2533841798</text:p>
          </table:table-cell>
          <table:table-cell office:value-type="float" office:value="0.3305" calcext:value-type="float">
            <text:p>0,3305</text:p>
          </table:table-cell>
          <table:table-cell office:value-type="float" office:value="7.1558878273" calcext:value-type="float">
            <text:p>7,155887827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100439999995" calcext:value-type="float">
            <text:p>0,10044</text:p>
          </table:table-cell>
          <table:table-cell office:value-type="float" office:value="2.30237253464" calcext:value-type="float">
            <text:p>2,3023725346</text:p>
          </table:table-cell>
          <table:table-cell office:value-type="float" office:value="0.1" calcext:value-type="float">
            <text:p>0,1</text:p>
          </table:table-cell>
          <table:table-cell office:value-type="float" office:value="2.30347447891" calcext:value-type="float">
            <text:p>2,303474478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540720000019" calcext:value-type="float">
            <text:p>0,54072</text:p>
          </table:table-cell>
          <table:table-cell office:value-type="float" office:value="1.30205669872" calcext:value-type="float">
            <text:p>1,3020566987</text:p>
          </table:table-cell>
          <table:table-cell office:value-type="float" office:value="0.5228" calcext:value-type="float">
            <text:p>0,5228</text:p>
          </table:table-cell>
          <table:table-cell office:value-type="float" office:value="1.35576104412" calcext:value-type="float">
            <text:p>1,355761044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27580000038147" calcext:value-type="float">
            <text:p>0,72758</text:p>
          </table:table-cell>
          <table:table-cell office:value-type="float" office:value="0.786789419364929" calcext:value-type="float">
            <text:p>0,7867894194</text:p>
          </table:table-cell>
          <table:table-cell office:value-type="float" office:value="0.6618" calcext:value-type="float">
            <text:p>0,6618</text:p>
          </table:table-cell>
          <table:table-cell office:value-type="float" office:value="0.978541472244263" calcext:value-type="float">
            <text:p>0,9785414722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643579999981" calcext:value-type="float">
            <text:p>0,64358</text:p>
          </table:table-cell>
          <table:table-cell office:value-type="float" office:value="1.00876601488" calcext:value-type="float">
            <text:p>1,0087660149</text:p>
          </table:table-cell>
          <table:table-cell office:value-type="float" office:value="0.6703" calcext:value-type="float">
            <text:p>0,6703</text:p>
          </table:table-cell>
          <table:table-cell office:value-type="float" office:value="0.936789167786" calcext:value-type="float">
            <text:p>0,936789167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976" calcext:value-type="float">
            <text:p>0,7976</text:p>
          </table:table-cell>
          <table:table-cell office:value-type="float" office:value="0.596200044632" calcext:value-type="float">
            <text:p>0,5962000446</text:p>
          </table:table-cell>
          <table:table-cell office:value-type="float" office:value="0.6607" calcext:value-type="float">
            <text:p>0,6607</text:p>
          </table:table-cell>
          <table:table-cell office:value-type="float" office:value="1.03778616009" calcext:value-type="float">
            <text:p>1,037786160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75340000038" calcext:value-type="float">
            <text:p>0,77534</text:p>
          </table:table-cell>
          <table:table-cell office:value-type="float" office:value="0.652379198666" calcext:value-type="float">
            <text:p>0,6523791987</text:p>
          </table:table-cell>
          <table:table-cell office:value-type="float" office:value="0.6581" calcext:value-type="float">
            <text:p>0,6581</text:p>
          </table:table-cell>
          <table:table-cell office:value-type="float" office:value="1.02734218941" calcext:value-type="float">
            <text:p>1,027342189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48600000019" calcext:value-type="float">
            <text:p>0,7486</text:p>
          </table:table-cell>
          <table:table-cell office:value-type="float" office:value="0.727334669323" calcext:value-type="float">
            <text:p>0,7273346693</text:p>
          </table:table-cell>
          <table:table-cell office:value-type="float" office:value="0.6653" calcext:value-type="float">
            <text:p>0,6653</text:p>
          </table:table-cell>
          <table:table-cell office:value-type="float" office:value="0.99916064682" calcext:value-type="float">
            <text:p>0,999160646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698100000038" calcext:value-type="float">
            <text:p>0,6981</text:p>
          </table:table-cell>
          <table:table-cell office:value-type="float" office:value="0.872171169186" calcext:value-type="float">
            <text:p>0,8721711692</text:p>
          </table:table-cell>
          <table:table-cell office:value-type="float" office:value="0.6208" calcext:value-type="float">
            <text:p>0,6208</text:p>
          </table:table-cell>
          <table:table-cell office:value-type="float" office:value="1.07677359362" calcext:value-type="float">
            <text:p>1,076773593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0266000001" calcext:value-type="float">
            <text:p>0,30266</text:p>
          </table:table-cell>
          <table:table-cell office:value-type="float" office:value="7.32887471619" calcext:value-type="float">
            <text:p>7,3288747162</text:p>
          </table:table-cell>
          <table:table-cell office:value-type="float" office:value="0.1969" calcext:value-type="float">
            <text:p>0,1969</text:p>
          </table:table-cell>
          <table:table-cell office:value-type="float" office:value="7.88737822113" calcext:value-type="float">
            <text:p>7,88737822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0046000001" calcext:value-type="float">
            <text:p>0,10046</text:p>
          </table:table-cell>
          <table:table-cell office:value-type="float" office:value="2.30236218925" calcext:value-type="float">
            <text:p>2,3023621893</text:p>
          </table:table-cell>
          <table:table-cell office:value-type="float" office:value="0.1" calcext:value-type="float">
            <text:p>0,1</text:p>
          </table:table-cell>
          <table:table-cell office:value-type="float" office:value="2.30343389854" calcext:value-type="float">
            <text:p>2,303433898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54498000001" calcext:value-type="float">
            <text:p>0,54498</text:p>
          </table:table-cell>
          <table:table-cell office:value-type="float" office:value="1.28839071796" calcext:value-type="float">
            <text:p>1,288390718</text:p>
          </table:table-cell>
          <table:table-cell office:value-type="float" office:value="0.5167" calcext:value-type="float">
            <text:p>0,5167</text:p>
          </table:table-cell>
          <table:table-cell office:value-type="float" office:value="1.37772254982" calcext:value-type="float">
            <text:p>1,377722549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34779999961853" calcext:value-type="float">
            <text:p>0,73478</text:p>
          </table:table-cell>
          <table:table-cell office:value-type="float" office:value="0.770148018932342" calcext:value-type="float">
            <text:p>0,7701480189</text:p>
          </table:table-cell>
          <table:table-cell office:value-type="float" office:value="0.647" calcext:value-type="float">
            <text:p>0,647</text:p>
          </table:table-cell>
          <table:table-cell office:value-type="float" office:value="1.02978979282379" calcext:value-type="float">
            <text:p>1,0297897928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647440000019" calcext:value-type="float">
            <text:p>0,64744</text:p>
          </table:table-cell>
          <table:table-cell office:value-type="float" office:value="1.00181529739" calcext:value-type="float">
            <text:p>1,0018152974</text:p>
          </table:table-cell>
          <table:table-cell office:value-type="float" office:value="0.6764" calcext:value-type="float">
            <text:p>0,6764</text:p>
          </table:table-cell>
          <table:table-cell office:value-type="float" office:value="0.932474443054" calcext:value-type="float">
            <text:p>0,932474443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802700000038" calcext:value-type="float">
            <text:p>0,8027</text:p>
          </table:table-cell>
          <table:table-cell office:value-type="float" office:value="0.574078007946" calcext:value-type="float">
            <text:p>0,5740780079</text:p>
          </table:table-cell>
          <table:table-cell office:value-type="float" office:value="0.6555" calcext:value-type="float">
            <text:p>0,6555</text:p>
          </table:table-cell>
          <table:table-cell office:value-type="float" office:value="1.07043448086" calcext:value-type="float">
            <text:p>1,070434480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782639999981" calcext:value-type="float">
            <text:p>0,78264</text:p>
          </table:table-cell>
          <table:table-cell office:value-type="float" office:value="0.631591010818" calcext:value-type="float">
            <text:p>0,6315910108</text:p>
          </table:table-cell>
          <table:table-cell office:value-type="float" office:value="0.6573" calcext:value-type="float">
            <text:p>0,6573</text:p>
          </table:table-cell>
          <table:table-cell office:value-type="float" office:value="1.03470119972" calcext:value-type="float">
            <text:p>1,034701199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75596" calcext:value-type="float">
            <text:p>0,75596</text:p>
          </table:table-cell>
          <table:table-cell office:value-type="float" office:value="0.705045175991" calcext:value-type="float">
            <text:p>0,705045176</text:p>
          </table:table-cell>
          <table:table-cell office:value-type="float" office:value="0.6504" calcext:value-type="float">
            <text:p>0,6504</text:p>
          </table:table-cell>
          <table:table-cell office:value-type="float" office:value="1.03120385971" calcext:value-type="float">
            <text:p>1,031203859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70336" calcext:value-type="float">
            <text:p>0,70336</text:p>
          </table:table-cell>
          <table:table-cell office:value-type="float" office:value="0.856283612099" calcext:value-type="float">
            <text:p>0,8562836121</text:p>
          </table:table-cell>
          <table:table-cell office:value-type="float" office:value="0.6129" calcext:value-type="float">
            <text:p>0,6129</text:p>
          </table:table-cell>
          <table:table-cell office:value-type="float" office:value="1.11254907513" calcext:value-type="float">
            <text:p>1,112549075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271920000019" calcext:value-type="float">
            <text:p>0,27192</text:p>
          </table:table-cell>
          <table:table-cell office:value-type="float" office:value="7.47845425461" calcext:value-type="float">
            <text:p>7,4784542546</text:p>
          </table:table-cell>
          <table:table-cell office:value-type="float" office:value="0.3007" calcext:value-type="float">
            <text:p>0,3007</text:p>
          </table:table-cell>
          <table:table-cell office:value-type="float" office:value="7.25167414017" calcext:value-type="float">
            <text:p>7,251674140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100420000005" calcext:value-type="float">
            <text:p>0,10042</text:p>
          </table:table-cell>
          <table:table-cell office:value-type="float" office:value="2.30233613968" calcext:value-type="float">
            <text:p>2,3023361397</text:p>
          </table:table-cell>
          <table:table-cell office:value-type="float" office:value="0.1001" calcext:value-type="float">
            <text:p>0,1001</text:p>
          </table:table-cell>
          <table:table-cell office:value-type="float" office:value="2.30341054001" calcext:value-type="float">
            <text:p>2,3034105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5509" calcext:value-type="float">
            <text:p>0,5509</text:p>
          </table:table-cell>
          <table:table-cell office:value-type="float" office:value="1.27611753098" calcext:value-type="float">
            <text:p>1,276117531</text:p>
          </table:table-cell>
          <table:table-cell office:value-type="float" office:value="0.5205" calcext:value-type="float">
            <text:p>0,5205</text:p>
          </table:table-cell>
          <table:table-cell office:value-type="float" office:value="1.34523006496" calcext:value-type="float">
            <text:p>1,34523006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74028" calcext:value-type="float">
            <text:p>0,74028</text:p>
          </table:table-cell>
          <table:table-cell office:value-type="float" office:value="0.749341288356781" calcext:value-type="float">
            <text:p>0,7493412884</text:p>
          </table:table-cell>
          <table:table-cell office:value-type="float" office:value="0.6455" calcext:value-type="float">
            <text:p>0,6455</text:p>
          </table:table-cell>
          <table:table-cell office:value-type="float" office:value="1.0422292224884" calcext:value-type="float">
            <text:p>1,0422292225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648839999981" calcext:value-type="float">
            <text:p>0,64884</text:p>
          </table:table-cell>
          <table:table-cell office:value-type="float" office:value="0.988836531391" calcext:value-type="float">
            <text:p>0,9888365314</text:p>
          </table:table-cell>
          <table:table-cell office:value-type="float" office:value="0.6672" calcext:value-type="float">
            <text:p>0,6672</text:p>
          </table:table-cell>
          <table:table-cell office:value-type="float" office:value="0.948362076187" calcext:value-type="float">
            <text:p>0,948362076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810440000038" calcext:value-type="float">
            <text:p>0,81044</text:p>
          </table:table-cell>
          <table:table-cell office:value-type="float" office:value="0.555704051971" calcext:value-type="float">
            <text:p>0,555704052</text:p>
          </table:table-cell>
          <table:table-cell office:value-type="float" office:value="0.6589" calcext:value-type="float">
            <text:p>0,6589</text:p>
          </table:table-cell>
          <table:table-cell office:value-type="float" office:value="1.0705102047" calcext:value-type="float">
            <text:p>1,070510204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89260000038" calcext:value-type="float">
            <text:p>0,78926</text:p>
          </table:table-cell>
          <table:table-cell office:value-type="float" office:value="0.614576712494" calcext:value-type="float">
            <text:p>0,6145767125</text:p>
          </table:table-cell>
          <table:table-cell office:value-type="float" office:value="0.6577" calcext:value-type="float">
            <text:p>0,6577</text:p>
          </table:table-cell>
          <table:table-cell office:value-type="float" office:value="1.04554939575" calcext:value-type="float">
            <text:p>1,045549395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60340000019" calcext:value-type="float">
            <text:p>0,76034</text:p>
          </table:table-cell>
          <table:table-cell office:value-type="float" office:value="0.691486995392" calcext:value-type="float">
            <text:p>0,6914869954</text:p>
          </table:table-cell>
          <table:table-cell office:value-type="float" office:value="0.6614" calcext:value-type="float">
            <text:p>0,6614</text:p>
          </table:table-cell>
          <table:table-cell office:value-type="float" office:value="1.01582952709" calcext:value-type="float">
            <text:p>1,01582952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09619999962" calcext:value-type="float">
            <text:p>0,70962</text:p>
          </table:table-cell>
          <table:table-cell office:value-type="float" office:value="0.839217389221" calcext:value-type="float">
            <text:p>0,8392173892</text:p>
          </table:table-cell>
          <table:table-cell office:value-type="float" office:value="0.6261" calcext:value-type="float">
            <text:p>0,6261</text:p>
          </table:table-cell>
          <table:table-cell office:value-type="float" office:value="1.07119650469" calcext:value-type="float">
            <text:p>1,071196504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304" calcext:value-type="float">
            <text:p>0,304</text:p>
          </table:table-cell>
          <table:table-cell office:value-type="float" office:value="7.31789915176" calcext:value-type="float">
            <text:p>7,3178991518</text:p>
          </table:table-cell>
          <table:table-cell office:value-type="float" office:value="0.2169" calcext:value-type="float">
            <text:p>0,2169</text:p>
          </table:table-cell>
          <table:table-cell office:value-type="float" office:value="7.61663120193" calcext:value-type="float">
            <text:p>7,61663120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100380000002" calcext:value-type="float">
            <text:p>0,10038</text:p>
          </table:table-cell>
          <table:table-cell office:value-type="float" office:value="2.30234358078" calcext:value-type="float">
            <text:p>2,3023435808</text:p>
          </table:table-cell>
          <table:table-cell office:value-type="float" office:value="0.1" calcext:value-type="float">
            <text:p>0,1</text:p>
          </table:table-cell>
          <table:table-cell office:value-type="float" office:value="2.3034231842" calcext:value-type="float">
            <text:p>2,303423184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553559999962" calcext:value-type="float">
            <text:p>0,55356</text:p>
          </table:table-cell>
          <table:table-cell office:value-type="float" office:value="1.26125298092" calcext:value-type="float">
            <text:p>1,2612529809</text:p>
          </table:table-cell>
          <table:table-cell office:value-type="float" office:value="0.532" calcext:value-type="float">
            <text:p>0,532</text:p>
          </table:table-cell>
          <table:table-cell office:value-type="float" office:value="1.3292349617" calcext:value-type="float">
            <text:p>1,32923496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4388" calcext:value-type="float">
            <text:p>0,74388</text:p>
          </table:table-cell>
          <table:table-cell office:value-type="float" office:value="0.743161612491608" calcext:value-type="float">
            <text:p>0,7431616125</text:p>
          </table:table-cell>
          <table:table-cell office:value-type="float" office:value="0.6607" calcext:value-type="float">
            <text:p>0,6607</text:p>
          </table:table-cell>
          <table:table-cell office:value-type="float" office:value="1.00274162712097" calcext:value-type="float">
            <text:p>1,0027416271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.655999999962" calcext:value-type="float">
            <text:p>0,656</text:p>
          </table:table-cell>
          <table:table-cell office:value-type="float" office:value="0.976454435997" calcext:value-type="float">
            <text:p>0,976454436</text:p>
          </table:table-cell>
          <table:table-cell office:value-type="float" office:value="0.675" calcext:value-type="float">
            <text:p>0,675</text:p>
          </table:table-cell>
          <table:table-cell office:value-type="float" office:value="0.936021880341" calcext:value-type="float">
            <text:p>0,936021880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815839999962" calcext:value-type="float">
            <text:p>0,81584</text:p>
          </table:table-cell>
          <table:table-cell office:value-type="float" office:value="0.534306234303" calcext:value-type="float">
            <text:p>0,5343062343</text:p>
          </table:table-cell>
          <table:table-cell office:value-type="float" office:value="0.6539" calcext:value-type="float">
            <text:p>0,6539</text:p>
          </table:table-cell>
          <table:table-cell office:value-type="float" office:value="1.10755274582" calcext:value-type="float">
            <text:p>1,107552745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795560000038" calcext:value-type="float">
            <text:p>0,79556</text:p>
          </table:table-cell>
          <table:table-cell office:value-type="float" office:value="0.59470289299" calcext:value-type="float">
            <text:p>0,594702893</text:p>
          </table:table-cell>
          <table:table-cell office:value-type="float" office:value="0.6526" calcext:value-type="float">
            <text:p>0,6526</text:p>
          </table:table-cell>
          <table:table-cell office:value-type="float" office:value="1.06826676331" calcext:value-type="float">
            <text:p>1,0682667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76772" calcext:value-type="float">
            <text:p>0,76772</text:p>
          </table:table-cell>
          <table:table-cell office:value-type="float" office:value="0.670870250244" calcext:value-type="float">
            <text:p>0,6708702502</text:p>
          </table:table-cell>
          <table:table-cell office:value-type="float" office:value="0.6517" calcext:value-type="float">
            <text:p>0,6517</text:p>
          </table:table-cell>
          <table:table-cell office:value-type="float" office:value="1.05566646423" calcext:value-type="float">
            <text:p>1,055666464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715100000019" calcext:value-type="float">
            <text:p>0,7151</text:p>
          </table:table-cell>
          <table:table-cell office:value-type="float" office:value="0.824402301178" calcext:value-type="float">
            <text:p>0,8244023012</text:p>
          </table:table-cell>
          <table:table-cell office:value-type="float" office:value="0.6367" calcext:value-type="float">
            <text:p>0,6367</text:p>
          </table:table-cell>
          <table:table-cell office:value-type="float" office:value="1.0495497879" calcext:value-type="float">
            <text:p>1,049549787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28976" calcext:value-type="float">
            <text:p>0,28976</text:p>
          </table:table-cell>
          <table:table-cell office:value-type="float" office:value="7.31579363739" calcext:value-type="float">
            <text:p>7,3157936374</text:p>
          </table:table-cell>
          <table:table-cell office:value-type="float" office:value="0.3026" calcext:value-type="float">
            <text:p>0,3026</text:p>
          </table:table-cell>
          <table:table-cell office:value-type="float" office:value="7.25511285858" calcext:value-type="float">
            <text:p>7,255112858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100479999995" calcext:value-type="float">
            <text:p>0,10048</text:p>
          </table:table-cell>
          <table:table-cell office:value-type="float" office:value="2.30232907906" calcext:value-type="float">
            <text:p>2,3023290791</text:p>
          </table:table-cell>
          <table:table-cell office:value-type="float" office:value="0.1" calcext:value-type="float">
            <text:p>0,1</text:p>
          </table:table-cell>
          <table:table-cell office:value-type="float" office:value="2.30352505226" calcext:value-type="float">
            <text:p>2,303525052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55934" calcext:value-type="float">
            <text:p>0,55934</text:p>
          </table:table-cell>
          <table:table-cell office:value-type="float" office:value="1.24862795849" calcext:value-type="float">
            <text:p>1,2486279585</text:p>
          </table:table-cell>
          <table:table-cell office:value-type="float" office:value="0.5313" calcext:value-type="float">
            <text:p>0,5313</text:p>
          </table:table-cell>
          <table:table-cell office:value-type="float" office:value="1.32716201668" calcext:value-type="float">
            <text:p>1,327162016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751739999980927" calcext:value-type="float">
            <text:p>0,75174</text:p>
          </table:table-cell>
          <table:table-cell office:value-type="float" office:value="0.72354671880722" calcext:value-type="float">
            <text:p>0,7235467188</text:p>
          </table:table-cell>
          <table:table-cell office:value-type="float" office:value="0.6584" calcext:value-type="float">
            <text:p>0,6584</text:p>
          </table:table-cell>
          <table:table-cell office:value-type="float" office:value="1.00478031787872" calcext:value-type="float">
            <text:p>1,0047803179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65634" calcext:value-type="float">
            <text:p>0,65634</text:p>
          </table:table-cell>
          <table:table-cell office:value-type="float" office:value="0.970289635754" calcext:value-type="float">
            <text:p>0,9702896358</text:p>
          </table:table-cell>
          <table:table-cell office:value-type="float" office:value="0.6854" calcext:value-type="float">
            <text:p>0,6854</text:p>
          </table:table-cell>
          <table:table-cell office:value-type="float" office:value="0.908794445229" calcext:value-type="float">
            <text:p>0,908794445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24579999962" calcext:value-type="float">
            <text:p>0,82458</text:p>
          </table:table-cell>
          <table:table-cell office:value-type="float" office:value="0.513982078648" calcext:value-type="float">
            <text:p>0,5139820786</text:p>
          </table:table-cell>
          <table:table-cell office:value-type="float" office:value="0.6671" calcext:value-type="float">
            <text:p>0,6671</text:p>
          </table:table-cell>
          <table:table-cell office:value-type="float" office:value="1.05887482262" calcext:value-type="float">
            <text:p>1,058874822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03440000019" calcext:value-type="float">
            <text:p>0,80344</text:p>
          </table:table-cell>
          <table:table-cell office:value-type="float" office:value="0.574569636402" calcext:value-type="float">
            <text:p>0,5745696364</text:p>
          </table:table-cell>
          <table:table-cell office:value-type="float" office:value="0.6599" calcext:value-type="float">
            <text:p>0,6599</text:p>
          </table:table-cell>
          <table:table-cell office:value-type="float" office:value="1.03769621525" calcext:value-type="float">
            <text:p>1,037696215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774400000019" calcext:value-type="float">
            <text:p>0,7744</text:p>
          </table:table-cell>
          <table:table-cell office:value-type="float" office:value="0.656169875374" calcext:value-type="float">
            <text:p>0,6561698754</text:p>
          </table:table-cell>
          <table:table-cell office:value-type="float" office:value="0.6056" calcext:value-type="float">
            <text:p>0,6056</text:p>
          </table:table-cell>
          <table:table-cell office:value-type="float" office:value="1.23743114824" calcext:value-type="float">
            <text:p>1,237431148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719559999981" calcext:value-type="float">
            <text:p>0,71956</text:p>
          </table:table-cell>
          <table:table-cell office:value-type="float" office:value="0.811393247948" calcext:value-type="float">
            <text:p>0,8113932479</text:p>
          </table:table-cell>
          <table:table-cell office:value-type="float" office:value="0.6439" calcext:value-type="float">
            <text:p>0,6439</text:p>
          </table:table-cell>
          <table:table-cell office:value-type="float" office:value="1.03006750546" calcext:value-type="float">
            <text:p>1,030067505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22474000001" calcext:value-type="float">
            <text:p>0,22474</text:p>
          </table:table-cell>
          <table:table-cell office:value-type="float" office:value="8.00814897552" calcext:value-type="float">
            <text:p>8,0081489755</text:p>
          </table:table-cell>
          <table:table-cell office:value-type="float" office:value="0.2748" calcext:value-type="float">
            <text:p>0,2748</text:p>
          </table:table-cell>
          <table:table-cell office:value-type="float" office:value="7.31232150574" calcext:value-type="float">
            <text:p>7,312321505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100460000005" calcext:value-type="float">
            <text:p>0,10046</text:p>
          </table:table-cell>
          <table:table-cell office:value-type="float" office:value="2.30237443253" calcext:value-type="float">
            <text:p>2,3023744325</text:p>
          </table:table-cell>
          <table:table-cell office:value-type="float" office:value="0.1002" calcext:value-type="float">
            <text:p>0,1002</text:p>
          </table:table-cell>
          <table:table-cell office:value-type="float" office:value="2.30344593582" calcext:value-type="float">
            <text:p>2,303445935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564000000038" calcext:value-type="float">
            <text:p>0,564</text:p>
          </table:table-cell>
          <table:table-cell office:value-type="float" office:value="1.23329861504" calcext:value-type="float">
            <text:p>1,233298615</text:p>
          </table:table-cell>
          <table:table-cell office:value-type="float" office:value="0.5312" calcext:value-type="float">
            <text:p>0,5312</text:p>
          </table:table-cell>
          <table:table-cell office:value-type="float" office:value="1.34297403297" calcext:value-type="float">
            <text:p>1,34297403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7574" calcext:value-type="float">
            <text:p>0,7574</text:p>
          </table:table-cell>
          <table:table-cell office:value-type="float" office:value="0.70325184677124" calcext:value-type="float">
            <text:p>0,7032518468</text:p>
          </table:table-cell>
          <table:table-cell office:value-type="float" office:value="0.6686" calcext:value-type="float">
            <text:p>0,6686</text:p>
          </table:table-cell>
          <table:table-cell office:value-type="float" office:value="0.967759090614319" calcext:value-type="float">
            <text:p>0,9677590906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663159999962" calcext:value-type="float">
            <text:p>0,66316</text:p>
          </table:table-cell>
          <table:table-cell office:value-type="float" office:value="0.960589115829" calcext:value-type="float">
            <text:p>0,9605891158</text:p>
          </table:table-cell>
          <table:table-cell office:value-type="float" office:value="0.6809" calcext:value-type="float">
            <text:p>0,6809</text:p>
          </table:table-cell>
          <table:table-cell office:value-type="float" office:value="0.916811356544" calcext:value-type="float">
            <text:p>0,916811356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83248" calcext:value-type="float">
            <text:p>0,83248</text:p>
          </table:table-cell>
          <table:table-cell office:value-type="float" office:value="0.4910649296" calcext:value-type="float">
            <text:p>0,4910649296</text:p>
          </table:table-cell>
          <table:table-cell office:value-type="float" office:value="0.6585" calcext:value-type="float">
            <text:p>0,6585</text:p>
          </table:table-cell>
          <table:table-cell office:value-type="float" office:value="1.09990876274" calcext:value-type="float">
            <text:p>1,099908762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808639999962" calcext:value-type="float">
            <text:p>0,80864</text:p>
          </table:table-cell>
          <table:table-cell office:value-type="float" office:value="0.557246430511" calcext:value-type="float">
            <text:p>0,5572464305</text:p>
          </table:table-cell>
          <table:table-cell office:value-type="float" office:value="0.661" calcext:value-type="float">
            <text:p>0,661</text:p>
          </table:table-cell>
          <table:table-cell office:value-type="float" office:value="1.05138157845" calcext:value-type="float">
            <text:p>1,051381578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78288" calcext:value-type="float">
            <text:p>0,78288</text:p>
          </table:table-cell>
          <table:table-cell office:value-type="float" office:value="0.635402762833" calcext:value-type="float">
            <text:p>0,6354027628</text:p>
          </table:table-cell>
          <table:table-cell office:value-type="float" office:value="0.6275" calcext:value-type="float">
            <text:p>0,6275</text:p>
          </table:table-cell>
          <table:table-cell office:value-type="float" office:value="1.17946634636" calcext:value-type="float">
            <text:p>1,179466346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725900000019" calcext:value-type="float">
            <text:p>0,7259</text:p>
          </table:table-cell>
          <table:table-cell office:value-type="float" office:value="0.796351881046" calcext:value-type="float">
            <text:p>0,796351881</text:p>
          </table:table-cell>
          <table:table-cell office:value-type="float" office:value="0.653" calcext:value-type="float">
            <text:p>0,653</text:p>
          </table:table-cell>
          <table:table-cell office:value-type="float" office:value="1.01931982479" calcext:value-type="float">
            <text:p>1,01931982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28228000001" calcext:value-type="float">
            <text:p>0,28228</text:p>
          </table:table-cell>
          <table:table-cell office:value-type="float" office:value="7.28118775848" calcext:value-type="float">
            <text:p>7,2811877585</text:p>
          </table:table-cell>
          <table:table-cell office:value-type="float" office:value="0.3028" calcext:value-type="float">
            <text:p>0,3028</text:p>
          </table:table-cell>
          <table:table-cell office:value-type="float" office:value="7.21947123108" calcext:value-type="float">
            <text:p>7,219471231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100439999995" calcext:value-type="float">
            <text:p>0,10044</text:p>
          </table:table-cell>
          <table:table-cell office:value-type="float" office:value="2.30232955559" calcext:value-type="float">
            <text:p>2,3023295556</text:p>
          </table:table-cell>
          <table:table-cell office:value-type="float" office:value="0.1" calcext:value-type="float">
            <text:p>0,1</text:p>
          </table:table-cell>
          <table:table-cell office:value-type="float" office:value="2.30344232407" calcext:value-type="float">
            <text:p>2,303442324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56672" calcext:value-type="float">
            <text:p>0,56672</text:p>
          </table:table-cell>
          <table:table-cell office:value-type="float" office:value="1.22345138409" calcext:value-type="float">
            <text:p>1,2234513841</text:p>
          </table:table-cell>
          <table:table-cell office:value-type="float" office:value="0.5445" calcext:value-type="float">
            <text:p>0,5445</text:p>
          </table:table-cell>
          <table:table-cell office:value-type="float" office:value="1.30656035461" calcext:value-type="float">
            <text:p>1,306560354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760460000038147" calcext:value-type="float">
            <text:p>0,76046</text:p>
          </table:table-cell>
          <table:table-cell office:value-type="float" office:value="0.694729103031158" calcext:value-type="float">
            <text:p>0,694729103</text:p>
          </table:table-cell>
          <table:table-cell office:value-type="float" office:value="0.625" calcext:value-type="float">
            <text:p>0,625</text:p>
          </table:table-cell>
          <table:table-cell office:value-type="float" office:value="1.11353905773163" calcext:value-type="float">
            <text:p>1,1135390577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.666079999962" calcext:value-type="float">
            <text:p>0,66608</text:p>
          </table:table-cell>
          <table:table-cell office:value-type="float" office:value="0.953411696434" calcext:value-type="float">
            <text:p>0,9534116964</text:p>
          </table:table-cell>
          <table:table-cell office:value-type="float" office:value="0.6692" calcext:value-type="float">
            <text:p>0,6692</text:p>
          </table:table-cell>
          <table:table-cell office:value-type="float" office:value="0.945718103409" calcext:value-type="float">
            <text:p>0,945718103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839479999962" calcext:value-type="float">
            <text:p>0,83948</text:p>
          </table:table-cell>
          <table:table-cell office:value-type="float" office:value="0.469600199833" calcext:value-type="float">
            <text:p>0,4696001998</text:p>
          </table:table-cell>
          <table:table-cell office:value-type="float" office:value="0.6625" calcext:value-type="float">
            <text:p>0,6625</text:p>
          </table:table-cell>
          <table:table-cell office:value-type="float" office:value="1.1070871254" calcext:value-type="float">
            <text:p>1,107087125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816119999981" calcext:value-type="float">
            <text:p>0,81612</text:p>
          </table:table-cell>
          <table:table-cell office:value-type="float" office:value="0.534103688498" calcext:value-type="float">
            <text:p>0,5341036885</text:p>
          </table:table-cell>
          <table:table-cell office:value-type="float" office:value="0.6602" calcext:value-type="float">
            <text:p>0,6602</text:p>
          </table:table-cell>
          <table:table-cell office:value-type="float" office:value="1.08342513237" calcext:value-type="float">
            <text:p>1,083425132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78858" calcext:value-type="float">
            <text:p>0,78858</text:p>
          </table:table-cell>
          <table:table-cell office:value-type="float" office:value="0.616408459167" calcext:value-type="float">
            <text:p>0,6164084592</text:p>
          </table:table-cell>
          <table:table-cell office:value-type="float" office:value="0.6582" calcext:value-type="float">
            <text:p>0,6582</text:p>
          </table:table-cell>
          <table:table-cell office:value-type="float" office:value="1.04922493057" calcext:value-type="float">
            <text:p>1,049224930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73014" calcext:value-type="float">
            <text:p>0,73014</text:p>
          </table:table-cell>
          <table:table-cell office:value-type="float" office:value="0.78363466465" calcext:value-type="float">
            <text:p>0,7836346647</text:p>
          </table:table-cell>
          <table:table-cell office:value-type="float" office:value="0.6291" calcext:value-type="float">
            <text:p>0,6291</text:p>
          </table:table-cell>
          <table:table-cell office:value-type="float" office:value="1.0630593214" calcext:value-type="float">
            <text:p>1,063059321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30286000001" calcext:value-type="float">
            <text:p>0,30286</text:p>
          </table:table-cell>
          <table:table-cell office:value-type="float" office:value="7.26983770599" calcext:value-type="float">
            <text:p>7,269837706</text:p>
          </table:table-cell>
          <table:table-cell office:value-type="float" office:value="0.3238" calcext:value-type="float">
            <text:p>0,3238</text:p>
          </table:table-cell>
          <table:table-cell office:value-type="float" office:value="7.15778800201" calcext:value-type="float">
            <text:p>7,15778800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100340000005" calcext:value-type="float">
            <text:p>0,10034</text:p>
          </table:table-cell>
          <table:table-cell office:value-type="float" office:value="2.30232241074" calcext:value-type="float">
            <text:p>2,3023224107</text:p>
          </table:table-cell>
          <table:table-cell office:value-type="float" office:value="0.1001" calcext:value-type="float">
            <text:p>0,1001</text:p>
          </table:table-cell>
          <table:table-cell office:value-type="float" office:value="2.30360718918" calcext:value-type="float">
            <text:p>2,303607189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57362" calcext:value-type="float">
            <text:p>0,57362</text:p>
          </table:table-cell>
          <table:table-cell office:value-type="float" office:value="1.20983984127" calcext:value-type="float">
            <text:p>1,2098398413</text:p>
          </table:table-cell>
          <table:table-cell office:value-type="float" office:value="0.5367" calcext:value-type="float">
            <text:p>0,5367</text:p>
          </table:table-cell>
          <table:table-cell office:value-type="float" office:value="1.32847516479" calcext:value-type="float">
            <text:p>1,328475164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767959999980927" calcext:value-type="float">
            <text:p>0,76796</text:p>
          </table:table-cell>
          <table:table-cell office:value-type="float" office:value="0.669877762470245" calcext:value-type="float">
            <text:p>0,6698777625</text:p>
          </table:table-cell>
          <table:table-cell office:value-type="float" office:value="0.6728" calcext:value-type="float">
            <text:p>0,6728</text:p>
          </table:table-cell>
          <table:table-cell office:value-type="float" office:value="0.969608575820923" calcext:value-type="float">
            <text:p>0,9696085758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.666700000019" calcext:value-type="float">
            <text:p>0,6667</text:p>
          </table:table-cell>
          <table:table-cell office:value-type="float" office:value="0.941989844627" calcext:value-type="float">
            <text:p>0,9419898446</text:p>
          </table:table-cell>
          <table:table-cell office:value-type="float" office:value="0.6865" calcext:value-type="float">
            <text:p>0,6865</text:p>
          </table:table-cell>
          <table:table-cell office:value-type="float" office:value="0.90525594902" calcext:value-type="float">
            <text:p>0,90525594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845859999962" calcext:value-type="float">
            <text:p>0,84586</text:p>
          </table:table-cell>
          <table:table-cell office:value-type="float" office:value="0.45185668417" calcext:value-type="float">
            <text:p>0,4518566842</text:p>
          </table:table-cell>
          <table:table-cell office:value-type="float" office:value="0.6636" calcext:value-type="float">
            <text:p>0,6636</text:p>
          </table:table-cell>
          <table:table-cell office:value-type="float" office:value="1.12542573853" calcext:value-type="float">
            <text:p>1,125425738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823060000038" calcext:value-type="float">
            <text:p>0,82306</text:p>
          </table:table-cell>
          <table:table-cell office:value-type="float" office:value="0.518438273811" calcext:value-type="float">
            <text:p>0,5184382738</text:p>
          </table:table-cell>
          <table:table-cell office:value-type="float" office:value="0.6623" calcext:value-type="float">
            <text:p>0,6623</text:p>
          </table:table-cell>
          <table:table-cell office:value-type="float" office:value="1.08446726398" calcext:value-type="float">
            <text:p>1,08446726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792239999962" calcext:value-type="float">
            <text:p>0,79224</text:p>
          </table:table-cell>
          <table:table-cell office:value-type="float" office:value="0.604035426121" calcext:value-type="float">
            <text:p>0,6040354261</text:p>
          </table:table-cell>
          <table:table-cell office:value-type="float" office:value="0.6342" calcext:value-type="float">
            <text:p>0,6342</text:p>
          </table:table-cell>
          <table:table-cell office:value-type="float" office:value="1.16741682072" calcext:value-type="float">
            <text:p>1,167416820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736099999962" calcext:value-type="float">
            <text:p>0,7361</text:p>
          </table:table-cell>
          <table:table-cell office:value-type="float" office:value="0.767919926891" calcext:value-type="float">
            <text:p>0,7679199269</text:p>
          </table:table-cell>
          <table:table-cell office:value-type="float" office:value="0.6273" calcext:value-type="float">
            <text:p>0,6273</text:p>
          </table:table-cell>
          <table:table-cell office:value-type="float" office:value="1.10959655037" calcext:value-type="float">
            <text:p>1,109596550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326080000019" calcext:value-type="float">
            <text:p>0,32608</text:p>
          </table:table-cell>
          <table:table-cell office:value-type="float" office:value="7.18472891327" calcext:value-type="float">
            <text:p>7,1847289133</text:p>
          </table:table-cell>
          <table:table-cell office:value-type="float" office:value="0.3025" calcext:value-type="float">
            <text:p>0,3025</text:p>
          </table:table-cell>
          <table:table-cell office:value-type="float" office:value="7.31614545441" calcext:value-type="float">
            <text:p>7,316145454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10026" calcext:value-type="float">
            <text:p>0,10026</text:p>
          </table:table-cell>
          <table:table-cell office:value-type="float" office:value="2.30242441399" calcext:value-type="float">
            <text:p>2,302424414</text:p>
          </table:table-cell>
          <table:table-cell office:value-type="float" office:value="0.1" calcext:value-type="float">
            <text:p>0,1</text:p>
          </table:table-cell>
          <table:table-cell office:value-type="float" office:value="2.30357305908" calcext:value-type="float">
            <text:p>2,303573059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57516" calcext:value-type="float">
            <text:p>0,57516</text:p>
          </table:table-cell>
          <table:table-cell office:value-type="float" office:value="1.20050035194" calcext:value-type="float">
            <text:p>1,2005003519</text:p>
          </table:table-cell>
          <table:table-cell office:value-type="float" office:value="0.5412" calcext:value-type="float">
            <text:p>0,5412</text:p>
          </table:table-cell>
          <table:table-cell office:value-type="float" office:value="1.28860934753" calcext:value-type="float">
            <text:p>1,288609347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770879999980926" calcext:value-type="float">
            <text:p>0,77088</text:p>
          </table:table-cell>
          <table:table-cell office:value-type="float" office:value="0.662648507556915" calcext:value-type="float">
            <text:p>0,6626485076</text:p>
          </table:table-cell>
          <table:table-cell office:value-type="float" office:value="0.662" calcext:value-type="float">
            <text:p>0,662</text:p>
          </table:table-cell>
          <table:table-cell office:value-type="float" office:value="1.01207425956726" calcext:value-type="float">
            <text:p>1,0120742596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.668859999962" calcext:value-type="float">
            <text:p>0,66886</text:p>
          </table:table-cell>
          <table:table-cell office:value-type="float" office:value="0.936003365288" calcext:value-type="float">
            <text:p>0,9360033653</text:p>
          </table:table-cell>
          <table:table-cell office:value-type="float" office:value="0.6917" calcext:value-type="float">
            <text:p>0,6917</text:p>
          </table:table-cell>
          <table:table-cell office:value-type="float" office:value="0.897000908852" calcext:value-type="float">
            <text:p>0,897000908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53159999962" calcext:value-type="float">
            <text:p>0,85316</text:p>
          </table:table-cell>
          <table:table-cell office:value-type="float" office:value="0.430781387119" calcext:value-type="float">
            <text:p>0,4307813871</text:p>
          </table:table-cell>
          <table:table-cell office:value-type="float" office:value="0.6596" calcext:value-type="float">
            <text:p>0,6596</text:p>
          </table:table-cell>
          <table:table-cell office:value-type="float" office:value="1.1592279171" calcext:value-type="float">
            <text:p>1,159227917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28840000038" calcext:value-type="float">
            <text:p>0,82884</text:p>
          </table:table-cell>
          <table:table-cell office:value-type="float" office:value="0.497794250202" calcext:value-type="float">
            <text:p>0,4977942502</text:p>
          </table:table-cell>
          <table:table-cell office:value-type="float" office:value="0.6532" calcext:value-type="float">
            <text:p>0,6532</text:p>
          </table:table-cell>
          <table:table-cell office:value-type="float" office:value="1.13433801746" calcext:value-type="float">
            <text:p>1,134338017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0126" calcext:value-type="float">
            <text:p>0,80126</text:p>
          </table:table-cell>
          <table:table-cell office:value-type="float" office:value="0.58494053194" calcext:value-type="float">
            <text:p>0,5849405319</text:p>
          </table:table-cell>
          <table:table-cell office:value-type="float" office:value="0.6603" calcext:value-type="float">
            <text:p>0,6603</text:p>
          </table:table-cell>
          <table:table-cell office:value-type="float" office:value="1.06154445477" calcext:value-type="float">
            <text:p>1,061544454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739019999981" calcext:value-type="float">
            <text:p>0,73902</text:p>
          </table:table-cell>
          <table:table-cell office:value-type="float" office:value="0.75352897047" calcext:value-type="float">
            <text:p>0,7535289705</text:p>
          </table:table-cell>
          <table:table-cell office:value-type="float" office:value="0.6184" calcext:value-type="float">
            <text:p>0,6184</text:p>
          </table:table-cell>
          <table:table-cell office:value-type="float" office:value="1.1379054554" calcext:value-type="float">
            <text:p>1,137905455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321239999981" calcext:value-type="float">
            <text:p>0,32124</text:p>
          </table:table-cell>
          <table:table-cell office:value-type="float" office:value="7.20480877701" calcext:value-type="float">
            <text:p>7,204808777</text:p>
          </table:table-cell>
          <table:table-cell office:value-type="float" office:value="0.339" calcext:value-type="float">
            <text:p>0,339</text:p>
          </table:table-cell>
          <table:table-cell office:value-type="float" office:value="7.13070704498" calcext:value-type="float">
            <text:p>7,13070704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100239999995" calcext:value-type="float">
            <text:p>0,10024</text:p>
          </table:table-cell>
          <table:table-cell office:value-type="float" office:value="2.3023683506" calcext:value-type="float">
            <text:p>2,3023683506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0997086" calcext:value-type="float">
            <text:p>2,303409970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580680000038" calcext:value-type="float">
            <text:p>0,58068</text:p>
          </table:table-cell>
          <table:table-cell office:value-type="float" office:value="1.18648012001" calcext:value-type="float">
            <text:p>1,18648012</text:p>
          </table:table-cell>
          <table:table-cell office:value-type="float" office:value="0.5306" calcext:value-type="float">
            <text:p>0,5306</text:p>
          </table:table-cell>
          <table:table-cell office:value-type="float" office:value="1.33238729057" calcext:value-type="float">
            <text:p>1,332387290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78118" calcext:value-type="float">
            <text:p>0,78118</text:p>
          </table:table-cell>
          <table:table-cell office:value-type="float" office:value="0.628506152954102" calcext:value-type="float">
            <text:p>0,628506153</text:p>
          </table:table-cell>
          <table:table-cell office:value-type="float" office:value="0.6535" calcext:value-type="float">
            <text:p>0,6535</text:p>
          </table:table-cell>
          <table:table-cell office:value-type="float" office:value="1.06513769416809" calcext:value-type="float">
            <text:p>1,0651376942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672859999981" calcext:value-type="float">
            <text:p>0,67286</text:p>
          </table:table-cell>
          <table:table-cell office:value-type="float" office:value="0.928731944904" calcext:value-type="float">
            <text:p>0,9287319449</text:p>
          </table:table-cell>
          <table:table-cell office:value-type="float" office:value="0.6852" calcext:value-type="float">
            <text:p>0,6852</text:p>
          </table:table-cell>
          <table:table-cell office:value-type="float" office:value="0.904329712296" calcext:value-type="float">
            <text:p>0,90432971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860640000019" calcext:value-type="float">
            <text:p>0,86064</text:p>
          </table:table-cell>
          <table:table-cell office:value-type="float" office:value="0.41064865469" calcext:value-type="float">
            <text:p>0,4106486547</text:p>
          </table:table-cell>
          <table:table-cell office:value-type="float" office:value="0.6661" calcext:value-type="float">
            <text:p>0,6661</text:p>
          </table:table-cell>
          <table:table-cell office:value-type="float" office:value="1.14574589882" calcext:value-type="float">
            <text:p>1,145745898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834940000019" calcext:value-type="float">
            <text:p>0,83494</text:p>
          </table:table-cell>
          <table:table-cell office:value-type="float" office:value="0.481976856012" calcext:value-type="float">
            <text:p>0,481976856</text:p>
          </table:table-cell>
          <table:table-cell office:value-type="float" office:value="0.6732" calcext:value-type="float">
            <text:p>0,6732</text:p>
          </table:table-cell>
          <table:table-cell office:value-type="float" office:value="1.06677710457" calcext:value-type="float">
            <text:p>1,066777104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807400000019" calcext:value-type="float">
            <text:p>0,8074</text:p>
          </table:table-cell>
          <table:table-cell office:value-type="float" office:value="0.567362841606" calcext:value-type="float">
            <text:p>0,5673628416</text:p>
          </table:table-cell>
          <table:table-cell office:value-type="float" office:value="0.6598" calcext:value-type="float">
            <text:p>0,6598</text:p>
          </table:table-cell>
          <table:table-cell office:value-type="float" office:value="1.06400290775" calcext:value-type="float">
            <text:p>1,064002907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743440000038" calcext:value-type="float">
            <text:p>0,74344</text:p>
          </table:table-cell>
          <table:table-cell office:value-type="float" office:value="0.740882422562" calcext:value-type="float">
            <text:p>0,7408824226</text:p>
          </table:table-cell>
          <table:table-cell office:value-type="float" office:value="0.6506" calcext:value-type="float">
            <text:p>0,6506</text:p>
          </table:table-cell>
          <table:table-cell office:value-type="float" office:value="1.02882830391" calcext:value-type="float">
            <text:p>1,028828303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336780000019" calcext:value-type="float">
            <text:p>0,33678</text:p>
          </table:table-cell>
          <table:table-cell office:value-type="float" office:value="7.15064776398" calcext:value-type="float">
            <text:p>7,150647764</text:p>
          </table:table-cell>
          <table:table-cell office:value-type="float" office:value="0.3215" calcext:value-type="float">
            <text:p>0,3215</text:p>
          </table:table-cell>
          <table:table-cell office:value-type="float" office:value="7.17382993317" calcext:value-type="float">
            <text:p>7,173829933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100320000002" calcext:value-type="float">
            <text:p>0,10032</text:p>
          </table:table-cell>
          <table:table-cell office:value-type="float" office:value="2.30243227356" calcext:value-type="float">
            <text:p>2,3024322736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38920403" calcext:value-type="float">
            <text:p>2,30338920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584419999962" calcext:value-type="float">
            <text:p>0,58442</text:p>
          </table:table-cell>
          <table:table-cell office:value-type="float" office:value="1.17665096272" calcext:value-type="float">
            <text:p>1,1766509627</text:p>
          </table:table-cell>
          <table:table-cell office:value-type="float" office:value="0.552" calcext:value-type="float">
            <text:p>0,552</text:p>
          </table:table-cell>
          <table:table-cell office:value-type="float" office:value="1.26508311481" calcext:value-type="float">
            <text:p>1,265083114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793780000019073" calcext:value-type="float">
            <text:p>0,79378</text:p>
          </table:table-cell>
          <table:table-cell office:value-type="float" office:value="0.603472970409393" calcext:value-type="float">
            <text:p>0,6034729704</text:p>
          </table:table-cell>
          <table:table-cell office:value-type="float" office:value="0.673" calcext:value-type="float">
            <text:p>0,673</text:p>
          </table:table-cell>
          <table:table-cell office:value-type="float" office:value="0.98529253616333" calcext:value-type="float">
            <text:p>0,9852925362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674359999962" calcext:value-type="float">
            <text:p>0,67436</text:p>
          </table:table-cell>
          <table:table-cell office:value-type="float" office:value="0.919393633003" calcext:value-type="float">
            <text:p>0,919393633</text:p>
          </table:table-cell>
          <table:table-cell office:value-type="float" office:value="0.6898" calcext:value-type="float">
            <text:p>0,6898</text:p>
          </table:table-cell>
          <table:table-cell office:value-type="float" office:value="0.893609183121" calcext:value-type="float">
            <text:p>0,893609183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8688" calcext:value-type="float">
            <text:p>0,8688</text:p>
          </table:table-cell>
          <table:table-cell office:value-type="float" office:value="0.390386380386" calcext:value-type="float">
            <text:p>0,3903863804</text:p>
          </table:table-cell>
          <table:table-cell office:value-type="float" office:value="0.6578" calcext:value-type="float">
            <text:p>0,6578</text:p>
          </table:table-cell>
          <table:table-cell office:value-type="float" office:value="1.19592628288" calcext:value-type="float">
            <text:p>1,195926282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843859999981" calcext:value-type="float">
            <text:p>0,84386</text:p>
          </table:table-cell>
          <table:table-cell office:value-type="float" office:value="0.459792893009" calcext:value-type="float">
            <text:p>0,459792893</text:p>
          </table:table-cell>
          <table:table-cell office:value-type="float" office:value="0.6676" calcext:value-type="float">
            <text:p>0,6676</text:p>
          </table:table-cell>
          <table:table-cell office:value-type="float" office:value="1.09557867355" calcext:value-type="float">
            <text:p>1,095578673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811140000019" calcext:value-type="float">
            <text:p>0,81114</text:p>
          </table:table-cell>
          <table:table-cell office:value-type="float" office:value="0.552268567905" calcext:value-type="float">
            <text:p>0,5522685679</text:p>
          </table:table-cell>
          <table:table-cell office:value-type="float" office:value="0.6551" calcext:value-type="float">
            <text:p>0,6551</text:p>
          </table:table-cell>
          <table:table-cell office:value-type="float" office:value="1.08844235668" calcext:value-type="float">
            <text:p>1,088442356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747519999962" calcext:value-type="float">
            <text:p>0,74752</text:p>
          </table:table-cell>
          <table:table-cell office:value-type="float" office:value="0.727467878838" calcext:value-type="float">
            <text:p>0,7274678788</text:p>
          </table:table-cell>
          <table:table-cell office:value-type="float" office:value="0.6492" calcext:value-type="float">
            <text:p>0,6492</text:p>
          </table:table-cell>
          <table:table-cell office:value-type="float" office:value="1.04207654762" calcext:value-type="float">
            <text:p>1,042076547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336919999981" calcext:value-type="float">
            <text:p>0,33692</text:p>
          </table:table-cell>
          <table:table-cell office:value-type="float" office:value="7.15939914642" calcext:value-type="float">
            <text:p>7,1593991464</text:p>
          </table:table-cell>
          <table:table-cell office:value-type="float" office:value="0.3342" calcext:value-type="float">
            <text:p>0,3342</text:p>
          </table:table-cell>
          <table:table-cell office:value-type="float" office:value="7.14895412292" calcext:value-type="float">
            <text:p>7,148954122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100320000002" calcext:value-type="float">
            <text:p>0,10032</text:p>
          </table:table-cell>
          <table:table-cell office:value-type="float" office:value="2.30240055092" calcext:value-type="float">
            <text:p>2,302400550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6769104" calcext:value-type="float">
            <text:p>2,30346769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58776" calcext:value-type="float">
            <text:p>0,58776</text:p>
          </table:table-cell>
          <table:table-cell office:value-type="float" office:value="1.16413953777" calcext:value-type="float">
            <text:p>1,1641395378</text:p>
          </table:table-cell>
          <table:table-cell office:value-type="float" office:value="0.559" calcext:value-type="float">
            <text:p>0,559</text:p>
          </table:table-cell>
          <table:table-cell office:value-type="float" office:value="1.25339448681" calcext:value-type="float">
            <text:p>1,253394486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796999999980927" calcext:value-type="float">
            <text:p>0,797</text:p>
          </table:table-cell>
          <table:table-cell office:value-type="float" office:value="0.583593686485291" calcext:value-type="float">
            <text:p>0,5835936865</text:p>
          </table:table-cell>
          <table:table-cell office:value-type="float" office:value="0.6704" calcext:value-type="float">
            <text:p>0,6704</text:p>
          </table:table-cell>
          <table:table-cell office:value-type="float" office:value="1.00034973716736" calcext:value-type="float">
            <text:p>1,0003497372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679380000019" calcext:value-type="float">
            <text:p>0,67938</text:p>
          </table:table-cell>
          <table:table-cell office:value-type="float" office:value="0.908102677593" calcext:value-type="float">
            <text:p>0,9081026776</text:p>
          </table:table-cell>
          <table:table-cell office:value-type="float" office:value="0.697" calcext:value-type="float">
            <text:p>0,697</text:p>
          </table:table-cell>
          <table:table-cell office:value-type="float" office:value="0.8833218853" calcext:value-type="float">
            <text:p>0,883321885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77200000019" calcext:value-type="float">
            <text:p>0,8772</text:p>
          </table:table-cell>
          <table:table-cell office:value-type="float" office:value="0.367497732754" calcext:value-type="float">
            <text:p>0,3674977328</text:p>
          </table:table-cell>
          <table:table-cell office:value-type="float" office:value="0.6579" calcext:value-type="float">
            <text:p>0,6579</text:p>
          </table:table-cell>
          <table:table-cell office:value-type="float" office:value="1.2159422184" calcext:value-type="float">
            <text:p>1,215942218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515" calcext:value-type="float">
            <text:p>0,8515</text:p>
          </table:table-cell>
          <table:table-cell office:value-type="float" office:value="0.438625646286" calcext:value-type="float">
            <text:p>0,4386256463</text:p>
          </table:table-cell>
          <table:table-cell office:value-type="float" office:value="0.6494" calcext:value-type="float">
            <text:p>0,6494</text:p>
          </table:table-cell>
          <table:table-cell office:value-type="float" office:value="1.18474862633" calcext:value-type="float">
            <text:p>1,184748626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18719999962" calcext:value-type="float">
            <text:p>0,81872</text:p>
          </table:table-cell>
          <table:table-cell office:value-type="float" office:value="0.531557447071" calcext:value-type="float">
            <text:p>0,5315574471</text:p>
          </table:table-cell>
          <table:table-cell office:value-type="float" office:value="0.656" calcext:value-type="float">
            <text:p>0,656</text:p>
          </table:table-cell>
          <table:table-cell office:value-type="float" office:value="1.11664039841" calcext:value-type="float">
            <text:p>1,116640398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755860000038" calcext:value-type="float">
            <text:p>0,75586</text:p>
          </table:table-cell>
          <table:table-cell office:value-type="float" office:value="0.70904004488" calcext:value-type="float">
            <text:p>0,7090400449</text:p>
          </table:table-cell>
          <table:table-cell office:value-type="float" office:value="0.6527" calcext:value-type="float">
            <text:p>0,6527</text:p>
          </table:table-cell>
          <table:table-cell office:value-type="float" office:value="1.02270179329" calcext:value-type="float">
            <text:p>1,022701793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23767999999" calcext:value-type="float">
            <text:p>0,23768</text:p>
          </table:table-cell>
          <table:table-cell office:value-type="float" office:value="9.35537130341" calcext:value-type="float">
            <text:p>9,3553713034</text:p>
          </table:table-cell>
          <table:table-cell office:value-type="float" office:value="0.254" calcext:value-type="float">
            <text:p>0,254</text:p>
          </table:table-cell>
          <table:table-cell office:value-type="float" office:value="10.098702063" calcext:value-type="float">
            <text:p>10,09870206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100299999995" calcext:value-type="float">
            <text:p>0,1003</text:p>
          </table:table-cell>
          <table:table-cell office:value-type="float" office:value="2.30241913391" calcext:value-type="float">
            <text:p>2,302419133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6319962" calcext:value-type="float">
            <text:p>2,303463199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594139999962" calcext:value-type="float">
            <text:p>0,59414</text:p>
          </table:table-cell>
          <table:table-cell office:value-type="float" office:value="1.15411446892" calcext:value-type="float">
            <text:p>1,1541144689</text:p>
          </table:table-cell>
          <table:table-cell office:value-type="float" office:value="0.5524" calcext:value-type="float">
            <text:p>0,5524</text:p>
          </table:table-cell>
          <table:table-cell office:value-type="float" office:value="1.26081183109" calcext:value-type="float">
            <text:p>1,260811831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04819999961853" calcext:value-type="float">
            <text:p>0,80482</text:p>
          </table:table-cell>
          <table:table-cell office:value-type="float" office:value="0.565847064533234" calcext:value-type="float">
            <text:p>0,5658470645</text:p>
          </table:table-cell>
          <table:table-cell office:value-type="float" office:value="0.6757" calcext:value-type="float">
            <text:p>0,6757</text:p>
          </table:table-cell>
          <table:table-cell office:value-type="float" office:value="0.987625240898132" calcext:value-type="float">
            <text:p>0,9876252409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.683699999962" calcext:value-type="float">
            <text:p>0,6837</text:p>
          </table:table-cell>
          <table:table-cell office:value-type="float" office:value="0.902155186501" calcext:value-type="float">
            <text:p>0,9021551865</text:p>
          </table:table-cell>
          <table:table-cell office:value-type="float" office:value="0.6957" calcext:value-type="float">
            <text:p>0,6957</text:p>
          </table:table-cell>
          <table:table-cell office:value-type="float" office:value="0.875137877274" calcext:value-type="float">
            <text:p>0,875137877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8066" calcext:value-type="float">
            <text:p>0,88066</text:p>
          </table:table-cell>
          <table:table-cell office:value-type="float" office:value="0.3502633778" calcext:value-type="float">
            <text:p>0,3502633778</text:p>
          </table:table-cell>
          <table:table-cell office:value-type="float" office:value="0.6592" calcext:value-type="float">
            <text:p>0,6592</text:p>
          </table:table-cell>
          <table:table-cell office:value-type="float" office:value="1.19654342079" calcext:value-type="float">
            <text:p>1,196543420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56160000038" calcext:value-type="float">
            <text:p>0,85616</text:p>
          </table:table-cell>
          <table:table-cell office:value-type="float" office:value="0.422640052624" calcext:value-type="float">
            <text:p>0,4226400526</text:p>
          </table:table-cell>
          <table:table-cell office:value-type="float" office:value="0.6618" calcext:value-type="float">
            <text:p>0,6618</text:p>
          </table:table-cell>
          <table:table-cell office:value-type="float" office:value="1.12158143616" calcext:value-type="float">
            <text:p>1,121581436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2194" calcext:value-type="float">
            <text:p>0,82194</text:p>
          </table:table-cell>
          <table:table-cell office:value-type="float" office:value="0.518003056717" calcext:value-type="float">
            <text:p>0,5180030567</text:p>
          </table:table-cell>
          <table:table-cell office:value-type="float" office:value="0.6487" calcext:value-type="float">
            <text:p>0,6487</text:p>
          </table:table-cell>
          <table:table-cell office:value-type="float" office:value="1.15945159626" calcext:value-type="float">
            <text:p>1,159451596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759300000038" calcext:value-type="float">
            <text:p>0,7593</text:p>
          </table:table-cell>
          <table:table-cell office:value-type="float" office:value="0.700022586193" calcext:value-type="float">
            <text:p>0,7000225862</text:p>
          </table:table-cell>
          <table:table-cell office:value-type="float" office:value="0.6606" calcext:value-type="float">
            <text:p>0,6606</text:p>
          </table:table-cell>
          <table:table-cell office:value-type="float" office:value="0.999119917297" calcext:value-type="float">
            <text:p>0,999119917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25905999999" calcext:value-type="float">
            <text:p>0,25906</text:p>
          </table:table-cell>
          <table:table-cell office:value-type="float" office:value="10.0526585699" calcext:value-type="float">
            <text:p>10,0526585699</text:p>
          </table:table-cell>
          <table:table-cell office:value-type="float" office:value="0.2586" calcext:value-type="float">
            <text:p>0,2586</text:p>
          </table:table-cell>
          <table:table-cell office:value-type="float" office:value="10.0423679886" calcext:value-type="float">
            <text:p>10,042367988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100180000005" calcext:value-type="float">
            <text:p>0,10018</text:p>
          </table:table-cell>
          <table:table-cell office:value-type="float" office:value="2.30241855728" calcext:value-type="float">
            <text:p>2,3024185573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0472412" calcext:value-type="float">
            <text:p>2,303504724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596360000038" calcext:value-type="float">
            <text:p>0,59636</text:p>
          </table:table-cell>
          <table:table-cell office:value-type="float" office:value="1.14420923523" calcext:value-type="float">
            <text:p>1,1442092352</text:p>
          </table:table-cell>
          <table:table-cell office:value-type="float" office:value="0.5394" calcext:value-type="float">
            <text:p>0,5394</text:p>
          </table:table-cell>
          <table:table-cell office:value-type="float" office:value="1.30803371563" calcext:value-type="float">
            <text:p>1,308033715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11340000019074" calcext:value-type="float">
            <text:p>0,81134</text:p>
          </table:table-cell>
          <table:table-cell office:value-type="float" office:value="0.550517893352509" calcext:value-type="float">
            <text:p>0,5505178934</text:p>
          </table:table-cell>
          <table:table-cell office:value-type="float" office:value="0.6676" calcext:value-type="float">
            <text:p>0,6676</text:p>
          </table:table-cell>
          <table:table-cell office:value-type="float" office:value="1.0285602935791" calcext:value-type="float">
            <text:p>1,0285602936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685039999962" calcext:value-type="float">
            <text:p>0,68504</text:p>
          </table:table-cell>
          <table:table-cell office:value-type="float" office:value="0.89458471714" calcext:value-type="float">
            <text:p>0,8945847171</text:p>
          </table:table-cell>
          <table:table-cell office:value-type="float" office:value="0.6939" calcext:value-type="float">
            <text:p>0,6939</text:p>
          </table:table-cell>
          <table:table-cell office:value-type="float" office:value="0.87816538868" calcext:value-type="float">
            <text:p>0,878165388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87500000019" calcext:value-type="float">
            <text:p>0,8875</text:p>
          </table:table-cell>
          <table:table-cell office:value-type="float" office:value="0.335907769127" calcext:value-type="float">
            <text:p>0,3359077691</text:p>
          </table:table-cell>
          <table:table-cell office:value-type="float" office:value="0.6343" calcext:value-type="float">
            <text:p>0,6343</text:p>
          </table:table-cell>
          <table:table-cell office:value-type="float" office:value="1.35840464306" calcext:value-type="float">
            <text:p>1,358404643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6324" calcext:value-type="float">
            <text:p>0,86324</text:p>
          </table:table-cell>
          <table:table-cell office:value-type="float" office:value="0.405436145" calcext:value-type="float">
            <text:p>0,405436145</text:p>
          </table:table-cell>
          <table:table-cell office:value-type="float" office:value="0.65" calcext:value-type="float">
            <text:p>0,65</text:p>
          </table:table-cell>
          <table:table-cell office:value-type="float" office:value="1.19849800816" calcext:value-type="float">
            <text:p>1,198498008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30759999962" calcext:value-type="float">
            <text:p>0,83076</text:p>
          </table:table-cell>
          <table:table-cell office:value-type="float" office:value="0.498004800587" calcext:value-type="float">
            <text:p>0,4980048006</text:p>
          </table:table-cell>
          <table:table-cell office:value-type="float" office:value="0.6613" calcext:value-type="float">
            <text:p>0,6613</text:p>
          </table:table-cell>
          <table:table-cell office:value-type="float" office:value="1.09603727722" calcext:value-type="float">
            <text:p>1,096037277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763699999981" calcext:value-type="float">
            <text:p>0,7637</text:p>
          </table:table-cell>
          <table:table-cell office:value-type="float" office:value="0.685651661034" calcext:value-type="float">
            <text:p>0,685651661</text:p>
          </table:table-cell>
          <table:table-cell office:value-type="float" office:value="0.6462" calcext:value-type="float">
            <text:p>0,6462</text:p>
          </table:table-cell>
          <table:table-cell office:value-type="float" office:value="1.06221575623" calcext:value-type="float">
            <text:p>1,062215756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2638" calcext:value-type="float">
            <text:p>0,2638</text:p>
          </table:table-cell>
          <table:table-cell office:value-type="float" office:value="10.0269725513" calcext:value-type="float">
            <text:p>10,0269725513</text:p>
          </table:table-cell>
          <table:table-cell office:value-type="float" office:value="0.2553" calcext:value-type="float">
            <text:p>0,2553</text:p>
          </table:table-cell>
          <table:table-cell office:value-type="float" office:value="10.049290799" calcext:value-type="float">
            <text:p>10,04929079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100300000002" calcext:value-type="float">
            <text:p>0,1003</text:p>
          </table:table-cell>
          <table:table-cell office:value-type="float" office:value="2.30240511131" calcext:value-type="float">
            <text:p>2,3024051113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9756699" calcext:value-type="float">
            <text:p>2,30349756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95860000038" calcext:value-type="float">
            <text:p>0,59586</text:p>
          </table:table-cell>
          <table:table-cell office:value-type="float" office:value="1.13510138947" calcext:value-type="float">
            <text:p>1,1351013895</text:p>
          </table:table-cell>
          <table:table-cell office:value-type="float" office:value="0.5544" calcext:value-type="float">
            <text:p>0,5544</text:p>
          </table:table-cell>
          <table:table-cell office:value-type="float" office:value="1.26183682213" calcext:value-type="float">
            <text:p>1,261836822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16939999961853" calcext:value-type="float">
            <text:p>0,81694</text:p>
          </table:table-cell>
          <table:table-cell office:value-type="float" office:value="0.530402182340622" calcext:value-type="float">
            <text:p>0,5304021823</text:p>
          </table:table-cell>
          <table:table-cell office:value-type="float" office:value="0.6778" calcext:value-type="float">
            <text:p>0,6778</text:p>
          </table:table-cell>
          <table:table-cell office:value-type="float" office:value="0.989370470809937" calcext:value-type="float">
            <text:p>0,9893704708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.6868" calcext:value-type="float">
            <text:p>0,6868</text:p>
          </table:table-cell>
          <table:table-cell office:value-type="float" office:value="0.886451236858" calcext:value-type="float">
            <text:p>0,8864512369</text:p>
          </table:table-cell>
          <table:table-cell office:value-type="float" office:value="0.6997" calcext:value-type="float">
            <text:p>0,6997</text:p>
          </table:table-cell>
          <table:table-cell office:value-type="float" office:value="0.868696734238" calcext:value-type="float">
            <text:p>0,868696734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94460000019" calcext:value-type="float">
            <text:p>0,89446</text:p>
          </table:table-cell>
          <table:table-cell office:value-type="float" office:value="0.316013113441" calcext:value-type="float">
            <text:p>0,3160131134</text:p>
          </table:table-cell>
          <table:table-cell office:value-type="float" office:value="0.6361" calcext:value-type="float">
            <text:p>0,6361</text:p>
          </table:table-cell>
          <table:table-cell office:value-type="float" office:value="1.38713075256" calcext:value-type="float">
            <text:p>1,387130752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6896" calcext:value-type="float">
            <text:p>0,86896</text:p>
          </table:table-cell>
          <table:table-cell office:value-type="float" office:value="0.387347837105" calcext:value-type="float">
            <text:p>0,3873478371</text:p>
          </table:table-cell>
          <table:table-cell office:value-type="float" office:value="0.6365" calcext:value-type="float">
            <text:p>0,6365</text:p>
          </table:table-cell>
          <table:table-cell office:value-type="float" office:value="1.28403442459" calcext:value-type="float">
            <text:p>1,284034424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34439999962" calcext:value-type="float">
            <text:p>0,83444</text:p>
          </table:table-cell>
          <table:table-cell office:value-type="float" office:value="0.484021086464" calcext:value-type="float">
            <text:p>0,4840210865</text:p>
          </table:table-cell>
          <table:table-cell office:value-type="float" office:value="0.6547" calcext:value-type="float">
            <text:p>0,6547</text:p>
          </table:table-cell>
          <table:table-cell office:value-type="float" office:value="1.12319305868" calcext:value-type="float">
            <text:p>1,123193058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770559999962" calcext:value-type="float">
            <text:p>0,77056</text:p>
          </table:table-cell>
          <table:table-cell office:value-type="float" office:value="0.670456209621" calcext:value-type="float">
            <text:p>0,6704562096</text:p>
          </table:table-cell>
          <table:table-cell office:value-type="float" office:value="0.6423" calcext:value-type="float">
            <text:p>0,6423</text:p>
          </table:table-cell>
          <table:table-cell office:value-type="float" office:value="1.08775080299" calcext:value-type="float">
            <text:p>1,08775080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26904000001" calcext:value-type="float">
            <text:p>0,26904</text:p>
          </table:table-cell>
          <table:table-cell office:value-type="float" office:value="10.0220409454" calcext:value-type="float">
            <text:p>10,0220409454</text:p>
          </table:table-cell>
          <table:table-cell office:value-type="float" office:value="0.2436" calcext:value-type="float">
            <text:p>0,2436</text:p>
          </table:table-cell>
          <table:table-cell office:value-type="float" office:value="10.1406201447" calcext:value-type="float">
            <text:p>10,140620144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10012" calcext:value-type="float">
            <text:p>0,10012</text:p>
          </table:table-cell>
          <table:table-cell office:value-type="float" office:value="2.302413629" calcext:value-type="float">
            <text:p>2,30241362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0649529" calcext:value-type="float">
            <text:p>2,303506495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603679999962" calcext:value-type="float">
            <text:p>0,60368</text:p>
          </table:table-cell>
          <table:table-cell office:value-type="float" office:value="1.12389025009" calcext:value-type="float">
            <text:p>1,1238902501</text:p>
          </table:table-cell>
          <table:table-cell office:value-type="float" office:value="0.5425" calcext:value-type="float">
            <text:p>0,5425</text:p>
          </table:table-cell>
          <table:table-cell office:value-type="float" office:value="1.30103329506" calcext:value-type="float">
            <text:p>1,301033295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2972" calcext:value-type="float">
            <text:p>0,82972</text:p>
          </table:table-cell>
          <table:table-cell office:value-type="float" office:value="0.504727207489014" calcext:value-type="float">
            <text:p>0,5047272075</text:p>
          </table:table-cell>
          <table:table-cell office:value-type="float" office:value="0.6458" calcext:value-type="float">
            <text:p>0,6458</text:p>
          </table:table-cell>
          <table:table-cell office:value-type="float" office:value="1.12095590133667" calcext:value-type="float">
            <text:p>1,1209559013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68942" calcext:value-type="float">
            <text:p>0,68942</text:p>
          </table:table-cell>
          <table:table-cell office:value-type="float" office:value="0.88005985527" calcext:value-type="float">
            <text:p>0,8800598553</text:p>
          </table:table-cell>
          <table:table-cell office:value-type="float" office:value="0.7027" calcext:value-type="float">
            <text:p>0,7027</text:p>
          </table:table-cell>
          <table:table-cell office:value-type="float" office:value="0.856380517006" calcext:value-type="float">
            <text:p>0,85638051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99279999981" calcext:value-type="float">
            <text:p>0,89928</text:p>
          </table:table-cell>
          <table:table-cell office:value-type="float" office:value="0.301012770491" calcext:value-type="float">
            <text:p>0,3010127705</text:p>
          </table:table-cell>
          <table:table-cell office:value-type="float" office:value="0.6547" calcext:value-type="float">
            <text:p>0,6547</text:p>
          </table:table-cell>
          <table:table-cell office:value-type="float" office:value="1.29233918533" calcext:value-type="float">
            <text:p>1,292339185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75039999981" calcext:value-type="float">
            <text:p>0,87504</text:p>
          </table:table-cell>
          <table:table-cell office:value-type="float" office:value="0.370749260921" calcext:value-type="float">
            <text:p>0,3707492609</text:p>
          </table:table-cell>
          <table:table-cell office:value-type="float" office:value="0.6608" calcext:value-type="float">
            <text:p>0,6608</text:p>
          </table:table-cell>
          <table:table-cell office:value-type="float" office:value="1.199756707" calcext:value-type="float">
            <text:p>1,19975670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38999999962" calcext:value-type="float">
            <text:p>0,839</text:p>
          </table:table-cell>
          <table:table-cell office:value-type="float" office:value="0.471790590267" calcext:value-type="float">
            <text:p>0,4717905903</text:p>
          </table:table-cell>
          <table:table-cell office:value-type="float" office:value="0.6609" calcext:value-type="float">
            <text:p>0,6609</text:p>
          </table:table-cell>
          <table:table-cell office:value-type="float" office:value="1.11387777748" calcext:value-type="float">
            <text:p>1,113877777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773900000038" calcext:value-type="float">
            <text:p>0,7739</text:p>
          </table:table-cell>
          <table:table-cell office:value-type="float" office:value="0.655861693459" calcext:value-type="float">
            <text:p>0,6558616935</text:p>
          </table:table-cell>
          <table:table-cell office:value-type="float" office:value="0.6404" calcext:value-type="float">
            <text:p>0,6404</text:p>
          </table:table-cell>
          <table:table-cell office:value-type="float" office:value="1.07356295595" calcext:value-type="float">
            <text:p>1,07356295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25026" calcext:value-type="float">
            <text:p>0,25026</text:p>
          </table:table-cell>
          <table:table-cell office:value-type="float" office:value="10.1520592874" calcext:value-type="float">
            <text:p>10,1520592874</text:p>
          </table:table-cell>
          <table:table-cell office:value-type="float" office:value="0.2577" calcext:value-type="float">
            <text:p>0,2577</text:p>
          </table:table-cell>
          <table:table-cell office:value-type="float" office:value="10.0737300018" calcext:value-type="float">
            <text:p>10,073730001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100340000005" calcext:value-type="float">
            <text:p>0,10034</text:p>
          </table:table-cell>
          <table:table-cell office:value-type="float" office:value="2.30238405319" calcext:value-type="float">
            <text:p>2,3023840532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9176941" calcext:value-type="float">
            <text:p>2,303491769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607819999981" calcext:value-type="float">
            <text:p>0,60782</text:p>
          </table:table-cell>
          <table:table-cell office:value-type="float" office:value="1.11231686241" calcext:value-type="float">
            <text:p>1,1123168624</text:p>
          </table:table-cell>
          <table:table-cell office:value-type="float" office:value="0.5659" calcext:value-type="float">
            <text:p>0,5659</text:p>
          </table:table-cell>
          <table:table-cell office:value-type="float" office:value="1.22749056206" calcext:value-type="float">
            <text:p>1,227490562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3034" calcext:value-type="float">
            <text:p>0,83034</text:p>
          </table:table-cell>
          <table:table-cell office:value-type="float" office:value="0.489874760284424" calcext:value-type="float">
            <text:p>0,4898747603</text:p>
          </table:table-cell>
          <table:table-cell office:value-type="float" office:value="0.6736" calcext:value-type="float">
            <text:p>0,6736</text:p>
          </table:table-cell>
          <table:table-cell office:value-type="float" office:value="1.0273670791626" calcext:value-type="float">
            <text:p>1,0273670792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69156" calcext:value-type="float">
            <text:p>0,69156</text:p>
          </table:table-cell>
          <table:table-cell office:value-type="float" office:value="0.872396883087" calcext:value-type="float">
            <text:p>0,8723968831</text:p>
          </table:table-cell>
          <table:table-cell office:value-type="float" office:value="0.7026" calcext:value-type="float">
            <text:p>0,7026</text:p>
          </table:table-cell>
          <table:table-cell office:value-type="float" office:value="0.859796411133" calcext:value-type="float">
            <text:p>0,859796411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905400000038" calcext:value-type="float">
            <text:p>0,9054</text:p>
          </table:table-cell>
          <table:table-cell office:value-type="float" office:value="0.289035362072" calcext:value-type="float">
            <text:p>0,2890353621</text:p>
          </table:table-cell>
          <table:table-cell office:value-type="float" office:value="0.645" calcext:value-type="float">
            <text:p>0,645</text:p>
          </table:table-cell>
          <table:table-cell office:value-type="float" office:value="1.45532934551" calcext:value-type="float">
            <text:p>1,455329345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877680000019" calcext:value-type="float">
            <text:p>0,87768</text:p>
          </table:table-cell>
          <table:table-cell office:value-type="float" office:value="0.359956714344" calcext:value-type="float">
            <text:p>0,3599567143</text:p>
          </table:table-cell>
          <table:table-cell office:value-type="float" office:value="0.6611" calcext:value-type="float">
            <text:p>0,6611</text:p>
          </table:table-cell>
          <table:table-cell office:value-type="float" office:value="1.25612712479" calcext:value-type="float">
            <text:p>1,256127124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844740000019" calcext:value-type="float">
            <text:p>0,84474</text:p>
          </table:table-cell>
          <table:table-cell office:value-type="float" office:value="0.451506854935" calcext:value-type="float">
            <text:p>0,4515068549</text:p>
          </table:table-cell>
          <table:table-cell office:value-type="float" office:value="0.6571" calcext:value-type="float">
            <text:p>0,6571</text:p>
          </table:table-cell>
          <table:table-cell office:value-type="float" office:value="1.15781371965" calcext:value-type="float">
            <text:p>1,157813719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78879999962" calcext:value-type="float">
            <text:p>0,77888</text:p>
          </table:table-cell>
          <table:table-cell office:value-type="float" office:value="0.643481884613" calcext:value-type="float">
            <text:p>0,6434818846</text:p>
          </table:table-cell>
          <table:table-cell office:value-type="float" office:value="0.6416" calcext:value-type="float">
            <text:p>0,6416</text:p>
          </table:table-cell>
          <table:table-cell office:value-type="float" office:value="1.08723784695" calcext:value-type="float">
            <text:p>1,08723784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190019999995" calcext:value-type="float">
            <text:p>0,19002</text:p>
          </table:table-cell>
          <table:table-cell office:value-type="float" office:value="11.2804421332" calcext:value-type="float">
            <text:p>11,2804421332</text:p>
          </table:table-cell>
          <table:table-cell office:value-type="float" office:value="0.1716" calcext:value-type="float">
            <text:p>0,1716</text:p>
          </table:table-cell>
          <table:table-cell office:value-type="float" office:value="11.7402163452" calcext:value-type="float">
            <text:p>11,740216345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100220000002" calcext:value-type="float">
            <text:p>0,10022</text:p>
          </table:table-cell>
          <table:table-cell office:value-type="float" office:value="2.30239048386" calcext:value-type="float">
            <text:p>2,302390483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85466" calcext:value-type="float">
            <text:p>2,30348546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610740000019" calcext:value-type="float">
            <text:p>0,61074</text:p>
          </table:table-cell>
          <table:table-cell office:value-type="float" office:value="1.10388275846" calcext:value-type="float">
            <text:p>1,1038827585</text:p>
          </table:table-cell>
          <table:table-cell office:value-type="float" office:value="0.5576" calcext:value-type="float">
            <text:p>0,5576</text:p>
          </table:table-cell>
          <table:table-cell office:value-type="float" office:value="1.25462351894" calcext:value-type="float">
            <text:p>1,254623518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8388" calcext:value-type="float">
            <text:p>0,8388</text:p>
          </table:table-cell>
          <table:table-cell office:value-type="float" office:value="0.471711002178192" calcext:value-type="float">
            <text:p>0,4717110022</text:p>
          </table:table-cell>
          <table:table-cell office:value-type="float" office:value="0.6423" calcext:value-type="float">
            <text:p>0,6423</text:p>
          </table:table-cell>
          <table:table-cell office:value-type="float" office:value="1.16480376052856" calcext:value-type="float">
            <text:p>1,1648037605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.69284" calcext:value-type="float">
            <text:p>0,69284</text:p>
          </table:table-cell>
          <table:table-cell office:value-type="float" office:value="0.866534190559" calcext:value-type="float">
            <text:p>0,8665341906</text:p>
          </table:table-cell>
          <table:table-cell office:value-type="float" office:value="0.7042" calcext:value-type="float">
            <text:p>0,7042</text:p>
          </table:table-cell>
          <table:table-cell office:value-type="float" office:value="0.851448319817" calcext:value-type="float">
            <text:p>0,851448319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1398" calcext:value-type="float">
            <text:p>0,91398</text:p>
          </table:table-cell>
          <table:table-cell office:value-type="float" office:value="0.260236866527" calcext:value-type="float">
            <text:p>0,2602368665</text:p>
          </table:table-cell>
          <table:table-cell office:value-type="float" office:value="0.6629" calcext:value-type="float">
            <text:p>0,6629</text:p>
          </table:table-cell>
          <table:table-cell office:value-type="float" office:value="1.31492631092" calcext:value-type="float">
            <text:p>1,314926310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88736" calcext:value-type="float">
            <text:p>0,88736</text:p>
          </table:table-cell>
          <table:table-cell office:value-type="float" office:value="0.335252973013" calcext:value-type="float">
            <text:p>0,335252973</text:p>
          </table:table-cell>
          <table:table-cell office:value-type="float" office:value="0.6683" calcext:value-type="float">
            <text:p>0,6683</text:p>
          </table:table-cell>
          <table:table-cell office:value-type="float" office:value="1.21913783417" calcext:value-type="float">
            <text:p>1,219137834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853059999981" calcext:value-type="float">
            <text:p>0,85306</text:p>
          </table:table-cell>
          <table:table-cell office:value-type="float" office:value="0.434797498684" calcext:value-type="float">
            <text:p>0,4347974987</text:p>
          </table:table-cell>
          <table:table-cell office:value-type="float" office:value="0.6574" calcext:value-type="float">
            <text:p>0,6574</text:p>
          </table:table-cell>
          <table:table-cell office:value-type="float" office:value="1.16723095245" calcext:value-type="float">
            <text:p>1,167230952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783580000038" calcext:value-type="float">
            <text:p>0,78358</text:p>
          </table:table-cell>
          <table:table-cell office:value-type="float" office:value="0.629571760597" calcext:value-type="float">
            <text:p>0,6295717606</text:p>
          </table:table-cell>
          <table:table-cell office:value-type="float" office:value="0.6503" calcext:value-type="float">
            <text:p>0,6503</text:p>
          </table:table-cell>
          <table:table-cell office:value-type="float" office:value="1.06800478249" calcext:value-type="float">
            <text:p>1,068004782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19036000001" calcext:value-type="float">
            <text:p>0,19036</text:p>
          </table:table-cell>
          <table:table-cell office:value-type="float" office:value="11.560875665" calcext:value-type="float">
            <text:p>11,560875665</text:p>
          </table:table-cell>
          <table:table-cell office:value-type="float" office:value="0.2052" calcext:value-type="float">
            <text:p>0,2052</text:p>
          </table:table-cell>
          <table:table-cell office:value-type="float" office:value="11.5200485275" calcext:value-type="float">
            <text:p>11,520048527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100259999998" calcext:value-type="float">
            <text:p>0,10026</text:p>
          </table:table-cell>
          <table:table-cell office:value-type="float" office:value="2.30238735649" calcext:value-type="float">
            <text:p>2,3023873565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6510735" calcext:value-type="float">
            <text:p>2,303465107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613460000038" calcext:value-type="float">
            <text:p>0,61346</text:p>
          </table:table-cell>
          <table:table-cell office:value-type="float" office:value="1.09396016285" calcext:value-type="float">
            <text:p>1,0939601629</text:p>
          </table:table-cell>
          <table:table-cell office:value-type="float" office:value="0.5654" calcext:value-type="float">
            <text:p>0,5654</text:p>
          </table:table-cell>
          <table:table-cell office:value-type="float" office:value="1.23091123161" calcext:value-type="float">
            <text:p>1,230911231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844340000038147" calcext:value-type="float">
            <text:p>0,84434</text:p>
          </table:table-cell>
          <table:table-cell office:value-type="float" office:value="0.455255544843674" calcext:value-type="float">
            <text:p>0,4552555448</text:p>
          </table:table-cell>
          <table:table-cell office:value-type="float" office:value="0.6754" calcext:value-type="float">
            <text:p>0,6754</text:p>
          </table:table-cell>
          <table:table-cell office:value-type="float" office:value="1.03611600837708" calcext:value-type="float">
            <text:p>1,0361160084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696560000038" calcext:value-type="float">
            <text:p>0,69656</text:p>
          </table:table-cell>
          <table:table-cell office:value-type="float" office:value="0.858174177418" calcext:value-type="float">
            <text:p>0,8581741774</text:p>
          </table:table-cell>
          <table:table-cell office:value-type="float" office:value="0.705" calcext:value-type="float">
            <text:p>0,705</text:p>
          </table:table-cell>
          <table:table-cell office:value-type="float" office:value="0.857634888458" calcext:value-type="float">
            <text:p>0,857634888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91748" calcext:value-type="float">
            <text:p>0,91748</text:p>
          </table:table-cell>
          <table:table-cell office:value-type="float" office:value="0.250578673944" calcext:value-type="float">
            <text:p>0,2505786739</text:p>
          </table:table-cell>
          <table:table-cell office:value-type="float" office:value="0.6467" calcext:value-type="float">
            <text:p>0,6467</text:p>
          </table:table-cell>
          <table:table-cell office:value-type="float" office:value="1.4825640564" calcext:value-type="float">
            <text:p>1,482564056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89368" calcext:value-type="float">
            <text:p>0,89368</text:p>
          </table:table-cell>
          <table:table-cell office:value-type="float" office:value="0.319666587896" calcext:value-type="float">
            <text:p>0,3196665879</text:p>
          </table:table-cell>
          <table:table-cell office:value-type="float" office:value="0.6613" calcext:value-type="float">
            <text:p>0,6613</text:p>
          </table:table-cell>
          <table:table-cell office:value-type="float" office:value="1.29940158978" calcext:value-type="float">
            <text:p>1,299401589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858460000038" calcext:value-type="float">
            <text:p>0,85846</text:p>
          </table:table-cell>
          <table:table-cell office:value-type="float" office:value="0.419121849747" calcext:value-type="float">
            <text:p>0,4191218497</text:p>
          </table:table-cell>
          <table:table-cell office:value-type="float" office:value="0.655" calcext:value-type="float">
            <text:p>0,655</text:p>
          </table:table-cell>
          <table:table-cell office:value-type="float" office:value="1.189952384" calcext:value-type="float">
            <text:p>1,18995238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787139999981" calcext:value-type="float">
            <text:p>0,78714</text:p>
          </table:table-cell>
          <table:table-cell office:value-type="float" office:value="0.619187262764" calcext:value-type="float">
            <text:p>0,6191872628</text:p>
          </table:table-cell>
          <table:table-cell office:value-type="float" office:value="0.662" calcext:value-type="float">
            <text:p>0,662</text:p>
          </table:table-cell>
          <table:table-cell office:value-type="float" office:value="1.0465853611" calcext:value-type="float">
            <text:p>1,04658536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20322" calcext:value-type="float">
            <text:p>0,20322</text:p>
          </table:table-cell>
          <table:table-cell office:value-type="float" office:value="11.5189038885" calcext:value-type="float">
            <text:p>11,5189038885</text:p>
          </table:table-cell>
          <table:table-cell office:value-type="float" office:value="0.187" calcext:value-type="float">
            <text:p>0,187</text:p>
          </table:table-cell>
          <table:table-cell office:value-type="float" office:value="11.5674752686" calcext:value-type="float">
            <text:p>11,567475268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10024" calcext:value-type="float">
            <text:p>0,10024</text:p>
          </table:table-cell>
          <table:table-cell office:value-type="float" office:value="2.30236859787" calcext:value-type="float">
            <text:p>2,302368597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6353073" calcext:value-type="float">
            <text:p>2,303563530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617300000019" calcext:value-type="float">
            <text:p>0,6173</text:p>
          </table:table-cell>
          <table:table-cell office:value-type="float" office:value="1.08763721676" calcext:value-type="float">
            <text:p>1,0876372168</text:p>
          </table:table-cell>
          <table:table-cell office:value-type="float" office:value="0.5669" calcext:value-type="float">
            <text:p>0,5669</text:p>
          </table:table-cell>
          <table:table-cell office:value-type="float" office:value="1.23084196815" calcext:value-type="float">
            <text:p>1,230841968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8529" calcext:value-type="float">
            <text:p>0,8529</text:p>
          </table:table-cell>
          <table:table-cell office:value-type="float" office:value="0.437023981962204" calcext:value-type="float">
            <text:p>0,437023982</text:p>
          </table:table-cell>
          <table:table-cell office:value-type="float" office:value="0.6643" calcext:value-type="float">
            <text:p>0,6643</text:p>
          </table:table-cell>
          <table:table-cell office:value-type="float" office:value="1.10688189754486" calcext:value-type="float">
            <text:p>1,1068818975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700239999981" calcext:value-type="float">
            <text:p>0,70024</text:p>
          </table:table-cell>
          <table:table-cell office:value-type="float" office:value="0.849143450184" calcext:value-type="float">
            <text:p>0,8491434502</text:p>
          </table:table-cell>
          <table:table-cell office:value-type="float" office:value="0.7046" calcext:value-type="float">
            <text:p>0,7046</text:p>
          </table:table-cell>
          <table:table-cell office:value-type="float" office:value="0.856578783035" calcext:value-type="float">
            <text:p>0,85657878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24039999981" calcext:value-type="float">
            <text:p>0,92404</text:p>
          </table:table-cell>
          <table:table-cell office:value-type="float" office:value="0.231898881922" calcext:value-type="float">
            <text:p>0,2318988819</text:p>
          </table:table-cell>
          <table:table-cell office:value-type="float" office:value="0.6552" calcext:value-type="float">
            <text:p>0,6552</text:p>
          </table:table-cell>
          <table:table-cell office:value-type="float" office:value="1.48883214207" calcext:value-type="float">
            <text:p>1,488832142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00300000038" calcext:value-type="float">
            <text:p>0,9003</text:p>
          </table:table-cell>
          <table:table-cell office:value-type="float" office:value="0.3021728619" calcext:value-type="float">
            <text:p>0,3021728619</text:p>
          </table:table-cell>
          <table:table-cell office:value-type="float" office:value="0.6637" calcext:value-type="float">
            <text:p>0,6637</text:p>
          </table:table-cell>
          <table:table-cell office:value-type="float" office:value="1.30949820137" calcext:value-type="float">
            <text:p>1,309498201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86374" calcext:value-type="float">
            <text:p>0,86374</text:p>
          </table:table-cell>
          <table:table-cell office:value-type="float" office:value="0.403778049011" calcext:value-type="float">
            <text:p>0,403778049</text:p>
          </table:table-cell>
          <table:table-cell office:value-type="float" office:value="0.6538" calcext:value-type="float">
            <text:p>0,6538</text:p>
          </table:table-cell>
          <table:table-cell office:value-type="float" office:value="1.21714239902" calcext:value-type="float">
            <text:p>1,21714239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792379999962" calcext:value-type="float">
            <text:p>0,79238</text:p>
          </table:table-cell>
          <table:table-cell office:value-type="float" office:value="0.603115400028" calcext:value-type="float">
            <text:p>0,6031154</text:p>
          </table:table-cell>
          <table:table-cell office:value-type="float" office:value="0.6491" calcext:value-type="float">
            <text:p>0,6491</text:p>
          </table:table-cell>
          <table:table-cell office:value-type="float" office:value="1.08336688843" calcext:value-type="float">
            <text:p>1,083366888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206159999981" calcext:value-type="float">
            <text:p>0,20616</text:p>
          </table:table-cell>
          <table:table-cell office:value-type="float" office:value="11.5102676312" calcext:value-type="float">
            <text:p>11,5102676312</text:p>
          </table:table-cell>
          <table:table-cell office:value-type="float" office:value="0.2007" calcext:value-type="float">
            <text:p>0,2007</text:p>
          </table:table-cell>
          <table:table-cell office:value-type="float" office:value="11.5313683136" calcext:value-type="float">
            <text:p>11,531368313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100199999998" calcext:value-type="float">
            <text:p>0,1002</text:p>
          </table:table-cell>
          <table:table-cell office:value-type="float" office:value="2.30236318634" calcext:value-type="float">
            <text:p>2,3023631863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9102592" calcext:value-type="float">
            <text:p>2,303491025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617379999962" calcext:value-type="float">
            <text:p>0,61738</text:p>
          </table:table-cell>
          <table:table-cell office:value-type="float" office:value="1.08073965031" calcext:value-type="float">
            <text:p>1,0807396503</text:p>
          </table:table-cell>
          <table:table-cell office:value-type="float" office:value="0.5729" calcext:value-type="float">
            <text:p>0,5729</text:p>
          </table:table-cell>
          <table:table-cell office:value-type="float" office:value="1.21918627815" calcext:value-type="float">
            <text:p>1,219186278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856719999961853" calcext:value-type="float">
            <text:p>0,85672</text:p>
          </table:table-cell>
          <table:table-cell office:value-type="float" office:value="0.42134458114624" calcext:value-type="float">
            <text:p>0,4213445811</text:p>
          </table:table-cell>
          <table:table-cell office:value-type="float" office:value="0.6581" calcext:value-type="float">
            <text:p>0,6581</text:p>
          </table:table-cell>
          <table:table-cell office:value-type="float" office:value="1.13345944976807" calcext:value-type="float">
            <text:p>1,1334594498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701560000019" calcext:value-type="float">
            <text:p>0,70156</text:p>
          </table:table-cell>
          <table:table-cell office:value-type="float" office:value="0.846252695923" calcext:value-type="float">
            <text:p>0,8462526959</text:p>
          </table:table-cell>
          <table:table-cell office:value-type="float" office:value="0.7091" calcext:value-type="float">
            <text:p>0,7091</text:p>
          </table:table-cell>
          <table:table-cell office:value-type="float" office:value="0.847803870392" calcext:value-type="float">
            <text:p>0,84780387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929299999981" calcext:value-type="float">
            <text:p>0,9293</text:p>
          </table:table-cell>
          <table:table-cell office:value-type="float" office:value="0.219152947912" calcext:value-type="float">
            <text:p>0,2191529479</text:p>
          </table:table-cell>
          <table:table-cell office:value-type="float" office:value="0.6566" calcext:value-type="float">
            <text:p>0,6566</text:p>
          </table:table-cell>
          <table:table-cell office:value-type="float" office:value="1.43791766262" calcext:value-type="float">
            <text:p>1,43791766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90478" calcext:value-type="float">
            <text:p>0,90478</text:p>
          </table:table-cell>
          <table:table-cell office:value-type="float" office:value="0.286933978863" calcext:value-type="float">
            <text:p>0,2869339789</text:p>
          </table:table-cell>
          <table:table-cell office:value-type="float" office:value="0.6599" calcext:value-type="float">
            <text:p>0,6599</text:p>
          </table:table-cell>
          <table:table-cell office:value-type="float" office:value="1.30249618683" calcext:value-type="float">
            <text:p>1,30249618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68600000019" calcext:value-type="float">
            <text:p>0,8686</text:p>
          </table:table-cell>
          <table:table-cell office:value-type="float" office:value="0.390070736027" calcext:value-type="float">
            <text:p>0,390070736</text:p>
          </table:table-cell>
          <table:table-cell office:value-type="float" office:value="0.6546" calcext:value-type="float">
            <text:p>0,6546</text:p>
          </table:table-cell>
          <table:table-cell office:value-type="float" office:value="1.26129515762" calcext:value-type="float">
            <text:p>1,261295157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79906" calcext:value-type="float">
            <text:p>0,79906</text:p>
          </table:table-cell>
          <table:table-cell office:value-type="float" office:value="0.587582031288" calcext:value-type="float">
            <text:p>0,5875820313</text:p>
          </table:table-cell>
          <table:table-cell office:value-type="float" office:value="0.6422" calcext:value-type="float">
            <text:p>0,6422</text:p>
          </table:table-cell>
          <table:table-cell office:value-type="float" office:value="1.13067554359" calcext:value-type="float">
            <text:p>1,130675543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20755999999" calcext:value-type="float">
            <text:p>0,20756</text:p>
          </table:table-cell>
          <table:table-cell office:value-type="float" office:value="11.5057355911" calcext:value-type="float">
            <text:p>11,5057355911</text:p>
          </table:table-cell>
          <table:table-cell office:value-type="float" office:value="0.2047" calcext:value-type="float">
            <text:p>0,2047</text:p>
          </table:table-cell>
          <table:table-cell office:value-type="float" office:value="11.5228728104" calcext:value-type="float">
            <text:p>11,52287281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0022" calcext:value-type="float">
            <text:p>0,10022</text:p>
          </table:table-cell>
          <table:table-cell office:value-type="float" office:value="2.30237247169" calcext:value-type="float">
            <text:p>2,3023724717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834259" calcext:value-type="float">
            <text:p>2,303483425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624020000019" calcext:value-type="float">
            <text:p>0,62402</text:p>
          </table:table-cell>
          <table:table-cell office:value-type="float" office:value="1.0699724572" calcext:value-type="float">
            <text:p>1,0699724572</text:p>
          </table:table-cell>
          <table:table-cell office:value-type="float" office:value="0.5504" calcext:value-type="float">
            <text:p>0,5504</text:p>
          </table:table-cell>
          <table:table-cell office:value-type="float" office:value="1.29065692635" calcext:value-type="float">
            <text:p>1,290656926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62599999980927" calcext:value-type="float">
            <text:p>0,8626</text:p>
          </table:table-cell>
          <table:table-cell office:value-type="float" office:value="0.407043557157517" calcext:value-type="float">
            <text:p>0,4070435572</text:p>
          </table:table-cell>
          <table:table-cell office:value-type="float" office:value="0.6686" calcext:value-type="float">
            <text:p>0,6686</text:p>
          </table:table-cell>
          <table:table-cell office:value-type="float" office:value="1.10849590778351" calcext:value-type="float">
            <text:p>1,1084959078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0.70616" calcext:value-type="float">
            <text:p>0,70616</text:p>
          </table:table-cell>
          <table:table-cell office:value-type="float" office:value="0.835816066113" calcext:value-type="float">
            <text:p>0,8358160661</text:p>
          </table:table-cell>
          <table:table-cell office:value-type="float" office:value="0.7093" calcext:value-type="float">
            <text:p>0,7093</text:p>
          </table:table-cell>
          <table:table-cell office:value-type="float" office:value="0.841139092255" calcext:value-type="float">
            <text:p>0,84113909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93772" calcext:value-type="float">
            <text:p>0,93772</text:p>
          </table:table-cell>
          <table:table-cell office:value-type="float" office:value="0.2000116751" calcext:value-type="float">
            <text:p>0,2000116751</text:p>
          </table:table-cell>
          <table:table-cell office:value-type="float" office:value="0.6572" calcext:value-type="float">
            <text:p>0,6572</text:p>
          </table:table-cell>
          <table:table-cell office:value-type="float" office:value="1.49331699333" calcext:value-type="float">
            <text:p>1,493316993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91004" calcext:value-type="float">
            <text:p>0,91004</text:p>
          </table:table-cell>
          <table:table-cell office:value-type="float" office:value="0.275659384661" calcext:value-type="float">
            <text:p>0,2756593847</text:p>
          </table:table-cell>
          <table:table-cell office:value-type="float" office:value="0.6596" calcext:value-type="float">
            <text:p>0,6596</text:p>
          </table:table-cell>
          <table:table-cell office:value-type="float" office:value="1.33933571434" calcext:value-type="float">
            <text:p>1,339335714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874259999981" calcext:value-type="float">
            <text:p>0,87426</text:p>
          </table:table-cell>
          <table:table-cell office:value-type="float" office:value="0.375925109501" calcext:value-type="float">
            <text:p>0,3759251095</text:p>
          </table:table-cell>
          <table:table-cell office:value-type="float" office:value="0.6453" calcext:value-type="float">
            <text:p>0,6453</text:p>
          </table:table-cell>
          <table:table-cell office:value-type="float" office:value="1.28587047424" calcext:value-type="float">
            <text:p>1,285870474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802520000019" calcext:value-type="float">
            <text:p>0,80252</text:p>
          </table:table-cell>
          <table:table-cell office:value-type="float" office:value="0.578537373123" calcext:value-type="float">
            <text:p>0,5785373731</text:p>
          </table:table-cell>
          <table:table-cell office:value-type="float" office:value="0.6484" calcext:value-type="float">
            <text:p>0,6484</text:p>
          </table:table-cell>
          <table:table-cell office:value-type="float" office:value="1.10593879585" calcext:value-type="float">
            <text:p>1,105938795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21217999999" calcext:value-type="float">
            <text:p>0,21218</text:p>
          </table:table-cell>
          <table:table-cell office:value-type="float" office:value="11.4993933698" calcext:value-type="float">
            <text:p>11,4993933698</text:p>
          </table:table-cell>
          <table:table-cell office:value-type="float" office:value="0.2099" calcext:value-type="float">
            <text:p>0,2099</text:p>
          </table:table-cell>
          <table:table-cell office:value-type="float" office:value="11.4992834549" calcext:value-type="float">
            <text:p>11,499283454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100219999995" calcext:value-type="float">
            <text:p>0,10022</text:p>
          </table:table-cell>
          <table:table-cell office:value-type="float" office:value="2.30240410278" calcext:value-type="float">
            <text:p>2,3024041028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51188126" calcext:value-type="float">
            <text:p>2,303511881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626499999962" calcext:value-type="float">
            <text:p>0,6265</text:p>
          </table:table-cell>
          <table:table-cell office:value-type="float" office:value="1.05953293579" calcext:value-type="float">
            <text:p>1,0595329358</text:p>
          </table:table-cell>
          <table:table-cell office:value-type="float" office:value="0.563" calcext:value-type="float">
            <text:p>0,563</text:p>
          </table:table-cell>
          <table:table-cell office:value-type="float" office:value="1.23521373405" calcext:value-type="float">
            <text:p>1,235213734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869219999961853" calcext:value-type="float">
            <text:p>0,86922</text:p>
          </table:table-cell>
          <table:table-cell office:value-type="float" office:value="0.38987907995224" calcext:value-type="float">
            <text:p>0,38987908</text:p>
          </table:table-cell>
          <table:table-cell office:value-type="float" office:value="0.6778" calcext:value-type="float">
            <text:p>0,6778</text:p>
          </table:table-cell>
          <table:table-cell office:value-type="float" office:value="1.06641198425293" calcext:value-type="float">
            <text:p>1,0664119843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0.703980000038" calcext:value-type="float">
            <text:p>0,70398</text:p>
          </table:table-cell>
          <table:table-cell office:value-type="float" office:value="0.834353489075" calcext:value-type="float">
            <text:p>0,8343534891</text:p>
          </table:table-cell>
          <table:table-cell office:value-type="float" office:value="0.6999" calcext:value-type="float">
            <text:p>0,6999</text:p>
          </table:table-cell>
          <table:table-cell office:value-type="float" office:value="0.867770472908" calcext:value-type="float">
            <text:p>0,867770472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940980000038" calcext:value-type="float">
            <text:p>0,94098</text:p>
          </table:table-cell>
          <table:table-cell office:value-type="float" office:value="0.187844110968" calcext:value-type="float">
            <text:p>0,187844111</text:p>
          </table:table-cell>
          <table:table-cell office:value-type="float" office:value="0.6594" calcext:value-type="float">
            <text:p>0,6594</text:p>
          </table:table-cell>
          <table:table-cell office:value-type="float" office:value="1.53331133194" calcext:value-type="float">
            <text:p>1,533311331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917300000038" calcext:value-type="float">
            <text:p>0,9173</text:p>
          </table:table-cell>
          <table:table-cell office:value-type="float" office:value="0.257880771291" calcext:value-type="float">
            <text:p>0,2578807713</text:p>
          </table:table-cell>
          <table:table-cell office:value-type="float" office:value="0.6489" calcext:value-type="float">
            <text:p>0,6489</text:p>
          </table:table-cell>
          <table:table-cell office:value-type="float" office:value="1.43749395695" calcext:value-type="float">
            <text:p>1,43749395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8789" calcext:value-type="float">
            <text:p>0,8789</text:p>
          </table:table-cell>
          <table:table-cell office:value-type="float" office:value="0.357341375742" calcext:value-type="float">
            <text:p>0,3573413757</text:p>
          </table:table-cell>
          <table:table-cell office:value-type="float" office:value="0.6625" calcext:value-type="float">
            <text:p>0,6625</text:p>
          </table:table-cell>
          <table:table-cell office:value-type="float" office:value="1.22149294586" calcext:value-type="float">
            <text:p>1,221492945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80704" calcext:value-type="float">
            <text:p>0,80704</text:p>
          </table:table-cell>
          <table:table-cell office:value-type="float" office:value="0.566912182703" calcext:value-type="float">
            <text:p>0,5669121827</text:p>
          </table:table-cell>
          <table:table-cell office:value-type="float" office:value="0.6614" calcext:value-type="float">
            <text:p>0,6614</text:p>
          </table:table-cell>
          <table:table-cell office:value-type="float" office:value="1.07124080181" calcext:value-type="float">
            <text:p>1,071240801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213740000005" calcext:value-type="float">
            <text:p>0,21374</text:p>
          </table:table-cell>
          <table:table-cell office:value-type="float" office:value="11.4940219458" calcext:value-type="float">
            <text:p>11,4940219458</text:p>
          </table:table-cell>
          <table:table-cell office:value-type="float" office:value="0.2097" calcext:value-type="float">
            <text:p>0,2097</text:p>
          </table:table-cell>
          <table:table-cell office:value-type="float" office:value="11.5056385422" calcext:value-type="float">
            <text:p>11,505638542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100279999998" calcext:value-type="float">
            <text:p>0,10028</text:p>
          </table:table-cell>
          <table:table-cell office:value-type="float" office:value="2.30238501778" calcext:value-type="float">
            <text:p>2,3023850178</text:p>
          </table:table-cell>
          <table:table-cell office:value-type="float" office:value="0.0997" calcext:value-type="float">
            <text:p>0,0997</text:p>
          </table:table-cell>
          <table:table-cell office:value-type="float" office:value="2.30354790192" calcext:value-type="float">
            <text:p>2,303547901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630280000038" calcext:value-type="float">
            <text:p>0,63028</text:p>
          </table:table-cell>
          <table:table-cell office:value-type="float" office:value="1.05256437229" calcext:value-type="float">
            <text:p>1,0525643723</text:p>
          </table:table-cell>
          <table:table-cell office:value-type="float" office:value="0.5822" calcext:value-type="float">
            <text:p>0,5822</text:p>
          </table:table-cell>
          <table:table-cell office:value-type="float" office:value="1.20828684349" calcext:value-type="float">
            <text:p>1,208286843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87442" calcext:value-type="float">
            <text:p>0,87442</text:p>
          </table:table-cell>
          <table:table-cell office:value-type="float" office:value="0.375575358200073" calcext:value-type="float">
            <text:p>0,3755753582</text:p>
          </table:table-cell>
          <table:table-cell office:value-type="float" office:value="0.6682" calcext:value-type="float">
            <text:p>0,6682</text:p>
          </table:table-cell>
          <table:table-cell office:value-type="float" office:value="1.12469412136078" calcext:value-type="float">
            <text:p>1,1246941214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0.70876" calcext:value-type="float">
            <text:p>0,70876</text:p>
          </table:table-cell>
          <table:table-cell office:value-type="float" office:value="0.823349367657" calcext:value-type="float">
            <text:p>0,8233493677</text:p>
          </table:table-cell>
          <table:table-cell office:value-type="float" office:value="0.7094" calcext:value-type="float">
            <text:p>0,7094</text:p>
          </table:table-cell>
          <table:table-cell office:value-type="float" office:value="0.843953038406" calcext:value-type="float">
            <text:p>0,843953038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945240000038" calcext:value-type="float">
            <text:p>0,94524</text:p>
          </table:table-cell>
          <table:table-cell office:value-type="float" office:value="0.17667131062" calcext:value-type="float">
            <text:p>0,1766713106</text:p>
          </table:table-cell>
          <table:table-cell office:value-type="float" office:value="0.6573" calcext:value-type="float">
            <text:p>0,6573</text:p>
          </table:table-cell>
          <table:table-cell office:value-type="float" office:value="1.55376825409" calcext:value-type="float">
            <text:p>1,553768254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920559999962" calcext:value-type="float">
            <text:p>0,92056</text:p>
          </table:table-cell>
          <table:table-cell office:value-type="float" office:value="0.248334073391" calcext:value-type="float">
            <text:p>0,2483340734</text:p>
          </table:table-cell>
          <table:table-cell office:value-type="float" office:value="0.6527" calcext:value-type="float">
            <text:p>0,6527</text:p>
          </table:table-cell>
          <table:table-cell office:value-type="float" office:value="1.45501203671" calcext:value-type="float">
            <text:p>1,455012036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883559999981" calcext:value-type="float">
            <text:p>0,88356</text:p>
          </table:table-cell>
          <table:table-cell office:value-type="float" office:value="0.348327469883" calcext:value-type="float">
            <text:p>0,3483274699</text:p>
          </table:table-cell>
          <table:table-cell office:value-type="float" office:value="0.6633" calcext:value-type="float">
            <text:p>0,6633</text:p>
          </table:table-cell>
          <table:table-cell office:value-type="float" office:value="1.22842430687" calcext:value-type="float">
            <text:p>1,228424306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813080000019" calcext:value-type="float">
            <text:p>0,81308</text:p>
          </table:table-cell>
          <table:table-cell office:value-type="float" office:value="0.548387162228" calcext:value-type="float">
            <text:p>0,5483871622</text:p>
          </table:table-cell>
          <table:table-cell office:value-type="float" office:value="0.6509" calcext:value-type="float">
            <text:p>0,6509</text:p>
          </table:table-cell>
          <table:table-cell office:value-type="float" office:value="1.12548426514" calcext:value-type="float">
            <text:p>1,125484265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21510000001" calcext:value-type="float">
            <text:p>0,2151</text:p>
          </table:table-cell>
          <table:table-cell office:value-type="float" office:value="11.4913870129" calcext:value-type="float">
            <text:p>11,4913870129</text:p>
          </table:table-cell>
          <table:table-cell office:value-type="float" office:value="0.2094" calcext:value-type="float">
            <text:p>0,2094</text:p>
          </table:table-cell>
          <table:table-cell office:value-type="float" office:value="11.5023167801" calcext:value-type="float">
            <text:p>11,502316780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10024000001" calcext:value-type="float">
            <text:p>0,10024</text:p>
          </table:table-cell>
          <table:table-cell office:value-type="float" office:value="2.30240893013" calcext:value-type="float">
            <text:p>2,3024089301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9042816" calcext:value-type="float">
            <text:p>2,303490428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632139999962" calcext:value-type="float">
            <text:p>0,63214</text:p>
          </table:table-cell>
          <table:table-cell office:value-type="float" office:value="1.04622819645" calcext:value-type="float">
            <text:p>1,0462281965</text:p>
          </table:table-cell>
          <table:table-cell office:value-type="float" office:value="0.5794" calcext:value-type="float">
            <text:p>0,5794</text:p>
          </table:table-cell>
          <table:table-cell office:value-type="float" office:value="1.21032534122" calcext:value-type="float">
            <text:p>1,210325341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878060000038147" calcext:value-type="float">
            <text:p>0,87806</text:p>
          </table:table-cell>
          <table:table-cell office:value-type="float" office:value="0.364908802852631" calcext:value-type="float">
            <text:p>0,3649088029</text:p>
          </table:table-cell>
          <table:table-cell office:value-type="float" office:value="0.6672" calcext:value-type="float">
            <text:p>0,6672</text:p>
          </table:table-cell>
          <table:table-cell office:value-type="float" office:value="1.17990847930908" calcext:value-type="float">
            <text:p>1,1799084793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0.713499999981" calcext:value-type="float">
            <text:p>0,7135</text:p>
          </table:table-cell>
          <table:table-cell office:value-type="float" office:value="0.814571638203" calcext:value-type="float">
            <text:p>0,8145716382</text:p>
          </table:table-cell>
          <table:table-cell office:value-type="float" office:value="0.7147" calcext:value-type="float">
            <text:p>0,7147</text:p>
          </table:table-cell>
          <table:table-cell office:value-type="float" office:value="0.827802588081" calcext:value-type="float">
            <text:p>0,827802588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953460000019" calcext:value-type="float">
            <text:p>0,95346</text:p>
          </table:table-cell>
          <table:table-cell office:value-type="float" office:value="0.155169600792" calcext:value-type="float">
            <text:p>0,1551696008</text:p>
          </table:table-cell>
          <table:table-cell office:value-type="float" office:value="0.6524" calcext:value-type="float">
            <text:p>0,6524</text:p>
          </table:table-cell>
          <table:table-cell office:value-type="float" office:value="1.58660245895" calcext:value-type="float">
            <text:p>1,58660245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93006" calcext:value-type="float">
            <text:p>0,93006</text:p>
          </table:table-cell>
          <table:table-cell office:value-type="float" office:value="0.219878019753" calcext:value-type="float">
            <text:p>0,2198780198</text:p>
          </table:table-cell>
          <table:table-cell office:value-type="float" office:value="0.6599" calcext:value-type="float">
            <text:p>0,6599</text:p>
          </table:table-cell>
          <table:table-cell office:value-type="float" office:value="1.43063837051" calcext:value-type="float">
            <text:p>1,430638370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889700000019" calcext:value-type="float">
            <text:p>0,8897</text:p>
          </table:table-cell>
          <table:table-cell office:value-type="float" office:value="0.333371456223" calcext:value-type="float">
            <text:p>0,3333714562</text:p>
          </table:table-cell>
          <table:table-cell office:value-type="float" office:value="0.6581" calcext:value-type="float">
            <text:p>0,6581</text:p>
          </table:table-cell>
          <table:table-cell office:value-type="float" office:value="1.30359486237" calcext:value-type="float">
            <text:p>1,303594862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816540000019" calcext:value-type="float">
            <text:p>0,81654</text:p>
          </table:table-cell>
          <table:table-cell office:value-type="float" office:value="0.538809859428" calcext:value-type="float">
            <text:p>0,5388098594</text:p>
          </table:table-cell>
          <table:table-cell office:value-type="float" office:value="0.6553" calcext:value-type="float">
            <text:p>0,6553</text:p>
          </table:table-cell>
          <table:table-cell office:value-type="float" office:value="1.08762101879" calcext:value-type="float">
            <text:p>1,087621018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21754" calcext:value-type="float">
            <text:p>0,21754</text:p>
          </table:table-cell>
          <table:table-cell office:value-type="float" office:value="11.486989201" calcext:value-type="float">
            <text:p>11,486989201</text:p>
          </table:table-cell>
          <table:table-cell office:value-type="float" office:value="0.2144" calcext:value-type="float">
            <text:p>0,2144</text:p>
          </table:table-cell>
          <table:table-cell office:value-type="float" office:value="11.4946500702" calcext:value-type="float">
            <text:p>11,494650070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100179999998" calcext:value-type="float">
            <text:p>0,10018</text:p>
          </table:table-cell>
          <table:table-cell office:value-type="float" office:value="2.30235759506" calcext:value-type="float">
            <text:p>2,3023575951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46924667" calcext:value-type="float">
            <text:p>2,303469246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634339999962" calcext:value-type="float">
            <text:p>0,63434</text:p>
          </table:table-cell>
          <table:table-cell office:value-type="float" office:value="1.03655845589" calcext:value-type="float">
            <text:p>1,0365584559</text:p>
          </table:table-cell>
          <table:table-cell office:value-type="float" office:value="0.568" calcext:value-type="float">
            <text:p>0,568</text:p>
          </table:table-cell>
          <table:table-cell office:value-type="float" office:value="1.24114792233" calcext:value-type="float">
            <text:p>1,241147922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88708" calcext:value-type="float">
            <text:p>0,88708</text:p>
          </table:table-cell>
          <table:table-cell office:value-type="float" office:value="0.341923292503357" calcext:value-type="float">
            <text:p>0,3419232925</text:p>
          </table:table-cell>
          <table:table-cell office:value-type="float" office:value="0.6693" calcext:value-type="float">
            <text:p>0,6693</text:p>
          </table:table-cell>
          <table:table-cell office:value-type="float" office:value="1.15954430809021" calcext:value-type="float">
            <text:p>1,1595443081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.714579999962" calcext:value-type="float">
            <text:p>0,71458</text:p>
          </table:table-cell>
          <table:table-cell office:value-type="float" office:value="0.808401771812" calcext:value-type="float">
            <text:p>0,8084017718</text:p>
          </table:table-cell>
          <table:table-cell office:value-type="float" office:value="0.7094" calcext:value-type="float">
            <text:p>0,7094</text:p>
          </table:table-cell>
          <table:table-cell office:value-type="float" office:value="0.848620238495" calcext:value-type="float">
            <text:p>0,848620238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95982" calcext:value-type="float">
            <text:p>0,95982</text:p>
          </table:table-cell>
          <table:table-cell office:value-type="float" office:value="0.138618490686" calcext:value-type="float">
            <text:p>0,1386184907</text:p>
          </table:table-cell>
          <table:table-cell office:value-type="float" office:value="0.5912" calcext:value-type="float">
            <text:p>0,5912</text:p>
          </table:table-cell>
          <table:table-cell office:value-type="float" office:value="2.27831151848" calcext:value-type="float">
            <text:p>2,278311518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935399999962" calcext:value-type="float">
            <text:p>0,9354</text:p>
          </table:table-cell>
          <table:table-cell office:value-type="float" office:value="0.204399277058" calcext:value-type="float">
            <text:p>0,2043992771</text:p>
          </table:table-cell>
          <table:table-cell office:value-type="float" office:value="0.6378" calcext:value-type="float">
            <text:p>0,6378</text:p>
          </table:table-cell>
          <table:table-cell office:value-type="float" office:value="1.65950739288" calcext:value-type="float">
            <text:p>1,659507392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897480000038" calcext:value-type="float">
            <text:p>0,89748</text:p>
          </table:table-cell>
          <table:table-cell office:value-type="float" office:value="0.311518539867" calcext:value-type="float">
            <text:p>0,3115185399</text:p>
          </table:table-cell>
          <table:table-cell office:value-type="float" office:value="0.6549" calcext:value-type="float">
            <text:p>0,6549</text:p>
          </table:table-cell>
          <table:table-cell office:value-type="float" office:value="1.34455777912" calcext:value-type="float">
            <text:p>1,344557779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823119999981" calcext:value-type="float">
            <text:p>0,82312</text:p>
          </table:table-cell>
          <table:table-cell office:value-type="float" office:value="0.526160657825" calcext:value-type="float">
            <text:p>0,5261606578</text:p>
          </table:table-cell>
          <table:table-cell office:value-type="float" office:value="0.6577" calcext:value-type="float">
            <text:p>0,6577</text:p>
          </table:table-cell>
          <table:table-cell office:value-type="float" office:value="1.09119613667" calcext:value-type="float">
            <text:p>1,091196136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21928" calcext:value-type="float">
            <text:p>0,21928</text:p>
          </table:table-cell>
          <table:table-cell office:value-type="float" office:value="11.4833486954" calcext:value-type="float">
            <text:p>11,4833486954</text:p>
          </table:table-cell>
          <table:table-cell office:value-type="float" office:value="0.2117" calcext:value-type="float">
            <text:p>0,2117</text:p>
          </table:table-cell>
          <table:table-cell office:value-type="float" office:value="11.494260051" calcext:value-type="float">
            <text:p>11,49426005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0999200000095" calcext:value-type="float">
            <text:p>0,09992</text:p>
          </table:table-cell>
          <table:table-cell office:value-type="float" office:value="2.30240838028" calcext:value-type="float">
            <text:p>2,3024083803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44256477" calcext:value-type="float">
            <text:p>2,303442564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640059999962" calcext:value-type="float">
            <text:p>0,64006</text:p>
          </table:table-cell>
          <table:table-cell office:value-type="float" office:value="1.02740600674" calcext:value-type="float">
            <text:p>1,0274060067</text:p>
          </table:table-cell>
          <table:table-cell office:value-type="float" office:value="0.5826" calcext:value-type="float">
            <text:p>0,5826</text:p>
          </table:table-cell>
          <table:table-cell office:value-type="float" office:value="1.20270887165" calcext:value-type="float">
            <text:p>1,202708871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893100000038147" calcext:value-type="float">
            <text:p>0,8931</text:p>
          </table:table-cell>
          <table:table-cell office:value-type="float" office:value="0.328507705373764" calcext:value-type="float">
            <text:p>0,3285077054</text:p>
          </table:table-cell>
          <table:table-cell office:value-type="float" office:value="0.6579" calcext:value-type="float">
            <text:p>0,6579</text:p>
          </table:table-cell>
          <table:table-cell office:value-type="float" office:value="1.19657468605042" calcext:value-type="float">
            <text:p>1,1965746861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715140000019" calcext:value-type="float">
            <text:p>0,71514</text:p>
          </table:table-cell>
          <table:table-cell office:value-type="float" office:value="0.803101879139" calcext:value-type="float">
            <text:p>0,8031018791</text:p>
          </table:table-cell>
          <table:table-cell office:value-type="float" office:value="0.7127" calcext:value-type="float">
            <text:p>0,7127</text:p>
          </table:table-cell>
          <table:table-cell office:value-type="float" office:value="0.829459027481" calcext:value-type="float">
            <text:p>0,829459027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956979999981" calcext:value-type="float">
            <text:p>0,95698</text:p>
          </table:table-cell>
          <table:table-cell office:value-type="float" office:value="0.148947874608" calcext:value-type="float">
            <text:p>0,1489478746</text:p>
          </table:table-cell>
          <table:table-cell office:value-type="float" office:value="0.6539" calcext:value-type="float">
            <text:p>0,6539</text:p>
          </table:table-cell>
          <table:table-cell office:value-type="float" office:value="1.6333478054" calcext:value-type="float">
            <text:p>1,633347805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935499999962" calcext:value-type="float">
            <text:p>0,9355</text:p>
          </table:table-cell>
          <table:table-cell office:value-type="float" office:value="0.206196575837" calcext:value-type="float">
            <text:p>0,2061965758</text:p>
          </table:table-cell>
          <table:table-cell office:value-type="float" office:value="0.6625" calcext:value-type="float">
            <text:p>0,6625</text:p>
          </table:table-cell>
          <table:table-cell office:value-type="float" office:value="1.46172340164" calcext:value-type="float">
            <text:p>1,461723401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900040000038" calcext:value-type="float">
            <text:p>0,90004</text:p>
          </table:table-cell>
          <table:table-cell office:value-type="float" office:value="0.302875179873" calcext:value-type="float">
            <text:p>0,3028751799</text:p>
          </table:table-cell>
          <table:table-cell office:value-type="float" office:value="0.6575" calcext:value-type="float">
            <text:p>0,6575</text:p>
          </table:table-cell>
          <table:table-cell office:value-type="float" office:value="1.33527541924" calcext:value-type="float">
            <text:p>1,335275419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826160000038" calcext:value-type="float">
            <text:p>0,82616</text:p>
          </table:table-cell>
          <table:table-cell office:value-type="float" office:value="0.511528484097" calcext:value-type="float">
            <text:p>0,5115284841</text:p>
          </table:table-cell>
          <table:table-cell office:value-type="float" office:value="0.6395" calcext:value-type="float">
            <text:p>0,6395</text:p>
          </table:table-cell>
          <table:table-cell office:value-type="float" office:value="1.18107362938" calcext:value-type="float">
            <text:p>1,181073629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2209" calcext:value-type="float">
            <text:p>0,2209</text:p>
          </table:table-cell>
          <table:table-cell office:value-type="float" office:value="11.4792301044" calcext:value-type="float">
            <text:p>11,4792301044</text:p>
          </table:table-cell>
          <table:table-cell office:value-type="float" office:value="0.2126" calcext:value-type="float">
            <text:p>0,2126</text:p>
          </table:table-cell>
          <table:table-cell office:value-type="float" office:value="11.5001708618" calcext:value-type="float">
            <text:p>11,500170861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100200000001" calcext:value-type="float">
            <text:p>0,1002</text:p>
          </table:table-cell>
          <table:table-cell office:value-type="float" office:value="2.30242179367" calcext:value-type="float">
            <text:p>2,3024217937</text:p>
          </table:table-cell>
          <table:table-cell office:value-type="float" office:value="0.0997" calcext:value-type="float">
            <text:p>0,0997</text:p>
          </table:table-cell>
          <table:table-cell office:value-type="float" office:value="2.30341435318" calcext:value-type="float">
            <text:p>2,303414353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639419999981" calcext:value-type="float">
            <text:p>0,63942</text:p>
          </table:table-cell>
          <table:table-cell office:value-type="float" office:value="1.02299360016" calcext:value-type="float">
            <text:p>1,0229936002</text:p>
          </table:table-cell>
          <table:table-cell office:value-type="float" office:value="0.5899" calcext:value-type="float">
            <text:p>0,5899</text:p>
          </table:table-cell>
          <table:table-cell office:value-type="float" office:value="1.18087006264" calcext:value-type="float">
            <text:p>1,180870062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896959999980926" calcext:value-type="float">
            <text:p>0,89696</text:p>
          </table:table-cell>
          <table:table-cell office:value-type="float" office:value="0.315809700813293" calcext:value-type="float">
            <text:p>0,3158097008</text:p>
          </table:table-cell>
          <table:table-cell office:value-type="float" office:value="0.6651" calcext:value-type="float">
            <text:p>0,6651</text:p>
          </table:table-cell>
          <table:table-cell office:value-type="float" office:value="1.18533564453125" calcext:value-type="float">
            <text:p>1,1853356445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0.716779999981" calcext:value-type="float">
            <text:p>0,71678</text:p>
          </table:table-cell>
          <table:table-cell office:value-type="float" office:value="0.799317759628" calcext:value-type="float">
            <text:p>0,7993177596</text:p>
          </table:table-cell>
          <table:table-cell office:value-type="float" office:value="0.7093" calcext:value-type="float">
            <text:p>0,7093</text:p>
          </table:table-cell>
          <table:table-cell office:value-type="float" office:value="0.841393881226" calcext:value-type="float">
            <text:p>0,841393881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71939999962" calcext:value-type="float">
            <text:p>0,97194</text:p>
          </table:table-cell>
          <table:table-cell office:value-type="float" office:value="0.108518647504" calcext:value-type="float">
            <text:p>0,1085186475</text:p>
          </table:table-cell>
          <table:table-cell office:value-type="float" office:value="0.6441" calcext:value-type="float">
            <text:p>0,6441</text:p>
          </table:table-cell>
          <table:table-cell office:value-type="float" office:value="1.81388072548" calcext:value-type="float">
            <text:p>1,813880725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44619999962" calcext:value-type="float">
            <text:p>0,94462</text:p>
          </table:table-cell>
          <table:table-cell office:value-type="float" office:value="0.182182496295" calcext:value-type="float">
            <text:p>0,1821824963</text:p>
          </table:table-cell>
          <table:table-cell office:value-type="float" office:value="0.6511" calcext:value-type="float">
            <text:p>0,6511</text:p>
          </table:table-cell>
          <table:table-cell office:value-type="float" office:value="1.58807547092" calcext:value-type="float">
            <text:p>1,588075470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06159999981" calcext:value-type="float">
            <text:p>0,90616</text:p>
          </table:table-cell>
          <table:table-cell office:value-type="float" office:value="0.288455495033" calcext:value-type="float">
            <text:p>0,288455495</text:p>
          </table:table-cell>
          <table:table-cell office:value-type="float" office:value="0.6544" calcext:value-type="float">
            <text:p>0,6544</text:p>
          </table:table-cell>
          <table:table-cell office:value-type="float" office:value="1.36511208191" calcext:value-type="float">
            <text:p>1,365112081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828580000038" calcext:value-type="float">
            <text:p>0,82858</text:p>
          </table:table-cell>
          <table:table-cell office:value-type="float" office:value="0.503374768438" calcext:value-type="float">
            <text:p>0,5033747684</text:p>
          </table:table-cell>
          <table:table-cell office:value-type="float" office:value="0.6602" calcext:value-type="float">
            <text:p>0,6602</text:p>
          </table:table-cell>
          <table:table-cell office:value-type="float" office:value="1.09283819675" calcext:value-type="float">
            <text:p>1,092838196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22214000001" calcext:value-type="float">
            <text:p>0,22214</text:p>
          </table:table-cell>
          <table:table-cell office:value-type="float" office:value="11.4748381201" calcext:value-type="float">
            <text:p>11,4748381201</text:p>
          </table:table-cell>
          <table:table-cell office:value-type="float" office:value="0.2161" calcext:value-type="float">
            <text:p>0,2161</text:p>
          </table:table-cell>
          <table:table-cell office:value-type="float" office:value="11.4882161102" calcext:value-type="float">
            <text:p>11,488216110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100099999998" calcext:value-type="float">
            <text:p>0,1001</text:p>
          </table:table-cell>
          <table:table-cell office:value-type="float" office:value="2.30236231857" calcext:value-type="float">
            <text:p>2,3023623186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3634346" calcext:value-type="float">
            <text:p>2,303363434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64378" calcext:value-type="float">
            <text:p>0,64378</text:p>
          </table:table-cell>
          <table:table-cell office:value-type="float" office:value="1.01270371643" calcext:value-type="float">
            <text:p>1,0127037164</text:p>
          </table:table-cell>
          <table:table-cell office:value-type="float" office:value="0.5835" calcext:value-type="float">
            <text:p>0,5835</text:p>
          </table:table-cell>
          <table:table-cell office:value-type="float" office:value="1.2159024128" calcext:value-type="float">
            <text:p>1,215902412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02379999961853" calcext:value-type="float">
            <text:p>0,90238</text:p>
          </table:table-cell>
          <table:table-cell office:value-type="float" office:value="0.299680719633102" calcext:value-type="float">
            <text:p>0,2996807196</text:p>
          </table:table-cell>
          <table:table-cell office:value-type="float" office:value="0.6662" calcext:value-type="float">
            <text:p>0,6662</text:p>
          </table:table-cell>
          <table:table-cell office:value-type="float" office:value="1.22248339767456" calcext:value-type="float">
            <text:p>1,2224833977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0.718040000019" calcext:value-type="float">
            <text:p>0,71804</text:p>
          </table:table-cell>
          <table:table-cell office:value-type="float" office:value="0.792972360153" calcext:value-type="float">
            <text:p>0,7929723602</text:p>
          </table:table-cell>
          <table:table-cell office:value-type="float" office:value="0.7151" calcext:value-type="float">
            <text:p>0,7151</text:p>
          </table:table-cell>
          <table:table-cell office:value-type="float" office:value="0.822549450111" calcext:value-type="float">
            <text:p>0,822549450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64220000019" calcext:value-type="float">
            <text:p>0,96422</text:p>
          </table:table-cell>
          <table:table-cell office:value-type="float" office:value="0.133868581553" calcext:value-type="float">
            <text:p>0,1338685816</text:p>
          </table:table-cell>
          <table:table-cell office:value-type="float" office:value="0.6631" calcext:value-type="float">
            <text:p>0,6631</text:p>
          </table:table-cell>
          <table:table-cell office:value-type="float" office:value="1.65718712635" calcext:value-type="float">
            <text:p>1,657187126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46819999962" calcext:value-type="float">
            <text:p>0,94682</text:p>
          </table:table-cell>
          <table:table-cell office:value-type="float" office:value="0.172790518398" calcext:value-type="float">
            <text:p>0,1727905184</text:p>
          </table:table-cell>
          <table:table-cell office:value-type="float" office:value="0.6662" calcext:value-type="float">
            <text:p>0,6662</text:p>
          </table:table-cell>
          <table:table-cell office:value-type="float" office:value="1.52749446411" calcext:value-type="float">
            <text:p>1,527494464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118" calcext:value-type="float">
            <text:p>0,9118</text:p>
          </table:table-cell>
          <table:table-cell office:value-type="float" office:value="0.269474880924" calcext:value-type="float">
            <text:p>0,2694748809</text:p>
          </table:table-cell>
          <table:table-cell office:value-type="float" office:value="0.6561" calcext:value-type="float">
            <text:p>0,6561</text:p>
          </table:table-cell>
          <table:table-cell office:value-type="float" office:value="1.37886430264" calcext:value-type="float">
            <text:p>1,378864302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83684" calcext:value-type="float">
            <text:p>0,83684</text:p>
          </table:table-cell>
          <table:table-cell office:value-type="float" office:value="0.485881856365" calcext:value-type="float">
            <text:p>0,4858818564</text:p>
          </table:table-cell>
          <table:table-cell office:value-type="float" office:value="0.6617" calcext:value-type="float">
            <text:p>0,6617</text:p>
          </table:table-cell>
          <table:table-cell office:value-type="float" office:value="1.08823482399" calcext:value-type="float">
            <text:p>1,08823482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223179999995" calcext:value-type="float">
            <text:p>0,22318</text:p>
          </table:table-cell>
          <table:table-cell office:value-type="float" office:value="11.470679299" calcext:value-type="float">
            <text:p>11,470679299</text:p>
          </table:table-cell>
          <table:table-cell office:value-type="float" office:value="0.2167" calcext:value-type="float">
            <text:p>0,2167</text:p>
          </table:table-cell>
          <table:table-cell office:value-type="float" office:value="11.4882024475" calcext:value-type="float">
            <text:p>11,488202447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10014" calcext:value-type="float">
            <text:p>0,10014</text:p>
          </table:table-cell>
          <table:table-cell office:value-type="float" office:value="2.3024132428" calcext:value-type="float">
            <text:p>2,3024132428</text:p>
          </table:table-cell>
          <table:table-cell office:value-type="float" office:value="0.1" calcext:value-type="float">
            <text:p>0,1</text:p>
          </table:table-cell>
          <table:table-cell office:value-type="float" office:value="2.30333672791" calcext:value-type="float">
            <text:p>2,303336727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645160000019" calcext:value-type="float">
            <text:p>0,64516</text:p>
          </table:table-cell>
          <table:table-cell office:value-type="float" office:value="1.007416113" calcext:value-type="float">
            <text:p>1,007416113</text:p>
          </table:table-cell>
          <table:table-cell office:value-type="float" office:value="0.5828" calcext:value-type="float">
            <text:p>0,5828</text:p>
          </table:table-cell>
          <table:table-cell office:value-type="float" office:value="1.21098383608" calcext:value-type="float">
            <text:p>1,210983836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08360000038147" calcext:value-type="float">
            <text:p>0,90836</text:p>
          </table:table-cell>
          <table:table-cell office:value-type="float" office:value="0.287456173357964" calcext:value-type="float">
            <text:p>0,2874561734</text:p>
          </table:table-cell>
          <table:table-cell office:value-type="float" office:value="0.6764" calcext:value-type="float">
            <text:p>0,6764</text:p>
          </table:table-cell>
          <table:table-cell office:value-type="float" office:value="1.19906738052368" calcext:value-type="float">
            <text:p>1,1990673805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0.721999999962" calcext:value-type="float">
            <text:p>0,722</text:p>
          </table:table-cell>
          <table:table-cell office:value-type="float" office:value="0.78263133997" calcext:value-type="float">
            <text:p>0,78263134</text:p>
          </table:table-cell>
          <table:table-cell office:value-type="float" office:value="0.7186" calcext:value-type="float">
            <text:p>0,7186</text:p>
          </table:table-cell>
          <table:table-cell office:value-type="float" office:value="0.82440943718" calcext:value-type="float">
            <text:p>0,824409437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80159999981" calcext:value-type="float">
            <text:p>0,98016</text:p>
          </table:table-cell>
          <table:table-cell office:value-type="float" office:value="0.0860922246408" calcext:value-type="float">
            <text:p>0,0860922246</text:p>
          </table:table-cell>
          <table:table-cell office:value-type="float" office:value="0.6548" calcext:value-type="float">
            <text:p>0,6548</text:p>
          </table:table-cell>
          <table:table-cell office:value-type="float" office:value="1.75735731411" calcext:value-type="float">
            <text:p>1,757357314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53479999962" calcext:value-type="float">
            <text:p>0,95348</text:p>
          </table:table-cell>
          <table:table-cell office:value-type="float" office:value="0.155911904778" calcext:value-type="float">
            <text:p>0,1559119048</text:p>
          </table:table-cell>
          <table:table-cell office:value-type="float" office:value="0.6449" calcext:value-type="float">
            <text:p>0,6449</text:p>
          </table:table-cell>
          <table:table-cell office:value-type="float" office:value="1.67909882069" calcext:value-type="float">
            <text:p>1,679098820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17199999962" calcext:value-type="float">
            <text:p>0,9172</text:p>
          </table:table-cell>
          <table:table-cell office:value-type="float" office:value="0.256118519564" calcext:value-type="float">
            <text:p>0,2561185196</text:p>
          </table:table-cell>
          <table:table-cell office:value-type="float" office:value="0.6527" calcext:value-type="float">
            <text:p>0,6527</text:p>
          </table:table-cell>
          <table:table-cell office:value-type="float" office:value="1.4294786787" calcext:value-type="float">
            <text:p>1,429478678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838059999962" calcext:value-type="float">
            <text:p>0,83806</text:p>
          </table:table-cell>
          <table:table-cell office:value-type="float" office:value="0.478945857391" calcext:value-type="float">
            <text:p>0,4789458574</text:p>
          </table:table-cell>
          <table:table-cell office:value-type="float" office:value="0.6573" calcext:value-type="float">
            <text:p>0,6573</text:p>
          </table:table-cell>
          <table:table-cell office:value-type="float" office:value="1.12070871964" calcext:value-type="float">
            <text:p>1,120708719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22368000001" calcext:value-type="float">
            <text:p>0,22368</text:p>
          </table:table-cell>
          <table:table-cell office:value-type="float" office:value="11.4698929126" calcext:value-type="float">
            <text:p>11,4698929126</text:p>
          </table:table-cell>
          <table:table-cell office:value-type="float" office:value="0.217" calcext:value-type="float">
            <text:p>0,217</text:p>
          </table:table-cell>
          <table:table-cell office:value-type="float" office:value="11.4862578217" calcext:value-type="float">
            <text:p>11,486257821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100460000002" calcext:value-type="float">
            <text:p>0,10046</text:p>
          </table:table-cell>
          <table:table-cell office:value-type="float" office:value="2.3023802607" calcext:value-type="float">
            <text:p>2,3023802607</text:p>
          </table:table-cell>
          <table:table-cell office:value-type="float" office:value="0.1" calcext:value-type="float">
            <text:p>0,1</text:p>
          </table:table-cell>
          <table:table-cell office:value-type="float" office:value="2.30361314011" calcext:value-type="float">
            <text:p>2,303613140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649880000019" calcext:value-type="float">
            <text:p>0,64988</text:p>
          </table:table-cell>
          <table:table-cell office:value-type="float" office:value="0.999094999695" calcext:value-type="float">
            <text:p>0,9990949997</text:p>
          </table:table-cell>
          <table:table-cell office:value-type="float" office:value="0.5851" calcext:value-type="float">
            <text:p>0,5851</text:p>
          </table:table-cell>
          <table:table-cell office:value-type="float" office:value="1.20397013655" calcext:value-type="float">
            <text:p>1,203970136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14099999961853" calcext:value-type="float">
            <text:p>0,9141</text:p>
          </table:table-cell>
          <table:table-cell office:value-type="float" office:value="0.269479788656235" calcext:value-type="float">
            <text:p>0,2694797887</text:p>
          </table:table-cell>
          <table:table-cell office:value-type="float" office:value="0.6696" calcext:value-type="float">
            <text:p>0,6696</text:p>
          </table:table-cell>
          <table:table-cell office:value-type="float" office:value="1.25368786010742" calcext:value-type="float">
            <text:p>1,2536878601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721160000038" calcext:value-type="float">
            <text:p>0,72116</text:p>
          </table:table-cell>
          <table:table-cell office:value-type="float" office:value="0.783763114624" calcext:value-type="float">
            <text:p>0,7837631146</text:p>
          </table:table-cell>
          <table:table-cell office:value-type="float" office:value="0.7188" calcext:value-type="float">
            <text:p>0,7188</text:p>
          </table:table-cell>
          <table:table-cell office:value-type="float" office:value="0.817757218933" calcext:value-type="float">
            <text:p>0,81775721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83879999981" calcext:value-type="float">
            <text:p>0,98388</text:p>
          </table:table-cell>
          <table:table-cell office:value-type="float" office:value="0.0740999525547" calcext:value-type="float">
            <text:p>0,0740999526</text:p>
          </table:table-cell>
          <table:table-cell office:value-type="float" office:value="0.657" calcext:value-type="float">
            <text:p>0,657</text:p>
          </table:table-cell>
          <table:table-cell office:value-type="float" office:value="1.89187456055" calcext:value-type="float">
            <text:p>1,891874560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57279999962" calcext:value-type="float">
            <text:p>0,95728</text:p>
          </table:table-cell>
          <table:table-cell office:value-type="float" office:value="0.147134084797" calcext:value-type="float">
            <text:p>0,1471340848</text:p>
          </table:table-cell>
          <table:table-cell office:value-type="float" office:value="0.6603" calcext:value-type="float">
            <text:p>0,6603</text:p>
          </table:table-cell>
          <table:table-cell office:value-type="float" office:value="1.6460075449" calcext:value-type="float">
            <text:p>1,646007544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2154" calcext:value-type="float">
            <text:p>0,92154</text:p>
          </table:table-cell>
          <table:table-cell office:value-type="float" office:value="0.2453713273" calcext:value-type="float">
            <text:p>0,2453713273</text:p>
          </table:table-cell>
          <table:table-cell office:value-type="float" office:value="0.6566" calcext:value-type="float">
            <text:p>0,6566</text:p>
          </table:table-cell>
          <table:table-cell office:value-type="float" office:value="1.41459052315" calcext:value-type="float">
            <text:p>1,414590523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8408" calcext:value-type="float">
            <text:p>0,8408</text:p>
          </table:table-cell>
          <table:table-cell office:value-type="float" office:value="0.463675269451" calcext:value-type="float">
            <text:p>0,4636752695</text:p>
          </table:table-cell>
          <table:table-cell office:value-type="float" office:value="0.6596" calcext:value-type="float">
            <text:p>0,6596</text:p>
          </table:table-cell>
          <table:table-cell office:value-type="float" office:value="1.13418933811" calcext:value-type="float">
            <text:p>1,134189338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226319999995" calcext:value-type="float">
            <text:p>0,22632</text:p>
          </table:table-cell>
          <table:table-cell office:value-type="float" office:value="11.4659976044" calcext:value-type="float">
            <text:p>11,4659976044</text:p>
          </table:table-cell>
          <table:table-cell office:value-type="float" office:value="0.2182" calcext:value-type="float">
            <text:p>0,2182</text:p>
          </table:table-cell>
          <table:table-cell office:value-type="float" office:value="11.480175618" calcext:value-type="float">
            <text:p>11,4801756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100520000002" calcext:value-type="float">
            <text:p>0,10052</text:p>
          </table:table-cell>
          <table:table-cell office:value-type="float" office:value="2.30244347252" calcext:value-type="float">
            <text:p>2,3024434725</text:p>
          </table:table-cell>
          <table:table-cell office:value-type="float" office:value="0.1" calcext:value-type="float">
            <text:p>0,1</text:p>
          </table:table-cell>
          <table:table-cell office:value-type="float" office:value="2.30351130219" calcext:value-type="float">
            <text:p>2,303511302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651160000038" calcext:value-type="float">
            <text:p>0,65116</text:p>
          </table:table-cell>
          <table:table-cell office:value-type="float" office:value="0.991814901752" calcext:value-type="float">
            <text:p>0,9918149018</text:p>
          </table:table-cell>
          <table:table-cell office:value-type="float" office:value="0.587" calcext:value-type="float">
            <text:p>0,587</text:p>
          </table:table-cell>
          <table:table-cell office:value-type="float" office:value="1.19097423611" calcext:value-type="float">
            <text:p>1,190974236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16640000038147" calcext:value-type="float">
            <text:p>0,91664</text:p>
          </table:table-cell>
          <table:table-cell office:value-type="float" office:value="0.2607780595541" calcext:value-type="float">
            <text:p>0,2607780596</text:p>
          </table:table-cell>
          <table:table-cell office:value-type="float" office:value="0.671" calcext:value-type="float">
            <text:p>0,671</text:p>
          </table:table-cell>
          <table:table-cell office:value-type="float" office:value="1.27604639282227" calcext:value-type="float">
            <text:p>1,2760463928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0.7242" calcext:value-type="float">
            <text:p>0,7242</text:p>
          </table:table-cell>
          <table:table-cell office:value-type="float" office:value="0.778090408478" calcext:value-type="float">
            <text:p>0,7780904085</text:p>
          </table:table-cell>
          <table:table-cell office:value-type="float" office:value="0.72" calcext:value-type="float">
            <text:p>0,72</text:p>
          </table:table-cell>
          <table:table-cell office:value-type="float" office:value="0.819644834137" calcext:value-type="float">
            <text:p>0,819644834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79979999962" calcext:value-type="float">
            <text:p>0,97998</text:p>
          </table:table-cell>
          <table:table-cell office:value-type="float" office:value="0.084248328464" calcext:value-type="float">
            <text:p>0,0842483285</text:p>
          </table:table-cell>
          <table:table-cell office:value-type="float" office:value="0.6657" calcext:value-type="float">
            <text:p>0,6657</text:p>
          </table:table-cell>
          <table:table-cell office:value-type="float" office:value="1.80961267242" calcext:value-type="float">
            <text:p>1,809612672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6242" calcext:value-type="float">
            <text:p>0,96242</text:p>
          </table:table-cell>
          <table:table-cell office:value-type="float" office:value="0.13612270206" calcext:value-type="float">
            <text:p>0,1361227021</text:p>
          </table:table-cell>
          <table:table-cell office:value-type="float" office:value="0.6492" calcext:value-type="float">
            <text:p>0,6492</text:p>
          </table:table-cell>
          <table:table-cell office:value-type="float" office:value="1.7653936821" calcext:value-type="float">
            <text:p>1,765393682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26239999981" calcext:value-type="float">
            <text:p>0,92624</text:p>
          </table:table-cell>
          <table:table-cell office:value-type="float" office:value="0.232398959503" calcext:value-type="float">
            <text:p>0,2323989595</text:p>
          </table:table-cell>
          <table:table-cell office:value-type="float" office:value="0.6605" calcext:value-type="float">
            <text:p>0,6605</text:p>
          </table:table-cell>
          <table:table-cell office:value-type="float" office:value="1.41962573013" calcext:value-type="float">
            <text:p>1,419625730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847619999962" calcext:value-type="float">
            <text:p>0,84762</text:p>
          </table:table-cell>
          <table:table-cell office:value-type="float" office:value="0.451083249378" calcext:value-type="float">
            <text:p>0,4510832494</text:p>
          </table:table-cell>
          <table:table-cell office:value-type="float" office:value="0.6257" calcext:value-type="float">
            <text:p>0,6257</text:p>
          </table:table-cell>
          <table:table-cell office:value-type="float" office:value="1.33106427708" calcext:value-type="float">
            <text:p>1,331064277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22694000001" calcext:value-type="float">
            <text:p>0,22694</text:p>
          </table:table-cell>
          <table:table-cell office:value-type="float" office:value="11.4636603937" calcext:value-type="float">
            <text:p>11,4636603937</text:p>
          </table:table-cell>
          <table:table-cell office:value-type="float" office:value="0.2138" calcext:value-type="float">
            <text:p>0,2138</text:p>
          </table:table-cell>
          <table:table-cell office:value-type="float" office:value="11.4955751251" calcext:value-type="float">
            <text:p>11,495575125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100540000005" calcext:value-type="float">
            <text:p>0,10054</text:p>
          </table:table-cell>
          <table:table-cell office:value-type="float" office:value="2.30245418953" calcext:value-type="float">
            <text:p>2,3024541895</text:p>
          </table:table-cell>
          <table:table-cell office:value-type="float" office:value="0.1" calcext:value-type="float">
            <text:p>0,1</text:p>
          </table:table-cell>
          <table:table-cell office:value-type="float" office:value="2.3034688736" calcext:value-type="float">
            <text:p>2,303468873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653819999962" calcext:value-type="float">
            <text:p>0,65382</text:p>
          </table:table-cell>
          <table:table-cell office:value-type="float" office:value="0.983668420486" calcext:value-type="float">
            <text:p>0,9836684205</text:p>
          </table:table-cell>
          <table:table-cell office:value-type="float" office:value="0.5911" calcext:value-type="float">
            <text:p>0,5911</text:p>
          </table:table-cell>
          <table:table-cell office:value-type="float" office:value="1.19027847767" calcext:value-type="float">
            <text:p>1,190278477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26659999980926" calcext:value-type="float">
            <text:p>0,92666</text:p>
          </table:table-cell>
          <table:table-cell office:value-type="float" office:value="0.234741127538681" calcext:value-type="float">
            <text:p>0,2347411275</text:p>
          </table:table-cell>
          <table:table-cell office:value-type="float" office:value="0.6541" calcext:value-type="float">
            <text:p>0,6541</text:p>
          </table:table-cell>
          <table:table-cell office:value-type="float" office:value="1.43516248550415" calcext:value-type="float">
            <text:p>1,4351624855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0.726760000038" calcext:value-type="float">
            <text:p>0,72676</text:p>
          </table:table-cell>
          <table:table-cell office:value-type="float" office:value="0.769602335453" calcext:value-type="float">
            <text:p>0,7696023355</text:p>
          </table:table-cell>
          <table:table-cell office:value-type="float" office:value="0.7154" calcext:value-type="float">
            <text:p>0,7154</text:p>
          </table:table-cell>
          <table:table-cell office:value-type="float" office:value="0.832008221626" calcext:value-type="float">
            <text:p>0,832008221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85540000019" calcext:value-type="float">
            <text:p>0,98554</text:p>
          </table:table-cell>
          <table:table-cell office:value-type="float" office:value="0.0676653467202" calcext:value-type="float">
            <text:p>0,0676653467</text:p>
          </table:table-cell>
          <table:table-cell office:value-type="float" office:value="0.6608" calcext:value-type="float">
            <text:p>0,6608</text:p>
          </table:table-cell>
          <table:table-cell office:value-type="float" office:value="1.85330053921" calcext:value-type="float">
            <text:p>1,853300539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65940000038" calcext:value-type="float">
            <text:p>0,96594</text:p>
          </table:table-cell>
          <table:table-cell office:value-type="float" office:value="0.124154882779" calcext:value-type="float">
            <text:p>0,1241548828</text:p>
          </table:table-cell>
          <table:table-cell office:value-type="float" office:value="0.6175" calcext:value-type="float">
            <text:p>0,6175</text:p>
          </table:table-cell>
          <table:table-cell office:value-type="float" office:value="2.02888443756" calcext:value-type="float">
            <text:p>2,028884437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3092" calcext:value-type="float">
            <text:p>0,93092</text:p>
          </table:table-cell>
          <table:table-cell office:value-type="float" office:value="0.218262167444" calcext:value-type="float">
            <text:p>0,2182621674</text:p>
          </table:table-cell>
          <table:table-cell office:value-type="float" office:value="0.6614" calcext:value-type="float">
            <text:p>0,6614</text:p>
          </table:table-cell>
          <table:table-cell office:value-type="float" office:value="1.44442185612" calcext:value-type="float">
            <text:p>1,444421856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851559999962" calcext:value-type="float">
            <text:p>0,85156</text:p>
          </table:table-cell>
          <table:table-cell office:value-type="float" office:value="0.438895796909" calcext:value-type="float">
            <text:p>0,4388957969</text:p>
          </table:table-cell>
          <table:table-cell office:value-type="float" office:value="0.6583" calcext:value-type="float">
            <text:p>0,6583</text:p>
          </table:table-cell>
          <table:table-cell office:value-type="float" office:value="1.14187330742" calcext:value-type="float">
            <text:p>1,141873307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22728000001" calcext:value-type="float">
            <text:p>0,22728</text:p>
          </table:table-cell>
          <table:table-cell office:value-type="float" office:value="11.4638616205" calcext:value-type="float">
            <text:p>11,4638616205</text:p>
          </table:table-cell>
          <table:table-cell office:value-type="float" office:value="0.2241" calcext:value-type="float">
            <text:p>0,2241</text:p>
          </table:table-cell>
          <table:table-cell office:value-type="float" office:value="11.4718531403" calcext:value-type="float">
            <text:p>11,471853140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1004" calcext:value-type="float">
            <text:p>0,1004</text:p>
          </table:table-cell>
          <table:table-cell office:value-type="float" office:value="2.302411689" calcext:value-type="float">
            <text:p>2,302411689</text:p>
          </table:table-cell>
          <table:table-cell office:value-type="float" office:value="0.1" calcext:value-type="float">
            <text:p>0,1</text:p>
          </table:table-cell>
          <table:table-cell office:value-type="float" office:value="2.30347861176" calcext:value-type="float">
            <text:p>2,303478611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6584" calcext:value-type="float">
            <text:p>0,6584</text:p>
          </table:table-cell>
          <table:table-cell office:value-type="float" office:value="0.977707020149" calcext:value-type="float">
            <text:p>0,9777070201</text:p>
          </table:table-cell>
          <table:table-cell office:value-type="float" office:value="0.5777" calcext:value-type="float">
            <text:p>0,5777</text:p>
          </table:table-cell>
          <table:table-cell office:value-type="float" office:value="1.20969109802" calcext:value-type="float">
            <text:p>1,20969109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3028" calcext:value-type="float">
            <text:p>0,93028</text:p>
          </table:table-cell>
          <table:table-cell office:value-type="float" office:value="0.224774311552048" calcext:value-type="float">
            <text:p>0,2247743116</text:p>
          </table:table-cell>
          <table:table-cell office:value-type="float" office:value="0.6659" calcext:value-type="float">
            <text:p>0,6659</text:p>
          </table:table-cell>
          <table:table-cell office:value-type="float" office:value="1.32367361679077" calcext:value-type="float">
            <text:p>1,3236736168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0.729000000038" calcext:value-type="float">
            <text:p>0,729</text:p>
          </table:table-cell>
          <table:table-cell office:value-type="float" office:value="0.764257376556" calcext:value-type="float">
            <text:p>0,7642573766</text:p>
          </table:table-cell>
          <table:table-cell office:value-type="float" office:value="0.7169" calcext:value-type="float">
            <text:p>0,7169</text:p>
          </table:table-cell>
          <table:table-cell office:value-type="float" office:value="0.815903766441" calcext:value-type="float">
            <text:p>0,815903766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92800000019" calcext:value-type="float">
            <text:p>0,9928</text:p>
          </table:table-cell>
          <table:table-cell office:value-type="float" office:value="0.0477083051038" calcext:value-type="float">
            <text:p>0,0477083051</text:p>
          </table:table-cell>
          <table:table-cell office:value-type="float" office:value="0.6598" calcext:value-type="float">
            <text:p>0,6598</text:p>
          </table:table-cell>
          <table:table-cell office:value-type="float" office:value="1.88081683254" calcext:value-type="float">
            <text:p>1,880816832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62000000019" calcext:value-type="float">
            <text:p>0,962</text:p>
          </table:table-cell>
          <table:table-cell office:value-type="float" office:value="0.132927663746" calcext:value-type="float">
            <text:p>0,1329276637</text:p>
          </table:table-cell>
          <table:table-cell office:value-type="float" office:value="0.6608" calcext:value-type="float">
            <text:p>0,6608</text:p>
          </table:table-cell>
          <table:table-cell office:value-type="float" office:value="1.650369627" calcext:value-type="float">
            <text:p>1,6503696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31699999962" calcext:value-type="float">
            <text:p>0,9317</text:p>
          </table:table-cell>
          <table:table-cell office:value-type="float" office:value="0.213806401844" calcext:value-type="float">
            <text:p>0,2138064018</text:p>
          </table:table-cell>
          <table:table-cell office:value-type="float" office:value="0.6109" calcext:value-type="float">
            <text:p>0,6109</text:p>
          </table:table-cell>
          <table:table-cell office:value-type="float" office:value="1.77336556988" calcext:value-type="float">
            <text:p>1,773365569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857819999981" calcext:value-type="float">
            <text:p>0,85782</text:p>
          </table:table-cell>
          <table:table-cell office:value-type="float" office:value="0.424927638197" calcext:value-type="float">
            <text:p>0,4249276382</text:p>
          </table:table-cell>
          <table:table-cell office:value-type="float" office:value="0.656" calcext:value-type="float">
            <text:p>0,656</text:p>
          </table:table-cell>
          <table:table-cell office:value-type="float" office:value="1.18412076321" calcext:value-type="float">
            <text:p>1,184120763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22230000001" calcext:value-type="float">
            <text:p>0,2223</text:p>
          </table:table-cell>
          <table:table-cell office:value-type="float" office:value="11.4753853131" calcext:value-type="float">
            <text:p>11,4753853131</text:p>
          </table:table-cell>
          <table:table-cell office:value-type="float" office:value="0.2171" calcext:value-type="float">
            <text:p>0,2171</text:p>
          </table:table-cell>
          <table:table-cell office:value-type="float" office:value="11.4928999176" calcext:value-type="float">
            <text:p>11,492899917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1005" calcext:value-type="float">
            <text:p>0,1005</text:p>
          </table:table-cell>
          <table:table-cell office:value-type="float" office:value="2.30246915421" calcext:value-type="float">
            <text:p>2,3024691542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9176788" calcext:value-type="float">
            <text:p>2,303491767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658399999962" calcext:value-type="float">
            <text:p>0,6584</text:p>
          </table:table-cell>
          <table:table-cell office:value-type="float" office:value="0.970962810535" calcext:value-type="float">
            <text:p>0,9709628105</text:p>
          </table:table-cell>
          <table:table-cell office:value-type="float" office:value="0.5862" calcext:value-type="float">
            <text:p>0,5862</text:p>
          </table:table-cell>
          <table:table-cell office:value-type="float" office:value="1.18482761002" calcext:value-type="float">
            <text:p>1,1848276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31999999961853" calcext:value-type="float">
            <text:p>0,932</text:p>
          </table:table-cell>
          <table:table-cell office:value-type="float" office:value="0.218821027674675" calcext:value-type="float">
            <text:p>0,2188210277</text:p>
          </table:table-cell>
          <table:table-cell office:value-type="float" office:value="0.6749" calcext:value-type="float">
            <text:p>0,6749</text:p>
          </table:table-cell>
          <table:table-cell office:value-type="float" office:value="1.29387600326538" calcext:value-type="float">
            <text:p>1,2938760033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732640000019" calcext:value-type="float">
            <text:p>0,73264</text:p>
          </table:table-cell>
          <table:table-cell office:value-type="float" office:value="0.757441599541" calcext:value-type="float">
            <text:p>0,7574415995</text:p>
          </table:table-cell>
          <table:table-cell office:value-type="float" office:value="0.7218" calcext:value-type="float">
            <text:p>0,7218</text:p>
          </table:table-cell>
          <table:table-cell office:value-type="float" office:value="0.81279839592" calcext:value-type="float">
            <text:p>0,812798395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9524" calcext:value-type="float">
            <text:p>0,99524</text:p>
          </table:table-cell>
          <table:table-cell office:value-type="float" office:value="0.0398851387417" calcext:value-type="float">
            <text:p>0,0398851387</text:p>
          </table:table-cell>
          <table:table-cell office:value-type="float" office:value="0.6648" calcext:value-type="float">
            <text:p>0,6648</text:p>
          </table:table-cell>
          <table:table-cell office:value-type="float" office:value="1.89512762547" calcext:value-type="float">
            <text:p>1,895127625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73279999981" calcext:value-type="float">
            <text:p>0,97328</text:p>
          </table:table-cell>
          <table:table-cell office:value-type="float" office:value="0.103771677337" calcext:value-type="float">
            <text:p>0,1037716773</text:p>
          </table:table-cell>
          <table:table-cell office:value-type="float" office:value="0.6613" calcext:value-type="float">
            <text:p>0,6613</text:p>
          </table:table-cell>
          <table:table-cell office:value-type="float" office:value="1.73744597931" calcext:value-type="float">
            <text:p>1,737445979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368" calcext:value-type="float">
            <text:p>0,9368</text:p>
          </table:table-cell>
          <table:table-cell office:value-type="float" office:value="0.201423460236" calcext:value-type="float">
            <text:p>0,2014234602</text:p>
          </table:table-cell>
          <table:table-cell office:value-type="float" office:value="0.6607" calcext:value-type="float">
            <text:p>0,6607</text:p>
          </table:table-cell>
          <table:table-cell office:value-type="float" office:value="1.48240753727" calcext:value-type="float">
            <text:p>1,482407537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860379999981" calcext:value-type="float">
            <text:p>0,86038</text:p>
          </table:table-cell>
          <table:table-cell office:value-type="float" office:value="0.414412546387" calcext:value-type="float">
            <text:p>0,4144125464</text:p>
          </table:table-cell>
          <table:table-cell office:value-type="float" office:value="0.6642" calcext:value-type="float">
            <text:p>0,6642</text:p>
          </table:table-cell>
          <table:table-cell office:value-type="float" office:value="1.1580938509" calcext:value-type="float">
            <text:p>1,158093850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21462" calcext:value-type="float">
            <text:p>0,21462</text:p>
          </table:table-cell>
          <table:table-cell office:value-type="float" office:value="11.50250823" calcext:value-type="float">
            <text:p>11,50250823</text:p>
          </table:table-cell>
          <table:table-cell office:value-type="float" office:value="0.1877" calcext:value-type="float">
            <text:p>0,1877</text:p>
          </table:table-cell>
          <table:table-cell office:value-type="float" office:value="11.6427064697" calcext:value-type="float">
            <text:p>11,642706469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100399999995" calcext:value-type="float">
            <text:p>0,1004</text:p>
          </table:table-cell>
          <table:table-cell office:value-type="float" office:value="2.30246587593" calcext:value-type="float">
            <text:p>2,3024658759</text:p>
          </table:table-cell>
          <table:table-cell office:value-type="float" office:value="0.1" calcext:value-type="float">
            <text:p>0,1</text:p>
          </table:table-cell>
          <table:table-cell office:value-type="float" office:value="2.30350951614" calcext:value-type="float">
            <text:p>2,303509516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661019999962" calcext:value-type="float">
            <text:p>0,66102</text:p>
          </table:table-cell>
          <table:table-cell office:value-type="float" office:value="0.965013367844" calcext:value-type="float">
            <text:p>0,9650133678</text:p>
          </table:table-cell>
          <table:table-cell office:value-type="float" office:value="0.5862" calcext:value-type="float">
            <text:p>0,5862</text:p>
          </table:table-cell>
          <table:table-cell office:value-type="float" office:value="1.20521727657" calcext:value-type="float">
            <text:p>1,205217276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4012" calcext:value-type="float">
            <text:p>0,94012</text:p>
          </table:table-cell>
          <table:table-cell office:value-type="float" office:value="0.200449946570396" calcext:value-type="float">
            <text:p>0,2004499466</text:p>
          </table:table-cell>
          <table:table-cell office:value-type="float" office:value="0.6701" calcext:value-type="float">
            <text:p>0,6701</text:p>
          </table:table-cell>
          <table:table-cell office:value-type="float" office:value="1.35110960617065" calcext:value-type="float">
            <text:p>1,3511096062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0.733600000019" calcext:value-type="float">
            <text:p>0,7336</text:p>
          </table:table-cell>
          <table:table-cell office:value-type="float" office:value="0.752324576378" calcext:value-type="float">
            <text:p>0,7523245764</text:p>
          </table:table-cell>
          <table:table-cell office:value-type="float" office:value="0.7266" calcext:value-type="float">
            <text:p>0,7266</text:p>
          </table:table-cell>
          <table:table-cell office:value-type="float" office:value="0.801296337318" calcext:value-type="float">
            <text:p>0,801296337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966" calcext:value-type="float">
            <text:p>0,9966</text:p>
          </table:table-cell>
          <table:table-cell office:value-type="float" office:value="0.0324273250473" calcext:value-type="float">
            <text:p>0,032427325</text:p>
          </table:table-cell>
          <table:table-cell office:value-type="float" office:value="0.6677" calcext:value-type="float">
            <text:p>0,6677</text:p>
          </table:table-cell>
          <table:table-cell office:value-type="float" office:value="1.94646784325" calcext:value-type="float">
            <text:p>1,94646784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75240000038" calcext:value-type="float">
            <text:p>0,97524</text:p>
          </table:table-cell>
          <table:table-cell office:value-type="float" office:value="0.100043168097" calcext:value-type="float">
            <text:p>0,1000431681</text:p>
          </table:table-cell>
          <table:table-cell office:value-type="float" office:value="0.6619" calcext:value-type="float">
            <text:p>0,6619</text:p>
          </table:table-cell>
          <table:table-cell office:value-type="float" office:value="1.73625889339" calcext:value-type="float">
            <text:p>1,736258893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4418" calcext:value-type="float">
            <text:p>0,94418</text:p>
          </table:table-cell>
          <table:table-cell office:value-type="float" office:value="0.182998412118" calcext:value-type="float">
            <text:p>0,1829984121</text:p>
          </table:table-cell>
          <table:table-cell office:value-type="float" office:value="0.6578" calcext:value-type="float">
            <text:p>0,6578</text:p>
          </table:table-cell>
          <table:table-cell office:value-type="float" office:value="1.57110131311" calcext:value-type="float">
            <text:p>1,571101313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861940000019" calcext:value-type="float">
            <text:p>0,86194</text:p>
          </table:table-cell>
          <table:table-cell office:value-type="float" office:value="0.40757516737" calcext:value-type="float">
            <text:p>0,4075751674</text:p>
          </table:table-cell>
          <table:table-cell office:value-type="float" office:value="0.6287" calcext:value-type="float">
            <text:p>0,6287</text:p>
          </table:table-cell>
          <table:table-cell office:value-type="float" office:value="1.38690886669" calcext:value-type="float">
            <text:p>1,386908866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187239999998" calcext:value-type="float">
            <text:p>0,18724</text:p>
          </table:table-cell>
          <table:table-cell office:value-type="float" office:value="11.6723996295" calcext:value-type="float">
            <text:p>11,6723996295</text:p>
          </table:table-cell>
          <table:table-cell office:value-type="float" office:value="0.1452" calcext:value-type="float">
            <text:p>0,1452</text:p>
          </table:table-cell>
          <table:table-cell office:value-type="float" office:value="12.269755249" calcext:value-type="float">
            <text:p>12,26975524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100379999998" calcext:value-type="float">
            <text:p>0,10038</text:p>
          </table:table-cell>
          <table:table-cell office:value-type="float" office:value="2.3024617878" calcext:value-type="float">
            <text:p>2,3024617878</text:p>
          </table:table-cell>
          <table:table-cell office:value-type="float" office:value="0.1" calcext:value-type="float">
            <text:p>0,1</text:p>
          </table:table-cell>
          <table:table-cell office:value-type="float" office:value="2.30356689987" calcext:value-type="float">
            <text:p>2,303566899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664419999981" calcext:value-type="float">
            <text:p>0,66442</text:p>
          </table:table-cell>
          <table:table-cell office:value-type="float" office:value="0.957325229645" calcext:value-type="float">
            <text:p>0,9573252296</text:p>
          </table:table-cell>
          <table:table-cell office:value-type="float" office:value="0.5811" calcext:value-type="float">
            <text:p>0,5811</text:p>
          </table:table-cell>
          <table:table-cell office:value-type="float" office:value="1.21063264275" calcext:value-type="float">
            <text:p>1,210632642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44300000019073" calcext:value-type="float">
            <text:p>0,9443</text:p>
          </table:table-cell>
          <table:table-cell office:value-type="float" office:value="0.188986451816559" calcext:value-type="float">
            <text:p>0,1889864518</text:p>
          </table:table-cell>
          <table:table-cell office:value-type="float" office:value="0.514" calcext:value-type="float">
            <text:p>0,514</text:p>
          </table:table-cell>
          <table:table-cell office:value-type="float" office:value="2.95145046386719" calcext:value-type="float">
            <text:p>2,9514504639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0.733500000019" calcext:value-type="float">
            <text:p>0,7335</text:p>
          </table:table-cell>
          <table:table-cell office:value-type="float" office:value="0.747795895042" calcext:value-type="float">
            <text:p>0,747795895</text:p>
          </table:table-cell>
          <table:table-cell office:value-type="float" office:value="0.7231" calcext:value-type="float">
            <text:p>0,7231</text:p>
          </table:table-cell>
          <table:table-cell office:value-type="float" office:value="0.810501585007" calcext:value-type="float">
            <text:p>0,81050158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789" calcext:value-type="float">
            <text:p>0,9789</text:p>
          </table:table-cell>
          <table:table-cell office:value-type="float" office:value="0.108849926249" calcext:value-type="float">
            <text:p>0,1088499262</text:p>
          </table:table-cell>
          <table:table-cell office:value-type="float" office:value="0.6608" calcext:value-type="float">
            <text:p>0,6608</text:p>
          </table:table-cell>
          <table:table-cell office:value-type="float" office:value="1.96041144409" calcext:value-type="float">
            <text:p>1,960411444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85599999962" calcext:value-type="float">
            <text:p>0,9856</text:p>
          </table:table-cell>
          <table:table-cell office:value-type="float" office:value="0.0709095349526" calcext:value-type="float">
            <text:p>0,070909535</text:p>
          </table:table-cell>
          <table:table-cell office:value-type="float" office:value="0.6573" calcext:value-type="float">
            <text:p>0,6573</text:p>
          </table:table-cell>
          <table:table-cell office:value-type="float" office:value="1.79900979156" calcext:value-type="float">
            <text:p>1,799009791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42939999981" calcext:value-type="float">
            <text:p>0,94294</text:p>
          </table:table-cell>
          <table:table-cell office:value-type="float" office:value="0.186829182382" calcext:value-type="float">
            <text:p>0,1868291824</text:p>
          </table:table-cell>
          <table:table-cell office:value-type="float" office:value="0.6574" calcext:value-type="float">
            <text:p>0,6574</text:p>
          </table:table-cell>
          <table:table-cell office:value-type="float" office:value="1.53363726425" calcext:value-type="float">
            <text:p>1,533637264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866179999962" calcext:value-type="float">
            <text:p>0,86618</text:p>
          </table:table-cell>
          <table:table-cell office:value-type="float" office:value="0.395022439995" calcext:value-type="float">
            <text:p>0,39502244</text:p>
          </table:table-cell>
          <table:table-cell office:value-type="float" office:value="0.6366" calcext:value-type="float">
            <text:p>0,6366</text:p>
          </table:table-cell>
          <table:table-cell office:value-type="float" office:value="1.31427569427" calcext:value-type="float">
            <text:p>1,314275694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17" calcext:value-type="float">
            <text:p>0,17</text:p>
          </table:table-cell>
          <table:table-cell office:value-type="float" office:value="11.9722927902" calcext:value-type="float">
            <text:p>11,9722927902</text:p>
          </table:table-cell>
          <table:table-cell office:value-type="float" office:value="0.1936" calcext:value-type="float">
            <text:p>0,1936</text:p>
          </table:table-cell>
          <table:table-cell office:value-type="float" office:value="11.6005499298" calcext:value-type="float">
            <text:p>11,600549929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100419999998" calcext:value-type="float">
            <text:p>0,10042</text:p>
          </table:table-cell>
          <table:table-cell office:value-type="float" office:value="2.3024875528" calcext:value-type="float">
            <text:p>2,3024875528</text:p>
          </table:table-cell>
          <table:table-cell office:value-type="float" office:value="0.1" calcext:value-type="float">
            <text:p>0,1</text:p>
          </table:table-cell>
          <table:table-cell office:value-type="float" office:value="2.30352339783" calcext:value-type="float">
            <text:p>2,303523397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664919999981" calcext:value-type="float">
            <text:p>0,66492</text:p>
          </table:table-cell>
          <table:table-cell office:value-type="float" office:value="0.953107756042" calcext:value-type="float">
            <text:p>0,953107756</text:p>
          </table:table-cell>
          <table:table-cell office:value-type="float" office:value="0.593" calcext:value-type="float">
            <text:p>0,593</text:p>
          </table:table-cell>
          <table:table-cell office:value-type="float" office:value="1.18171605682" calcext:value-type="float">
            <text:p>1,181716056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46659999961853" calcext:value-type="float">
            <text:p>0,94666</text:p>
          </table:table-cell>
          <table:table-cell office:value-type="float" office:value="0.181638828659058" calcext:value-type="float">
            <text:p>0,1816388287</text:p>
          </table:table-cell>
          <table:table-cell office:value-type="float" office:value="0.6636" calcext:value-type="float">
            <text:p>0,6636</text:p>
          </table:table-cell>
          <table:table-cell office:value-type="float" office:value="1.42216245880127" calcext:value-type="float">
            <text:p>1,4221624588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0.737820000019" calcext:value-type="float">
            <text:p>0,73782</text:p>
          </table:table-cell>
          <table:table-cell office:value-type="float" office:value="0.739846883907" calcext:value-type="float">
            <text:p>0,7398468839</text:p>
          </table:table-cell>
          <table:table-cell office:value-type="float" office:value="0.721" calcext:value-type="float">
            <text:p>0,721</text:p>
          </table:table-cell>
          <table:table-cell office:value-type="float" office:value="0.806825249481" calcext:value-type="float">
            <text:p>0,806825249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9975" calcext:value-type="float">
            <text:p>0,9975</text:p>
          </table:table-cell>
          <table:table-cell office:value-type="float" office:value="0.0301520825827" calcext:value-type="float">
            <text:p>0,0301520826</text:p>
          </table:table-cell>
          <table:table-cell office:value-type="float" office:value="0.667" calcext:value-type="float">
            <text:p>0,667</text:p>
          </table:table-cell>
          <table:table-cell office:value-type="float" office:value="1.96594692307" calcext:value-type="float">
            <text:p>1,965946923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977060000038" calcext:value-type="float">
            <text:p>0,97706</text:p>
          </table:table-cell>
          <table:table-cell office:value-type="float" office:value="0.101177755699" calcext:value-type="float">
            <text:p>0,1011777557</text:p>
          </table:table-cell>
          <table:table-cell office:value-type="float" office:value="0.6576" calcext:value-type="float">
            <text:p>0,6576</text:p>
          </table:table-cell>
          <table:table-cell office:value-type="float" office:value="1.78744641228" calcext:value-type="float">
            <text:p>1,787446412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946540000038" calcext:value-type="float">
            <text:p>0,94654</text:p>
          </table:table-cell>
          <table:table-cell office:value-type="float" office:value="0.19695670969" calcext:value-type="float">
            <text:p>0,1969567097</text:p>
          </table:table-cell>
          <table:table-cell office:value-type="float" office:value="0.6625" calcext:value-type="float">
            <text:p>0,6625</text:p>
          </table:table-cell>
          <table:table-cell office:value-type="float" office:value="1.53563876476" calcext:value-type="float">
            <text:p>1,535638764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873579999962" calcext:value-type="float">
            <text:p>0,87358</text:p>
          </table:table-cell>
          <table:table-cell office:value-type="float" office:value="0.377000807934" calcext:value-type="float">
            <text:p>0,3770008079</text:p>
          </table:table-cell>
          <table:table-cell office:value-type="float" office:value="0.6471" calcext:value-type="float">
            <text:p>0,6471</text:p>
          </table:table-cell>
          <table:table-cell office:value-type="float" office:value="1.27725747757" calcext:value-type="float">
            <text:p>1,277257477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20263999999" calcext:value-type="float">
            <text:p>0,20264</text:p>
          </table:table-cell>
          <table:table-cell office:value-type="float" office:value="11.5515262885" calcext:value-type="float">
            <text:p>11,5515262885</text:p>
          </table:table-cell>
          <table:table-cell office:value-type="float" office:value="0.2108" calcext:value-type="float">
            <text:p>0,2108</text:p>
          </table:table-cell>
          <table:table-cell office:value-type="float" office:value="11.5302922592" calcext:value-type="float">
            <text:p>11,530292259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10046" calcext:value-type="float">
            <text:p>0,10046</text:p>
          </table:table-cell>
          <table:table-cell office:value-type="float" office:value="2.30245068344" calcext:value-type="float">
            <text:p>2,3024506834</text:p>
          </table:table-cell>
          <table:table-cell office:value-type="float" office:value="0.1" calcext:value-type="float">
            <text:p>0,1</text:p>
          </table:table-cell>
          <table:table-cell office:value-type="float" office:value="2.30343293686" calcext:value-type="float">
            <text:p>2,303432936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667280000019" calcext:value-type="float">
            <text:p>0,66728</text:p>
          </table:table-cell>
          <table:table-cell office:value-type="float" office:value="0.944420684605" calcext:value-type="float">
            <text:p>0,9444206846</text:p>
          </table:table-cell>
          <table:table-cell office:value-type="float" office:value="0.5942" calcext:value-type="float">
            <text:p>0,5942</text:p>
          </table:table-cell>
          <table:table-cell office:value-type="float" office:value="1.19327840443" calcext:value-type="float">
            <text:p>1,193278404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953800000019074" calcext:value-type="float">
            <text:p>0,9538</text:p>
          </table:table-cell>
          <table:table-cell office:value-type="float" office:value="0.162248764166832" calcext:value-type="float">
            <text:p>0,1622487642</text:p>
          </table:table-cell>
          <table:table-cell office:value-type="float" office:value="0.6654" calcext:value-type="float">
            <text:p>0,6654</text:p>
          </table:table-cell>
          <table:table-cell office:value-type="float" office:value="1.46359095230103" calcext:value-type="float">
            <text:p>1,4635909523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0.739899999962" calcext:value-type="float">
            <text:p>0,7399</text:p>
          </table:table-cell>
          <table:table-cell office:value-type="float" office:value="0.732737619514" calcext:value-type="float">
            <text:p>0,7327376195</text:p>
          </table:table-cell>
          <table:table-cell office:value-type="float" office:value="0.7263" calcext:value-type="float">
            <text:p>0,7263</text:p>
          </table:table-cell>
          <table:table-cell office:value-type="float" office:value="0.800411775398" calcext:value-type="float">
            <text:p>0,800411775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98240000038" calcext:value-type="float">
            <text:p>0,99824</text:p>
          </table:table-cell>
          <table:table-cell office:value-type="float" office:value="0.0239664245558" calcext:value-type="float">
            <text:p>0,0239664246</text:p>
          </table:table-cell>
          <table:table-cell office:value-type="float" office:value="0.6603" calcext:value-type="float">
            <text:p>0,6603</text:p>
          </table:table-cell>
          <table:table-cell office:value-type="float" office:value="2.02345814018" calcext:value-type="float">
            <text:p>2,023458140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82459999962" calcext:value-type="float">
            <text:p>0,98246</text:p>
          </table:table-cell>
          <table:table-cell office:value-type="float" office:value="0.0864436502504" calcext:value-type="float">
            <text:p>0,0864436503</text:p>
          </table:table-cell>
          <table:table-cell office:value-type="float" office:value="0.6499" calcext:value-type="float">
            <text:p>0,6499</text:p>
          </table:table-cell>
          <table:table-cell office:value-type="float" office:value="1.80430185509" calcext:value-type="float">
            <text:p>1,804301855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57099999981" calcext:value-type="float">
            <text:p>0,9571</text:p>
          </table:table-cell>
          <table:table-cell office:value-type="float" office:value="0.149395983591" calcext:value-type="float">
            <text:p>0,1493959836</text:p>
          </table:table-cell>
          <table:table-cell office:value-type="float" office:value="0.6527" calcext:value-type="float">
            <text:p>0,6527</text:p>
          </table:table-cell>
          <table:table-cell office:value-type="float" office:value="1.63088045921" calcext:value-type="float">
            <text:p>1,630880459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875839999981" calcext:value-type="float">
            <text:p>0,87584</text:p>
          </table:table-cell>
          <table:table-cell office:value-type="float" office:value="0.372248861179" calcext:value-type="float">
            <text:p>0,3722488612</text:p>
          </table:table-cell>
          <table:table-cell office:value-type="float" office:value="0.6451" calcext:value-type="float">
            <text:p>0,6451</text:p>
          </table:table-cell>
          <table:table-cell office:value-type="float" office:value="1.33926307831" calcext:value-type="float">
            <text:p>1,339263078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209899999995" calcext:value-type="float">
            <text:p>0,2099</text:p>
          </table:table-cell>
          <table:table-cell office:value-type="float" office:value="11.5185082156" calcext:value-type="float">
            <text:p>11,5185082156</text:p>
          </table:table-cell>
          <table:table-cell office:value-type="float" office:value="0.2151" calcext:value-type="float">
            <text:p>0,2151</text:p>
          </table:table-cell>
          <table:table-cell office:value-type="float" office:value="11.5160340958" calcext:value-type="float">
            <text:p>11,516034095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0992200000095" calcext:value-type="float">
            <text:p>0,09922</text:p>
          </table:table-cell>
          <table:table-cell office:value-type="float" office:value="2.30247341301" calcext:value-type="float">
            <text:p>2,302473413</text:p>
          </table:table-cell>
          <table:table-cell office:value-type="float" office:value="0.1" calcext:value-type="float">
            <text:p>0,1</text:p>
          </table:table-cell>
          <table:table-cell office:value-type="float" office:value="2.30343750305" calcext:value-type="float">
            <text:p>2,303437503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672699999962" calcext:value-type="float">
            <text:p>0,6727</text:p>
          </table:table-cell>
          <table:table-cell office:value-type="float" office:value="0.934413826771" calcext:value-type="float">
            <text:p>0,9344138268</text:p>
          </table:table-cell>
          <table:table-cell office:value-type="float" office:value="0.5989" calcext:value-type="float">
            <text:p>0,5989</text:p>
          </table:table-cell>
          <table:table-cell office:value-type="float" office:value="1.17057644243" calcext:value-type="float">
            <text:p>1,170576442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57200000038147" calcext:value-type="float">
            <text:p>0,9572</text:p>
          </table:table-cell>
          <table:table-cell office:value-type="float" office:value="0.155556975069046" calcext:value-type="float">
            <text:p>0,1555569751</text:p>
          </table:table-cell>
          <table:table-cell office:value-type="float" office:value="0.671" calcext:value-type="float">
            <text:p>0,671</text:p>
          </table:table-cell>
          <table:table-cell office:value-type="float" office:value="1.42148488616943" calcext:value-type="float">
            <text:p>1,4214848862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.737240000038" calcext:value-type="float">
            <text:p>0,73724</text:p>
          </table:table-cell>
          <table:table-cell office:value-type="float" office:value="0.734209202843" calcext:value-type="float">
            <text:p>0,7342092028</text:p>
          </table:table-cell>
          <table:table-cell office:value-type="float" office:value="0.7245" calcext:value-type="float">
            <text:p>0,7245</text:p>
          </table:table-cell>
          <table:table-cell office:value-type="float" office:value="0.805705809784" calcext:value-type="float">
            <text:p>0,805705809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9862" calcext:value-type="float">
            <text:p>0,99862</text:p>
          </table:table-cell>
          <table:table-cell office:value-type="float" office:value="0.0205297761348" calcext:value-type="float">
            <text:p>0,0205297761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0376434021" calcext:value-type="float">
            <text:p>2,037643402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8408" calcext:value-type="float">
            <text:p>0,98408</text:p>
          </table:table-cell>
          <table:table-cell office:value-type="float" office:value="0.104629889321" calcext:value-type="float">
            <text:p>0,1046298893</text:p>
          </table:table-cell>
          <table:table-cell office:value-type="float" office:value="0.5208" calcext:value-type="float">
            <text:p>0,5208</text:p>
          </table:table-cell>
          <table:table-cell office:value-type="float" office:value="3.26307603149" calcext:value-type="float">
            <text:p>3,263076031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58080000019" calcext:value-type="float">
            <text:p>0,95808</text:p>
          </table:table-cell>
          <table:table-cell office:value-type="float" office:value="0.145985785704" calcext:value-type="float">
            <text:p>0,1459857857</text:p>
          </table:table-cell>
          <table:table-cell office:value-type="float" office:value="0.6671" calcext:value-type="float">
            <text:p>0,6671</text:p>
          </table:table-cell>
          <table:table-cell office:value-type="float" office:value="1.58116531849" calcext:value-type="float">
            <text:p>1,581165318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881380000019" calcext:value-type="float">
            <text:p>0,88138</text:p>
          </table:table-cell>
          <table:table-cell office:value-type="float" office:value="0.354935169449" calcext:value-type="float">
            <text:p>0,3549351694</text:p>
          </table:table-cell>
          <table:table-cell office:value-type="float" office:value="0.6564" calcext:value-type="float">
            <text:p>0,6564</text:p>
          </table:table-cell>
          <table:table-cell office:value-type="float" office:value="1.2757680212" calcext:value-type="float">
            <text:p>1,275768021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213779999995" calcext:value-type="float">
            <text:p>0,21378</text:p>
          </table:table-cell>
          <table:table-cell office:value-type="float" office:value="11.5041183112" calcext:value-type="float">
            <text:p>11,5041183112</text:p>
          </table:table-cell>
          <table:table-cell office:value-type="float" office:value="0.2114" calcext:value-type="float">
            <text:p>0,2114</text:p>
          </table:table-cell>
          <table:table-cell office:value-type="float" office:value="11.5093956772" calcext:value-type="float">
            <text:p>11,509395677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10024" calcext:value-type="float">
            <text:p>0,10024</text:p>
          </table:table-cell>
          <table:table-cell office:value-type="float" office:value="2.30250406105" calcext:value-type="float">
            <text:p>2,3025040611</text:p>
          </table:table-cell>
          <table:table-cell office:value-type="float" office:value="0.0997" calcext:value-type="float">
            <text:p>0,0997</text:p>
          </table:table-cell>
          <table:table-cell office:value-type="float" office:value="2.30352112961" calcext:value-type="float">
            <text:p>2,303521129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672619999962" calcext:value-type="float">
            <text:p>0,67262</text:p>
          </table:table-cell>
          <table:table-cell office:value-type="float" office:value="0.931300202942" calcext:value-type="float">
            <text:p>0,9313002029</text:p>
          </table:table-cell>
          <table:table-cell office:value-type="float" office:value="0.5746" calcext:value-type="float">
            <text:p>0,5746</text:p>
          </table:table-cell>
          <table:table-cell office:value-type="float" office:value="1.23782666922" calcext:value-type="float">
            <text:p>1,237826669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63580000038147" calcext:value-type="float">
            <text:p>0,96358</text:p>
          </table:table-cell>
          <table:table-cell office:value-type="float" office:value="0.135747587003708" calcext:value-type="float">
            <text:p>0,135747587</text:p>
          </table:table-cell>
          <table:table-cell office:value-type="float" office:value="0.6676" calcext:value-type="float">
            <text:p>0,6676</text:p>
          </table:table-cell>
          <table:table-cell office:value-type="float" office:value="1.48565590629578" calcext:value-type="float">
            <text:p>1,4856559063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.741659999962" calcext:value-type="float">
            <text:p>0,74166</text:p>
          </table:table-cell>
          <table:table-cell office:value-type="float" office:value="0.724511523705" calcext:value-type="float">
            <text:p>0,7245115237</text:p>
          </table:table-cell>
          <table:table-cell office:value-type="float" office:value="0.7272" calcext:value-type="float">
            <text:p>0,7272</text:p>
          </table:table-cell>
          <table:table-cell office:value-type="float" office:value="0.802933731651" calcext:value-type="float">
            <text:p>0,80293373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99" calcext:value-type="float">
            <text:p>0,999</text:p>
          </table:table-cell>
          <table:table-cell office:value-type="float" office:value="0.0175734451577" calcext:value-type="float">
            <text:p>0,0175734452</text:p>
          </table:table-cell>
          <table:table-cell office:value-type="float" office:value="0.6624" calcext:value-type="float">
            <text:p>0,6624</text:p>
          </table:table-cell>
          <table:table-cell office:value-type="float" office:value="2.0926137352" calcext:value-type="float">
            <text:p>2,092613735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876" calcext:value-type="float">
            <text:p>0,9876</text:p>
          </table:table-cell>
          <table:table-cell office:value-type="float" office:value="0.0663752020872" calcext:value-type="float">
            <text:p>0,0663752021</text:p>
          </table:table-cell>
          <table:table-cell office:value-type="float" office:value="0.665" calcext:value-type="float">
            <text:p>0,665</text:p>
          </table:table-cell>
          <table:table-cell office:value-type="float" office:value="1.89491417542" calcext:value-type="float">
            <text:p>1,894914175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64700000019" calcext:value-type="float">
            <text:p>0,9647</text:p>
          </table:table-cell>
          <table:table-cell office:value-type="float" office:value="0.12885615324" calcext:value-type="float">
            <text:p>0,1288561532</text:p>
          </table:table-cell>
          <table:table-cell office:value-type="float" office:value="0.6374" calcext:value-type="float">
            <text:p>0,6374</text:p>
          </table:table-cell>
          <table:table-cell office:value-type="float" office:value="1.7824074297" calcext:value-type="float">
            <text:p>1,782407429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88434" calcext:value-type="float">
            <text:p>0,88434</text:p>
          </table:table-cell>
          <table:table-cell office:value-type="float" office:value="0.344996798" calcext:value-type="float">
            <text:p>0,344996798</text:p>
          </table:table-cell>
          <table:table-cell office:value-type="float" office:value="0.6669" calcext:value-type="float">
            <text:p>0,6669</text:p>
          </table:table-cell>
          <table:table-cell office:value-type="float" office:value="1.23521148663" calcext:value-type="float">
            <text:p>1,235211486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21781999999" calcext:value-type="float">
            <text:p>0,21782</text:p>
          </table:table-cell>
          <table:table-cell office:value-type="float" office:value="11.4926723834" calcext:value-type="float">
            <text:p>11,4926723834</text:p>
          </table:table-cell>
          <table:table-cell office:value-type="float" office:value="0.2178" calcext:value-type="float">
            <text:p>0,2178</text:p>
          </table:table-cell>
          <table:table-cell office:value-type="float" office:value="11.4987037231" calcext:value-type="float">
            <text:p>11,49870372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998199999905" calcext:value-type="float">
            <text:p>0,09982</text:p>
          </table:table-cell>
          <table:table-cell office:value-type="float" office:value="2.30249127121" calcext:value-type="float">
            <text:p>2,3024912712</text:p>
          </table:table-cell>
          <table:table-cell office:value-type="float" office:value="0.0997" calcext:value-type="float">
            <text:p>0,0997</text:p>
          </table:table-cell>
          <table:table-cell office:value-type="float" office:value="2.30348890533" calcext:value-type="float">
            <text:p>2,303488905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677120000038" calcext:value-type="float">
            <text:p>0,67712</text:p>
          </table:table-cell>
          <table:table-cell office:value-type="float" office:value="0.922603335075" calcext:value-type="float">
            <text:p>0,9226033351</text:p>
          </table:table-cell>
          <table:table-cell office:value-type="float" office:value="0.5901" calcext:value-type="float">
            <text:p>0,5901</text:p>
          </table:table-cell>
          <table:table-cell office:value-type="float" office:value="1.1849797905" calcext:value-type="float">
            <text:p>1,184979790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655" calcext:value-type="float">
            <text:p>0,9655</text:p>
          </table:table-cell>
          <table:table-cell office:value-type="float" office:value="0.132467007341385" calcext:value-type="float">
            <text:p>0,1324670073</text:p>
          </table:table-cell>
          <table:table-cell office:value-type="float" office:value="0.6651" calcext:value-type="float">
            <text:p>0,6651</text:p>
          </table:table-cell>
          <table:table-cell office:value-type="float" office:value="1.5129165927887" calcext:value-type="float">
            <text:p>1,5129165928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0.741320000038" calcext:value-type="float">
            <text:p>0,74132</text:p>
          </table:table-cell>
          <table:table-cell office:value-type="float" office:value="0.72219543045" calcext:value-type="float">
            <text:p>0,7221954305</text:p>
          </table:table-cell>
          <table:table-cell office:value-type="float" office:value="0.7273" calcext:value-type="float">
            <text:p>0,7273</text:p>
          </table:table-cell>
          <table:table-cell office:value-type="float" office:value="0.80549428463" calcext:value-type="float">
            <text:p>0,805494284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9914" calcext:value-type="float">
            <text:p>0,99914</text:p>
          </table:table-cell>
          <table:table-cell office:value-type="float" office:value="0.0158749942675" calcext:value-type="float">
            <text:p>0,0158749943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0888034214" calcext:value-type="float">
            <text:p>2,088803421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96040000019" calcext:value-type="float">
            <text:p>0,99604</text:p>
          </table:table-cell>
          <table:table-cell office:value-type="float" office:value="0.0373698979616" calcext:value-type="float">
            <text:p>0,037369898</text:p>
          </table:table-cell>
          <table:table-cell office:value-type="float" office:value="0.6641" calcext:value-type="float">
            <text:p>0,6641</text:p>
          </table:table-cell>
          <table:table-cell office:value-type="float" office:value="1.91201624012" calcext:value-type="float">
            <text:p>1,912016240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66700000038" calcext:value-type="float">
            <text:p>0,9667</text:p>
          </table:table-cell>
          <table:table-cell office:value-type="float" office:value="0.126923344803" calcext:value-type="float">
            <text:p>0,1269233448</text:p>
          </table:table-cell>
          <table:table-cell office:value-type="float" office:value="0.6548" calcext:value-type="float">
            <text:p>0,6548</text:p>
          </table:table-cell>
          <table:table-cell office:value-type="float" office:value="1.67410828171" calcext:value-type="float">
            <text:p>1,674108281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889299999962" calcext:value-type="float">
            <text:p>0,8893</text:p>
          </table:table-cell>
          <table:table-cell office:value-type="float" office:value="0.335486878815" calcext:value-type="float">
            <text:p>0,3354868788</text:p>
          </table:table-cell>
          <table:table-cell office:value-type="float" office:value="0.6531" calcext:value-type="float">
            <text:p>0,6531</text:p>
          </table:table-cell>
          <table:table-cell office:value-type="float" office:value="1.2981161335" calcext:value-type="float">
            <text:p>1,29811613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22043999999" calcext:value-type="float">
            <text:p>0,22044</text:p>
          </table:table-cell>
          <table:table-cell office:value-type="float" office:value="11.4853129681" calcext:value-type="float">
            <text:p>11,4853129681</text:p>
          </table:table-cell>
          <table:table-cell office:value-type="float" office:value="0.22" calcext:value-type="float">
            <text:p>0,22</text:p>
          </table:table-cell>
          <table:table-cell office:value-type="float" office:value="11.4942197021" calcext:value-type="float">
            <text:p>11,494219702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10020000001" calcext:value-type="float">
            <text:p>0,1002</text:p>
          </table:table-cell>
          <table:table-cell office:value-type="float" office:value="2.30250293068" calcext:value-type="float">
            <text:p>2,3025029307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50131378" calcext:value-type="float">
            <text:p>2,303501313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678640000038" calcext:value-type="float">
            <text:p>0,67864</text:p>
          </table:table-cell>
          <table:table-cell office:value-type="float" office:value="0.915773617973" calcext:value-type="float">
            <text:p>0,915773618</text:p>
          </table:table-cell>
          <table:table-cell office:value-type="float" office:value="0.602" calcext:value-type="float">
            <text:p>0,602</text:p>
          </table:table-cell>
          <table:table-cell office:value-type="float" office:value="1.16478532228" calcext:value-type="float">
            <text:p>1,164785322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66620000019073" calcext:value-type="float">
            <text:p>0,96662</text:p>
          </table:table-cell>
          <table:table-cell office:value-type="float" office:value="0.124748301022053" calcext:value-type="float">
            <text:p>0,124748301</text:p>
          </table:table-cell>
          <table:table-cell office:value-type="float" office:value="0.6688" calcext:value-type="float">
            <text:p>0,6688</text:p>
          </table:table-cell>
          <table:table-cell office:value-type="float" office:value="1.54710845832825" calcext:value-type="float">
            <text:p>1,5471084583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0.745439999962" calcext:value-type="float">
            <text:p>0,74544</text:p>
          </table:table-cell>
          <table:table-cell office:value-type="float" office:value="0.716551891441" calcext:value-type="float">
            <text:p>0,7165518914</text:p>
          </table:table-cell>
          <table:table-cell office:value-type="float" office:value="0.7182" calcext:value-type="float">
            <text:p>0,7182</text:p>
          </table:table-cell>
          <table:table-cell office:value-type="float" office:value="0.825290054512" calcext:value-type="float">
            <text:p>0,825290054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9926" calcext:value-type="float">
            <text:p>0,99926</text:p>
          </table:table-cell>
          <table:table-cell office:value-type="float" office:value="0.014117798782" calcext:value-type="float">
            <text:p>0,0141177988</text:p>
          </table:table-cell>
          <table:table-cell office:value-type="float" office:value="0.667" calcext:value-type="float">
            <text:p>0,667</text:p>
          </table:table-cell>
          <table:table-cell office:value-type="float" office:value="2.11914736862" calcext:value-type="float">
            <text:p>2,119147368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9716" calcext:value-type="float">
            <text:p>0,99716</text:p>
          </table:table-cell>
          <table:table-cell office:value-type="float" office:value="0.030975282439" calcext:value-type="float">
            <text:p>0,0309752824</text:p>
          </table:table-cell>
          <table:table-cell office:value-type="float" office:value="0.6664" calcext:value-type="float">
            <text:p>0,6664</text:p>
          </table:table-cell>
          <table:table-cell office:value-type="float" office:value="1.95365721054" calcext:value-type="float">
            <text:p>1,953657210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67159999962" calcext:value-type="float">
            <text:p>0,96716</text:p>
          </table:table-cell>
          <table:table-cell office:value-type="float" office:value="0.122554198487" calcext:value-type="float">
            <text:p>0,1225541985</text:p>
          </table:table-cell>
          <table:table-cell office:value-type="float" office:value="0.6572" calcext:value-type="float">
            <text:p>0,6572</text:p>
          </table:table-cell>
          <table:table-cell office:value-type="float" office:value="1.70679676971" calcext:value-type="float">
            <text:p>1,706796769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8916" calcext:value-type="float">
            <text:p>0,8916</text:p>
          </table:table-cell>
          <table:table-cell office:value-type="float" office:value="0.326628177767" calcext:value-type="float">
            <text:p>0,3266281778</text:p>
          </table:table-cell>
          <table:table-cell office:value-type="float" office:value="0.659" calcext:value-type="float">
            <text:p>0,659</text:p>
          </table:table-cell>
          <table:table-cell office:value-type="float" office:value="1.26577355652" calcext:value-type="float">
            <text:p>1,265773556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223259999995" calcext:value-type="float">
            <text:p>0,22326</text:p>
          </table:table-cell>
          <table:table-cell office:value-type="float" office:value="11.4773676608" calcext:value-type="float">
            <text:p>11,4773676608</text:p>
          </table:table-cell>
          <table:table-cell office:value-type="float" office:value="0.2206" calcext:value-type="float">
            <text:p>0,2206</text:p>
          </table:table-cell>
          <table:table-cell office:value-type="float" office:value="11.4903349258" calcext:value-type="float">
            <text:p>11,490334925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10137999999" calcext:value-type="float">
            <text:p>0,10138</text:p>
          </table:table-cell>
          <table:table-cell office:value-type="float" office:value="2.30251385368" calcext:value-type="float">
            <text:p>2,3025138537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48524361" calcext:value-type="float">
            <text:p>2,303485243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680800000038" calcext:value-type="float">
            <text:p>0,6808</text:p>
          </table:table-cell>
          <table:table-cell office:value-type="float" office:value="0.910022898693" calcext:value-type="float">
            <text:p>0,9100228987</text:p>
          </table:table-cell>
          <table:table-cell office:value-type="float" office:value="0.5943" calcext:value-type="float">
            <text:p>0,5943</text:p>
          </table:table-cell>
          <table:table-cell office:value-type="float" office:value="1.18258444519" calcext:value-type="float">
            <text:p>1,182584445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71360000038147" calcext:value-type="float">
            <text:p>0,97136</text:p>
          </table:table-cell>
          <table:table-cell office:value-type="float" office:value="0.119629320392609" calcext:value-type="float">
            <text:p>0,1196293204</text:p>
          </table:table-cell>
          <table:table-cell office:value-type="float" office:value="0.6585" calcext:value-type="float">
            <text:p>0,6585</text:p>
          </table:table-cell>
          <table:table-cell office:value-type="float" office:value="1.59674161376953" calcext:value-type="float">
            <text:p>1,5967416138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0.745860000038" calcext:value-type="float">
            <text:p>0,74586</text:p>
          </table:table-cell>
          <table:table-cell office:value-type="float" office:value="0.710566041527" calcext:value-type="float">
            <text:p>0,7105660415</text:p>
          </table:table-cell>
          <table:table-cell office:value-type="float" office:value="0.73" calcext:value-type="float">
            <text:p>0,73</text:p>
          </table:table-cell>
          <table:table-cell office:value-type="float" office:value="0.793422385216" calcext:value-type="float">
            <text:p>0,793422385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9922" calcext:value-type="float">
            <text:p>0,99922</text:p>
          </table:table-cell>
          <table:table-cell office:value-type="float" office:value="0.0137451417956" calcext:value-type="float">
            <text:p>0,0137451418</text:p>
          </table:table-cell>
          <table:table-cell office:value-type="float" office:value="0.6662" calcext:value-type="float">
            <text:p>0,6662</text:p>
          </table:table-cell>
          <table:table-cell office:value-type="float" office:value="2.14851723099" calcext:value-type="float">
            <text:p>2,14851723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9782" calcext:value-type="float">
            <text:p>0,99782</text:p>
          </table:table-cell>
          <table:table-cell office:value-type="float" office:value="0.0273407853544" calcext:value-type="float">
            <text:p>0,0273407854</text:p>
          </table:table-cell>
          <table:table-cell office:value-type="float" office:value="0.6627" calcext:value-type="float">
            <text:p>0,6627</text:p>
          </table:table-cell>
          <table:table-cell office:value-type="float" office:value="1.98158941498" calcext:value-type="float">
            <text:p>1,98158941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73460000038" calcext:value-type="float">
            <text:p>0,97346</text:p>
          </table:table-cell>
          <table:table-cell office:value-type="float" office:value="0.108064266376" calcext:value-type="float">
            <text:p>0,1080642664</text:p>
          </table:table-cell>
          <table:table-cell office:value-type="float" office:value="0.6563" calcext:value-type="float">
            <text:p>0,6563</text:p>
          </table:table-cell>
          <table:table-cell office:value-type="float" office:value="1.71546984539" calcext:value-type="float">
            <text:p>1,715469845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897300000038" calcext:value-type="float">
            <text:p>0,8973</text:p>
          </table:table-cell>
          <table:table-cell office:value-type="float" office:value="0.315502454066" calcext:value-type="float">
            <text:p>0,3155024541</text:p>
          </table:table-cell>
          <table:table-cell office:value-type="float" office:value="0.6548" calcext:value-type="float">
            <text:p>0,6548</text:p>
          </table:table-cell>
          <table:table-cell office:value-type="float" office:value="1.29866133556" calcext:value-type="float">
            <text:p>1,298661335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22416000001" calcext:value-type="float">
            <text:p>0,22416</text:p>
          </table:table-cell>
          <table:table-cell office:value-type="float" office:value="11.4737355667" calcext:value-type="float">
            <text:p>11,4737355667</text:p>
          </table:table-cell>
          <table:table-cell office:value-type="float" office:value="0.2211" calcext:value-type="float">
            <text:p>0,2211</text:p>
          </table:table-cell>
          <table:table-cell office:value-type="float" office:value="11.4867860092" calcext:value-type="float">
            <text:p>11,486786009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100240000005" calcext:value-type="float">
            <text:p>0,10024</text:p>
          </table:table-cell>
          <table:table-cell office:value-type="float" office:value="2.30246911125" calcext:value-type="float">
            <text:p>2,3024691113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39924507" calcext:value-type="float">
            <text:p>2,303399245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682300000019" calcext:value-type="float">
            <text:p>0,6823</text:p>
          </table:table-cell>
          <table:table-cell office:value-type="float" office:value="0.90568100071" calcext:value-type="float">
            <text:p>0,9056810007</text:p>
          </table:table-cell>
          <table:table-cell office:value-type="float" office:value="0.5986" calcext:value-type="float">
            <text:p>0,5986</text:p>
          </table:table-cell>
          <table:table-cell office:value-type="float" office:value="1.18258331814" calcext:value-type="float">
            <text:p>1,182583318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75860000038147" calcext:value-type="float">
            <text:p>0,97586</text:p>
          </table:table-cell>
          <table:table-cell office:value-type="float" office:value="0.105485035984516" calcext:value-type="float">
            <text:p>0,105485036</text:p>
          </table:table-cell>
          <table:table-cell office:value-type="float" office:value="0.6625" calcext:value-type="float">
            <text:p>0,6625</text:p>
          </table:table-cell>
          <table:table-cell office:value-type="float" office:value="1.58988902816772" calcext:value-type="float">
            <text:p>1,5898890282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.74874" calcext:value-type="float">
            <text:p>0,74874</text:p>
          </table:table-cell>
          <table:table-cell office:value-type="float" office:value="0.704702137852" calcext:value-type="float">
            <text:p>0,7047021379</text:p>
          </table:table-cell>
          <table:table-cell office:value-type="float" office:value="0.7248" calcext:value-type="float">
            <text:p>0,7248</text:p>
          </table:table-cell>
          <table:table-cell office:value-type="float" office:value="0.807468079948" calcext:value-type="float">
            <text:p>0,807468079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9954" calcext:value-type="float">
            <text:p>0,99954</text:p>
          </table:table-cell>
          <table:table-cell office:value-type="float" office:value="0.0114997709385" calcext:value-type="float">
            <text:p>0,0114997709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1619064949" calcext:value-type="float">
            <text:p>2,161906494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9854" calcext:value-type="float">
            <text:p>0,99854</text:p>
          </table:table-cell>
          <table:table-cell office:value-type="float" office:value="0.0233307367647" calcext:value-type="float">
            <text:p>0,0233307368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00625133171" calcext:value-type="float">
            <text:p>2,006251331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79500000019" calcext:value-type="float">
            <text:p>0,9795</text:p>
          </table:table-cell>
          <table:table-cell office:value-type="float" office:value="0.0892410548794" calcext:value-type="float">
            <text:p>0,0892410549</text:p>
          </table:table-cell>
          <table:table-cell office:value-type="float" office:value="0.6663" calcext:value-type="float">
            <text:p>0,6663</text:p>
          </table:table-cell>
          <table:table-cell office:value-type="float" office:value="1.70915098801" calcext:value-type="float">
            <text:p>1,70915098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00860000038" calcext:value-type="float">
            <text:p>0,90086</text:p>
          </table:table-cell>
          <table:table-cell office:value-type="float" office:value="0.299031508026" calcext:value-type="float">
            <text:p>0,299031508</text:p>
          </table:table-cell>
          <table:table-cell office:value-type="float" office:value="0.6212" calcext:value-type="float">
            <text:p>0,6212</text:p>
          </table:table-cell>
          <table:table-cell office:value-type="float" office:value="1.63415285606" calcext:value-type="float">
            <text:p>1,634152856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22616" calcext:value-type="float">
            <text:p>0,22616</text:p>
          </table:table-cell>
          <table:table-cell office:value-type="float" office:value="11.4713312512" calcext:value-type="float">
            <text:p>11,4713312512</text:p>
          </table:table-cell>
          <table:table-cell office:value-type="float" office:value="0.2183" calcext:value-type="float">
            <text:p>0,2183</text:p>
          </table:table-cell>
          <table:table-cell office:value-type="float" office:value="11.4877659607" calcext:value-type="float">
            <text:p>11,48776596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100200000001" calcext:value-type="float">
            <text:p>0,1002</text:p>
          </table:table-cell>
          <table:table-cell office:value-type="float" office:value="2.30253414795" calcext:value-type="float">
            <text:p>2,302534148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38319778" calcext:value-type="float">
            <text:p>2,303383197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68486" calcext:value-type="float">
            <text:p>0,68486</text:p>
          </table:table-cell>
          <table:table-cell office:value-type="float" office:value="0.895880297871" calcext:value-type="float">
            <text:p>0,8958802979</text:p>
          </table:table-cell>
          <table:table-cell office:value-type="float" office:value="0.5846" calcext:value-type="float">
            <text:p>0,5846</text:p>
          </table:table-cell>
          <table:table-cell office:value-type="float" office:value="1.21707505684" calcext:value-type="float">
            <text:p>1,217075056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77660000019074" calcext:value-type="float">
            <text:p>0,97766</text:p>
          </table:table-cell>
          <table:table-cell office:value-type="float" office:value="0.0990091779589653" calcext:value-type="float">
            <text:p>0,099009178</text:p>
          </table:table-cell>
          <table:table-cell office:value-type="float" office:value="0.6698" calcext:value-type="float">
            <text:p>0,6698</text:p>
          </table:table-cell>
          <table:table-cell office:value-type="float" office:value="1.57470795898438" calcext:value-type="float">
            <text:p>1,574707959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0.75398" calcext:value-type="float">
            <text:p>0,75398</text:p>
          </table:table-cell>
          <table:table-cell office:value-type="float" office:value="0.693573522224" calcext:value-type="float">
            <text:p>0,6935735222</text:p>
          </table:table-cell>
          <table:table-cell office:value-type="float" office:value="0.7263" calcext:value-type="float">
            <text:p>0,7263</text:p>
          </table:table-cell>
          <table:table-cell office:value-type="float" office:value="0.799511430931" calcext:value-type="float">
            <text:p>0,799511430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9932" calcext:value-type="float">
            <text:p>0,99932</text:p>
          </table:table-cell>
          <table:table-cell office:value-type="float" office:value="0.0109499188712" calcext:value-type="float">
            <text:p>0,0109499189</text:p>
          </table:table-cell>
          <table:table-cell office:value-type="float" office:value="0.6643" calcext:value-type="float">
            <text:p>0,6643</text:p>
          </table:table-cell>
          <table:table-cell office:value-type="float" office:value="2.1895826683" calcext:value-type="float">
            <text:p>2,189582668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9816" calcext:value-type="float">
            <text:p>0,99816</text:p>
          </table:table-cell>
          <table:table-cell office:value-type="float" office:value="0.0222435302275" calcext:value-type="float">
            <text:p>0,0222435302</text:p>
          </table:table-cell>
          <table:table-cell office:value-type="float" office:value="0.6635" calcext:value-type="float">
            <text:p>0,6635</text:p>
          </table:table-cell>
          <table:table-cell office:value-type="float" office:value="2.04137346878" calcext:value-type="float">
            <text:p>2,041373468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8258" calcext:value-type="float">
            <text:p>0,98258</text:p>
          </table:table-cell>
          <table:table-cell office:value-type="float" office:value="0.0850240683842" calcext:value-type="float">
            <text:p>0,0850240684</text:p>
          </table:table-cell>
          <table:table-cell office:value-type="float" office:value="0.6617" calcext:value-type="float">
            <text:p>0,6617</text:p>
          </table:table-cell>
          <table:table-cell office:value-type="float" office:value="1.74001715355" calcext:value-type="float">
            <text:p>1,740017153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0488" calcext:value-type="float">
            <text:p>0,90488</text:p>
          </table:table-cell>
          <table:table-cell office:value-type="float" office:value="0.291399095936" calcext:value-type="float">
            <text:p>0,2913990959</text:p>
          </table:table-cell>
          <table:table-cell office:value-type="float" office:value="0.6523" calcext:value-type="float">
            <text:p>0,6523</text:p>
          </table:table-cell>
          <table:table-cell office:value-type="float" office:value="1.32357048149" calcext:value-type="float">
            <text:p>1,32357048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22706000001" calcext:value-type="float">
            <text:p>0,22706</text:p>
          </table:table-cell>
          <table:table-cell office:value-type="float" office:value="11.4665340234" calcext:value-type="float">
            <text:p>11,4665340234</text:p>
          </table:table-cell>
          <table:table-cell office:value-type="float" office:value="0.2236" calcext:value-type="float">
            <text:p>0,2236</text:p>
          </table:table-cell>
          <table:table-cell office:value-type="float" office:value="11.4770483688" calcext:value-type="float">
            <text:p>11,477048368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100200000005" calcext:value-type="float">
            <text:p>0,1002</text:p>
          </table:table-cell>
          <table:table-cell office:value-type="float" office:value="2.30250393723" calcext:value-type="float">
            <text:p>2,3025039372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34850769" calcext:value-type="float">
            <text:p>2,303348507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688400000019" calcext:value-type="float">
            <text:p>0,6884</text:p>
          </table:table-cell>
          <table:table-cell office:value-type="float" office:value="0.890033751183" calcext:value-type="float">
            <text:p>0,8900337512</text:p>
          </table:table-cell>
          <table:table-cell office:value-type="float" office:value="0.5944" calcext:value-type="float">
            <text:p>0,5944</text:p>
          </table:table-cell>
          <table:table-cell office:value-type="float" office:value="1.17854910259" calcext:value-type="float">
            <text:p>1,178549102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81640000038147" calcext:value-type="float">
            <text:p>0,98164</text:p>
          </table:table-cell>
          <table:table-cell office:value-type="float" office:value="0.0864857991695404" calcext:value-type="float">
            <text:p>0,0864857992</text:p>
          </table:table-cell>
          <table:table-cell office:value-type="float" office:value="0.6687" calcext:value-type="float">
            <text:p>0,6687</text:p>
          </table:table-cell>
          <table:table-cell office:value-type="float" office:value="1.60816608352661" calcext:value-type="float">
            <text:p>1,6081660835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.75234" calcext:value-type="float">
            <text:p>0,75234</text:p>
          </table:table-cell>
          <table:table-cell office:value-type="float" office:value="0.693110205421" calcext:value-type="float">
            <text:p>0,6931102054</text:p>
          </table:table-cell>
          <table:table-cell office:value-type="float" office:value="0.7294" calcext:value-type="float">
            <text:p>0,7294</text:p>
          </table:table-cell>
          <table:table-cell office:value-type="float" office:value="0.797261494064" calcext:value-type="float">
            <text:p>0,797261494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9946" calcext:value-type="float">
            <text:p>0,99946</text:p>
          </table:table-cell>
          <table:table-cell office:value-type="float" office:value="0.0103032687306" calcext:value-type="float">
            <text:p>0,0103032687</text:p>
          </table:table-cell>
          <table:table-cell office:value-type="float" office:value="0.6666" calcext:value-type="float">
            <text:p>0,6666</text:p>
          </table:table-cell>
          <table:table-cell office:value-type="float" office:value="2.20727279358" calcext:value-type="float">
            <text:p>2,207272793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9886" calcext:value-type="float">
            <text:p>0,99886</text:p>
          </table:table-cell>
          <table:table-cell office:value-type="float" office:value="0.0191632945079" calcext:value-type="float">
            <text:p>0,0191632945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06074056625" calcext:value-type="float">
            <text:p>2,060740566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84020000038" calcext:value-type="float">
            <text:p>0,98402</text:p>
          </table:table-cell>
          <table:table-cell office:value-type="float" office:value="0.0776001223779" calcext:value-type="float">
            <text:p>0,0776001224</text:p>
          </table:table-cell>
          <table:table-cell office:value-type="float" office:value="0.6616" calcext:value-type="float">
            <text:p>0,6616</text:p>
          </table:table-cell>
          <table:table-cell office:value-type="float" office:value="1.78897193947" calcext:value-type="float">
            <text:p>1,788971939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07279999981" calcext:value-type="float">
            <text:p>0,90728</text:p>
          </table:table-cell>
          <table:table-cell office:value-type="float" office:value="0.281881169147" calcext:value-type="float">
            <text:p>0,2818811691</text:p>
          </table:table-cell>
          <table:table-cell office:value-type="float" office:value="0.6476" calcext:value-type="float">
            <text:p>0,6476</text:p>
          </table:table-cell>
          <table:table-cell office:value-type="float" office:value="1.3801285696" calcext:value-type="float">
            <text:p>1,380128569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22798" calcext:value-type="float">
            <text:p>0,22798</text:p>
          </table:table-cell>
          <table:table-cell office:value-type="float" office:value="11.4636180203" calcext:value-type="float">
            <text:p>11,4636180203</text:p>
          </table:table-cell>
          <table:table-cell office:value-type="float" office:value="0.2224" calcext:value-type="float">
            <text:p>0,2224</text:p>
          </table:table-cell>
          <table:table-cell office:value-type="float" office:value="11.4887903152" calcext:value-type="float">
            <text:p>11,488790315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0999400000048" calcext:value-type="float">
            <text:p>0,09994</text:p>
          </table:table-cell>
          <table:table-cell office:value-type="float" office:value="2.30252160988" calcext:value-type="float">
            <text:p>2,3025216099</text:p>
          </table:table-cell>
          <table:table-cell office:value-type="float" office:value="0.1" calcext:value-type="float">
            <text:p>0,1</text:p>
          </table:table-cell>
          <table:table-cell office:value-type="float" office:value="2.30331070251" calcext:value-type="float">
            <text:p>2,303310702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691640000038" calcext:value-type="float">
            <text:p>0,69164</text:p>
          </table:table-cell>
          <table:table-cell office:value-type="float" office:value="0.88223392046" calcext:value-type="float">
            <text:p>0,8822339205</text:p>
          </table:table-cell>
          <table:table-cell office:value-type="float" office:value="0.591" calcext:value-type="float">
            <text:p>0,591</text:p>
          </table:table-cell>
          <table:table-cell office:value-type="float" office:value="1.21886576834" calcext:value-type="float">
            <text:p>1,218865768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88860000019074" calcext:value-type="float">
            <text:p>0,98886</text:p>
          </table:table-cell>
          <table:table-cell office:value-type="float" office:value="0.0660187620711327" calcext:value-type="float">
            <text:p>0,0660187621</text:p>
          </table:table-cell>
          <table:table-cell office:value-type="float" office:value="0.6663" calcext:value-type="float">
            <text:p>0,6663</text:p>
          </table:table-cell>
          <table:table-cell office:value-type="float" office:value="1.68620276222229" calcext:value-type="float">
            <text:p>1,6862027622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0.754459999962" calcext:value-type="float">
            <text:p>0,75446</text:p>
          </table:table-cell>
          <table:table-cell office:value-type="float" office:value="0.690073205833" calcext:value-type="float">
            <text:p>0,6900732058</text:p>
          </table:table-cell>
          <table:table-cell office:value-type="float" office:value="0.7263" calcext:value-type="float">
            <text:p>0,7263</text:p>
          </table:table-cell>
          <table:table-cell office:value-type="float" office:value="0.802090028" calcext:value-type="float">
            <text:p>0,80209002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9958" calcext:value-type="float">
            <text:p>0,99958</text:p>
          </table:table-cell>
          <table:table-cell office:value-type="float" office:value="0.00960277091816" calcext:value-type="float">
            <text:p>0,0096027709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2233613884" calcext:value-type="float">
            <text:p>2,223361388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9884" calcext:value-type="float">
            <text:p>0,99884</text:p>
          </table:table-cell>
          <table:table-cell office:value-type="float" office:value="0.0171779938769" calcext:value-type="float">
            <text:p>0,0171779939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08137918701" calcext:value-type="float">
            <text:p>2,08137918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82120000038" calcext:value-type="float">
            <text:p>0,98212</text:p>
          </table:table-cell>
          <table:table-cell office:value-type="float" office:value="0.0790936607933" calcext:value-type="float">
            <text:p>0,0790936608</text:p>
          </table:table-cell>
          <table:table-cell office:value-type="float" office:value="0.659" calcext:value-type="float">
            <text:p>0,659</text:p>
          </table:table-cell>
          <table:table-cell office:value-type="float" office:value="1.82203329506" calcext:value-type="float">
            <text:p>1,822033295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08460000038" calcext:value-type="float">
            <text:p>0,90846</text:p>
          </table:table-cell>
          <table:table-cell office:value-type="float" office:value="0.278589517293" calcext:value-type="float">
            <text:p>0,2785895173</text:p>
          </table:table-cell>
          <table:table-cell office:value-type="float" office:value="0.6443" calcext:value-type="float">
            <text:p>0,6443</text:p>
          </table:table-cell>
          <table:table-cell office:value-type="float" office:value="1.41059615192" calcext:value-type="float">
            <text:p>1,410596151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229200000005" calcext:value-type="float">
            <text:p>0,2292</text:p>
          </table:table-cell>
          <table:table-cell office:value-type="float" office:value="11.4618270462" calcext:value-type="float">
            <text:p>11,4618270462</text:p>
          </table:table-cell>
          <table:table-cell office:value-type="float" office:value="0.224" calcext:value-type="float">
            <text:p>0,224</text:p>
          </table:table-cell>
          <table:table-cell office:value-type="float" office:value="11.4782313477" calcext:value-type="float">
            <text:p>11,478231347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100379999998" calcext:value-type="float">
            <text:p>0,10038</text:p>
          </table:table-cell>
          <table:table-cell office:value-type="float" office:value="2.30254114273" calcext:value-type="float">
            <text:p>2,3025411427</text:p>
          </table:table-cell>
          <table:table-cell office:value-type="float" office:value="0.1" calcext:value-type="float">
            <text:p>0,1</text:p>
          </table:table-cell>
          <table:table-cell office:value-type="float" office:value="2.30333043976" calcext:value-type="float">
            <text:p>2,303330439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691400000019" calcext:value-type="float">
            <text:p>0,6914</text:p>
          </table:table-cell>
          <table:table-cell office:value-type="float" office:value="0.878653998585" calcext:value-type="float">
            <text:p>0,8786539986</text:p>
          </table:table-cell>
          <table:table-cell office:value-type="float" office:value="0.5996" calcext:value-type="float">
            <text:p>0,5996</text:p>
          </table:table-cell>
          <table:table-cell office:value-type="float" office:value="1.17937787037" calcext:value-type="float">
            <text:p>1,179377870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81340000038147" calcext:value-type="float">
            <text:p>0,98134</text:p>
          </table:table-cell>
          <table:table-cell office:value-type="float" office:value="0.093806124587059" calcext:value-type="float">
            <text:p>0,0938061246</text:p>
          </table:table-cell>
          <table:table-cell office:value-type="float" office:value="0.6675" calcext:value-type="float">
            <text:p>0,6675</text:p>
          </table:table-cell>
          <table:table-cell office:value-type="float" office:value="1.63466321105957" calcext:value-type="float">
            <text:p>1,6346632111</text:p>
          </table:table-cell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0.754540000019" calcext:value-type="float">
            <text:p>0,75454</text:p>
          </table:table-cell>
          <table:table-cell office:value-type="float" office:value="0.68725304306" calcext:value-type="float">
            <text:p>0,6872530431</text:p>
          </table:table-cell>
          <table:table-cell office:value-type="float" office:value="0.7332" calcext:value-type="float">
            <text:p>0,7332</text:p>
          </table:table-cell>
          <table:table-cell office:value-type="float" office:value="0.792970612717" calcext:value-type="float">
            <text:p>0,792970612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9936" calcext:value-type="float">
            <text:p>0,99936</text:p>
          </table:table-cell>
          <table:table-cell office:value-type="float" office:value="0.00986751855642" calcext:value-type="float">
            <text:p>0,0098675186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23816313591" calcext:value-type="float">
            <text:p>2,238163135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98700000019" calcext:value-type="float">
            <text:p>0,9987</text:p>
          </table:table-cell>
          <table:table-cell office:value-type="float" office:value="0.0170903553402" calcext:value-type="float">
            <text:p>0,0170903553</text:p>
          </table:table-cell>
          <table:table-cell office:value-type="float" office:value="0.6624" calcext:value-type="float">
            <text:p>0,6624</text:p>
          </table:table-cell>
          <table:table-cell office:value-type="float" office:value="2.11720380707" calcext:value-type="float">
            <text:p>2,117203807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81360000038" calcext:value-type="float">
            <text:p>0,98136</text:p>
          </table:table-cell>
          <table:table-cell office:value-type="float" office:value="0.0938992161751" calcext:value-type="float">
            <text:p>0,0938992162</text:p>
          </table:table-cell>
          <table:table-cell office:value-type="float" office:value="0.6612" calcext:value-type="float">
            <text:p>0,6612</text:p>
          </table:table-cell>
          <table:table-cell office:value-type="float" office:value="1.83779541731" calcext:value-type="float">
            <text:p>1,837795417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1762" calcext:value-type="float">
            <text:p>0,91762</text:p>
          </table:table-cell>
          <table:table-cell office:value-type="float" office:value="0.256434569998" calcext:value-type="float">
            <text:p>0,25643457</text:p>
          </table:table-cell>
          <table:table-cell office:value-type="float" office:value="0.6547" calcext:value-type="float">
            <text:p>0,6547</text:p>
          </table:table-cell>
          <table:table-cell office:value-type="float" office:value="1.41353832188" calcext:value-type="float">
            <text:p>1,413538321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230719999981" calcext:value-type="float">
            <text:p>0,23072</text:p>
          </table:table-cell>
          <table:table-cell office:value-type="float" office:value="11.458077468" calcext:value-type="float">
            <text:p>11,458077468</text:p>
          </table:table-cell>
          <table:table-cell office:value-type="float" office:value="0.2257" calcext:value-type="float">
            <text:p>0,2257</text:p>
          </table:table-cell>
          <table:table-cell office:value-type="float" office:value="11.4752955017" calcext:value-type="float">
            <text:p>11,475295501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100479999998" calcext:value-type="float">
            <text:p>0,10048</text:p>
          </table:table-cell>
          <table:table-cell office:value-type="float" office:value="2.302537556" calcext:value-type="float">
            <text:p>2,302537556</text:p>
          </table:table-cell>
          <table:table-cell office:value-type="float" office:value="0.1" calcext:value-type="float">
            <text:p>0,1</text:p>
          </table:table-cell>
          <table:table-cell office:value-type="float" office:value="2.30336492081" calcext:value-type="float">
            <text:p>2,303364920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69242" calcext:value-type="float">
            <text:p>0,69242</text:p>
          </table:table-cell>
          <table:table-cell office:value-type="float" office:value="0.874157424603" calcext:value-type="float">
            <text:p>0,8741574246</text:p>
          </table:table-cell>
          <table:table-cell office:value-type="float" office:value="0.602" calcext:value-type="float">
            <text:p>0,602</text:p>
          </table:table-cell>
          <table:table-cell office:value-type="float" office:value="1.17250838947" calcext:value-type="float">
            <text:p>1,172508389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90620000019073" calcext:value-type="float">
            <text:p>0,99062</text:p>
          </table:table-cell>
          <table:table-cell office:value-type="float" office:value="0.0593126252341271" calcext:value-type="float">
            <text:p>0,0593126252</text:p>
          </table:table-cell>
          <table:table-cell office:value-type="float" office:value="0.6688" calcext:value-type="float">
            <text:p>0,6688</text:p>
          </table:table-cell>
          <table:table-cell office:value-type="float" office:value="1.66801923294067" calcext:value-type="float">
            <text:p>1,6680192329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0.759780000038" calcext:value-type="float">
            <text:p>0,75978</text:p>
          </table:table-cell>
          <table:table-cell office:value-type="float" office:value="0.674826200294" calcext:value-type="float">
            <text:p>0,6748262003</text:p>
          </table:table-cell>
          <table:table-cell office:value-type="float" office:value="0.7284" calcext:value-type="float">
            <text:p>0,7284</text:p>
          </table:table-cell>
          <table:table-cell office:value-type="float" office:value="0.795317124939" calcext:value-type="float">
            <text:p>0,795317124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23559999962" calcext:value-type="float">
            <text:p>0,92356</text:p>
          </table:table-cell>
          <table:table-cell office:value-type="float" office:value="0.361558015623" calcext:value-type="float">
            <text:p>0,3615580156</text:p>
          </table:table-cell>
          <table:table-cell office:value-type="float" office:value="0.6348" calcext:value-type="float">
            <text:p>0,6348</text:p>
          </table:table-cell>
          <table:table-cell office:value-type="float" office:value="2.20320653191" calcext:value-type="float">
            <text:p>2,203206531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9922" calcext:value-type="float">
            <text:p>0,99922</text:p>
          </table:table-cell>
          <table:table-cell office:value-type="float" office:value="0.0147465991908" calcext:value-type="float">
            <text:p>0,0147465992</text:p>
          </table:table-cell>
          <table:table-cell office:value-type="float" office:value="0.6638" calcext:value-type="float">
            <text:p>0,6638</text:p>
          </table:table-cell>
          <table:table-cell office:value-type="float" office:value="2.12329687538" calcext:value-type="float">
            <text:p>2,123296875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92660000038" calcext:value-type="float">
            <text:p>0,99266</text:p>
          </table:table-cell>
          <table:table-cell office:value-type="float" office:value="0.051054691534" calcext:value-type="float">
            <text:p>0,0510546915</text:p>
          </table:table-cell>
          <table:table-cell office:value-type="float" office:value="0.6646" calcext:value-type="float">
            <text:p>0,6646</text:p>
          </table:table-cell>
          <table:table-cell office:value-type="float" office:value="1.89657915516" calcext:value-type="float">
            <text:p>1,896579155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2016" calcext:value-type="float">
            <text:p>0,92016</text:p>
          </table:table-cell>
          <table:table-cell office:value-type="float" office:value="0.249270178843" calcext:value-type="float">
            <text:p>0,2492701788</text:p>
          </table:table-cell>
          <table:table-cell office:value-type="float" office:value="0.6539" calcext:value-type="float">
            <text:p>0,6539</text:p>
          </table:table-cell>
          <table:table-cell office:value-type="float" office:value="1.4180780859" calcext:value-type="float">
            <text:p>1,418078085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227360000005" calcext:value-type="float">
            <text:p>0,22736</text:p>
          </table:table-cell>
          <table:table-cell office:value-type="float" office:value="11.4702273413" calcext:value-type="float">
            <text:p>11,4702273413</text:p>
          </table:table-cell>
          <table:table-cell office:value-type="float" office:value="0.2187" calcext:value-type="float">
            <text:p>0,2187</text:p>
          </table:table-cell>
          <table:table-cell office:value-type="float" office:value="11.4940820786" calcext:value-type="float">
            <text:p>11,494082078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100160000005" calcext:value-type="float">
            <text:p>0,10016</text:p>
          </table:table-cell>
          <table:table-cell office:value-type="float" office:value="2.30255454109" calcext:value-type="float">
            <text:p>2,3025545411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37477608" calcext:value-type="float">
            <text:p>2,303374776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694619999981" calcext:value-type="float">
            <text:p>0,69462</text:p>
          </table:table-cell>
          <table:table-cell office:value-type="float" office:value="0.866193136921" calcext:value-type="float">
            <text:p>0,8661931369</text:p>
          </table:table-cell>
          <table:table-cell office:value-type="float" office:value="0.588" calcext:value-type="float">
            <text:p>0,588</text:p>
          </table:table-cell>
          <table:table-cell office:value-type="float" office:value="1.20855392189" calcext:value-type="float">
            <text:p>1,208553921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93740000038147" calcext:value-type="float">
            <text:p>0,99374</text:p>
          </table:table-cell>
          <table:table-cell office:value-type="float" office:value="0.049157410671711" calcext:value-type="float">
            <text:p>0,0491574107</text:p>
          </table:table-cell>
          <table:table-cell office:value-type="float" office:value="0.6673" calcext:value-type="float">
            <text:p>0,6673</text:p>
          </table:table-cell>
          <table:table-cell office:value-type="float" office:value="1.73077670974731" calcext:value-type="float">
            <text:p>1,7307767097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0.757880000038" calcext:value-type="float">
            <text:p>0,75788</text:p>
          </table:table-cell>
          <table:table-cell office:value-type="float" office:value="0.677272727852" calcext:value-type="float">
            <text:p>0,6772727279</text:p>
          </table:table-cell>
          <table:table-cell office:value-type="float" office:value="0.7279" calcext:value-type="float">
            <text:p>0,7279</text:p>
          </table:table-cell>
          <table:table-cell office:value-type="float" office:value="0.800718488312" calcext:value-type="float">
            <text:p>0,800718488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84319999981" calcext:value-type="float">
            <text:p>0,98432</text:p>
          </table:table-cell>
          <table:table-cell office:value-type="float" office:value="0.0600497272968" calcext:value-type="float">
            <text:p>0,0600497273</text:p>
          </table:table-cell>
          <table:table-cell office:value-type="float" office:value="0.615" calcext:value-type="float">
            <text:p>0,615</text:p>
          </table:table-cell>
          <table:table-cell office:value-type="float" office:value="2.58756651077" calcext:value-type="float">
            <text:p>2,58756651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0132750220186" calcext:value-type="float">
            <text:p>0,013275022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14357406158" calcext:value-type="float">
            <text:p>2,14357406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93840000019" calcext:value-type="float">
            <text:p>0,99384</text:p>
          </table:table-cell>
          <table:table-cell office:value-type="float" office:value="0.0439142634392" calcext:value-type="float">
            <text:p>0,0439142634</text:p>
          </table:table-cell>
          <table:table-cell office:value-type="float" office:value="0.664" calcext:value-type="float">
            <text:p>0,664</text:p>
          </table:table-cell>
          <table:table-cell office:value-type="float" office:value="1.91160830364" calcext:value-type="float">
            <text:p>1,911608303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21300000019" calcext:value-type="float">
            <text:p>0,9213</text:p>
          </table:table-cell>
          <table:table-cell office:value-type="float" office:value="0.24540774334" calcext:value-type="float">
            <text:p>0,2454077433</text:p>
          </table:table-cell>
          <table:table-cell office:value-type="float" office:value="0.6437" calcext:value-type="float">
            <text:p>0,6437</text:p>
          </table:table-cell>
          <table:table-cell office:value-type="float" office:value="1.47113712692" calcext:value-type="float">
            <text:p>1,471137126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202960000005" calcext:value-type="float">
            <text:p>0,20296</text:p>
          </table:table-cell>
          <table:table-cell office:value-type="float" office:value="11.5990341248" calcext:value-type="float">
            <text:p>11,5990341248</text:p>
          </table:table-cell>
          <table:table-cell office:value-type="float" office:value="0.1795" calcext:value-type="float">
            <text:p>0,1795</text:p>
          </table:table-cell>
          <table:table-cell office:value-type="float" office:value="11.7375090073" calcext:value-type="float">
            <text:p>11,737509007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101140000002" calcext:value-type="float">
            <text:p>0,10114</text:p>
          </table:table-cell>
          <table:table-cell office:value-type="float" office:value="2.30256984161" calcext:value-type="float">
            <text:p>2,3025698416</text:p>
          </table:table-cell>
          <table:table-cell office:value-type="float" office:value="0.0998" calcext:value-type="float">
            <text:p>0,0998</text:p>
          </table:table-cell>
          <table:table-cell office:value-type="float" office:value="2.30339974442" calcext:value-type="float">
            <text:p>2,303399744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696600000019" calcext:value-type="float">
            <text:p>0,6966</text:p>
          </table:table-cell>
          <table:table-cell office:value-type="float" office:value="0.859389309425" calcext:value-type="float">
            <text:p>0,8593893094</text:p>
          </table:table-cell>
          <table:table-cell office:value-type="float" office:value="0.6037" calcext:value-type="float">
            <text:p>0,6037</text:p>
          </table:table-cell>
          <table:table-cell office:value-type="float" office:value="1.18298480415" calcext:value-type="float">
            <text:p>1,182984804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9508" calcext:value-type="float">
            <text:p>0,99508</text:p>
          </table:table-cell>
          <table:table-cell office:value-type="float" office:value="0.0434482365500927" calcext:value-type="float">
            <text:p>0,0434482366</text:p>
          </table:table-cell>
          <table:table-cell office:value-type="float" office:value="0.6696" calcext:value-type="float">
            <text:p>0,6696</text:p>
          </table:table-cell>
          <table:table-cell office:value-type="float" office:value="1.7141846660614" calcext:value-type="float">
            <text:p>1,7141846661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0.75966" calcext:value-type="float">
            <text:p>0,75966</text:p>
          </table:table-cell>
          <table:table-cell office:value-type="float" office:value="0.672523449249" calcext:value-type="float">
            <text:p>0,6725234492</text:p>
          </table:table-cell>
          <table:table-cell office:value-type="float" office:value="0.7348" calcext:value-type="float">
            <text:p>0,7348</text:p>
          </table:table-cell>
          <table:table-cell office:value-type="float" office:value="0.788164822197" calcext:value-type="float">
            <text:p>0,788164822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9786" calcext:value-type="float">
            <text:p>0,99786</text:p>
          </table:table-cell>
          <table:table-cell office:value-type="float" office:value="0.0220502135623" calcext:value-type="float">
            <text:p>0,0220502136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11006108456" calcext:value-type="float">
            <text:p>2,110061084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823" calcext:value-type="float">
            <text:p>0,9823</text:p>
          </table:table-cell>
          <table:table-cell office:value-type="float" office:value="0.139849257259" calcext:value-type="float">
            <text:p>0,1398492573</text:p>
          </table:table-cell>
          <table:table-cell office:value-type="float" office:value="0.6276" calcext:value-type="float">
            <text:p>0,6276</text:p>
          </table:table-cell>
          <table:table-cell office:value-type="float" office:value="2.02208771725" calcext:value-type="float">
            <text:p>2,022087717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958" calcext:value-type="float">
            <text:p>0,9958</text:p>
          </table:table-cell>
          <table:table-cell office:value-type="float" office:value="0.0376667812622" calcext:value-type="float">
            <text:p>0,0376667813</text:p>
          </table:table-cell>
          <table:table-cell office:value-type="float" office:value="0.6634" calcext:value-type="float">
            <text:p>0,6634</text:p>
          </table:table-cell>
          <table:table-cell office:value-type="float" office:value="1.90810969543" calcext:value-type="float">
            <text:p>1,908109695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25719999981" calcext:value-type="float">
            <text:p>0,92572</text:p>
          </table:table-cell>
          <table:table-cell office:value-type="float" office:value="0.230624764185" calcext:value-type="float">
            <text:p>0,2306247642</text:p>
          </table:table-cell>
          <table:table-cell office:value-type="float" office:value="0.6398" calcext:value-type="float">
            <text:p>0,6398</text:p>
          </table:table-cell>
          <table:table-cell office:value-type="float" office:value="1.56689195786" calcext:value-type="float">
            <text:p>1,566891957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19385999999" calcext:value-type="float">
            <text:p>0,19386</text:p>
          </table:table-cell>
          <table:table-cell office:value-type="float" office:value="11.6858406671" calcext:value-type="float">
            <text:p>11,6858406671</text:p>
          </table:table-cell>
          <table:table-cell office:value-type="float" office:value="0.2072" calcext:value-type="float">
            <text:p>0,2072</text:p>
          </table:table-cell>
          <table:table-cell office:value-type="float" office:value="11.5724232285" calcext:value-type="float">
            <text:p>11,572423228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100459999998" calcext:value-type="float">
            <text:p>0,10046</text:p>
          </table:table-cell>
          <table:table-cell office:value-type="float" office:value="2.30255445595" calcext:value-type="float">
            <text:p>2,302554456</text:p>
          </table:table-cell>
          <table:table-cell office:value-type="float" office:value="0.1" calcext:value-type="float">
            <text:p>0,1</text:p>
          </table:table-cell>
          <table:table-cell office:value-type="float" office:value="2.30340716248" calcext:value-type="float">
            <text:p>2,303407162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701359999981" calcext:value-type="float">
            <text:p>0,70136</text:p>
          </table:table-cell>
          <table:table-cell office:value-type="float" office:value="0.853675443535" calcext:value-type="float">
            <text:p>0,8536754435</text:p>
          </table:table-cell>
          <table:table-cell office:value-type="float" office:value="0.5955" calcext:value-type="float">
            <text:p>0,5955</text:p>
          </table:table-cell>
          <table:table-cell office:value-type="float" office:value="1.20613473988" calcext:value-type="float">
            <text:p>1,206134739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9622" calcext:value-type="float">
            <text:p>0,99622</text:p>
          </table:table-cell>
          <table:table-cell office:value-type="float" office:value="0.0382462660050392" calcext:value-type="float">
            <text:p>0,038246266</text:p>
          </table:table-cell>
          <table:table-cell office:value-type="float" office:value="0.6692" calcext:value-type="float">
            <text:p>0,6692</text:p>
          </table:table-cell>
          <table:table-cell office:value-type="float" office:value="1.78782015724182" calcext:value-type="float">
            <text:p>1,7878201572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0.761340000038" calcext:value-type="float">
            <text:p>0,76134</text:p>
          </table:table-cell>
          <table:table-cell office:value-type="float" office:value="0.66462302721" calcext:value-type="float">
            <text:p>0,6646230272</text:p>
          </table:table-cell>
          <table:table-cell office:value-type="float" office:value="0.7287" calcext:value-type="float">
            <text:p>0,7287</text:p>
          </table:table-cell>
          <table:table-cell office:value-type="float" office:value="0.799952134132" calcext:value-type="float">
            <text:p>0,799952134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9948" calcext:value-type="float">
            <text:p>0,99948</text:p>
          </table:table-cell>
          <table:table-cell office:value-type="float" office:value="0.0121112905365" calcext:value-type="float">
            <text:p>0,0121112905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14668014565" calcext:value-type="float">
            <text:p>2,146680145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7286" calcext:value-type="float">
            <text:p>0,97286</text:p>
          </table:table-cell>
          <table:table-cell office:value-type="float" office:value="0.0947934088075" calcext:value-type="float">
            <text:p>0,0947934088</text:p>
          </table:table-cell>
          <table:table-cell office:value-type="float" office:value="0.6608" calcext:value-type="float">
            <text:p>0,6608</text:p>
          </table:table-cell>
          <table:table-cell office:value-type="float" office:value="2.08463567123" calcext:value-type="float">
            <text:p>2,084635671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9664" calcext:value-type="float">
            <text:p>0,99664</text:p>
          </table:table-cell>
          <table:table-cell office:value-type="float" office:value="0.0324861730373" calcext:value-type="float">
            <text:p>0,032486173</text:p>
          </table:table-cell>
          <table:table-cell office:value-type="float" office:value="0.6656" calcext:value-type="float">
            <text:p>0,6656</text:p>
          </table:table-cell>
          <table:table-cell office:value-type="float" office:value="1.9486168684" calcext:value-type="float">
            <text:p>1,948616868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29039999962" calcext:value-type="float">
            <text:p>0,92904</text:p>
          </table:table-cell>
          <table:table-cell office:value-type="float" office:value="0.22158239881" calcext:value-type="float">
            <text:p>0,2215823988</text:p>
          </table:table-cell>
          <table:table-cell office:value-type="float" office:value="0.6558" calcext:value-type="float">
            <text:p>0,6558</text:p>
          </table:table-cell>
          <table:table-cell office:value-type="float" office:value="1.44305189075" calcext:value-type="float">
            <text:p>1,443051890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165520000005" calcext:value-type="float">
            <text:p>0,16552</text:p>
          </table:table-cell>
          <table:table-cell office:value-type="float" office:value="12.4100818039" calcext:value-type="float">
            <text:p>12,4100818039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171" calcext:value-type="float">
            <text:p>14,506285617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100360000005" calcext:value-type="float">
            <text:p>0,10036</text:p>
          </table:table-cell>
          <table:table-cell office:value-type="float" office:value="2.30263067673" calcext:value-type="float">
            <text:p>2,3026306767</text:p>
          </table:table-cell>
          <table:table-cell office:value-type="float" office:value="0.1" calcext:value-type="float">
            <text:p>0,1</text:p>
          </table:table-cell>
          <table:table-cell office:value-type="float" office:value="2.30340227394" calcext:value-type="float">
            <text:p>2,303402273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702939999981" calcext:value-type="float">
            <text:p>0,70294</text:p>
          </table:table-cell>
          <table:table-cell office:value-type="float" office:value="0.846898220978" calcext:value-type="float">
            <text:p>0,846898221</text:p>
          </table:table-cell>
          <table:table-cell office:value-type="float" office:value="0.5939" calcext:value-type="float">
            <text:p>0,5939</text:p>
          </table:table-cell>
          <table:table-cell office:value-type="float" office:value="1.19770086031" calcext:value-type="float">
            <text:p>1,197700860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9648" calcext:value-type="float">
            <text:p>0,99648</text:p>
          </table:table-cell>
          <table:table-cell office:value-type="float" office:value="0.0355979174411297" calcext:value-type="float">
            <text:p>0,0355979174</text:p>
          </table:table-cell>
          <table:table-cell office:value-type="float" office:value="0.6705" calcext:value-type="float">
            <text:p>0,6705</text:p>
          </table:table-cell>
          <table:table-cell office:value-type="float" office:value="1.76000391845703" calcext:value-type="float">
            <text:p>1,7600039185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0.763120000038" calcext:value-type="float">
            <text:p>0,76312</text:p>
          </table:table-cell>
          <table:table-cell office:value-type="float" office:value="0.663134829559" calcext:value-type="float">
            <text:p>0,6631348296</text:p>
          </table:table-cell>
          <table:table-cell office:value-type="float" office:value="0.7295" calcext:value-type="float">
            <text:p>0,7295</text:p>
          </table:table-cell>
          <table:table-cell office:value-type="float" office:value="0.797118896675" calcext:value-type="float">
            <text:p>0,797118896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0993220848672" calcext:value-type="float">
            <text:p>0,0099322085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17366468124" calcext:value-type="float">
            <text:p>2,173664681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9878" calcext:value-type="float">
            <text:p>0,99878</text:p>
          </table:table-cell>
          <table:table-cell office:value-type="float" office:value="0.0191971757278" calcext:value-type="float">
            <text:p>0,0191971757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09639826813" calcext:value-type="float">
            <text:p>2,096398268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9722" calcext:value-type="float">
            <text:p>0,99722</text:p>
          </table:table-cell>
          <table:table-cell office:value-type="float" office:value="0.0300915396976" calcext:value-type="float">
            <text:p>0,0300915397</text:p>
          </table:table-cell>
          <table:table-cell office:value-type="float" office:value="0.6673" calcext:value-type="float">
            <text:p>0,6673</text:p>
          </table:table-cell>
          <table:table-cell office:value-type="float" office:value="1.98176534729" calcext:value-type="float">
            <text:p>1,981765347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32620000019" calcext:value-type="float">
            <text:p>0,93262</text:p>
          </table:table-cell>
          <table:table-cell office:value-type="float" office:value="0.214548230538" calcext:value-type="float">
            <text:p>0,2145482305</text:p>
          </table:table-cell>
          <table:table-cell office:value-type="float" office:value="0.6533" calcext:value-type="float">
            <text:p>0,6533</text:p>
          </table:table-cell>
          <table:table-cell office:value-type="float" office:value="1.48722037888" calcext:value-type="float">
            <text:p>1,487220378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1" calcext:value-type="float">
            <text:p>0,1</text:p>
          </table:table-cell>
          <table:table-cell office:value-type="float" office:value="14.5060974188" calcext:value-type="float">
            <text:p>14,5060974188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171" calcext:value-type="float">
            <text:p>14,506285617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10036000001" calcext:value-type="float">
            <text:p>0,10036</text:p>
          </table:table-cell>
          <table:table-cell office:value-type="float" office:value="2.3026165345" calcext:value-type="float">
            <text:p>2,3026165345</text:p>
          </table:table-cell>
          <table:table-cell office:value-type="float" office:value="0.1" calcext:value-type="float">
            <text:p>0,1</text:p>
          </table:table-cell>
          <table:table-cell office:value-type="float" office:value="2.30348657608" calcext:value-type="float">
            <text:p>2,303486576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705040000038" calcext:value-type="float">
            <text:p>0,70504</text:p>
          </table:table-cell>
          <table:table-cell office:value-type="float" office:value="0.83850647995" calcext:value-type="float">
            <text:p>0,83850648</text:p>
          </table:table-cell>
          <table:table-cell office:value-type="float" office:value="0.5986" calcext:value-type="float">
            <text:p>0,5986</text:p>
          </table:table-cell>
          <table:table-cell office:value-type="float" office:value="1.19827531471" calcext:value-type="float">
            <text:p>1,198275314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9734" calcext:value-type="float">
            <text:p>0,99734</text:p>
          </table:table-cell>
          <table:table-cell office:value-type="float" office:value="0.0321227236038446" calcext:value-type="float">
            <text:p>0,0321227236</text:p>
          </table:table-cell>
          <table:table-cell office:value-type="float" office:value="0.6724" calcext:value-type="float">
            <text:p>0,6724</text:p>
          </table:table-cell>
          <table:table-cell office:value-type="float" office:value="1.78343598709106" calcext:value-type="float">
            <text:p>1,7834359871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0.76542" calcext:value-type="float">
            <text:p>0,76542</text:p>
          </table:table-cell>
          <table:table-cell office:value-type="float" office:value="0.658989908524" calcext:value-type="float">
            <text:p>0,6589899085</text:p>
          </table:table-cell>
          <table:table-cell office:value-type="float" office:value="0.7306" calcext:value-type="float">
            <text:p>0,7306</text:p>
          </table:table-cell>
          <table:table-cell office:value-type="float" office:value="0.790462620544" calcext:value-type="float">
            <text:p>0,790462620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9962" calcext:value-type="float">
            <text:p>0,99962</text:p>
          </table:table-cell>
          <table:table-cell office:value-type="float" office:value="0.0085726623562" calcext:value-type="float">
            <text:p>0,0085726624</text:p>
          </table:table-cell>
          <table:table-cell office:value-type="float" office:value="0.667" calcext:value-type="float">
            <text:p>0,667</text:p>
          </table:table-cell>
          <table:table-cell office:value-type="float" office:value="2.2092463665" calcext:value-type="float">
            <text:p>2,209246366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82740000019" calcext:value-type="float">
            <text:p>0,98274</text:p>
          </table:table-cell>
          <table:table-cell office:value-type="float" office:value="0.103000771044" calcext:value-type="float">
            <text:p>0,103000771</text:p>
          </table:table-cell>
          <table:table-cell office:value-type="float" office:value="0.6599" calcext:value-type="float">
            <text:p>0,6599</text:p>
          </table:table-cell>
          <table:table-cell office:value-type="float" office:value="2.06385911102" calcext:value-type="float">
            <text:p>2,06385911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9806" calcext:value-type="float">
            <text:p>0,99806</text:p>
          </table:table-cell>
          <table:table-cell office:value-type="float" office:value="0.0263533593833" calcext:value-type="float">
            <text:p>0,0263533594</text:p>
          </table:table-cell>
          <table:table-cell office:value-type="float" office:value="0.667" calcext:value-type="float">
            <text:p>0,667</text:p>
          </table:table-cell>
          <table:table-cell office:value-type="float" office:value="2.01264379902" calcext:value-type="float">
            <text:p>2,01264379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3678" calcext:value-type="float">
            <text:p>0,93678</text:p>
          </table:table-cell>
          <table:table-cell office:value-type="float" office:value="0.203496604052" calcext:value-type="float">
            <text:p>0,2034966041</text:p>
          </table:table-cell>
          <table:table-cell office:value-type="float" office:value="0.6341" calcext:value-type="float">
            <text:p>0,6341</text:p>
          </table:table-cell>
          <table:table-cell office:value-type="float" office:value="1.62621514282" calcext:value-type="float">
            <text:p>1,626215142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0999999999952" calcext:value-type="float">
            <text:p>0,1</text:p>
          </table:table-cell>
          <table:table-cell office:value-type="float" office:value="14.5060922266" calcext:value-type="float">
            <text:p>14,5060922266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171" calcext:value-type="float">
            <text:p>14,506285617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10034" calcext:value-type="float">
            <text:p>0,10034</text:p>
          </table:table-cell>
          <table:table-cell office:value-type="float" office:value="2.30263279701" calcext:value-type="float">
            <text:p>2,302632797</text:p>
          </table:table-cell>
          <table:table-cell office:value-type="float" office:value="0.1" calcext:value-type="float">
            <text:p>0,1</text:p>
          </table:table-cell>
          <table:table-cell office:value-type="float" office:value="2.30349499817" calcext:value-type="float">
            <text:p>2,303494998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705519999981" calcext:value-type="float">
            <text:p>0,70552</text:p>
          </table:table-cell>
          <table:table-cell office:value-type="float" office:value="0.8362602911" calcext:value-type="float">
            <text:p>0,8362602911</text:p>
          </table:table-cell>
          <table:table-cell office:value-type="float" office:value="0.591" calcext:value-type="float">
            <text:p>0,591</text:p>
          </table:table-cell>
          <table:table-cell office:value-type="float" office:value="1.22699839325" calcext:value-type="float">
            <text:p>1,226998393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9746" calcext:value-type="float">
            <text:p>0,99746</text:p>
          </table:table-cell>
          <table:table-cell office:value-type="float" office:value="0.0301237754034996" calcext:value-type="float">
            <text:p>0,0301237754</text:p>
          </table:table-cell>
          <table:table-cell office:value-type="float" office:value="0.673" calcext:value-type="float">
            <text:p>0,673</text:p>
          </table:table-cell>
          <table:table-cell office:value-type="float" office:value="1.80324557418823" calcext:value-type="float">
            <text:p>1,8032455742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0.764939999981" calcext:value-type="float">
            <text:p>0,76494</text:p>
          </table:table-cell>
          <table:table-cell office:value-type="float" office:value="0.654277376938" calcext:value-type="float">
            <text:p>0,6542773769</text:p>
          </table:table-cell>
          <table:table-cell office:value-type="float" office:value="0.7301" calcext:value-type="float">
            <text:p>0,7301</text:p>
          </table:table-cell>
          <table:table-cell office:value-type="float" office:value="0.790301861572" calcext:value-type="float">
            <text:p>0,79030186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9978" calcext:value-type="float">
            <text:p>0,99978</text:p>
          </table:table-cell>
          <table:table-cell office:value-type="float" office:value="0.00779269229695" calcext:value-type="float">
            <text:p>0,0077926923</text:p>
          </table:table-cell>
          <table:table-cell office:value-type="float" office:value="0.6666" calcext:value-type="float">
            <text:p>0,6666</text:p>
          </table:table-cell>
          <table:table-cell office:value-type="float" office:value="2.22687836227" calcext:value-type="float">
            <text:p>2,226878362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9924" calcext:value-type="float">
            <text:p>0,99924</text:p>
          </table:table-cell>
          <table:table-cell office:value-type="float" office:value="0.0192523883688" calcext:value-type="float">
            <text:p>0,0192523884</text:p>
          </table:table-cell>
          <table:table-cell office:value-type="float" office:value="0.666" calcext:value-type="float">
            <text:p>0,666</text:p>
          </table:table-cell>
          <table:table-cell office:value-type="float" office:value="2.10625221863" calcext:value-type="float">
            <text:p>2,106252218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9806" calcext:value-type="float">
            <text:p>0,99806</text:p>
          </table:table-cell>
          <table:table-cell office:value-type="float" office:value="0.023676995219" calcext:value-type="float">
            <text:p>0,0236769952</text:p>
          </table:table-cell>
          <table:table-cell office:value-type="float" office:value="0.6603" calcext:value-type="float">
            <text:p>0,6603</text:p>
          </table:table-cell>
          <table:table-cell office:value-type="float" office:value="2.04176478672" calcext:value-type="float">
            <text:p>2,041764786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39959999981" calcext:value-type="float">
            <text:p>0,93996</text:p>
          </table:table-cell>
          <table:table-cell office:value-type="float" office:value="0.194325790892" calcext:value-type="float">
            <text:p>0,1943257909</text:p>
          </table:table-cell>
          <table:table-cell office:value-type="float" office:value="0.6231" calcext:value-type="float">
            <text:p>0,6231</text:p>
          </table:table-cell>
          <table:table-cell office:value-type="float" office:value="1.76034131756" calcext:value-type="float">
            <text:p>1,760341317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10000000001" calcext:value-type="float">
            <text:p>0,1</text:p>
          </table:table-cell>
          <table:table-cell office:value-type="float" office:value="14.506078093" calcext:value-type="float">
            <text:p>14,506078093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171" calcext:value-type="float">
            <text:p>14,506285617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100300000001" calcext:value-type="float">
            <text:p>0,1003</text:p>
          </table:table-cell>
          <table:table-cell office:value-type="float" office:value="2.30259713615" calcext:value-type="float">
            <text:p>2,3025971362</text:p>
          </table:table-cell>
          <table:table-cell office:value-type="float" office:value="0.1" calcext:value-type="float">
            <text:p>0,1</text:p>
          </table:table-cell>
          <table:table-cell office:value-type="float" office:value="2.3035605854" calcext:value-type="float">
            <text:p>2,303560585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70838" calcext:value-type="float">
            <text:p>0,70838</text:p>
          </table:table-cell>
          <table:table-cell office:value-type="float" office:value="0.829956720142" calcext:value-type="float">
            <text:p>0,8299567201</text:p>
          </table:table-cell>
          <table:table-cell office:value-type="float" office:value="0.5967" calcext:value-type="float">
            <text:p>0,5967</text:p>
          </table:table-cell>
          <table:table-cell office:value-type="float" office:value="1.18261904135" calcext:value-type="float">
            <text:p>1,18261904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9832" calcext:value-type="float">
            <text:p>0,99832</text:p>
          </table:table-cell>
          <table:table-cell office:value-type="float" office:value="0.0263197420918942" calcext:value-type="float">
            <text:p>0,0263197421</text:p>
          </table:table-cell>
          <table:table-cell office:value-type="float" office:value="0.6739" calcext:value-type="float">
            <text:p>0,6739</text:p>
          </table:table-cell>
          <table:table-cell office:value-type="float" office:value="1.82429839057922" calcext:value-type="float">
            <text:p>1,8242983906</text:p>
          </table:table-cell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0.768179999962" calcext:value-type="float">
            <text:p>0,76818</text:p>
          </table:table-cell>
          <table:table-cell office:value-type="float" office:value="0.647992028122" calcext:value-type="float">
            <text:p>0,6479920281</text:p>
          </table:table-cell>
          <table:table-cell office:value-type="float" office:value="0.7334" calcext:value-type="float">
            <text:p>0,7334</text:p>
          </table:table-cell>
          <table:table-cell office:value-type="float" office:value="0.788476318169" calcext:value-type="float">
            <text:p>0,788476318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710931618035" calcext:value-type="float">
            <text:p>0,0071093162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24895809479" calcext:value-type="float">
            <text:p>2,248958094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9964" calcext:value-type="float">
            <text:p>0,99964</text:p>
          </table:table-cell>
          <table:table-cell office:value-type="float" office:value="0.0128962708399" calcext:value-type="float">
            <text:p>0,0128962708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13432983322" calcext:value-type="float">
            <text:p>2,134329833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98680000019" calcext:value-type="float">
            <text:p>0,99868</text:p>
          </table:table-cell>
          <table:table-cell office:value-type="float" office:value="0.021189944061" calcext:value-type="float">
            <text:p>0,0211899441</text:p>
          </table:table-cell>
          <table:table-cell office:value-type="float" office:value="0.666" calcext:value-type="float">
            <text:p>0,666</text:p>
          </table:table-cell>
          <table:table-cell office:value-type="float" office:value="2.05437099438" calcext:value-type="float">
            <text:p>2,054370994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4496" calcext:value-type="float">
            <text:p>0,94496</text:p>
          </table:table-cell>
          <table:table-cell office:value-type="float" office:value="0.182703608801" calcext:value-type="float">
            <text:p>0,1827036088</text:p>
          </table:table-cell>
          <table:table-cell office:value-type="float" office:value="0.6535" calcext:value-type="float">
            <text:p>0,6535</text:p>
          </table:table-cell>
          <table:table-cell office:value-type="float" office:value="1.55738281345" calcext:value-type="float">
            <text:p>1,557382813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100000000001" calcext:value-type="float">
            <text:p>0,1</text:p>
          </table:table-cell>
          <table:table-cell office:value-type="float" office:value="14.5060041852" calcext:value-type="float">
            <text:p>14,5060041852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171" calcext:value-type="float">
            <text:p>14,506285617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100399999998" calcext:value-type="float">
            <text:p>0,1004</text:p>
          </table:table-cell>
          <table:table-cell office:value-type="float" office:value="2.3026202343" calcext:value-type="float">
            <text:p>2,3026202343</text:p>
          </table:table-cell>
          <table:table-cell office:value-type="float" office:value="0.1" calcext:value-type="float">
            <text:p>0,1</text:p>
          </table:table-cell>
          <table:table-cell office:value-type="float" office:value="2.30355462379" calcext:value-type="float">
            <text:p>2,303554623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711979999981" calcext:value-type="float">
            <text:p>0,71198</text:p>
          </table:table-cell>
          <table:table-cell office:value-type="float" office:value="0.822506525497" calcext:value-type="float">
            <text:p>0,8225065255</text:p>
          </table:table-cell>
          <table:table-cell office:value-type="float" office:value="0.5888" calcext:value-type="float">
            <text:p>0,5888</text:p>
          </table:table-cell>
          <table:table-cell office:value-type="float" office:value="1.24432721462" calcext:value-type="float">
            <text:p>1,244327214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9844" calcext:value-type="float">
            <text:p>0,99844</text:p>
          </table:table-cell>
          <table:table-cell office:value-type="float" office:value="0.0245232592308521" calcext:value-type="float">
            <text:p>0,0245232592</text:p>
          </table:table-cell>
          <table:table-cell office:value-type="float" office:value="0.6727" calcext:value-type="float">
            <text:p>0,6727</text:p>
          </table:table-cell>
          <table:table-cell office:value-type="float" office:value="1.84235738296509" calcext:value-type="float">
            <text:p>1,842357383</text:p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0.766399999981" calcext:value-type="float">
            <text:p>0,7664</text:p>
          </table:table-cell>
          <table:table-cell office:value-type="float" office:value="0.647467736931" calcext:value-type="float">
            <text:p>0,6474677369</text:p>
          </table:table-cell>
          <table:table-cell office:value-type="float" office:value="0.737" calcext:value-type="float">
            <text:p>0,737</text:p>
          </table:table-cell>
          <table:table-cell office:value-type="float" office:value="0.783087706947" calcext:value-type="float">
            <text:p>0,783087706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0672059080333" calcext:value-type="float">
            <text:p>0,0067205908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26680031471" calcext:value-type="float">
            <text:p>2,266800314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10744273946" calcext:value-type="float">
            <text:p>0,0107442739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16029069138" calcext:value-type="float">
            <text:p>2,160290691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9906" calcext:value-type="float">
            <text:p>0,99906</text:p>
          </table:table-cell>
          <table:table-cell office:value-type="float" office:value="0.0189594298875" calcext:value-type="float">
            <text:p>0,0189594299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06300578156" calcext:value-type="float">
            <text:p>2,063005781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46740000019" calcext:value-type="float">
            <text:p>0,94674</text:p>
          </table:table-cell>
          <table:table-cell office:value-type="float" office:value="0.178987708678" calcext:value-type="float">
            <text:p>0,1789877087</text:p>
          </table:table-cell>
          <table:table-cell office:value-type="float" office:value="0.6555" calcext:value-type="float">
            <text:p>0,6555</text:p>
          </table:table-cell>
          <table:table-cell office:value-type="float" office:value="1.54598350677" calcext:value-type="float">
            <text:p>1,545983506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100000000005" calcext:value-type="float">
            <text:p>0,1</text:p>
          </table:table-cell>
          <table:table-cell office:value-type="float" office:value="14.505694155" calcext:value-type="float">
            <text:p>14,505694155</text:p>
          </table:table-cell>
          <table:table-cell office:value-type="float" office:value="0.1" calcext:value-type="float">
            <text:p>0,1</text:p>
          </table:table-cell>
          <table:table-cell office:value-type="float" office:value="14.5059631195" calcext:value-type="float">
            <text:p>14,505963119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100399999995" calcext:value-type="float">
            <text:p>0,1004</text:p>
          </table:table-cell>
          <table:table-cell office:value-type="float" office:value="2.30264697685" calcext:value-type="float">
            <text:p>2,3026469769</text:p>
          </table:table-cell>
          <table:table-cell office:value-type="float" office:value="0.1" calcext:value-type="float">
            <text:p>0,1</text:p>
          </table:table-cell>
          <table:table-cell office:value-type="float" office:value="2.30352195206" calcext:value-type="float">
            <text:p>2,303521952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715099999981" calcext:value-type="float">
            <text:p>0,7151</text:p>
          </table:table-cell>
          <table:table-cell office:value-type="float" office:value="0.817835446968" calcext:value-type="float">
            <text:p>0,817835447</text:p>
          </table:table-cell>
          <table:table-cell office:value-type="float" office:value="0.6007" calcext:value-type="float">
            <text:p>0,6007</text:p>
          </table:table-cell>
          <table:table-cell office:value-type="float" office:value="1.20188560419" calcext:value-type="float">
            <text:p>1,201885604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9878" calcext:value-type="float">
            <text:p>0,99878</text:p>
          </table:table-cell>
          <table:table-cell office:value-type="float" office:value="0.0225902115190029" calcext:value-type="float">
            <text:p>0,0225902115</text:p>
          </table:table-cell>
          <table:table-cell office:value-type="float" office:value="0.6696" calcext:value-type="float">
            <text:p>0,6696</text:p>
          </table:table-cell>
          <table:table-cell office:value-type="float" office:value="1.87520126228333" calcext:value-type="float">
            <text:p>1,8752012623</text:p>
          </table:table-cell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0.770940000019" calcext:value-type="float">
            <text:p>0,77094</text:p>
          </table:table-cell>
          <table:table-cell office:value-type="float" office:value="0.640532055626" calcext:value-type="float">
            <text:p>0,6405320556</text:p>
          </table:table-cell>
          <table:table-cell office:value-type="float" office:value="0.7332" calcext:value-type="float">
            <text:p>0,7332</text:p>
          </table:table-cell>
          <table:table-cell office:value-type="float" office:value="0.789474580002" calcext:value-type="float">
            <text:p>0,7894745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9964" calcext:value-type="float">
            <text:p>0,99964</text:p>
          </table:table-cell>
          <table:table-cell office:value-type="float" office:value="0.00643922421783" calcext:value-type="float">
            <text:p>0,0064392242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28906670914" calcext:value-type="float">
            <text:p>2,289066709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948677125454" calcext:value-type="float">
            <text:p>0,0094867713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19526736603" calcext:value-type="float">
            <text:p>2,19526736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9906" calcext:value-type="float">
            <text:p>0,99906</text:p>
          </table:table-cell>
          <table:table-cell office:value-type="float" office:value="0.0176740383697" calcext:value-type="float">
            <text:p>0,0176740384</text:p>
          </table:table-cell>
          <table:table-cell office:value-type="float" office:value="0.667" calcext:value-type="float">
            <text:p>0,667</text:p>
          </table:table-cell>
          <table:table-cell office:value-type="float" office:value="2.12992308674" calcext:value-type="float">
            <text:p>2,129923086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48060000038" calcext:value-type="float">
            <text:p>0,94806</text:p>
          </table:table-cell>
          <table:table-cell office:value-type="float" office:value="0.171999538498" calcext:value-type="float">
            <text:p>0,1719995385</text:p>
          </table:table-cell>
          <table:table-cell office:value-type="float" office:value="0.6543" calcext:value-type="float">
            <text:p>0,6543</text:p>
          </table:table-cell>
          <table:table-cell office:value-type="float" office:value="1.57541071568" calcext:value-type="float">
            <text:p>1,575410715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121380000005" calcext:value-type="float">
            <text:p>0,12138</text:p>
          </table:table-cell>
          <table:table-cell office:value-type="float" office:value="13.624813674" calcext:value-type="float">
            <text:p>13,624813674</text:p>
          </table:table-cell>
          <table:table-cell office:value-type="float" office:value="0.1" calcext:value-type="float">
            <text:p>0,1</text:p>
          </table:table-cell>
          <table:table-cell office:value-type="float" office:value="14.5062856873" calcext:value-type="float">
            <text:p>14,506285687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10028000001" calcext:value-type="float">
            <text:p>0,10028</text:p>
          </table:table-cell>
          <table:table-cell office:value-type="float" office:value="2.30259198067" calcext:value-type="float">
            <text:p>2,3025919807</text:p>
          </table:table-cell>
          <table:table-cell office:value-type="float" office:value="0.1" calcext:value-type="float">
            <text:p>0,1</text:p>
          </table:table-cell>
          <table:table-cell office:value-type="float" office:value="2.30348009148" calcext:value-type="float">
            <text:p>2,30348009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715979999981" calcext:value-type="float">
            <text:p>0,71598</text:p>
          </table:table-cell>
          <table:table-cell office:value-type="float" office:value="0.808691509838" calcext:value-type="float">
            <text:p>0,8086915098</text:p>
          </table:table-cell>
          <table:table-cell office:value-type="float" office:value="0.6047" calcext:value-type="float">
            <text:p>0,6047</text:p>
          </table:table-cell>
          <table:table-cell office:value-type="float" office:value="1.19694543076" calcext:value-type="float">
            <text:p>1,196945430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9904" calcext:value-type="float">
            <text:p>0,99904</text:p>
          </table:table-cell>
          <table:table-cell office:value-type="float" office:value="0.0204840436428785" calcext:value-type="float">
            <text:p>0,0204840436</text:p>
          </table:table-cell>
          <table:table-cell office:value-type="float" office:value="0.6692" calcext:value-type="float">
            <text:p>0,6692</text:p>
          </table:table-cell>
          <table:table-cell office:value-type="float" office:value="1.91453954620361" calcext:value-type="float">
            <text:p>1,9145395462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0.771380000038" calcext:value-type="float">
            <text:p>0,77138</text:p>
          </table:table-cell>
          <table:table-cell office:value-type="float" office:value="0.638530529919" calcext:value-type="float">
            <text:p>0,6385305299</text:p>
          </table:table-cell>
          <table:table-cell office:value-type="float" office:value="0.7382" calcext:value-type="float">
            <text:p>0,7382</text:p>
          </table:table-cell>
          <table:table-cell office:value-type="float" office:value="0.777035307503" calcext:value-type="float">
            <text:p>0,777035307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9978" calcext:value-type="float">
            <text:p>0,99978</text:p>
          </table:table-cell>
          <table:table-cell office:value-type="float" office:value="0.00565089069098" calcext:value-type="float">
            <text:p>0,0056508907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30087329941" calcext:value-type="float">
            <text:p>2,300873299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886263418853" calcext:value-type="float">
            <text:p>0,0088626342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20783769493" calcext:value-type="float">
            <text:p>2,207837694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9918" calcext:value-type="float">
            <text:p>0,99918</text:p>
          </table:table-cell>
          <table:table-cell office:value-type="float" office:value="0.0164790946198" calcext:value-type="float">
            <text:p>0,0164790946</text:p>
          </table:table-cell>
          <table:table-cell office:value-type="float" office:value="0.6649" calcext:value-type="float">
            <text:p>0,6649</text:p>
          </table:table-cell>
          <table:table-cell office:value-type="float" office:value="2.1123186697" calcext:value-type="float">
            <text:p>2,112318669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53840000019" calcext:value-type="float">
            <text:p>0,95384</text:p>
          </table:table-cell>
          <table:table-cell office:value-type="float" office:value="0.157766933093" calcext:value-type="float">
            <text:p>0,1577669331</text:p>
          </table:table-cell>
          <table:table-cell office:value-type="float" office:value="0.6471" calcext:value-type="float">
            <text:p>0,6471</text:p>
          </table:table-cell>
          <table:table-cell office:value-type="float" office:value="1.65302104721" calcext:value-type="float">
            <text:p>1,653021047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10253999999" calcext:value-type="float">
            <text:p>0,10254</text:p>
          </table:table-cell>
          <table:table-cell office:value-type="float" office:value="14.372812337" calcext:value-type="float">
            <text:p>14,372812337</text:p>
          </table:table-cell>
          <table:table-cell office:value-type="float" office:value="0.1279" calcext:value-type="float">
            <text:p>0,1279</text:p>
          </table:table-cell>
          <table:table-cell office:value-type="float" office:value="13.4966965271" calcext:value-type="float">
            <text:p>13,496696527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100280000005" calcext:value-type="float">
            <text:p>0,10028</text:p>
          </table:table-cell>
          <table:table-cell office:value-type="float" office:value="2.30259586777" calcext:value-type="float">
            <text:p>2,3025958678</text:p>
          </table:table-cell>
          <table:table-cell office:value-type="float" office:value="0.1" calcext:value-type="float">
            <text:p>0,1</text:p>
          </table:table-cell>
          <table:table-cell office:value-type="float" office:value="2.30347029648" calcext:value-type="float">
            <text:p>2,303470296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717640000019" calcext:value-type="float">
            <text:p>0,71764</text:p>
          </table:table-cell>
          <table:table-cell office:value-type="float" office:value="0.804571163063" calcext:value-type="float">
            <text:p>0,8045711631</text:p>
          </table:table-cell>
          <table:table-cell office:value-type="float" office:value="0.6008" calcext:value-type="float">
            <text:p>0,6008</text:p>
          </table:table-cell>
          <table:table-cell office:value-type="float" office:value="1.19739805107" calcext:value-type="float">
            <text:p>1,19739805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9898" calcext:value-type="float">
            <text:p>0,99898</text:p>
          </table:table-cell>
          <table:table-cell office:value-type="float" office:value="0.019405501768291" calcext:value-type="float">
            <text:p>0,0194055018</text:p>
          </table:table-cell>
          <table:table-cell office:value-type="float" office:value="0.6698" calcext:value-type="float">
            <text:p>0,6698</text:p>
          </table:table-cell>
          <table:table-cell office:value-type="float" office:value="1.89413676528931" calcext:value-type="float">
            <text:p>1,8941367653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.775179999962" calcext:value-type="float">
            <text:p>0,77518</text:p>
          </table:table-cell>
          <table:table-cell office:value-type="float" office:value="0.627891467476" calcext:value-type="float">
            <text:p>0,6278914675</text:p>
          </table:table-cell>
          <table:table-cell office:value-type="float" office:value="0.7317" calcext:value-type="float">
            <text:p>0,7317</text:p>
          </table:table-cell>
          <table:table-cell office:value-type="float" office:value="0.789641134644" calcext:value-type="float">
            <text:p>0,789641134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542798756868" calcext:value-type="float">
            <text:p>0,0054279876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31643815613" calcext:value-type="float">
            <text:p>2,316438156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853822199062" calcext:value-type="float">
            <text:p>0,008538222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22693984489" calcext:value-type="float">
            <text:p>2,226939844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0148299103826" calcext:value-type="float">
            <text:p>0,0148299104</text:p>
          </table:table-cell>
          <table:table-cell office:value-type="float" office:value="0.6666" calcext:value-type="float">
            <text:p>0,6666</text:p>
          </table:table-cell>
          <table:table-cell office:value-type="float" office:value="2.13098854523" calcext:value-type="float">
            <text:p>2,130988545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58060000019" calcext:value-type="float">
            <text:p>0,95806</text:p>
          </table:table-cell>
          <table:table-cell office:value-type="float" office:value="0.148330785265" calcext:value-type="float">
            <text:p>0,1483307853</text:p>
          </table:table-cell>
          <table:table-cell office:value-type="float" office:value="0.652" calcext:value-type="float">
            <text:p>0,652</text:p>
          </table:table-cell>
          <table:table-cell office:value-type="float" office:value="1.64143836956" calcext:value-type="float">
            <text:p>1,641438369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128259999995" calcext:value-type="float">
            <text:p>0,12826</text:p>
          </table:table-cell>
          <table:table-cell office:value-type="float" office:value="13.6010681107" calcext:value-type="float">
            <text:p>13,6010681107</text:p>
          </table:table-cell>
          <table:table-cell office:value-type="float" office:value="0.1056" calcext:value-type="float">
            <text:p>0,1056</text:p>
          </table:table-cell>
          <table:table-cell office:value-type="float" office:value="14.1409272766" calcext:value-type="float">
            <text:p>14,140927276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100260000002" calcext:value-type="float">
            <text:p>0,10026</text:p>
          </table:table-cell>
          <table:table-cell office:value-type="float" office:value="2.30255938522" calcext:value-type="float">
            <text:p>2,3025593852</text:p>
          </table:table-cell>
          <table:table-cell office:value-type="float" office:value="0.1" calcext:value-type="float">
            <text:p>0,1</text:p>
          </table:table-cell>
          <table:table-cell office:value-type="float" office:value="2.30354170456" calcext:value-type="float">
            <text:p>2,303541704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720259999962" calcext:value-type="float">
            <text:p>0,72026</text:p>
          </table:table-cell>
          <table:table-cell office:value-type="float" office:value="0.796831959629" calcext:value-type="float">
            <text:p>0,7968319596</text:p>
          </table:table-cell>
          <table:table-cell office:value-type="float" office:value="0.6089" calcext:value-type="float">
            <text:p>0,6089</text:p>
          </table:table-cell>
          <table:table-cell office:value-type="float" office:value="1.17090266609" calcext:value-type="float">
            <text:p>1,170902666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0178610314461589" calcext:value-type="float">
            <text:p>0,0178610314</text:p>
          </table:table-cell>
          <table:table-cell office:value-type="float" office:value="0.6702" calcext:value-type="float">
            <text:p>0,6702</text:p>
          </table:table-cell>
          <table:table-cell office:value-type="float" office:value="1.91501474761963" calcext:value-type="float">
            <text:p>1,9150147476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0.774979999981" calcext:value-type="float">
            <text:p>0,77498</text:p>
          </table:table-cell>
          <table:table-cell office:value-type="float" office:value="0.624361653957" calcext:value-type="float">
            <text:p>0,624361654</text:p>
          </table:table-cell>
          <table:table-cell office:value-type="float" office:value="0.7364" calcext:value-type="float">
            <text:p>0,7364</text:p>
          </table:table-cell>
          <table:table-cell office:value-type="float" office:value="0.781868667984" calcext:value-type="float">
            <text:p>0,78186866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9966" calcext:value-type="float">
            <text:p>0,99966</text:p>
          </table:table-cell>
          <table:table-cell office:value-type="float" office:value="0.00518041433617" calcext:value-type="float">
            <text:p>0,0051804143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33412297325" calcext:value-type="float">
            <text:p>2,334122973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788133327737" calcext:value-type="float">
            <text:p>0,0078813333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24392345772" calcext:value-type="float">
            <text:p>2,243923457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9948" calcext:value-type="float">
            <text:p>0,99948</text:p>
          </table:table-cell>
          <table:table-cell office:value-type="float" office:value="0.0139207219937" calcext:value-type="float">
            <text:p>0,013920722</text:p>
          </table:table-cell>
          <table:table-cell office:value-type="float" office:value="0.6685" calcext:value-type="float">
            <text:p>0,6685</text:p>
          </table:table-cell>
          <table:table-cell office:value-type="float" office:value="2.1498002327" calcext:value-type="float">
            <text:p>2,149800232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59260000019" calcext:value-type="float">
            <text:p>0,95926</text:p>
          </table:table-cell>
          <table:table-cell office:value-type="float" office:value="0.144814992156" calcext:value-type="float">
            <text:p>0,1448149922</text:p>
          </table:table-cell>
          <table:table-cell office:value-type="float" office:value="0.6446" calcext:value-type="float">
            <text:p>0,6446</text:p>
          </table:table-cell>
          <table:table-cell office:value-type="float" office:value="1.73808586693" calcext:value-type="float">
            <text:p>1,738085866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11774000001" calcext:value-type="float">
            <text:p>0,11774</text:p>
          </table:table-cell>
          <table:table-cell office:value-type="float" office:value="13.9222512796" calcext:value-type="float">
            <text:p>13,9222512796</text:p>
          </table:table-cell>
          <table:table-cell office:value-type="float" office:value="0.1104" calcext:value-type="float">
            <text:p>0,1104</text:p>
          </table:table-cell>
          <table:table-cell office:value-type="float" office:value="14.1722406677" calcext:value-type="float">
            <text:p>14,172240667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100239999995" calcext:value-type="float">
            <text:p>0,10024</text:p>
          </table:table-cell>
          <table:table-cell office:value-type="float" office:value="2.30252958878" calcext:value-type="float">
            <text:p>2,3025295888</text:p>
          </table:table-cell>
          <table:table-cell office:value-type="float" office:value="0.1" calcext:value-type="float">
            <text:p>0,1</text:p>
          </table:table-cell>
          <table:table-cell office:value-type="float" office:value="2.30347918053" calcext:value-type="float">
            <text:p>2,303479180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722260000019" calcext:value-type="float">
            <text:p>0,72226</text:p>
          </table:table-cell>
          <table:table-cell office:value-type="float" office:value="0.791955481834" calcext:value-type="float">
            <text:p>0,7919554818</text:p>
          </table:table-cell>
          <table:table-cell office:value-type="float" office:value="0.6014" calcext:value-type="float">
            <text:p>0,6014</text:p>
          </table:table-cell>
          <table:table-cell office:value-type="float" office:value="1.20375805817" calcext:value-type="float">
            <text:p>1,203758058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9928" calcext:value-type="float">
            <text:p>0,99928</text:p>
          </table:table-cell>
          <table:table-cell office:value-type="float" office:value="0.0169280762916803" calcext:value-type="float">
            <text:p>0,0169280763</text:p>
          </table:table-cell>
          <table:table-cell office:value-type="float" office:value="0.6706" calcext:value-type="float">
            <text:p>0,6706</text:p>
          </table:table-cell>
          <table:table-cell office:value-type="float" office:value="1.93185703620911" calcext:value-type="float">
            <text:p>1,9318570362</text:p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0.774260000019" calcext:value-type="float">
            <text:p>0,77426</text:p>
          </table:table-cell>
          <table:table-cell office:value-type="float" office:value="0.624335451813" calcext:value-type="float">
            <text:p>0,6243354518</text:p>
          </table:table-cell>
          <table:table-cell office:value-type="float" office:value="0.7225" calcext:value-type="float">
            <text:p>0,7225</text:p>
          </table:table-cell>
          <table:table-cell office:value-type="float" office:value="0.819363812256" calcext:value-type="float">
            <text:p>0,819363812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476018654495" calcext:value-type="float">
            <text:p>0,0047601865</text:p>
          </table:table-cell>
          <table:table-cell office:value-type="float" office:value="0.666" calcext:value-type="float">
            <text:p>0,666</text:p>
          </table:table-cell>
          <table:table-cell office:value-type="float" office:value="2.34333666306" calcext:value-type="float">
            <text:p>2,343336663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699432162642" calcext:value-type="float">
            <text:p>0,0069943216</text:p>
          </table:table-cell>
          <table:table-cell office:value-type="float" office:value="0.6659" calcext:value-type="float">
            <text:p>0,6659</text:p>
          </table:table-cell>
          <table:table-cell office:value-type="float" office:value="2.26606204834" calcext:value-type="float">
            <text:p>2,266062048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9936" calcext:value-type="float">
            <text:p>0,99936</text:p>
          </table:table-cell>
          <table:table-cell office:value-type="float" office:value="0.0135417624348" calcext:value-type="float">
            <text:p>0,0135417624</text:p>
          </table:table-cell>
          <table:table-cell office:value-type="float" office:value="0.6664" calcext:value-type="float">
            <text:p>0,6664</text:p>
          </table:table-cell>
          <table:table-cell office:value-type="float" office:value="2.1722960659" calcext:value-type="float">
            <text:p>2,172296065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62259999981" calcext:value-type="float">
            <text:p>0,96226</text:p>
          </table:table-cell>
          <table:table-cell office:value-type="float" office:value="0.134574203367" calcext:value-type="float">
            <text:p>0,1345742034</text:p>
          </table:table-cell>
          <table:table-cell office:value-type="float" office:value="0.6442" calcext:value-type="float">
            <text:p>0,6442</text:p>
          </table:table-cell>
          <table:table-cell office:value-type="float" office:value="1.69138254204" calcext:value-type="float">
            <text:p>1,69138254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130459999995" calcext:value-type="float">
            <text:p>0,13046</text:p>
          </table:table-cell>
          <table:table-cell office:value-type="float" office:value="13.7906003864" calcext:value-type="float">
            <text:p>13,7906003864</text:p>
          </table:table-cell>
          <table:table-cell office:value-type="float" office:value="0.1606" calcext:value-type="float">
            <text:p>0,1606</text:p>
          </table:table-cell>
          <table:table-cell office:value-type="float" office:value="12.976706778" calcext:value-type="float">
            <text:p>12,97670677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100239999995" calcext:value-type="float">
            <text:p>0,10024</text:p>
          </table:table-cell>
          <table:table-cell office:value-type="float" office:value="2.30255668533" calcext:value-type="float">
            <text:p>2,3025566853</text:p>
          </table:table-cell>
          <table:table-cell office:value-type="float" office:value="0.1" calcext:value-type="float">
            <text:p>0,1</text:p>
          </table:table-cell>
          <table:table-cell office:value-type="float" office:value="2.30348026695" calcext:value-type="float">
            <text:p>2,30348026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722660000019" calcext:value-type="float">
            <text:p>0,72266</text:p>
          </table:table-cell>
          <table:table-cell office:value-type="float" office:value="0.787518469048" calcext:value-type="float">
            <text:p>0,787518469</text:p>
          </table:table-cell>
          <table:table-cell office:value-type="float" office:value="0.6037" calcext:value-type="float">
            <text:p>0,6037</text:p>
          </table:table-cell>
          <table:table-cell office:value-type="float" office:value="1.20178403549" calcext:value-type="float">
            <text:p>1,201784035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9918" calcext:value-type="float">
            <text:p>0,99918</text:p>
          </table:table-cell>
          <table:table-cell office:value-type="float" office:value="0.0158397574913502" calcext:value-type="float">
            <text:p>0,0158397575</text:p>
          </table:table-cell>
          <table:table-cell office:value-type="float" office:value="0.6708" calcext:value-type="float">
            <text:p>0,6708</text:p>
          </table:table-cell>
          <table:table-cell office:value-type="float" office:value="1.95124682426453" calcext:value-type="float">
            <text:p>1,9512468243</text:p>
          </table:table-cell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0.778459999981" calcext:value-type="float">
            <text:p>0,77846</text:p>
          </table:table-cell>
          <table:table-cell office:value-type="float" office:value="0.615333670349" calcext:value-type="float">
            <text:p>0,6153336703</text:p>
          </table:table-cell>
          <table:table-cell office:value-type="float" office:value="0.7348" calcext:value-type="float">
            <text:p>0,7348</text:p>
          </table:table-cell>
          <table:table-cell office:value-type="float" office:value="0.784668132782" calcext:value-type="float">
            <text:p>0,784668132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481327882774" calcext:value-type="float">
            <text:p>0,0048132788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34934781532" calcext:value-type="float">
            <text:p>2,349347815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679902511582" calcext:value-type="float">
            <text:p>0,0067990251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27061074066" calcext:value-type="float">
            <text:p>2,270610740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9958" calcext:value-type="float">
            <text:p>0,99958</text:p>
          </table:table-cell>
          <table:table-cell office:value-type="float" office:value="0.0118872391206" calcext:value-type="float">
            <text:p>0,0118872391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18153896465" calcext:value-type="float">
            <text:p>2,181538964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63099999981" calcext:value-type="float">
            <text:p>0,9631</text:p>
          </table:table-cell>
          <table:table-cell office:value-type="float" office:value="0.131544762793" calcext:value-type="float">
            <text:p>0,1315447628</text:p>
          </table:table-cell>
          <table:table-cell office:value-type="float" office:value="0.6437" calcext:value-type="float">
            <text:p>0,6437</text:p>
          </table:table-cell>
          <table:table-cell office:value-type="float" office:value="1.81286496849" calcext:value-type="float">
            <text:p>1,812864968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144359999995" calcext:value-type="float">
            <text:p>0,14436</text:p>
          </table:table-cell>
          <table:table-cell office:value-type="float" office:value="13.3742432764" calcext:value-type="float">
            <text:p>13,3742432764</text:p>
          </table:table-cell>
          <table:table-cell office:value-type="float" office:value="0.0981" calcext:value-type="float">
            <text:p>0,0981</text:p>
          </table:table-cell>
          <table:table-cell office:value-type="float" office:value="14.1560940155" calcext:value-type="float">
            <text:p>14,156094015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10026" calcext:value-type="float">
            <text:p>0,10026</text:p>
          </table:table-cell>
          <table:table-cell office:value-type="float" office:value="2.30256740555" calcext:value-type="float">
            <text:p>2,3025674056</text:p>
          </table:table-cell>
          <table:table-cell office:value-type="float" office:value="0.1" calcext:value-type="float">
            <text:p>0,1</text:p>
          </table:table-cell>
          <table:table-cell office:value-type="float" office:value="2.30350929871" calcext:value-type="float">
            <text:p>2,303509298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726759999962" calcext:value-type="float">
            <text:p>0,72676</text:p>
          </table:table-cell>
          <table:table-cell office:value-type="float" office:value="0.781636372032" calcext:value-type="float">
            <text:p>0,781636372</text:p>
          </table:table-cell>
          <table:table-cell office:value-type="float" office:value="0.6086" calcext:value-type="float">
            <text:p>0,6086</text:p>
          </table:table-cell>
          <table:table-cell office:value-type="float" office:value="1.1841438797" calcext:value-type="float">
            <text:p>1,184143879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994" calcext:value-type="float">
            <text:p>0,9994</text:p>
          </table:table-cell>
          <table:table-cell office:value-type="float" office:value="0.0148059501752257" calcext:value-type="float">
            <text:p>0,0148059502</text:p>
          </table:table-cell>
          <table:table-cell office:value-type="float" office:value="0.6708" calcext:value-type="float">
            <text:p>0,6708</text:p>
          </table:table-cell>
          <table:table-cell office:value-type="float" office:value="1.9572833480835" calcext:value-type="float">
            <text:p>1,9572833481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0.778940000038" calcext:value-type="float">
            <text:p>0,77894</text:p>
          </table:table-cell>
          <table:table-cell office:value-type="float" office:value="0.615979208946" calcext:value-type="float">
            <text:p>0,6159792089</text:p>
          </table:table-cell>
          <table:table-cell office:value-type="float" office:value="0.73" calcext:value-type="float">
            <text:p>0,73</text:p>
          </table:table-cell>
          <table:table-cell office:value-type="float" office:value="0.797653842163" calcext:value-type="float">
            <text:p>0,797653842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435881003022" calcext:value-type="float">
            <text:p>0,00435881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36868595734" calcext:value-type="float">
            <text:p>2,368685957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635365391344" calcext:value-type="float">
            <text:p>0,0063536539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29020756226" calcext:value-type="float">
            <text:p>2,290207562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0113674996072" calcext:value-type="float">
            <text:p>0,0113674996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19313232613" calcext:value-type="float">
            <text:p>2,193132326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73100000019" calcext:value-type="float">
            <text:p>0,9731</text:p>
          </table:table-cell>
          <table:table-cell office:value-type="float" office:value="0.108246271894" calcext:value-type="float">
            <text:p>0,1082462719</text:p>
          </table:table-cell>
          <table:table-cell office:value-type="float" office:value="0.6497" calcext:value-type="float">
            <text:p>0,6497</text:p>
          </table:table-cell>
          <table:table-cell office:value-type="float" office:value="1.73725818424" calcext:value-type="float">
            <text:p>1,737258184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143800000005" calcext:value-type="float">
            <text:p>0,1438</text:p>
          </table:table-cell>
          <table:table-cell office:value-type="float" office:value="13.3152854449" calcext:value-type="float">
            <text:p>13,3152854449</text:p>
          </table:table-cell>
          <table:table-cell office:value-type="float" office:value="0.1553" calcext:value-type="float">
            <text:p>0,1553</text:p>
          </table:table-cell>
          <table:table-cell office:value-type="float" office:value="13.0507824646" calcext:value-type="float">
            <text:p>13,050782464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10024" calcext:value-type="float">
            <text:p>0,10024</text:p>
          </table:table-cell>
          <table:table-cell office:value-type="float" office:value="2.30253916199" calcext:value-type="float">
            <text:p>2,302539162</text:p>
          </table:table-cell>
          <table:table-cell office:value-type="float" office:value="0.1" calcext:value-type="float">
            <text:p>0,1</text:p>
          </table:table-cell>
          <table:table-cell office:value-type="float" office:value="2.30353657684" calcext:value-type="float">
            <text:p>2,303536576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729340000038" calcext:value-type="float">
            <text:p>0,72934</text:p>
          </table:table-cell>
          <table:table-cell office:value-type="float" office:value="0.774760801125" calcext:value-type="float">
            <text:p>0,7747608011</text:p>
          </table:table-cell>
          <table:table-cell office:value-type="float" office:value="0.6067" calcext:value-type="float">
            <text:p>0,6067</text:p>
          </table:table-cell>
          <table:table-cell office:value-type="float" office:value="1.19357424316" calcext:value-type="float">
            <text:p>1,193574243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9942" calcext:value-type="float">
            <text:p>0,99942</text:p>
          </table:table-cell>
          <table:table-cell office:value-type="float" office:value="0.0139870597693324" calcext:value-type="float">
            <text:p>0,0139870598</text:p>
          </table:table-cell>
          <table:table-cell office:value-type="float" office:value="0.6705" calcext:value-type="float">
            <text:p>0,6705</text:p>
          </table:table-cell>
          <table:table-cell office:value-type="float" office:value="1.9692908454895" calcext:value-type="float">
            <text:p>1,9692908455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0.7819" calcext:value-type="float">
            <text:p>0,7819</text:p>
          </table:table-cell>
          <table:table-cell office:value-type="float" office:value="0.608016709442" calcext:value-type="float">
            <text:p>0,6080167094</text:p>
          </table:table-cell>
          <table:table-cell office:value-type="float" office:value="0.7364" calcext:value-type="float">
            <text:p>0,7364</text:p>
          </table:table-cell>
          <table:table-cell office:value-type="float" office:value="0.7900969944" calcext:value-type="float">
            <text:p>0,790096994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417263981856" calcext:value-type="float">
            <text:p>0,0041726398</text:p>
          </table:table-cell>
          <table:table-cell office:value-type="float" office:value="0.6657" calcext:value-type="float">
            <text:p>0,6657</text:p>
          </table:table-cell>
          <table:table-cell office:value-type="float" office:value="2.37538153343" calcext:value-type="float">
            <text:p>2,375381533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59262046048" calcext:value-type="float">
            <text:p>0,0059262046</text:p>
          </table:table-cell>
          <table:table-cell office:value-type="float" office:value="0.6639" calcext:value-type="float">
            <text:p>0,6639</text:p>
          </table:table-cell>
          <table:table-cell office:value-type="float" office:value="2.2992389946" calcext:value-type="float">
            <text:p>2,299238994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9946" calcext:value-type="float">
            <text:p>0,99946</text:p>
          </table:table-cell>
          <table:table-cell office:value-type="float" office:value="0.0113393641445" calcext:value-type="float">
            <text:p>0,0113393641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2116371727" calcext:value-type="float">
            <text:p>2,21163717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70879999962" calcext:value-type="float">
            <text:p>0,97088</text:p>
          </table:table-cell>
          <table:table-cell office:value-type="float" office:value="0.111766251793" calcext:value-type="float">
            <text:p>0,1117662518</text:p>
          </table:table-cell>
          <table:table-cell office:value-type="float" office:value="0.6196" calcext:value-type="float">
            <text:p>0,6196</text:p>
          </table:table-cell>
          <table:table-cell office:value-type="float" office:value="2.12849713669" calcext:value-type="float">
            <text:p>2,128497136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148279999995" calcext:value-type="float">
            <text:p>0,14828</text:p>
          </table:table-cell>
          <table:table-cell office:value-type="float" office:value="13.2277725949" calcext:value-type="float">
            <text:p>13,2277725949</text:p>
          </table:table-cell>
          <table:table-cell office:value-type="float" office:value="0.1242" calcext:value-type="float">
            <text:p>0,1242</text:p>
          </table:table-cell>
          <table:table-cell office:value-type="float" office:value="13.7943491928" calcext:value-type="float">
            <text:p>13,79434919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100239999995" calcext:value-type="float">
            <text:p>0,10024</text:p>
          </table:table-cell>
          <table:table-cell office:value-type="float" office:value="2.30253830513" calcext:value-type="float">
            <text:p>2,3025383051</text:p>
          </table:table-cell>
          <table:table-cell office:value-type="float" office:value="0.1" calcext:value-type="float">
            <text:p>0,1</text:p>
          </table:table-cell>
          <table:table-cell office:value-type="float" office:value="2.30350207138" calcext:value-type="float">
            <text:p>2,303502071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73084" calcext:value-type="float">
            <text:p>0,73084</text:p>
          </table:table-cell>
          <table:table-cell office:value-type="float" office:value="0.767647616081" calcext:value-type="float">
            <text:p>0,7676476161</text:p>
          </table:table-cell>
          <table:table-cell office:value-type="float" office:value="0.6019" calcext:value-type="float">
            <text:p>0,6019</text:p>
          </table:table-cell>
          <table:table-cell office:value-type="float" office:value="1.21915899048" calcext:value-type="float">
            <text:p>1,219158990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0133754519367218" calcext:value-type="float">
            <text:p>0,0133754519</text:p>
          </table:table-cell>
          <table:table-cell office:value-type="float" office:value="0.6704" calcext:value-type="float">
            <text:p>0,6704</text:p>
          </table:table-cell>
          <table:table-cell office:value-type="float" office:value="1.99109217071533" calcext:value-type="float">
            <text:p>1,9910921707</text:p>
          </table:table-cell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0.783620000038" calcext:value-type="float">
            <text:p>0,78362</text:p>
          </table:table-cell>
          <table:table-cell office:value-type="float" office:value="0.605164380512" calcext:value-type="float">
            <text:p>0,6051643805</text:p>
          </table:table-cell>
          <table:table-cell office:value-type="float" office:value="0.7367" calcext:value-type="float">
            <text:p>0,7367</text:p>
          </table:table-cell>
          <table:table-cell office:value-type="float" office:value="0.782693175888" calcext:value-type="float">
            <text:p>0,782693175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417644893274" calcext:value-type="float">
            <text:p>0,0041764489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38557773361" calcext:value-type="float">
            <text:p>2,385577733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0610012701184" calcext:value-type="float">
            <text:p>0,006100127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3172415863" calcext:value-type="float">
            <text:p>2,317241586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9948" calcext:value-type="float">
            <text:p>0,99948</text:p>
          </table:table-cell>
          <table:table-cell office:value-type="float" office:value="0.0106837409666" calcext:value-type="float">
            <text:p>0,010683741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22395738544" calcext:value-type="float">
            <text:p>2,223957385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764" calcext:value-type="float">
            <text:p>0,9764</text:p>
          </table:table-cell>
          <table:table-cell office:value-type="float" office:value="0.0977528496027" calcext:value-type="float">
            <text:p>0,0977528496</text:p>
          </table:table-cell>
          <table:table-cell office:value-type="float" office:value="0.6476" calcext:value-type="float">
            <text:p>0,6476</text:p>
          </table:table-cell>
          <table:table-cell office:value-type="float" office:value="1.78598020382" calcext:value-type="float">
            <text:p>1,785980203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129139999995" calcext:value-type="float">
            <text:p>0,12914</text:p>
          </table:table-cell>
          <table:table-cell office:value-type="float" office:value="13.7805761768" calcext:value-type="float">
            <text:p>13,7805761768</text:p>
          </table:table-cell>
          <table:table-cell office:value-type="float" office:value="0.1034" calcext:value-type="float">
            <text:p>0,1034</text:p>
          </table:table-cell>
          <table:table-cell office:value-type="float" office:value="14.3915788025" calcext:value-type="float">
            <text:p>14,391578802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100240000005" calcext:value-type="float">
            <text:p>0,10024</text:p>
          </table:table-cell>
          <table:table-cell office:value-type="float" office:value="2.30253598236" calcext:value-type="float">
            <text:p>2,3025359824</text:p>
          </table:table-cell>
          <table:table-cell office:value-type="float" office:value="0.1" calcext:value-type="float">
            <text:p>0,1</text:p>
          </table:table-cell>
          <table:table-cell office:value-type="float" office:value="2.3035174839" calcext:value-type="float">
            <text:p>2,303517483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732979999962" calcext:value-type="float">
            <text:p>0,73298</text:p>
          </table:table-cell>
          <table:table-cell office:value-type="float" office:value="0.764373965263" calcext:value-type="float">
            <text:p>0,7643739653</text:p>
          </table:table-cell>
          <table:table-cell office:value-type="float" office:value="0.601" calcext:value-type="float">
            <text:p>0,601</text:p>
          </table:table-cell>
          <table:table-cell office:value-type="float" office:value="1.22436729546" calcext:value-type="float">
            <text:p>1,224367295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9952" calcext:value-type="float">
            <text:p>0,99952</text:p>
          </table:table-cell>
          <table:table-cell office:value-type="float" office:value="0.0124587712466717" calcext:value-type="float">
            <text:p>0,0124587712</text:p>
          </table:table-cell>
          <table:table-cell office:value-type="float" office:value="0.6711" calcext:value-type="float">
            <text:p>0,6711</text:p>
          </table:table-cell>
          <table:table-cell office:value-type="float" office:value="2.00538144111633" calcext:value-type="float">
            <text:p>2,0053814411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0.784499999962" calcext:value-type="float">
            <text:p>0,7845</text:p>
          </table:table-cell>
          <table:table-cell office:value-type="float" office:value="0.598071554794" calcext:value-type="float">
            <text:p>0,5980715548</text:p>
          </table:table-cell>
          <table:table-cell office:value-type="float" office:value="0.739" calcext:value-type="float">
            <text:p>0,739</text:p>
          </table:table-cell>
          <table:table-cell office:value-type="float" office:value="0.785280152512" calcext:value-type="float">
            <text:p>0,785280152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381008444235" calcext:value-type="float">
            <text:p>0,0038100844</text:p>
          </table:table-cell>
          <table:table-cell office:value-type="float" office:value="0.667" calcext:value-type="float">
            <text:p>0,667</text:p>
          </table:table-cell>
          <table:table-cell office:value-type="float" office:value="2.39863181038" calcext:value-type="float">
            <text:p>2,398631810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571878309235" calcext:value-type="float">
            <text:p>0,0057187831</text:p>
          </table:table-cell>
          <table:table-cell office:value-type="float" office:value="0.666" calcext:value-type="float">
            <text:p>0,666</text:p>
          </table:table-cell>
          <table:table-cell office:value-type="float" office:value="2.32802600632" calcext:value-type="float">
            <text:p>2,328026006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9958" calcext:value-type="float">
            <text:p>0,99958</text:p>
          </table:table-cell>
          <table:table-cell office:value-type="float" office:value="0.00991015812755" calcext:value-type="float">
            <text:p>0,0099101581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23653680687" calcext:value-type="float">
            <text:p>2,236536806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7682" calcext:value-type="float">
            <text:p>0,97682</text:p>
          </table:table-cell>
          <table:table-cell office:value-type="float" office:value="0.100690904751" calcext:value-type="float">
            <text:p>0,1006909048</text:p>
          </table:table-cell>
          <table:table-cell office:value-type="float" office:value="0.6161" calcext:value-type="float">
            <text:p>0,6161</text:p>
          </table:table-cell>
          <table:table-cell office:value-type="float" office:value="2.0530945961" calcext:value-type="float">
            <text:p>2,053094596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123780000005" calcext:value-type="float">
            <text:p>0,12378</text:p>
          </table:table-cell>
          <table:table-cell office:value-type="float" office:value="13.963958638" calcext:value-type="float">
            <text:p>13,963958638</text:p>
          </table:table-cell>
          <table:table-cell office:value-type="float" office:value="0.1243" calcext:value-type="float">
            <text:p>0,1243</text:p>
          </table:table-cell>
          <table:table-cell office:value-type="float" office:value="13.9042861786" calcext:value-type="float">
            <text:p>13,904286178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10024" calcext:value-type="float">
            <text:p>0,10024</text:p>
          </table:table-cell>
          <table:table-cell office:value-type="float" office:value="2.30253559212" calcext:value-type="float">
            <text:p>2,3025355921</text:p>
          </table:table-cell>
          <table:table-cell office:value-type="float" office:value="0.1" calcext:value-type="float">
            <text:p>0,1</text:p>
          </table:table-cell>
          <table:table-cell office:value-type="float" office:value="2.30350425873" calcext:value-type="float">
            <text:p>2,303504258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7323" calcext:value-type="float">
            <text:p>0,7323</text:p>
          </table:table-cell>
          <table:table-cell office:value-type="float" office:value="0.758613060322" calcext:value-type="float">
            <text:p>0,7586130603</text:p>
          </table:table-cell>
          <table:table-cell office:value-type="float" office:value="0.5873" calcext:value-type="float">
            <text:p>0,5873</text:p>
          </table:table-cell>
          <table:table-cell office:value-type="float" office:value="1.24716295891" calcext:value-type="float">
            <text:p>1,247162958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9954" calcext:value-type="float">
            <text:p>0,99954</text:p>
          </table:table-cell>
          <table:table-cell office:value-type="float" office:value="0.0118252415025234" calcext:value-type="float">
            <text:p>0,0118252415</text:p>
          </table:table-cell>
          <table:table-cell office:value-type="float" office:value="0.6711" calcext:value-type="float">
            <text:p>0,6711</text:p>
          </table:table-cell>
          <table:table-cell office:value-type="float" office:value="2.02197569923401" calcext:value-type="float">
            <text:p>2,0219756992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0.78448" calcext:value-type="float">
            <text:p>0,78448</text:p>
          </table:table-cell>
          <table:table-cell office:value-type="float" office:value="0.598084782467" calcext:value-type="float">
            <text:p>0,5980847825</text:p>
          </table:table-cell>
          <table:table-cell office:value-type="float" office:value="0.7405" calcext:value-type="float">
            <text:p>0,7405</text:p>
          </table:table-cell>
          <table:table-cell office:value-type="float" office:value="0.781446857452" calcext:value-type="float">
            <text:p>0,781446857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359421646252" calcext:value-type="float">
            <text:p>0,0035942165</text:p>
          </table:table-cell>
          <table:table-cell office:value-type="float" office:value="0.667" calcext:value-type="float">
            <text:p>0,667</text:p>
          </table:table-cell>
          <table:table-cell office:value-type="float" office:value="2.40484508629" calcext:value-type="float">
            <text:p>2,404845086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5211423489" calcext:value-type="float">
            <text:p>0,0052114235</text:p>
          </table:table-cell>
          <table:table-cell office:value-type="float" office:value="0.6643" calcext:value-type="float">
            <text:p>0,6643</text:p>
          </table:table-cell>
          <table:table-cell office:value-type="float" office:value="2.3347379055" calcext:value-type="float">
            <text:p>2,334737905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912394372135" calcext:value-type="float">
            <text:p>0,0091239437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24984552078" calcext:value-type="float">
            <text:p>2,249845520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78799999962" calcext:value-type="float">
            <text:p>0,9788</text:p>
          </table:table-cell>
          <table:table-cell office:value-type="float" office:value="0.0907516334295" calcext:value-type="float">
            <text:p>0,0907516334</text:p>
          </table:table-cell>
          <table:table-cell office:value-type="float" office:value="0.6481" calcext:value-type="float">
            <text:p>0,6481</text:p>
          </table:table-cell>
          <table:table-cell office:value-type="float" office:value="1.85313361282" calcext:value-type="float">
            <text:p>1,853133612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152240000005" calcext:value-type="float">
            <text:p>0,15224</text:p>
          </table:table-cell>
          <table:table-cell office:value-type="float" office:value="13.4447120148" calcext:value-type="float">
            <text:p>13,4447120148</text:p>
          </table:table-cell>
          <table:table-cell office:value-type="float" office:value="0.124" calcext:value-type="float">
            <text:p>0,124</text:p>
          </table:table-cell>
          <table:table-cell office:value-type="float" office:value="13.9953297455" calcext:value-type="float">
            <text:p>13,995329745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100239999998" calcext:value-type="float">
            <text:p>0,10024</text:p>
          </table:table-cell>
          <table:table-cell office:value-type="float" office:value="2.3025293396" calcext:value-type="float">
            <text:p>2,3025293396</text:p>
          </table:table-cell>
          <table:table-cell office:value-type="float" office:value="0.1" calcext:value-type="float">
            <text:p>0,1</text:p>
          </table:table-cell>
          <table:table-cell office:value-type="float" office:value="2.30353049278" calcext:value-type="float">
            <text:p>2,303530492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735500000038" calcext:value-type="float">
            <text:p>0,7355</text:p>
          </table:table-cell>
          <table:table-cell office:value-type="float" office:value="0.748285289879" calcext:value-type="float">
            <text:p>0,7482852899</text:p>
          </table:table-cell>
          <table:table-cell office:value-type="float" office:value="0.6081" calcext:value-type="float">
            <text:p>0,6081</text:p>
          </table:table-cell>
          <table:table-cell office:value-type="float" office:value="1.22232056465" calcext:value-type="float">
            <text:p>1,222320564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11167383902967" calcext:value-type="float">
            <text:p>0,0111673839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03353806800842" calcext:value-type="float">
            <text:p>2,033538068</text:p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0.787239999981" calcext:value-type="float">
            <text:p>0,78724</text:p>
          </table:table-cell>
          <table:table-cell office:value-type="float" office:value="0.591048752518" calcext:value-type="float">
            <text:p>0,5910487525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785599661446" calcext:value-type="float">
            <text:p>0,785599661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38104558818" calcext:value-type="float">
            <text:p>0,0033810456</text:p>
          </table:table-cell>
          <table:table-cell office:value-type="float" office:value="0.669" calcext:value-type="float">
            <text:p>0,669</text:p>
          </table:table-cell>
          <table:table-cell office:value-type="float" office:value="2.41755076599" calcext:value-type="float">
            <text:p>2,41755076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493461296171" calcext:value-type="float">
            <text:p>0,004934613</text:p>
          </table:table-cell>
          <table:table-cell office:value-type="float" office:value="0.6659" calcext:value-type="float">
            <text:p>0,6659</text:p>
          </table:table-cell>
          <table:table-cell office:value-type="float" office:value="2.35335479202" calcext:value-type="float">
            <text:p>2,35335479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62739999962" calcext:value-type="float">
            <text:p>0,96274</text:p>
          </table:table-cell>
          <table:table-cell office:value-type="float" office:value="0.266888947543" calcext:value-type="float">
            <text:p>0,2668889475</text:p>
          </table:table-cell>
          <table:table-cell office:value-type="float" office:value="0.6457" calcext:value-type="float">
            <text:p>0,6457</text:p>
          </table:table-cell>
          <table:table-cell office:value-type="float" office:value="2.18763226318" calcext:value-type="float">
            <text:p>2,187632263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81040000019" calcext:value-type="float">
            <text:p>0,98104</text:p>
          </table:table-cell>
          <table:table-cell office:value-type="float" office:value="0.0833103055811" calcext:value-type="float">
            <text:p>0,0833103056</text:p>
          </table:table-cell>
          <table:table-cell office:value-type="float" office:value="0.6489" calcext:value-type="float">
            <text:p>0,6489</text:p>
          </table:table-cell>
          <table:table-cell office:value-type="float" office:value="1.85824533157" calcext:value-type="float">
            <text:p>1,858245331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17266000001" calcext:value-type="float">
            <text:p>0,17266</text:p>
          </table:table-cell>
          <table:table-cell office:value-type="float" office:value="13.1084870807" calcext:value-type="float">
            <text:p>13,1084870807</text:p>
          </table:table-cell>
          <table:table-cell office:value-type="float" office:value="0.1906" calcext:value-type="float">
            <text:p>0,1906</text:p>
          </table:table-cell>
          <table:table-cell office:value-type="float" office:value="12.722712674" calcext:value-type="float">
            <text:p>12,72271267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100239999995" calcext:value-type="float">
            <text:p>0,10024</text:p>
          </table:table-cell>
          <table:table-cell office:value-type="float" office:value="2.30252664551" calcext:value-type="float">
            <text:p>2,3025266455</text:p>
          </table:table-cell>
          <table:table-cell office:value-type="float" office:value="0.1" calcext:value-type="float">
            <text:p>0,1</text:p>
          </table:table-cell>
          <table:table-cell office:value-type="float" office:value="2.30351494904" calcext:value-type="float">
            <text:p>2,30351494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737060000038" calcext:value-type="float">
            <text:p>0,73706</text:p>
          </table:table-cell>
          <table:table-cell office:value-type="float" office:value="0.746688359146" calcext:value-type="float">
            <text:p>0,7466883591</text:p>
          </table:table-cell>
          <table:table-cell office:value-type="float" office:value="0.6059" calcext:value-type="float">
            <text:p>0,6059</text:p>
          </table:table-cell>
          <table:table-cell office:value-type="float" office:value="1.20702935333" calcext:value-type="float">
            <text:p>1,207029353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9966" calcext:value-type="float">
            <text:p>0,99966</text:p>
          </table:table-cell>
          <table:table-cell office:value-type="float" office:value="0.0106543642121553" calcext:value-type="float">
            <text:p>0,0106543642</text:p>
          </table:table-cell>
          <table:table-cell office:value-type="float" office:value="0.6694" calcext:value-type="float">
            <text:p>0,6694</text:p>
          </table:table-cell>
          <table:table-cell office:value-type="float" office:value="2.03717387313843" calcext:value-type="float">
            <text:p>2,0371738731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788660000019" calcext:value-type="float">
            <text:p>0,78866</text:p>
          </table:table-cell>
          <table:table-cell office:value-type="float" office:value="0.590094717321" calcext:value-type="float">
            <text:p>0,5900947173</text:p>
          </table:table-cell>
          <table:table-cell office:value-type="float" office:value="0.7384" calcext:value-type="float">
            <text:p>0,7384</text:p>
          </table:table-cell>
          <table:table-cell office:value-type="float" office:value="0.794720858574" calcext:value-type="float">
            <text:p>0,79472085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27375732556" calcext:value-type="float">
            <text:p>0,0032737573</text:p>
          </table:table-cell>
          <table:table-cell office:value-type="float" office:value="0.6657" calcext:value-type="float">
            <text:p>0,6657</text:p>
          </table:table-cell>
          <table:table-cell office:value-type="float" office:value="2.42241243896" calcext:value-type="float">
            <text:p>2,4224124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460157376423" calcext:value-type="float">
            <text:p>0,0046015738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35869837837" calcext:value-type="float">
            <text:p>2,35869837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45159999962" calcext:value-type="float">
            <text:p>0,94516</text:p>
          </table:table-cell>
          <table:table-cell office:value-type="float" office:value="0.212640226567" calcext:value-type="float">
            <text:p>0,2126402266</text:p>
          </table:table-cell>
          <table:table-cell office:value-type="float" office:value="0.6473" calcext:value-type="float">
            <text:p>0,6473</text:p>
          </table:table-cell>
          <table:table-cell office:value-type="float" office:value="2.11091568489" calcext:value-type="float">
            <text:p>2,11091568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87300000019" calcext:value-type="float">
            <text:p>0,9873</text:p>
          </table:table-cell>
          <table:table-cell office:value-type="float" office:value="0.0703085961771" calcext:value-type="float">
            <text:p>0,0703085962</text:p>
          </table:table-cell>
          <table:table-cell office:value-type="float" office:value="0.6478" calcext:value-type="float">
            <text:p>0,6478</text:p>
          </table:table-cell>
          <table:table-cell office:value-type="float" office:value="1.88257254753" calcext:value-type="float">
            <text:p>1,88257254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1219999995" calcext:value-type="float">
            <text:p>0,19122</text:p>
          </table:table-cell>
          <table:table-cell office:value-type="float" office:value="12.7192106915" calcext:value-type="float">
            <text:p>12,7192106915</text:p>
          </table:table-cell>
          <table:table-cell office:value-type="float" office:value="0.2104" calcext:value-type="float">
            <text:p>0,2104</text:p>
          </table:table-cell>
          <table:table-cell office:value-type="float" office:value="12.4488429352" calcext:value-type="float">
            <text:p>12,44884293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00240000002" calcext:value-type="float">
            <text:p>0,10024</text:p>
          </table:table-cell>
          <table:table-cell office:value-type="float" office:value="2.3025167585" calcext:value-type="float">
            <text:p>2,3025167585</text:p>
          </table:table-cell>
          <table:table-cell office:value-type="float" office:value="0.1" calcext:value-type="float">
            <text:p>0,1</text:p>
          </table:table-cell>
          <table:table-cell office:value-type="float" office:value="2.30358598251" calcext:value-type="float">
            <text:p>2,30358598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740380000019" calcext:value-type="float">
            <text:p>0,74038</text:p>
          </table:table-cell>
          <table:table-cell office:value-type="float" office:value="0.741708493366" calcext:value-type="float">
            <text:p>0,7417084934</text:p>
          </table:table-cell>
          <table:table-cell office:value-type="float" office:value="0.609" calcext:value-type="float">
            <text:p>0,609</text:p>
          </table:table-cell>
          <table:table-cell office:value-type="float" office:value="1.19691901093" calcext:value-type="float">
            <text:p>1,19691901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101142198142409" calcext:value-type="float">
            <text:p>0,0101142198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04607303886414" calcext:value-type="float">
            <text:p>2,0460730389</text:p>
          </table:table-cell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0.78778" calcext:value-type="float">
            <text:p>0,78778</text:p>
          </table:table-cell>
          <table:table-cell office:value-type="float" office:value="0.585382268372" calcext:value-type="float">
            <text:p>0,5853822684</text:p>
          </table:table-cell>
          <table:table-cell office:value-type="float" office:value="0.7344" calcext:value-type="float">
            <text:p>0,7344</text:p>
          </table:table-cell>
          <table:table-cell office:value-type="float" office:value="0.782460436821" calcext:value-type="float">
            <text:p>0,782460436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333960966729" calcext:value-type="float">
            <text:p>0,0033396097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434880793" calcext:value-type="float">
            <text:p>2,43488079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4582812794" calcext:value-type="float">
            <text:p>0,0045828128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37250261612" calcext:value-type="float">
            <text:p>2,372502616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9458" calcext:value-type="float">
            <text:p>0,99458</text:p>
          </table:table-cell>
          <table:table-cell office:value-type="float" office:value="0.0354482079774" calcext:value-type="float">
            <text:p>0,035448208</text:p>
          </table:table-cell>
          <table:table-cell office:value-type="float" office:value="0.6654" calcext:value-type="float">
            <text:p>0,6654</text:p>
          </table:table-cell>
          <table:table-cell office:value-type="float" office:value="2.09502125092" calcext:value-type="float">
            <text:p>2,095021250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87519999962" calcext:value-type="float">
            <text:p>0,98752</text:p>
          </table:table-cell>
          <table:table-cell office:value-type="float" office:value="0.0669782863998" calcext:value-type="float">
            <text:p>0,0669782864</text:p>
          </table:table-cell>
          <table:table-cell office:value-type="float" office:value="0.6501" calcext:value-type="float">
            <text:p>0,6501</text:p>
          </table:table-cell>
          <table:table-cell office:value-type="float" office:value="1.8948600029" calcext:value-type="float">
            <text:p>1,894860002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19041999999" calcext:value-type="float">
            <text:p>0,19042</text:p>
          </table:table-cell>
          <table:table-cell office:value-type="float" office:value="12.7542330197" calcext:value-type="float">
            <text:p>12,7542330197</text:p>
          </table:table-cell>
          <table:table-cell office:value-type="float" office:value="0.1382" calcext:value-type="float">
            <text:p>0,1382</text:p>
          </table:table-cell>
          <table:table-cell office:value-type="float" office:value="13.7065027481" calcext:value-type="float">
            <text:p>13,706502748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100239999998" calcext:value-type="float">
            <text:p>0,10024</text:p>
          </table:table-cell>
          <table:table-cell office:value-type="float" office:value="2.3025042659" calcext:value-type="float">
            <text:p>2,3025042659</text:p>
          </table:table-cell>
          <table:table-cell office:value-type="float" office:value="0.1" calcext:value-type="float">
            <text:p>0,1</text:p>
          </table:table-cell>
          <table:table-cell office:value-type="float" office:value="2.30355611649" calcext:value-type="float">
            <text:p>2,303556116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741720000038" calcext:value-type="float">
            <text:p>0,74172</text:p>
          </table:table-cell>
          <table:table-cell office:value-type="float" office:value="0.733999477062" calcext:value-type="float">
            <text:p>0,7339994771</text:p>
          </table:table-cell>
          <table:table-cell office:value-type="float" office:value="0.5979" calcext:value-type="float">
            <text:p>0,5979</text:p>
          </table:table-cell>
          <table:table-cell office:value-type="float" office:value="1.22933950729" calcext:value-type="float">
            <text:p>1,229339507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964201587945223" calcext:value-type="float">
            <text:p>0,0096420159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05592346954346" calcext:value-type="float">
            <text:p>2,0559234695</text:p>
          </table:table-cell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0.789520000038" calcext:value-type="float">
            <text:p>0,78952</text:p>
          </table:table-cell>
          <table:table-cell office:value-type="float" office:value="0.584054451923" calcext:value-type="float">
            <text:p>0,5840544519</text:p>
          </table:table-cell>
          <table:table-cell office:value-type="float" office:value="0.7366" calcext:value-type="float">
            <text:p>0,7366</text:p>
          </table:table-cell>
          <table:table-cell office:value-type="float" office:value="0.784845626259" calcext:value-type="float">
            <text:p>0,784845626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34320849435" calcext:value-type="float">
            <text:p>0,0034320849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43828323097" calcext:value-type="float">
            <text:p>2,43828323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464359386936" calcext:value-type="float">
            <text:p>0,0046435939</text:p>
          </table:table-cell>
          <table:table-cell office:value-type="float" office:value="0.6657" calcext:value-type="float">
            <text:p>0,6657</text:p>
          </table:table-cell>
          <table:table-cell office:value-type="float" office:value="2.3750726223" calcext:value-type="float">
            <text:p>2,375072622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9938" calcext:value-type="float">
            <text:p>0,99938</text:p>
          </table:table-cell>
          <table:table-cell office:value-type="float" office:value="0.0160188892436" calcext:value-type="float">
            <text:p>0,0160188892</text:p>
          </table:table-cell>
          <table:table-cell office:value-type="float" office:value="0.6695" calcext:value-type="float">
            <text:p>0,6695</text:p>
          </table:table-cell>
          <table:table-cell office:value-type="float" office:value="2.12426901188" calcext:value-type="float">
            <text:p>2,124269011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86360000019" calcext:value-type="float">
            <text:p>0,98636</text:p>
          </table:table-cell>
          <table:table-cell office:value-type="float" office:value="0.0769134254026" calcext:value-type="float">
            <text:p>0,0769134254</text:p>
          </table:table-cell>
          <table:table-cell office:value-type="float" office:value="0.645" calcext:value-type="float">
            <text:p>0,645</text:p>
          </table:table-cell>
          <table:table-cell office:value-type="float" office:value="1.90584358292" calcext:value-type="float">
            <text:p>1,905843582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164939999995" calcext:value-type="float">
            <text:p>0,16494</text:p>
          </table:table-cell>
          <table:table-cell office:value-type="float" office:value="13.2676307916" calcext:value-type="float">
            <text:p>13,2676307916</text:p>
          </table:table-cell>
          <table:table-cell office:value-type="float" office:value="0.1611" calcext:value-type="float">
            <text:p>0,1611</text:p>
          </table:table-cell>
          <table:table-cell office:value-type="float" office:value="13.4161288223" calcext:value-type="float">
            <text:p>13,416128822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100240000002" calcext:value-type="float">
            <text:p>0,10024</text:p>
          </table:table-cell>
          <table:table-cell office:value-type="float" office:value="2.30250467033" calcext:value-type="float">
            <text:p>2,3025046703</text:p>
          </table:table-cell>
          <table:table-cell office:value-type="float" office:value="0.1" calcext:value-type="float">
            <text:p>0,1</text:p>
          </table:table-cell>
          <table:table-cell office:value-type="float" office:value="2.30352497711" calcext:value-type="float">
            <text:p>2,303524977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742579999962" calcext:value-type="float">
            <text:p>0,74258</text:p>
          </table:table-cell>
          <table:table-cell office:value-type="float" office:value="0.730889406261" calcext:value-type="float">
            <text:p>0,7308894063</text:p>
          </table:table-cell>
          <table:table-cell office:value-type="float" office:value="0.6077" calcext:value-type="float">
            <text:p>0,6077</text:p>
          </table:table-cell>
          <table:table-cell office:value-type="float" office:value="1.23579698715" calcext:value-type="float">
            <text:p>1,235796987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940285302251577" calcext:value-type="float">
            <text:p>0,009402853</text:p>
          </table:table-cell>
          <table:table-cell office:value-type="float" office:value="0.6716" calcext:value-type="float">
            <text:p>0,6716</text:p>
          </table:table-cell>
          <table:table-cell office:value-type="float" office:value="2.06679350357056" calcext:value-type="float">
            <text:p>2,0667935036</text:p>
          </table:table-cell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0.790059999981" calcext:value-type="float">
            <text:p>0,79006</text:p>
          </table:table-cell>
          <table:table-cell office:value-type="float" office:value="0.578881272602" calcext:value-type="float">
            <text:p>0,5788812726</text:p>
          </table:table-cell>
          <table:table-cell office:value-type="float" office:value="0.7343" calcext:value-type="float">
            <text:p>0,7343</text:p>
          </table:table-cell>
          <table:table-cell office:value-type="float" office:value="0.787201943207" calcext:value-type="float">
            <text:p>0,787201943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333908802476" calcext:value-type="float">
            <text:p>0,003339088</text:p>
          </table:table-cell>
          <table:table-cell office:value-type="float" office:value="0.6661" calcext:value-type="float">
            <text:p>0,6661</text:p>
          </table:table-cell>
          <table:table-cell office:value-type="float" office:value="2.45011957397" calcext:value-type="float">
            <text:p>2,45011957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486588683411" calcext:value-type="float">
            <text:p>0,0048658868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38681621552" calcext:value-type="float">
            <text:p>2,386816215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119871601611" calcext:value-type="float">
            <text:p>0,0119871602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16123888283" calcext:value-type="float">
            <text:p>2,161238882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7482" calcext:value-type="float">
            <text:p>0,97482</text:p>
          </table:table-cell>
          <table:table-cell office:value-type="float" office:value="0.111053263247" calcext:value-type="float">
            <text:p>0,1110532632</text:p>
          </table:table-cell>
          <table:table-cell office:value-type="float" office:value="0.6541" calcext:value-type="float">
            <text:p>0,6541</text:p>
          </table:table-cell>
          <table:table-cell office:value-type="float" office:value="1.87821578979" calcext:value-type="float">
            <text:p>1,878215789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141479999995" calcext:value-type="float">
            <text:p>0,14148</text:p>
          </table:table-cell>
          <table:table-cell office:value-type="float" office:value="13.7514470459" calcext:value-type="float">
            <text:p>13,7514470459</text:p>
          </table:table-cell>
          <table:table-cell office:value-type="float" office:value="0.1201" calcext:value-type="float">
            <text:p>0,1201</text:p>
          </table:table-cell>
          <table:table-cell office:value-type="float" office:value="14.1434370178" calcext:value-type="float">
            <text:p>14,143437017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100239999998" calcext:value-type="float">
            <text:p>0,10024</text:p>
          </table:table-cell>
          <table:table-cell office:value-type="float" office:value="2.30248378281" calcext:value-type="float">
            <text:p>2,3024837828</text:p>
          </table:table-cell>
          <table:table-cell office:value-type="float" office:value="0.1" calcext:value-type="float">
            <text:p>0,1</text:p>
          </table:table-cell>
          <table:table-cell office:value-type="float" office:value="2.30352979889" calcext:value-type="float">
            <text:p>2,303529798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747999999981" calcext:value-type="float">
            <text:p>0,748</text:p>
          </table:table-cell>
          <table:table-cell office:value-type="float" office:value="0.718956121197" calcext:value-type="float">
            <text:p>0,7189561212</text:p>
          </table:table-cell>
          <table:table-cell office:value-type="float" office:value="0.5993" calcext:value-type="float">
            <text:p>0,5993</text:p>
          </table:table-cell>
          <table:table-cell office:value-type="float" office:value="1.24295489292" calcext:value-type="float">
            <text:p>1,242954892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888698869094253" calcext:value-type="float">
            <text:p>0,0088869887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08603847961426" calcext:value-type="float">
            <text:p>2,0860384796</text:p>
          </table:table-cell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0.791439999962" calcext:value-type="float">
            <text:p>0,79144</text:p>
          </table:table-cell>
          <table:table-cell office:value-type="float" office:value="0.574514249935" calcext:value-type="float">
            <text:p>0,5745142499</text:p>
          </table:table-cell>
          <table:table-cell office:value-type="float" office:value="0.7352" calcext:value-type="float">
            <text:p>0,7352</text:p>
          </table:table-cell>
          <table:table-cell office:value-type="float" office:value="0.801037021255" calcext:value-type="float">
            <text:p>0,801037021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29351839295" calcext:value-type="float">
            <text:p>0,0029351839</text:p>
          </table:table-cell>
          <table:table-cell office:value-type="float" office:value="0.6661" calcext:value-type="float">
            <text:p>0,6661</text:p>
          </table:table-cell>
          <table:table-cell office:value-type="float" office:value="2.45829451294" calcext:value-type="float">
            <text:p>2,458294512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397797688603" calcext:value-type="float">
            <text:p>0,0039779769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3953666893" calcext:value-type="float">
            <text:p>2,395366689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9966" calcext:value-type="float">
            <text:p>0,99966</text:p>
          </table:table-cell>
          <table:table-cell office:value-type="float" office:value="0.0105565418717" calcext:value-type="float">
            <text:p>0,0105565419</text:p>
          </table:table-cell>
          <table:table-cell office:value-type="float" office:value="0.6692" calcext:value-type="float">
            <text:p>0,6692</text:p>
          </table:table-cell>
          <table:table-cell office:value-type="float" office:value="2.19447495689" calcext:value-type="float">
            <text:p>2,194474956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905" calcext:value-type="float">
            <text:p>0,9905</text:p>
          </table:table-cell>
          <table:table-cell office:value-type="float" office:value="0.0569087450922" calcext:value-type="float">
            <text:p>0,0569087451</text:p>
          </table:table-cell>
          <table:table-cell office:value-type="float" office:value="0.6529" calcext:value-type="float">
            <text:p>0,6529</text:p>
          </table:table-cell>
          <table:table-cell office:value-type="float" office:value="1.94613795776" calcext:value-type="float">
            <text:p>1,946137957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10682" calcext:value-type="float">
            <text:p>0,10682</text:p>
          </table:table-cell>
          <table:table-cell office:value-type="float" office:value="14.3767281085" calcext:value-type="float">
            <text:p>14,376728108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10024" calcext:value-type="float">
            <text:p>0,10024</text:p>
          </table:table-cell>
          <table:table-cell office:value-type="float" office:value="2.30248526535" calcext:value-type="float">
            <text:p>2,3024852654</text:p>
          </table:table-cell>
          <table:table-cell office:value-type="float" office:value="0.1" calcext:value-type="float">
            <text:p>0,1</text:p>
          </table:table-cell>
          <table:table-cell office:value-type="float" office:value="2.3035742775" calcext:value-type="float">
            <text:p>2,303574277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74988" calcext:value-type="float">
            <text:p>0,74988</text:p>
          </table:table-cell>
          <table:table-cell office:value-type="float" office:value="0.71672478611" calcext:value-type="float">
            <text:p>0,7167247861</text:p>
          </table:table-cell>
          <table:table-cell office:value-type="float" office:value="0.599" calcext:value-type="float">
            <text:p>0,599</text:p>
          </table:table-cell>
          <table:table-cell office:value-type="float" office:value="1.23933209763" calcext:value-type="float">
            <text:p>1,239332097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99840000019074" calcext:value-type="float">
            <text:p>0,99984</text:p>
          </table:table-cell>
          <table:table-cell office:value-type="float" office:value="0.00847244546055794" calcext:value-type="float">
            <text:p>0,0084724455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11295024032593" calcext:value-type="float">
            <text:p>2,1129502403</text:p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0.791779999981" calcext:value-type="float">
            <text:p>0,79178</text:p>
          </table:table-cell>
          <table:table-cell office:value-type="float" office:value="0.571967488699" calcext:value-type="float">
            <text:p>0,5719674887</text:p>
          </table:table-cell>
          <table:table-cell office:value-type="float" office:value="0.7384" calcext:value-type="float">
            <text:p>0,7384</text:p>
          </table:table-cell>
          <table:table-cell office:value-type="float" office:value="0.793300644684" calcext:value-type="float">
            <text:p>0,793300644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77020915657" calcext:value-type="float">
            <text:p>0,0027702092</text:p>
          </table:table-cell>
          <table:table-cell office:value-type="float" office:value="0.6658" calcext:value-type="float">
            <text:p>0,6658</text:p>
          </table:table-cell>
          <table:table-cell office:value-type="float" office:value="2.463122472" calcext:value-type="float">
            <text:p>2,46312247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79569921046" calcext:value-type="float">
            <text:p>0,0037956992</text:p>
          </table:table-cell>
          <table:table-cell office:value-type="float" office:value="0.666" calcext:value-type="float">
            <text:p>0,666</text:p>
          </table:table-cell>
          <table:table-cell office:value-type="float" office:value="2.40476760139" calcext:value-type="float">
            <text:p>2,404767601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936411296606" calcext:value-type="float">
            <text:p>0,009364113</text:p>
          </table:table-cell>
          <table:table-cell office:value-type="float" office:value="0.6691" calcext:value-type="float">
            <text:p>0,6691</text:p>
          </table:table-cell>
          <table:table-cell office:value-type="float" office:value="2.21144332466" calcext:value-type="float">
            <text:p>2,211443324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93939999962" calcext:value-type="float">
            <text:p>0,99394</text:p>
          </table:table-cell>
          <table:table-cell office:value-type="float" office:value="0.0461773488832" calcext:value-type="float">
            <text:p>0,0461773489</text:p>
          </table:table-cell>
          <table:table-cell office:value-type="float" office:value="0.6382" calcext:value-type="float">
            <text:p>0,6382</text:p>
          </table:table-cell>
          <table:table-cell office:value-type="float" office:value="2.10150253601" calcext:value-type="float">
            <text:p>2,10150253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10002000001" calcext:value-type="float">
            <text:p>0,10002</text:p>
          </table:table-cell>
          <table:table-cell office:value-type="float" office:value="14.5059633371" calcext:value-type="float">
            <text:p>14,505963337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10023999999" calcext:value-type="float">
            <text:p>0,10024</text:p>
          </table:table-cell>
          <table:table-cell office:value-type="float" office:value="2.30246526283" calcext:value-type="float">
            <text:p>2,3024652628</text:p>
          </table:table-cell>
          <table:table-cell office:value-type="float" office:value="0.1" calcext:value-type="float">
            <text:p>0,1</text:p>
          </table:table-cell>
          <table:table-cell office:value-type="float" office:value="2.30355535965" calcext:value-type="float">
            <text:p>2,303555359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749260000038" calcext:value-type="float">
            <text:p>0,74926</text:p>
          </table:table-cell>
          <table:table-cell office:value-type="float" office:value="0.710851815224" calcext:value-type="float">
            <text:p>0,7108518152</text:p>
          </table:table-cell>
          <table:table-cell office:value-type="float" office:value="0.6104" calcext:value-type="float">
            <text:p>0,6104</text:p>
          </table:table-cell>
          <table:table-cell office:value-type="float" office:value="1.20547145157" calcext:value-type="float">
            <text:p>1,20547145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815000317811966" calcext:value-type="float">
            <text:p>0,0081500032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09898077011108" calcext:value-type="float">
            <text:p>2,0989807701</text:p>
          </table:table-cell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0.794580000019" calcext:value-type="float">
            <text:p>0,79458</text:p>
          </table:table-cell>
          <table:table-cell office:value-type="float" office:value="0.561462992744" calcext:value-type="float">
            <text:p>0,5614629927</text:p>
          </table:table-cell>
          <table:table-cell office:value-type="float" office:value="0.7363" calcext:value-type="float">
            <text:p>0,7363</text:p>
          </table:table-cell>
          <table:table-cell office:value-type="float" office:value="0.784101911163" calcext:value-type="float">
            <text:p>0,784101911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31370667037" calcext:value-type="float">
            <text:p>0,0031370667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47479973526" calcext:value-type="float">
            <text:p>2,474799735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409803134561" calcext:value-type="float">
            <text:p>0,0040980313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41944238091" calcext:value-type="float">
            <text:p>2,419442380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837224604994" calcext:value-type="float">
            <text:p>0,008372246</text:p>
          </table:table-cell>
          <table:table-cell office:value-type="float" office:value="0.6685" calcext:value-type="float">
            <text:p>0,6685</text:p>
          </table:table-cell>
          <table:table-cell office:value-type="float" office:value="2.22606479645" calcext:value-type="float">
            <text:p>2,226064796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72180000019" calcext:value-type="float">
            <text:p>0,97218</text:p>
          </table:table-cell>
          <table:table-cell office:value-type="float" office:value="0.137771833711" calcext:value-type="float">
            <text:p>0,1377718337</text:p>
          </table:table-cell>
          <table:table-cell office:value-type="float" office:value="0.6515" calcext:value-type="float">
            <text:p>0,6515</text:p>
          </table:table-cell>
          <table:table-cell office:value-type="float" office:value="1.95208977661" calcext:value-type="float">
            <text:p>1,952089776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353" calcext:value-type="float">
            <text:p>14,505963335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0994199999952" calcext:value-type="float">
            <text:p>0,09942</text:p>
          </table:table-cell>
          <table:table-cell office:value-type="float" office:value="2.3024673909" calcext:value-type="float">
            <text:p>2,3024673909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771904" calcext:value-type="float">
            <text:p>2,303577190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751340000038" calcext:value-type="float">
            <text:p>0,75134</text:p>
          </table:table-cell>
          <table:table-cell office:value-type="float" office:value="0.702792615376" calcext:value-type="float">
            <text:p>0,7027926154</text:p>
          </table:table-cell>
          <table:table-cell office:value-type="float" office:value="0.6084" calcext:value-type="float">
            <text:p>0,6084</text:p>
          </table:table-cell>
          <table:table-cell office:value-type="float" office:value="1.23908917484" calcext:value-type="float">
            <text:p>1,239089174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790148971453309" calcext:value-type="float">
            <text:p>0,0079014897</text:p>
          </table:table-cell>
          <table:table-cell office:value-type="float" office:value="0.6723" calcext:value-type="float">
            <text:p>0,6723</text:p>
          </table:table-cell>
          <table:table-cell office:value-type="float" office:value="2.11045350799561" calcext:value-type="float">
            <text:p>2,110453508</text:p>
          </table:table-cell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0.7946" calcext:value-type="float">
            <text:p>0,7946</text:p>
          </table:table-cell>
          <table:table-cell office:value-type="float" office:value="0.567885329208" calcext:value-type="float">
            <text:p>0,5678853292</text:p>
          </table:table-cell>
          <table:table-cell office:value-type="float" office:value="0.7396" calcext:value-type="float">
            <text:p>0,7396</text:p>
          </table:table-cell>
          <table:table-cell office:value-type="float" office:value="0.790520517921" calcext:value-type="float">
            <text:p>0,7905205179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270087901711" calcext:value-type="float">
            <text:p>0,002700879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47417936096" calcext:value-type="float">
            <text:p>2,47417936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365841408342" calcext:value-type="float">
            <text:p>0,0036584141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42068842773" calcext:value-type="float">
            <text:p>2,420688427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790957574978" calcext:value-type="float">
            <text:p>0,0079095757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24197540932" calcext:value-type="float">
            <text:p>2,241975409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93840000019" calcext:value-type="float">
            <text:p>0,99384</text:p>
          </table:table-cell>
          <table:table-cell office:value-type="float" office:value="0.0466137707925" calcext:value-type="float">
            <text:p>0,0466137708</text:p>
          </table:table-cell>
          <table:table-cell office:value-type="float" office:value="0.6535" calcext:value-type="float">
            <text:p>0,6535</text:p>
          </table:table-cell>
          <table:table-cell office:value-type="float" office:value="1.98054292679" calcext:value-type="float">
            <text:p>1,980542926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76" calcext:value-type="float">
            <text:p>14,505963327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100700000005" calcext:value-type="float">
            <text:p>0,1007</text:p>
          </table:table-cell>
          <table:table-cell office:value-type="float" office:value="2.3024643792" calcext:value-type="float">
            <text:p>2,3024643792</text:p>
          </table:table-cell>
          <table:table-cell office:value-type="float" office:value="0.1" calcext:value-type="float">
            <text:p>0,1</text:p>
          </table:table-cell>
          <table:table-cell office:value-type="float" office:value="2.30356364746" calcext:value-type="float">
            <text:p>2,303563647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75248" calcext:value-type="float">
            <text:p>0,75248</text:p>
          </table:table-cell>
          <table:table-cell office:value-type="float" office:value="0.699212738094" calcext:value-type="float">
            <text:p>0,6992127381</text:p>
          </table:table-cell>
          <table:table-cell office:value-type="float" office:value="0.6088" calcext:value-type="float">
            <text:p>0,6088</text:p>
          </table:table-cell>
          <table:table-cell office:value-type="float" office:value="1.22382385674" calcext:value-type="float">
            <text:p>1,223823856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755545849978924" calcext:value-type="float">
            <text:p>0,0075554585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11658087234497" calcext:value-type="float">
            <text:p>2,1165808723</text:p>
          </table:table-cell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0.797199999962" calcext:value-type="float">
            <text:p>0,7972</text:p>
          </table:table-cell>
          <table:table-cell office:value-type="float" office:value="0.558322287712" calcext:value-type="float">
            <text:p>0,5583222877</text:p>
          </table:table-cell>
          <table:table-cell office:value-type="float" office:value="0.7334" calcext:value-type="float">
            <text:p>0,7334</text:p>
          </table:table-cell>
          <table:table-cell office:value-type="float" office:value="0.795218807602" calcext:value-type="float">
            <text:p>0,795218807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00248471424066" calcext:value-type="float">
            <text:p>0,0024847142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48539666748" calcext:value-type="float">
            <text:p>2,485396667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00340003339633" calcext:value-type="float">
            <text:p>0,0034000334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43334987411" calcext:value-type="float">
            <text:p>2,433349874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731277022928" calcext:value-type="float">
            <text:p>0,0073127702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26418868866" calcext:value-type="float">
            <text:p>2,264188688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99582" calcext:value-type="float">
            <text:p>0,99582</text:p>
          </table:table-cell>
          <table:table-cell office:value-type="float" office:value="0.0388596518886" calcext:value-type="float">
            <text:p>0,0388596519</text:p>
          </table:table-cell>
          <table:table-cell office:value-type="float" office:value="0.6505" calcext:value-type="float">
            <text:p>0,6505</text:p>
          </table:table-cell>
          <table:table-cell office:value-type="float" office:value="2.01246702385" calcext:value-type="float">
            <text:p>2,012467023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785" calcext:value-type="float">
            <text:p>14,505963278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0983399999976" calcext:value-type="float">
            <text:p>0,09834</text:p>
          </table:table-cell>
          <table:table-cell office:value-type="float" office:value="2.30247621391" calcext:value-type="float">
            <text:p>2,3024762139</text:p>
          </table:table-cell>
          <table:table-cell office:value-type="float" office:value="0.1" calcext:value-type="float">
            <text:p>0,1</text:p>
          </table:table-cell>
          <table:table-cell office:value-type="float" office:value="2.30347521362" calcext:value-type="float">
            <text:p>2,303475213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755760000019" calcext:value-type="float">
            <text:p>0,75576</text:p>
          </table:table-cell>
          <table:table-cell office:value-type="float" office:value="0.692944146347" calcext:value-type="float">
            <text:p>0,6929441463</text:p>
          </table:table-cell>
          <table:table-cell office:value-type="float" office:value="0.611" calcext:value-type="float">
            <text:p>0,611</text:p>
          </table:table-cell>
          <table:table-cell office:value-type="float" office:value="1.22305292969" calcext:value-type="float">
            <text:p>1,223052929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720263835206628" calcext:value-type="float">
            <text:p>0,0072026384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12987560501099" calcext:value-type="float">
            <text:p>2,129875605</text:p>
          </table:table-cell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0.7976" calcext:value-type="float">
            <text:p>0,7976</text:p>
          </table:table-cell>
          <table:table-cell office:value-type="float" office:value="0.559448148212" calcext:value-type="float">
            <text:p>0,5594481482</text:p>
          </table:table-cell>
          <table:table-cell office:value-type="float" office:value="0.736" calcext:value-type="float">
            <text:p>0,736</text:p>
          </table:table-cell>
          <table:table-cell office:value-type="float" office:value="0.782189757538" calcext:value-type="float">
            <text:p>0,782189757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45761422783" calcext:value-type="float">
            <text:p>0,0024576142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49090917435" calcext:value-type="float">
            <text:p>2,490909174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33556415379" calcext:value-type="float">
            <text:p>0,0033355642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43879962234" calcext:value-type="float">
            <text:p>2,438799622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705491694421" calcext:value-type="float">
            <text:p>0,0070549169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27700993004" calcext:value-type="float">
            <text:p>2,2770099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8304" calcext:value-type="float">
            <text:p>0,98304</text:p>
          </table:table-cell>
          <table:table-cell office:value-type="float" office:value="0.0893607833099" calcext:value-type="float">
            <text:p>0,0893607833</text:p>
          </table:table-cell>
          <table:table-cell office:value-type="float" office:value="0.6537" calcext:value-type="float">
            <text:p>0,6537</text:p>
          </table:table-cell>
          <table:table-cell office:value-type="float" office:value="1.9885154129" calcext:value-type="float">
            <text:p>1,988515412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472" calcext:value-type="float">
            <text:p>14,505963347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100239999998" calcext:value-type="float">
            <text:p>0,10024</text:p>
          </table:table-cell>
          <table:table-cell office:value-type="float" office:value="2.30246514755" calcext:value-type="float">
            <text:p>2,3024651476</text:p>
          </table:table-cell>
          <table:table-cell office:value-type="float" office:value="0.1" calcext:value-type="float">
            <text:p>0,1</text:p>
          </table:table-cell>
          <table:table-cell office:value-type="float" office:value="2.30352959518" calcext:value-type="float">
            <text:p>2,303529595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758780000038" calcext:value-type="float">
            <text:p>0,75878</text:p>
          </table:table-cell>
          <table:table-cell office:value-type="float" office:value="0.688552692547" calcext:value-type="float">
            <text:p>0,6885526925</text:p>
          </table:table-cell>
          <table:table-cell office:value-type="float" office:value="0.5988" calcext:value-type="float">
            <text:p>0,5988</text:p>
          </table:table-cell>
          <table:table-cell office:value-type="float" office:value="1.25777115364" calcext:value-type="float">
            <text:p>1,257771153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707283726245165" calcext:value-type="float">
            <text:p>0,0070728373</text:p>
          </table:table-cell>
          <table:table-cell office:value-type="float" office:value="0.6697" calcext:value-type="float">
            <text:p>0,6697</text:p>
          </table:table-cell>
          <table:table-cell office:value-type="float" office:value="2.14334747238159" calcext:value-type="float">
            <text:p>2,1433474724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0.799119999962" calcext:value-type="float">
            <text:p>0,79912</text:p>
          </table:table-cell>
          <table:table-cell office:value-type="float" office:value="0.552153618202" calcext:value-type="float">
            <text:p>0,5521536182</text:p>
          </table:table-cell>
          <table:table-cell office:value-type="float" office:value="0.7374" calcext:value-type="float">
            <text:p>0,7374</text:p>
          </table:table-cell>
          <table:table-cell office:value-type="float" office:value="0.7899504776" calcext:value-type="float">
            <text:p>0,789950477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45716177292" calcext:value-type="float">
            <text:p>0,0024571618</text:p>
          </table:table-cell>
          <table:table-cell office:value-type="float" office:value="0.6657" calcext:value-type="float">
            <text:p>0,6657</text:p>
          </table:table-cell>
          <table:table-cell office:value-type="float" office:value="2.50084947968" calcext:value-type="float">
            <text:p>2,500849479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322238995597" calcext:value-type="float">
            <text:p>0,00322239</text:p>
          </table:table-cell>
          <table:table-cell office:value-type="float" office:value="0.666" calcext:value-type="float">
            <text:p>0,666</text:p>
          </table:table-cell>
          <table:table-cell office:value-type="float" office:value="2.44493856049" calcext:value-type="float">
            <text:p>2,444938560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9966" calcext:value-type="float">
            <text:p>0,99966</text:p>
          </table:table-cell>
          <table:table-cell office:value-type="float" office:value="0.0068246188958" calcext:value-type="float">
            <text:p>0,0068246189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29527645302" calcext:value-type="float">
            <text:p>2,29527645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9704" calcext:value-type="float">
            <text:p>0,99704</text:p>
          </table:table-cell>
          <table:table-cell office:value-type="float" office:value="0.0343215834135" calcext:value-type="float">
            <text:p>0,0343215834</text:p>
          </table:table-cell>
          <table:table-cell office:value-type="float" office:value="0.6556" calcext:value-type="float">
            <text:p>0,6556</text:p>
          </table:table-cell>
          <table:table-cell office:value-type="float" office:value="2.02465259018" calcext:value-type="float">
            <text:p>2,024652590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84" calcext:value-type="float">
            <text:p>14,505963308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9948" calcext:value-type="float">
            <text:p>0,09948</text:p>
          </table:table-cell>
          <table:table-cell office:value-type="float" office:value="2.30246898567" calcext:value-type="float">
            <text:p>2,3024689857</text:p>
          </table:table-cell>
          <table:table-cell office:value-type="float" office:value="0.1" calcext:value-type="float">
            <text:p>0,1</text:p>
          </table:table-cell>
          <table:table-cell office:value-type="float" office:value="2.30353027802" calcext:value-type="float">
            <text:p>2,30353027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757239999981" calcext:value-type="float">
            <text:p>0,75724</text:p>
          </table:table-cell>
          <table:table-cell office:value-type="float" office:value="0.685564666195" calcext:value-type="float">
            <text:p>0,6855646662</text:p>
          </table:table-cell>
          <table:table-cell office:value-type="float" office:value="0.5958" calcext:value-type="float">
            <text:p>0,5958</text:p>
          </table:table-cell>
          <table:table-cell office:value-type="float" office:value="1.34537462807" calcext:value-type="float">
            <text:p>1,345374628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675962175622582" calcext:value-type="float">
            <text:p>0,0067596218</text:p>
          </table:table-cell>
          <table:table-cell office:value-type="float" office:value="0.6699" calcext:value-type="float">
            <text:p>0,6699</text:p>
          </table:table-cell>
          <table:table-cell office:value-type="float" office:value="2.14796699676514" calcext:value-type="float">
            <text:p>2,1479669968</text:p>
          </table:table-cell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0.803540000038" calcext:value-type="float">
            <text:p>0,80354</text:p>
          </table:table-cell>
          <table:table-cell office:value-type="float" office:value="0.546212686939" calcext:value-type="float">
            <text:p>0,5462126869</text:p>
          </table:table-cell>
          <table:table-cell office:value-type="float" office:value="0.7368" calcext:value-type="float">
            <text:p>0,7368</text:p>
          </table:table-cell>
          <table:table-cell office:value-type="float" office:value="0.796679420662" calcext:value-type="float">
            <text:p>0,7966794207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999780000019" calcext:value-type="float">
            <text:p>0,99978</text:p>
          </table:table-cell>
          <table:table-cell office:value-type="float" office:value="0.00281425519288" calcext:value-type="float">
            <text:p>0,0028142552</text:p>
          </table:table-cell>
          <table:table-cell office:value-type="float" office:value="0.6621" calcext:value-type="float">
            <text:p>0,6621</text:p>
          </table:table-cell>
          <table:table-cell office:value-type="float" office:value="2.55311687088" calcext:value-type="float">
            <text:p>2,553116870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341427007757" calcext:value-type="float">
            <text:p>0,0034142701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45006469879" calcext:value-type="float">
            <text:p>2,450064698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623393375769" calcext:value-type="float">
            <text:p>0,0062339338</text:p>
          </table:table-cell>
          <table:table-cell office:value-type="float" office:value="0.6685" calcext:value-type="float">
            <text:p>0,6685</text:p>
          </table:table-cell>
          <table:table-cell office:value-type="float" office:value="2.30708513107" calcext:value-type="float">
            <text:p>2,30708513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99782" calcext:value-type="float">
            <text:p>0,99782</text:p>
          </table:table-cell>
          <table:table-cell office:value-type="float" office:value="0.0300599268901" calcext:value-type="float">
            <text:p>0,0300599269</text:p>
          </table:table-cell>
          <table:table-cell office:value-type="float" office:value="0.654" calcext:value-type="float">
            <text:p>0,654</text:p>
          </table:table-cell>
          <table:table-cell office:value-type="float" office:value="2.05383103142" calcext:value-type="float">
            <text:p>2,053831031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478" calcext:value-type="float">
            <text:p>14,505963347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100199999998" calcext:value-type="float">
            <text:p>0,1002</text:p>
          </table:table-cell>
          <table:table-cell office:value-type="float" office:value="2.30246784012" calcext:value-type="float">
            <text:p>2,3024678401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6640549" calcext:value-type="float">
            <text:p>2,303566405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761619999962" calcext:value-type="float">
            <text:p>0,76162</text:p>
          </table:table-cell>
          <table:table-cell office:value-type="float" office:value="0.675605968208" calcext:value-type="float">
            <text:p>0,6756059682</text:p>
          </table:table-cell>
          <table:table-cell office:value-type="float" office:value="0.6095" calcext:value-type="float">
            <text:p>0,6095</text:p>
          </table:table-cell>
          <table:table-cell office:value-type="float" office:value="1.24885763016" calcext:value-type="float">
            <text:p>1,248857630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651943958684802" calcext:value-type="float">
            <text:p>0,0065194396</text:p>
          </table:table-cell>
          <table:table-cell office:value-type="float" office:value="0.6698" calcext:value-type="float">
            <text:p>0,6698</text:p>
          </table:table-cell>
          <table:table-cell office:value-type="float" office:value="2.15133155517578" calcext:value-type="float">
            <text:p>2,1513315552</text:p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0.802420000019" calcext:value-type="float">
            <text:p>0,80242</text:p>
          </table:table-cell>
          <table:table-cell office:value-type="float" office:value="0.546217421474" calcext:value-type="float">
            <text:p>0,5462174215</text:p>
          </table:table-cell>
          <table:table-cell office:value-type="float" office:value="0.7362" calcext:value-type="float">
            <text:p>0,7362</text:p>
          </table:table-cell>
          <table:table-cell office:value-type="float" office:value="0.794874827194" calcext:value-type="float">
            <text:p>0,794874827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272616130471" calcext:value-type="float">
            <text:p>0,0027261613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5083805706" calcext:value-type="float">
            <text:p>2,508380570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323039963678" calcext:value-type="float">
            <text:p>0,0032303996</text:p>
          </table:table-cell>
          <table:table-cell office:value-type="float" office:value="0.6666" calcext:value-type="float">
            <text:p>0,6666</text:p>
          </table:table-cell>
          <table:table-cell office:value-type="float" office:value="2.45690406303" calcext:value-type="float">
            <text:p>2,4569040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585965472221" calcext:value-type="float">
            <text:p>0,0058596547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31973672142" calcext:value-type="float">
            <text:p>2,319736721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976" calcext:value-type="float">
            <text:p>0,9976</text:p>
          </table:table-cell>
          <table:table-cell office:value-type="float" office:value="0.0279718402213" calcext:value-type="float">
            <text:p>0,0279718402</text:p>
          </table:table-cell>
          <table:table-cell office:value-type="float" office:value="0.6546" calcext:value-type="float">
            <text:p>0,6546</text:p>
          </table:table-cell>
          <table:table-cell office:value-type="float" office:value="2.08236344528" calcext:value-type="float">
            <text:p>2,082363445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0985800000024" calcext:value-type="float">
            <text:p>0,09858</text:p>
          </table:table-cell>
          <table:table-cell office:value-type="float" office:value="2.30246632828" calcext:value-type="float">
            <text:p>2,3024663283</text:p>
          </table:table-cell>
          <table:table-cell office:value-type="float" office:value="0.0999" calcext:value-type="float">
            <text:p>0,0999</text:p>
          </table:table-cell>
          <table:table-cell office:value-type="float" office:value="2.30359460983" calcext:value-type="float">
            <text:p>2,303594609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76548" calcext:value-type="float">
            <text:p>0,76548</text:p>
          </table:table-cell>
          <table:table-cell office:value-type="float" office:value="0.670925781956" calcext:value-type="float">
            <text:p>0,670925782</text:p>
          </table:table-cell>
          <table:table-cell office:value-type="float" office:value="0.6012" calcext:value-type="float">
            <text:p>0,6012</text:p>
          </table:table-cell>
          <table:table-cell office:value-type="float" office:value="1.28398600349" calcext:value-type="float">
            <text:p>1,283986003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629374777019024" calcext:value-type="float">
            <text:p>0,0062937478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16063438415527" calcext:value-type="float">
            <text:p>2,1606343842</text:p>
          </table:table-cell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0.804080000019" calcext:value-type="float">
            <text:p>0,80408</text:p>
          </table:table-cell>
          <table:table-cell office:value-type="float" office:value="0.541043735847" calcext:value-type="float">
            <text:p>0,5410437358</text:p>
          </table:table-cell>
          <table:table-cell office:value-type="float" office:value="0.7389" calcext:value-type="float">
            <text:p>0,7389</text:p>
          </table:table-cell>
          <table:table-cell office:value-type="float" office:value="0.801317398071" calcext:value-type="float">
            <text:p>0,801317398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2556100893" calcext:value-type="float">
            <text:p>0,0022556101</text:p>
          </table:table-cell>
          <table:table-cell office:value-type="float" office:value="0.665" calcext:value-type="float">
            <text:p>0,665</text:p>
          </table:table-cell>
          <table:table-cell office:value-type="float" office:value="2.51816019249" calcext:value-type="float">
            <text:p>2,51816019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96040292308" calcext:value-type="float">
            <text:p>0,0029604029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46683274956" calcext:value-type="float">
            <text:p>2,466832749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545006370373" calcext:value-type="float">
            <text:p>0,0054500637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33278867798" calcext:value-type="float">
            <text:p>2,33278867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78140000019" calcext:value-type="float">
            <text:p>0,97814</text:p>
          </table:table-cell>
          <table:table-cell office:value-type="float" office:value="0.144153535688" calcext:value-type="float">
            <text:p>0,1441535357</text:p>
          </table:table-cell>
          <table:table-cell office:value-type="float" office:value="0.6531" calcext:value-type="float">
            <text:p>0,6531</text:p>
          </table:table-cell>
          <table:table-cell office:value-type="float" office:value="2.05010075073" calcext:value-type="float">
            <text:p>2,050100750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054" calcext:value-type="float">
            <text:p>14,50596330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office:value-type="float" office:value="0.763779999962" calcext:value-type="float">
            <text:p>0,76378</text:p>
          </table:table-cell>
          <table:table-cell office:value-type="float" office:value="0.667450064621" calcext:value-type="float">
            <text:p>0,6674500646</text:p>
          </table:table-cell>
          <table:table-cell office:value-type="float" office:value="0.6101" calcext:value-type="float">
            <text:p>0,6101</text:p>
          </table:table-cell>
          <table:table-cell office:value-type="float" office:value="1.25841129341" calcext:value-type="float">
            <text:p>1,258411293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608566715225577" calcext:value-type="float">
            <text:p>0,0060856672</text:p>
          </table:table-cell>
          <table:table-cell office:value-type="float" office:value="0.6713" calcext:value-type="float">
            <text:p>0,6713</text:p>
          </table:table-cell>
          <table:table-cell office:value-type="float" office:value="2.169907837677" calcext:value-type="float">
            <text:p>2,1699078377</text:p>
          </table:table-cell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0.804259999981" calcext:value-type="float">
            <text:p>0,80426</text:p>
          </table:table-cell>
          <table:table-cell office:value-type="float" office:value="0.538265314264" calcext:value-type="float">
            <text:p>0,5382653143</text:p>
          </table:table-cell>
          <table:table-cell office:value-type="float" office:value="0.7398" calcext:value-type="float">
            <text:p>0,7398</text:p>
          </table:table-cell>
          <table:table-cell office:value-type="float" office:value="0.792202032852" calcext:value-type="float">
            <text:p>0,7922020329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13341231585" calcext:value-type="float">
            <text:p>0,0021334123</text:p>
          </table:table-cell>
          <table:table-cell office:value-type="float" office:value="0.6654" calcext:value-type="float">
            <text:p>0,6654</text:p>
          </table:table-cell>
          <table:table-cell office:value-type="float" office:value="2.52230634613" calcext:value-type="float">
            <text:p>2,522306346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290105723001" calcext:value-type="float">
            <text:p>0,0029010572</text:p>
          </table:table-cell>
          <table:table-cell office:value-type="float" office:value="0.6658" calcext:value-type="float">
            <text:p>0,6658</text:p>
          </table:table-cell>
          <table:table-cell office:value-type="float" office:value="2.47336987839" calcext:value-type="float">
            <text:p>2,4733698784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535249868996" calcext:value-type="float">
            <text:p>0,0053524987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33760425377" calcext:value-type="float">
            <text:p>2,337604253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97900000019" calcext:value-type="float">
            <text:p>0,9979</text:p>
          </table:table-cell>
          <table:table-cell office:value-type="float" office:value="0.0290056409037" calcext:value-type="float">
            <text:p>0,0290056409</text:p>
          </table:table-cell>
          <table:table-cell office:value-type="float" office:value="0.6567" calcext:value-type="float">
            <text:p>0,6567</text:p>
          </table:table-cell>
          <table:table-cell office:value-type="float" office:value="2.07738661804" calcext:value-type="float">
            <text:p>2,07738661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224" calcext:value-type="float">
            <text:p>14,505963322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4" calcext:value-type="float">
            <text:p>114</text:p>
          </table:table-cell>
          <table:table-cell office:value-type="float" office:value="0.767119999981" calcext:value-type="float">
            <text:p>0,76712</text:p>
          </table:table-cell>
          <table:table-cell office:value-type="float" office:value="0.658636207924" calcext:value-type="float">
            <text:p>0,6586362079</text:p>
          </table:table-cell>
          <table:table-cell office:value-type="float" office:value="0.6087" calcext:value-type="float">
            <text:p>0,6087</text:p>
          </table:table-cell>
          <table:table-cell office:value-type="float" office:value="1.26178797932" calcext:value-type="float">
            <text:p>1,261787979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586461585700512" calcext:value-type="float">
            <text:p>0,0058646159</text:p>
          </table:table-cell>
          <table:table-cell office:value-type="float" office:value="0.6704" calcext:value-type="float">
            <text:p>0,6704</text:p>
          </table:table-cell>
          <table:table-cell office:value-type="float" office:value="2.17768885421753" calcext:value-type="float">
            <text:p>2,1776888542</text:p>
          </table:table-cell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0.807060000019" calcext:value-type="float">
            <text:p>0,80706</text:p>
          </table:table-cell>
          <table:table-cell office:value-type="float" office:value="0.535313181381" calcext:value-type="float">
            <text:p>0,5353131814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796748592377" calcext:value-type="float">
            <text:p>0,7967485924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220749825448" calcext:value-type="float">
            <text:p>0,0022074983</text:p>
          </table:table-cell>
          <table:table-cell office:value-type="float" office:value="0.6661" calcext:value-type="float">
            <text:p>0,6661</text:p>
          </table:table-cell>
          <table:table-cell office:value-type="float" office:value="2.52936822586" calcext:value-type="float">
            <text:p>2,529368225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8387053334" calcext:value-type="float">
            <text:p>0,0028387053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48002287674" calcext:value-type="float">
            <text:p>2,480022876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518147315979" calcext:value-type="float">
            <text:p>0,0051814732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35610342464" calcext:value-type="float">
            <text:p>2,35610342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99854" calcext:value-type="float">
            <text:p>0,99854</text:p>
          </table:table-cell>
          <table:table-cell office:value-type="float" office:value="0.0242783231372" calcext:value-type="float">
            <text:p>0,0242783231</text:p>
          </table:table-cell>
          <table:table-cell office:value-type="float" office:value="0.653" calcext:value-type="float">
            <text:p>0,653</text:p>
          </table:table-cell>
          <table:table-cell office:value-type="float" office:value="2.11107692566" calcext:value-type="float">
            <text:p>2,111076925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100020000001" calcext:value-type="float">
            <text:p>0,10002</text:p>
          </table:table-cell>
          <table:table-cell office:value-type="float" office:value="14.5059632962" calcext:value-type="float">
            <text:p>14,505963296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5" calcext:value-type="float">
            <text:p>115</text:p>
          </table:table-cell>
          <table:table-cell office:value-type="float" office:value="0.771780000019" calcext:value-type="float">
            <text:p>0,77178</text:p>
          </table:table-cell>
          <table:table-cell office:value-type="float" office:value="0.653154165363" calcext:value-type="float">
            <text:p>0,6531541654</text:p>
          </table:table-cell>
          <table:table-cell office:value-type="float" office:value="0.6067" calcext:value-type="float">
            <text:p>0,6067</text:p>
          </table:table-cell>
          <table:table-cell office:value-type="float" office:value="1.25351553326" calcext:value-type="float">
            <text:p>1,253515533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572421870321035" calcext:value-type="float">
            <text:p>0,0057242187</text:p>
          </table:table-cell>
          <table:table-cell office:value-type="float" office:value="0.6706" calcext:value-type="float">
            <text:p>0,6706</text:p>
          </table:table-cell>
          <table:table-cell office:value-type="float" office:value="2.18421903533936" calcext:value-type="float">
            <text:p>2,1842190353</text:p>
          </table:table-cell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0.805320000038" calcext:value-type="float">
            <text:p>0,80532</text:p>
          </table:table-cell>
          <table:table-cell office:value-type="float" office:value="0.532822254429" calcext:value-type="float">
            <text:p>0,5328222544</text:p>
          </table:table-cell>
          <table:table-cell office:value-type="float" office:value="0.7362" calcext:value-type="float">
            <text:p>0,7362</text:p>
          </table:table-cell>
          <table:table-cell office:value-type="float" office:value="0.797024370384" calcext:value-type="float">
            <text:p>0,797024370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02971046899" calcext:value-type="float">
            <text:p>0,0020297105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53373482208" calcext:value-type="float">
            <text:p>2,533734822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.00266405844375" calcext:value-type="float">
            <text:p>0,0026640584</text:p>
          </table:table-cell>
          <table:table-cell office:value-type="float" office:value="0.6659" calcext:value-type="float">
            <text:p>0,6659</text:p>
          </table:table-cell>
          <table:table-cell office:value-type="float" office:value="2.48614300041" calcext:value-type="float">
            <text:p>2,486143000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89282399476" calcext:value-type="float">
            <text:p>0,004892824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36361239281" calcext:value-type="float">
            <text:p>2,3636123928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99874" calcext:value-type="float">
            <text:p>0,99874</text:p>
          </table:table-cell>
          <table:table-cell office:value-type="float" office:value="0.021975575422" calcext:value-type="float">
            <text:p>0,0219755754</text:p>
          </table:table-cell>
          <table:table-cell office:value-type="float" office:value="0.6522" calcext:value-type="float">
            <text:p>0,6522</text:p>
          </table:table-cell>
          <table:table-cell office:value-type="float" office:value="2.14378401947" calcext:value-type="float">
            <text:p>2,1437840195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569" calcext:value-type="float">
            <text:p>14,5059633569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6" calcext:value-type="float">
            <text:p>116</text:p>
          </table:table-cell>
          <table:table-cell office:value-type="float" office:value="0.770459999962" calcext:value-type="float">
            <text:p>0,77046</text:p>
          </table:table-cell>
          <table:table-cell office:value-type="float" office:value="0.650051039944" calcext:value-type="float">
            <text:p>0,6500510399</text:p>
          </table:table-cell>
          <table:table-cell office:value-type="float" office:value="0.6072" calcext:value-type="float">
            <text:p>0,6072</text:p>
          </table:table-cell>
          <table:table-cell office:value-type="float" office:value="1.25815912666" calcext:value-type="float">
            <text:p>1,2581591267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550907040446997" calcext:value-type="float">
            <text:p>0,0055090704</text:p>
          </table:table-cell>
          <table:table-cell office:value-type="float" office:value="0.6717" calcext:value-type="float">
            <text:p>0,6717</text:p>
          </table:table-cell>
          <table:table-cell office:value-type="float" office:value="2.19198091125488" calcext:value-type="float">
            <text:p>2,1919809113</text:p>
          </table:table-cell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0.80628" calcext:value-type="float">
            <text:p>0,80628</text:p>
          </table:table-cell>
          <table:table-cell office:value-type="float" office:value="0.529538379192" calcext:value-type="float">
            <text:p>0,5295383792</text:p>
          </table:table-cell>
          <table:table-cell office:value-type="float" office:value="0.736" calcext:value-type="float">
            <text:p>0,736</text:p>
          </table:table-cell>
          <table:table-cell office:value-type="float" office:value="0.791740704346" calcext:value-type="float">
            <text:p>0,791740704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205186378278" calcext:value-type="float">
            <text:p>0,0020518638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5376211483" calcext:value-type="float">
            <text:p>2,537621148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62366564922" calcext:value-type="float">
            <text:p>0,0026236656</text:p>
          </table:table-cell>
          <table:table-cell office:value-type="float" office:value="0.6658" calcext:value-type="float">
            <text:p>0,6658</text:p>
          </table:table-cell>
          <table:table-cell office:value-type="float" office:value="2.49065767937" calcext:value-type="float">
            <text:p>2,490657679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497568188161" calcext:value-type="float">
            <text:p>0,0049756819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37728730965" calcext:value-type="float">
            <text:p>2,377287309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998700000019" calcext:value-type="float">
            <text:p>0,9987</text:p>
          </table:table-cell>
          <table:table-cell office:value-type="float" office:value="0.0202533863819" calcext:value-type="float">
            <text:p>0,0202533864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17237389832" calcext:value-type="float">
            <text:p>2,172373898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029" calcext:value-type="float">
            <text:p>14,5059633029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office:value-type="float" office:value="0.7731" calcext:value-type="float">
            <text:p>0,7731</text:p>
          </table:table-cell>
          <table:table-cell office:value-type="float" office:value="0.64488100029" calcext:value-type="float">
            <text:p>0,6448810003</text:p>
          </table:table-cell>
          <table:table-cell office:value-type="float" office:value="0.6031" calcext:value-type="float">
            <text:p>0,6031</text:p>
          </table:table-cell>
          <table:table-cell office:value-type="float" office:value="1.30262872295" calcext:value-type="float">
            <text:p>1,30262872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540707036286593" calcext:value-type="float">
            <text:p>0,0054070704</text:p>
          </table:table-cell>
          <table:table-cell office:value-type="float" office:value="0.6721" calcext:value-type="float">
            <text:p>0,6721</text:p>
          </table:table-cell>
          <table:table-cell office:value-type="float" office:value="2.19545542831421" calcext:value-type="float">
            <text:p>2,1954554283</text:p>
          </table:table-cell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0.808779999981" calcext:value-type="float">
            <text:p>0,80878</text:p>
          </table:table-cell>
          <table:table-cell office:value-type="float" office:value="0.52676434226" calcext:value-type="float">
            <text:p>0,5267643423</text:p>
          </table:table-cell>
          <table:table-cell office:value-type="float" office:value="0.7358" calcext:value-type="float">
            <text:p>0,7358</text:p>
          </table:table-cell>
          <table:table-cell office:value-type="float" office:value="0.80406427021" calcext:value-type="float">
            <text:p>0,804064270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91900158461" calcext:value-type="float">
            <text:p>0,0019190016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54514926529" calcext:value-type="float">
            <text:p>2,545149265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.00255666271299" calcext:value-type="float">
            <text:p>0,0025566627</text:p>
          </table:table-cell>
          <table:table-cell office:value-type="float" office:value="0.6664" calcext:value-type="float">
            <text:p>0,6664</text:p>
          </table:table-cell>
          <table:table-cell office:value-type="float" office:value="2.49641597633" calcext:value-type="float">
            <text:p>2,496415976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472198806927" calcext:value-type="float">
            <text:p>0,0047219881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3813890028" calcext:value-type="float">
            <text:p>2,381389002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018876451686" calcext:value-type="float">
            <text:p>0,0188764517</text:p>
          </table:table-cell>
          <table:table-cell office:value-type="float" office:value="0.6529" calcext:value-type="float">
            <text:p>0,6529</text:p>
          </table:table-cell>
          <table:table-cell office:value-type="float" office:value="2.1693976944" calcext:value-type="float">
            <text:p>2,169397694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932" calcext:value-type="float">
            <text:p>14,505963293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8" calcext:value-type="float">
            <text:p>118</text:p>
          </table:table-cell>
          <table:table-cell office:value-type="float" office:value="0.77456" calcext:value-type="float">
            <text:p>0,77456</text:p>
          </table:table-cell>
          <table:table-cell office:value-type="float" office:value="0.641336409206" calcext:value-type="float">
            <text:p>0,6413364092</text:p>
          </table:table-cell>
          <table:table-cell office:value-type="float" office:value="0.6126" calcext:value-type="float">
            <text:p>0,6126</text:p>
          </table:table-cell>
          <table:table-cell office:value-type="float" office:value="1.25847878399" calcext:value-type="float">
            <text:p>1,25847878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520163915798068" calcext:value-type="float">
            <text:p>0,0052016392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20371404876709" calcext:value-type="float">
            <text:p>2,2037140488</text:p>
          </table:table-cell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0.810079999981" calcext:value-type="float">
            <text:p>0,81008</text:p>
          </table:table-cell>
          <table:table-cell office:value-type="float" office:value="0.520506722622" calcext:value-type="float">
            <text:p>0,5205067226</text:p>
          </table:table-cell>
          <table:table-cell office:value-type="float" office:value="0.7397" calcext:value-type="float">
            <text:p>0,7397</text:p>
          </table:table-cell>
          <table:table-cell office:value-type="float" office:value="0.79607723732" calcext:value-type="float">
            <text:p>0,7960772373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90796189606" calcext:value-type="float">
            <text:p>0,0019079619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55253842506" calcext:value-type="float">
            <text:p>2,552538425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0.00252644822851" calcext:value-type="float">
            <text:p>0,0025264482</text:p>
          </table:table-cell>
          <table:table-cell office:value-type="float" office:value="0.6649" calcext:value-type="float">
            <text:p>0,6649</text:p>
          </table:table-cell>
          <table:table-cell office:value-type="float" office:value="2.50472105141" calcext:value-type="float">
            <text:p>2,5047210514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428569060802" calcext:value-type="float">
            <text:p>0,0042856906</text:p>
          </table:table-cell>
          <table:table-cell office:value-type="float" office:value="0.6692" calcext:value-type="float">
            <text:p>0,6692</text:p>
          </table:table-cell>
          <table:table-cell office:value-type="float" office:value="2.39029984398" calcext:value-type="float">
            <text:p>2,390299844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0174475996533" calcext:value-type="float">
            <text:p>0,0174475997</text:p>
          </table:table-cell>
          <table:table-cell office:value-type="float" office:value="0.6546" calcext:value-type="float">
            <text:p>0,6546</text:p>
          </table:table-cell>
          <table:table-cell office:value-type="float" office:value="2.18234227562" calcext:value-type="float">
            <text:p>2,1823422756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16" calcext:value-type="float">
            <text:p>14,50596331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19" calcext:value-type="float">
            <text:p>119</text:p>
          </table:table-cell>
          <table:table-cell office:value-type="float" office:value="0.776159999981" calcext:value-type="float">
            <text:p>0,77616</text:p>
          </table:table-cell>
          <table:table-cell office:value-type="float" office:value="0.633352382851" calcext:value-type="float">
            <text:p>0,6333523829</text:p>
          </table:table-cell>
          <table:table-cell office:value-type="float" office:value="0.5991" calcext:value-type="float">
            <text:p>0,5991</text:p>
          </table:table-cell>
          <table:table-cell office:value-type="float" office:value="1.27952595501" calcext:value-type="float">
            <text:p>1,27952595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511721934884787" calcext:value-type="float">
            <text:p>0,0051172193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21498278656006" calcext:value-type="float">
            <text:p>2,2149827866</text:p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.807879999981" calcext:value-type="float">
            <text:p>0,80788</text:p>
          </table:table-cell>
          <table:table-cell office:value-type="float" office:value="0.525195752602" calcext:value-type="float">
            <text:p>0,5251957526</text:p>
          </table:table-cell>
          <table:table-cell office:value-type="float" office:value="0.742" calcext:value-type="float">
            <text:p>0,742</text:p>
          </table:table-cell>
          <table:table-cell office:value-type="float" office:value="0.801416361427" calcext:value-type="float">
            <text:p>0,801416361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00184635237761" calcext:value-type="float">
            <text:p>0,0018463524</text:p>
          </table:table-cell>
          <table:table-cell office:value-type="float" office:value="0.665" calcext:value-type="float">
            <text:p>0,665</text:p>
          </table:table-cell>
          <table:table-cell office:value-type="float" office:value="2.55411855774" calcext:value-type="float">
            <text:p>2,554118557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00243159344926" calcext:value-type="float">
            <text:p>0,0024315934</text:p>
          </table:table-cell>
          <table:table-cell office:value-type="float" office:value="0.6654" calcext:value-type="float">
            <text:p>0,6654</text:p>
          </table:table-cell>
          <table:table-cell office:value-type="float" office:value="2.50897878075" calcext:value-type="float">
            <text:p>2,508978780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11469877139" calcext:value-type="float">
            <text:p>0,0041146988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3984415144" calcext:value-type="float">
            <text:p>2,398441514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999140000019" calcext:value-type="float">
            <text:p>0,99914</text:p>
          </table:table-cell>
          <table:table-cell office:value-type="float" office:value="0.0165237365079" calcext:value-type="float">
            <text:p>0,0165237365</text:p>
          </table:table-cell>
          <table:table-cell office:value-type="float" office:value="0.6465" calcext:value-type="float">
            <text:p>0,6465</text:p>
          </table:table-cell>
          <table:table-cell office:value-type="float" office:value="2.27214255943" calcext:value-type="float">
            <text:p>2,272142559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255" calcext:value-type="float">
            <text:p>14,505963325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office:value-type="float" office:value="0.781879999962" calcext:value-type="float">
            <text:p>0,78188</text:p>
          </table:table-cell>
          <table:table-cell office:value-type="float" office:value="0.627730638008" calcext:value-type="float">
            <text:p>0,627730638</text:p>
          </table:table-cell>
          <table:table-cell office:value-type="float" office:value="0.6086" calcext:value-type="float">
            <text:p>0,6086</text:p>
          </table:table-cell>
          <table:table-cell office:value-type="float" office:value="1.2768585371" calcext:value-type="float">
            <text:p>1,276858537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90954472377896" calcext:value-type="float">
            <text:p>0,0049095447</text:p>
          </table:table-cell>
          <table:table-cell office:value-type="float" office:value="0.6711" calcext:value-type="float">
            <text:p>0,6711</text:p>
          </table:table-cell>
          <table:table-cell office:value-type="float" office:value="2.21560411453247" calcext:value-type="float">
            <text:p>2,2156041145</text:p>
          </table:table-cell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0.812799999962" calcext:value-type="float">
            <text:p>0,8128</text:p>
          </table:table-cell>
          <table:table-cell office:value-type="float" office:value="0.518172256403" calcext:value-type="float">
            <text:p>0,5181722564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800258974648" calcext:value-type="float">
            <text:p>0,800258974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184832158562" calcext:value-type="float">
            <text:p>0,0018483216</text:p>
          </table:table-cell>
          <table:table-cell office:value-type="float" office:value="0.6649" calcext:value-type="float">
            <text:p>0,6649</text:p>
          </table:table-cell>
          <table:table-cell office:value-type="float" office:value="2.56031275444" calcext:value-type="float">
            <text:p>2,5603127544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0.00240921970341" calcext:value-type="float">
            <text:p>0,0024092197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51339953461" calcext:value-type="float">
            <text:p>2,513399534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402284245372" calcext:value-type="float">
            <text:p>0,0040228425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40797608643" calcext:value-type="float">
            <text:p>2,4079760864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99926" calcext:value-type="float">
            <text:p>0,99926</text:p>
          </table:table-cell>
          <table:table-cell office:value-type="float" office:value="0.0154899258918" calcext:value-type="float">
            <text:p>0,0154899259</text:p>
          </table:table-cell>
          <table:table-cell office:value-type="float" office:value="0.6546" calcext:value-type="float">
            <text:p>0,6546</text:p>
          </table:table-cell>
          <table:table-cell office:value-type="float" office:value="2.22501516953" calcext:value-type="float">
            <text:p>2,225015169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87" calcext:value-type="float">
            <text:p>14,505963308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1" calcext:value-type="float">
            <text:p>121</text:p>
          </table:table-cell>
          <table:table-cell office:value-type="float" office:value="0.780519999981" calcext:value-type="float">
            <text:p>0,78052</text:p>
          </table:table-cell>
          <table:table-cell office:value-type="float" office:value="0.62391004221" calcext:value-type="float">
            <text:p>0,6239100422</text:p>
          </table:table-cell>
          <table:table-cell office:value-type="float" office:value="0.6108" calcext:value-type="float">
            <text:p>0,6108</text:p>
          </table:table-cell>
          <table:table-cell office:value-type="float" office:value="1.27111806698" calcext:value-type="float">
            <text:p>1,27111806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77122099563479" calcext:value-type="float">
            <text:p>0,004771221</text:p>
          </table:table-cell>
          <table:table-cell office:value-type="float" office:value="0.6702" calcext:value-type="float">
            <text:p>0,6702</text:p>
          </table:table-cell>
          <table:table-cell office:value-type="float" office:value="2.22290985412598" calcext:value-type="float">
            <text:p>2,2229098541</text:p>
          </table:table-cell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0.813000000019" calcext:value-type="float">
            <text:p>0,813</text:p>
          </table:table-cell>
          <table:table-cell office:value-type="float" office:value="0.513636949921" calcext:value-type="float">
            <text:p>0,5136369499</text:p>
          </table:table-cell>
          <table:table-cell office:value-type="float" office:value="0.7387" calcext:value-type="float">
            <text:p>0,7387</text:p>
          </table:table-cell>
          <table:table-cell office:value-type="float" office:value="0.801684008598" calcext:value-type="float">
            <text:p>0,801684008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.00173774085" calcext:value-type="float">
            <text:p>0,0017377409</text:p>
          </table:table-cell>
          <table:table-cell office:value-type="float" office:value="0.6657" calcext:value-type="float">
            <text:p>0,6657</text:p>
          </table:table-cell>
          <table:table-cell office:value-type="float" office:value="2.56430582962" calcext:value-type="float">
            <text:p>2,564305829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.00229483940735" calcext:value-type="float">
            <text:p>0,0022948394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51877266083" calcext:value-type="float">
            <text:p>2,518772660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.00379169008404" calcext:value-type="float">
            <text:p>0,0037916901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41440858994" calcext:value-type="float">
            <text:p>2,414408589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99936" calcext:value-type="float">
            <text:p>0,99936</text:p>
          </table:table-cell>
          <table:table-cell office:value-type="float" office:value="0.0147160956398" calcext:value-type="float">
            <text:p>0,0147160956</text:p>
          </table:table-cell>
          <table:table-cell office:value-type="float" office:value="0.6538" calcext:value-type="float">
            <text:p>0,6538</text:p>
          </table:table-cell>
          <table:table-cell office:value-type="float" office:value="2.23710018196" calcext:value-type="float">
            <text:p>2,23710018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081" calcext:value-type="float">
            <text:p>14,505963308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2" calcext:value-type="float">
            <text:p>122</text:p>
          </table:table-cell>
          <table:table-cell office:value-type="float" office:value="0.781560000038" calcext:value-type="float">
            <text:p>0,78156</text:p>
          </table:table-cell>
          <table:table-cell office:value-type="float" office:value="0.615860317802" calcext:value-type="float">
            <text:p>0,6158603178</text:p>
          </table:table-cell>
          <table:table-cell office:value-type="float" office:value="0.6048" calcext:value-type="float">
            <text:p>0,6048</text:p>
          </table:table-cell>
          <table:table-cell office:value-type="float" office:value="1.29222212906" calcext:value-type="float">
            <text:p>1,292222129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6267217540741" calcext:value-type="float">
            <text:p>0,0046267218</text:p>
          </table:table-cell>
          <table:table-cell office:value-type="float" office:value="0.6703" calcext:value-type="float">
            <text:p>0,6703</text:p>
          </table:table-cell>
          <table:table-cell office:value-type="float" office:value="2.22956041793823" calcext:value-type="float">
            <text:p>2,2295604179</text:p>
          </table:table-cell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0.812800000038" calcext:value-type="float">
            <text:p>0,8128</text:p>
          </table:table-cell>
          <table:table-cell office:value-type="float" office:value="0.510774460516" calcext:value-type="float">
            <text:p>0,5107744605</text:p>
          </table:table-cell>
          <table:table-cell office:value-type="float" office:value="0.7373" calcext:value-type="float">
            <text:p>0,7373</text:p>
          </table:table-cell>
          <table:table-cell office:value-type="float" office:value="0.792011555862" calcext:value-type="float">
            <text:p>0,792011555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76640284173" calcext:value-type="float">
            <text:p>0,0017664028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57262780685" calcext:value-type="float">
            <text:p>2,572627806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39240000019" calcext:value-type="float">
            <text:p>0,93924</text:p>
          </table:table-cell>
          <table:table-cell office:value-type="float" office:value="0.335661734987" calcext:value-type="float">
            <text:p>0,335661735</text:p>
          </table:table-cell>
          <table:table-cell office:value-type="float" office:value="0.5933" calcext:value-type="float">
            <text:p>0,5933</text:p>
          </table:table-cell>
          <table:table-cell office:value-type="float" office:value="2.87358819504" calcext:value-type="float">
            <text:p>2,87358819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74078210101" calcext:value-type="float">
            <text:p>0,0037407821</text:p>
          </table:table-cell>
          <table:table-cell office:value-type="float" office:value="0.6689" calcext:value-type="float">
            <text:p>0,6689</text:p>
          </table:table-cell>
          <table:table-cell office:value-type="float" office:value="2.42675262871" calcext:value-type="float">
            <text:p>2,426752628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9942" calcext:value-type="float">
            <text:p>0,99942</text:p>
          </table:table-cell>
          <table:table-cell office:value-type="float" office:value="0.0137722291204" calcext:value-type="float">
            <text:p>0,0137722291</text:p>
          </table:table-cell>
          <table:table-cell office:value-type="float" office:value="0.654" calcext:value-type="float">
            <text:p>0,654</text:p>
          </table:table-cell>
          <table:table-cell office:value-type="float" office:value="2.24608562431" calcext:value-type="float">
            <text:p>2,2460856243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76" calcext:value-type="float">
            <text:p>14,505963317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3" calcext:value-type="float">
            <text:p>123</text:p>
          </table:table-cell>
          <table:table-cell office:value-type="float" office:value="0.783579999962" calcext:value-type="float">
            <text:p>0,78358</text:p>
          </table:table-cell>
          <table:table-cell office:value-type="float" office:value="0.612197595234" calcext:value-type="float">
            <text:p>0,6121975952</text:p>
          </table:table-cell>
          <table:table-cell office:value-type="float" office:value="0.6054" calcext:value-type="float">
            <text:p>0,6054</text:p>
          </table:table-cell>
          <table:table-cell office:value-type="float" office:value="1.30529772701" calcext:value-type="float">
            <text:p>1,3052977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5604836884141" calcext:value-type="float">
            <text:p>0,0045604837</text:p>
          </table:table-cell>
          <table:table-cell office:value-type="float" office:value="0.6715" calcext:value-type="float">
            <text:p>0,6715</text:p>
          </table:table-cell>
          <table:table-cell office:value-type="float" office:value="2.24047620925903" calcext:value-type="float">
            <text:p>2,2404762093</text:p>
          </table:table-cell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0.81516" calcext:value-type="float">
            <text:p>0,81516</text:p>
          </table:table-cell>
          <table:table-cell office:value-type="float" office:value="0.505618997555" calcext:value-type="float">
            <text:p>0,5056189976</text:p>
          </table:table-cell>
          <table:table-cell office:value-type="float" office:value="0.7357" calcext:value-type="float">
            <text:p>0,7357</text:p>
          </table:table-cell>
          <table:table-cell office:value-type="float" office:value="0.805650126266" calcext:value-type="float">
            <text:p>0,8056501263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.00167279946432" calcext:value-type="float">
            <text:p>0,0016727995</text:p>
          </table:table-cell>
          <table:table-cell office:value-type="float" office:value="0.6655" calcext:value-type="float">
            <text:p>0,6655</text:p>
          </table:table-cell>
          <table:table-cell office:value-type="float" office:value="2.57323049164" calcext:value-type="float">
            <text:p>2,573230491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957559999962" calcext:value-type="float">
            <text:p>0,95756</text:p>
          </table:table-cell>
          <table:table-cell office:value-type="float" office:value="0.141994840193" calcext:value-type="float">
            <text:p>0,1419948402</text:p>
          </table:table-cell>
          <table:table-cell office:value-type="float" office:value="0.643" calcext:value-type="float">
            <text:p>0,643</text:p>
          </table:table-cell>
          <table:table-cell office:value-type="float" office:value="2.35450008583" calcext:value-type="float">
            <text:p>2,354500085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56772850715" calcext:value-type="float">
            <text:p>0,0035677285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43114322357" calcext:value-type="float">
            <text:p>2,431143223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99946" calcext:value-type="float">
            <text:p>0,99946</text:p>
          </table:table-cell>
          <table:table-cell office:value-type="float" office:value="0.0133016478053" calcext:value-type="float">
            <text:p>0,0133016478</text:p>
          </table:table-cell>
          <table:table-cell office:value-type="float" office:value="0.6522" calcext:value-type="float">
            <text:p>0,6522</text:p>
          </table:table-cell>
          <table:table-cell office:value-type="float" office:value="2.27040599442" calcext:value-type="float">
            <text:p>2,2704059944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2788" calcext:value-type="float">
            <text:p>14,505963278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office:value-type="float" office:value="0.785039999962" calcext:value-type="float">
            <text:p>0,78504</text:p>
          </table:table-cell>
          <table:table-cell office:value-type="float" office:value="0.606669523048" calcext:value-type="float">
            <text:p>0,606669523</text:p>
          </table:table-cell>
          <table:table-cell office:value-type="float" office:value="0.6031" calcext:value-type="float">
            <text:p>0,6031</text:p>
          </table:table-cell>
          <table:table-cell office:value-type="float" office:value="1.32245475807" calcext:value-type="float">
            <text:p>1,322454758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37397593170404" calcext:value-type="float">
            <text:p>0,0043739759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24489934616089" calcext:value-type="float">
            <text:p>2,2448993462</text:p>
          </table:table-cell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0.816060000019" calcext:value-type="float">
            <text:p>0,81606</text:p>
          </table:table-cell>
          <table:table-cell office:value-type="float" office:value="0.50599284832" calcext:value-type="float">
            <text:p>0,5059928483</text:p>
          </table:table-cell>
          <table:table-cell office:value-type="float" office:value="0.741" calcext:value-type="float">
            <text:p>0,741</text:p>
          </table:table-cell>
          <table:table-cell office:value-type="float" office:value="0.794446674538" calcext:value-type="float">
            <text:p>0,79444667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0.00167846667156" calcext:value-type="float">
            <text:p>0,0016784667</text:p>
          </table:table-cell>
          <table:table-cell office:value-type="float" office:value="0.6655" calcext:value-type="float">
            <text:p>0,6655</text:p>
          </table:table-cell>
          <table:table-cell office:value-type="float" office:value="2.57912166061" calcext:value-type="float">
            <text:p>2,579121660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99708" calcext:value-type="float">
            <text:p>0,99708</text:p>
          </table:table-cell>
          <table:table-cell office:value-type="float" office:value="0.021025721941" calcext:value-type="float">
            <text:p>0,0210257219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26379112167" calcext:value-type="float">
            <text:p>2,263791121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49879413851" calcext:value-type="float">
            <text:p>0,0034987941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43972254925" calcext:value-type="float">
            <text:p>2,439722549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99952" calcext:value-type="float">
            <text:p>0,99952</text:p>
          </table:table-cell>
          <table:table-cell office:value-type="float" office:value="0.0125653274241" calcext:value-type="float">
            <text:p>0,0125653274</text:p>
          </table:table-cell>
          <table:table-cell office:value-type="float" office:value="0.6524" calcext:value-type="float">
            <text:p>0,6524</text:p>
          </table:table-cell>
          <table:table-cell office:value-type="float" office:value="2.27942104797" calcext:value-type="float">
            <text:p>2,27942104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002" calcext:value-type="float">
            <text:p>14,505963300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5" calcext:value-type="float">
            <text:p>125</text:p>
          </table:table-cell>
          <table:table-cell office:value-type="float" office:value="0.78872" calcext:value-type="float">
            <text:p>0,78872</text:p>
          </table:table-cell>
          <table:table-cell office:value-type="float" office:value="0.602665247536" calcext:value-type="float">
            <text:p>0,6026652475</text:p>
          </table:table-cell>
          <table:table-cell office:value-type="float" office:value="0.6034" calcext:value-type="float">
            <text:p>0,6034</text:p>
          </table:table-cell>
          <table:table-cell office:value-type="float" office:value="1.34670172806" calcext:value-type="float">
            <text:p>1,346701728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432828225567937" calcext:value-type="float">
            <text:p>0,0043282823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24684160232544" calcext:value-type="float">
            <text:p>2,2468416023</text:p>
          </table:table-cell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0.817540000038" calcext:value-type="float">
            <text:p>0,81754</text:p>
          </table:table-cell>
          <table:table-cell office:value-type="float" office:value="0.500972135534" calcext:value-type="float">
            <text:p>0,5009721355</text:p>
          </table:table-cell>
          <table:table-cell office:value-type="float" office:value="0.7397" calcext:value-type="float">
            <text:p>0,7397</text:p>
          </table:table-cell>
          <table:table-cell office:value-type="float" office:value="0.800508423805" calcext:value-type="float">
            <text:p>0,800508423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192037254445" calcext:value-type="float">
            <text:p>0,0019203725</text:p>
          </table:table-cell>
          <table:table-cell office:value-type="float" office:value="0.665" calcext:value-type="float">
            <text:p>0,665</text:p>
          </table:table-cell>
          <table:table-cell office:value-type="float" office:value="2.58250270653" calcext:value-type="float">
            <text:p>2,582502706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79621838744" calcext:value-type="float">
            <text:p>0,0079621839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29580919838" calcext:value-type="float">
            <text:p>2,295809198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51897735953" calcext:value-type="float">
            <text:p>0,0035189774</text:p>
          </table:table-cell>
          <table:table-cell office:value-type="float" office:value="0.6697" calcext:value-type="float">
            <text:p>0,6697</text:p>
          </table:table-cell>
          <table:table-cell office:value-type="float" office:value="2.44634502239" calcext:value-type="float">
            <text:p>2,446345022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9936" calcext:value-type="float">
            <text:p>0,99936</text:p>
          </table:table-cell>
          <table:table-cell office:value-type="float" office:value="0.0120442568964" calcext:value-type="float">
            <text:p>0,0120442569</text:p>
          </table:table-cell>
          <table:table-cell office:value-type="float" office:value="0.6532" calcext:value-type="float">
            <text:p>0,6532</text:p>
          </table:table-cell>
          <table:table-cell office:value-type="float" office:value="2.29617375183" calcext:value-type="float">
            <text:p>2,296173751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057" calcext:value-type="float">
            <text:p>14,505963305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6" calcext:value-type="float">
            <text:p>126</text:p>
          </table:table-cell>
          <table:table-cell office:value-type="float" office:value="0.791800000038" calcext:value-type="float">
            <text:p>0,7918</text:p>
          </table:table-cell>
          <table:table-cell office:value-type="float" office:value="0.593930151196" calcext:value-type="float">
            <text:p>0,5939301512</text:p>
          </table:table-cell>
          <table:table-cell office:value-type="float" office:value="0.6022" calcext:value-type="float">
            <text:p>0,6022</text:p>
          </table:table-cell>
          <table:table-cell office:value-type="float" office:value="1.34246360588" calcext:value-type="float">
            <text:p>1,342463605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21365261137486" calcext:value-type="float">
            <text:p>0,0042136526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25116964569092" calcext:value-type="float">
            <text:p>2,2511696457</text:p>
          </table:table-cell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0.81634" calcext:value-type="float">
            <text:p>0,81634</text:p>
          </table:table-cell>
          <table:table-cell office:value-type="float" office:value="0.500347903557" calcext:value-type="float">
            <text:p>0,5003479036</text:p>
          </table:table-cell>
          <table:table-cell office:value-type="float" office:value="0.7377" calcext:value-type="float">
            <text:p>0,7377</text:p>
          </table:table-cell>
          <table:table-cell office:value-type="float" office:value="0.812357544708" calcext:value-type="float">
            <text:p>0,812357544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0.00156991008148" calcext:value-type="float">
            <text:p>0,0015699101</text:p>
          </table:table-cell>
          <table:table-cell office:value-type="float" office:value="0.6634" calcext:value-type="float">
            <text:p>0,6634</text:p>
          </table:table-cell>
          <table:table-cell office:value-type="float" office:value="2.58958026123" calcext:value-type="float">
            <text:p>2,5895802612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570885938466" calcext:value-type="float">
            <text:p>0,0057088594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35243071785" calcext:value-type="float">
            <text:p>2,3524307179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38382756114" calcext:value-type="float">
            <text:p>0,0033838276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45037374344" calcext:value-type="float">
            <text:p>2,4503737434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99946" calcext:value-type="float">
            <text:p>0,99946</text:p>
          </table:table-cell>
          <table:table-cell office:value-type="float" office:value="0.0117325698903" calcext:value-type="float">
            <text:p>0,0117325699</text:p>
          </table:table-cell>
          <table:table-cell office:value-type="float" office:value="0.651" calcext:value-type="float">
            <text:p>0,651</text:p>
          </table:table-cell>
          <table:table-cell office:value-type="float" office:value="2.30391807938" calcext:value-type="float">
            <text:p>2,3039180794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328" calcext:value-type="float">
            <text:p>14,505963332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7" calcext:value-type="float">
            <text:p>127</text:p>
          </table:table-cell>
          <table:table-cell office:value-type="float" office:value="0.792359999981" calcext:value-type="float">
            <text:p>0,79236</text:p>
          </table:table-cell>
          <table:table-cell office:value-type="float" office:value="0.590069438057" calcext:value-type="float">
            <text:p>0,5900694381</text:p>
          </table:table-cell>
          <table:table-cell office:value-type="float" office:value="0.61" calcext:value-type="float">
            <text:p>0,61</text:p>
          </table:table-cell>
          <table:table-cell office:value-type="float" office:value="1.33261238632" calcext:value-type="float">
            <text:p>1,332612386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08997883841395" calcext:value-type="float">
            <text:p>0,0040899788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25892032089233" calcext:value-type="float">
            <text:p>2,2589203209</text:p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820440000038" calcext:value-type="float">
            <text:p>0,82044</text:p>
          </table:table-cell>
          <table:table-cell office:value-type="float" office:value="0.491448741598" calcext:value-type="float">
            <text:p>0,4914487416</text:p>
          </table:table-cell>
          <table:table-cell office:value-type="float" office:value="0.7375" calcext:value-type="float">
            <text:p>0,7375</text:p>
          </table:table-cell>
          <table:table-cell office:value-type="float" office:value="0.804182666206" calcext:value-type="float">
            <text:p>0,804182666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59409340475" calcext:value-type="float">
            <text:p>0,0015940934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59216695824" calcext:value-type="float">
            <text:p>2,592166958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488279600337" calcext:value-type="float">
            <text:p>0,004882796</text:p>
          </table:table-cell>
          <table:table-cell office:value-type="float" office:value="0.6686" calcext:value-type="float">
            <text:p>0,6686</text:p>
          </table:table-cell>
          <table:table-cell office:value-type="float" office:value="2.3491309845" calcext:value-type="float">
            <text:p>2,349130984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319514215432" calcext:value-type="float">
            <text:p>0,0031951422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45749241867" calcext:value-type="float">
            <text:p>2,457492418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99220000019" calcext:value-type="float">
            <text:p>0,99922</text:p>
          </table:table-cell>
          <table:table-cell office:value-type="float" office:value="0.0120935632914" calcext:value-type="float">
            <text:p>0,0120935633</text:p>
          </table:table-cell>
          <table:table-cell office:value-type="float" office:value="0.6531" calcext:value-type="float">
            <text:p>0,6531</text:p>
          </table:table-cell>
          <table:table-cell office:value-type="float" office:value="2.32101314545" calcext:value-type="float">
            <text:p>2,321013145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057" calcext:value-type="float">
            <text:p>14,505963305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8" calcext:value-type="float">
            <text:p>128</text:p>
          </table:table-cell>
          <table:table-cell office:value-type="float" office:value="0.793419999981" calcext:value-type="float">
            <text:p>0,79342</text:p>
          </table:table-cell>
          <table:table-cell office:value-type="float" office:value="0.585822848597" calcext:value-type="float">
            <text:p>0,5858228486</text:p>
          </table:table-cell>
          <table:table-cell office:value-type="float" office:value="0.6099" calcext:value-type="float">
            <text:p>0,6099</text:p>
          </table:table-cell>
          <table:table-cell office:value-type="float" office:value="1.31054276237" calcext:value-type="float">
            <text:p>1,310542762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399761539615691" calcext:value-type="float">
            <text:p>0,0039976154</text:p>
          </table:table-cell>
          <table:table-cell office:value-type="float" office:value="0.671" calcext:value-type="float">
            <text:p>0,671</text:p>
          </table:table-cell>
          <table:table-cell office:value-type="float" office:value="2.26876067810059" calcext:value-type="float">
            <text:p>2,2687606781</text:p>
          </table:table-cell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0.8195" calcext:value-type="float">
            <text:p>0,8195</text:p>
          </table:table-cell>
          <table:table-cell office:value-type="float" office:value="0.495143167334" calcext:value-type="float">
            <text:p>0,4951431673</text:p>
          </table:table-cell>
          <table:table-cell office:value-type="float" office:value="0.7392" calcext:value-type="float">
            <text:p>0,7392</text:p>
          </table:table-cell>
          <table:table-cell office:value-type="float" office:value="0.812809492493" calcext:value-type="float">
            <text:p>0,812809492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54714836832" calcext:value-type="float">
            <text:p>0,0015471484</text:p>
          </table:table-cell>
          <table:table-cell office:value-type="float" office:value="0.665" calcext:value-type="float">
            <text:p>0,665</text:p>
          </table:table-cell>
          <table:table-cell office:value-type="float" office:value="2.5946590374" calcext:value-type="float">
            <text:p>2,594659037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29365699917" calcext:value-type="float">
            <text:p>0,004293657</text:p>
          </table:table-cell>
          <table:table-cell office:value-type="float" office:value="0.6686" calcext:value-type="float">
            <text:p>0,6686</text:p>
          </table:table-cell>
          <table:table-cell office:value-type="float" office:value="2.36613663139" calcext:value-type="float">
            <text:p>2,366136631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0.00310496340454" calcext:value-type="float">
            <text:p>0,0031049634</text:p>
          </table:table-cell>
          <table:table-cell office:value-type="float" office:value="0.6693" calcext:value-type="float">
            <text:p>0,6693</text:p>
          </table:table-cell>
          <table:table-cell office:value-type="float" office:value="2.46939983749" calcext:value-type="float">
            <text:p>2,469399837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99964" calcext:value-type="float">
            <text:p>0,99964</text:p>
          </table:table-cell>
          <table:table-cell office:value-type="float" office:value="0.0105447796181" calcext:value-type="float">
            <text:p>0,0105447796</text:p>
          </table:table-cell>
          <table:table-cell office:value-type="float" office:value="0.6534" calcext:value-type="float">
            <text:p>0,6534</text:p>
          </table:table-cell>
          <table:table-cell office:value-type="float" office:value="2.32562793655" calcext:value-type="float">
            <text:p>2,325627936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100020000001" calcext:value-type="float">
            <text:p>0,10002</text:p>
          </table:table-cell>
          <table:table-cell office:value-type="float" office:value="14.5059633231" calcext:value-type="float">
            <text:p>14,505963323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29" calcext:value-type="float">
            <text:p>129</text:p>
          </table:table-cell>
          <table:table-cell office:value-type="float" office:value="0.794540000038" calcext:value-type="float">
            <text:p>0,79454</text:p>
          </table:table-cell>
          <table:table-cell office:value-type="float" office:value="0.581222750111" calcext:value-type="float">
            <text:p>0,5812227501</text:p>
          </table:table-cell>
          <table:table-cell office:value-type="float" office:value="0.6099" calcext:value-type="float">
            <text:p>0,6099</text:p>
          </table:table-cell>
          <table:table-cell office:value-type="float" office:value="1.32303356361" calcext:value-type="float">
            <text:p>1,323033563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391176905542612" calcext:value-type="float">
            <text:p>0,0039117691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27104477233887" calcext:value-type="float">
            <text:p>2,2710447723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0.822639999962" calcext:value-type="float">
            <text:p>0,82264</text:p>
          </table:table-cell>
          <table:table-cell office:value-type="float" office:value="0.488318281794" calcext:value-type="float">
            <text:p>0,4883182818</text:p>
          </table:table-cell>
          <table:table-cell office:value-type="float" office:value="0.7397" calcext:value-type="float">
            <text:p>0,7397</text:p>
          </table:table-cell>
          <table:table-cell office:value-type="float" office:value="0.813774483109" calcext:value-type="float">
            <text:p>0,813774483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175383136686" calcext:value-type="float">
            <text:p>0,0017538314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59860172806" calcext:value-type="float">
            <text:p>2,598601728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413326624393" calcext:value-type="float">
            <text:p>0,0041332662</text:p>
          </table:table-cell>
          <table:table-cell office:value-type="float" office:value="0.6685" calcext:value-type="float">
            <text:p>0,6685</text:p>
          </table:table-cell>
          <table:table-cell office:value-type="float" office:value="2.38566631584" calcext:value-type="float">
            <text:p>2,385666315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05910947144" calcext:value-type="float">
            <text:p>0,0030591095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46986128826" calcext:value-type="float">
            <text:p>2,469861288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954" calcext:value-type="float">
            <text:p>0,99954</text:p>
          </table:table-cell>
          <table:table-cell office:value-type="float" office:value="0.0102871192726" calcext:value-type="float">
            <text:p>0,0102871193</text:p>
          </table:table-cell>
          <table:table-cell office:value-type="float" office:value="0.6557" calcext:value-type="float">
            <text:p>0,6557</text:p>
          </table:table-cell>
          <table:table-cell office:value-type="float" office:value="2.33916516342" calcext:value-type="float">
            <text:p>2,339165163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95" calcext:value-type="float">
            <text:p>14,505963329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office:value-type="float" office:value="0.797139999981" calcext:value-type="float">
            <text:p>0,79714</text:p>
          </table:table-cell>
          <table:table-cell office:value-type="float" office:value="0.572459225254" calcext:value-type="float">
            <text:p>0,5724592253</text:p>
          </table:table-cell>
          <table:table-cell office:value-type="float" office:value="0.609" calcext:value-type="float">
            <text:p>0,609</text:p>
          </table:table-cell>
          <table:table-cell office:value-type="float" office:value="1.33892353096" calcext:value-type="float">
            <text:p>1,33892353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81964089334011" calcext:value-type="float">
            <text:p>0,0038196409</text:p>
          </table:table-cell>
          <table:table-cell office:value-type="float" office:value="0.672" calcext:value-type="float">
            <text:p>0,672</text:p>
          </table:table-cell>
          <table:table-cell office:value-type="float" office:value="2.27871711196899" calcext:value-type="float">
            <text:p>2,278717112</text:p>
          </table:table-cell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0.823520000038" calcext:value-type="float">
            <text:p>0,82352</text:p>
          </table:table-cell>
          <table:table-cell office:value-type="float" office:value="0.484633813543" calcext:value-type="float">
            <text:p>0,4846338135</text:p>
          </table:table-cell>
          <table:table-cell office:value-type="float" office:value="0.7374" calcext:value-type="float">
            <text:p>0,7374</text:p>
          </table:table-cell>
          <table:table-cell office:value-type="float" office:value="0.808016361046" calcext:value-type="float">
            <text:p>0,80801636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.00148302704751" calcext:value-type="float">
            <text:p>0,001483027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60284915237" calcext:value-type="float">
            <text:p>2,602849152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58179366961" calcext:value-type="float">
            <text:p>0,0035817937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3968863472" calcext:value-type="float">
            <text:p>2,396886347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14091492668" calcext:value-type="float">
            <text:p>0,0031409149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47853044472" calcext:value-type="float">
            <text:p>2,478530444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971679352492" calcext:value-type="float">
            <text:p>0,0097167935</text:p>
          </table:table-cell>
          <table:table-cell office:value-type="float" office:value="0.6547" calcext:value-type="float">
            <text:p>0,6547</text:p>
          </table:table-cell>
          <table:table-cell office:value-type="float" office:value="2.34785016479" calcext:value-type="float">
            <text:p>2,3478501648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304" calcext:value-type="float">
            <text:p>14,505963330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1" calcext:value-type="float">
            <text:p>131</text:p>
          </table:table-cell>
          <table:table-cell office:value-type="float" office:value="0.796380000038" calcext:value-type="float">
            <text:p>0,79638</text:p>
          </table:table-cell>
          <table:table-cell office:value-type="float" office:value="0.573688408642" calcext:value-type="float">
            <text:p>0,5736884086</text:p>
          </table:table-cell>
          <table:table-cell office:value-type="float" office:value="0.6004" calcext:value-type="float">
            <text:p>0,6004</text:p>
          </table:table-cell>
          <table:table-cell office:value-type="float" office:value="1.37878629723" calcext:value-type="float">
            <text:p>1,378786297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.00369763815589249" calcext:value-type="float">
            <text:p>0,0036976382</text:p>
          </table:table-cell>
          <table:table-cell office:value-type="float" office:value="0.6711" calcext:value-type="float">
            <text:p>0,6711</text:p>
          </table:table-cell>
          <table:table-cell office:value-type="float" office:value="2.28164955596924" calcext:value-type="float">
            <text:p>2,281649556</text:p>
          </table:table-cell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0.822960000038" calcext:value-type="float">
            <text:p>0,82296</text:p>
          </table:table-cell>
          <table:table-cell office:value-type="float" office:value="0.485244855356" calcext:value-type="float">
            <text:p>0,4852448554</text:p>
          </table:table-cell>
          <table:table-cell office:value-type="float" office:value="0.7419" calcext:value-type="float">
            <text:p>0,7419</text:p>
          </table:table-cell>
          <table:table-cell office:value-type="float" office:value="0.803898392868" calcext:value-type="float">
            <text:p>0,803898392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.00145641609251" calcext:value-type="float">
            <text:p>0,0014564161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60578149567" calcext:value-type="float">
            <text:p>2,6057814957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36493134655" calcext:value-type="float">
            <text:p>0,0033649313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40890059586" calcext:value-type="float">
            <text:p>2,408900595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.00286862181537" calcext:value-type="float">
            <text:p>0,0028686218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48420845337" calcext:value-type="float">
            <text:p>2,484208453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99964" calcext:value-type="float">
            <text:p>0,99964</text:p>
          </table:table-cell>
          <table:table-cell office:value-type="float" office:value="0.00914596160322" calcext:value-type="float">
            <text:p>0,0091459616</text:p>
          </table:table-cell>
          <table:table-cell office:value-type="float" office:value="0.6542" calcext:value-type="float">
            <text:p>0,6542</text:p>
          </table:table-cell>
          <table:table-cell office:value-type="float" office:value="2.35918681335" calcext:value-type="float">
            <text:p>2,359186813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84" calcext:value-type="float">
            <text:p>14,505963308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office:value-type="float" office:value="0.801100000038" calcext:value-type="float">
            <text:p>0,8011</text:p>
          </table:table-cell>
          <table:table-cell office:value-type="float" office:value="0.562691529274" calcext:value-type="float">
            <text:p>0,5626915293</text:p>
          </table:table-cell>
          <table:table-cell office:value-type="float" office:value="0.6099" calcext:value-type="float">
            <text:p>0,6099</text:p>
          </table:table-cell>
          <table:table-cell office:value-type="float" office:value="1.34910737686" calcext:value-type="float">
            <text:p>1,349107376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67007298991084" calcext:value-type="float">
            <text:p>0,003670073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288651171875" calcext:value-type="float">
            <text:p>2,2886511719</text:p>
          </table:table-cell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0.823980000019" calcext:value-type="float">
            <text:p>0,82398</text:p>
          </table:table-cell>
          <table:table-cell office:value-type="float" office:value="0.482839435129" calcext:value-type="float">
            <text:p>0,4828394351</text:p>
          </table:table-cell>
          <table:table-cell office:value-type="float" office:value="0.7421" calcext:value-type="float">
            <text:p>0,7421</text:p>
          </table:table-cell>
          <table:table-cell office:value-type="float" office:value="0.815471068001" calcext:value-type="float">
            <text:p>0,81547106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.00141610329688" calcext:value-type="float">
            <text:p>0,0014161033</text:p>
          </table:table-cell>
          <table:table-cell office:value-type="float" office:value="0.6623" calcext:value-type="float">
            <text:p>0,6623</text:p>
          </table:table-cell>
          <table:table-cell office:value-type="float" office:value="2.61363886261" calcext:value-type="float">
            <text:p>2,6136388626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.00317303963065" calcext:value-type="float">
            <text:p>0,0031730396</text:p>
          </table:table-cell>
          <table:table-cell office:value-type="float" office:value="0.667" calcext:value-type="float">
            <text:p>0,667</text:p>
          </table:table-cell>
          <table:table-cell office:value-type="float" office:value="2.42303871422" calcext:value-type="float">
            <text:p>2,423038714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83995150968" calcext:value-type="float">
            <text:p>0,0028399515</text:p>
          </table:table-cell>
          <table:table-cell office:value-type="float" office:value="0.6695" calcext:value-type="float">
            <text:p>0,6695</text:p>
          </table:table-cell>
          <table:table-cell office:value-type="float" office:value="2.48956126308" calcext:value-type="float">
            <text:p>2,489561263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875009906888" calcext:value-type="float">
            <text:p>0,0087500991</text:p>
          </table:table-cell>
          <table:table-cell office:value-type="float" office:value="0.6547" calcext:value-type="float">
            <text:p>0,6547</text:p>
          </table:table-cell>
          <table:table-cell office:value-type="float" office:value="2.36591553802" calcext:value-type="float">
            <text:p>2,36591553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401" calcext:value-type="float">
            <text:p>14,505963340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3" calcext:value-type="float">
            <text:p>133</text:p>
          </table:table-cell>
          <table:table-cell office:value-type="float" office:value="0.801819999962" calcext:value-type="float">
            <text:p>0,80182</text:p>
          </table:table-cell>
          <table:table-cell office:value-type="float" office:value="0.560770996552" calcext:value-type="float">
            <text:p>0,5607709966</text:p>
          </table:table-cell>
          <table:table-cell office:value-type="float" office:value="0.608" calcext:value-type="float">
            <text:p>0,608</text:p>
          </table:table-cell>
          <table:table-cell office:value-type="float" office:value="1.35480143433" calcext:value-type="float">
            <text:p>1,3548014343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999980000019074" calcext:value-type="float">
            <text:p>0,99998</text:p>
          </table:table-cell>
          <table:table-cell office:value-type="float" office:value="0.00357259666860104" calcext:value-type="float">
            <text:p>0,0035725967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30706612319946" calcext:value-type="float">
            <text:p>2,3070661232</text:p>
          </table:table-cell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0.825359999962" calcext:value-type="float">
            <text:p>0,82536</text:p>
          </table:table-cell>
          <table:table-cell office:value-type="float" office:value="0.476623191776" calcext:value-type="float">
            <text:p>0,4766231918</text:p>
          </table:table-cell>
          <table:table-cell office:value-type="float" office:value="0.7391" calcext:value-type="float">
            <text:p>0,7391</text:p>
          </table:table-cell>
          <table:table-cell office:value-type="float" office:value="0.820511433983" calcext:value-type="float">
            <text:p>0,82051143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158120149858" calcext:value-type="float">
            <text:p>0,0015812015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61438795738" calcext:value-type="float">
            <text:p>2,614387957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318302832872" calcext:value-type="float">
            <text:p>0,0031830283</text:p>
          </table:table-cell>
          <table:table-cell office:value-type="float" office:value="0.6691" calcext:value-type="float">
            <text:p>0,6691</text:p>
          </table:table-cell>
          <table:table-cell office:value-type="float" office:value="2.4314908638" calcext:value-type="float">
            <text:p>2,4314908638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.00275478202626" calcext:value-type="float">
            <text:p>0,002754782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49856733856" calcext:value-type="float">
            <text:p>2,498567338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00864481546283" calcext:value-type="float">
            <text:p>0,0086448155</text:p>
          </table:table-cell>
          <table:table-cell office:value-type="float" office:value="0.6538" calcext:value-type="float">
            <text:p>0,6538</text:p>
          </table:table-cell>
          <table:table-cell office:value-type="float" office:value="2.38389495659" calcext:value-type="float">
            <text:p>2,383894956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7" calcext:value-type="float">
            <text:p>14,50596332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office:value-type="float" office:value="0.803840000038" calcext:value-type="float">
            <text:p>0,80384</text:p>
          </table:table-cell>
          <table:table-cell office:value-type="float" office:value="0.554698761654" calcext:value-type="float">
            <text:p>0,5546987617</text:p>
          </table:table-cell>
          <table:table-cell office:value-type="float" office:value="0.6085" calcext:value-type="float">
            <text:p>0,6085</text:p>
          </table:table-cell>
          <table:table-cell office:value-type="float" office:value="1.38246971359" calcext:value-type="float">
            <text:p>1,382469713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58757866375148" calcext:value-type="float">
            <text:p>0,0035875787</text:p>
          </table:table-cell>
          <table:table-cell office:value-type="float" office:value="0.6708" calcext:value-type="float">
            <text:p>0,6708</text:p>
          </table:table-cell>
          <table:table-cell office:value-type="float" office:value="2.29799585952759" calcext:value-type="float">
            <text:p>2,2979958595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0.826579999981" calcext:value-type="float">
            <text:p>0,82658</text:p>
          </table:table-cell>
          <table:table-cell office:value-type="float" office:value="0.475120083504" calcext:value-type="float">
            <text:p>0,4751200835</text:p>
          </table:table-cell>
          <table:table-cell office:value-type="float" office:value="0.7403" calcext:value-type="float">
            <text:p>0,7403</text:p>
          </table:table-cell>
          <table:table-cell office:value-type="float" office:value="0.817406477928" calcext:value-type="float">
            <text:p>0,817406477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.00137364641625" calcext:value-type="float">
            <text:p>0,0013736464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61994604073" calcext:value-type="float">
            <text:p>2,6199460407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85073937781" calcext:value-type="float">
            <text:p>0,0028507394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44357143517" calcext:value-type="float">
            <text:p>2,443571435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74917182133" calcext:value-type="float">
            <text:p>0,0027491718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50072132149" calcext:value-type="float">
            <text:p>2,500721321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99972" calcext:value-type="float">
            <text:p>0,99972</text:p>
          </table:table-cell>
          <table:table-cell office:value-type="float" office:value="0.0083545023486" calcext:value-type="float">
            <text:p>0,0083545023</text:p>
          </table:table-cell>
          <table:table-cell office:value-type="float" office:value="0.6533" calcext:value-type="float">
            <text:p>0,6533</text:p>
          </table:table-cell>
          <table:table-cell office:value-type="float" office:value="2.38593314972" calcext:value-type="float">
            <text:p>2,3859331497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100020000001" calcext:value-type="float">
            <text:p>0,10002</text:p>
          </table:table-cell>
          <table:table-cell office:value-type="float" office:value="14.5059633206" calcext:value-type="float">
            <text:p>14,505963320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5" calcext:value-type="float">
            <text:p>135</text:p>
          </table:table-cell>
          <table:table-cell office:value-type="float" office:value="0.802919999962" calcext:value-type="float">
            <text:p>0,80292</text:p>
          </table:table-cell>
          <table:table-cell office:value-type="float" office:value="0.552695445633" calcext:value-type="float">
            <text:p>0,5526954456</text:p>
          </table:table-cell>
          <table:table-cell office:value-type="float" office:value="0.6064" calcext:value-type="float">
            <text:p>0,6064</text:p>
          </table:table-cell>
          <table:table-cell office:value-type="float" office:value="1.36399367752" calcext:value-type="float">
            <text:p>1,363993677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42838379524648" calcext:value-type="float">
            <text:p>0,0034283838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30135496520996" calcext:value-type="float">
            <text:p>2,3013549652</text:p>
          </table:table-cell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0.826660000038" calcext:value-type="float">
            <text:p>0,82666</text:p>
          </table:table-cell>
          <table:table-cell office:value-type="float" office:value="0.470911266403" calcext:value-type="float">
            <text:p>0,4709112664</text:p>
          </table:table-cell>
          <table:table-cell office:value-type="float" office:value="0.7399" calcext:value-type="float">
            <text:p>0,7399</text:p>
          </table:table-cell>
          <table:table-cell office:value-type="float" office:value="0.817135570335" calcext:value-type="float">
            <text:p>0,817135570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142788150746" calcext:value-type="float">
            <text:p>0,0014278815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62515263786" calcext:value-type="float">
            <text:p>2,625152637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78051412791" calcext:value-type="float">
            <text:p>0,0027805141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4560330307" calcext:value-type="float">
            <text:p>2,456033030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.00261644838944" calcext:value-type="float">
            <text:p>0,0026164484</text:p>
          </table:table-cell>
          <table:table-cell office:value-type="float" office:value="0.6685" calcext:value-type="float">
            <text:p>0,6685</text:p>
          </table:table-cell>
          <table:table-cell office:value-type="float" office:value="2.50646721153" calcext:value-type="float">
            <text:p>2,506467211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828056957096" calcext:value-type="float">
            <text:p>0,0082805696</text:p>
          </table:table-cell>
          <table:table-cell office:value-type="float" office:value="0.6552" calcext:value-type="float">
            <text:p>0,6552</text:p>
          </table:table-cell>
          <table:table-cell office:value-type="float" office:value="2.40336650696" calcext:value-type="float">
            <text:p>2,40336650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057" calcext:value-type="float">
            <text:p>14,505963305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6" calcext:value-type="float">
            <text:p>136</text:p>
          </table:table-cell>
          <table:table-cell office:value-type="float" office:value="0.806060000019" calcext:value-type="float">
            <text:p>0,80606</text:p>
          </table:table-cell>
          <table:table-cell office:value-type="float" office:value="0.547255629711" calcext:value-type="float">
            <text:p>0,5472556297</text:p>
          </table:table-cell>
          <table:table-cell office:value-type="float" office:value="0.6065" calcext:value-type="float">
            <text:p>0,6065</text:p>
          </table:table-cell>
          <table:table-cell office:value-type="float" office:value="1.38771719856" calcext:value-type="float">
            <text:p>1,387717198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.00338646359018981" calcext:value-type="float">
            <text:p>0,0033864636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30583930435181" calcext:value-type="float">
            <text:p>2,3058393044</text:p>
          </table:table-cell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0.831340000019" calcext:value-type="float">
            <text:p>0,83134</text:p>
          </table:table-cell>
          <table:table-cell office:value-type="float" office:value="0.460544276791" calcext:value-type="float">
            <text:p>0,4605442768</text:p>
          </table:table-cell>
          <table:table-cell office:value-type="float" office:value="0.7384" calcext:value-type="float">
            <text:p>0,7384</text:p>
          </table:table-cell>
          <table:table-cell office:value-type="float" office:value="0.828767338181" calcext:value-type="float">
            <text:p>0,828767338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34753310487" calcext:value-type="float">
            <text:p>0,0013475331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62847349701" calcext:value-type="float">
            <text:p>2,62847349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.00262750557214" calcext:value-type="float">
            <text:p>0,0026275056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46045928345" calcext:value-type="float">
            <text:p>2,460459283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.00256565026976" calcext:value-type="float">
            <text:p>0,0025656503</text:p>
          </table:table-cell>
          <table:table-cell office:value-type="float" office:value="0.6689" calcext:value-type="float">
            <text:p>0,6689</text:p>
          </table:table-cell>
          <table:table-cell office:value-type="float" office:value="2.510196875" calcext:value-type="float">
            <text:p>2,51019687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999760000019" calcext:value-type="float">
            <text:p>0,99976</text:p>
          </table:table-cell>
          <table:table-cell office:value-type="float" office:value="0.00778518735588" calcext:value-type="float">
            <text:p>0,0077851874</text:p>
          </table:table-cell>
          <table:table-cell office:value-type="float" office:value="0.6513" calcext:value-type="float">
            <text:p>0,6513</text:p>
          </table:table-cell>
          <table:table-cell office:value-type="float" office:value="2.4277653923" calcext:value-type="float">
            <text:p>2,4277653923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office:value-type="float" office:value="0.807579999981" calcext:value-type="float">
            <text:p>0,80758</text:p>
          </table:table-cell>
          <table:table-cell office:value-type="float" office:value="0.541869287567" calcext:value-type="float">
            <text:p>0,5418692876</text:p>
          </table:table-cell>
          <table:table-cell office:value-type="float" office:value="0.5991" calcext:value-type="float">
            <text:p>0,5991</text:p>
          </table:table-cell>
          <table:table-cell office:value-type="float" office:value="1.40222270622" calcext:value-type="float">
            <text:p>1,402222706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.00328571645900607" calcext:value-type="float">
            <text:p>0,0032857165</text:p>
          </table:table-cell>
          <table:table-cell office:value-type="float" office:value="0.6707" calcext:value-type="float">
            <text:p>0,6707</text:p>
          </table:table-cell>
          <table:table-cell office:value-type="float" office:value="2.31161523513794" calcext:value-type="float">
            <text:p>2,3116152351</text:p>
          </table:table-cell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0.830279999962" calcext:value-type="float">
            <text:p>0,83028</text:p>
          </table:table-cell>
          <table:table-cell office:value-type="float" office:value="0.462326400919" calcext:value-type="float">
            <text:p>0,4623264009</text:p>
          </table:table-cell>
          <table:table-cell office:value-type="float" office:value="0.7429" calcext:value-type="float">
            <text:p>0,7429</text:p>
          </table:table-cell>
          <table:table-cell office:value-type="float" office:value="0.815273609924" calcext:value-type="float">
            <text:p>0,815273609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141858736254" calcext:value-type="float">
            <text:p>0,0014185874</text:p>
          </table:table-cell>
          <table:table-cell office:value-type="float" office:value="0.6638" calcext:value-type="float">
            <text:p>0,6638</text:p>
          </table:table-cell>
          <table:table-cell office:value-type="float" office:value="2.62937130508" calcext:value-type="float">
            <text:p>2,629371305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52424416546" calcext:value-type="float">
            <text:p>0,0025242442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46806625633" calcext:value-type="float">
            <text:p>2,4680662563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59377124101" calcext:value-type="float">
            <text:p>0,0025937712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51792159691" calcext:value-type="float">
            <text:p>2,5179215969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9952" calcext:value-type="float">
            <text:p>0,99952</text:p>
          </table:table-cell>
          <table:table-cell office:value-type="float" office:value="0.00834384845443" calcext:value-type="float">
            <text:p>0,0083438485</text:p>
          </table:table-cell>
          <table:table-cell office:value-type="float" office:value="0.6547" calcext:value-type="float">
            <text:p>0,6547</text:p>
          </table:table-cell>
          <table:table-cell office:value-type="float" office:value="2.41546261444" calcext:value-type="float">
            <text:p>2,4154626144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10002000001" calcext:value-type="float">
            <text:p>0,10002</text:p>
          </table:table-cell>
          <table:table-cell office:value-type="float" office:value="14.5059633395" calcext:value-type="float">
            <text:p>14,505963339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8" calcext:value-type="float">
            <text:p>138</text:p>
          </table:table-cell>
          <table:table-cell office:value-type="float" office:value="0.808799999962" calcext:value-type="float">
            <text:p>0,8088</text:p>
          </table:table-cell>
          <table:table-cell office:value-type="float" office:value="0.541085525293" calcext:value-type="float">
            <text:p>0,5410855253</text:p>
          </table:table-cell>
          <table:table-cell office:value-type="float" office:value="0.6076" calcext:value-type="float">
            <text:p>0,6076</text:p>
          </table:table-cell>
          <table:table-cell office:value-type="float" office:value="1.38937926064" calcext:value-type="float">
            <text:p>1,3893792606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22936699122191" calcext:value-type="float">
            <text:p>0,003229367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31626139984131" calcext:value-type="float">
            <text:p>2,3162613998</text:p>
          </table:table-cell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0.830959999962" calcext:value-type="float">
            <text:p>0,83096</text:p>
          </table:table-cell>
          <table:table-cell office:value-type="float" office:value="0.461189683313" calcext:value-type="float">
            <text:p>0,4611896833</text:p>
          </table:table-cell>
          <table:table-cell office:value-type="float" office:value="0.74" calcext:value-type="float">
            <text:p>0,74</text:p>
          </table:table-cell>
          <table:table-cell office:value-type="float" office:value="0.821879439545" calcext:value-type="float">
            <text:p>0,821879439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0.00219881420255" calcext:value-type="float">
            <text:p>0,0021988142</text:p>
          </table:table-cell>
          <table:table-cell office:value-type="float" office:value="0.6656" calcext:value-type="float">
            <text:p>0,6656</text:p>
          </table:table-cell>
          <table:table-cell office:value-type="float" office:value="2.63833507843" calcext:value-type="float">
            <text:p>2,6383350784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246412666783" calcext:value-type="float">
            <text:p>0,0024641267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47808567963" calcext:value-type="float">
            <text:p>2,4780856796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.00247854153901" calcext:value-type="float">
            <text:p>0,0024785415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5232129858" calcext:value-type="float">
            <text:p>2,5232129858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99968" calcext:value-type="float">
            <text:p>0,99968</text:p>
          </table:table-cell>
          <table:table-cell office:value-type="float" office:value="0.00745302113444" calcext:value-type="float">
            <text:p>0,0074530211</text:p>
          </table:table-cell>
          <table:table-cell office:value-type="float" office:value="0.654" calcext:value-type="float">
            <text:p>0,654</text:p>
          </table:table-cell>
          <table:table-cell office:value-type="float" office:value="2.42031240501" calcext:value-type="float">
            <text:p>2,42031240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31" calcext:value-type="float">
            <text:p>14,505963333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39" calcext:value-type="float">
            <text:p>139</text:p>
          </table:table-cell>
          <table:table-cell office:value-type="float" office:value="0.809859999962" calcext:value-type="float">
            <text:p>0,80986</text:p>
          </table:table-cell>
          <table:table-cell office:value-type="float" office:value="0.532508392038" calcext:value-type="float">
            <text:p>0,532508392</text:p>
          </table:table-cell>
          <table:table-cell office:value-type="float" office:value="0.6073" calcext:value-type="float">
            <text:p>0,6073</text:p>
          </table:table-cell>
          <table:table-cell office:value-type="float" office:value="1.39086408043" calcext:value-type="float">
            <text:p>1,3908640804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18073620542884" calcext:value-type="float">
            <text:p>0,0031807362</text:p>
          </table:table-cell>
          <table:table-cell office:value-type="float" office:value="0.6727" calcext:value-type="float">
            <text:p>0,6727</text:p>
          </table:table-cell>
          <table:table-cell office:value-type="float" office:value="2.31892452087402" calcext:value-type="float">
            <text:p>2,3189245209</text:p>
          </table:table-cell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0.832200000019" calcext:value-type="float">
            <text:p>0,8322</text:p>
          </table:table-cell>
          <table:table-cell office:value-type="float" office:value="0.458815629864" calcext:value-type="float">
            <text:p>0,4588156299</text:p>
          </table:table-cell>
          <table:table-cell office:value-type="float" office:value="0.7388" calcext:value-type="float">
            <text:p>0,7388</text:p>
          </table:table-cell>
          <table:table-cell office:value-type="float" office:value="0.826209924126" calcext:value-type="float">
            <text:p>0,826209924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.00131509390801" calcext:value-type="float">
            <text:p>0,0013150939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63515609055" calcext:value-type="float">
            <text:p>2,635156090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3336023622" calcext:value-type="float">
            <text:p>0,0023336024</text:p>
          </table:table-cell>
          <table:table-cell office:value-type="float" office:value="0.668" calcext:value-type="float">
            <text:p>0,668</text:p>
          </table:table-cell>
          <table:table-cell office:value-type="float" office:value="2.48393387222" calcext:value-type="float">
            <text:p>2,483933872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.00237493552901" calcext:value-type="float">
            <text:p>0,0023749355</text:p>
          </table:table-cell>
          <table:table-cell office:value-type="float" office:value="0.6694" calcext:value-type="float">
            <text:p>0,6694</text:p>
          </table:table-cell>
          <table:table-cell office:value-type="float" office:value="2.53288212051" calcext:value-type="float">
            <text:p>2,532882120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693756364107" calcext:value-type="float">
            <text:p>0,0069375636</text:p>
          </table:table-cell>
          <table:table-cell office:value-type="float" office:value="0.6535" calcext:value-type="float">
            <text:p>0,6535</text:p>
          </table:table-cell>
          <table:table-cell office:value-type="float" office:value="2.4346698967" calcext:value-type="float">
            <text:p>2,434669896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328" calcext:value-type="float">
            <text:p>14,505963332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0.813579999962" calcext:value-type="float">
            <text:p>0,81358</text:p>
          </table:table-cell>
          <table:table-cell office:value-type="float" office:value="0.525632746925" calcext:value-type="float">
            <text:p>0,5256327469</text:p>
          </table:table-cell>
          <table:table-cell office:value-type="float" office:value="0.596" calcext:value-type="float">
            <text:p>0,596</text:p>
          </table:table-cell>
          <table:table-cell office:value-type="float" office:value="1.43578430405" calcext:value-type="float">
            <text:p>1,435784304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.00310218694403768" calcext:value-type="float">
            <text:p>0,0031021869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32410138320923" calcext:value-type="float">
            <text:p>2,3241013832</text:p>
          </table:table-cell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0.834119999962" calcext:value-type="float">
            <text:p>0,83412</text:p>
          </table:table-cell>
          <table:table-cell office:value-type="float" office:value="0.453292016888" calcext:value-type="float">
            <text:p>0,4532920169</text:p>
          </table:table-cell>
          <table:table-cell office:value-type="float" office:value="0.7433" calcext:value-type="float">
            <text:p>0,7433</text:p>
          </table:table-cell>
          <table:table-cell office:value-type="float" office:value="0.818714291382" calcext:value-type="float">
            <text:p>0,818714291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28076024394" calcext:value-type="float">
            <text:p>0,0012807602</text:p>
          </table:table-cell>
          <table:table-cell office:value-type="float" office:value="0.6655" calcext:value-type="float">
            <text:p>0,6655</text:p>
          </table:table-cell>
          <table:table-cell office:value-type="float" office:value="2.64284959564" calcext:value-type="float">
            <text:p>2,6428495956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.00223852291785" calcext:value-type="float">
            <text:p>0,0022385229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49263803864" calcext:value-type="float">
            <text:p>2,4926380386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34846562564" calcext:value-type="float">
            <text:p>0,0023484656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53114029446" calcext:value-type="float">
            <text:p>2,5311402945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0.00684758888915" calcext:value-type="float">
            <text:p>0,0068475889</text:p>
          </table:table-cell>
          <table:table-cell office:value-type="float" office:value="0.6533" calcext:value-type="float">
            <text:p>0,6533</text:p>
          </table:table-cell>
          <table:table-cell office:value-type="float" office:value="2.44165576248" calcext:value-type="float">
            <text:p>2,4416557625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01" calcext:value-type="float">
            <text:p>14,505963330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1" calcext:value-type="float">
            <text:p>141</text:p>
          </table:table-cell>
          <table:table-cell office:value-type="float" office:value="0.812800000038" calcext:value-type="float">
            <text:p>0,8128</text:p>
          </table:table-cell>
          <table:table-cell office:value-type="float" office:value="0.523168522701" calcext:value-type="float">
            <text:p>0,5231685227</text:p>
          </table:table-cell>
          <table:table-cell office:value-type="float" office:value="0.5994" calcext:value-type="float">
            <text:p>0,5994</text:p>
          </table:table-cell>
          <table:table-cell office:value-type="float" office:value="1.44062407341" calcext:value-type="float">
            <text:p>1,440624073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.00307688197143376" calcext:value-type="float">
            <text:p>0,003076882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32690207214355" calcext:value-type="float">
            <text:p>2,3269020721</text:p>
          </table:table-cell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0.8308" calcext:value-type="float">
            <text:p>0,8308</text:p>
          </table:table-cell>
          <table:table-cell office:value-type="float" office:value="0.461227081814" calcext:value-type="float">
            <text:p>0,4612270818</text:p>
          </table:table-cell>
          <table:table-cell office:value-type="float" office:value="0.7416" calcext:value-type="float">
            <text:p>0,7416</text:p>
          </table:table-cell>
          <table:table-cell office:value-type="float" office:value="0.822425563431" calcext:value-type="float">
            <text:p>0,8224255634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00242662020765" calcext:value-type="float">
            <text:p>0,0024266202</text:p>
          </table:table-cell>
          <table:table-cell office:value-type="float" office:value="0.664" calcext:value-type="float">
            <text:p>0,664</text:p>
          </table:table-cell>
          <table:table-cell office:value-type="float" office:value="2.6442329216" calcext:value-type="float">
            <text:p>2,644232921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.00220810634062" calcext:value-type="float">
            <text:p>0,0022081063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50059729652" calcext:value-type="float">
            <text:p>2,500597296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.00228694870796" calcext:value-type="float">
            <text:p>0,0022869487</text:p>
          </table:table-cell>
          <table:table-cell office:value-type="float" office:value="0.6686" calcext:value-type="float">
            <text:p>0,6686</text:p>
          </table:table-cell>
          <table:table-cell office:value-type="float" office:value="2.54111176453" calcext:value-type="float">
            <text:p>2,541111764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651099198669" calcext:value-type="float">
            <text:p>0,006510992</text:p>
          </table:table-cell>
          <table:table-cell office:value-type="float" office:value="0.6544" calcext:value-type="float">
            <text:p>0,6544</text:p>
          </table:table-cell>
          <table:table-cell office:value-type="float" office:value="2.4483978157" calcext:value-type="float">
            <text:p>2,448397815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2791" calcext:value-type="float">
            <text:p>14,505963279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office:value-type="float" office:value="0.816380000019" calcext:value-type="float">
            <text:p>0,81638</text:p>
          </table:table-cell>
          <table:table-cell office:value-type="float" office:value="0.516885063686" calcext:value-type="float">
            <text:p>0,5168850637</text:p>
          </table:table-cell>
          <table:table-cell office:value-type="float" office:value="0.6007" calcext:value-type="float">
            <text:p>0,6007</text:p>
          </table:table-cell>
          <table:table-cell office:value-type="float" office:value="1.42477719555" calcext:value-type="float">
            <text:p>1,424777195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0257414829731" calcext:value-type="float">
            <text:p>0,0030257415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3341192276001" calcext:value-type="float">
            <text:p>2,3341192276</text:p>
          </table:table-cell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0.836160000019" calcext:value-type="float">
            <text:p>0,83616</text:p>
          </table:table-cell>
          <table:table-cell office:value-type="float" office:value="0.445003025208" calcext:value-type="float">
            <text:p>0,4450030252</text:p>
          </table:table-cell>
          <table:table-cell office:value-type="float" office:value="0.7416" calcext:value-type="float">
            <text:p>0,7416</text:p>
          </table:table-cell>
          <table:table-cell office:value-type="float" office:value="0.814333589554" calcext:value-type="float">
            <text:p>0,8143335896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.0012799811719" calcext:value-type="float">
            <text:p>0,0012799812</text:p>
          </table:table-cell>
          <table:table-cell office:value-type="float" office:value="0.6655" calcext:value-type="float">
            <text:p>0,6655</text:p>
          </table:table-cell>
          <table:table-cell office:value-type="float" office:value="2.64801238174" calcext:value-type="float">
            <text:p>2,648012381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.00210160158403" calcext:value-type="float">
            <text:p>0,0021016016</text:p>
          </table:table-cell>
          <table:table-cell office:value-type="float" office:value="0.669" calcext:value-type="float">
            <text:p>0,669</text:p>
          </table:table-cell>
          <table:table-cell office:value-type="float" office:value="2.50760058174" calcext:value-type="float">
            <text:p>2,507600581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27447262831" calcext:value-type="float">
            <text:p>0,0022744726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5422155407" calcext:value-type="float">
            <text:p>2,542215540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640461630449" calcext:value-type="float">
            <text:p>0,0064046163</text:p>
          </table:table-cell>
          <table:table-cell office:value-type="float" office:value="0.6535" calcext:value-type="float">
            <text:p>0,6535</text:p>
          </table:table-cell>
          <table:table-cell office:value-type="float" office:value="2.45254270096" calcext:value-type="float">
            <text:p>2,452542701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646" calcext:value-type="float">
            <text:p>14,505963364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office:value-type="float" office:value="0.81812" calcext:value-type="float">
            <text:p>0,81812</text:p>
          </table:table-cell>
          <table:table-cell office:value-type="float" office:value="0.511422842693" calcext:value-type="float">
            <text:p>0,5114228427</text:p>
          </table:table-cell>
          <table:table-cell office:value-type="float" office:value="0.5864" calcext:value-type="float">
            <text:p>0,5864</text:p>
          </table:table-cell>
          <table:table-cell office:value-type="float" office:value="1.51645019283" calcext:value-type="float">
            <text:p>1,516450192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95857782900333" calcext:value-type="float">
            <text:p>0,0029585778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33849667663574" calcext:value-type="float">
            <text:p>2,3384966766</text:p>
          </table:table-cell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0.834739999962" calcext:value-type="float">
            <text:p>0,83474</text:p>
          </table:table-cell>
          <table:table-cell office:value-type="float" office:value="0.448481436462" calcext:value-type="float">
            <text:p>0,4484814365</text:p>
          </table:table-cell>
          <table:table-cell office:value-type="float" office:value="0.7414" calcext:value-type="float">
            <text:p>0,7414</text:p>
          </table:table-cell>
          <table:table-cell office:value-type="float" office:value="0.824355370331" calcext:value-type="float">
            <text:p>0,824355370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24340142665" calcext:value-type="float">
            <text:p>0,0012434014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64966947823" calcext:value-type="float">
            <text:p>2,649669478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.00202101411529" calcext:value-type="float">
            <text:p>0,0020210141</text:p>
          </table:table-cell>
          <table:table-cell office:value-type="float" office:value="0.6688" calcext:value-type="float">
            <text:p>0,6688</text:p>
          </table:table-cell>
          <table:table-cell office:value-type="float" office:value="2.50973402634" calcext:value-type="float">
            <text:p>2,509734026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.0022119979997" calcext:value-type="float">
            <text:p>0,002211998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54624455566" calcext:value-type="float">
            <text:p>2,5462445557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99978" calcext:value-type="float">
            <text:p>0,99978</text:p>
          </table:table-cell>
          <table:table-cell office:value-type="float" office:value="0.00635805826768" calcext:value-type="float">
            <text:p>0,0063580583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4655276825" calcext:value-type="float">
            <text:p>2,4655276825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3" calcext:value-type="float">
            <text:p>14,50596331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0.81962" calcext:value-type="float">
            <text:p>0,81962</text:p>
          </table:table-cell>
          <table:table-cell office:value-type="float" office:value="0.50739415966" calcext:value-type="float">
            <text:p>0,5073941597</text:p>
          </table:table-cell>
          <table:table-cell office:value-type="float" office:value="0.5939" calcext:value-type="float">
            <text:p>0,5939</text:p>
          </table:table-cell>
          <table:table-cell office:value-type="float" office:value="1.49402064228" calcext:value-type="float">
            <text:p>1,494020642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.00288388972505927" calcext:value-type="float">
            <text:p>0,0028838897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33812320632935" calcext:value-type="float">
            <text:p>2,3381232063</text:p>
          </table:table-cell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0.837519999981" calcext:value-type="float">
            <text:p>0,83752</text:p>
          </table:table-cell>
          <table:table-cell office:value-type="float" office:value="0.443522600718" calcext:value-type="float">
            <text:p>0,4435226007</text:p>
          </table:table-cell>
          <table:table-cell office:value-type="float" office:value="0.7422" calcext:value-type="float">
            <text:p>0,7422</text:p>
          </table:table-cell>
          <table:table-cell office:value-type="float" office:value="0.829930349731" calcext:value-type="float">
            <text:p>0,829930349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00118019940216" calcext:value-type="float">
            <text:p>0,0011801994</text:p>
          </table:table-cell>
          <table:table-cell office:value-type="float" office:value="0.6639" calcext:value-type="float">
            <text:p>0,6639</text:p>
          </table:table-cell>
          <table:table-cell office:value-type="float" office:value="2.65264333191" calcext:value-type="float">
            <text:p>2,6526433319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0019568538212" calcext:value-type="float">
            <text:p>0,0019568538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51809636841" calcext:value-type="float">
            <text:p>2,518096368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00217935018651" calcext:value-type="float">
            <text:p>0,0021793502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55082830696" calcext:value-type="float">
            <text:p>2,55082830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608179796845" calcext:value-type="float">
            <text:p>0,006081798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47120969467" calcext:value-type="float">
            <text:p>2,471209694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5" calcext:value-type="float">
            <text:p>145</text:p>
          </table:table-cell>
          <table:table-cell office:value-type="float" office:value="0.819620000038" calcext:value-type="float">
            <text:p>0,81962</text:p>
          </table:table-cell>
          <table:table-cell office:value-type="float" office:value="0.503856181145" calcext:value-type="float">
            <text:p>0,5038561811</text:p>
          </table:table-cell>
          <table:table-cell office:value-type="float" office:value="0.6025" calcext:value-type="float">
            <text:p>0,6025</text:p>
          </table:table-cell>
          <table:table-cell office:value-type="float" office:value="1.43562948227" calcext:value-type="float">
            <text:p>1,435629482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.00282126332826912" calcext:value-type="float">
            <text:p>0,0028212633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34226856384277" calcext:value-type="float">
            <text:p>2,3422685638</text:p>
          </table:table-cell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0.835100000038" calcext:value-type="float">
            <text:p>0,8351</text:p>
          </table:table-cell>
          <table:table-cell office:value-type="float" office:value="0.446357417469" calcext:value-type="float">
            <text:p>0,4463574175</text:p>
          </table:table-cell>
          <table:table-cell office:value-type="float" office:value="0.7373" calcext:value-type="float">
            <text:p>0,7373</text:p>
          </table:table-cell>
          <table:table-cell office:value-type="float" office:value="0.838905611038" calcext:value-type="float">
            <text:p>0,83890561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.0011734272626" calcext:value-type="float">
            <text:p>0,0011734273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66007824554" calcext:value-type="float">
            <text:p>2,6600782455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.00191161198631" calcext:value-type="float">
            <text:p>0,001911612</text:p>
          </table:table-cell>
          <table:table-cell office:value-type="float" office:value="0.6692" calcext:value-type="float">
            <text:p>0,6692</text:p>
          </table:table-cell>
          <table:table-cell office:value-type="float" office:value="2.52394545212" calcext:value-type="float">
            <text:p>2,523945452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.0021267687121" calcext:value-type="float">
            <text:p>0,0021267687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55706309319" calcext:value-type="float">
            <text:p>2,557063093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588839547887" calcext:value-type="float">
            <text:p>0,0058883955</text:p>
          </table:table-cell>
          <table:table-cell office:value-type="float" office:value="0.6529" calcext:value-type="float">
            <text:p>0,6529</text:p>
          </table:table-cell>
          <table:table-cell office:value-type="float" office:value="2.47858001175" calcext:value-type="float">
            <text:p>2,478580011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52" calcext:value-type="float">
            <text:p>14,505963325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office:value-type="float" office:value="0.824400000019" calcext:value-type="float">
            <text:p>0,8244</text:p>
          </table:table-cell>
          <table:table-cell office:value-type="float" office:value="0.497144097815" calcext:value-type="float">
            <text:p>0,4971440978</text:p>
          </table:table-cell>
          <table:table-cell office:value-type="float" office:value="0.6057" calcext:value-type="float">
            <text:p>0,6057</text:p>
          </table:table-cell>
          <table:table-cell office:value-type="float" office:value="1.43959277649" calcext:value-type="float">
            <text:p>1,4395927765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.00278495463207364" calcext:value-type="float">
            <text:p>0,0027849546</text:p>
          </table:table-cell>
          <table:table-cell office:value-type="float" office:value="0.671" calcext:value-type="float">
            <text:p>0,671</text:p>
          </table:table-cell>
          <table:table-cell office:value-type="float" office:value="2.34742499694824" calcext:value-type="float">
            <text:p>2,3474249969</text:p>
          </table:table-cell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0.83482" calcext:value-type="float">
            <text:p>0,83482</text:p>
          </table:table-cell>
          <table:table-cell office:value-type="float" office:value="0.445967544489" calcext:value-type="float">
            <text:p>0,4459675445</text:p>
          </table:table-cell>
          <table:table-cell office:value-type="float" office:value="0.7438" calcext:value-type="float">
            <text:p>0,7438</text:p>
          </table:table-cell>
          <table:table-cell office:value-type="float" office:value="0.822706971359" calcext:value-type="float">
            <text:p>0,822706971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21221084312" calcext:value-type="float">
            <text:p>0,0012122108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66048548965" calcext:value-type="float">
            <text:p>2,6604854897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.00186615618587" calcext:value-type="float">
            <text:p>0,0018661562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52953619576" calcext:value-type="float">
            <text:p>2,5295361958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.00206802081697" calcext:value-type="float">
            <text:p>0,0020680208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5631600132" calcext:value-type="float">
            <text:p>2,5631600132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00584498866692" calcext:value-type="float">
            <text:p>0,0058449887</text:p>
          </table:table-cell>
          <table:table-cell office:value-type="float" office:value="0.6538" calcext:value-type="float">
            <text:p>0,6538</text:p>
          </table:table-cell>
          <table:table-cell office:value-type="float" office:value="2.4838633461" calcext:value-type="float">
            <text:p>2,483863346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767" calcext:value-type="float">
            <text:p>14,505963276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7" calcext:value-type="float">
            <text:p>147</text:p>
          </table:table-cell>
          <table:table-cell office:value-type="float" office:value="0.824099999962" calcext:value-type="float">
            <text:p>0,8241</text:p>
          </table:table-cell>
          <table:table-cell office:value-type="float" office:value="0.492558102589" calcext:value-type="float">
            <text:p>0,4925581026</text:p>
          </table:table-cell>
          <table:table-cell office:value-type="float" office:value="0.6027" calcext:value-type="float">
            <text:p>0,6027</text:p>
          </table:table-cell>
          <table:table-cell office:value-type="float" office:value="1.47080167427" calcext:value-type="float">
            <text:p>1,470801674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74726082526147" calcext:value-type="float">
            <text:p>0,0027472608</text:p>
          </table:table-cell>
          <table:table-cell office:value-type="float" office:value="0.672" calcext:value-type="float">
            <text:p>0,672</text:p>
          </table:table-cell>
          <table:table-cell office:value-type="float" office:value="2.34991115188599" calcext:value-type="float">
            <text:p>2,3499111519</text:p>
          </table:table-cell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0.83778" calcext:value-type="float">
            <text:p>0,83778</text:p>
          </table:table-cell>
          <table:table-cell office:value-type="float" office:value="0.438251093111" calcext:value-type="float">
            <text:p>0,4382510931</text:p>
          </table:table-cell>
          <table:table-cell office:value-type="float" office:value="0.74" calcext:value-type="float">
            <text:p>0,74</text:p>
          </table:table-cell>
          <table:table-cell office:value-type="float" office:value="0.830505674553" calcext:value-type="float">
            <text:p>0,830505674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17490729768" calcext:value-type="float">
            <text:p>0,0011749073</text:p>
          </table:table-cell>
          <table:table-cell office:value-type="float" office:value="0.6643" calcext:value-type="float">
            <text:p>0,6643</text:p>
          </table:table-cell>
          <table:table-cell office:value-type="float" office:value="2.66333672791" calcext:value-type="float">
            <text:p>2,6633367279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184020350605" calcext:value-type="float">
            <text:p>0,0018402035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53469054184" calcext:value-type="float">
            <text:p>2,534690541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.00203251600757" calcext:value-type="float">
            <text:p>0,002032516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56395593128" calcext:value-type="float">
            <text:p>2,563955931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00578781357557" calcext:value-type="float">
            <text:p>0,0057878136</text:p>
          </table:table-cell>
          <table:table-cell office:value-type="float" office:value="0.6548" calcext:value-type="float">
            <text:p>0,6548</text:p>
          </table:table-cell>
          <table:table-cell office:value-type="float" office:value="2.49546843643" calcext:value-type="float">
            <text:p>2,495468436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228" calcext:value-type="float">
            <text:p>14,505963322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8" calcext:value-type="float">
            <text:p>148</text:p>
          </table:table-cell>
          <table:table-cell office:value-type="float" office:value="0.82916" calcext:value-type="float">
            <text:p>0,82916</text:p>
          </table:table-cell>
          <table:table-cell office:value-type="float" office:value="0.484962772837" calcext:value-type="float">
            <text:p>0,4849627728</text:p>
          </table:table-cell>
          <table:table-cell office:value-type="float" office:value="0.6069" calcext:value-type="float">
            <text:p>0,6069</text:p>
          </table:table-cell>
          <table:table-cell office:value-type="float" office:value="1.45177019844" calcext:value-type="float">
            <text:p>1,451770198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.00268447743162513" calcext:value-type="float">
            <text:p>0,0026844774</text:p>
          </table:table-cell>
          <table:table-cell office:value-type="float" office:value="0.673" calcext:value-type="float">
            <text:p>0,673</text:p>
          </table:table-cell>
          <table:table-cell office:value-type="float" office:value="2.35286292800903" calcext:value-type="float">
            <text:p>2,352862928</text:p>
          </table:table-cell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0.838340000038" calcext:value-type="float">
            <text:p>0,83834</text:p>
          </table:table-cell>
          <table:table-cell office:value-type="float" office:value="0.434659484482" calcext:value-type="float">
            <text:p>0,4346594845</text:p>
          </table:table-cell>
          <table:table-cell office:value-type="float" office:value="0.7384" calcext:value-type="float">
            <text:p>0,7384</text:p>
          </table:table-cell>
          <table:table-cell office:value-type="float" office:value="0.839171243858" calcext:value-type="float">
            <text:p>0,839171243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110467242375" calcext:value-type="float">
            <text:p>0,0011046724</text:p>
          </table:table-cell>
          <table:table-cell office:value-type="float" office:value="0.6659" calcext:value-type="float">
            <text:p>0,6659</text:p>
          </table:table-cell>
          <table:table-cell office:value-type="float" office:value="2.66758833389" calcext:value-type="float">
            <text:p>2,667588333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177413027272" calcext:value-type="float">
            <text:p>0,0017741303</text:p>
          </table:table-cell>
          <table:table-cell office:value-type="float" office:value="0.667" calcext:value-type="float">
            <text:p>0,667</text:p>
          </table:table-cell>
          <table:table-cell office:value-type="float" office:value="2.54314275665" calcext:value-type="float">
            <text:p>2,5431427567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201102179676" calcext:value-type="float">
            <text:p>0,0020110218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56791214867" calcext:value-type="float">
            <text:p>2,5679121487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53459973532" calcext:value-type="float">
            <text:p>0,0053459974</text:p>
          </table:table-cell>
          <table:table-cell office:value-type="float" office:value="0.6555" calcext:value-type="float">
            <text:p>0,6555</text:p>
          </table:table-cell>
          <table:table-cell office:value-type="float" office:value="2.50081149025" calcext:value-type="float">
            <text:p>2,500811490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231" calcext:value-type="float">
            <text:p>14,505963323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49" calcext:value-type="float">
            <text:p>149</text:p>
          </table:table-cell>
          <table:table-cell office:value-type="float" office:value="0.829079999981" calcext:value-type="float">
            <text:p>0,82908</text:p>
          </table:table-cell>
          <table:table-cell office:value-type="float" office:value="0.481261050949" calcext:value-type="float">
            <text:p>0,4812610509</text:p>
          </table:table-cell>
          <table:table-cell office:value-type="float" office:value="0.5693" calcext:value-type="float">
            <text:p>0,5693</text:p>
          </table:table-cell>
          <table:table-cell office:value-type="float" office:value="1.62585635357" calcext:value-type="float">
            <text:p>1,625856353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00264922180168331" calcext:value-type="float">
            <text:p>0,0026492218</text:p>
          </table:table-cell>
          <table:table-cell office:value-type="float" office:value="0.6726" calcext:value-type="float">
            <text:p>0,6726</text:p>
          </table:table-cell>
          <table:table-cell office:value-type="float" office:value="2.35664424209595" calcext:value-type="float">
            <text:p>2,3566442421</text:p>
          </table:table-cell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0.838820000038" calcext:value-type="float">
            <text:p>0,83882</text:p>
          </table:table-cell>
          <table:table-cell office:value-type="float" office:value="0.437476631403" calcext:value-type="float">
            <text:p>0,4374766314</text:p>
          </table:table-cell>
          <table:table-cell office:value-type="float" office:value="0.7413" calcext:value-type="float">
            <text:p>0,7413</text:p>
          </table:table-cell>
          <table:table-cell office:value-type="float" office:value="0.826136252785" calcext:value-type="float">
            <text:p>0,826136252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00108508363109" calcext:value-type="float">
            <text:p>0,0010850836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67094489441" calcext:value-type="float">
            <text:p>2,670944894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00172191230949" calcext:value-type="float">
            <text:p>0,0017219123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54545713882" calcext:value-type="float">
            <text:p>2,54545713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00196997780204" calcext:value-type="float">
            <text:p>0,0019699778</text:p>
          </table:table-cell>
          <table:table-cell office:value-type="float" office:value="0.667" calcext:value-type="float">
            <text:p>0,667</text:p>
          </table:table-cell>
          <table:table-cell office:value-type="float" office:value="2.57179180984" calcext:value-type="float">
            <text:p>2,571791809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527242147073" calcext:value-type="float">
            <text:p>0,0052724215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50541006851" calcext:value-type="float">
            <text:p>2,505410068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453" calcext:value-type="float">
            <text:p>14,505963345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0.831580000038" calcext:value-type="float">
            <text:p>0,83158</text:p>
          </table:table-cell>
          <table:table-cell office:value-type="float" office:value="0.476643951893" calcext:value-type="float">
            <text:p>0,4766439519</text:p>
          </table:table-cell>
          <table:table-cell office:value-type="float" office:value="0.5974" calcext:value-type="float">
            <text:p>0,5974</text:p>
          </table:table-cell>
          <table:table-cell office:value-type="float" office:value="1.49291637459" calcext:value-type="float">
            <text:p>1,492916374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.00261873796224594" calcext:value-type="float">
            <text:p>0,002618738</text:p>
          </table:table-cell>
          <table:table-cell office:value-type="float" office:value="0.6732" calcext:value-type="float">
            <text:p>0,6732</text:p>
          </table:table-cell>
          <table:table-cell office:value-type="float" office:value="2.35924851303101" calcext:value-type="float">
            <text:p>2,359248513</text:p>
          </table:table-cell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0.840680000038" calcext:value-type="float">
            <text:p>0,84068</text:p>
          </table:table-cell>
          <table:table-cell office:value-type="float" office:value="0.432744923544" calcext:value-type="float">
            <text:p>0,4327449235</text:p>
          </table:table-cell>
          <table:table-cell office:value-type="float" office:value="0.739" calcext:value-type="float">
            <text:p>0,739</text:p>
          </table:table-cell>
          <table:table-cell office:value-type="float" office:value="0.840341276169" calcext:value-type="float">
            <text:p>0,840341276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.00106964809241" calcext:value-type="float">
            <text:p>0,0010696481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67241044235" calcext:value-type="float">
            <text:p>2,6724104424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.00168557947598" calcext:value-type="float">
            <text:p>0,0016855795</text:p>
          </table:table-cell>
          <table:table-cell office:value-type="float" office:value="0.6683" calcext:value-type="float">
            <text:p>0,6683</text:p>
          </table:table-cell>
          <table:table-cell office:value-type="float" office:value="2.55092661209" calcext:value-type="float">
            <text:p>2,550926612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.0019227036" calcext:value-type="float">
            <text:p>0,0019227036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57878603249" calcext:value-type="float">
            <text:p>2,5787860325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512017120078" calcext:value-type="float">
            <text:p>0,0051201712</text:p>
          </table:table-cell>
          <table:table-cell office:value-type="float" office:value="0.6544" calcext:value-type="float">
            <text:p>0,6544</text:p>
          </table:table-cell>
          <table:table-cell office:value-type="float" office:value="2.5157922966" calcext:value-type="float">
            <text:p>2,515792296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545" calcext:value-type="float">
            <text:p>14,505963354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1" calcext:value-type="float">
            <text:p>151</text:p>
          </table:table-cell>
          <table:table-cell office:value-type="float" office:value="0.832160000019" calcext:value-type="float">
            <text:p>0,83216</text:p>
          </table:table-cell>
          <table:table-cell office:value-type="float" office:value="0.475852175198" calcext:value-type="float">
            <text:p>0,4758521752</text:p>
          </table:table-cell>
          <table:table-cell office:value-type="float" office:value="0.6011" calcext:value-type="float">
            <text:p>0,6011</text:p>
          </table:table-cell>
          <table:table-cell office:value-type="float" office:value="1.48128512096" calcext:value-type="float">
            <text:p>1,48128512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.00256922810092568" calcext:value-type="float">
            <text:p>0,0025692281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3650534866333" calcext:value-type="float">
            <text:p>2,3650534866</text:p>
          </table:table-cell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0.840479999981" calcext:value-type="float">
            <text:p>0,84048</text:p>
          </table:table-cell>
          <table:table-cell office:value-type="float" office:value="0.435637805099" calcext:value-type="float">
            <text:p>0,4356378051</text:p>
          </table:table-cell>
          <table:table-cell office:value-type="float" office:value="0.7428" calcext:value-type="float">
            <text:p>0,7428</text:p>
          </table:table-cell>
          <table:table-cell office:value-type="float" office:value="0.839027297974" calcext:value-type="float">
            <text:p>0,83902729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0106729263939" calcext:value-type="float">
            <text:p>0,0010672926</text:p>
          </table:table-cell>
          <table:table-cell office:value-type="float" office:value="0.6652" calcext:value-type="float">
            <text:p>0,6652</text:p>
          </table:table-cell>
          <table:table-cell office:value-type="float" office:value="2.67916769485" calcext:value-type="float">
            <text:p>2,679167694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0166737876222" calcext:value-type="float">
            <text:p>0,0016673788</text:p>
          </table:table-cell>
          <table:table-cell office:value-type="float" office:value="0.6686" calcext:value-type="float">
            <text:p>0,6686</text:p>
          </table:table-cell>
          <table:table-cell office:value-type="float" office:value="2.55888914642" calcext:value-type="float">
            <text:p>2,558889146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0190175553679" calcext:value-type="float">
            <text:p>0,0019017555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58130070343" calcext:value-type="float">
            <text:p>2,581300703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504087399095" calcext:value-type="float">
            <text:p>0,005040874</text:p>
          </table:table-cell>
          <table:table-cell office:value-type="float" office:value="0.6525" calcext:value-type="float">
            <text:p>0,6525</text:p>
          </table:table-cell>
          <table:table-cell office:value-type="float" office:value="2.52101795044" calcext:value-type="float">
            <text:p>2,521017950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100020000001" calcext:value-type="float">
            <text:p>0,10002</text:p>
          </table:table-cell>
          <table:table-cell office:value-type="float" office:value="14.5059633282" calcext:value-type="float">
            <text:p>14,505963328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2" calcext:value-type="float">
            <text:p>152</text:p>
          </table:table-cell>
          <table:table-cell office:value-type="float" office:value="0.836800000019" calcext:value-type="float">
            <text:p>0,8368</text:p>
          </table:table-cell>
          <table:table-cell office:value-type="float" office:value="0.464996685314" calcext:value-type="float">
            <text:p>0,4649966853</text:p>
          </table:table-cell>
          <table:table-cell office:value-type="float" office:value="0.5999" calcext:value-type="float">
            <text:p>0,5999</text:p>
          </table:table-cell>
          <table:table-cell office:value-type="float" office:value="1.53129972534" calcext:value-type="float">
            <text:p>1,5312997253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.00252687486760318" calcext:value-type="float">
            <text:p>0,0025268749</text:p>
          </table:table-cell>
          <table:table-cell office:value-type="float" office:value="0.6705" calcext:value-type="float">
            <text:p>0,6705</text:p>
          </table:table-cell>
          <table:table-cell office:value-type="float" office:value="2.37127695617676" calcext:value-type="float">
            <text:p>2,3712769562</text:p>
          </table:table-cell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0.844719999981" calcext:value-type="float">
            <text:p>0,84472</text:p>
          </table:table-cell>
          <table:table-cell office:value-type="float" office:value="0.423831123333" calcext:value-type="float">
            <text:p>0,4238311233</text:p>
          </table:table-cell>
          <table:table-cell office:value-type="float" office:value="0.7318" calcext:value-type="float">
            <text:p>0,7318</text:p>
          </table:table-cell>
          <table:table-cell office:value-type="float" office:value="0.846152611923" calcext:value-type="float">
            <text:p>0,8461526119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0103036766488" calcext:value-type="float">
            <text:p>0,0010303677</text:p>
          </table:table-cell>
          <table:table-cell office:value-type="float" office:value="0.6654" calcext:value-type="float">
            <text:p>0,6654</text:p>
          </table:table-cell>
          <table:table-cell office:value-type="float" office:value="2.67953977661" calcext:value-type="float">
            <text:p>2,679539776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0160629858162" calcext:value-type="float">
            <text:p>0,0016062986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5583313736" calcext:value-type="float">
            <text:p>2,558331373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0186088977236" calcext:value-type="float">
            <text:p>0,0018608898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58440606384" calcext:value-type="float">
            <text:p>2,5844060638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482002483256" calcext:value-type="float">
            <text:p>0,0048200248</text:p>
          </table:table-cell>
          <table:table-cell office:value-type="float" office:value="0.6529" calcext:value-type="float">
            <text:p>0,6529</text:p>
          </table:table-cell>
          <table:table-cell office:value-type="float" office:value="2.52587663574" calcext:value-type="float">
            <text:p>2,5258766357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521" calcext:value-type="float">
            <text:p>14,505963352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3" calcext:value-type="float">
            <text:p>153</text:p>
          </table:table-cell>
          <table:table-cell office:value-type="float" office:value="0.835560000019" calcext:value-type="float">
            <text:p>0,83556</text:p>
          </table:table-cell>
          <table:table-cell office:value-type="float" office:value="0.46168472558" calcext:value-type="float">
            <text:p>0,4616847256</text:p>
          </table:table-cell>
          <table:table-cell office:value-type="float" office:value="0.5989" calcext:value-type="float">
            <text:p>0,5989</text:p>
          </table:table-cell>
          <table:table-cell office:value-type="float" office:value="1.53921742058" calcext:value-type="float">
            <text:p>1,539217420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.00248722291313112" calcext:value-type="float">
            <text:p>0,0024872229</text:p>
          </table:table-cell>
          <table:table-cell office:value-type="float" office:value="0.6726" calcext:value-type="float">
            <text:p>0,6726</text:p>
          </table:table-cell>
          <table:table-cell office:value-type="float" office:value="2.37213013000488" calcext:value-type="float">
            <text:p>2,37213013</text:p>
          </table:table-cell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0.845079999962" calcext:value-type="float">
            <text:p>0,84508</text:p>
          </table:table-cell>
          <table:table-cell office:value-type="float" office:value="0.421641999273" calcext:value-type="float">
            <text:p>0,4216419993</text:p>
          </table:table-cell>
          <table:table-cell office:value-type="float" office:value="0.7394" calcext:value-type="float">
            <text:p>0,7394</text:p>
          </table:table-cell>
          <table:table-cell office:value-type="float" office:value="0.836001135254" calcext:value-type="float">
            <text:p>0,8360011353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00102386022206" calcext:value-type="float">
            <text:p>0,0010238602</text:p>
          </table:table-cell>
          <table:table-cell office:value-type="float" office:value="0.6643" calcext:value-type="float">
            <text:p>0,6643</text:p>
          </table:table-cell>
          <table:table-cell office:value-type="float" office:value="2.68244004021" calcext:value-type="float">
            <text:p>2,682440040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00156927460767" calcext:value-type="float">
            <text:p>0,0015692746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56244410782" calcext:value-type="float">
            <text:p>2,5624441078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00183710837916" calcext:value-type="float">
            <text:p>0,0018371084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58976479149" calcext:value-type="float">
            <text:p>2,589764791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468147228807" calcext:value-type="float">
            <text:p>0,0046814723</text:p>
          </table:table-cell>
          <table:table-cell office:value-type="float" office:value="0.6541" calcext:value-type="float">
            <text:p>0,6541</text:p>
          </table:table-cell>
          <table:table-cell office:value-type="float" office:value="2.53104614258" calcext:value-type="float">
            <text:p>2,5310461426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2935" calcext:value-type="float">
            <text:p>14,505963293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4" calcext:value-type="float">
            <text:p>154</text:p>
          </table:table-cell>
          <table:table-cell office:value-type="float" office:value="0.839640000038" calcext:value-type="float">
            <text:p>0,83964</text:p>
          </table:table-cell>
          <table:table-cell office:value-type="float" office:value="0.454056784925" calcext:value-type="float">
            <text:p>0,4540567849</text:p>
          </table:table-cell>
          <table:table-cell office:value-type="float" office:value="0.6009" calcext:value-type="float">
            <text:p>0,6009</text:p>
          </table:table-cell>
          <table:table-cell office:value-type="float" office:value="1.54339991646" calcext:value-type="float">
            <text:p>1,543399916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.00244064834795892" calcext:value-type="float">
            <text:p>0,0024406483</text:p>
          </table:table-cell>
          <table:table-cell office:value-type="float" office:value="0.672" calcext:value-type="float">
            <text:p>0,672</text:p>
          </table:table-cell>
          <table:table-cell office:value-type="float" office:value="2.37404546051025" calcext:value-type="float">
            <text:p>2,3740454605</text:p>
          </table:table-cell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0.844879999981" calcext:value-type="float">
            <text:p>0,84488</text:p>
          </table:table-cell>
          <table:table-cell office:value-type="float" office:value="0.422616332026" calcext:value-type="float">
            <text:p>0,422616332</text:p>
          </table:table-cell>
          <table:table-cell office:value-type="float" office:value="0.7399" calcext:value-type="float">
            <text:p>0,7399</text:p>
          </table:table-cell>
          <table:table-cell office:value-type="float" office:value="0.832733237076" calcext:value-type="float">
            <text:p>0,832733237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00101530644165" calcext:value-type="float">
            <text:p>0,0010153064</text:p>
          </table:table-cell>
          <table:table-cell office:value-type="float" office:value="0.6643" calcext:value-type="float">
            <text:p>0,6643</text:p>
          </table:table-cell>
          <table:table-cell office:value-type="float" office:value="2.68663101959" calcext:value-type="float">
            <text:p>2,686631019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00153717623089" calcext:value-type="float">
            <text:p>0,0015371762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5711240551" calcext:value-type="float">
            <text:p>2,571124055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0018307173305" calcext:value-type="float">
            <text:p>0,0018307173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59698410721" calcext:value-type="float">
            <text:p>2,596984107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464570013911" calcext:value-type="float">
            <text:p>0,0046457001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534809198" calcext:value-type="float">
            <text:p>2,534809198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5" calcext:value-type="float">
            <text:p>155</text:p>
          </table:table-cell>
          <table:table-cell office:value-type="float" office:value="0.839180000038" calcext:value-type="float">
            <text:p>0,83918</text:p>
          </table:table-cell>
          <table:table-cell office:value-type="float" office:value="0.450880848255" calcext:value-type="float">
            <text:p>0,4508808483</text:p>
          </table:table-cell>
          <table:table-cell office:value-type="float" office:value="0.6032" calcext:value-type="float">
            <text:p>0,6032</text:p>
          </table:table-cell>
          <table:table-cell office:value-type="float" office:value="1.56041409969" calcext:value-type="float">
            <text:p>1,5604140997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.00240363472767174" calcext:value-type="float">
            <text:p>0,0024036347</text:p>
          </table:table-cell>
          <table:table-cell office:value-type="float" office:value="0.671" calcext:value-type="float">
            <text:p>0,671</text:p>
          </table:table-cell>
          <table:table-cell office:value-type="float" office:value="2.38119655761719" calcext:value-type="float">
            <text:p>2,3811965576</text:p>
          </table:table-cell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0.843960000038" calcext:value-type="float">
            <text:p>0,84396</text:p>
          </table:table-cell>
          <table:table-cell office:value-type="float" office:value="0.425536002254" calcext:value-type="float">
            <text:p>0,4255360023</text:p>
          </table:table-cell>
          <table:table-cell office:value-type="float" office:value="0.7387" calcext:value-type="float">
            <text:p>0,7387</text:p>
          </table:table-cell>
          <table:table-cell office:value-type="float" office:value="0.839759349442" calcext:value-type="float">
            <text:p>0,8397593494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000991551208124" calcext:value-type="float">
            <text:p>0,0009915512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68870629425" calcext:value-type="float">
            <text:p>2,6887062943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00150823376544" calcext:value-type="float">
            <text:p>0,0015082338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57428494072" calcext:value-type="float">
            <text:p>2,5742849407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00177793270741" calcext:value-type="float">
            <text:p>0,0017779327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59877726479" calcext:value-type="float">
            <text:p>2,5987772648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452520966768" calcext:value-type="float">
            <text:p>0,0045252097</text:p>
          </table:table-cell>
          <table:table-cell office:value-type="float" office:value="0.6544" calcext:value-type="float">
            <text:p>0,6544</text:p>
          </table:table-cell>
          <table:table-cell office:value-type="float" office:value="2.53811990509" calcext:value-type="float">
            <text:p>2,538119905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545" calcext:value-type="float">
            <text:p>14,505963354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6" calcext:value-type="float">
            <text:p>156</text:p>
          </table:table-cell>
          <table:table-cell office:value-type="float" office:value="0.839659999962" calcext:value-type="float">
            <text:p>0,83966</text:p>
          </table:table-cell>
          <table:table-cell office:value-type="float" office:value="0.449993950005" calcext:value-type="float">
            <text:p>0,44999395</text:p>
          </table:table-cell>
          <table:table-cell office:value-type="float" office:value="0.5978" calcext:value-type="float">
            <text:p>0,5978</text:p>
          </table:table-cell>
          <table:table-cell office:value-type="float" office:value="1.55088861313" calcext:value-type="float">
            <text:p>1,550888613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.00236497740000486" calcext:value-type="float">
            <text:p>0,0023649774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38143154525757" calcext:value-type="float">
            <text:p>2,3814315453</text:p>
          </table:table-cell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0.842560000019" calcext:value-type="float">
            <text:p>0,84256</text:p>
          </table:table-cell>
          <table:table-cell office:value-type="float" office:value="0.421964186668" calcext:value-type="float">
            <text:p>0,4219641867</text:p>
          </table:table-cell>
          <table:table-cell office:value-type="float" office:value="0.7397" calcext:value-type="float">
            <text:p>0,7397</text:p>
          </table:table-cell>
          <table:table-cell office:value-type="float" office:value="0.846564261055" calcext:value-type="float">
            <text:p>0,846564261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000987856533788" calcext:value-type="float">
            <text:p>0,0009878565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69169090958" calcext:value-type="float">
            <text:p>2,6916909096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00148966220967" calcext:value-type="float">
            <text:p>0,0014896622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5797601284" calcext:value-type="float">
            <text:p>2,579760128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00174828841798" calcext:value-type="float">
            <text:p>0,0017482884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60377047997" calcext:value-type="float">
            <text:p>2,60377048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446483000427" calcext:value-type="float">
            <text:p>0,00446483</text:p>
          </table:table-cell>
          <table:table-cell office:value-type="float" office:value="0.6529" calcext:value-type="float">
            <text:p>0,6529</text:p>
          </table:table-cell>
          <table:table-cell office:value-type="float" office:value="2.54941533241" calcext:value-type="float">
            <text:p>2,549415332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7" calcext:value-type="float">
            <text:p>157</text:p>
          </table:table-cell>
          <table:table-cell office:value-type="float" office:value="0.842939999981" calcext:value-type="float">
            <text:p>0,84294</text:p>
          </table:table-cell>
          <table:table-cell office:value-type="float" office:value="0.445223021774" calcext:value-type="float">
            <text:p>0,4452230218</text:p>
          </table:table-cell>
          <table:table-cell office:value-type="float" office:value="0.5999" calcext:value-type="float">
            <text:p>0,5999</text:p>
          </table:table-cell>
          <table:table-cell office:value-type="float" office:value="1.53819169445" calcext:value-type="float">
            <text:p>1,538191694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.00234112945742905" calcext:value-type="float">
            <text:p>0,0023411295</text:p>
          </table:table-cell>
          <table:table-cell office:value-type="float" office:value="0.6713" calcext:value-type="float">
            <text:p>0,6713</text:p>
          </table:table-cell>
          <table:table-cell office:value-type="float" office:value="2.38855511169434" calcext:value-type="float">
            <text:p>2,3885551117</text:p>
          </table:table-cell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0.84526" calcext:value-type="float">
            <text:p>0,84526</text:p>
          </table:table-cell>
          <table:table-cell office:value-type="float" office:value="0.420488735294" calcext:value-type="float">
            <text:p>0,4204887353</text:p>
          </table:table-cell>
          <table:table-cell office:value-type="float" office:value="0.7395" calcext:value-type="float">
            <text:p>0,7395</text:p>
          </table:table-cell>
          <table:table-cell office:value-type="float" office:value="0.836449562836" calcext:value-type="float">
            <text:p>0,836449562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000987044887803" calcext:value-type="float">
            <text:p>0,0009870449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69491009979" calcext:value-type="float">
            <text:p>2,694910099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00145582323845" calcext:value-type="float">
            <text:p>0,0014558232</text:p>
          </table:table-cell>
          <table:table-cell office:value-type="float" office:value="0.668" calcext:value-type="float">
            <text:p>0,668</text:p>
          </table:table-cell>
          <table:table-cell office:value-type="float" office:value="2.58332396736" calcext:value-type="float">
            <text:p>2,583323967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00171544023499" calcext:value-type="float">
            <text:p>0,0017154402</text:p>
          </table:table-cell>
          <table:table-cell office:value-type="float" office:value="0.6688" calcext:value-type="float">
            <text:p>0,6688</text:p>
          </table:table-cell>
          <table:table-cell office:value-type="float" office:value="2.60632339096" calcext:value-type="float">
            <text:p>2,60632339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43549634935" calcext:value-type="float">
            <text:p>0,0043549635</text:p>
          </table:table-cell>
          <table:table-cell office:value-type="float" office:value="0.652" calcext:value-type="float">
            <text:p>0,652</text:p>
          </table:table-cell>
          <table:table-cell office:value-type="float" office:value="2.55405226288" calcext:value-type="float">
            <text:p>2,5540522629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12" calcext:value-type="float">
            <text:p>14,505963311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8" calcext:value-type="float">
            <text:p>158</text:p>
          </table:table-cell>
          <table:table-cell office:value-type="float" office:value="0.845160000038" calcext:value-type="float">
            <text:p>0,84516</text:p>
          </table:table-cell>
          <table:table-cell office:value-type="float" office:value="0.434862785864" calcext:value-type="float">
            <text:p>0,4348627859</text:p>
          </table:table-cell>
          <table:table-cell office:value-type="float" office:value="0.6024" calcext:value-type="float">
            <text:p>0,6024</text:p>
          </table:table-cell>
          <table:table-cell office:value-type="float" office:value="1.54830731125" calcext:value-type="float">
            <text:p>1,5483073113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00230663101494312" calcext:value-type="float">
            <text:p>0,002306631</text:p>
          </table:table-cell>
          <table:table-cell office:value-type="float" office:value="0.6722" calcext:value-type="float">
            <text:p>0,6722</text:p>
          </table:table-cell>
          <table:table-cell office:value-type="float" office:value="2.38962285766602" calcext:value-type="float">
            <text:p>2,3896228577</text:p>
          </table:table-cell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0.846680000038" calcext:value-type="float">
            <text:p>0,84668</text:p>
          </table:table-cell>
          <table:table-cell office:value-type="float" office:value="0.41345382865" calcext:value-type="float">
            <text:p>0,4134538287</text:p>
          </table:table-cell>
          <table:table-cell office:value-type="float" office:value="0.7411" calcext:value-type="float">
            <text:p>0,7411</text:p>
          </table:table-cell>
          <table:table-cell office:value-type="float" office:value="0.859833021164" calcext:value-type="float">
            <text:p>0,859833021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000951256663725" calcext:value-type="float">
            <text:p>0,0009512567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69741772041" calcext:value-type="float">
            <text:p>2,6974177204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00141475873157" calcext:value-type="float">
            <text:p>0,0014147587</text:p>
          </table:table-cell>
          <table:table-cell office:value-type="float" office:value="0.6684" calcext:value-type="float">
            <text:p>0,6684</text:p>
          </table:table-cell>
          <table:table-cell office:value-type="float" office:value="2.58738861122" calcext:value-type="float">
            <text:p>2,587388611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00168729864541" calcext:value-type="float">
            <text:p>0,0016872986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61477368927" calcext:value-type="float">
            <text:p>2,6147736893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424432860069" calcext:value-type="float">
            <text:p>0,0042443286</text:p>
          </table:table-cell>
          <table:table-cell office:value-type="float" office:value="0.6539" calcext:value-type="float">
            <text:p>0,6539</text:p>
          </table:table-cell>
          <table:table-cell office:value-type="float" office:value="2.55913118668" calcext:value-type="float">
            <text:p>2,5591311867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475" calcext:value-type="float">
            <text:p>14,505963347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59" calcext:value-type="float">
            <text:p>159</text:p>
          </table:table-cell>
          <table:table-cell office:value-type="float" office:value="0.845960000038" calcext:value-type="float">
            <text:p>0,84596</text:p>
          </table:table-cell>
          <table:table-cell office:value-type="float" office:value="0.432231309853" calcext:value-type="float">
            <text:p>0,4322313099</text:p>
          </table:table-cell>
          <table:table-cell office:value-type="float" office:value="0.6041" calcext:value-type="float">
            <text:p>0,6041</text:p>
          </table:table-cell>
          <table:table-cell office:value-type="float" office:value="1.5445746048" calcext:value-type="float">
            <text:p>1,5445746048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.00226447704650462" calcext:value-type="float">
            <text:p>0,002264477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39194677810669" calcext:value-type="float">
            <text:p>2,3919467781</text:p>
          </table:table-cell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0.847800000038" calcext:value-type="float">
            <text:p>0,8478</text:p>
          </table:table-cell>
          <table:table-cell office:value-type="float" office:value="0.41565300704" calcext:value-type="float">
            <text:p>0,415653007</text:p>
          </table:table-cell>
          <table:table-cell office:value-type="float" office:value="0.7411" calcext:value-type="float">
            <text:p>0,7411</text:p>
          </table:table-cell>
          <table:table-cell office:value-type="float" office:value="0.845142488861" calcext:value-type="float">
            <text:p>0,845142488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000973528899103" calcext:value-type="float">
            <text:p>0,0009735289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69949225082" calcext:value-type="float">
            <text:p>2,699492250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00140198788136" calcext:value-type="float">
            <text:p>0,0014019879</text:p>
          </table:table-cell>
          <table:table-cell office:value-type="float" office:value="0.6686" calcext:value-type="float">
            <text:p>0,6686</text:p>
          </table:table-cell>
          <table:table-cell office:value-type="float" office:value="2.59049608421" calcext:value-type="float">
            <text:p>2,590496084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00165694056138" calcext:value-type="float">
            <text:p>0,0016569406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61437429161" calcext:value-type="float">
            <text:p>2,614374291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443899678022" calcext:value-type="float">
            <text:p>0,0044389968</text:p>
          </table:table-cell>
          <table:table-cell office:value-type="float" office:value="0.6531" calcext:value-type="float">
            <text:p>0,6531</text:p>
          </table:table-cell>
          <table:table-cell office:value-type="float" office:value="2.55916569595" calcext:value-type="float">
            <text:p>2,55916569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008" calcext:value-type="float">
            <text:p>14,505963300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0" calcext:value-type="float">
            <text:p>160</text:p>
          </table:table-cell>
          <table:table-cell office:value-type="float" office:value="0.847600000019" calcext:value-type="float">
            <text:p>0,8476</text:p>
          </table:table-cell>
          <table:table-cell office:value-type="float" office:value="0.430034811573" calcext:value-type="float">
            <text:p>0,4300348116</text:p>
          </table:table-cell>
          <table:table-cell office:value-type="float" office:value="0.5979" calcext:value-type="float">
            <text:p>0,5979</text:p>
          </table:table-cell>
          <table:table-cell office:value-type="float" office:value="1.58170551338" calcext:value-type="float">
            <text:p>1,581705513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0.00223271238807589" calcext:value-type="float">
            <text:p>0,0022327124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39785081176758" calcext:value-type="float">
            <text:p>2,3978508118</text:p>
          </table:table-cell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0.845699999981" calcext:value-type="float">
            <text:p>0,8457</text:p>
          </table:table-cell>
          <table:table-cell office:value-type="float" office:value="0.416273355837" calcext:value-type="float">
            <text:p>0,4162733558</text:p>
          </table:table-cell>
          <table:table-cell office:value-type="float" office:value="0.7385" calcext:value-type="float">
            <text:p>0,7385</text:p>
          </table:table-cell>
          <table:table-cell office:value-type="float" office:value="0.866205722427" calcext:value-type="float">
            <text:p>0,8662057224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00935095954984" calcext:value-type="float">
            <text:p>0,000935096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70220613174" calcext:value-type="float">
            <text:p>2,7022061317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0136868172254" calcext:value-type="float">
            <text:p>0,0013686817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59615361023" calcext:value-type="float">
            <text:p>2,596153610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0163611579485" calcext:value-type="float">
            <text:p>0,0016361158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61552213593" calcext:value-type="float">
            <text:p>2,6155221359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9591144754" calcext:value-type="float">
            <text:p>0,0039591145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56548938484" calcext:value-type="float">
            <text:p>2,565489384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203" calcext:value-type="float">
            <text:p>14,505963320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1" calcext:value-type="float">
            <text:p>161</text:p>
          </table:table-cell>
          <table:table-cell office:value-type="float" office:value="0.848880000019" calcext:value-type="float">
            <text:p>0,84888</text:p>
          </table:table-cell>
          <table:table-cell office:value-type="float" office:value="0.424911908665" calcext:value-type="float">
            <text:p>0,4249119087</text:p>
          </table:table-cell>
          <table:table-cell office:value-type="float" office:value="0.6028" calcext:value-type="float">
            <text:p>0,6028</text:p>
          </table:table-cell>
          <table:table-cell office:value-type="float" office:value="1.59512776985" calcext:value-type="float">
            <text:p>1,5951277699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00220903136707842" calcext:value-type="float">
            <text:p>0,0022090314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39769715881348" calcext:value-type="float">
            <text:p>2,3976971588</text:p>
          </table:table-cell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0.849520000038" calcext:value-type="float">
            <text:p>0,84952</text:p>
          </table:table-cell>
          <table:table-cell office:value-type="float" office:value="0.407251859779" calcext:value-type="float">
            <text:p>0,4072518598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853720371628" calcext:value-type="float">
            <text:p>0,8537203716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000911487331698" calcext:value-type="float">
            <text:p>0,0009114873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70639661255" calcext:value-type="float">
            <text:p>2,7063966126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00133377652032" calcext:value-type="float">
            <text:p>0,0013337765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0086915817" calcext:value-type="float">
            <text:p>2,600869158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00163905184988" calcext:value-type="float">
            <text:p>0,0016390518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62061071892" calcext:value-type="float">
            <text:p>2,6206107189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395545611784" calcext:value-type="float">
            <text:p>0,0039554561</text:p>
          </table:table-cell>
          <table:table-cell office:value-type="float" office:value="0.653" calcext:value-type="float">
            <text:p>0,653</text:p>
          </table:table-cell>
          <table:table-cell office:value-type="float" office:value="2.57344476471" calcext:value-type="float">
            <text:p>2,5734447647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10001999999" calcext:value-type="float">
            <text:p>0,10002</text:p>
          </table:table-cell>
          <table:table-cell office:value-type="float" office:value="14.5059633102" calcext:value-type="float">
            <text:p>14,505963310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2" calcext:value-type="float">
            <text:p>162</text:p>
          </table:table-cell>
          <table:table-cell office:value-type="float" office:value="0.85122" calcext:value-type="float">
            <text:p>0,85122</text:p>
          </table:table-cell>
          <table:table-cell office:value-type="float" office:value="0.422904776926" calcext:value-type="float">
            <text:p>0,4229047769</text:p>
          </table:table-cell>
          <table:table-cell office:value-type="float" office:value="0.6032" calcext:value-type="float">
            <text:p>0,6032</text:p>
          </table:table-cell>
          <table:table-cell office:value-type="float" office:value="1.58399505844" calcext:value-type="float">
            <text:p>1,5839950584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.00215735172957182" calcext:value-type="float">
            <text:p>0,0021573517</text:p>
          </table:table-cell>
          <table:table-cell office:value-type="float" office:value="0.672" calcext:value-type="float">
            <text:p>0,672</text:p>
          </table:table-cell>
          <table:table-cell office:value-type="float" office:value="2.40203574066162" calcext:value-type="float">
            <text:p>2,4020357407</text:p>
          </table:table-cell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0.847139999962" calcext:value-type="float">
            <text:p>0,84714</text:p>
          </table:table-cell>
          <table:table-cell office:value-type="float" office:value="0.413951652927" calcext:value-type="float">
            <text:p>0,4139516529</text:p>
          </table:table-cell>
          <table:table-cell office:value-type="float" office:value="0.7417" calcext:value-type="float">
            <text:p>0,7417</text:p>
          </table:table-cell>
          <table:table-cell office:value-type="float" office:value="0.851198763657" calcext:value-type="float">
            <text:p>0,8511987637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.000902589261681" calcext:value-type="float">
            <text:p>0,0009025893</text:p>
          </table:table-cell>
          <table:table-cell office:value-type="float" office:value="0.6651" calcext:value-type="float">
            <text:p>0,6651</text:p>
          </table:table-cell>
          <table:table-cell office:value-type="float" office:value="2.7086780056" calcext:value-type="float">
            <text:p>2,7086780056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.00131640640892" calcext:value-type="float">
            <text:p>0,0013164064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0363337021" calcext:value-type="float">
            <text:p>2,6036333702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.00159141206689" calcext:value-type="float">
            <text:p>0,0015914121</text:p>
          </table:table-cell>
          <table:table-cell office:value-type="float" office:value="0.668" calcext:value-type="float">
            <text:p>0,668</text:p>
          </table:table-cell>
          <table:table-cell office:value-type="float" office:value="2.62352097931" calcext:value-type="float">
            <text:p>2,6235209793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38494130294" calcext:value-type="float">
            <text:p>0,003849413</text:p>
          </table:table-cell>
          <table:table-cell office:value-type="float" office:value="0.654" calcext:value-type="float">
            <text:p>0,654</text:p>
          </table:table-cell>
          <table:table-cell office:value-type="float" office:value="2.57915833282" calcext:value-type="float">
            <text:p>2,579158332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79" calcext:value-type="float">
            <text:p>14,5059633179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3" calcext:value-type="float">
            <text:p>163</text:p>
          </table:table-cell>
          <table:table-cell office:value-type="float" office:value="0.853960000019" calcext:value-type="float">
            <text:p>0,85396</text:p>
          </table:table-cell>
          <table:table-cell office:value-type="float" office:value="0.415039960403" calcext:value-type="float">
            <text:p>0,4150399604</text:p>
          </table:table-cell>
          <table:table-cell office:value-type="float" office:value="0.5801" calcext:value-type="float">
            <text:p>0,5801</text:p>
          </table:table-cell>
          <table:table-cell office:value-type="float" office:value="1.68929743767" calcext:value-type="float">
            <text:p>1,6892974377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.00213628264658153" calcext:value-type="float">
            <text:p>0,0021362826</text:p>
          </table:table-cell>
          <table:table-cell office:value-type="float" office:value="0.6722" calcext:value-type="float">
            <text:p>0,6722</text:p>
          </table:table-cell>
          <table:table-cell office:value-type="float" office:value="2.40621357345581" calcext:value-type="float">
            <text:p>2,4062135735</text:p>
          </table:table-cell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0.851719999981" calcext:value-type="float">
            <text:p>0,85172</text:p>
          </table:table-cell>
          <table:table-cell office:value-type="float" office:value="0.405879354334" calcext:value-type="float">
            <text:p>0,4058793543</text:p>
          </table:table-cell>
          <table:table-cell office:value-type="float" office:value="0.7439" calcext:value-type="float">
            <text:p>0,7439</text:p>
          </table:table-cell>
          <table:table-cell office:value-type="float" office:value="0.83652501564" calcext:value-type="float">
            <text:p>0,8365250156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.000894860534333" calcext:value-type="float">
            <text:p>0,0008948605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71065887413" calcext:value-type="float">
            <text:p>2,710658874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.00129325995084" calcext:value-type="float">
            <text:p>0,00129326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0528565903" calcext:value-type="float">
            <text:p>2,60528565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.00156053316161" calcext:value-type="float">
            <text:p>0,0015605332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62773627701" calcext:value-type="float">
            <text:p>2,627736277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382053873837" calcext:value-type="float">
            <text:p>0,0038205387</text:p>
          </table:table-cell>
          <table:table-cell office:value-type="float" office:value="0.6538" calcext:value-type="float">
            <text:p>0,6538</text:p>
          </table:table-cell>
          <table:table-cell office:value-type="float" office:value="2.58398345718" calcext:value-type="float">
            <text:p>2,5839834572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423" calcext:value-type="float">
            <text:p>14,505963342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4" calcext:value-type="float">
            <text:p>164</text:p>
          </table:table-cell>
          <table:table-cell office:value-type="float" office:value="0.855400000019" calcext:value-type="float">
            <text:p>0,8554</text:p>
          </table:table-cell>
          <table:table-cell office:value-type="float" office:value="0.410279393005" calcext:value-type="float">
            <text:p>0,410279393</text:p>
          </table:table-cell>
          <table:table-cell office:value-type="float" office:value="0.5953" calcext:value-type="float">
            <text:p>0,5953</text:p>
          </table:table-cell>
          <table:table-cell office:value-type="float" office:value="1.66339710159" calcext:value-type="float">
            <text:p>1,6633971016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.00210315656244755" calcext:value-type="float">
            <text:p>0,0021031566</text:p>
          </table:table-cell>
          <table:table-cell office:value-type="float" office:value="0.6733" calcext:value-type="float">
            <text:p>0,6733</text:p>
          </table:table-cell>
          <table:table-cell office:value-type="float" office:value="2.40856809387207" calcext:value-type="float">
            <text:p>2,4085680939</text:p>
          </table:table-cell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0.851079999962" calcext:value-type="float">
            <text:p>0,85108</text:p>
          </table:table-cell>
          <table:table-cell office:value-type="float" office:value="0.400270886803" calcext:value-type="float">
            <text:p>0,4002708868</text:p>
          </table:table-cell>
          <table:table-cell office:value-type="float" office:value="0.7393" calcext:value-type="float">
            <text:p>0,7393</text:p>
          </table:table-cell>
          <table:table-cell office:value-type="float" office:value="0.867821036148" calcext:value-type="float">
            <text:p>0,867821036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000903405507021" calcext:value-type="float">
            <text:p>0,0009034055</text:p>
          </table:table-cell>
          <table:table-cell office:value-type="float" office:value="0.664" calcext:value-type="float">
            <text:p>0,664</text:p>
          </table:table-cell>
          <table:table-cell office:value-type="float" office:value="2.71267540283" calcext:value-type="float">
            <text:p>2,712675402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133409309395" calcext:value-type="float">
            <text:p>0,0013340931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6111622551" calcext:value-type="float">
            <text:p>2,611162255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00153914681561" calcext:value-type="float">
            <text:p>0,0015391468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2927839088" calcext:value-type="float">
            <text:p>2,6292783909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66044955999" calcext:value-type="float">
            <text:p>0,0036604496</text:p>
          </table:table-cell>
          <table:table-cell office:value-type="float" office:value="0.6541" calcext:value-type="float">
            <text:p>0,6541</text:p>
          </table:table-cell>
          <table:table-cell office:value-type="float" office:value="2.58905783386" calcext:value-type="float">
            <text:p>2,5890578339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081" calcext:value-type="float">
            <text:p>14,505963308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5" calcext:value-type="float">
            <text:p>165</text:p>
          </table:table-cell>
          <table:table-cell office:value-type="float" office:value="0.855080000038" calcext:value-type="float">
            <text:p>0,85508</text:p>
          </table:table-cell>
          <table:table-cell office:value-type="float" office:value="0.406913796358" calcext:value-type="float">
            <text:p>0,4069137964</text:p>
          </table:table-cell>
          <table:table-cell office:value-type="float" office:value="0.6032" calcext:value-type="float">
            <text:p>0,6032</text:p>
          </table:table-cell>
          <table:table-cell office:value-type="float" office:value="1.60157558422" calcext:value-type="float">
            <text:p>1,6015755842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.00209776451312006" calcext:value-type="float">
            <text:p>0,0020977645</text:p>
          </table:table-cell>
          <table:table-cell office:value-type="float" office:value="0.6725" calcext:value-type="float">
            <text:p>0,6725</text:p>
          </table:table-cell>
          <table:table-cell office:value-type="float" office:value="2.41058114242554" calcext:value-type="float">
            <text:p>2,4105811424</text:p>
          </table:table-cell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0.84994" calcext:value-type="float">
            <text:p>0,84994</text:p>
          </table:table-cell>
          <table:table-cell office:value-type="float" office:value="0.404017071457" calcext:value-type="float">
            <text:p>0,4040170715</text:p>
          </table:table-cell>
          <table:table-cell office:value-type="float" office:value="0.7432" calcext:value-type="float">
            <text:p>0,7432</text:p>
          </table:table-cell>
          <table:table-cell office:value-type="float" office:value="0.857308775139" calcext:value-type="float">
            <text:p>0,857308775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000888128100969" calcext:value-type="float">
            <text:p>0,0008881281</text:p>
          </table:table-cell>
          <table:table-cell office:value-type="float" office:value="0.6649" calcext:value-type="float">
            <text:p>0,6649</text:p>
          </table:table-cell>
          <table:table-cell office:value-type="float" office:value="2.71387768707" calcext:value-type="float">
            <text:p>2,713877687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00128632189699" calcext:value-type="float">
            <text:p>0,0012863219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61205681572" calcext:value-type="float">
            <text:p>2,612056815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00152413887426" calcext:value-type="float">
            <text:p>0,0015241389</text:p>
          </table:table-cell>
          <table:table-cell office:value-type="float" office:value="0.668" calcext:value-type="float">
            <text:p>0,668</text:p>
          </table:table-cell>
          <table:table-cell office:value-type="float" office:value="2.63240565681" calcext:value-type="float">
            <text:p>2,6324056568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64392979987" calcext:value-type="float">
            <text:p>0,0036439298</text:p>
          </table:table-cell>
          <table:table-cell office:value-type="float" office:value="0.6534" calcext:value-type="float">
            <text:p>0,6534</text:p>
          </table:table-cell>
          <table:table-cell office:value-type="float" office:value="2.59855400772" calcext:value-type="float">
            <text:p>2,598554007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25" calcext:value-type="float">
            <text:p>14,505963332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6" calcext:value-type="float">
            <text:p>166</text:p>
          </table:table-cell>
          <table:table-cell office:value-type="float" office:value="0.856959999981" calcext:value-type="float">
            <text:p>0,85696</text:p>
          </table:table-cell>
          <table:table-cell office:value-type="float" office:value="0.404021692114" calcext:value-type="float">
            <text:p>0,4040216921</text:p>
          </table:table-cell>
          <table:table-cell office:value-type="float" office:value="0.5941" calcext:value-type="float">
            <text:p>0,5941</text:p>
          </table:table-cell>
          <table:table-cell office:value-type="float" office:value="1.66129224205" calcext:value-type="float">
            <text:p>1,661292242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.0020543664830178" calcext:value-type="float">
            <text:p>0,0020543665</text:p>
          </table:table-cell>
          <table:table-cell office:value-type="float" office:value="0.6725" calcext:value-type="float">
            <text:p>0,6725</text:p>
          </table:table-cell>
          <table:table-cell office:value-type="float" office:value="2.4152008895874" calcext:value-type="float">
            <text:p>2,4152008896</text:p>
          </table:table-cell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0.853680000019" calcext:value-type="float">
            <text:p>0,85368</text:p>
          </table:table-cell>
          <table:table-cell office:value-type="float" office:value="0.397773648844" calcext:value-type="float">
            <text:p>0,3977736488</text:p>
          </table:table-cell>
          <table:table-cell office:value-type="float" office:value="0.7431" calcext:value-type="float">
            <text:p>0,7431</text:p>
          </table:table-cell>
          <table:table-cell office:value-type="float" office:value="0.858315418434" calcext:value-type="float">
            <text:p>0,8583154184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0862734842859" calcext:value-type="float">
            <text:p>0,0008627348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71901322021" calcext:value-type="float">
            <text:p>2,719013220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122991146505" calcext:value-type="float">
            <text:p>0,0012299115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61746679535" calcext:value-type="float">
            <text:p>2,6174667954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149738709446" calcext:value-type="float">
            <text:p>0,0014973871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63367212715" calcext:value-type="float">
            <text:p>2,633672127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348847704694" calcext:value-type="float">
            <text:p>0,003488477</text:p>
          </table:table-cell>
          <table:table-cell office:value-type="float" office:value="0.6535" calcext:value-type="float">
            <text:p>0,6535</text:p>
          </table:table-cell>
          <table:table-cell office:value-type="float" office:value="2.60429449158" calcext:value-type="float">
            <text:p>2,6042944916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10001999999" calcext:value-type="float">
            <text:p>0,10002</text:p>
          </table:table-cell>
          <table:table-cell office:value-type="float" office:value="14.5059633347" calcext:value-type="float">
            <text:p>14,505963334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office:value-type="float" office:value="0.859279999981" calcext:value-type="float">
            <text:p>0,85928</text:p>
          </table:table-cell>
          <table:table-cell office:value-type="float" office:value="0.396499238987" calcext:value-type="float">
            <text:p>0,396499239</text:p>
          </table:table-cell>
          <table:table-cell office:value-type="float" office:value="0.5968" calcext:value-type="float">
            <text:p>0,5968</text:p>
          </table:table-cell>
          <table:table-cell office:value-type="float" office:value="1.67440518951" calcext:value-type="float">
            <text:p>1,6744051895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.00202929238513112" calcext:value-type="float">
            <text:p>0,0020292924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4172735458374" calcext:value-type="float">
            <text:p>2,4172735458</text:p>
          </table:table-cell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0.852200000019" calcext:value-type="float">
            <text:p>0,8522</text:p>
          </table:table-cell>
          <table:table-cell office:value-type="float" office:value="0.398171322918" calcext:value-type="float">
            <text:p>0,3981713229</text:p>
          </table:table-cell>
          <table:table-cell office:value-type="float" office:value="0.7402" calcext:value-type="float">
            <text:p>0,7402</text:p>
          </table:table-cell>
          <table:table-cell office:value-type="float" office:value="0.863135336494" calcext:value-type="float">
            <text:p>0,8631353365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000851369436588" calcext:value-type="float">
            <text:p>0,0008513694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71989421272" calcext:value-type="float">
            <text:p>2,7198942127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00120509179357" calcext:value-type="float">
            <text:p>0,0012050918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1997532692" calcext:value-type="float">
            <text:p>2,6199753269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00147286388256" calcext:value-type="float">
            <text:p>0,0014728639</text:p>
          </table:table-cell>
          <table:table-cell office:value-type="float" office:value="0.6687" calcext:value-type="float">
            <text:p>0,6687</text:p>
          </table:table-cell>
          <table:table-cell office:value-type="float" office:value="2.63906813889" calcext:value-type="float">
            <text:p>2,6390681389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377595709924" calcext:value-type="float">
            <text:p>0,0037759571</text:p>
          </table:table-cell>
          <table:table-cell office:value-type="float" office:value="0.6517" calcext:value-type="float">
            <text:p>0,6517</text:p>
          </table:table-cell>
          <table:table-cell office:value-type="float" office:value="2.5997863987" calcext:value-type="float">
            <text:p>2,5997863987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8" calcext:value-type="float">
            <text:p>168</text:p>
          </table:table-cell>
          <table:table-cell office:value-type="float" office:value="0.860159999962" calcext:value-type="float">
            <text:p>0,86016</text:p>
          </table:table-cell>
          <table:table-cell office:value-type="float" office:value="0.391871568451" calcext:value-type="float">
            <text:p>0,3918715685</text:p>
          </table:table-cell>
          <table:table-cell office:value-type="float" office:value="0.5975" calcext:value-type="float">
            <text:p>0,5975</text:p>
          </table:table-cell>
          <table:table-cell office:value-type="float" office:value="1.65046739883" calcext:value-type="float">
            <text:p>1,6504673988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.00199570099756122" calcext:value-type="float">
            <text:p>0,001995701</text:p>
          </table:table-cell>
          <table:table-cell office:value-type="float" office:value="0.6714" calcext:value-type="float">
            <text:p>0,6714</text:p>
          </table:table-cell>
          <table:table-cell office:value-type="float" office:value="2.42118557128906" calcext:value-type="float">
            <text:p>2,4211855713</text:p>
          </table:table-cell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0.853960000038" calcext:value-type="float">
            <text:p>0,85396</text:p>
          </table:table-cell>
          <table:table-cell office:value-type="float" office:value="0.39446252326" calcext:value-type="float">
            <text:p>0,3944625233</text:p>
          </table:table-cell>
          <table:table-cell office:value-type="float" office:value="0.744" calcext:value-type="float">
            <text:p>0,744</text:p>
          </table:table-cell>
          <table:table-cell office:value-type="float" office:value="0.857139668083" calcext:value-type="float">
            <text:p>0,857139668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.000840342619289" calcext:value-type="float">
            <text:p>0,0008403426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72246633568" calcext:value-type="float">
            <text:p>2,7224663357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.00118951985423" calcext:value-type="float">
            <text:p>0,0011895199</text:p>
          </table:table-cell>
          <table:table-cell office:value-type="float" office:value="0.6673" calcext:value-type="float">
            <text:p>0,6673</text:p>
          </table:table-cell>
          <table:table-cell office:value-type="float" office:value="2.62344702377" calcext:value-type="float">
            <text:p>2,6234470238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.00145798306711" calcext:value-type="float">
            <text:p>0,0014579831</text:p>
          </table:table-cell>
          <table:table-cell office:value-type="float" office:value="0.667" calcext:value-type="float">
            <text:p>0,667</text:p>
          </table:table-cell>
          <table:table-cell office:value-type="float" office:value="2.64141626511" calcext:value-type="float">
            <text:p>2,641416265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357004703619" calcext:value-type="float">
            <text:p>0,003570047</text:p>
          </table:table-cell>
          <table:table-cell office:value-type="float" office:value="0.6533" calcext:value-type="float">
            <text:p>0,6533</text:p>
          </table:table-cell>
          <table:table-cell office:value-type="float" office:value="2.60325560226" calcext:value-type="float">
            <text:p>2,6032556023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054" calcext:value-type="float">
            <text:p>14,50596330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office:value-type="float" office:value="0.861799999981" calcext:value-type="float">
            <text:p>0,8618</text:p>
          </table:table-cell>
          <table:table-cell office:value-type="float" office:value="0.389453798265" calcext:value-type="float">
            <text:p>0,3894537983</text:p>
          </table:table-cell>
          <table:table-cell office:value-type="float" office:value="0.6028" calcext:value-type="float">
            <text:p>0,6028</text:p>
          </table:table-cell>
          <table:table-cell office:value-type="float" office:value="1.65086111317" calcext:value-type="float">
            <text:p>1,650861113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.00196485066056252" calcext:value-type="float">
            <text:p>0,0019648507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42395995635986" calcext:value-type="float">
            <text:p>2,4239599564</text:p>
          </table:table-cell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0.854960000038" calcext:value-type="float">
            <text:p>0,85496</text:p>
          </table:table-cell>
          <table:table-cell office:value-type="float" office:value="0.394567723579" calcext:value-type="float">
            <text:p>0,3945677236</text:p>
          </table:table-cell>
          <table:table-cell office:value-type="float" office:value="0.7432" calcext:value-type="float">
            <text:p>0,7432</text:p>
          </table:table-cell>
          <table:table-cell office:value-type="float" office:value="0.853697825623" calcext:value-type="float">
            <text:p>0,853697825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083304099841" calcext:value-type="float">
            <text:p>0,000833041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72754355164" calcext:value-type="float">
            <text:p>2,727543551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117547968701" calcext:value-type="float">
            <text:p>0,0011754797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63014361725" calcext:value-type="float">
            <text:p>2,630143617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144148199178" calcext:value-type="float">
            <text:p>0,001441482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64584471893" calcext:value-type="float">
            <text:p>2,6458447189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325702237204" calcext:value-type="float">
            <text:p>0,0032570224</text:p>
          </table:table-cell>
          <table:table-cell office:value-type="float" office:value="0.6541" calcext:value-type="float">
            <text:p>0,6541</text:p>
          </table:table-cell>
          <table:table-cell office:value-type="float" office:value="2.61335934448" calcext:value-type="float">
            <text:p>2,613359344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38" calcext:value-type="float">
            <text:p>14,505963303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0" calcext:value-type="float">
            <text:p>170</text:p>
          </table:table-cell>
          <table:table-cell office:value-type="float" office:value="0.863539999962" calcext:value-type="float">
            <text:p>0,86354</text:p>
          </table:table-cell>
          <table:table-cell office:value-type="float" office:value="0.386385628872" calcext:value-type="float">
            <text:p>0,3863856289</text:p>
          </table:table-cell>
          <table:table-cell office:value-type="float" office:value="0.5924" calcext:value-type="float">
            <text:p>0,5924</text:p>
          </table:table-cell>
          <table:table-cell office:value-type="float" office:value="1.67186421928" calcext:value-type="float">
            <text:p>1,671864219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.001958221520558" calcext:value-type="float">
            <text:p>0,0019582215</text:p>
          </table:table-cell>
          <table:table-cell office:value-type="float" office:value="0.6722" calcext:value-type="float">
            <text:p>0,6722</text:p>
          </table:table-cell>
          <table:table-cell office:value-type="float" office:value="2.42932704620361" calcext:value-type="float">
            <text:p>2,4293270462</text:p>
          </table:table-cell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0.85468" calcext:value-type="float">
            <text:p>0,85468</text:p>
          </table:table-cell>
          <table:table-cell office:value-type="float" office:value="0.392232244053" calcext:value-type="float">
            <text:p>0,3922322441</text:p>
          </table:table-cell>
          <table:table-cell office:value-type="float" office:value="0.7392" calcext:value-type="float">
            <text:p>0,7392</text:p>
          </table:table-cell>
          <table:table-cell office:value-type="float" office:value="0.855894994164" calcext:value-type="float">
            <text:p>0,855894994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.000824178176969" calcext:value-type="float">
            <text:p>0,0008241782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7276237812" calcext:value-type="float">
            <text:p>2,727623781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.00115472921483" calcext:value-type="float">
            <text:p>0,0011547292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63106305313" calcext:value-type="float">
            <text:p>2,631063053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.00142053127147" calcext:value-type="float">
            <text:p>0,0014205313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4856174469" calcext:value-type="float">
            <text:p>2,648561744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99992" calcext:value-type="float">
            <text:p>0,99992</text:p>
          </table:table-cell>
          <table:table-cell office:value-type="float" office:value="0.00345441377386" calcext:value-type="float">
            <text:p>0,0034544138</text:p>
          </table:table-cell>
          <table:table-cell office:value-type="float" office:value="0.6533" calcext:value-type="float">
            <text:p>0,6533</text:p>
          </table:table-cell>
          <table:table-cell office:value-type="float" office:value="2.61594554749" calcext:value-type="float">
            <text:p>2,615945547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01" calcext:value-type="float">
            <text:p>14,505963330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1" calcext:value-type="float">
            <text:p>171</text:p>
          </table:table-cell>
          <table:table-cell office:value-type="float" office:value="0.866460000019" calcext:value-type="float">
            <text:p>0,86646</text:p>
          </table:table-cell>
          <table:table-cell office:value-type="float" office:value="0.379996168156" calcext:value-type="float">
            <text:p>0,3799961682</text:p>
          </table:table-cell>
          <table:table-cell office:value-type="float" office:value="0.5981" calcext:value-type="float">
            <text:p>0,5981</text:p>
          </table:table-cell>
          <table:table-cell office:value-type="float" office:value="1.66464299812" calcext:value-type="float">
            <text:p>1,664642998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.00193298797253519" calcext:value-type="float">
            <text:p>0,001932988</text:p>
          </table:table-cell>
          <table:table-cell office:value-type="float" office:value="0.6723" calcext:value-type="float">
            <text:p>0,6723</text:p>
          </table:table-cell>
          <table:table-cell office:value-type="float" office:value="2.43011377182007" calcext:value-type="float">
            <text:p>2,4301137718</text:p>
          </table:table-cell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0.852760000038" calcext:value-type="float">
            <text:p>0,85276</text:p>
          </table:table-cell>
          <table:table-cell office:value-type="float" office:value="0.39351215292" calcext:value-type="float">
            <text:p>0,3935121529</text:p>
          </table:table-cell>
          <table:table-cell office:value-type="float" office:value="0.7423" calcext:value-type="float">
            <text:p>0,7423</text:p>
          </table:table-cell>
          <table:table-cell office:value-type="float" office:value="0.874687031555" calcext:value-type="float">
            <text:p>0,8746870316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0862220615074" calcext:value-type="float">
            <text:p>0,0008622206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72972306671" calcext:value-type="float">
            <text:p>2,7297230667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.00114718152434" calcext:value-type="float">
            <text:p>0,0011471815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3558996353" calcext:value-type="float">
            <text:p>2,635589963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.00139684711993" calcext:value-type="float">
            <text:p>0,0013968471</text:p>
          </table:table-cell>
          <table:table-cell office:value-type="float" office:value="0.668" calcext:value-type="float">
            <text:p>0,668</text:p>
          </table:table-cell>
          <table:table-cell office:value-type="float" office:value="2.6514305645" calcext:value-type="float">
            <text:p>2,651430564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32712675567" calcext:value-type="float">
            <text:p>0,0032712676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62144240379" calcext:value-type="float">
            <text:p>2,6214424038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299" calcext:value-type="float">
            <text:p>14,505963299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2" calcext:value-type="float">
            <text:p>172</text:p>
          </table:table-cell>
          <table:table-cell office:value-type="float" office:value="0.866539999981" calcext:value-type="float">
            <text:p>0,86654</text:p>
          </table:table-cell>
          <table:table-cell office:value-type="float" office:value="0.375734042034" calcext:value-type="float">
            <text:p>0,375734042</text:p>
          </table:table-cell>
          <table:table-cell office:value-type="float" office:value="0.5877" calcext:value-type="float">
            <text:p>0,5877</text:p>
          </table:table-cell>
          <table:table-cell office:value-type="float" office:value="1.71247729473" calcext:value-type="float">
            <text:p>1,7124772947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.00191677821815014" calcext:value-type="float">
            <text:p>0,0019167782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432268699646" calcext:value-type="float">
            <text:p>2,4322686996</text:p>
          </table:table-cell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0.853260000038" calcext:value-type="float">
            <text:p>0,85326</text:p>
          </table:table-cell>
          <table:table-cell office:value-type="float" office:value="0.388613150349" calcext:value-type="float">
            <text:p>0,3886131503</text:p>
          </table:table-cell>
          <table:table-cell office:value-type="float" office:value="0.7449" calcext:value-type="float">
            <text:p>0,7449</text:p>
          </table:table-cell>
          <table:table-cell office:value-type="float" office:value="0.851194304085" calcext:value-type="float">
            <text:p>0,851194304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0811960816327" calcext:value-type="float">
            <text:p>0,0008119608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73067491684" calcext:value-type="float">
            <text:p>2,7306749168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11213764663" calcext:value-type="float">
            <text:p>0,0011213765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63595828781" calcext:value-type="float">
            <text:p>2,6359582878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13803623949" calcext:value-type="float">
            <text:p>0,0013803624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5399407272" calcext:value-type="float">
            <text:p>2,6539940727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311005863413" calcext:value-type="float">
            <text:p>0,0031100586</text:p>
          </table:table-cell>
          <table:table-cell office:value-type="float" office:value="0.6539" calcext:value-type="float">
            <text:p>0,6539</text:p>
          </table:table-cell>
          <table:table-cell office:value-type="float" office:value="2.62501491394" calcext:value-type="float">
            <text:p>2,6250149139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11" calcext:value-type="float">
            <text:p>14,505963301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3" calcext:value-type="float">
            <text:p>173</text:p>
          </table:table-cell>
          <table:table-cell office:value-type="float" office:value="0.868120000038" calcext:value-type="float">
            <text:p>0,86812</text:p>
          </table:table-cell>
          <table:table-cell office:value-type="float" office:value="0.371462596045" calcext:value-type="float">
            <text:p>0,371462596</text:p>
          </table:table-cell>
          <table:table-cell office:value-type="float" office:value="0.5885" calcext:value-type="float">
            <text:p>0,5885</text:p>
          </table:table-cell>
          <table:table-cell office:value-type="float" office:value="1.72070871811" calcext:value-type="float">
            <text:p>1,720708718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.00187953227918595" calcext:value-type="float">
            <text:p>0,0018795323</text:p>
          </table:table-cell>
          <table:table-cell office:value-type="float" office:value="0.6715" calcext:value-type="float">
            <text:p>0,6715</text:p>
          </table:table-cell>
          <table:table-cell office:value-type="float" office:value="2.43210312347412" calcext:value-type="float">
            <text:p>2,4321031235</text:p>
          </table:table-cell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0.857179999981" calcext:value-type="float">
            <text:p>0,85718</text:p>
          </table:table-cell>
          <table:table-cell office:value-type="float" office:value="0.385604770384" calcext:value-type="float">
            <text:p>0,3856047704</text:p>
          </table:table-cell>
          <table:table-cell office:value-type="float" office:value="0.7371" calcext:value-type="float">
            <text:p>0,7371</text:p>
          </table:table-cell>
          <table:table-cell office:value-type="float" office:value="0.867269171333" calcext:value-type="float">
            <text:p>0,867269171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00826946251616" calcext:value-type="float">
            <text:p>0,0008269463</text:p>
          </table:table-cell>
          <table:table-cell office:value-type="float" office:value="0.6639" calcext:value-type="float">
            <text:p>0,6639</text:p>
          </table:table-cell>
          <table:table-cell office:value-type="float" office:value="2.73272849731" calcext:value-type="float">
            <text:p>2,732728497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0111221258827" calcext:value-type="float">
            <text:p>0,0011122126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4009990921" calcext:value-type="float">
            <text:p>2,640099909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0137051601574" calcext:value-type="float">
            <text:p>0,001370516</text:p>
          </table:table-cell>
          <table:table-cell office:value-type="float" office:value="0.667" calcext:value-type="float">
            <text:p>0,667</text:p>
          </table:table-cell>
          <table:table-cell office:value-type="float" office:value="2.65690398178" calcext:value-type="float">
            <text:p>2,656903981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307011919007" calcext:value-type="float">
            <text:p>0,0030701192</text:p>
          </table:table-cell>
          <table:table-cell office:value-type="float" office:value="0.6544" calcext:value-type="float">
            <text:p>0,6544</text:p>
          </table:table-cell>
          <table:table-cell office:value-type="float" office:value="2.63028428497" calcext:value-type="float">
            <text:p>2,630284285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426" calcext:value-type="float">
            <text:p>14,505963342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4" calcext:value-type="float">
            <text:p>174</text:p>
          </table:table-cell>
          <table:table-cell office:value-type="float" office:value="0.871619999981" calcext:value-type="float">
            <text:p>0,87162</text:p>
          </table:table-cell>
          <table:table-cell office:value-type="float" office:value="0.363908484497" calcext:value-type="float">
            <text:p>0,3639084845</text:p>
          </table:table-cell>
          <table:table-cell office:value-type="float" office:value="0.6019" calcext:value-type="float">
            <text:p>0,6019</text:p>
          </table:table-cell>
          <table:table-cell office:value-type="float" office:value="1.72674887619" calcext:value-type="float">
            <text:p>1,726748876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.00186017020888627" calcext:value-type="float">
            <text:p>0,0018601702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43565862121582" calcext:value-type="float">
            <text:p>2,4356586212</text:p>
          </table:table-cell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0.858820000038" calcext:value-type="float">
            <text:p>0,85882</text:p>
          </table:table-cell>
          <table:table-cell office:value-type="float" office:value="0.383669089718" calcext:value-type="float">
            <text:p>0,3836690897</text:p>
          </table:table-cell>
          <table:table-cell office:value-type="float" office:value="0.7387" calcext:value-type="float">
            <text:p>0,7387</text:p>
          </table:table-cell>
          <table:table-cell office:value-type="float" office:value="0.867061457062" calcext:value-type="float">
            <text:p>0,867061457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00789182065241" calcext:value-type="float">
            <text:p>0,0007891821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73674291153" calcext:value-type="float">
            <text:p>2,736742911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0108999448299" calcext:value-type="float">
            <text:p>0,0010899945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64346070709" calcext:value-type="float">
            <text:p>2,643460707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0134206055321" calcext:value-type="float">
            <text:p>0,0013420606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66038276291" calcext:value-type="float">
            <text:p>2,6603827629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331928214222" calcext:value-type="float">
            <text:p>0,0033192821</text:p>
          </table:table-cell>
          <table:table-cell office:value-type="float" office:value="0.6529" calcext:value-type="float">
            <text:p>0,6529</text:p>
          </table:table-cell>
          <table:table-cell office:value-type="float" office:value="2.63347078819" calcext:value-type="float">
            <text:p>2,633470788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10002000001" calcext:value-type="float">
            <text:p>0,10002</text:p>
          </table:table-cell>
          <table:table-cell office:value-type="float" office:value="14.505963298" calcext:value-type="float">
            <text:p>14,50596329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5" calcext:value-type="float">
            <text:p>175</text:p>
          </table:table-cell>
          <table:table-cell office:value-type="float" office:value="0.873839999981" calcext:value-type="float">
            <text:p>0,87384</text:p>
          </table:table-cell>
          <table:table-cell office:value-type="float" office:value="0.359846578407" calcext:value-type="float">
            <text:p>0,3598465784</text:p>
          </table:table-cell>
          <table:table-cell office:value-type="float" office:value="0.6019" calcext:value-type="float">
            <text:p>0,6019</text:p>
          </table:table-cell>
          <table:table-cell office:value-type="float" office:value="1.73543343887" calcext:value-type="float">
            <text:p>1,7354334389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.0018313706349954" calcext:value-type="float">
            <text:p>0,0018313706</text:p>
          </table:table-cell>
          <table:table-cell office:value-type="float" office:value="0.6721" calcext:value-type="float">
            <text:p>0,6721</text:p>
          </table:table-cell>
          <table:table-cell office:value-type="float" office:value="2.43912824020386" calcext:value-type="float">
            <text:p>2,4391282402</text:p>
          </table:table-cell>
        </table:table-row>
        <table:table-row table:style-name="ro1"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0.85804" calcext:value-type="float">
            <text:p>0,85804</text:p>
          </table:table-cell>
          <table:table-cell office:value-type="float" office:value="0.382146641779" calcext:value-type="float">
            <text:p>0,3821466418</text:p>
          </table:table-cell>
          <table:table-cell office:value-type="float" office:value="0.7405" calcext:value-type="float">
            <text:p>0,7405</text:p>
          </table:table-cell>
          <table:table-cell office:value-type="float" office:value="0.858185579872" calcext:value-type="float">
            <text:p>0,8581855799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.000776807415336" calcext:value-type="float">
            <text:p>0,0007768074</text:p>
          </table:table-cell>
          <table:table-cell office:value-type="float" office:value="0.6653" calcext:value-type="float">
            <text:p>0,6653</text:p>
          </table:table-cell>
          <table:table-cell office:value-type="float" office:value="2.73839453087" calcext:value-type="float">
            <text:p>2,7383945309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.00106940655809" calcext:value-type="float">
            <text:p>0,0010694066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64648508377" calcext:value-type="float">
            <text:p>2,6464850838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.00132810705571" calcext:value-type="float">
            <text:p>0,0013281071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66384075127" calcext:value-type="float">
            <text:p>2,6638407513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00322339300483" calcext:value-type="float">
            <text:p>0,003223393</text:p>
          </table:table-cell>
          <table:table-cell office:value-type="float" office:value="0.6523" calcext:value-type="float">
            <text:p>0,6523</text:p>
          </table:table-cell>
          <table:table-cell office:value-type="float" office:value="2.65957471313" calcext:value-type="float">
            <text:p>2,6595747131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322" calcext:value-type="float">
            <text:p>14,505963332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6" calcext:value-type="float">
            <text:p>176</text:p>
          </table:table-cell>
          <table:table-cell office:value-type="float" office:value="0.872620000038" calcext:value-type="float">
            <text:p>0,87262</text:p>
          </table:table-cell>
          <table:table-cell office:value-type="float" office:value="0.358457411213" calcext:value-type="float">
            <text:p>0,3584574112</text:p>
          </table:table-cell>
          <table:table-cell office:value-type="float" office:value="0.5958" calcext:value-type="float">
            <text:p>0,5958</text:p>
          </table:table-cell>
          <table:table-cell office:value-type="float" office:value="1.75776586571" calcext:value-type="float">
            <text:p>1,7577658657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.00180098327882588" calcext:value-type="float">
            <text:p>0,0018009833</text:p>
          </table:table-cell>
          <table:table-cell office:value-type="float" office:value="0.6718" calcext:value-type="float">
            <text:p>0,6718</text:p>
          </table:table-cell>
          <table:table-cell office:value-type="float" office:value="2.44361690292358" calcext:value-type="float">
            <text:p>2,4436169029</text:p>
          </table:table-cell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0.8589" calcext:value-type="float">
            <text:p>0,8589</text:p>
          </table:table-cell>
          <table:table-cell office:value-type="float" office:value="0.378733193836" calcext:value-type="float">
            <text:p>0,3787331938</text:p>
          </table:table-cell>
          <table:table-cell office:value-type="float" office:value="0.7372" calcext:value-type="float">
            <text:p>0,7372</text:p>
          </table:table-cell>
          <table:table-cell office:value-type="float" office:value="0.879103500557" calcext:value-type="float">
            <text:p>0,8791035006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000772062111199" calcext:value-type="float">
            <text:p>0,0007720621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74009411163" calcext:value-type="float">
            <text:p>2,7400941116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0010559687236" calcext:value-type="float">
            <text:p>0,0010559687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4803280029" calcext:value-type="float">
            <text:p>2,648032800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00131146148648" calcext:value-type="float">
            <text:p>0,0013114615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6585461197" calcext:value-type="float">
            <text:p>2,66585461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99986" calcext:value-type="float">
            <text:p>0,99986</text:p>
          </table:table-cell>
          <table:table-cell office:value-type="float" office:value="0.00326042427555" calcext:value-type="float">
            <text:p>0,0032604243</text:p>
          </table:table-cell>
          <table:table-cell office:value-type="float" office:value="0.6522" calcext:value-type="float">
            <text:p>0,6522</text:p>
          </table:table-cell>
          <table:table-cell office:value-type="float" office:value="2.64361772232" calcext:value-type="float">
            <text:p>2,643617722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03" calcext:value-type="float">
            <text:p>14,505963320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7" calcext:value-type="float">
            <text:p>177</text:p>
          </table:table-cell>
          <table:table-cell office:value-type="float" office:value="0.876539999981" calcext:value-type="float">
            <text:p>0,87654</text:p>
          </table:table-cell>
          <table:table-cell office:value-type="float" office:value="0.352495795803" calcext:value-type="float">
            <text:p>0,3524957958</text:p>
          </table:table-cell>
          <table:table-cell office:value-type="float" office:value="0.5966" calcext:value-type="float">
            <text:p>0,5966</text:p>
          </table:table-cell>
          <table:table-cell office:value-type="float" office:value="1.76289213715" calcext:value-type="float">
            <text:p>1,762892137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.00178069070361555" calcext:value-type="float">
            <text:p>0,0017806907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4353021240234" calcext:value-type="float">
            <text:p>2,4435302124</text:p>
          </table:table-cell>
        </table:table-row>
        <table:table-row table:style-name="ro1"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0.860099999981" calcext:value-type="float">
            <text:p>0,8601</text:p>
          </table:table-cell>
          <table:table-cell office:value-type="float" office:value="0.376902164392" calcext:value-type="float">
            <text:p>0,3769021644</text:p>
          </table:table-cell>
          <table:table-cell office:value-type="float" office:value="0.7407" calcext:value-type="float">
            <text:p>0,7407</text:p>
          </table:table-cell>
          <table:table-cell office:value-type="float" office:value="0.881475131798" calcext:value-type="float">
            <text:p>0,881475131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.000762325120699" calcext:value-type="float">
            <text:p>0,0007623251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74323884277" calcext:value-type="float">
            <text:p>2,743238842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.00104283390801" calcext:value-type="float">
            <text:p>0,0010428339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65282607727" calcext:value-type="float">
            <text:p>2,652826077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.00129749221198" calcext:value-type="float">
            <text:p>0,0012974922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6963435211" calcext:value-type="float">
            <text:p>2,669634352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99984" calcext:value-type="float">
            <text:p>0,99984</text:p>
          </table:table-cell>
          <table:table-cell office:value-type="float" office:value="0.00335950458191" calcext:value-type="float">
            <text:p>0,0033595046</text:p>
          </table:table-cell>
          <table:table-cell office:value-type="float" office:value="0.6537" calcext:value-type="float">
            <text:p>0,6537</text:p>
          </table:table-cell>
          <table:table-cell office:value-type="float" office:value="2.64692655945" calcext:value-type="float">
            <text:p>2,646926559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10001999999" calcext:value-type="float">
            <text:p>0,10002</text:p>
          </table:table-cell>
          <table:table-cell office:value-type="float" office:value="14.50596332" calcext:value-type="float">
            <text:p>14,5059633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8" calcext:value-type="float">
            <text:p>178</text:p>
          </table:table-cell>
          <table:table-cell office:value-type="float" office:value="0.880059999981" calcext:value-type="float">
            <text:p>0,88006</text:p>
          </table:table-cell>
          <table:table-cell office:value-type="float" office:value="0.345068305216" calcext:value-type="float">
            <text:p>0,3450683052</text:p>
          </table:table-cell>
          <table:table-cell office:value-type="float" office:value="0.6032" calcext:value-type="float">
            <text:p>0,6032</text:p>
          </table:table-cell>
          <table:table-cell office:value-type="float" office:value="1.76108659534" calcext:value-type="float">
            <text:p>1,761086595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.00177000876538455" calcext:value-type="float">
            <text:p>0,0017700088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4724716491699" calcext:value-type="float">
            <text:p>2,4472471649</text:p>
          </table:table-cell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0.860399999962" calcext:value-type="float">
            <text:p>0,8604</text:p>
          </table:table-cell>
          <table:table-cell office:value-type="float" office:value="0.371768556566" calcext:value-type="float">
            <text:p>0,3717685566</text:p>
          </table:table-cell>
          <table:table-cell office:value-type="float" office:value="0.7389" calcext:value-type="float">
            <text:p>0,7389</text:p>
          </table:table-cell>
          <table:table-cell office:value-type="float" office:value="0.868825858307" calcext:value-type="float">
            <text:p>0,8688258583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000751523215249" calcext:value-type="float">
            <text:p>0,0007515232</text:p>
          </table:table-cell>
          <table:table-cell office:value-type="float" office:value="0.6639" calcext:value-type="float">
            <text:p>0,6639</text:p>
          </table:table-cell>
          <table:table-cell office:value-type="float" office:value="2.74544282455" calcext:value-type="float">
            <text:p>2,745442824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00102680539999" calcext:value-type="float">
            <text:p>0,0010268054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6558302063" calcext:value-type="float">
            <text:p>2,6558302063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00128782982673" calcext:value-type="float">
            <text:p>0,0012878298</text:p>
          </table:table-cell>
          <table:table-cell office:value-type="float" office:value="0.6682" calcext:value-type="float">
            <text:p>0,6682</text:p>
          </table:table-cell>
          <table:table-cell office:value-type="float" office:value="2.67283805809" calcext:value-type="float">
            <text:p>2,6728380581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297408325233" calcext:value-type="float">
            <text:p>0,0029740833</text:p>
          </table:table-cell>
          <table:table-cell office:value-type="float" office:value="0.6537" calcext:value-type="float">
            <text:p>0,6537</text:p>
          </table:table-cell>
          <table:table-cell office:value-type="float" office:value="2.64704463882" calcext:value-type="float">
            <text:p>2,6470446388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35" calcext:value-type="float">
            <text:p>14,50596333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79" calcext:value-type="float">
            <text:p>179</text:p>
          </table:table-cell>
          <table:table-cell office:value-type="float" office:value="0.88006" calcext:value-type="float">
            <text:p>0,88006</text:p>
          </table:table-cell>
          <table:table-cell office:value-type="float" office:value="0.343235116005" calcext:value-type="float">
            <text:p>0,343235116</text:p>
          </table:table-cell>
          <table:table-cell office:value-type="float" office:value="0.5906" calcext:value-type="float">
            <text:p>0,5906</text:p>
          </table:table-cell>
          <table:table-cell office:value-type="float" office:value="1.82287027283" calcext:value-type="float">
            <text:p>1,8228702728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.00174092592336237" calcext:value-type="float">
            <text:p>0,0017409259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5068446502686" calcext:value-type="float">
            <text:p>2,450684465</text:p>
          </table:table-cell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0.858499999962" calcext:value-type="float">
            <text:p>0,8585</text:p>
          </table:table-cell>
          <table:table-cell office:value-type="float" office:value="0.380413228531" calcext:value-type="float">
            <text:p>0,3804132285</text:p>
          </table:table-cell>
          <table:table-cell office:value-type="float" office:value="0.74" calcext:value-type="float">
            <text:p>0,74</text:p>
          </table:table-cell>
          <table:table-cell office:value-type="float" office:value="0.872305074692" calcext:value-type="float">
            <text:p>0,872305074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00752033426538" calcext:value-type="float">
            <text:p>0,0007520334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74690823822" calcext:value-type="float">
            <text:p>2,746908238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0102028312482" calcext:value-type="float">
            <text:p>0,0010202831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65716370163" calcext:value-type="float">
            <text:p>2,657163701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0126608491816" calcext:value-type="float">
            <text:p>0,0012660849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67435758362" calcext:value-type="float">
            <text:p>2,674357583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84921505496" calcext:value-type="float">
            <text:p>0,0028492151</text:p>
          </table:table-cell>
          <table:table-cell office:value-type="float" office:value="0.6537" calcext:value-type="float">
            <text:p>0,6537</text:p>
          </table:table-cell>
          <table:table-cell office:value-type="float" office:value="2.65155656509" calcext:value-type="float">
            <text:p>2,651556565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907" calcext:value-type="float">
            <text:p>14,5059632907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0" calcext:value-type="float">
            <text:p>180</text:p>
          </table:table-cell>
          <table:table-cell office:value-type="float" office:value="0.879460000038" calcext:value-type="float">
            <text:p>0,87946</text:p>
          </table:table-cell>
          <table:table-cell office:value-type="float" office:value="0.341232436733" calcext:value-type="float">
            <text:p>0,3412324367</text:p>
          </table:table-cell>
          <table:table-cell office:value-type="float" office:value="0.5983" calcext:value-type="float">
            <text:p>0,5983</text:p>
          </table:table-cell>
          <table:table-cell office:value-type="float" office:value="1.79134881001" calcext:value-type="float">
            <text:p>1,7913488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0172740524347872" calcext:value-type="float">
            <text:p>0,0017274052</text:p>
          </table:table-cell>
          <table:table-cell office:value-type="float" office:value="0.6727" calcext:value-type="float">
            <text:p>0,6727</text:p>
          </table:table-cell>
          <table:table-cell office:value-type="float" office:value="2.452704662323" calcext:value-type="float">
            <text:p>2,4527046623</text:p>
          </table:table-cell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0.861579999962" calcext:value-type="float">
            <text:p>0,86158</text:p>
          </table:table-cell>
          <table:table-cell office:value-type="float" office:value="0.373617755136" calcext:value-type="float">
            <text:p>0,3736177551</text:p>
          </table:table-cell>
          <table:table-cell office:value-type="float" office:value="0.7391" calcext:value-type="float">
            <text:p>0,7391</text:p>
          </table:table-cell>
          <table:table-cell office:value-type="float" office:value="0.882043510628" calcext:value-type="float">
            <text:p>0,882043510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.000737320832368" calcext:value-type="float">
            <text:p>0,0007373208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74917980576" calcext:value-type="float">
            <text:p>2,7491798058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.000999514404722" calcext:value-type="float">
            <text:p>0,0009995144</text:p>
          </table:table-cell>
          <table:table-cell office:value-type="float" office:value="0.667" calcext:value-type="float">
            <text:p>0,667</text:p>
          </table:table-cell>
          <table:table-cell office:value-type="float" office:value="2.66029355736" calcext:value-type="float">
            <text:p>2,6602935574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.00124559631947" calcext:value-type="float">
            <text:p>0,0012455963</text:p>
          </table:table-cell>
          <table:table-cell office:value-type="float" office:value="0.6665" calcext:value-type="float">
            <text:p>0,6665</text:p>
          </table:table-cell>
          <table:table-cell office:value-type="float" office:value="2.67612272873" calcext:value-type="float">
            <text:p>2,6761227287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99994" calcext:value-type="float">
            <text:p>0,99994</text:p>
          </table:table-cell>
          <table:table-cell office:value-type="float" office:value="0.00290127297208" calcext:value-type="float">
            <text:p>0,002901273</text:p>
          </table:table-cell>
          <table:table-cell office:value-type="float" office:value="0.6546" calcext:value-type="float">
            <text:p>0,6546</text:p>
          </table:table-cell>
          <table:table-cell office:value-type="float" office:value="2.65772202759" calcext:value-type="float">
            <text:p>2,657722027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429" calcext:value-type="float">
            <text:p>14,5059633429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1" calcext:value-type="float">
            <text:p>181</text:p>
          </table:table-cell>
          <table:table-cell office:value-type="float" office:value="0.882119999981" calcext:value-type="float">
            <text:p>0,88212</text:p>
          </table:table-cell>
          <table:table-cell office:value-type="float" office:value="0.336153138275" calcext:value-type="float">
            <text:p>0,3361531383</text:p>
          </table:table-cell>
          <table:table-cell office:value-type="float" office:value="0.5988" calcext:value-type="float">
            <text:p>0,5988</text:p>
          </table:table-cell>
          <table:table-cell office:value-type="float" office:value="1.8038716198" calcext:value-type="float">
            <text:p>1,8038716198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.00169593970648944" calcext:value-type="float">
            <text:p>0,0016959397</text:p>
          </table:table-cell>
          <table:table-cell office:value-type="float" office:value="0.6731" calcext:value-type="float">
            <text:p>0,6731</text:p>
          </table:table-cell>
          <table:table-cell office:value-type="float" office:value="2.45390307159424" calcext:value-type="float">
            <text:p>2,4539030716</text:p>
          </table:table-cell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0.860559999981" calcext:value-type="float">
            <text:p>0,86056</text:p>
          </table:table-cell>
          <table:table-cell office:value-type="float" office:value="0.373353322773" calcext:value-type="float">
            <text:p>0,3733533228</text:p>
          </table:table-cell>
          <table:table-cell office:value-type="float" office:value="0.7383" calcext:value-type="float">
            <text:p>0,7383</text:p>
          </table:table-cell>
          <table:table-cell office:value-type="float" office:value="0.874659562111" calcext:value-type="float">
            <text:p>0,874659562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0736897930168" calcext:value-type="float">
            <text:p>0,0007368979</text:p>
          </table:table-cell>
          <table:table-cell office:value-type="float" office:value="0.6639" calcext:value-type="float">
            <text:p>0,6639</text:p>
          </table:table-cell>
          <table:table-cell office:value-type="float" office:value="2.750311306" calcext:value-type="float">
            <text:p>2,750311306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0991182713769" calcext:value-type="float">
            <text:p>0,0009911827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66198841629" calcext:value-type="float">
            <text:p>2,6619884163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123532734234" calcext:value-type="float">
            <text:p>0,0012353273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67866802788" calcext:value-type="float">
            <text:p>2,6786680279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269855264023" calcext:value-type="float">
            <text:p>0,0026985526</text:p>
          </table:table-cell>
          <table:table-cell office:value-type="float" office:value="0.6542" calcext:value-type="float">
            <text:p>0,6542</text:p>
          </table:table-cell>
          <table:table-cell office:value-type="float" office:value="2.66167074661" calcext:value-type="float">
            <text:p>2,6616707466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441" calcext:value-type="float">
            <text:p>14,505963344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2" calcext:value-type="float">
            <text:p>182</text:p>
          </table:table-cell>
          <table:table-cell office:value-type="float" office:value="0.882719999981" calcext:value-type="float">
            <text:p>0,88272</text:p>
          </table:table-cell>
          <table:table-cell office:value-type="float" office:value="0.332119738188" calcext:value-type="float">
            <text:p>0,3321197382</text:p>
          </table:table-cell>
          <table:table-cell office:value-type="float" office:value="0.5893" calcext:value-type="float">
            <text:p>0,5893</text:p>
          </table:table-cell>
          <table:table-cell office:value-type="float" office:value="1.88456232033" calcext:value-type="float">
            <text:p>1,8845623203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.00168587557639927" calcext:value-type="float">
            <text:p>0,0016858756</text:p>
          </table:table-cell>
          <table:table-cell office:value-type="float" office:value="0.6734" calcext:value-type="float">
            <text:p>0,6734</text:p>
          </table:table-cell>
          <table:table-cell office:value-type="float" office:value="2.45464186477661" calcext:value-type="float">
            <text:p>2,4546418648</text:p>
          </table:table-cell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0.86116" calcext:value-type="float">
            <text:p>0,86116</text:p>
          </table:table-cell>
          <table:table-cell office:value-type="float" office:value="0.37400006403" calcext:value-type="float">
            <text:p>0,374000064</text:p>
          </table:table-cell>
          <table:table-cell office:value-type="float" office:value="0.7373" calcext:value-type="float">
            <text:p>0,7373</text:p>
          </table:table-cell>
          <table:table-cell office:value-type="float" office:value="0.872744840813" calcext:value-type="float">
            <text:p>0,872744840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000722708305884" calcext:value-type="float">
            <text:p>0,0007227083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7538927742" calcext:value-type="float">
            <text:p>2,753892774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000973408941776" calcext:value-type="float">
            <text:p>0,0009734089</text:p>
          </table:table-cell>
          <table:table-cell office:value-type="float" office:value="0.667" calcext:value-type="float">
            <text:p>0,667</text:p>
          </table:table-cell>
          <table:table-cell office:value-type="float" office:value="2.66567476196" calcext:value-type="float">
            <text:p>2,66567476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00122239040013" calcext:value-type="float">
            <text:p>0,0012223904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68251983948" calcext:value-type="float">
            <text:p>2,682519839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68282398358" calcext:value-type="float">
            <text:p>0,002682824</text:p>
          </table:table-cell>
          <table:table-cell office:value-type="float" office:value="0.6539" calcext:value-type="float">
            <text:p>0,6539</text:p>
          </table:table-cell>
          <table:table-cell office:value-type="float" office:value="2.66714853706" calcext:value-type="float">
            <text:p>2,6671485371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01" calcext:value-type="float">
            <text:p>14,505963330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3" calcext:value-type="float">
            <text:p>183</text:p>
          </table:table-cell>
          <table:table-cell office:value-type="float" office:value="0.88512" calcext:value-type="float">
            <text:p>0,88512</text:p>
          </table:table-cell>
          <table:table-cell office:value-type="float" office:value="0.327030723372" calcext:value-type="float">
            <text:p>0,3270307234</text:p>
          </table:table-cell>
          <table:table-cell office:value-type="float" office:value="0.5945" calcext:value-type="float">
            <text:p>0,5945</text:p>
          </table:table-cell>
          <table:table-cell office:value-type="float" office:value="1.80863672676" calcext:value-type="float">
            <text:p>1,808636726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.00166378253243864" calcext:value-type="float">
            <text:p>0,0016637825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6108742828369" calcext:value-type="float">
            <text:p>2,4610874283</text:p>
          </table:table-cell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0.860820000019" calcext:value-type="float">
            <text:p>0,86082</text:p>
          </table:table-cell>
          <table:table-cell office:value-type="float" office:value="0.375527597537" calcext:value-type="float">
            <text:p>0,3755275975</text:p>
          </table:table-cell>
          <table:table-cell office:value-type="float" office:value="0.7365" calcext:value-type="float">
            <text:p>0,7365</text:p>
          </table:table-cell>
          <table:table-cell office:value-type="float" office:value="0.877717206573" calcext:value-type="float">
            <text:p>0,8777172066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0716002166606" calcext:value-type="float">
            <text:p>0,0007160022</text:p>
          </table:table-cell>
          <table:table-cell office:value-type="float" office:value="0.6638" calcext:value-type="float">
            <text:p>0,6638</text:p>
          </table:table-cell>
          <table:table-cell office:value-type="float" office:value="2.75518415604" calcext:value-type="float">
            <text:p>2,755184156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0960169210769" calcext:value-type="float">
            <text:p>0,0009601692</text:p>
          </table:table-cell>
          <table:table-cell office:value-type="float" office:value="0.667" calcext:value-type="float">
            <text:p>0,667</text:p>
          </table:table-cell>
          <table:table-cell office:value-type="float" office:value="2.66915058212" calcext:value-type="float">
            <text:p>2,669150582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120484103434" calcext:value-type="float">
            <text:p>0,001204841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8423879776" calcext:value-type="float">
            <text:p>2,6842387978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261606491305" calcext:value-type="float">
            <text:p>0,0026160649</text:p>
          </table:table-cell>
          <table:table-cell office:value-type="float" office:value="0.6546" calcext:value-type="float">
            <text:p>0,6546</text:p>
          </table:table-cell>
          <table:table-cell office:value-type="float" office:value="2.66603100967" calcext:value-type="float">
            <text:p>2,666031009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13" calcext:value-type="float">
            <text:p>14,50596331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4" calcext:value-type="float">
            <text:p>184</text:p>
          </table:table-cell>
          <table:table-cell office:value-type="float" office:value="0.88688" calcext:value-type="float">
            <text:p>0,88688</text:p>
          </table:table-cell>
          <table:table-cell office:value-type="float" office:value="0.322804254169" calcext:value-type="float">
            <text:p>0,3228042542</text:p>
          </table:table-cell>
          <table:table-cell office:value-type="float" office:value="0.594" calcext:value-type="float">
            <text:p>0,594</text:p>
          </table:table-cell>
          <table:table-cell office:value-type="float" office:value="1.85294718342" calcext:value-type="float">
            <text:p>1,852947183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.00164430571306497" calcext:value-type="float">
            <text:p>0,0016443057</text:p>
          </table:table-cell>
          <table:table-cell office:value-type="float" office:value="0.6721" calcext:value-type="float">
            <text:p>0,6721</text:p>
          </table:table-cell>
          <table:table-cell office:value-type="float" office:value="2.46198907470703" calcext:value-type="float">
            <text:p>2,4619890747</text:p>
          </table:table-cell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0.865779999981" calcext:value-type="float">
            <text:p>0,86578</text:p>
          </table:table-cell>
          <table:table-cell office:value-type="float" office:value="0.362616497078" calcext:value-type="float">
            <text:p>0,3626164971</text:p>
          </table:table-cell>
          <table:table-cell office:value-type="float" office:value="0.7361" calcext:value-type="float">
            <text:p>0,7361</text:p>
          </table:table-cell>
          <table:table-cell office:value-type="float" office:value="0.878197392273" calcext:value-type="float">
            <text:p>0,8781973923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000712084886543" calcext:value-type="float">
            <text:p>0,0007120849</text:p>
          </table:table-cell>
          <table:table-cell office:value-type="float" office:value="0.6645" calcext:value-type="float">
            <text:p>0,6645</text:p>
          </table:table-cell>
          <table:table-cell office:value-type="float" office:value="2.75783741608" calcext:value-type="float">
            <text:p>2,7578374161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000952555577122" calcext:value-type="float">
            <text:p>0,0009525556</text:p>
          </table:table-cell>
          <table:table-cell office:value-type="float" office:value="0.667" calcext:value-type="float">
            <text:p>0,667</text:p>
          </table:table-cell>
          <table:table-cell office:value-type="float" office:value="2.67227108459" calcext:value-type="float">
            <text:p>2,6722710846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00119182174198" calcext:value-type="float">
            <text:p>0,0011918217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68626537819" calcext:value-type="float">
            <text:p>2,686265378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56571467794" calcext:value-type="float">
            <text:p>0,0025657147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6699574379" calcext:value-type="float">
            <text:p>2,6699574379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231" calcext:value-type="float">
            <text:p>14,5059633231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5" calcext:value-type="float">
            <text:p>185</text:p>
          </table:table-cell>
          <table:table-cell office:value-type="float" office:value="0.887240000019" calcext:value-type="float">
            <text:p>0,88724</text:p>
          </table:table-cell>
          <table:table-cell office:value-type="float" office:value="0.317931951914" calcext:value-type="float">
            <text:p>0,3179319519</text:p>
          </table:table-cell>
          <table:table-cell office:value-type="float" office:value="0.5943" calcext:value-type="float">
            <text:p>0,5943</text:p>
          </table:table-cell>
          <table:table-cell office:value-type="float" office:value="1.83713302155" calcext:value-type="float">
            <text:p>1,8371330216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.00162419086404145" calcext:value-type="float">
            <text:p>0,0016241909</text:p>
          </table:table-cell>
          <table:table-cell office:value-type="float" office:value="0.6716" calcext:value-type="float">
            <text:p>0,6716</text:p>
          </table:table-cell>
          <table:table-cell office:value-type="float" office:value="2.46746723937988" calcext:value-type="float">
            <text:p>2,4674672394</text:p>
          </table:table-cell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0.864760000019" calcext:value-type="float">
            <text:p>0,86476</text:p>
          </table:table-cell>
          <table:table-cell office:value-type="float" office:value="0.364711968184" calcext:value-type="float">
            <text:p>0,3647119682</text:p>
          </table:table-cell>
          <table:table-cell office:value-type="float" office:value="0.7381" calcext:value-type="float">
            <text:p>0,7381</text:p>
          </table:table-cell>
          <table:table-cell office:value-type="float" office:value="0.873535435867" calcext:value-type="float">
            <text:p>0,8735354359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000704237394929" calcext:value-type="float">
            <text:p>0,0007042374</text:p>
          </table:table-cell>
          <table:table-cell office:value-type="float" office:value="0.6646" calcext:value-type="float">
            <text:p>0,6646</text:p>
          </table:table-cell>
          <table:table-cell office:value-type="float" office:value="2.75999253006" calcext:value-type="float">
            <text:p>2,7599925301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000940023422968" calcext:value-type="float">
            <text:p>0,0009400234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6730632515" calcext:value-type="float">
            <text:p>2,6730632515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0011769655877" calcext:value-type="float">
            <text:p>0,0011769656</text:p>
          </table:table-cell>
          <table:table-cell office:value-type="float" office:value="0.6679" calcext:value-type="float">
            <text:p>0,6679</text:p>
          </table:table-cell>
          <table:table-cell office:value-type="float" office:value="2.68965310173" calcext:value-type="float">
            <text:p>2,6896531017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00258314404272" calcext:value-type="float">
            <text:p>0,002583144</text:p>
          </table:table-cell>
          <table:table-cell office:value-type="float" office:value="0.6535" calcext:value-type="float">
            <text:p>0,6535</text:p>
          </table:table-cell>
          <table:table-cell office:value-type="float" office:value="2.67774078522" calcext:value-type="float">
            <text:p>2,6777407852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100020000002" calcext:value-type="float">
            <text:p>0,10002</text:p>
          </table:table-cell>
          <table:table-cell office:value-type="float" office:value="14.5059633374" calcext:value-type="float">
            <text:p>14,505963337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6" calcext:value-type="float">
            <text:p>186</text:p>
          </table:table-cell>
          <table:table-cell office:value-type="float" office:value="0.89044" calcext:value-type="float">
            <text:p>0,89044</text:p>
          </table:table-cell>
          <table:table-cell office:value-type="float" office:value="0.313508373752" calcext:value-type="float">
            <text:p>0,3135083738</text:p>
          </table:table-cell>
          <table:table-cell office:value-type="float" office:value="0.6008" calcext:value-type="float">
            <text:p>0,6008</text:p>
          </table:table-cell>
          <table:table-cell office:value-type="float" office:value="1.83707406387" calcext:value-type="float">
            <text:p>1,8370740639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.00160943106438965" calcext:value-type="float">
            <text:p>0,0016094311</text:p>
          </table:table-cell>
          <table:table-cell office:value-type="float" office:value="0.6726" calcext:value-type="float">
            <text:p>0,6726</text:p>
          </table:table-cell>
          <table:table-cell office:value-type="float" office:value="2.46779903106689" calcext:value-type="float">
            <text:p>2,4677990311</text:p>
          </table:table-cell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0.863900000038" calcext:value-type="float">
            <text:p>0,8639</text:p>
          </table:table-cell>
          <table:table-cell office:value-type="float" office:value="0.366001896038" calcext:value-type="float">
            <text:p>0,366001896</text:p>
          </table:table-cell>
          <table:table-cell office:value-type="float" office:value="0.7418" calcext:value-type="float">
            <text:p>0,7418</text:p>
          </table:table-cell>
          <table:table-cell office:value-type="float" office:value="0.875646323013" calcext:value-type="float">
            <text:p>0,875646323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0700155969672" calcext:value-type="float">
            <text:p>0,000700156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76112932968" calcext:value-type="float">
            <text:p>2,7611293297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0929170696624" calcext:value-type="float">
            <text:p>0,0009291707</text:p>
          </table:table-cell>
          <table:table-cell office:value-type="float" office:value="0.6663" calcext:value-type="float">
            <text:p>0,6663</text:p>
          </table:table-cell>
          <table:table-cell office:value-type="float" office:value="2.67687552032" calcext:value-type="float">
            <text:p>2,6768755203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11637897227" calcext:value-type="float">
            <text:p>0,0011637897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69302609787" calcext:value-type="float">
            <text:p>2,6930260979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24964666421" calcext:value-type="float">
            <text:p>0,0024964666</text:p>
          </table:table-cell>
          <table:table-cell office:value-type="float" office:value="0.6541" calcext:value-type="float">
            <text:p>0,6541</text:p>
          </table:table-cell>
          <table:table-cell office:value-type="float" office:value="2.67724519997" calcext:value-type="float">
            <text:p>2,677245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913" calcext:value-type="float">
            <text:p>14,5059632913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7" calcext:value-type="float">
            <text:p>187</text:p>
          </table:table-cell>
          <table:table-cell office:value-type="float" office:value="0.89138" calcext:value-type="float">
            <text:p>0,89138</text:p>
          </table:table-cell>
          <table:table-cell office:value-type="float" office:value="0.308603424006" calcext:value-type="float">
            <text:p>0,308603424</text:p>
          </table:table-cell>
          <table:table-cell office:value-type="float" office:value="0.5874" calcext:value-type="float">
            <text:p>0,5874</text:p>
          </table:table-cell>
          <table:table-cell office:value-type="float" office:value="1.95281791496" calcext:value-type="float">
            <text:p>1,952817915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.00159131151992828" calcext:value-type="float">
            <text:p>0,0015913115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46922705078125" calcext:value-type="float">
            <text:p>2,4692270508</text:p>
          </table:table-cell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0.86696" calcext:value-type="float">
            <text:p>0,86696</text:p>
          </table:table-cell>
          <table:table-cell office:value-type="float" office:value="0.360881295986" calcext:value-type="float">
            <text:p>0,360881296</text:p>
          </table:table-cell>
          <table:table-cell office:value-type="float" office:value="0.7403" calcext:value-type="float">
            <text:p>0,7403</text:p>
          </table:table-cell>
          <table:table-cell office:value-type="float" office:value="0.883608769989" calcext:value-type="float">
            <text:p>0,8836087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0685244284403" calcext:value-type="float">
            <text:p>0,0006852443</text:p>
          </table:table-cell>
          <table:table-cell office:value-type="float" office:value="0.6648" calcext:value-type="float">
            <text:p>0,6648</text:p>
          </table:table-cell>
          <table:table-cell office:value-type="float" office:value="2.76362751236" calcext:value-type="float">
            <text:p>2,7636275124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0912761415951" calcext:value-type="float">
            <text:p>0,0009127614</text:p>
          </table:table-cell>
          <table:table-cell office:value-type="float" office:value="0.667" calcext:value-type="float">
            <text:p>0,667</text:p>
          </table:table-cell>
          <table:table-cell office:value-type="float" office:value="2.67932517128" calcext:value-type="float">
            <text:p>2,6793251713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115306853194" calcext:value-type="float">
            <text:p>0,0011530685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69411458969" calcext:value-type="float">
            <text:p>2,694114589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248051173463" calcext:value-type="float">
            <text:p>0,0024805117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68149788895" calcext:value-type="float">
            <text:p>2,681497889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05" calcext:value-type="float">
            <text:p>14,5059633105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8" calcext:value-type="float">
            <text:p>188</text:p>
          </table:table-cell>
          <table:table-cell office:value-type="float" office:value="0.891720000038" calcext:value-type="float">
            <text:p>0,89172</text:p>
          </table:table-cell>
          <table:table-cell office:value-type="float" office:value="0.308343526821" calcext:value-type="float">
            <text:p>0,3083435268</text:p>
          </table:table-cell>
          <table:table-cell office:value-type="float" office:value="0.5962" calcext:value-type="float">
            <text:p>0,5962</text:p>
          </table:table-cell>
          <table:table-cell office:value-type="float" office:value="1.88311659317" calcext:value-type="float">
            <text:p>1,88311659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0.00156820817042142" calcext:value-type="float">
            <text:p>0,0015682082</text:p>
          </table:table-cell>
          <table:table-cell office:value-type="float" office:value="0.6723" calcext:value-type="float">
            <text:p>0,6723</text:p>
          </table:table-cell>
          <table:table-cell office:value-type="float" office:value="2.47188902130127" calcext:value-type="float">
            <text:p>2,4718890213</text:p>
          </table:table-cell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0.864180000038" calcext:value-type="float">
            <text:p>0,86418</text:p>
          </table:table-cell>
          <table:table-cell office:value-type="float" office:value="0.362033984842" calcext:value-type="float">
            <text:p>0,3620339848</text:p>
          </table:table-cell>
          <table:table-cell office:value-type="float" office:value="0.7425" calcext:value-type="float">
            <text:p>0,7425</text:p>
          </table:table-cell>
          <table:table-cell office:value-type="float" office:value="0.882219283676" calcext:value-type="float">
            <text:p>0,882219283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0684956116155" calcext:value-type="float">
            <text:p>0,0006849561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76563351898" calcext:value-type="float">
            <text:p>2,765633519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0905148712136" calcext:value-type="float">
            <text:p>0,0009051487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822866024" calcext:value-type="float">
            <text:p>2,6822866024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113800788492" calcext:value-type="float">
            <text:p>0,0011380079</text:p>
          </table:table-cell>
          <table:table-cell office:value-type="float" office:value="0.6678" calcext:value-type="float">
            <text:p>0,6678</text:p>
          </table:table-cell>
          <table:table-cell office:value-type="float" office:value="2.69640679436" calcext:value-type="float">
            <text:p>2,6964067944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243224847272" calcext:value-type="float">
            <text:p>0,0024322485</text:p>
          </table:table-cell>
          <table:table-cell office:value-type="float" office:value="0.6535" calcext:value-type="float">
            <text:p>0,6535</text:p>
          </table:table-cell>
          <table:table-cell office:value-type="float" office:value="2.68695086975" calcext:value-type="float">
            <text:p>2,6869508698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124" calcext:value-type="float">
            <text:p>14,505963312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89" calcext:value-type="float">
            <text:p>189</text:p>
          </table:table-cell>
          <table:table-cell office:value-type="float" office:value="0.894620000038" calcext:value-type="float">
            <text:p>0,89462</text:p>
          </table:table-cell>
          <table:table-cell office:value-type="float" office:value="0.302784658427" calcext:value-type="float">
            <text:p>0,3027846584</text:p>
          </table:table-cell>
          <table:table-cell office:value-type="float" office:value="0.5859" calcext:value-type="float">
            <text:p>0,5859</text:p>
          </table:table-cell>
          <table:table-cell office:value-type="float" office:value="1.89268442764" calcext:value-type="float">
            <text:p>1,8926844276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0.00155669133711606" calcext:value-type="float">
            <text:p>0,0015566913</text:p>
          </table:table-cell>
          <table:table-cell office:value-type="float" office:value="0.6724" calcext:value-type="float">
            <text:p>0,6724</text:p>
          </table:table-cell>
          <table:table-cell office:value-type="float" office:value="2.47244090118408" calcext:value-type="float">
            <text:p>2,4724409012</text:p>
          </table:table-cell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0.8662" calcext:value-type="float">
            <text:p>0,8662</text:p>
          </table:table-cell>
          <table:table-cell office:value-type="float" office:value="0.361066067238" calcext:value-type="float">
            <text:p>0,3610660672</text:p>
          </table:table-cell>
          <table:table-cell office:value-type="float" office:value="0.7387" calcext:value-type="float">
            <text:p>0,7387</text:p>
          </table:table-cell>
          <table:table-cell office:value-type="float" office:value="0.880103671265" calcext:value-type="float">
            <text:p>0,880103671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.000676106462106" calcext:value-type="float">
            <text:p>0,0006761065</text:p>
          </table:table-cell>
          <table:table-cell office:value-type="float" office:value="0.6642" calcext:value-type="float">
            <text:p>0,6642</text:p>
          </table:table-cell>
          <table:table-cell office:value-type="float" office:value="2.76670004196" calcext:value-type="float">
            <text:p>2,76670004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.000893045659922" calcext:value-type="float">
            <text:p>0,0008930457</text:p>
          </table:table-cell>
          <table:table-cell office:value-type="float" office:value="0.6671" calcext:value-type="float">
            <text:p>0,6671</text:p>
          </table:table-cell>
          <table:table-cell office:value-type="float" office:value="2.68388161697" calcext:value-type="float">
            <text:p>2,68388161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.0011259257647" calcext:value-type="float">
            <text:p>0,0011259258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69995279617" calcext:value-type="float">
            <text:p>2,699952796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43607611928" calcext:value-type="float">
            <text:p>0,0024360761</text:p>
          </table:table-cell>
          <table:table-cell office:value-type="float" office:value="0.6526" calcext:value-type="float">
            <text:p>0,6526</text:p>
          </table:table-cell>
          <table:table-cell office:value-type="float" office:value="2.68606455116" calcext:value-type="float">
            <text:p>2,686064551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0" calcext:value-type="float">
            <text:p>190</text:p>
          </table:table-cell>
          <table:table-cell office:value-type="float" office:value="0.896260000019" calcext:value-type="float">
            <text:p>0,89626</text:p>
          </table:table-cell>
          <table:table-cell office:value-type="float" office:value="0.297249282765" calcext:value-type="float">
            <text:p>0,2972492828</text:p>
          </table:table-cell>
          <table:table-cell office:value-type="float" office:value="0.5906" calcext:value-type="float">
            <text:p>0,5906</text:p>
          </table:table-cell>
          <table:table-cell office:value-type="float" office:value="1.95217414932" calcext:value-type="float">
            <text:p>1,952174149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.00153752598356456" calcext:value-type="float">
            <text:p>0,001537526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7733213882446" calcext:value-type="float">
            <text:p>2,4773321388</text:p>
          </table:table-cell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0.866660000019" calcext:value-type="float">
            <text:p>0,86666</text:p>
          </table:table-cell>
          <table:table-cell office:value-type="float" office:value="0.35803599577" calcext:value-type="float">
            <text:p>0,3580359958</text:p>
          </table:table-cell>
          <table:table-cell office:value-type="float" office:value="0.7391" calcext:value-type="float">
            <text:p>0,7391</text:p>
          </table:table-cell>
          <table:table-cell office:value-type="float" office:value="0.886686473465" calcext:value-type="float">
            <text:p>0,886686473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0667734571397" calcext:value-type="float">
            <text:p>0,0006677346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76923742828" calcext:value-type="float">
            <text:p>2,7692374283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0882913888227" calcext:value-type="float">
            <text:p>0,0008829139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862875988" calcext:value-type="float">
            <text:p>2,6862875988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11125128473" calcext:value-type="float">
            <text:p>0,0011125128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70237683182" calcext:value-type="float">
            <text:p>2,7023768318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233651818968" calcext:value-type="float">
            <text:p>0,0023365182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69109323807" calcext:value-type="float">
            <text:p>2,691093238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228" calcext:value-type="float">
            <text:p>14,5059633228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1" calcext:value-type="float">
            <text:p>191</text:p>
          </table:table-cell>
          <table:table-cell office:value-type="float" office:value="0.896360000019" calcext:value-type="float">
            <text:p>0,89636</text:p>
          </table:table-cell>
          <table:table-cell office:value-type="float" office:value="0.296310724735" calcext:value-type="float">
            <text:p>0,2963107247</text:p>
          </table:table-cell>
          <table:table-cell office:value-type="float" office:value="0.5939" calcext:value-type="float">
            <text:p>0,5939</text:p>
          </table:table-cell>
          <table:table-cell office:value-type="float" office:value="1.9558652195" calcext:value-type="float">
            <text:p>1,955865219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0.00151691333744675" calcext:value-type="float">
            <text:p>0,0015169133</text:p>
          </table:table-cell>
          <table:table-cell office:value-type="float" office:value="0.6729" calcext:value-type="float">
            <text:p>0,6729</text:p>
          </table:table-cell>
          <table:table-cell office:value-type="float" office:value="2.47787191314697" calcext:value-type="float">
            <text:p>2,4778719131</text:p>
          </table:table-cell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0.868460000038" calcext:value-type="float">
            <text:p>0,86846</text:p>
          </table:table-cell>
          <table:table-cell office:value-type="float" office:value="0.356244994841" calcext:value-type="float">
            <text:p>0,3562449948</text:p>
          </table:table-cell>
          <table:table-cell office:value-type="float" office:value="0.738" calcext:value-type="float">
            <text:p>0,738</text:p>
          </table:table-cell>
          <table:table-cell office:value-type="float" office:value="0.89942626915" calcext:value-type="float">
            <text:p>0,899426269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00066262917351" calcext:value-type="float">
            <text:p>0,0006626292</text:p>
          </table:table-cell>
          <table:table-cell office:value-type="float" office:value="0.6637" calcext:value-type="float">
            <text:p>0,6637</text:p>
          </table:table-cell>
          <table:table-cell office:value-type="float" office:value="2.77165067215" calcext:value-type="float">
            <text:p>2,771650672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000871031536907" calcext:value-type="float">
            <text:p>0,0008710315</text:p>
          </table:table-cell>
          <table:table-cell office:value-type="float" office:value="0.6675" calcext:value-type="float">
            <text:p>0,6675</text:p>
          </table:table-cell>
          <table:table-cell office:value-type="float" office:value="2.6894620266" calcext:value-type="float">
            <text:p>2,689462026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00110234405875" calcext:value-type="float">
            <text:p>0,0011023441</text:p>
          </table:table-cell>
          <table:table-cell office:value-type="float" office:value="0.6676" calcext:value-type="float">
            <text:p>0,6676</text:p>
          </table:table-cell>
          <table:table-cell office:value-type="float" office:value="2.70316913033" calcext:value-type="float">
            <text:p>2,703169130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37321501687" calcext:value-type="float">
            <text:p>0,002373215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69704291687" calcext:value-type="float">
            <text:p>2,697042916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472" calcext:value-type="float">
            <text:p>14,505963347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2" calcext:value-type="float">
            <text:p>192</text:p>
          </table:table-cell>
          <table:table-cell office:value-type="float" office:value="0.895460000019" calcext:value-type="float">
            <text:p>0,89546</text:p>
          </table:table-cell>
          <table:table-cell office:value-type="float" office:value="0.29663332757" calcext:value-type="float">
            <text:p>0,2966333276</text:p>
          </table:table-cell>
          <table:table-cell office:value-type="float" office:value="0.5841" calcext:value-type="float">
            <text:p>0,5841</text:p>
          </table:table-cell>
          <table:table-cell office:value-type="float" office:value="1.99122973061" calcext:value-type="float">
            <text:p>1,991229730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00150224870018661" calcext:value-type="float">
            <text:p>0,0015022487</text:p>
          </table:table-cell>
          <table:table-cell office:value-type="float" office:value="0.671" calcext:value-type="float">
            <text:p>0,671</text:p>
          </table:table-cell>
          <table:table-cell office:value-type="float" office:value="2.4823607749939" calcext:value-type="float">
            <text:p>2,482360775</text:p>
          </table:table-cell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0.86994" calcext:value-type="float">
            <text:p>0,86994</text:p>
          </table:table-cell>
          <table:table-cell office:value-type="float" office:value="0.351922756557" calcext:value-type="float">
            <text:p>0,3519227566</text:p>
          </table:table-cell>
          <table:table-cell office:value-type="float" office:value="0.7397" calcext:value-type="float">
            <text:p>0,7397</text:p>
          </table:table-cell>
          <table:table-cell office:value-type="float" office:value="0.907361869812" calcext:value-type="float">
            <text:p>0,907361869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00660903640613" calcext:value-type="float">
            <text:p>0,0006609036</text:p>
          </table:table-cell>
          <table:table-cell office:value-type="float" office:value="0.6644" calcext:value-type="float">
            <text:p>0,6644</text:p>
          </table:table-cell>
          <table:table-cell office:value-type="float" office:value="2.77295911179" calcext:value-type="float">
            <text:p>2,7729591118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00865937557481" calcext:value-type="float">
            <text:p>0,0008659376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69016998405" calcext:value-type="float">
            <text:p>2,6901699841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0108622485735" calcext:value-type="float">
            <text:p>0,0010862249</text:p>
          </table:table-cell>
          <table:table-cell office:value-type="float" office:value="0.667" calcext:value-type="float">
            <text:p>0,667</text:p>
          </table:table-cell>
          <table:table-cell office:value-type="float" office:value="2.70688610001" calcext:value-type="float">
            <text:p>2,7068861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30345754527" calcext:value-type="float">
            <text:p>0,0023034575</text:p>
          </table:table-cell>
          <table:table-cell office:value-type="float" office:value="0.6532" calcext:value-type="float">
            <text:p>0,6532</text:p>
          </table:table-cell>
          <table:table-cell office:value-type="float" office:value="2.69848085938" calcext:value-type="float">
            <text:p>2,6984808594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364" calcext:value-type="float">
            <text:p>14,50596336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3" calcext:value-type="float">
            <text:p>193</text:p>
          </table:table-cell>
          <table:table-cell office:value-type="float" office:value="0.900040000038" calcext:value-type="float">
            <text:p>0,90004</text:p>
          </table:table-cell>
          <table:table-cell office:value-type="float" office:value="0.288012476292" calcext:value-type="float">
            <text:p>0,2880124763</text:p>
          </table:table-cell>
          <table:table-cell office:value-type="float" office:value="0.5902" calcext:value-type="float">
            <text:p>0,5902</text:p>
          </table:table-cell>
          <table:table-cell office:value-type="float" office:value="1.96268893967" calcext:value-type="float">
            <text:p>1,9626889397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.00149112754948437" calcext:value-type="float">
            <text:p>0,0014911275</text:p>
          </table:table-cell>
          <table:table-cell office:value-type="float" office:value="0.673" calcext:value-type="float">
            <text:p>0,673</text:p>
          </table:table-cell>
          <table:table-cell office:value-type="float" office:value="2.48260606002808" calcext:value-type="float">
            <text:p>2,48260606</text:p>
          </table:table-cell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0.867819999962" calcext:value-type="float">
            <text:p>0,86782</text:p>
          </table:table-cell>
          <table:table-cell office:value-type="float" office:value="0.355775343676" calcext:value-type="float">
            <text:p>0,3557753437</text:p>
          </table:table-cell>
          <table:table-cell office:value-type="float" office:value="0.7386" calcext:value-type="float">
            <text:p>0,7386</text:p>
          </table:table-cell>
          <table:table-cell office:value-type="float" office:value="0.886299228096" calcext:value-type="float">
            <text:p>0,8862992281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065198921239" calcext:value-type="float">
            <text:p>0,0006519892</text:p>
          </table:table-cell>
          <table:table-cell office:value-type="float" office:value="0.664" calcext:value-type="float">
            <text:p>0,664</text:p>
          </table:table-cell>
          <table:table-cell office:value-type="float" office:value="2.77470575333" calcext:value-type="float">
            <text:p>2,7747057533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0852897333838" calcext:value-type="float">
            <text:p>0,0008528973</text:p>
          </table:table-cell>
          <table:table-cell office:value-type="float" office:value="0.667" calcext:value-type="float">
            <text:p>0,667</text:p>
          </table:table-cell>
          <table:table-cell office:value-type="float" office:value="2.69375830383" calcext:value-type="float">
            <text:p>2,693758303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107690700117" calcext:value-type="float">
            <text:p>0,001076907</text:p>
          </table:table-cell>
          <table:table-cell office:value-type="float" office:value="0.6668" calcext:value-type="float">
            <text:p>0,6668</text:p>
          </table:table-cell>
          <table:table-cell office:value-type="float" office:value="2.708076548" calcext:value-type="float">
            <text:p>2,708076548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228607298907" calcext:value-type="float">
            <text:p>0,002286073</text:p>
          </table:table-cell>
          <table:table-cell office:value-type="float" office:value="0.6536" calcext:value-type="float">
            <text:p>0,6536</text:p>
          </table:table-cell>
          <table:table-cell office:value-type="float" office:value="2.70199895401" calcext:value-type="float">
            <text:p>2,701998954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10002" calcext:value-type="float">
            <text:p>0,10002</text:p>
          </table:table-cell>
          <table:table-cell office:value-type="float" office:value="14.5059633084" calcext:value-type="float">
            <text:p>14,505963308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4" calcext:value-type="float">
            <text:p>194</text:p>
          </table:table-cell>
          <table:table-cell office:value-type="float" office:value="0.903780000019" calcext:value-type="float">
            <text:p>0,90378</text:p>
          </table:table-cell>
          <table:table-cell office:value-type="float" office:value="0.281340372782" calcext:value-type="float">
            <text:p>0,2813403728</text:p>
          </table:table-cell>
          <table:table-cell office:value-type="float" office:value="0.5925" calcext:value-type="float">
            <text:p>0,5925</text:p>
          </table:table-cell>
          <table:table-cell office:value-type="float" office:value="1.96402909851" calcext:value-type="float">
            <text:p>1,964029098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.0014759512437135" calcext:value-type="float">
            <text:p>0,0014759512</text:p>
          </table:table-cell>
          <table:table-cell office:value-type="float" office:value="0.6719" calcext:value-type="float">
            <text:p>0,6719</text:p>
          </table:table-cell>
          <table:table-cell office:value-type="float" office:value="2.48700554351807" calcext:value-type="float">
            <text:p>2,4870055435</text:p>
          </table:table-cell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0.870339999981" calcext:value-type="float">
            <text:p>0,87034</text:p>
          </table:table-cell>
          <table:table-cell office:value-type="float" office:value="0.349215538998" calcext:value-type="float">
            <text:p>0,349215539</text:p>
          </table:table-cell>
          <table:table-cell office:value-type="float" office:value="0.7363" calcext:value-type="float">
            <text:p>0,7363</text:p>
          </table:table-cell>
          <table:table-cell office:value-type="float" office:value="0.889156948662" calcext:value-type="float">
            <text:p>0,8891569487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0648114423081" calcext:value-type="float">
            <text:p>0,0006481144</text:p>
          </table:table-cell>
          <table:table-cell office:value-type="float" office:value="0.6647" calcext:value-type="float">
            <text:p>0,6647</text:p>
          </table:table-cell>
          <table:table-cell office:value-type="float" office:value="2.77683031006" calcext:value-type="float">
            <text:p>2,776830310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0845541335158" calcext:value-type="float">
            <text:p>0,0008455413</text:p>
          </table:table-cell>
          <table:table-cell office:value-type="float" office:value="0.6664" calcext:value-type="float">
            <text:p>0,6664</text:p>
          </table:table-cell>
          <table:table-cell office:value-type="float" office:value="2.69533242798" calcext:value-type="float">
            <text:p>2,695332428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107017811574" calcext:value-type="float">
            <text:p>0,0010701781</text:p>
          </table:table-cell>
          <table:table-cell office:value-type="float" office:value="0.6672" calcext:value-type="float">
            <text:p>0,6672</text:p>
          </table:table-cell>
          <table:table-cell office:value-type="float" office:value="2.71094002342" calcext:value-type="float">
            <text:p>2,710940023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225111467496" calcext:value-type="float">
            <text:p>0,0022511147</text:p>
          </table:table-cell>
          <table:table-cell office:value-type="float" office:value="0.6551" calcext:value-type="float">
            <text:p>0,6551</text:p>
          </table:table-cell>
          <table:table-cell office:value-type="float" office:value="2.70894318542" calcext:value-type="float">
            <text:p>2,708943185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276" calcext:value-type="float">
            <text:p>14,505963327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5" calcext:value-type="float">
            <text:p>195</text:p>
          </table:table-cell>
          <table:table-cell office:value-type="float" office:value="0.90464" calcext:value-type="float">
            <text:p>0,90464</text:p>
          </table:table-cell>
          <table:table-cell office:value-type="float" office:value="0.277715870361" calcext:value-type="float">
            <text:p>0,2777158704</text:p>
          </table:table-cell>
          <table:table-cell office:value-type="float" office:value="0.5891" calcext:value-type="float">
            <text:p>0,5891</text:p>
          </table:table-cell>
          <table:table-cell office:value-type="float" office:value="1.98831910095" calcext:value-type="float">
            <text:p>1,98831910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.00146038248546422" calcext:value-type="float">
            <text:p>0,0014603825</text:p>
          </table:table-cell>
          <table:table-cell office:value-type="float" office:value="0.6709" calcext:value-type="float">
            <text:p>0,6709</text:p>
          </table:table-cell>
          <table:table-cell office:value-type="float" office:value="2.48883309783936" calcext:value-type="float">
            <text:p>2,4888330978</text:p>
          </table:table-cell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0.868959999981" calcext:value-type="float">
            <text:p>0,86896</text:p>
          </table:table-cell>
          <table:table-cell office:value-type="float" office:value="0.350405380507" calcext:value-type="float">
            <text:p>0,3504053805</text:p>
          </table:table-cell>
          <table:table-cell office:value-type="float" office:value="0.742" calcext:value-type="float">
            <text:p>0,742</text:p>
          </table:table-cell>
          <table:table-cell office:value-type="float" office:value="0.896212610245" calcext:value-type="float">
            <text:p>0,8962126102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0641844906751" calcext:value-type="float">
            <text:p>0,0006418449</text:p>
          </table:table-cell>
          <table:table-cell office:value-type="float" office:value="0.664" calcext:value-type="float">
            <text:p>0,664</text:p>
          </table:table-cell>
          <table:table-cell office:value-type="float" office:value="2.77818177414" calcext:value-type="float">
            <text:p>2,7781817741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0836041988041" calcext:value-type="float">
            <text:p>0,000836042</text:p>
          </table:table-cell>
          <table:table-cell office:value-type="float" office:value="0.6667" calcext:value-type="float">
            <text:p>0,6667</text:p>
          </table:table-cell>
          <table:table-cell office:value-type="float" office:value="2.6980378273" calcext:value-type="float">
            <text:p>2,6980378273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105504556296" calcext:value-type="float">
            <text:p>0,0010550456</text:p>
          </table:table-cell>
          <table:table-cell office:value-type="float" office:value="0.6677" calcext:value-type="float">
            <text:p>0,6677</text:p>
          </table:table-cell>
          <table:table-cell office:value-type="float" office:value="2.71273606186" calcext:value-type="float">
            <text:p>2,7127360619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221914394483" calcext:value-type="float">
            <text:p>0,0022191439</text:p>
          </table:table-cell>
          <table:table-cell office:value-type="float" office:value="0.6545" calcext:value-type="float">
            <text:p>0,6545</text:p>
          </table:table-cell>
          <table:table-cell office:value-type="float" office:value="2.7083578064" calcext:value-type="float">
            <text:p>2,7083578064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032" calcext:value-type="float">
            <text:p>14,505963303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6" calcext:value-type="float">
            <text:p>196</text:p>
          </table:table-cell>
          <table:table-cell office:value-type="float" office:value="0.904" calcext:value-type="float">
            <text:p>0,904</text:p>
          </table:table-cell>
          <table:table-cell office:value-type="float" office:value="0.275033539515" calcext:value-type="float">
            <text:p>0,2750335395</text:p>
          </table:table-cell>
          <table:table-cell office:value-type="float" office:value="0.5927" calcext:value-type="float">
            <text:p>0,5927</text:p>
          </table:table-cell>
          <table:table-cell office:value-type="float" office:value="2.00479134369" calcext:value-type="float">
            <text:p>2,0047913437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0.00144655114550143" calcext:value-type="float">
            <text:p>0,0014465511</text:p>
          </table:table-cell>
          <table:table-cell office:value-type="float" office:value="0.6732" calcext:value-type="float">
            <text:p>0,6732</text:p>
          </table:table-cell>
          <table:table-cell office:value-type="float" office:value="2.4890382270813" calcext:value-type="float">
            <text:p>2,4890382271</text:p>
          </table:table-cell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0.87364" calcext:value-type="float">
            <text:p>0,87364</text:p>
          </table:table-cell>
          <table:table-cell office:value-type="float" office:value="0.343399753914" calcext:value-type="float">
            <text:p>0,3433997539</text:p>
          </table:table-cell>
          <table:table-cell office:value-type="float" office:value="0.7402" calcext:value-type="float">
            <text:p>0,7402</text:p>
          </table:table-cell>
          <table:table-cell office:value-type="float" office:value="0.889931039238" calcext:value-type="float">
            <text:p>0,889931039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0632719679624" calcext:value-type="float">
            <text:p>0,0006327197</text:p>
          </table:table-cell>
          <table:table-cell office:value-type="float" office:value="0.6649" calcext:value-type="float">
            <text:p>0,6649</text:p>
          </table:table-cell>
          <table:table-cell office:value-type="float" office:value="2.78066930313" calcext:value-type="float">
            <text:p>2,7806693031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0824596615471" calcext:value-type="float">
            <text:p>0,0008245966</text:p>
          </table:table-cell>
          <table:table-cell office:value-type="float" office:value="0.667" calcext:value-type="float">
            <text:p>0,667</text:p>
          </table:table-cell>
          <table:table-cell office:value-type="float" office:value="2.70029373131" calcext:value-type="float">
            <text:p>2,7002937313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104064387254" calcext:value-type="float">
            <text:p>0,0010406439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71646857758" calcext:value-type="float">
            <text:p>2,7164685776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217391778924" calcext:value-type="float">
            <text:p>0,0021739178</text:p>
          </table:table-cell>
          <table:table-cell office:value-type="float" office:value="0.6543" calcext:value-type="float">
            <text:p>0,6543</text:p>
          </table:table-cell>
          <table:table-cell office:value-type="float" office:value="2.71134286041" calcext:value-type="float">
            <text:p>2,7113428604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100019999995" calcext:value-type="float">
            <text:p>0,10002</text:p>
          </table:table-cell>
          <table:table-cell office:value-type="float" office:value="14.5059633154" calcext:value-type="float">
            <text:p>14,5059633154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7" calcext:value-type="float">
            <text:p>197</text:p>
          </table:table-cell>
          <table:table-cell office:value-type="float" office:value="0.903739999962" calcext:value-type="float">
            <text:p>0,90374</text:p>
          </table:table-cell>
          <table:table-cell office:value-type="float" office:value="0.276373611603" calcext:value-type="float">
            <text:p>0,2763736116</text:p>
          </table:table-cell>
          <table:table-cell office:value-type="float" office:value="0.5941" calcext:value-type="float">
            <text:p>0,5941</text:p>
          </table:table-cell>
          <table:table-cell office:value-type="float" office:value="2.02595661392" calcext:value-type="float">
            <text:p>2,0259566139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.00142714910417795" calcext:value-type="float">
            <text:p>0,0014271491</text:p>
          </table:table-cell>
          <table:table-cell office:value-type="float" office:value="0.6712" calcext:value-type="float">
            <text:p>0,6712</text:p>
          </table:table-cell>
          <table:table-cell office:value-type="float" office:value="2.49290883178711" calcext:value-type="float">
            <text:p>2,4929088318</text:p>
          </table:table-cell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0.870459999981" calcext:value-type="float">
            <text:p>0,87046</text:p>
          </table:table-cell>
          <table:table-cell office:value-type="float" office:value="0.342517150249" calcext:value-type="float">
            <text:p>0,3425171502</text:p>
          </table:table-cell>
          <table:table-cell office:value-type="float" office:value="0.7453" calcext:value-type="float">
            <text:p>0,7453</text:p>
          </table:table-cell>
          <table:table-cell office:value-type="float" office:value="0.894092955399" calcext:value-type="float">
            <text:p>0,8940929554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063499939803" calcext:value-type="float">
            <text:p>0,0006349994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78339378967" calcext:value-type="float">
            <text:p>2,7833937897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0818569771014" calcext:value-type="float">
            <text:p>0,0008185698</text:p>
          </table:table-cell>
          <table:table-cell office:value-type="float" office:value="0.6669" calcext:value-type="float">
            <text:p>0,6669</text:p>
          </table:table-cell>
          <table:table-cell office:value-type="float" office:value="2.70357274246" calcext:value-type="float">
            <text:p>2,7035727425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103365719318" calcext:value-type="float">
            <text:p>0,0010336572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71755527344" calcext:value-type="float">
            <text:p>2,7175552734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215924335703" calcext:value-type="float">
            <text:p>0,0021592434</text:p>
          </table:table-cell>
          <table:table-cell office:value-type="float" office:value="0.6542" calcext:value-type="float">
            <text:p>0,6542</text:p>
          </table:table-cell>
          <table:table-cell office:value-type="float" office:value="2.71598617821" calcext:value-type="float">
            <text:p>2,715986178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100019999998" calcext:value-type="float">
            <text:p>0,10002</text:p>
          </table:table-cell>
          <table:table-cell office:value-type="float" office:value="14.5059633276" calcext:value-type="float">
            <text:p>14,5059633276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8" calcext:value-type="float">
            <text:p>198</text:p>
          </table:table-cell>
          <table:table-cell office:value-type="float" office:value="0.907619999981" calcext:value-type="float">
            <text:p>0,90762</text:p>
          </table:table-cell>
          <table:table-cell office:value-type="float" office:value="0.266566290283" calcext:value-type="float">
            <text:p>0,2665662903</text:p>
          </table:table-cell>
          <table:table-cell office:value-type="float" office:value="0.5952" calcext:value-type="float">
            <text:p>0,5952</text:p>
          </table:table-cell>
          <table:table-cell office:value-type="float" office:value="1.98037277222" calcext:value-type="float">
            <text:p>1,980372772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.00142162835266441" calcext:value-type="float">
            <text:p>0,0014216284</text:p>
          </table:table-cell>
          <table:table-cell office:value-type="float" office:value="0.6723" calcext:value-type="float">
            <text:p>0,6723</text:p>
          </table:table-cell>
          <table:table-cell office:value-type="float" office:value="2.4944106010437" calcext:value-type="float">
            <text:p>2,494410601</text:p>
          </table:table-cell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0.871879999962" calcext:value-type="float">
            <text:p>0,87188</text:p>
          </table:table-cell>
          <table:table-cell office:value-type="float" office:value="0.348900827408" calcext:value-type="float">
            <text:p>0,3489008274</text:p>
          </table:table-cell>
          <table:table-cell office:value-type="float" office:value="0.738" calcext:value-type="float">
            <text:p>0,738</text:p>
          </table:table-cell>
          <table:table-cell office:value-type="float" office:value="0.887939478683" calcext:value-type="float">
            <text:p>0,8879394787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.000623899620576" calcext:value-type="float">
            <text:p>0,0006238996</text:p>
          </table:table-cell>
          <table:table-cell office:value-type="float" office:value="0.6641" calcext:value-type="float">
            <text:p>0,6641</text:p>
          </table:table-cell>
          <table:table-cell office:value-type="float" office:value="2.78378273392" calcext:value-type="float">
            <text:p>2,7837827339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.00080887659844" calcext:value-type="float">
            <text:p>0,0008088766</text:p>
          </table:table-cell>
          <table:table-cell office:value-type="float" office:value="0.6674" calcext:value-type="float">
            <text:p>0,6674</text:p>
          </table:table-cell>
          <table:table-cell office:value-type="float" office:value="2.70522648773" calcext:value-type="float">
            <text:p>2,7052264877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.00102311071858" calcext:value-type="float">
            <text:p>0,0010231107</text:p>
          </table:table-cell>
          <table:table-cell office:value-type="float" office:value="0.6681" calcext:value-type="float">
            <text:p>0,6681</text:p>
          </table:table-cell>
          <table:table-cell office:value-type="float" office:value="2.72154078407" calcext:value-type="float">
            <text:p>2,721540784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0.00213238313071" calcext:value-type="float">
            <text:p>0,0021323831</text:p>
          </table:table-cell>
          <table:table-cell office:value-type="float" office:value="0.6537" calcext:value-type="float">
            <text:p>0,6537</text:p>
          </table:table-cell>
          <table:table-cell office:value-type="float" office:value="2.71861445923" calcext:value-type="float">
            <text:p>2,718614459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100020000005" calcext:value-type="float">
            <text:p>0,10002</text:p>
          </table:table-cell>
          <table:table-cell office:value-type="float" office:value="14.5059632962" calcext:value-type="float">
            <text:p>14,5059632962</text:p>
          </table:table-cell>
          <table:table-cell office:value-type="float" office:value="0.1" calcext:value-type="float">
            <text:p>0,1</text:p>
          </table:table-cell>
          <table:table-cell office:value-type="float" office:value="14.5048566406" calcext:value-type="float">
            <text:p>14,5048566406</text:p>
          </table:table-cell>
          <table:table-cell table:number-columns-repeated="7"/>
          <table:table-cell office:value-type="float" office:value="199" calcext:value-type="float">
            <text:p>199</text:p>
          </table:table-cell>
          <table:table-cell office:value-type="float" office:value="0.91056" calcext:value-type="float">
            <text:p>0,91056</text:p>
          </table:table-cell>
          <table:table-cell office:value-type="float" office:value="0.261281317267" calcext:value-type="float">
            <text:p>0,2612813173</text:p>
          </table:table-cell>
          <table:table-cell office:value-type="float" office:value="0.5952" calcext:value-type="float">
            <text:p>0,5952</text:p>
          </table:table-cell>
          <table:table-cell office:value-type="float" office:value="2.0029663826" calcext:value-type="float">
            <text:p>2,002966382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.00140619728690013" calcext:value-type="float">
            <text:p>0,0014061973</text:p>
          </table:table-cell>
          <table:table-cell office:value-type="float" office:value="0.6734" calcext:value-type="float">
            <text:p>0,6734</text:p>
          </table:table-cell>
          <table:table-cell office:value-type="float" office:value="2.49563780441284" calcext:value-type="float">
            <text:p>2,49563780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Farias</meta:initial-creator>
    <meta:creation-date>2016-11-03T23:24:45.311206102</meta:creation-date>
    <dc:date>2016-11-04T15:23:21.174554049</dc:date>
    <dc:creator>Felipe Farias</dc:creator>
    <meta:editing-duration>PT31M17S</meta:editing-duration>
    <meta:editing-cycles>3</meta:editing-cycles>
    <meta:generator>LibreOffice/5.1.5.2$Linux_X86_64 LibreOffice_project/10m0$Build-2</meta:generator>
    <meta:document-statistic meta:table-count="1" meta:cell-count="86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524cm" svg:height="12.882cm" xlink:href=".." xlink:type="simple" chart:class="chart:line" chart:style-name="ch1">
        <chart:legend chart:legend-position="end" svg:x="24.814cm" svg:y="4.15cm" style:legend-expansion="high" chart:style-name="ch2"/>
        <chart:plot-area chart:style-name="ch3" table:cell-range-address="Planilha1.F2:Planilha1.F202 Planilha1.L2:Planilha1.L202 Planilha1.R2:Planilha1.R202 Planilha1.X2:Planilha1.X202 Planilha1.AD2:Planilha1.AD202 Planilha1.AJ2:Planilha1.AJ202 Planilha1.AV2:Planilha1.AV202 Planilha1.BB2:Planilha1.BB202 Planilha1.AP2:Planilha1.AP115" chart:data-source-has-labels="row" svg:x="0.61cm" svg:y="0.257cm" svg:width="23.594cm" svg:height="12.368cm">
          <chartooo:coordinate-region svg:x="1.337cm" svg:y="0.378cm" svg:width="22.867cm" svg:height="11.2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F3:Planilha1.F202" chart:label-cell-address="Planilha1.F2:Planilha1.F2" chart:class="chart:line">
            <chart:data-point chart:repeated="200"/>
          </chart:series>
          <chart:series chart:style-name="ch7" chart:values-cell-range-address="Planilha1.L3:Planilha1.L202" chart:label-cell-address="Planilha1.L2:Planilha1.L2" chart:class="chart:line">
            <chart:data-point chart:repeated="200"/>
          </chart:series>
          <chart:series chart:style-name="ch8" chart:values-cell-range-address="Planilha1.R3:Planilha1.R202" chart:label-cell-address="Planilha1.R2:Planilha1.R2" chart:class="chart:line">
            <chart:data-point chart:repeated="200"/>
          </chart:series>
          <chart:series chart:style-name="ch9" chart:values-cell-range-address="Planilha1.X3:Planilha1.X202" chart:label-cell-address="Planilha1.X2:Planilha1.X2" chart:class="chart:line">
            <chart:data-point chart:repeated="200"/>
          </chart:series>
          <chart:series chart:style-name="ch10" chart:values-cell-range-address="Planilha1.AD3:Planilha1.AD202" chart:label-cell-address="Planilha1.AD2:Planilha1.AD2" chart:class="chart:line">
            <chart:data-point chart:repeated="200"/>
          </chart:series>
          <chart:series chart:style-name="ch11" chart:values-cell-range-address="Planilha1.AJ3:Planilha1.AJ202" chart:label-cell-address="Planilha1.AJ2:Planilha1.AJ2" chart:class="chart:line">
            <chart:data-point chart:repeated="200"/>
          </chart:series>
          <chart:series chart:style-name="ch12" chart:values-cell-range-address="Planilha1.AV3:Planilha1.AV202" chart:label-cell-address="Planilha1.AV2:Planilha1.AV2" chart:class="chart:line">
            <chart:data-point chart:repeated="200"/>
          </chart:series>
          <chart:series chart:style-name="ch13" chart:values-cell-range-address="Planilha1.BB3:Planilha1.BB202" chart:label-cell-address="Planilha1.BB2:Planilha1.BB2" chart:class="chart:line">
            <chart:data-point chart:repeated="200"/>
          </chart:series>
          <chart:series chart:style-name="ch14" chart:values-cell-range-address="Planilha1.AP3:Planilha1.AP115" chart:label-cell-address="Planilha1.AP2:Planilha1.AP2" chart:class="chart:line">
            <chart:data-point chart:repeated="1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_acc_dropout</text:p>
                <draw:g>
                  <svg:desc>Planilha1.F2:Planilha1.F2</svg:desc>
                </draw:g>
              </table:table-cell>
              <table:table-cell office:value-type="string">
                <text:p>val_acc_dropgrads_0.1</text:p>
                <draw:g>
                  <svg:desc>Planilha1.L2:Planilha1.L2</svg:desc>
                </draw:g>
              </table:table-cell>
              <table:table-cell office:value-type="string">
                <text:p>val_acc_dropgrads_0.2</text:p>
                <draw:g>
                  <svg:desc>Planilha1.R2:Planilha1.R2</svg:desc>
                </draw:g>
              </table:table-cell>
              <table:table-cell office:value-type="string">
                <text:p>val_acc_dropgrads_0.3</text:p>
                <draw:g>
                  <svg:desc>Planilha1.X2:Planilha1.X2</svg:desc>
                </draw:g>
              </table:table-cell>
              <table:table-cell office:value-type="string">
                <text:p>val_acc_dropgrads_0.5</text:p>
                <draw:g>
                  <svg:desc>Planilha1.AD2:Planilha1.AD2</svg:desc>
                </draw:g>
              </table:table-cell>
              <table:table-cell office:value-type="string">
                <text:p>val_acc_drophighests_0.1</text:p>
                <draw:g>
                  <svg:desc>Planilha1.AJ2:Planilha1.AJ2</svg:desc>
                </draw:g>
              </table:table-cell>
              <table:table-cell office:value-type="string">
                <text:p>val_acc_droplowests_probs</text:p>
                <draw:g>
                  <svg:desc>Planilha1.AV2:Planilha1.AV2</svg:desc>
                </draw:g>
              </table:table-cell>
              <table:table-cell office:value-type="string">
                <text:p>val_acc_drophighests_probs</text:p>
                <draw:g>
                  <svg:desc>Planilha1.BB2:Planilha1.BB2</svg:desc>
                </draw:g>
              </table:table-cell>
              <table:table-cell office:value-type="string">
                <text:p>val_acc_drophighests_0.3</text:p>
                <draw:g>
                  <svg:desc>Planilha1.AP2:Planilha1.A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03">
                <text:p>0.3003</text:p>
                <draw:g>
                  <svg:desc>Planilha1.F3:Planilha1.F202</svg:desc>
                </draw:g>
              </table:table-cell>
              <table:table-cell office:value-type="float" office:value="0.3303">
                <text:p>0.3303</text:p>
                <draw:g>
                  <svg:desc>Planilha1.L3:Planilha1.L202</svg:desc>
                </draw:g>
              </table:table-cell>
              <table:table-cell office:value-type="float" office:value="0.325">
                <text:p>0.325</text:p>
                <draw:g>
                  <svg:desc>Planilha1.R3:Planilha1.R202</svg:desc>
                </draw:g>
              </table:table-cell>
              <table:table-cell office:value-type="float" office:value="0.3245">
                <text:p>0.3245</text:p>
                <draw:g>
                  <svg:desc>Planilha1.X3:Planilha1.X202</svg:desc>
                </draw:g>
              </table:table-cell>
              <table:table-cell office:value-type="float" office:value="0.2872">
                <text:p>0.2872</text:p>
                <draw:g>
                  <svg:desc>Planilha1.AD3:Planilha1.AD202</svg:desc>
                </draw:g>
              </table:table-cell>
              <table:table-cell office:value-type="float" office:value="0.1257">
                <text:p>0.1257</text:p>
                <draw:g>
                  <svg:desc>Planilha1.AJ3:Planilha1.AJ202</svg:desc>
                </draw:g>
              </table:table-cell>
              <table:table-cell office:value-type="float" office:value="0.24">
                <text:p>0.24</text:p>
                <draw:g>
                  <svg:desc>Planilha1.AV3:Planilha1.AV202</svg:desc>
                </draw:g>
              </table:table-cell>
              <table:table-cell office:value-type="float" office:value="0.2838">
                <text:p>0.2838</text:p>
                <draw:g>
                  <svg:desc>Planilha1.BB3:Planilha1.BB202</svg:desc>
                </draw:g>
              </table:table-cell>
              <table:table-cell office:value-type="float" office:value="0.2791">
                <text:p>0.2791</text:p>
                <draw:g>
                  <svg:desc>Planilha1.AP3:Planilha1.AP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97">
                <text:p>0.3697</text:p>
              </table:table-cell>
              <table:table-cell office:value-type="float" office:value="0.3936">
                <text:p>0.3936</text:p>
              </table:table-cell>
              <table:table-cell office:value-type="float" office:value="0.3867">
                <text:p>0.3867</text:p>
              </table:table-cell>
              <table:table-cell office:value-type="float" office:value="0.381">
                <text:p>0.381</text:p>
              </table:table-cell>
              <table:table-cell office:value-type="float" office:value="0.3342">
                <text:p>0.3342</text:p>
              </table:table-cell>
              <table:table-cell office:value-type="float" office:value="0.2034">
                <text:p>0.2034</text:p>
              </table:table-cell>
              <table:table-cell office:value-type="float" office:value="0.3392">
                <text:p>0.3392</text:p>
              </table:table-cell>
              <table:table-cell office:value-type="float" office:value="0.3151">
                <text:p>0.3151</text:p>
              </table:table-cell>
              <table:table-cell office:value-type="float" office:value="0.3229">
                <text:p>0.3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73">
                <text:p>0.3873</text:p>
              </table:table-cell>
              <table:table-cell office:value-type="float" office:value="0.4134">
                <text:p>0.4134</text:p>
              </table:table-cell>
              <table:table-cell office:value-type="float" office:value="0.4042">
                <text:p>0.4042</text:p>
              </table:table-cell>
              <table:table-cell office:value-type="float" office:value="0.4244">
                <text:p>0.4244</text:p>
              </table:table-cell>
              <table:table-cell office:value-type="float" office:value="0.3454">
                <text:p>0.3454</text:p>
              </table:table-cell>
              <table:table-cell office:value-type="float" office:value="0.2573">
                <text:p>0.2573</text:p>
              </table:table-cell>
              <table:table-cell office:value-type="float" office:value="0.3519">
                <text:p>0.3519</text:p>
              </table:table-cell>
              <table:table-cell office:value-type="float" office:value="0.3434">
                <text:p>0.3434</text:p>
              </table:table-cell>
              <table:table-cell office:value-type="float" office:value="0.3552">
                <text:p>0.35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95">
                <text:p>0.4395</text:p>
              </table:table-cell>
              <table:table-cell office:value-type="float" office:value="0.478">
                <text:p>0.478</text:p>
              </table:table-cell>
              <table:table-cell office:value-type="float" office:value="0.466">
                <text:p>0.466</text:p>
              </table:table-cell>
              <table:table-cell office:value-type="float" office:value="0.4507">
                <text:p>0.4507</text:p>
              </table:table-cell>
              <table:table-cell office:value-type="float" office:value="0.4255">
                <text:p>0.4255</text:p>
              </table:table-cell>
              <table:table-cell office:value-type="float" office:value="0.2988">
                <text:p>0.2988</text:p>
              </table:table-cell>
              <table:table-cell office:value-type="float" office:value="0.3958">
                <text:p>0.3958</text:p>
              </table:table-cell>
              <table:table-cell office:value-type="float" office:value="0.4064">
                <text:p>0.4064</text:p>
              </table:table-cell>
              <table:table-cell office:value-type="float" office:value="0.3549">
                <text:p>0.35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42">
                <text:p>0.4742</text:p>
              </table:table-cell>
              <table:table-cell office:value-type="float" office:value="0.4818">
                <text:p>0.4818</text:p>
              </table:table-cell>
              <table:table-cell office:value-type="float" office:value="0.4625">
                <text:p>0.4625</text:p>
              </table:table-cell>
              <table:table-cell office:value-type="float" office:value="0.4724">
                <text:p>0.4724</text:p>
              </table:table-cell>
              <table:table-cell office:value-type="float" office:value="0.4054">
                <text:p>0.4054</text:p>
              </table:table-cell>
              <table:table-cell office:value-type="float" office:value="0.3394">
                <text:p>0.3394</text:p>
              </table:table-cell>
              <table:table-cell office:value-type="float" office:value="0.3622">
                <text:p>0.3622</text:p>
              </table:table-cell>
              <table:table-cell office:value-type="float" office:value="0.441">
                <text:p>0.441</text:p>
              </table:table-cell>
              <table:table-cell office:value-type="float" office:value="0.4194">
                <text:p>0.4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03">
                <text:p>0.4803</text:p>
              </table:table-cell>
              <table:table-cell office:value-type="float" office:value="0.5078">
                <text:p>0.5078</text:p>
              </table:table-cell>
              <table:table-cell office:value-type="float" office:value="0.4999">
                <text:p>0.4999</text:p>
              </table:table-cell>
              <table:table-cell office:value-type="float" office:value="0.4812">
                <text:p>0.4812</text:p>
              </table:table-cell>
              <table:table-cell office:value-type="float" office:value="0.4629">
                <text:p>0.4629</text:p>
              </table:table-cell>
              <table:table-cell office:value-type="float" office:value="0.3666">
                <text:p>0.3666</text:p>
              </table:table-cell>
              <table:table-cell office:value-type="float" office:value="0.4121">
                <text:p>0.4121</text:p>
              </table:table-cell>
              <table:table-cell office:value-type="float" office:value="0.4488">
                <text:p>0.4488</text:p>
              </table:table-cell>
              <table:table-cell office:value-type="float" office:value="0.3827">
                <text:p>0.38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16">
                <text:p>0.5016</text:p>
              </table:table-cell>
              <table:table-cell office:value-type="float" office:value="0.5359">
                <text:p>0.5359</text:p>
              </table:table-cell>
              <table:table-cell office:value-type="float" office:value="0.5225">
                <text:p>0.5225</text:p>
              </table:table-cell>
              <table:table-cell office:value-type="float" office:value="0.4746">
                <text:p>0.4746</text:p>
              </table:table-cell>
              <table:table-cell office:value-type="float" office:value="0.4816">
                <text:p>0.4816</text:p>
              </table:table-cell>
              <table:table-cell office:value-type="float" office:value="0.3891">
                <text:p>0.3891</text:p>
              </table:table-cell>
              <table:table-cell office:value-type="float" office:value="0.4276">
                <text:p>0.4276</text:p>
              </table:table-cell>
              <table:table-cell office:value-type="float" office:value="0.4659">
                <text:p>0.4659</text:p>
              </table:table-cell>
              <table:table-cell office:value-type="float" office:value="0.2286">
                <text:p>0.2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8">
                <text:p>0.518</text:p>
              </table:table-cell>
              <table:table-cell office:value-type="float" office:value="0.5176">
                <text:p>0.5176</text:p>
              </table:table-cell>
              <table:table-cell office:value-type="float" office:value="0.5059">
                <text:p>0.5059</text:p>
              </table:table-cell>
              <table:table-cell office:value-type="float" office:value="0.519">
                <text:p>0.519</text:p>
              </table:table-cell>
              <table:table-cell office:value-type="float" office:value="0.492">
                <text:p>0.492</text:p>
              </table:table-cell>
              <table:table-cell office:value-type="float" office:value="0.3973">
                <text:p>0.3973</text:p>
              </table:table-cell>
              <table:table-cell office:value-type="float" office:value="0.4365">
                <text:p>0.4365</text:p>
              </table:table-cell>
              <table:table-cell office:value-type="float" office:value="0.4775">
                <text:p>0.4775</text:p>
              </table:table-cell>
              <table:table-cell office:value-type="float" office:value="0.1131">
                <text:p>0.1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173">
                <text:p>0.5173</text:p>
              </table:table-cell>
              <table:table-cell office:value-type="float" office:value="0.5608">
                <text:p>0.5608</text:p>
              </table:table-cell>
              <table:table-cell office:value-type="float" office:value="0.548">
                <text:p>0.548</text:p>
              </table:table-cell>
              <table:table-cell office:value-type="float" office:value="0.5224">
                <text:p>0.5224</text:p>
              </table:table-cell>
              <table:table-cell office:value-type="float" office:value="0.4843">
                <text:p>0.4843</text:p>
              </table:table-cell>
              <table:table-cell office:value-type="float" office:value="0.4225">
                <text:p>0.4225</text:p>
              </table:table-cell>
              <table:table-cell office:value-type="float" office:value="0.4321">
                <text:p>0.4321</text:p>
              </table:table-cell>
              <table:table-cell office:value-type="float" office:value="0.5061">
                <text:p>0.5061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81">
                <text:p>0.5281</text:p>
              </table:table-cell>
              <table:table-cell office:value-type="float" office:value="0.5763">
                <text:p>0.5763</text:p>
              </table:table-cell>
              <table:table-cell office:value-type="float" office:value="0.5686">
                <text:p>0.5686</text:p>
              </table:table-cell>
              <table:table-cell office:value-type="float" office:value="0.5597">
                <text:p>0.5597</text:p>
              </table:table-cell>
              <table:table-cell office:value-type="float" office:value="0.509">
                <text:p>0.509</text:p>
              </table:table-cell>
              <table:table-cell office:value-type="float" office:value="0.4243">
                <text:p>0.4243</text:p>
              </table:table-cell>
              <table:table-cell office:value-type="float" office:value="0.4507">
                <text:p>0.4507</text:p>
              </table:table-cell>
              <table:table-cell office:value-type="float" office:value="0.5246">
                <text:p>0.5246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83">
                <text:p>0.5483</text:p>
              </table:table-cell>
              <table:table-cell office:value-type="float" office:value="0.5805">
                <text:p>0.5805</text:p>
              </table:table-cell>
              <table:table-cell office:value-type="float" office:value="0.5699">
                <text:p>0.5699</text:p>
              </table:table-cell>
              <table:table-cell office:value-type="float" office:value="0.5699">
                <text:p>0.5699</text:p>
              </table:table-cell>
              <table:table-cell office:value-type="float" office:value="0.5358">
                <text:p>0.5358</text:p>
              </table:table-cell>
              <table:table-cell office:value-type="float" office:value="0.4446">
                <text:p>0.4446</text:p>
              </table:table-cell>
              <table:table-cell office:value-type="float" office:value="0.4546">
                <text:p>0.4546</text:p>
              </table:table-cell>
              <table:table-cell office:value-type="float" office:value="0.5341">
                <text:p>0.5341</text:p>
              </table:table-cell>
              <table:table-cell office:value-type="float" office:value="0.1191">
                <text:p>0.1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07">
                <text:p>0.5707</text:p>
              </table:table-cell>
              <table:table-cell office:value-type="float" office:value="0.5845">
                <text:p>0.5845</text:p>
              </table:table-cell>
              <table:table-cell office:value-type="float" office:value="0.5745">
                <text:p>0.5745</text:p>
              </table:table-cell>
              <table:table-cell office:value-type="float" office:value="0.5578">
                <text:p>0.5578</text:p>
              </table:table-cell>
              <table:table-cell office:value-type="float" office:value="0.5337">
                <text:p>0.5337</text:p>
              </table:table-cell>
              <table:table-cell office:value-type="float" office:value="0.4371">
                <text:p>0.4371</text:p>
              </table:table-cell>
              <table:table-cell office:value-type="float" office:value="0.442">
                <text:p>0.442</text:p>
              </table:table-cell>
              <table:table-cell office:value-type="float" office:value="0.5442">
                <text:p>0.5442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709">
                <text:p>0.5709</text:p>
              </table:table-cell>
              <table:table-cell office:value-type="float" office:value="0.6105">
                <text:p>0.6105</text:p>
              </table:table-cell>
              <table:table-cell office:value-type="float" office:value="0.5955">
                <text:p>0.5955</text:p>
              </table:table-cell>
              <table:table-cell office:value-type="float" office:value="0.5745">
                <text:p>0.5745</text:p>
              </table:table-cell>
              <table:table-cell office:value-type="float" office:value="0.5419">
                <text:p>0.5419</text:p>
              </table:table-cell>
              <table:table-cell office:value-type="float" office:value="0.4514">
                <text:p>0.4514</text:p>
              </table:table-cell>
              <table:table-cell office:value-type="float" office:value="0.4737">
                <text:p>0.4737</text:p>
              </table:table-cell>
              <table:table-cell office:value-type="float" office:value="0.5655">
                <text:p>0.5655</text:p>
              </table:table-cell>
              <table:table-cell office:value-type="float" office:value="0.1035">
                <text:p>0.1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838">
                <text:p>0.5838</text:p>
              </table:table-cell>
              <table:table-cell office:value-type="float" office:value="0.6115">
                <text:p>0.6115</text:p>
              </table:table-cell>
              <table:table-cell office:value-type="float" office:value="0.6008">
                <text:p>0.6008</text:p>
              </table:table-cell>
              <table:table-cell office:value-type="float" office:value="0.5832">
                <text:p>0.5832</text:p>
              </table:table-cell>
              <table:table-cell office:value-type="float" office:value="0.5482">
                <text:p>0.5482</text:p>
              </table:table-cell>
              <table:table-cell office:value-type="float" office:value="0.4205">
                <text:p>0.4205</text:p>
              </table:table-cell>
              <table:table-cell office:value-type="float" office:value="0.4676">
                <text:p>0.4676</text:p>
              </table:table-cell>
              <table:table-cell office:value-type="float" office:value="0.573">
                <text:p>0.573</text:p>
              </table:table-cell>
              <table:table-cell office:value-type="float" office:value="0.1021">
                <text:p>0.1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956">
                <text:p>0.5956</text:p>
              </table:table-cell>
              <table:table-cell office:value-type="float" office:value="0.6194">
                <text:p>0.6194</text:p>
              </table:table-cell>
              <table:table-cell office:value-type="float" office:value="0.6148">
                <text:p>0.6148</text:p>
              </table:table-cell>
              <table:table-cell office:value-type="float" office:value="0.5837">
                <text:p>0.5837</text:p>
              </table:table-cell>
              <table:table-cell office:value-type="float" office:value="0.56">
                <text:p>0.56</text:p>
              </table:table-cell>
              <table:table-cell office:value-type="float" office:value="0.475">
                <text:p>0.475</text:p>
              </table:table-cell>
              <table:table-cell office:value-type="float" office:value="0.4793">
                <text:p>0.4793</text:p>
              </table:table-cell>
              <table:table-cell office:value-type="float" office:value="0.5974">
                <text:p>0.5974</text:p>
              </table:table-cell>
              <table:table-cell office:value-type="float" office:value="0.1029">
                <text:p>0.10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99">
                <text:p>0.5999</text:p>
              </table:table-cell>
              <table:table-cell office:value-type="float" office:value="0.587">
                <text:p>0.587</text:p>
              </table:table-cell>
              <table:table-cell office:value-type="float" office:value="0.5768">
                <text:p>0.5768</text:p>
              </table:table-cell>
              <table:table-cell office:value-type="float" office:value="0.6061">
                <text:p>0.6061</text:p>
              </table:table-cell>
              <table:table-cell office:value-type="float" office:value="0.571">
                <text:p>0.571</text:p>
              </table:table-cell>
              <table:table-cell office:value-type="float" office:value="0.4259">
                <text:p>0.4259</text:p>
              </table:table-cell>
              <table:table-cell office:value-type="float" office:value="0.4738">
                <text:p>0.4738</text:p>
              </table:table-cell>
              <table:table-cell office:value-type="float" office:value="0.546">
                <text:p>0.546</text:p>
              </table:table-cell>
              <table:table-cell office:value-type="float" office:value="0.1004">
                <text:p>0.1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063">
                <text:p>0.6063</text:p>
              </table:table-cell>
              <table:table-cell office:value-type="float" office:value="0.6197">
                <text:p>0.6197</text:p>
              </table:table-cell>
              <table:table-cell office:value-type="float" office:value="0.6065">
                <text:p>0.6065</text:p>
              </table:table-cell>
              <table:table-cell office:value-type="float" office:value="0.6083">
                <text:p>0.6083</text:p>
              </table:table-cell>
              <table:table-cell office:value-type="float" office:value="0.5804">
                <text:p>0.5804</text:p>
              </table:table-cell>
              <table:table-cell office:value-type="float" office:value="0.2172">
                <text:p>0.2172</text:p>
              </table:table-cell>
              <table:table-cell office:value-type="float" office:value="0.4658">
                <text:p>0.4658</text:p>
              </table:table-cell>
              <table:table-cell office:value-type="float" office:value="0.6005">
                <text:p>0.6005</text:p>
              </table:table-cell>
              <table:table-cell office:value-type="float" office:value="0.1009">
                <text:p>0.10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177">
                <text:p>0.6177</text:p>
              </table:table-cell>
              <table:table-cell office:value-type="float" office:value="0.6341">
                <text:p>0.6341</text:p>
              </table:table-cell>
              <table:table-cell office:value-type="float" office:value="0.6233">
                <text:p>0.6233</text:p>
              </table:table-cell>
              <table:table-cell office:value-type="float" office:value="0.607">
                <text:p>0.607</text:p>
              </table:table-cell>
              <table:table-cell office:value-type="float" office:value="0.5933">
                <text:p>0.5933</text:p>
              </table:table-cell>
              <table:table-cell office:value-type="float" office:value="0.2747">
                <text:p>0.2747</text:p>
              </table:table-cell>
              <table:table-cell office:value-type="float" office:value="0.4784">
                <text:p>0.4784</text:p>
              </table:table-cell>
              <table:table-cell office:value-type="float" office:value="0.6093">
                <text:p>0.6093</text:p>
              </table:table-cell>
              <table:table-cell office:value-type="float" office:value="0.1003">
                <text:p>0.1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115">
                <text:p>0.6115</text:p>
              </table:table-cell>
              <table:table-cell office:value-type="float" office:value="0.6298">
                <text:p>0.6298</text:p>
              </table:table-cell>
              <table:table-cell office:value-type="float" office:value="0.6189">
                <text:p>0.6189</text:p>
              </table:table-cell>
              <table:table-cell office:value-type="float" office:value="0.6062">
                <text:p>0.6062</text:p>
              </table:table-cell>
              <table:table-cell office:value-type="float" office:value="0.598">
                <text:p>0.598</text:p>
              </table:table-cell>
              <table:table-cell office:value-type="float" office:value="0.3499">
                <text:p>0.3499</text:p>
              </table:table-cell>
              <table:table-cell office:value-type="float" office:value="0.4651">
                <text:p>0.4651</text:p>
              </table:table-cell>
              <table:table-cell office:value-type="float" office:value="0.6133">
                <text:p>0.6133</text:p>
              </table:table-cell>
              <table:table-cell office:value-type="float" office:value="0.1002">
                <text:p>0.1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264">
                <text:p>0.6264</text:p>
              </table:table-cell>
              <table:table-cell office:value-type="float" office:value="0.6367">
                <text:p>0.6367</text:p>
              </table:table-cell>
              <table:table-cell office:value-type="float" office:value="0.6305">
                <text:p>0.6305</text:p>
              </table:table-cell>
              <table:table-cell office:value-type="float" office:value="0.6028">
                <text:p>0.6028</text:p>
              </table:table-cell>
              <table:table-cell office:value-type="float" office:value="0.5777">
                <text:p>0.5777</text:p>
              </table:table-cell>
              <table:table-cell office:value-type="float" office:value="0.2342">
                <text:p>0.2342</text:p>
              </table:table-cell>
              <table:table-cell office:value-type="float" office:value="0.4842">
                <text:p>0.4842</text:p>
              </table:table-cell>
              <table:table-cell office:value-type="float" office:value="0.6277">
                <text:p>0.6277</text:p>
              </table:table-cell>
              <table:table-cell office:value-type="float" office:value="0.1004">
                <text:p>0.10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31">
                <text:p>0.6331</text:p>
              </table:table-cell>
              <table:table-cell office:value-type="float" office:value="0.6538">
                <text:p>0.6538</text:p>
              </table:table-cell>
              <table:table-cell office:value-type="float" office:value="0.649">
                <text:p>0.649</text:p>
              </table:table-cell>
              <table:table-cell office:value-type="float" office:value="0.6142">
                <text:p>0.6142</text:p>
              </table:table-cell>
              <table:table-cell office:value-type="float" office:value="0.6049">
                <text:p>0.6049</text:p>
              </table:table-cell>
              <table:table-cell office:value-type="float" office:value="0.372">
                <text:p>0.372</text:p>
              </table:table-cell>
              <table:table-cell office:value-type="float" office:value="0.4795">
                <text:p>0.4795</text:p>
              </table:table-cell>
              <table:table-cell office:value-type="float" office:value="0.6299">
                <text:p>0.629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281">
                <text:p>0.6281</text:p>
              </table:table-cell>
              <table:table-cell office:value-type="float" office:value="0.6432">
                <text:p>0.6432</text:p>
              </table:table-cell>
              <table:table-cell office:value-type="float" office:value="0.634">
                <text:p>0.634</text:p>
              </table:table-cell>
              <table:table-cell office:value-type="float" office:value="0.6355">
                <text:p>0.6355</text:p>
              </table:table-cell>
              <table:table-cell office:value-type="float" office:value="0.6073">
                <text:p>0.6073</text:p>
              </table:table-cell>
              <table:table-cell office:value-type="float" office:value="0.3283">
                <text:p>0.3283</text:p>
              </table:table-cell>
              <table:table-cell office:value-type="float" office:value="0.4946">
                <text:p>0.4946</text:p>
              </table:table-cell>
              <table:table-cell office:value-type="float" office:value="0.6327">
                <text:p>0.632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425">
                <text:p>0.6425</text:p>
              </table:table-cell>
              <table:table-cell office:value-type="float" office:value="0.6564">
                <text:p>0.6564</text:p>
              </table:table-cell>
              <table:table-cell office:value-type="float" office:value="0.6458">
                <text:p>0.6458</text:p>
              </table:table-cell>
              <table:table-cell office:value-type="float" office:value="0.6134">
                <text:p>0.6134</text:p>
              </table:table-cell>
              <table:table-cell office:value-type="float" office:value="0.6066">
                <text:p>0.6066</text:p>
              </table:table-cell>
              <table:table-cell office:value-type="float" office:value="0.3235">
                <text:p>0.3235</text:p>
              </table:table-cell>
              <table:table-cell office:value-type="float" office:value="0.4987">
                <text:p>0.4987</text:p>
              </table:table-cell>
              <table:table-cell office:value-type="float" office:value="0.6309">
                <text:p>0.6309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458">
                <text:p>0.6458</text:p>
              </table:table-cell>
              <table:table-cell office:value-type="float" office:value="0.6471">
                <text:p>0.6471</text:p>
              </table:table-cell>
              <table:table-cell office:value-type="float" office:value="0.6371">
                <text:p>0.6371</text:p>
              </table:table-cell>
              <table:table-cell office:value-type="float" office:value="0.6217">
                <text:p>0.6217</text:p>
              </table:table-cell>
              <table:table-cell office:value-type="float" office:value="0.6152">
                <text:p>0.6152</text:p>
              </table:table-cell>
              <table:table-cell office:value-type="float" office:value="0.3367">
                <text:p>0.3367</text:p>
              </table:table-cell>
              <table:table-cell office:value-type="float" office:value="0.5002">
                <text:p>0.5002</text:p>
              </table:table-cell>
              <table:table-cell office:value-type="float" office:value="0.6286">
                <text:p>0.6286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522">
                <text:p>0.6522</text:p>
              </table:table-cell>
              <table:table-cell office:value-type="float" office:value="0.6427">
                <text:p>0.6427</text:p>
              </table:table-cell>
              <table:table-cell office:value-type="float" office:value="0.6434">
                <text:p>0.6434</text:p>
              </table:table-cell>
              <table:table-cell office:value-type="float" office:value="0.641">
                <text:p>0.641</text:p>
              </table:table-cell>
              <table:table-cell office:value-type="float" office:value="0.6096">
                <text:p>0.6096</text:p>
              </table:table-cell>
              <table:table-cell office:value-type="float" office:value="0.338">
                <text:p>0.338</text:p>
              </table:table-cell>
              <table:table-cell office:value-type="float" office:value="0.5022">
                <text:p>0.5022</text:p>
              </table:table-cell>
              <table:table-cell office:value-type="float" office:value="0.639">
                <text:p>0.639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315">
                <text:p>0.6315</text:p>
              </table:table-cell>
              <table:table-cell office:value-type="float" office:value="0.666">
                <text:p>0.666</text:p>
              </table:table-cell>
              <table:table-cell office:value-type="float" office:value="0.6624">
                <text:p>0.6624</text:p>
              </table:table-cell>
              <table:table-cell office:value-type="float" office:value="0.6371">
                <text:p>0.6371</text:p>
              </table:table-cell>
              <table:table-cell office:value-type="float" office:value="0.611">
                <text:p>0.611</text:p>
              </table:table-cell>
              <table:table-cell office:value-type="float" office:value="0.3293">
                <text:p>0.3293</text:p>
              </table:table-cell>
              <table:table-cell office:value-type="float" office:value="0.5044">
                <text:p>0.5044</text:p>
              </table:table-cell>
              <table:table-cell office:value-type="float" office:value="0.654">
                <text:p>0.654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81">
                <text:p>0.6581</text:p>
              </table:table-cell>
              <table:table-cell office:value-type="float" office:value="0.6606">
                <text:p>0.6606</text:p>
              </table:table-cell>
              <table:table-cell office:value-type="float" office:value="0.6559">
                <text:p>0.6559</text:p>
              </table:table-cell>
              <table:table-cell office:value-type="float" office:value="0.6277">
                <text:p>0.6277</text:p>
              </table:table-cell>
              <table:table-cell office:value-type="float" office:value="0.608">
                <text:p>0.608</text:p>
              </table:table-cell>
              <table:table-cell office:value-type="float" office:value="0.3263">
                <text:p>0.3263</text:p>
              </table:table-cell>
              <table:table-cell office:value-type="float" office:value="0.5059">
                <text:p>0.5059</text:p>
              </table:table-cell>
              <table:table-cell office:value-type="float" office:value="0.6386">
                <text:p>0.6386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594">
                <text:p>0.6594</text:p>
              </table:table-cell>
              <table:table-cell office:value-type="float" office:value="0.6218">
                <text:p>0.6218</text:p>
              </table:table-cell>
              <table:table-cell office:value-type="float" office:value="0.6249">
                <text:p>0.6249</text:p>
              </table:table-cell>
              <table:table-cell office:value-type="float" office:value="0.6416">
                <text:p>0.6416</text:p>
              </table:table-cell>
              <table:table-cell office:value-type="float" office:value="0.6312">
                <text:p>0.6312</text:p>
              </table:table-cell>
              <table:table-cell office:value-type="float" office:value="0.352">
                <text:p>0.352</text:p>
              </table:table-cell>
              <table:table-cell office:value-type="float" office:value="0.5064">
                <text:p>0.5064</text:p>
              </table:table-cell>
              <table:table-cell office:value-type="float" office:value="0.6382">
                <text:p>0.638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634">
                <text:p>0.6634</text:p>
              </table:table-cell>
              <table:table-cell office:value-type="float" office:value="0.6443">
                <text:p>0.6443</text:p>
              </table:table-cell>
              <table:table-cell office:value-type="float" office:value="0.6375">
                <text:p>0.6375</text:p>
              </table:table-cell>
              <table:table-cell office:value-type="float" office:value="0.6306">
                <text:p>0.6306</text:p>
              </table:table-cell>
              <table:table-cell office:value-type="float" office:value="0.6375">
                <text:p>0.6375</text:p>
              </table:table-cell>
              <table:table-cell office:value-type="float" office:value="0.3291">
                <text:p>0.3291</text:p>
              </table:table-cell>
              <table:table-cell office:value-type="float" office:value="0.5129">
                <text:p>0.5129</text:p>
              </table:table-cell>
              <table:table-cell office:value-type="float" office:value="0.6497">
                <text:p>0.6497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666">
                <text:p>0.6666</text:p>
              </table:table-cell>
              <table:table-cell office:value-type="float" office:value="0.6656">
                <text:p>0.6656</text:p>
              </table:table-cell>
              <table:table-cell office:value-type="float" office:value="0.6586">
                <text:p>0.6586</text:p>
              </table:table-cell>
              <table:table-cell office:value-type="float" office:value="0.656">
                <text:p>0.656</text:p>
              </table:table-cell>
              <table:table-cell office:value-type="float" office:value="0.6419">
                <text:p>0.6419</text:p>
              </table:table-cell>
              <table:table-cell office:value-type="float" office:value="0.3305">
                <text:p>0.3305</text:p>
              </table:table-cell>
              <table:table-cell office:value-type="float" office:value="0.5228">
                <text:p>0.5228</text:p>
              </table:table-cell>
              <table:table-cell office:value-type="float" office:value="0.6618">
                <text:p>0.661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703">
                <text:p>0.6703</text:p>
              </table:table-cell>
              <table:table-cell office:value-type="float" office:value="0.6607">
                <text:p>0.6607</text:p>
              </table:table-cell>
              <table:table-cell office:value-type="float" office:value="0.6581">
                <text:p>0.6581</text:p>
              </table:table-cell>
              <table:table-cell office:value-type="float" office:value="0.6653">
                <text:p>0.6653</text:p>
              </table:table-cell>
              <table:table-cell office:value-type="float" office:value="0.6208">
                <text:p>0.6208</text:p>
              </table:table-cell>
              <table:table-cell office:value-type="float" office:value="0.1969">
                <text:p>0.1969</text:p>
              </table:table-cell>
              <table:table-cell office:value-type="float" office:value="0.5167">
                <text:p>0.5167</text:p>
              </table:table-cell>
              <table:table-cell office:value-type="float" office:value="0.647">
                <text:p>0.64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764">
                <text:p>0.6764</text:p>
              </table:table-cell>
              <table:table-cell office:value-type="float" office:value="0.6555">
                <text:p>0.6555</text:p>
              </table:table-cell>
              <table:table-cell office:value-type="float" office:value="0.6573">
                <text:p>0.6573</text:p>
              </table:table-cell>
              <table:table-cell office:value-type="float" office:value="0.6504">
                <text:p>0.6504</text:p>
              </table:table-cell>
              <table:table-cell office:value-type="float" office:value="0.6129">
                <text:p>0.6129</text:p>
              </table:table-cell>
              <table:table-cell office:value-type="float" office:value="0.3007">
                <text:p>0.3007</text:p>
              </table:table-cell>
              <table:table-cell office:value-type="float" office:value="0.5205">
                <text:p>0.5205</text:p>
              </table:table-cell>
              <table:table-cell office:value-type="float" office:value="0.6455">
                <text:p>0.6455</text:p>
              </table:table-cell>
              <table:table-cell office:value-type="float" office:value="0.1001">
                <text:p>0.1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672">
                <text:p>0.6672</text:p>
              </table:table-cell>
              <table:table-cell office:value-type="float" office:value="0.6589">
                <text:p>0.6589</text:p>
              </table:table-cell>
              <table:table-cell office:value-type="float" office:value="0.6577">
                <text:p>0.6577</text:p>
              </table:table-cell>
              <table:table-cell office:value-type="float" office:value="0.6614">
                <text:p>0.6614</text:p>
              </table:table-cell>
              <table:table-cell office:value-type="float" office:value="0.6261">
                <text:p>0.6261</text:p>
              </table:table-cell>
              <table:table-cell office:value-type="float" office:value="0.2169">
                <text:p>0.2169</text:p>
              </table:table-cell>
              <table:table-cell office:value-type="float" office:value="0.532">
                <text:p>0.532</text:p>
              </table:table-cell>
              <table:table-cell office:value-type="float" office:value="0.6607">
                <text:p>0.660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75">
                <text:p>0.675</text:p>
              </table:table-cell>
              <table:table-cell office:value-type="float" office:value="0.6539">
                <text:p>0.6539</text:p>
              </table:table-cell>
              <table:table-cell office:value-type="float" office:value="0.6526">
                <text:p>0.6526</text:p>
              </table:table-cell>
              <table:table-cell office:value-type="float" office:value="0.6517">
                <text:p>0.6517</text:p>
              </table:table-cell>
              <table:table-cell office:value-type="float" office:value="0.6367">
                <text:p>0.6367</text:p>
              </table:table-cell>
              <table:table-cell office:value-type="float" office:value="0.3026">
                <text:p>0.3026</text:p>
              </table:table-cell>
              <table:table-cell office:value-type="float" office:value="0.5313">
                <text:p>0.5313</text:p>
              </table:table-cell>
              <table:table-cell office:value-type="float" office:value="0.6584">
                <text:p>0.658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54">
                <text:p>0.6854</text:p>
              </table:table-cell>
              <table:table-cell office:value-type="float" office:value="0.6671">
                <text:p>0.6671</text:p>
              </table:table-cell>
              <table:table-cell office:value-type="float" office:value="0.6599">
                <text:p>0.6599</text:p>
              </table:table-cell>
              <table:table-cell office:value-type="float" office:value="0.6056">
                <text:p>0.6056</text:p>
              </table:table-cell>
              <table:table-cell office:value-type="float" office:value="0.6439">
                <text:p>0.6439</text:p>
              </table:table-cell>
              <table:table-cell office:value-type="float" office:value="0.2748">
                <text:p>0.2748</text:p>
              </table:table-cell>
              <table:table-cell office:value-type="float" office:value="0.5312">
                <text:p>0.5312</text:p>
              </table:table-cell>
              <table:table-cell office:value-type="float" office:value="0.6686">
                <text:p>0.6686</text:p>
              </table:table-cell>
              <table:table-cell office:value-type="float" office:value="0.1002">
                <text:p>0.1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809">
                <text:p>0.6809</text:p>
              </table:table-cell>
              <table:table-cell office:value-type="float" office:value="0.6585">
                <text:p>0.6585</text:p>
              </table:table-cell>
              <table:table-cell office:value-type="float" office:value="0.661">
                <text:p>0.661</text:p>
              </table:table-cell>
              <table:table-cell office:value-type="float" office:value="0.6275">
                <text:p>0.6275</text:p>
              </table:table-cell>
              <table:table-cell office:value-type="float" office:value="0.653">
                <text:p>0.653</text:p>
              </table:table-cell>
              <table:table-cell office:value-type="float" office:value="0.3028">
                <text:p>0.3028</text:p>
              </table:table-cell>
              <table:table-cell office:value-type="float" office:value="0.5445">
                <text:p>0.5445</text:p>
              </table:table-cell>
              <table:table-cell office:value-type="float" office:value="0.625">
                <text:p>0.6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692">
                <text:p>0.6692</text:p>
              </table:table-cell>
              <table:table-cell office:value-type="float" office:value="0.6625">
                <text:p>0.6625</text:p>
              </table:table-cell>
              <table:table-cell office:value-type="float" office:value="0.6602">
                <text:p>0.6602</text:p>
              </table:table-cell>
              <table:table-cell office:value-type="float" office:value="0.6582">
                <text:p>0.6582</text:p>
              </table:table-cell>
              <table:table-cell office:value-type="float" office:value="0.6291">
                <text:p>0.6291</text:p>
              </table:table-cell>
              <table:table-cell office:value-type="float" office:value="0.3238">
                <text:p>0.3238</text:p>
              </table:table-cell>
              <table:table-cell office:value-type="float" office:value="0.5367">
                <text:p>0.5367</text:p>
              </table:table-cell>
              <table:table-cell office:value-type="float" office:value="0.6728">
                <text:p>0.6728</text:p>
              </table:table-cell>
              <table:table-cell office:value-type="float" office:value="0.1001">
                <text:p>0.1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865">
                <text:p>0.6865</text:p>
              </table:table-cell>
              <table:table-cell office:value-type="float" office:value="0.6636">
                <text:p>0.6636</text:p>
              </table:table-cell>
              <table:table-cell office:value-type="float" office:value="0.6623">
                <text:p>0.6623</text:p>
              </table:table-cell>
              <table:table-cell office:value-type="float" office:value="0.6342">
                <text:p>0.6342</text:p>
              </table:table-cell>
              <table:table-cell office:value-type="float" office:value="0.6273">
                <text:p>0.6273</text:p>
              </table:table-cell>
              <table:table-cell office:value-type="float" office:value="0.3025">
                <text:p>0.3025</text:p>
              </table:table-cell>
              <table:table-cell office:value-type="float" office:value="0.5412">
                <text:p>0.5412</text:p>
              </table:table-cell>
              <table:table-cell office:value-type="float" office:value="0.662">
                <text:p>0.6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917">
                <text:p>0.6917</text:p>
              </table:table-cell>
              <table:table-cell office:value-type="float" office:value="0.6596">
                <text:p>0.6596</text:p>
              </table:table-cell>
              <table:table-cell office:value-type="float" office:value="0.6532">
                <text:p>0.6532</text:p>
              </table:table-cell>
              <table:table-cell office:value-type="float" office:value="0.6603">
                <text:p>0.6603</text:p>
              </table:table-cell>
              <table:table-cell office:value-type="float" office:value="0.6184">
                <text:p>0.6184</text:p>
              </table:table-cell>
              <table:table-cell office:value-type="float" office:value="0.339">
                <text:p>0.339</text:p>
              </table:table-cell>
              <table:table-cell office:value-type="float" office:value="0.5306">
                <text:p>0.5306</text:p>
              </table:table-cell>
              <table:table-cell office:value-type="float" office:value="0.6535">
                <text:p>0.6535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852">
                <text:p>0.6852</text:p>
              </table:table-cell>
              <table:table-cell office:value-type="float" office:value="0.6661">
                <text:p>0.6661</text:p>
              </table:table-cell>
              <table:table-cell office:value-type="float" office:value="0.6732">
                <text:p>0.6732</text:p>
              </table:table-cell>
              <table:table-cell office:value-type="float" office:value="0.6598">
                <text:p>0.6598</text:p>
              </table:table-cell>
              <table:table-cell office:value-type="float" office:value="0.6506">
                <text:p>0.6506</text:p>
              </table:table-cell>
              <table:table-cell office:value-type="float" office:value="0.3215">
                <text:p>0.3215</text:p>
              </table:table-cell>
              <table:table-cell office:value-type="float" office:value="0.552">
                <text:p>0.552</text:p>
              </table:table-cell>
              <table:table-cell office:value-type="float" office:value="0.673">
                <text:p>0.673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898">
                <text:p>0.6898</text:p>
              </table:table-cell>
              <table:table-cell office:value-type="float" office:value="0.6578">
                <text:p>0.6578</text:p>
              </table:table-cell>
              <table:table-cell office:value-type="float" office:value="0.6676">
                <text:p>0.6676</text:p>
              </table:table-cell>
              <table:table-cell office:value-type="float" office:value="0.6551">
                <text:p>0.6551</text:p>
              </table:table-cell>
              <table:table-cell office:value-type="float" office:value="0.6492">
                <text:p>0.6492</text:p>
              </table:table-cell>
              <table:table-cell office:value-type="float" office:value="0.3342">
                <text:p>0.3342</text:p>
              </table:table-cell>
              <table:table-cell office:value-type="float" office:value="0.559">
                <text:p>0.559</text:p>
              </table:table-cell>
              <table:table-cell office:value-type="float" office:value="0.6704">
                <text:p>0.6704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97">
                <text:p>0.697</text:p>
              </table:table-cell>
              <table:table-cell office:value-type="float" office:value="0.6579">
                <text:p>0.6579</text:p>
              </table:table-cell>
              <table:table-cell office:value-type="float" office:value="0.6494">
                <text:p>0.6494</text:p>
              </table:table-cell>
              <table:table-cell office:value-type="float" office:value="0.656">
                <text:p>0.656</text:p>
              </table:table-cell>
              <table:table-cell office:value-type="float" office:value="0.6527">
                <text:p>0.6527</text:p>
              </table:table-cell>
              <table:table-cell office:value-type="float" office:value="0.254">
                <text:p>0.254</text:p>
              </table:table-cell>
              <table:table-cell office:value-type="float" office:value="0.5524">
                <text:p>0.5524</text:p>
              </table:table-cell>
              <table:table-cell office:value-type="float" office:value="0.6757">
                <text:p>0.6757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957">
                <text:p>0.6957</text:p>
              </table:table-cell>
              <table:table-cell office:value-type="float" office:value="0.6592">
                <text:p>0.6592</text:p>
              </table:table-cell>
              <table:table-cell office:value-type="float" office:value="0.6618">
                <text:p>0.6618</text:p>
              </table:table-cell>
              <table:table-cell office:value-type="float" office:value="0.6487">
                <text:p>0.6487</text:p>
              </table:table-cell>
              <table:table-cell office:value-type="float" office:value="0.6606">
                <text:p>0.6606</text:p>
              </table:table-cell>
              <table:table-cell office:value-type="float" office:value="0.2586">
                <text:p>0.2586</text:p>
              </table:table-cell>
              <table:table-cell office:value-type="float" office:value="0.5394">
                <text:p>0.5394</text:p>
              </table:table-cell>
              <table:table-cell office:value-type="float" office:value="0.6676">
                <text:p>0.6676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939">
                <text:p>0.6939</text:p>
              </table:table-cell>
              <table:table-cell office:value-type="float" office:value="0.6343">
                <text:p>0.6343</text:p>
              </table:table-cell>
              <table:table-cell office:value-type="float" office:value="0.65">
                <text:p>0.65</text:p>
              </table:table-cell>
              <table:table-cell office:value-type="float" office:value="0.6613">
                <text:p>0.6613</text:p>
              </table:table-cell>
              <table:table-cell office:value-type="float" office:value="0.6462">
                <text:p>0.6462</text:p>
              </table:table-cell>
              <table:table-cell office:value-type="float" office:value="0.2553">
                <text:p>0.2553</text:p>
              </table:table-cell>
              <table:table-cell office:value-type="float" office:value="0.5544">
                <text:p>0.5544</text:p>
              </table:table-cell>
              <table:table-cell office:value-type="float" office:value="0.6778">
                <text:p>0.6778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997">
                <text:p>0.6997</text:p>
              </table:table-cell>
              <table:table-cell office:value-type="float" office:value="0.6361">
                <text:p>0.6361</text:p>
              </table:table-cell>
              <table:table-cell office:value-type="float" office:value="0.6365">
                <text:p>0.6365</text:p>
              </table:table-cell>
              <table:table-cell office:value-type="float" office:value="0.6547">
                <text:p>0.6547</text:p>
              </table:table-cell>
              <table:table-cell office:value-type="float" office:value="0.6423">
                <text:p>0.6423</text:p>
              </table:table-cell>
              <table:table-cell office:value-type="float" office:value="0.2436">
                <text:p>0.2436</text:p>
              </table:table-cell>
              <table:table-cell office:value-type="float" office:value="0.5425">
                <text:p>0.5425</text:p>
              </table:table-cell>
              <table:table-cell office:value-type="float" office:value="0.6458">
                <text:p>0.6458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027">
                <text:p>0.7027</text:p>
              </table:table-cell>
              <table:table-cell office:value-type="float" office:value="0.6547">
                <text:p>0.6547</text:p>
              </table:table-cell>
              <table:table-cell office:value-type="float" office:value="0.6608">
                <text:p>0.6608</text:p>
              </table:table-cell>
              <table:table-cell office:value-type="float" office:value="0.6609">
                <text:p>0.6609</text:p>
              </table:table-cell>
              <table:table-cell office:value-type="float" office:value="0.6404">
                <text:p>0.6404</text:p>
              </table:table-cell>
              <table:table-cell office:value-type="float" office:value="0.2577">
                <text:p>0.2577</text:p>
              </table:table-cell>
              <table:table-cell office:value-type="float" office:value="0.5659">
                <text:p>0.5659</text:p>
              </table:table-cell>
              <table:table-cell office:value-type="float" office:value="0.6736">
                <text:p>0.6736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026">
                <text:p>0.7026</text:p>
              </table:table-cell>
              <table:table-cell office:value-type="float" office:value="0.645">
                <text:p>0.645</text:p>
              </table:table-cell>
              <table:table-cell office:value-type="float" office:value="0.6611">
                <text:p>0.6611</text:p>
              </table:table-cell>
              <table:table-cell office:value-type="float" office:value="0.6571">
                <text:p>0.6571</text:p>
              </table:table-cell>
              <table:table-cell office:value-type="float" office:value="0.6416">
                <text:p>0.6416</text:p>
              </table:table-cell>
              <table:table-cell office:value-type="float" office:value="0.1716">
                <text:p>0.1716</text:p>
              </table:table-cell>
              <table:table-cell office:value-type="float" office:value="0.5576">
                <text:p>0.5576</text:p>
              </table:table-cell>
              <table:table-cell office:value-type="float" office:value="0.6423">
                <text:p>0.6423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042">
                <text:p>0.7042</text:p>
              </table:table-cell>
              <table:table-cell office:value-type="float" office:value="0.6629">
                <text:p>0.6629</text:p>
              </table:table-cell>
              <table:table-cell office:value-type="float" office:value="0.6683">
                <text:p>0.6683</text:p>
              </table:table-cell>
              <table:table-cell office:value-type="float" office:value="0.6574">
                <text:p>0.6574</text:p>
              </table:table-cell>
              <table:table-cell office:value-type="float" office:value="0.6503">
                <text:p>0.6503</text:p>
              </table:table-cell>
              <table:table-cell office:value-type="float" office:value="0.2052">
                <text:p>0.2052</text:p>
              </table:table-cell>
              <table:table-cell office:value-type="float" office:value="0.5654">
                <text:p>0.5654</text:p>
              </table:table-cell>
              <table:table-cell office:value-type="float" office:value="0.6754">
                <text:p>0.6754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05">
                <text:p>0.705</text:p>
              </table:table-cell>
              <table:table-cell office:value-type="float" office:value="0.6467">
                <text:p>0.6467</text:p>
              </table:table-cell>
              <table:table-cell office:value-type="float" office:value="0.6613">
                <text:p>0.6613</text:p>
              </table:table-cell>
              <table:table-cell office:value-type="float" office:value="0.655">
                <text:p>0.655</text:p>
              </table:table-cell>
              <table:table-cell office:value-type="float" office:value="0.662">
                <text:p>0.662</text:p>
              </table:table-cell>
              <table:table-cell office:value-type="float" office:value="0.187">
                <text:p>0.187</text:p>
              </table:table-cell>
              <table:table-cell office:value-type="float" office:value="0.5669">
                <text:p>0.5669</text:p>
              </table:table-cell>
              <table:table-cell office:value-type="float" office:value="0.6643">
                <text:p>0.6643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046">
                <text:p>0.7046</text:p>
              </table:table-cell>
              <table:table-cell office:value-type="float" office:value="0.6552">
                <text:p>0.6552</text:p>
              </table:table-cell>
              <table:table-cell office:value-type="float" office:value="0.6637">
                <text:p>0.6637</text:p>
              </table:table-cell>
              <table:table-cell office:value-type="float" office:value="0.6538">
                <text:p>0.6538</text:p>
              </table:table-cell>
              <table:table-cell office:value-type="float" office:value="0.6491">
                <text:p>0.6491</text:p>
              </table:table-cell>
              <table:table-cell office:value-type="float" office:value="0.2007">
                <text:p>0.2007</text:p>
              </table:table-cell>
              <table:table-cell office:value-type="float" office:value="0.5729">
                <text:p>0.5729</text:p>
              </table:table-cell>
              <table:table-cell office:value-type="float" office:value="0.6581">
                <text:p>0.6581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091">
                <text:p>0.7091</text:p>
              </table:table-cell>
              <table:table-cell office:value-type="float" office:value="0.6566">
                <text:p>0.6566</text:p>
              </table:table-cell>
              <table:table-cell office:value-type="float" office:value="0.6599">
                <text:p>0.6599</text:p>
              </table:table-cell>
              <table:table-cell office:value-type="float" office:value="0.6546">
                <text:p>0.6546</text:p>
              </table:table-cell>
              <table:table-cell office:value-type="float" office:value="0.6422">
                <text:p>0.6422</text:p>
              </table:table-cell>
              <table:table-cell office:value-type="float" office:value="0.2047">
                <text:p>0.2047</text:p>
              </table:table-cell>
              <table:table-cell office:value-type="float" office:value="0.5504">
                <text:p>0.5504</text:p>
              </table:table-cell>
              <table:table-cell office:value-type="float" office:value="0.6686">
                <text:p>0.6686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093">
                <text:p>0.7093</text:p>
              </table:table-cell>
              <table:table-cell office:value-type="float" office:value="0.6572">
                <text:p>0.6572</text:p>
              </table:table-cell>
              <table:table-cell office:value-type="float" office:value="0.6596">
                <text:p>0.6596</text:p>
              </table:table-cell>
              <table:table-cell office:value-type="float" office:value="0.6453">
                <text:p>0.6453</text:p>
              </table:table-cell>
              <table:table-cell office:value-type="float" office:value="0.6484">
                <text:p>0.6484</text:p>
              </table:table-cell>
              <table:table-cell office:value-type="float" office:value="0.2099">
                <text:p>0.2099</text:p>
              </table:table-cell>
              <table:table-cell office:value-type="float" office:value="0.563">
                <text:p>0.563</text:p>
              </table:table-cell>
              <table:table-cell office:value-type="float" office:value="0.6778">
                <text:p>0.6778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999">
                <text:p>0.6999</text:p>
              </table:table-cell>
              <table:table-cell office:value-type="float" office:value="0.6594">
                <text:p>0.6594</text:p>
              </table:table-cell>
              <table:table-cell office:value-type="float" office:value="0.6489">
                <text:p>0.6489</text:p>
              </table:table-cell>
              <table:table-cell office:value-type="float" office:value="0.6625">
                <text:p>0.6625</text:p>
              </table:table-cell>
              <table:table-cell office:value-type="float" office:value="0.6614">
                <text:p>0.6614</text:p>
              </table:table-cell>
              <table:table-cell office:value-type="float" office:value="0.2097">
                <text:p>0.2097</text:p>
              </table:table-cell>
              <table:table-cell office:value-type="float" office:value="0.5822">
                <text:p>0.5822</text:p>
              </table:table-cell>
              <table:table-cell office:value-type="float" office:value="0.6682">
                <text:p>0.6682</text:p>
              </table:table-cell>
              <table:table-cell office:value-type="float" office:value="0.0997">
                <text:p>0.09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094">
                <text:p>0.7094</text:p>
              </table:table-cell>
              <table:table-cell office:value-type="float" office:value="0.6573">
                <text:p>0.6573</text:p>
              </table:table-cell>
              <table:table-cell office:value-type="float" office:value="0.6527">
                <text:p>0.6527</text:p>
              </table:table-cell>
              <table:table-cell office:value-type="float" office:value="0.6633">
                <text:p>0.6633</text:p>
              </table:table-cell>
              <table:table-cell office:value-type="float" office:value="0.6509">
                <text:p>0.6509</text:p>
              </table:table-cell>
              <table:table-cell office:value-type="float" office:value="0.2094">
                <text:p>0.2094</text:p>
              </table:table-cell>
              <table:table-cell office:value-type="float" office:value="0.5794">
                <text:p>0.5794</text:p>
              </table:table-cell>
              <table:table-cell office:value-type="float" office:value="0.6672">
                <text:p>0.6672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147">
                <text:p>0.7147</text:p>
              </table:table-cell>
              <table:table-cell office:value-type="float" office:value="0.6524">
                <text:p>0.6524</text:p>
              </table:table-cell>
              <table:table-cell office:value-type="float" office:value="0.6599">
                <text:p>0.6599</text:p>
              </table:table-cell>
              <table:table-cell office:value-type="float" office:value="0.6581">
                <text:p>0.6581</text:p>
              </table:table-cell>
              <table:table-cell office:value-type="float" office:value="0.6553">
                <text:p>0.6553</text:p>
              </table:table-cell>
              <table:table-cell office:value-type="float" office:value="0.2144">
                <text:p>0.2144</text:p>
              </table:table-cell>
              <table:table-cell office:value-type="float" office:value="0.568">
                <text:p>0.568</text:p>
              </table:table-cell>
              <table:table-cell office:value-type="float" office:value="0.6693">
                <text:p>0.6693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094">
                <text:p>0.7094</text:p>
              </table:table-cell>
              <table:table-cell office:value-type="float" office:value="0.5912">
                <text:p>0.5912</text:p>
              </table:table-cell>
              <table:table-cell office:value-type="float" office:value="0.6378">
                <text:p>0.6378</text:p>
              </table:table-cell>
              <table:table-cell office:value-type="float" office:value="0.6549">
                <text:p>0.6549</text:p>
              </table:table-cell>
              <table:table-cell office:value-type="float" office:value="0.6577">
                <text:p>0.6577</text:p>
              </table:table-cell>
              <table:table-cell office:value-type="float" office:value="0.2117">
                <text:p>0.2117</text:p>
              </table:table-cell>
              <table:table-cell office:value-type="float" office:value="0.5826">
                <text:p>0.5826</text:p>
              </table:table-cell>
              <table:table-cell office:value-type="float" office:value="0.6579">
                <text:p>0.6579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127">
                <text:p>0.7127</text:p>
              </table:table-cell>
              <table:table-cell office:value-type="float" office:value="0.6539">
                <text:p>0.6539</text:p>
              </table:table-cell>
              <table:table-cell office:value-type="float" office:value="0.6625">
                <text:p>0.6625</text:p>
              </table:table-cell>
              <table:table-cell office:value-type="float" office:value="0.6575">
                <text:p>0.6575</text:p>
              </table:table-cell>
              <table:table-cell office:value-type="float" office:value="0.6395">
                <text:p>0.6395</text:p>
              </table:table-cell>
              <table:table-cell office:value-type="float" office:value="0.2126">
                <text:p>0.2126</text:p>
              </table:table-cell>
              <table:table-cell office:value-type="float" office:value="0.5899">
                <text:p>0.5899</text:p>
              </table:table-cell>
              <table:table-cell office:value-type="float" office:value="0.6651">
                <text:p>0.6651</text:p>
              </table:table-cell>
              <table:table-cell office:value-type="float" office:value="0.0997">
                <text:p>0.0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093">
                <text:p>0.7093</text:p>
              </table:table-cell>
              <table:table-cell office:value-type="float" office:value="0.6441">
                <text:p>0.6441</text:p>
              </table:table-cell>
              <table:table-cell office:value-type="float" office:value="0.6511">
                <text:p>0.6511</text:p>
              </table:table-cell>
              <table:table-cell office:value-type="float" office:value="0.6544">
                <text:p>0.6544</text:p>
              </table:table-cell>
              <table:table-cell office:value-type="float" office:value="0.6602">
                <text:p>0.6602</text:p>
              </table:table-cell>
              <table:table-cell office:value-type="float" office:value="0.2161">
                <text:p>0.2161</text:p>
              </table:table-cell>
              <table:table-cell office:value-type="float" office:value="0.5835">
                <text:p>0.5835</text:p>
              </table:table-cell>
              <table:table-cell office:value-type="float" office:value="0.6662">
                <text:p>0.6662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151">
                <text:p>0.7151</text:p>
              </table:table-cell>
              <table:table-cell office:value-type="float" office:value="0.6631">
                <text:p>0.6631</text:p>
              </table:table-cell>
              <table:table-cell office:value-type="float" office:value="0.6662">
                <text:p>0.6662</text:p>
              </table:table-cell>
              <table:table-cell office:value-type="float" office:value="0.6561">
                <text:p>0.6561</text:p>
              </table:table-cell>
              <table:table-cell office:value-type="float" office:value="0.6617">
                <text:p>0.6617</text:p>
              </table:table-cell>
              <table:table-cell office:value-type="float" office:value="0.2167">
                <text:p>0.2167</text:p>
              </table:table-cell>
              <table:table-cell office:value-type="float" office:value="0.5828">
                <text:p>0.5828</text:p>
              </table:table-cell>
              <table:table-cell office:value-type="float" office:value="0.6764">
                <text:p>0.676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186">
                <text:p>0.7186</text:p>
              </table:table-cell>
              <table:table-cell office:value-type="float" office:value="0.6548">
                <text:p>0.6548</text:p>
              </table:table-cell>
              <table:table-cell office:value-type="float" office:value="0.6449">
                <text:p>0.6449</text:p>
              </table:table-cell>
              <table:table-cell office:value-type="float" office:value="0.6527">
                <text:p>0.6527</text:p>
              </table:table-cell>
              <table:table-cell office:value-type="float" office:value="0.6573">
                <text:p>0.6573</text:p>
              </table:table-cell>
              <table:table-cell office:value-type="float" office:value="0.217">
                <text:p>0.217</text:p>
              </table:table-cell>
              <table:table-cell office:value-type="float" office:value="0.5851">
                <text:p>0.5851</text:p>
              </table:table-cell>
              <table:table-cell office:value-type="float" office:value="0.6696">
                <text:p>0.669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188">
                <text:p>0.7188</text:p>
              </table:table-cell>
              <table:table-cell office:value-type="float" office:value="0.657">
                <text:p>0.657</text:p>
              </table:table-cell>
              <table:table-cell office:value-type="float" office:value="0.6603">
                <text:p>0.6603</text:p>
              </table:table-cell>
              <table:table-cell office:value-type="float" office:value="0.6566">
                <text:p>0.6566</text:p>
              </table:table-cell>
              <table:table-cell office:value-type="float" office:value="0.6596">
                <text:p>0.6596</text:p>
              </table:table-cell>
              <table:table-cell office:value-type="float" office:value="0.2182">
                <text:p>0.2182</text:p>
              </table:table-cell>
              <table:table-cell office:value-type="float" office:value="0.587">
                <text:p>0.587</text:p>
              </table:table-cell>
              <table:table-cell office:value-type="float" office:value="0.671">
                <text:p>0.67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">
                <text:p>0.72</text:p>
              </table:table-cell>
              <table:table-cell office:value-type="float" office:value="0.6657">
                <text:p>0.6657</text:p>
              </table:table-cell>
              <table:table-cell office:value-type="float" office:value="0.6492">
                <text:p>0.6492</text:p>
              </table:table-cell>
              <table:table-cell office:value-type="float" office:value="0.6605">
                <text:p>0.6605</text:p>
              </table:table-cell>
              <table:table-cell office:value-type="float" office:value="0.6257">
                <text:p>0.6257</text:p>
              </table:table-cell>
              <table:table-cell office:value-type="float" office:value="0.2138">
                <text:p>0.2138</text:p>
              </table:table-cell>
              <table:table-cell office:value-type="float" office:value="0.5911">
                <text:p>0.5911</text:p>
              </table:table-cell>
              <table:table-cell office:value-type="float" office:value="0.6541">
                <text:p>0.654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154">
                <text:p>0.7154</text:p>
              </table:table-cell>
              <table:table-cell office:value-type="float" office:value="0.6608">
                <text:p>0.6608</text:p>
              </table:table-cell>
              <table:table-cell office:value-type="float" office:value="0.6175">
                <text:p>0.6175</text:p>
              </table:table-cell>
              <table:table-cell office:value-type="float" office:value="0.6614">
                <text:p>0.6614</text:p>
              </table:table-cell>
              <table:table-cell office:value-type="float" office:value="0.6583">
                <text:p>0.6583</text:p>
              </table:table-cell>
              <table:table-cell office:value-type="float" office:value="0.2241">
                <text:p>0.2241</text:p>
              </table:table-cell>
              <table:table-cell office:value-type="float" office:value="0.5777">
                <text:p>0.5777</text:p>
              </table:table-cell>
              <table:table-cell office:value-type="float" office:value="0.6659">
                <text:p>0.66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169">
                <text:p>0.7169</text:p>
              </table:table-cell>
              <table:table-cell office:value-type="float" office:value="0.6598">
                <text:p>0.6598</text:p>
              </table:table-cell>
              <table:table-cell office:value-type="float" office:value="0.6608">
                <text:p>0.6608</text:p>
              </table:table-cell>
              <table:table-cell office:value-type="float" office:value="0.6109">
                <text:p>0.6109</text:p>
              </table:table-cell>
              <table:table-cell office:value-type="float" office:value="0.656">
                <text:p>0.656</text:p>
              </table:table-cell>
              <table:table-cell office:value-type="float" office:value="0.2171">
                <text:p>0.2171</text:p>
              </table:table-cell>
              <table:table-cell office:value-type="float" office:value="0.5862">
                <text:p>0.5862</text:p>
              </table:table-cell>
              <table:table-cell office:value-type="float" office:value="0.6749">
                <text:p>0.6749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218">
                <text:p>0.7218</text:p>
              </table:table-cell>
              <table:table-cell office:value-type="float" office:value="0.6648">
                <text:p>0.6648</text:p>
              </table:table-cell>
              <table:table-cell office:value-type="float" office:value="0.6613">
                <text:p>0.6613</text:p>
              </table:table-cell>
              <table:table-cell office:value-type="float" office:value="0.6607">
                <text:p>0.6607</text:p>
              </table:table-cell>
              <table:table-cell office:value-type="float" office:value="0.6642">
                <text:p>0.6642</text:p>
              </table:table-cell>
              <table:table-cell office:value-type="float" office:value="0.1877">
                <text:p>0.1877</text:p>
              </table:table-cell>
              <table:table-cell office:value-type="float" office:value="0.5862">
                <text:p>0.5862</text:p>
              </table:table-cell>
              <table:table-cell office:value-type="float" office:value="0.6701">
                <text:p>0.67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266">
                <text:p>0.7266</text:p>
              </table:table-cell>
              <table:table-cell office:value-type="float" office:value="0.6677">
                <text:p>0.6677</text:p>
              </table:table-cell>
              <table:table-cell office:value-type="float" office:value="0.6619">
                <text:p>0.6619</text:p>
              </table:table-cell>
              <table:table-cell office:value-type="float" office:value="0.6578">
                <text:p>0.6578</text:p>
              </table:table-cell>
              <table:table-cell office:value-type="float" office:value="0.6287">
                <text:p>0.6287</text:p>
              </table:table-cell>
              <table:table-cell office:value-type="float" office:value="0.1452">
                <text:p>0.1452</text:p>
              </table:table-cell>
              <table:table-cell office:value-type="float" office:value="0.5811">
                <text:p>0.5811</text:p>
              </table:table-cell>
              <table:table-cell office:value-type="float" office:value="0.514">
                <text:p>0.51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231">
                <text:p>0.7231</text:p>
              </table:table-cell>
              <table:table-cell office:value-type="float" office:value="0.6608">
                <text:p>0.6608</text:p>
              </table:table-cell>
              <table:table-cell office:value-type="float" office:value="0.6573">
                <text:p>0.6573</text:p>
              </table:table-cell>
              <table:table-cell office:value-type="float" office:value="0.6574">
                <text:p>0.6574</text:p>
              </table:table-cell>
              <table:table-cell office:value-type="float" office:value="0.6366">
                <text:p>0.6366</text:p>
              </table:table-cell>
              <table:table-cell office:value-type="float" office:value="0.1936">
                <text:p>0.1936</text:p>
              </table:table-cell>
              <table:table-cell office:value-type="float" office:value="0.593">
                <text:p>0.593</text:p>
              </table:table-cell>
              <table:table-cell office:value-type="float" office:value="0.6636">
                <text:p>0.66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21">
                <text:p>0.721</text:p>
              </table:table-cell>
              <table:table-cell office:value-type="float" office:value="0.667">
                <text:p>0.667</text:p>
              </table:table-cell>
              <table:table-cell office:value-type="float" office:value="0.6576">
                <text:p>0.6576</text:p>
              </table:table-cell>
              <table:table-cell office:value-type="float" office:value="0.6625">
                <text:p>0.6625</text:p>
              </table:table-cell>
              <table:table-cell office:value-type="float" office:value="0.6471">
                <text:p>0.6471</text:p>
              </table:table-cell>
              <table:table-cell office:value-type="float" office:value="0.2108">
                <text:p>0.2108</text:p>
              </table:table-cell>
              <table:table-cell office:value-type="float" office:value="0.5942">
                <text:p>0.5942</text:p>
              </table:table-cell>
              <table:table-cell office:value-type="float" office:value="0.6654">
                <text:p>0.665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263">
                <text:p>0.7263</text:p>
              </table:table-cell>
              <table:table-cell office:value-type="float" office:value="0.6603">
                <text:p>0.6603</text:p>
              </table:table-cell>
              <table:table-cell office:value-type="float" office:value="0.6499">
                <text:p>0.6499</text:p>
              </table:table-cell>
              <table:table-cell office:value-type="float" office:value="0.6527">
                <text:p>0.6527</text:p>
              </table:table-cell>
              <table:table-cell office:value-type="float" office:value="0.6451">
                <text:p>0.6451</text:p>
              </table:table-cell>
              <table:table-cell office:value-type="float" office:value="0.2151">
                <text:p>0.2151</text:p>
              </table:table-cell>
              <table:table-cell office:value-type="float" office:value="0.5989">
                <text:p>0.5989</text:p>
              </table:table-cell>
              <table:table-cell office:value-type="float" office:value="0.671">
                <text:p>0.67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45">
                <text:p>0.7245</text:p>
              </table:table-cell>
              <table:table-cell office:value-type="float" office:value="0.6676">
                <text:p>0.6676</text:p>
              </table:table-cell>
              <table:table-cell office:value-type="float" office:value="0.5208">
                <text:p>0.5208</text:p>
              </table:table-cell>
              <table:table-cell office:value-type="float" office:value="0.6671">
                <text:p>0.6671</text:p>
              </table:table-cell>
              <table:table-cell office:value-type="float" office:value="0.6564">
                <text:p>0.6564</text:p>
              </table:table-cell>
              <table:table-cell office:value-type="float" office:value="0.2114">
                <text:p>0.2114</text:p>
              </table:table-cell>
              <table:table-cell office:value-type="float" office:value="0.5746">
                <text:p>0.5746</text:p>
              </table:table-cell>
              <table:table-cell office:value-type="float" office:value="0.6676">
                <text:p>0.6676</text:p>
              </table:table-cell>
              <table:table-cell office:value-type="float" office:value="0.0997">
                <text:p>0.09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272">
                <text:p>0.7272</text:p>
              </table:table-cell>
              <table:table-cell office:value-type="float" office:value="0.6624">
                <text:p>0.6624</text:p>
              </table:table-cell>
              <table:table-cell office:value-type="float" office:value="0.665">
                <text:p>0.665</text:p>
              </table:table-cell>
              <table:table-cell office:value-type="float" office:value="0.6374">
                <text:p>0.6374</text:p>
              </table:table-cell>
              <table:table-cell office:value-type="float" office:value="0.6669">
                <text:p>0.6669</text:p>
              </table:table-cell>
              <table:table-cell office:value-type="float" office:value="0.2178">
                <text:p>0.2178</text:p>
              </table:table-cell>
              <table:table-cell office:value-type="float" office:value="0.5901">
                <text:p>0.5901</text:p>
              </table:table-cell>
              <table:table-cell office:value-type="float" office:value="0.6651">
                <text:p>0.6651</text:p>
              </table:table-cell>
              <table:table-cell office:value-type="float" office:value="0.0997">
                <text:p>0.09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73">
                <text:p>0.7273</text:p>
              </table:table-cell>
              <table:table-cell office:value-type="float" office:value="0.6677">
                <text:p>0.6677</text:p>
              </table:table-cell>
              <table:table-cell office:value-type="float" office:value="0.6641">
                <text:p>0.6641</text:p>
              </table:table-cell>
              <table:table-cell office:value-type="float" office:value="0.6548">
                <text:p>0.6548</text:p>
              </table:table-cell>
              <table:table-cell office:value-type="float" office:value="0.6531">
                <text:p>0.6531</text:p>
              </table:table-cell>
              <table:table-cell office:value-type="float" office:value="0.22">
                <text:p>0.22</text:p>
              </table:table-cell>
              <table:table-cell office:value-type="float" office:value="0.602">
                <text:p>0.602</text:p>
              </table:table-cell>
              <table:table-cell office:value-type="float" office:value="0.6688">
                <text:p>0.6688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182">
                <text:p>0.7182</text:p>
              </table:table-cell>
              <table:table-cell office:value-type="float" office:value="0.667">
                <text:p>0.667</text:p>
              </table:table-cell>
              <table:table-cell office:value-type="float" office:value="0.6664">
                <text:p>0.6664</text:p>
              </table:table-cell>
              <table:table-cell office:value-type="float" office:value="0.6572">
                <text:p>0.6572</text:p>
              </table:table-cell>
              <table:table-cell office:value-type="float" office:value="0.659">
                <text:p>0.659</text:p>
              </table:table-cell>
              <table:table-cell office:value-type="float" office:value="0.2206">
                <text:p>0.2206</text:p>
              </table:table-cell>
              <table:table-cell office:value-type="float" office:value="0.5943">
                <text:p>0.5943</text:p>
              </table:table-cell>
              <table:table-cell office:value-type="float" office:value="0.6585">
                <text:p>0.6585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6662">
                <text:p>0.6662</text:p>
              </table:table-cell>
              <table:table-cell office:value-type="float" office:value="0.6627">
                <text:p>0.6627</text:p>
              </table:table-cell>
              <table:table-cell office:value-type="float" office:value="0.6563">
                <text:p>0.6563</text:p>
              </table:table-cell>
              <table:table-cell office:value-type="float" office:value="0.6548">
                <text:p>0.6548</text:p>
              </table:table-cell>
              <table:table-cell office:value-type="float" office:value="0.2211">
                <text:p>0.2211</text:p>
              </table:table-cell>
              <table:table-cell office:value-type="float" office:value="0.5986">
                <text:p>0.5986</text:p>
              </table:table-cell>
              <table:table-cell office:value-type="float" office:value="0.6625">
                <text:p>0.6625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248">
                <text:p>0.7248</text:p>
              </table:table-cell>
              <table:table-cell office:value-type="float" office:value="0.6671">
                <text:p>0.6671</text:p>
              </table:table-cell>
              <table:table-cell office:value-type="float" office:value="0.6665">
                <text:p>0.6665</text:p>
              </table:table-cell>
              <table:table-cell office:value-type="float" office:value="0.6663">
                <text:p>0.6663</text:p>
              </table:table-cell>
              <table:table-cell office:value-type="float" office:value="0.6212">
                <text:p>0.6212</text:p>
              </table:table-cell>
              <table:table-cell office:value-type="float" office:value="0.2183">
                <text:p>0.2183</text:p>
              </table:table-cell>
              <table:table-cell office:value-type="float" office:value="0.5846">
                <text:p>0.5846</text:p>
              </table:table-cell>
              <table:table-cell office:value-type="float" office:value="0.6698">
                <text:p>0.6698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263">
                <text:p>0.7263</text:p>
              </table:table-cell>
              <table:table-cell office:value-type="float" office:value="0.6643">
                <text:p>0.6643</text:p>
              </table:table-cell>
              <table:table-cell office:value-type="float" office:value="0.6635">
                <text:p>0.6635</text:p>
              </table:table-cell>
              <table:table-cell office:value-type="float" office:value="0.6617">
                <text:p>0.6617</text:p>
              </table:table-cell>
              <table:table-cell office:value-type="float" office:value="0.6523">
                <text:p>0.6523</text:p>
              </table:table-cell>
              <table:table-cell office:value-type="float" office:value="0.2236">
                <text:p>0.2236</text:p>
              </table:table-cell>
              <table:table-cell office:value-type="float" office:value="0.5944">
                <text:p>0.5944</text:p>
              </table:table-cell>
              <table:table-cell office:value-type="float" office:value="0.6687">
                <text:p>0.6687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294">
                <text:p>0.7294</text:p>
              </table:table-cell>
              <table:table-cell office:value-type="float" office:value="0.6666">
                <text:p>0.6666</text:p>
              </table:table-cell>
              <table:table-cell office:value-type="float" office:value="0.6648">
                <text:p>0.6648</text:p>
              </table:table-cell>
              <table:table-cell office:value-type="float" office:value="0.6616">
                <text:p>0.6616</text:p>
              </table:table-cell>
              <table:table-cell office:value-type="float" office:value="0.6476">
                <text:p>0.6476</text:p>
              </table:table-cell>
              <table:table-cell office:value-type="float" office:value="0.2224">
                <text:p>0.2224</text:p>
              </table:table-cell>
              <table:table-cell office:value-type="float" office:value="0.591">
                <text:p>0.591</text:p>
              </table:table-cell>
              <table:table-cell office:value-type="float" office:value="0.6663">
                <text:p>0.666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263">
                <text:p>0.7263</text:p>
              </table:table-cell>
              <table:table-cell office:value-type="float" office:value="0.6645">
                <text:p>0.6645</text:p>
              </table:table-cell>
              <table:table-cell office:value-type="float" office:value="0.6645">
                <text:p>0.6645</text:p>
              </table:table-cell>
              <table:table-cell office:value-type="float" office:value="0.659">
                <text:p>0.659</text:p>
              </table:table-cell>
              <table:table-cell office:value-type="float" office:value="0.6443">
                <text:p>0.6443</text:p>
              </table:table-cell>
              <table:table-cell office:value-type="float" office:value="0.224">
                <text:p>0.224</text:p>
              </table:table-cell>
              <table:table-cell office:value-type="float" office:value="0.5996">
                <text:p>0.5996</text:p>
              </table:table-cell>
              <table:table-cell office:value-type="float" office:value="0.6675">
                <text:p>0.667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332">
                <text:p>0.7332</text:p>
              </table:table-cell>
              <table:table-cell office:value-type="float" office:value="0.6665">
                <text:p>0.6665</text:p>
              </table:table-cell>
              <table:table-cell office:value-type="float" office:value="0.6624">
                <text:p>0.6624</text:p>
              </table:table-cell>
              <table:table-cell office:value-type="float" office:value="0.6612">
                <text:p>0.6612</text:p>
              </table:table-cell>
              <table:table-cell office:value-type="float" office:value="0.6547">
                <text:p>0.6547</text:p>
              </table:table-cell>
              <table:table-cell office:value-type="float" office:value="0.2257">
                <text:p>0.2257</text:p>
              </table:table-cell>
              <table:table-cell office:value-type="float" office:value="0.602">
                <text:p>0.602</text:p>
              </table:table-cell>
              <table:table-cell office:value-type="float" office:value="0.6688">
                <text:p>0.668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284">
                <text:p>0.7284</text:p>
              </table:table-cell>
              <table:table-cell office:value-type="float" office:value="0.6348">
                <text:p>0.6348</text:p>
              </table:table-cell>
              <table:table-cell office:value-type="float" office:value="0.6638">
                <text:p>0.6638</text:p>
              </table:table-cell>
              <table:table-cell office:value-type="float" office:value="0.6646">
                <text:p>0.6646</text:p>
              </table:table-cell>
              <table:table-cell office:value-type="float" office:value="0.6539">
                <text:p>0.6539</text:p>
              </table:table-cell>
              <table:table-cell office:value-type="float" office:value="0.2187">
                <text:p>0.2187</text:p>
              </table:table-cell>
              <table:table-cell office:value-type="float" office:value="0.588">
                <text:p>0.588</text:p>
              </table:table-cell>
              <table:table-cell office:value-type="float" office:value="0.6673">
                <text:p>0.6673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279">
                <text:p>0.7279</text:p>
              </table:table-cell>
              <table:table-cell office:value-type="float" office:value="0.615">
                <text:p>0.615</text:p>
              </table:table-cell>
              <table:table-cell office:value-type="float" office:value="0.6646">
                <text:p>0.6646</text:p>
              </table:table-cell>
              <table:table-cell office:value-type="float" office:value="0.664">
                <text:p>0.664</text:p>
              </table:table-cell>
              <table:table-cell office:value-type="float" office:value="0.6437">
                <text:p>0.6437</text:p>
              </table:table-cell>
              <table:table-cell office:value-type="float" office:value="0.1795">
                <text:p>0.1795</text:p>
              </table:table-cell>
              <table:table-cell office:value-type="float" office:value="0.6037">
                <text:p>0.6037</text:p>
              </table:table-cell>
              <table:table-cell office:value-type="float" office:value="0.6696">
                <text:p>0.6696</text:p>
              </table:table-cell>
              <table:table-cell office:value-type="float" office:value="0.0998">
                <text:p>0.09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348">
                <text:p>0.7348</text:p>
              </table:table-cell>
              <table:table-cell office:value-type="float" office:value="0.6674">
                <text:p>0.6674</text:p>
              </table:table-cell>
              <table:table-cell office:value-type="float" office:value="0.6276">
                <text:p>0.6276</text:p>
              </table:table-cell>
              <table:table-cell office:value-type="float" office:value="0.6634">
                <text:p>0.6634</text:p>
              </table:table-cell>
              <table:table-cell office:value-type="float" office:value="0.6398">
                <text:p>0.6398</text:p>
              </table:table-cell>
              <table:table-cell office:value-type="float" office:value="0.2072">
                <text:p>0.2072</text:p>
              </table:table-cell>
              <table:table-cell office:value-type="float" office:value="0.5955">
                <text:p>0.5955</text:p>
              </table:table-cell>
              <table:table-cell office:value-type="float" office:value="0.6692">
                <text:p>0.669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287">
                <text:p>0.7287</text:p>
              </table:table-cell>
              <table:table-cell office:value-type="float" office:value="0.6669">
                <text:p>0.6669</text:p>
              </table:table-cell>
              <table:table-cell office:value-type="float" office:value="0.6608">
                <text:p>0.6608</text:p>
              </table:table-cell>
              <table:table-cell office:value-type="float" office:value="0.6656">
                <text:p>0.6656</text:p>
              </table:table-cell>
              <table:table-cell office:value-type="float" office:value="0.6558">
                <text:p>0.6558</text:p>
              </table:table-cell>
              <table:table-cell office:value-type="float" office:value="0.1">
                <text:p>0.1</text:p>
              </table:table-cell>
              <table:table-cell office:value-type="float" office:value="0.5939">
                <text:p>0.5939</text:p>
              </table:table-cell>
              <table:table-cell office:value-type="float" office:value="0.6705">
                <text:p>0.67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295">
                <text:p>0.7295</text:p>
              </table:table-cell>
              <table:table-cell office:value-type="float" office:value="0.6673">
                <text:p>0.6673</text:p>
              </table:table-cell>
              <table:table-cell office:value-type="float" office:value="0.6645">
                <text:p>0.6645</text:p>
              </table:table-cell>
              <table:table-cell office:value-type="float" office:value="0.6673">
                <text:p>0.6673</text:p>
              </table:table-cell>
              <table:table-cell office:value-type="float" office:value="0.6533">
                <text:p>0.6533</text:p>
              </table:table-cell>
              <table:table-cell office:value-type="float" office:value="0.1">
                <text:p>0.1</text:p>
              </table:table-cell>
              <table:table-cell office:value-type="float" office:value="0.5986">
                <text:p>0.5986</text:p>
              </table:table-cell>
              <table:table-cell office:value-type="float" office:value="0.6724">
                <text:p>0.67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306">
                <text:p>0.7306</text:p>
              </table:table-cell>
              <table:table-cell office:value-type="float" office:value="0.667">
                <text:p>0.667</text:p>
              </table:table-cell>
              <table:table-cell office:value-type="float" office:value="0.6599">
                <text:p>0.6599</text:p>
              </table:table-cell>
              <table:table-cell office:value-type="float" office:value="0.667">
                <text:p>0.667</text:p>
              </table:table-cell>
              <table:table-cell office:value-type="float" office:value="0.6341">
                <text:p>0.6341</text:p>
              </table:table-cell>
              <table:table-cell office:value-type="float" office:value="0.1">
                <text:p>0.1</text:p>
              </table:table-cell>
              <table:table-cell office:value-type="float" office:value="0.591">
                <text:p>0.591</text:p>
              </table:table-cell>
              <table:table-cell office:value-type="float" office:value="0.673">
                <text:p>0.67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301">
                <text:p>0.7301</text:p>
              </table:table-cell>
              <table:table-cell office:value-type="float" office:value="0.6666">
                <text:p>0.6666</text:p>
              </table:table-cell>
              <table:table-cell office:value-type="float" office:value="0.666">
                <text:p>0.666</text:p>
              </table:table-cell>
              <table:table-cell office:value-type="float" office:value="0.6603">
                <text:p>0.6603</text:p>
              </table:table-cell>
              <table:table-cell office:value-type="float" office:value="0.6231">
                <text:p>0.6231</text:p>
              </table:table-cell>
              <table:table-cell office:value-type="float" office:value="0.1">
                <text:p>0.1</text:p>
              </table:table-cell>
              <table:table-cell office:value-type="float" office:value="0.5967">
                <text:p>0.5967</text:p>
              </table:table-cell>
              <table:table-cell office:value-type="float" office:value="0.6739">
                <text:p>0.673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334">
                <text:p>0.7334</text:p>
              </table:table-cell>
              <table:table-cell office:value-type="float" office:value="0.6684">
                <text:p>0.6684</text:p>
              </table:table-cell>
              <table:table-cell office:value-type="float" office:value="0.6667">
                <text:p>0.6667</text:p>
              </table:table-cell>
              <table:table-cell office:value-type="float" office:value="0.666">
                <text:p>0.666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5888">
                <text:p>0.5888</text:p>
              </table:table-cell>
              <table:table-cell office:value-type="float" office:value="0.6727">
                <text:p>0.672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37">
                <text:p>0.737</text:p>
              </table:table-cell>
              <table:table-cell office:value-type="float" office:value="0.6684">
                <text:p>0.6684</text:p>
              </table:table-cell>
              <table:table-cell office:value-type="float" office:value="0.6668">
                <text:p>0.6668</text:p>
              </table:table-cell>
              <table:table-cell office:value-type="float" office:value="0.6678">
                <text:p>0.6678</text:p>
              </table:table-cell>
              <table:table-cell office:value-type="float" office:value="0.6555">
                <text:p>0.6555</text:p>
              </table:table-cell>
              <table:table-cell office:value-type="float" office:value="0.1">
                <text:p>0.1</text:p>
              </table:table-cell>
              <table:table-cell office:value-type="float" office:value="0.6007">
                <text:p>0.6007</text:p>
              </table:table-cell>
              <table:table-cell office:value-type="float" office:value="0.6696">
                <text:p>0.669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332">
                <text:p>0.7332</text:p>
              </table:table-cell>
              <table:table-cell office:value-type="float" office:value="0.6669">
                <text:p>0.6669</text:p>
              </table:table-cell>
              <table:table-cell office:value-type="float" office:value="0.6651">
                <text:p>0.6651</text:p>
              </table:table-cell>
              <table:table-cell office:value-type="float" office:value="0.667">
                <text:p>0.667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0.6047">
                <text:p>0.6047</text:p>
              </table:table-cell>
              <table:table-cell office:value-type="float" office:value="0.6692">
                <text:p>0.669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382">
                <text:p>0.7382</text:p>
              </table:table-cell>
              <table:table-cell office:value-type="float" office:value="0.6653">
                <text:p>0.6653</text:p>
              </table:table-cell>
              <table:table-cell office:value-type="float" office:value="0.6665">
                <text:p>0.6665</text:p>
              </table:table-cell>
              <table:table-cell office:value-type="float" office:value="0.6649">
                <text:p>0.6649</text:p>
              </table:table-cell>
              <table:table-cell office:value-type="float" office:value="0.6471">
                <text:p>0.6471</text:p>
              </table:table-cell>
              <table:table-cell office:value-type="float" office:value="0.1279">
                <text:p>0.1279</text:p>
              </table:table-cell>
              <table:table-cell office:value-type="float" office:value="0.6008">
                <text:p>0.6008</text:p>
              </table:table-cell>
              <table:table-cell office:value-type="float" office:value="0.6698">
                <text:p>0.669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317">
                <text:p>0.7317</text:p>
              </table:table-cell>
              <table:table-cell office:value-type="float" office:value="0.6667">
                <text:p>0.6667</text:p>
              </table:table-cell>
              <table:table-cell office:value-type="float" office:value="0.6667">
                <text:p>0.6667</text:p>
              </table:table-cell>
              <table:table-cell office:value-type="float" office:value="0.6666">
                <text:p>0.6666</text:p>
              </table:table-cell>
              <table:table-cell office:value-type="float" office:value="0.652">
                <text:p>0.652</text:p>
              </table:table-cell>
              <table:table-cell office:value-type="float" office:value="0.1056">
                <text:p>0.1056</text:p>
              </table:table-cell>
              <table:table-cell office:value-type="float" office:value="0.6089">
                <text:p>0.6089</text:p>
              </table:table-cell>
              <table:table-cell office:value-type="float" office:value="0.6702">
                <text:p>0.67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364">
                <text:p>0.7364</text:p>
              </table:table-cell>
              <table:table-cell office:value-type="float" office:value="0.6681">
                <text:p>0.6681</text:p>
              </table:table-cell>
              <table:table-cell office:value-type="float" office:value="0.6667">
                <text:p>0.6667</text:p>
              </table:table-cell>
              <table:table-cell office:value-type="float" office:value="0.6685">
                <text:p>0.6685</text:p>
              </table:table-cell>
              <table:table-cell office:value-type="float" office:value="0.6446">
                <text:p>0.6446</text:p>
              </table:table-cell>
              <table:table-cell office:value-type="float" office:value="0.1104">
                <text:p>0.1104</text:p>
              </table:table-cell>
              <table:table-cell office:value-type="float" office:value="0.6014">
                <text:p>0.6014</text:p>
              </table:table-cell>
              <table:table-cell office:value-type="float" office:value="0.6706">
                <text:p>0.670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225">
                <text:p>0.7225</text:p>
              </table:table-cell>
              <table:table-cell office:value-type="float" office:value="0.666">
                <text:p>0.666</text:p>
              </table:table-cell>
              <table:table-cell office:value-type="float" office:value="0.6659">
                <text:p>0.6659</text:p>
              </table:table-cell>
              <table:table-cell office:value-type="float" office:value="0.6664">
                <text:p>0.6664</text:p>
              </table:table-cell>
              <table:table-cell office:value-type="float" office:value="0.6442">
                <text:p>0.6442</text:p>
              </table:table-cell>
              <table:table-cell office:value-type="float" office:value="0.1606">
                <text:p>0.1606</text:p>
              </table:table-cell>
              <table:table-cell office:value-type="float" office:value="0.6037">
                <text:p>0.6037</text:p>
              </table:table-cell>
              <table:table-cell office:value-type="float" office:value="0.6708">
                <text:p>0.670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348">
                <text:p>0.7348</text:p>
              </table:table-cell>
              <table:table-cell office:value-type="float" office:value="0.6656">
                <text:p>0.6656</text:p>
              </table:table-cell>
              <table:table-cell office:value-type="float" office:value="0.6673">
                <text:p>0.6673</text:p>
              </table:table-cell>
              <table:table-cell office:value-type="float" office:value="0.6687">
                <text:p>0.6687</text:p>
              </table:table-cell>
              <table:table-cell office:value-type="float" office:value="0.6437">
                <text:p>0.6437</text:p>
              </table:table-cell>
              <table:table-cell office:value-type="float" office:value="0.0981">
                <text:p>0.0981</text:p>
              </table:table-cell>
              <table:table-cell office:value-type="float" office:value="0.6086">
                <text:p>0.6086</text:p>
              </table:table-cell>
              <table:table-cell office:value-type="float" office:value="0.6708">
                <text:p>0.670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3">
                <text:p>0.73</text:p>
              </table:table-cell>
              <table:table-cell office:value-type="float" office:value="0.6679">
                <text:p>0.6679</text:p>
              </table:table-cell>
              <table:table-cell office:value-type="float" office:value="0.6672">
                <text:p>0.6672</text:p>
              </table:table-cell>
              <table:table-cell office:value-type="float" office:value="0.6665">
                <text:p>0.6665</text:p>
              </table:table-cell>
              <table:table-cell office:value-type="float" office:value="0.6497">
                <text:p>0.6497</text:p>
              </table:table-cell>
              <table:table-cell office:value-type="float" office:value="0.1553">
                <text:p>0.1553</text:p>
              </table:table-cell>
              <table:table-cell office:value-type="float" office:value="0.6067">
                <text:p>0.6067</text:p>
              </table:table-cell>
              <table:table-cell office:value-type="float" office:value="0.6705">
                <text:p>0.67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364">
                <text:p>0.7364</text:p>
              </table:table-cell>
              <table:table-cell office:value-type="float" office:value="0.6657">
                <text:p>0.6657</text:p>
              </table:table-cell>
              <table:table-cell office:value-type="float" office:value="0.6639">
                <text:p>0.6639</text:p>
              </table:table-cell>
              <table:table-cell office:value-type="float" office:value="0.6671">
                <text:p>0.6671</text:p>
              </table:table-cell>
              <table:table-cell office:value-type="float" office:value="0.6196">
                <text:p>0.6196</text:p>
              </table:table-cell>
              <table:table-cell office:value-type="float" office:value="0.1242">
                <text:p>0.1242</text:p>
              </table:table-cell>
              <table:table-cell office:value-type="float" office:value="0.6019">
                <text:p>0.6019</text:p>
              </table:table-cell>
              <table:table-cell office:value-type="float" office:value="0.6704">
                <text:p>0.67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367">
                <text:p>0.7367</text:p>
              </table:table-cell>
              <table:table-cell office:value-type="float" office:value="0.6668">
                <text:p>0.6668</text:p>
              </table:table-cell>
              <table:table-cell office:value-type="float" office:value="0.6653">
                <text:p>0.6653</text:p>
              </table:table-cell>
              <table:table-cell office:value-type="float" office:value="0.6665">
                <text:p>0.6665</text:p>
              </table:table-cell>
              <table:table-cell office:value-type="float" office:value="0.6476">
                <text:p>0.6476</text:p>
              </table:table-cell>
              <table:table-cell office:value-type="float" office:value="0.1034">
                <text:p>0.1034</text:p>
              </table:table-cell>
              <table:table-cell office:value-type="float" office:value="0.601">
                <text:p>0.601</text:p>
              </table:table-cell>
              <table:table-cell office:value-type="float" office:value="0.6711">
                <text:p>0.67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39">
                <text:p>0.739</text:p>
              </table:table-cell>
              <table:table-cell office:value-type="float" office:value="0.667">
                <text:p>0.667</text:p>
              </table:table-cell>
              <table:table-cell office:value-type="float" office:value="0.666">
                <text:p>0.666</text:p>
              </table:table-cell>
              <table:table-cell office:value-type="float" office:value="0.6681">
                <text:p>0.6681</text:p>
              </table:table-cell>
              <table:table-cell office:value-type="float" office:value="0.6161">
                <text:p>0.6161</text:p>
              </table:table-cell>
              <table:table-cell office:value-type="float" office:value="0.1243">
                <text:p>0.1243</text:p>
              </table:table-cell>
              <table:table-cell office:value-type="float" office:value="0.5873">
                <text:p>0.5873</text:p>
              </table:table-cell>
              <table:table-cell office:value-type="float" office:value="0.6711">
                <text:p>0.67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405">
                <text:p>0.7405</text:p>
              </table:table-cell>
              <table:table-cell office:value-type="float" office:value="0.667">
                <text:p>0.667</text:p>
              </table:table-cell>
              <table:table-cell office:value-type="float" office:value="0.6643">
                <text:p>0.6643</text:p>
              </table:table-cell>
              <table:table-cell office:value-type="float" office:value="0.6684">
                <text:p>0.6684</text:p>
              </table:table-cell>
              <table:table-cell office:value-type="float" office:value="0.6481">
                <text:p>0.6481</text:p>
              </table:table-cell>
              <table:table-cell office:value-type="float" office:value="0.124">
                <text:p>0.124</text:p>
              </table:table-cell>
              <table:table-cell office:value-type="float" office:value="0.6081">
                <text:p>0.6081</text:p>
              </table:table-cell>
              <table:table-cell office:value-type="float" office:value="0.6693">
                <text:p>0.669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376">
                <text:p>0.7376</text:p>
              </table:table-cell>
              <table:table-cell office:value-type="float" office:value="0.669">
                <text:p>0.669</text:p>
              </table:table-cell>
              <table:table-cell office:value-type="float" office:value="0.6659">
                <text:p>0.6659</text:p>
              </table:table-cell>
              <table:table-cell office:value-type="float" office:value="0.6457">
                <text:p>0.6457</text:p>
              </table:table-cell>
              <table:table-cell office:value-type="float" office:value="0.6489">
                <text:p>0.6489</text:p>
              </table:table-cell>
              <table:table-cell office:value-type="float" office:value="0.1906">
                <text:p>0.1906</text:p>
              </table:table-cell>
              <table:table-cell office:value-type="float" office:value="0.6059">
                <text:p>0.6059</text:p>
              </table:table-cell>
              <table:table-cell office:value-type="float" office:value="0.6694">
                <text:p>0.669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384">
                <text:p>0.7384</text:p>
              </table:table-cell>
              <table:table-cell office:value-type="float" office:value="0.6657">
                <text:p>0.6657</text:p>
              </table:table-cell>
              <table:table-cell office:value-type="float" office:value="0.6665">
                <text:p>0.6665</text:p>
              </table:table-cell>
              <table:table-cell office:value-type="float" office:value="0.6473">
                <text:p>0.6473</text:p>
              </table:table-cell>
              <table:table-cell office:value-type="float" office:value="0.6478">
                <text:p>0.6478</text:p>
              </table:table-cell>
              <table:table-cell office:value-type="float" office:value="0.2104">
                <text:p>0.2104</text:p>
              </table:table-cell>
              <table:table-cell office:value-type="float" office:value="0.609">
                <text:p>0.609</text:p>
              </table:table-cell>
              <table:table-cell office:value-type="float" office:value="0.6708">
                <text:p>0.670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344">
                <text:p>0.7344</text:p>
              </table:table-cell>
              <table:table-cell office:value-type="float" office:value="0.6652">
                <text:p>0.6652</text:p>
              </table:table-cell>
              <table:table-cell office:value-type="float" office:value="0.6663">
                <text:p>0.6663</text:p>
              </table:table-cell>
              <table:table-cell office:value-type="float" office:value="0.6654">
                <text:p>0.6654</text:p>
              </table:table-cell>
              <table:table-cell office:value-type="float" office:value="0.6501">
                <text:p>0.6501</text:p>
              </table:table-cell>
              <table:table-cell office:value-type="float" office:value="0.1382">
                <text:p>0.1382</text:p>
              </table:table-cell>
              <table:table-cell office:value-type="float" office:value="0.5979">
                <text:p>0.5979</text:p>
              </table:table-cell>
              <table:table-cell office:value-type="float" office:value="0.6706">
                <text:p>0.670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366">
                <text:p>0.7366</text:p>
              </table:table-cell>
              <table:table-cell office:value-type="float" office:value="0.6667">
                <text:p>0.6667</text:p>
              </table:table-cell>
              <table:table-cell office:value-type="float" office:value="0.6657">
                <text:p>0.6657</text:p>
              </table:table-cell>
              <table:table-cell office:value-type="float" office:value="0.6695">
                <text:p>0.6695</text:p>
              </table:table-cell>
              <table:table-cell office:value-type="float" office:value="0.645">
                <text:p>0.645</text:p>
              </table:table-cell>
              <table:table-cell office:value-type="float" office:value="0.1611">
                <text:p>0.1611</text:p>
              </table:table-cell>
              <table:table-cell office:value-type="float" office:value="0.6077">
                <text:p>0.6077</text:p>
              </table:table-cell>
              <table:table-cell office:value-type="float" office:value="0.6716">
                <text:p>0.671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343">
                <text:p>0.7343</text:p>
              </table:table-cell>
              <table:table-cell office:value-type="float" office:value="0.6661">
                <text:p>0.6661</text:p>
              </table:table-cell>
              <table:table-cell office:value-type="float" office:value="0.6651">
                <text:p>0.6651</text:p>
              </table:table-cell>
              <table:table-cell office:value-type="float" office:value="0.6693">
                <text:p>0.6693</text:p>
              </table:table-cell>
              <table:table-cell office:value-type="float" office:value="0.6541">
                <text:p>0.6541</text:p>
              </table:table-cell>
              <table:table-cell office:value-type="float" office:value="0.1201">
                <text:p>0.1201</text:p>
              </table:table-cell>
              <table:table-cell office:value-type="float" office:value="0.5993">
                <text:p>0.5993</text:p>
              </table:table-cell>
              <table:table-cell office:value-type="float" office:value="0.6699">
                <text:p>0.669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352">
                <text:p>0.7352</text:p>
              </table:table-cell>
              <table:table-cell office:value-type="float" office:value="0.6661">
                <text:p>0.6661</text:p>
              </table:table-cell>
              <table:table-cell office:value-type="float" office:value="0.6651">
                <text:p>0.6651</text:p>
              </table:table-cell>
              <table:table-cell office:value-type="float" office:value="0.6692">
                <text:p>0.6692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0.599">
                <text:p>0.599</text:p>
              </table:table-cell>
              <table:table-cell office:value-type="float" office:value="0.6702">
                <text:p>0.67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384">
                <text:p>0.7384</text:p>
              </table:table-cell>
              <table:table-cell office:value-type="float" office:value="0.6658">
                <text:p>0.6658</text:p>
              </table:table-cell>
              <table:table-cell office:value-type="float" office:value="0.666">
                <text:p>0.666</text:p>
              </table:table-cell>
              <table:table-cell office:value-type="float" office:value="0.6691">
                <text:p>0.6691</text:p>
              </table:table-cell>
              <table:table-cell office:value-type="float" office:value="0.6382">
                <text:p>0.6382</text:p>
              </table:table-cell>
              <table:table-cell office:value-type="float" office:value="0.1">
                <text:p>0.1</text:p>
              </table:table-cell>
              <table:table-cell office:value-type="float" office:value="0.6104">
                <text:p>0.6104</text:p>
              </table:table-cell>
              <table:table-cell office:value-type="float" office:value="0.6687">
                <text:p>0.668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363">
                <text:p>0.7363</text:p>
              </table:table-cell>
              <table:table-cell office:value-type="float" office:value="0.6665">
                <text:p>0.6665</text:p>
              </table:table-cell>
              <table:table-cell office:value-type="float" office:value="0.6646">
                <text:p>0.6646</text:p>
              </table:table-cell>
              <table:table-cell office:value-type="float" office:value="0.6685">
                <text:p>0.6685</text:p>
              </table:table-cell>
              <table:table-cell office:value-type="float" office:value="0.6515">
                <text:p>0.6515</text:p>
              </table:table-cell>
              <table:table-cell office:value-type="float" office:value="0.1">
                <text:p>0.1</text:p>
              </table:table-cell>
              <table:table-cell office:value-type="float" office:value="0.6084">
                <text:p>0.6084</text:p>
              </table:table-cell>
              <table:table-cell office:value-type="float" office:value="0.6723">
                <text:p>0.6723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396">
                <text:p>0.7396</text:p>
              </table:table-cell>
              <table:table-cell office:value-type="float" office:value="0.6665">
                <text:p>0.6665</text:p>
              </table:table-cell>
              <table:table-cell office:value-type="float" office:value="0.6652">
                <text:p>0.6652</text:p>
              </table:table-cell>
              <table:table-cell office:value-type="float" office:value="0.6687">
                <text:p>0.6687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6088">
                <text:p>0.6088</text:p>
              </table:table-cell>
              <table:table-cell office:value-type="float" office:value="0.6719">
                <text:p>0.671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334">
                <text:p>0.7334</text:p>
              </table:table-cell>
              <table:table-cell office:value-type="float" office:value="0.6652">
                <text:p>0.6652</text:p>
              </table:table-cell>
              <table:table-cell office:value-type="float" office:value="0.6663">
                <text:p>0.6663</text:p>
              </table:table-cell>
              <table:table-cell office:value-type="float" office:value="0.6668">
                <text:p>0.6668</text:p>
              </table:table-cell>
              <table:table-cell office:value-type="float" office:value="0.6505">
                <text:p>0.6505</text:p>
              </table:table-cell>
              <table:table-cell office:value-type="float" office:value="0.1">
                <text:p>0.1</text:p>
              </table:table-cell>
              <table:table-cell office:value-type="float" office:value="0.611">
                <text:p>0.611</text:p>
              </table:table-cell>
              <table:table-cell office:value-type="float" office:value="0.6705">
                <text:p>0.67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36">
                <text:p>0.736</text:p>
              </table:table-cell>
              <table:table-cell office:value-type="float" office:value="0.6656">
                <text:p>0.6656</text:p>
              </table:table-cell>
              <table:table-cell office:value-type="float" office:value="0.6656">
                <text:p>0.6656</text:p>
              </table:table-cell>
              <table:table-cell office:value-type="float" office:value="0.6681">
                <text:p>0.6681</text:p>
              </table:table-cell>
              <table:table-cell office:value-type="float" office:value="0.6537">
                <text:p>0.6537</text:p>
              </table:table-cell>
              <table:table-cell office:value-type="float" office:value="0.1">
                <text:p>0.1</text:p>
              </table:table-cell>
              <table:table-cell office:value-type="float" office:value="0.5988">
                <text:p>0.5988</text:p>
              </table:table-cell>
              <table:table-cell office:value-type="float" office:value="0.6697">
                <text:p>0.669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374">
                <text:p>0.7374</text:p>
              </table:table-cell>
              <table:table-cell office:value-type="float" office:value="0.6657">
                <text:p>0.6657</text:p>
              </table:table-cell>
              <table:table-cell office:value-type="float" office:value="0.666">
                <text:p>0.666</text:p>
              </table:table-cell>
              <table:table-cell office:value-type="float" office:value="0.6677">
                <text:p>0.6677</text:p>
              </table:table-cell>
              <table:table-cell office:value-type="float" office:value="0.6556">
                <text:p>0.6556</text:p>
              </table:table-cell>
              <table:table-cell office:value-type="float" office:value="0.1">
                <text:p>0.1</text:p>
              </table:table-cell>
              <table:table-cell office:value-type="float" office:value="0.5958">
                <text:p>0.5958</text:p>
              </table:table-cell>
              <table:table-cell office:value-type="float" office:value="0.6699">
                <text:p>0.669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368">
                <text:p>0.7368</text:p>
              </table:table-cell>
              <table:table-cell office:value-type="float" office:value="0.6621">
                <text:p>0.6621</text:p>
              </table:table-cell>
              <table:table-cell office:value-type="float" office:value="0.6645">
                <text:p>0.6645</text:p>
              </table:table-cell>
              <table:table-cell office:value-type="float" office:value="0.6685">
                <text:p>0.6685</text:p>
              </table:table-cell>
              <table:table-cell office:value-type="float" office:value="0.654">
                <text:p>0.654</text:p>
              </table:table-cell>
              <table:table-cell office:value-type="float" office:value="0.1">
                <text:p>0.1</text:p>
              </table:table-cell>
              <table:table-cell office:value-type="float" office:value="0.6095">
                <text:p>0.6095</text:p>
              </table:table-cell>
              <table:table-cell office:value-type="float" office:value="0.6698">
                <text:p>0.6698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362">
                <text:p>0.7362</text:p>
              </table:table-cell>
              <table:table-cell office:value-type="float" office:value="0.6663">
                <text:p>0.6663</text:p>
              </table:table-cell>
              <table:table-cell office:value-type="float" office:value="0.6666">
                <text:p>0.6666</text:p>
              </table:table-cell>
              <table:table-cell office:value-type="float" office:value="0.6663">
                <text:p>0.6663</text:p>
              </table:table-cell>
              <table:table-cell office:value-type="float" office:value="0.6546">
                <text:p>0.6546</text:p>
              </table:table-cell>
              <table:table-cell office:value-type="float" office:value="0.1">
                <text:p>0.1</text:p>
              </table:table-cell>
              <table:table-cell office:value-type="float" office:value="0.6012">
                <text:p>0.6012</text:p>
              </table:table-cell>
              <table:table-cell office:value-type="float" office:value="0.6714">
                <text:p>0.6714</text:p>
              </table:table-cell>
              <table:table-cell office:value-type="float" office:value="0.0999">
                <text:p>0.09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389">
                <text:p>0.7389</text:p>
              </table:table-cell>
              <table:table-cell office:value-type="float" office:value="0.665">
                <text:p>0.665</text:p>
              </table:table-cell>
              <table:table-cell office:value-type="float" office:value="0.6653">
                <text:p>0.6653</text:p>
              </table:table-cell>
              <table:table-cell office:value-type="float" office:value="0.6681">
                <text:p>0.6681</text:p>
              </table:table-cell>
              <table:table-cell office:value-type="float" office:value="0.6531">
                <text:p>0.6531</text:p>
              </table:table-cell>
              <table:table-cell office:value-type="float" office:value="0.1">
                <text:p>0.1</text:p>
              </table:table-cell>
              <table:table-cell office:value-type="float" office:value="0.6101">
                <text:p>0.6101</text:p>
              </table:table-cell>
              <table:table-cell office:value-type="float" office:value="0.6713">
                <text:p>0.6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398">
                <text:p>0.7398</text:p>
              </table:table-cell>
              <table:table-cell office:value-type="float" office:value="0.6654">
                <text:p>0.6654</text:p>
              </table:table-cell>
              <table:table-cell office:value-type="float" office:value="0.6658">
                <text:p>0.6658</text:p>
              </table:table-cell>
              <table:table-cell office:value-type="float" office:value="0.6674">
                <text:p>0.6674</text:p>
              </table:table-cell>
              <table:table-cell office:value-type="float" office:value="0.6567">
                <text:p>0.6567</text:p>
              </table:table-cell>
              <table:table-cell office:value-type="float" office:value="0.1">
                <text:p>0.1</text:p>
              </table:table-cell>
              <table:table-cell office:value-type="float" office:value="0.6087">
                <text:p>0.6087</text:p>
              </table:table-cell>
              <table:table-cell office:value-type="float" office:value="0.6704">
                <text:p>0.6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376">
                <text:p>0.7376</text:p>
              </table:table-cell>
              <table:table-cell office:value-type="float" office:value="0.6661">
                <text:p>0.6661</text:p>
              </table:table-cell>
              <table:table-cell office:value-type="float" office:value="0.6647">
                <text:p>0.6647</text:p>
              </table:table-cell>
              <table:table-cell office:value-type="float" office:value="0.6679">
                <text:p>0.6679</text:p>
              </table:table-cell>
              <table:table-cell office:value-type="float" office:value="0.653">
                <text:p>0.653</text:p>
              </table:table-cell>
              <table:table-cell office:value-type="float" office:value="0.1">
                <text:p>0.1</text:p>
              </table:table-cell>
              <table:table-cell office:value-type="float" office:value="0.6067">
                <text:p>0.6067</text:p>
              </table:table-cell>
              <table:table-cell office:value-type="float" office:value="0.6706">
                <text:p>0.6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362">
                <text:p>0.7362</text:p>
              </table:table-cell>
              <table:table-cell office:value-type="float" office:value="0.6646">
                <text:p>0.6646</text:p>
              </table:table-cell>
              <table:table-cell office:value-type="float" office:value="0.6659">
                <text:p>0.6659</text:p>
              </table:table-cell>
              <table:table-cell office:value-type="float" office:value="0.6678">
                <text:p>0.6678</text:p>
              </table:table-cell>
              <table:table-cell office:value-type="float" office:value="0.6522">
                <text:p>0.6522</text:p>
              </table:table-cell>
              <table:table-cell office:value-type="float" office:value="0.1">
                <text:p>0.1</text:p>
              </table:table-cell>
              <table:table-cell office:value-type="float" office:value="0.6072">
                <text:p>0.6072</text:p>
              </table:table-cell>
              <table:table-cell office:value-type="float" office:value="0.6717">
                <text:p>0.6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36">
                <text:p>0.736</text:p>
              </table:table-cell>
              <table:table-cell office:value-type="float" office:value="0.6644">
                <text:p>0.6644</text:p>
              </table:table-cell>
              <table:table-cell office:value-type="float" office:value="0.6658">
                <text:p>0.6658</text:p>
              </table:table-cell>
              <table:table-cell office:value-type="float" office:value="0.6693">
                <text:p>0.6693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0.6031">
                <text:p>0.6031</text:p>
              </table:table-cell>
              <table:table-cell office:value-type="float" office:value="0.6721">
                <text:p>0.6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358">
                <text:p>0.7358</text:p>
              </table:table-cell>
              <table:table-cell office:value-type="float" office:value="0.6653">
                <text:p>0.6653</text:p>
              </table:table-cell>
              <table:table-cell office:value-type="float" office:value="0.6664">
                <text:p>0.6664</text:p>
              </table:table-cell>
              <table:table-cell office:value-type="float" office:value="0.6684">
                <text:p>0.6684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0.6126">
                <text:p>0.6126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397">
                <text:p>0.7397</text:p>
              </table:table-cell>
              <table:table-cell office:value-type="float" office:value="0.6656">
                <text:p>0.6656</text:p>
              </table:table-cell>
              <table:table-cell office:value-type="float" office:value="0.6649">
                <text:p>0.6649</text:p>
              </table:table-cell>
              <table:table-cell office:value-type="float" office:value="0.6692">
                <text:p>0.6692</text:p>
              </table:table-cell>
              <table:table-cell office:value-type="float" office:value="0.6546">
                <text:p>0.6546</text:p>
              </table:table-cell>
              <table:table-cell office:value-type="float" office:value="0.1">
                <text:p>0.1</text:p>
              </table:table-cell>
              <table:table-cell office:value-type="float" office:value="0.5991">
                <text:p>0.5991</text:p>
              </table:table-cell>
              <table:table-cell office:value-type="float" office:value="0.6703">
                <text:p>0.6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42">
                <text:p>0.742</text:p>
              </table:table-cell>
              <table:table-cell office:value-type="float" office:value="0.665">
                <text:p>0.665</text:p>
              </table:table-cell>
              <table:table-cell office:value-type="float" office:value="0.6654">
                <text:p>0.6654</text:p>
              </table:table-cell>
              <table:table-cell office:value-type="float" office:value="0.6679">
                <text:p>0.6679</text:p>
              </table:table-cell>
              <table:table-cell office:value-type="float" office:value="0.6465">
                <text:p>0.6465</text:p>
              </table:table-cell>
              <table:table-cell office:value-type="float" office:value="0.1">
                <text:p>0.1</text:p>
              </table:table-cell>
              <table:table-cell office:value-type="float" office:value="0.6086">
                <text:p>0.6086</text:p>
              </table:table-cell>
              <table:table-cell office:value-type="float" office:value="0.6711">
                <text:p>0.6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376">
                <text:p>0.7376</text:p>
              </table:table-cell>
              <table:table-cell office:value-type="float" office:value="0.6649">
                <text:p>0.6649</text:p>
              </table:table-cell>
              <table:table-cell office:value-type="float" office:value="0.6656">
                <text:p>0.6656</text:p>
              </table:table-cell>
              <table:table-cell office:value-type="float" office:value="0.6677">
                <text:p>0.6677</text:p>
              </table:table-cell>
              <table:table-cell office:value-type="float" office:value="0.6546">
                <text:p>0.6546</text:p>
              </table:table-cell>
              <table:table-cell office:value-type="float" office:value="0.1">
                <text:p>0.1</text:p>
              </table:table-cell>
              <table:table-cell office:value-type="float" office:value="0.6108">
                <text:p>0.6108</text:p>
              </table:table-cell>
              <table:table-cell office:value-type="float" office:value="0.6702">
                <text:p>0.6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387">
                <text:p>0.7387</text:p>
              </table:table-cell>
              <table:table-cell office:value-type="float" office:value="0.6657">
                <text:p>0.6657</text:p>
              </table:table-cell>
              <table:table-cell office:value-type="float" office:value="0.6641">
                <text:p>0.6641</text:p>
              </table:table-cell>
              <table:table-cell office:value-type="float" office:value="0.6673">
                <text:p>0.6673</text:p>
              </table:table-cell>
              <table:table-cell office:value-type="float" office:value="0.6538">
                <text:p>0.6538</text:p>
              </table:table-cell>
              <table:table-cell office:value-type="float" office:value="0.1">
                <text:p>0.1</text:p>
              </table:table-cell>
              <table:table-cell office:value-type="float" office:value="0.6048">
                <text:p>0.6048</text:p>
              </table:table-cell>
              <table:table-cell office:value-type="float" office:value="0.6703">
                <text:p>0.6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373">
                <text:p>0.7373</text:p>
              </table:table-cell>
              <table:table-cell office:value-type="float" office:value="0.6647">
                <text:p>0.6647</text:p>
              </table:table-cell>
              <table:table-cell office:value-type="float" office:value="0.5933">
                <text:p>0.5933</text:p>
              </table:table-cell>
              <table:table-cell office:value-type="float" office:value="0.6689">
                <text:p>0.6689</text:p>
              </table:table-cell>
              <table:table-cell office:value-type="float" office:value="0.654">
                <text:p>0.654</text:p>
              </table:table-cell>
              <table:table-cell office:value-type="float" office:value="0.1">
                <text:p>0.1</text:p>
              </table:table-cell>
              <table:table-cell office:value-type="float" office:value="0.6054">
                <text:p>0.6054</text:p>
              </table:table-cell>
              <table:table-cell office:value-type="float" office:value="0.6715">
                <text:p>0.6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357">
                <text:p>0.7357</text:p>
              </table:table-cell>
              <table:table-cell office:value-type="float" office:value="0.6655">
                <text:p>0.6655</text:p>
              </table:table-cell>
              <table:table-cell office:value-type="float" office:value="0.643">
                <text:p>0.643</text:p>
              </table:table-cell>
              <table:table-cell office:value-type="float" office:value="0.6672">
                <text:p>0.6672</text:p>
              </table:table-cell>
              <table:table-cell office:value-type="float" office:value="0.6522">
                <text:p>0.6522</text:p>
              </table:table-cell>
              <table:table-cell office:value-type="float" office:value="0.1">
                <text:p>0.1</text:p>
              </table:table-cell>
              <table:table-cell office:value-type="float" office:value="0.6031">
                <text:p>0.6031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41">
                <text:p>0.741</text:p>
              </table:table-cell>
              <table:table-cell office:value-type="float" office:value="0.6655">
                <text:p>0.6655</text:p>
              </table:table-cell>
              <table:table-cell office:value-type="float" office:value="0.6644">
                <text:p>0.6644</text:p>
              </table:table-cell>
              <table:table-cell office:value-type="float" office:value="0.6676">
                <text:p>0.6676</text:p>
              </table:table-cell>
              <table:table-cell office:value-type="float" office:value="0.6524">
                <text:p>0.6524</text:p>
              </table:table-cell>
              <table:table-cell office:value-type="float" office:value="0.1">
                <text:p>0.1</text:p>
              </table:table-cell>
              <table:table-cell office:value-type="float" office:value="0.6034">
                <text:p>0.6034</text:p>
              </table:table-cell>
              <table:table-cell office:value-type="float" office:value="0.6714">
                <text:p>0.6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397">
                <text:p>0.7397</text:p>
              </table:table-cell>
              <table:table-cell office:value-type="float" office:value="0.665">
                <text:p>0.665</text:p>
              </table:table-cell>
              <table:table-cell office:value-type="float" office:value="0.6669">
                <text:p>0.6669</text:p>
              </table:table-cell>
              <table:table-cell office:value-type="float" office:value="0.6697">
                <text:p>0.6697</text:p>
              </table:table-cell>
              <table:table-cell office:value-type="float" office:value="0.6532">
                <text:p>0.6532</text:p>
              </table:table-cell>
              <table:table-cell office:value-type="float" office:value="0.1">
                <text:p>0.1</text:p>
              </table:table-cell>
              <table:table-cell office:value-type="float" office:value="0.6022">
                <text:p>0.6022</text:p>
              </table:table-cell>
              <table:table-cell office:value-type="float" office:value="0.6718">
                <text:p>0.6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377">
                <text:p>0.7377</text:p>
              </table:table-cell>
              <table:table-cell office:value-type="float" office:value="0.6634">
                <text:p>0.6634</text:p>
              </table:table-cell>
              <table:table-cell office:value-type="float" office:value="0.6648">
                <text:p>0.6648</text:p>
              </table:table-cell>
              <table:table-cell office:value-type="float" office:value="0.6693">
                <text:p>0.6693</text:p>
              </table:table-cell>
              <table:table-cell office:value-type="float" office:value="0.651">
                <text:p>0.651</text:p>
              </table:table-cell>
              <table:table-cell office:value-type="float" office:value="0.1">
                <text:p>0.1</text:p>
              </table:table-cell>
              <table:table-cell office:value-type="float" office:value="0.61">
                <text:p>0.61</text:p>
              </table:table-cell>
              <table:table-cell office:value-type="float" office:value="0.6705">
                <text:p>0.6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375">
                <text:p>0.7375</text:p>
              </table:table-cell>
              <table:table-cell office:value-type="float" office:value="0.6651">
                <text:p>0.6651</text:p>
              </table:table-cell>
              <table:table-cell office:value-type="float" office:value="0.6686">
                <text:p>0.6686</text:p>
              </table:table-cell>
              <table:table-cell office:value-type="float" office:value="0.6672">
                <text:p>0.6672</text:p>
              </table:table-cell>
              <table:table-cell office:value-type="float" office:value="0.6531">
                <text:p>0.6531</text:p>
              </table:table-cell>
              <table:table-cell office:value-type="float" office:value="0.1">
                <text:p>0.1</text:p>
              </table:table-cell>
              <table:table-cell office:value-type="float" office:value="0.6099">
                <text:p>0.6099</text:p>
              </table:table-cell>
              <table:table-cell office:value-type="float" office:value="0.671">
                <text:p>0.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392">
                <text:p>0.7392</text:p>
              </table:table-cell>
              <table:table-cell office:value-type="float" office:value="0.665">
                <text:p>0.665</text:p>
              </table:table-cell>
              <table:table-cell office:value-type="float" office:value="0.6686">
                <text:p>0.6686</text:p>
              </table:table-cell>
              <table:table-cell office:value-type="float" office:value="0.6693">
                <text:p>0.6693</text:p>
              </table:table-cell>
              <table:table-cell office:value-type="float" office:value="0.6534">
                <text:p>0.6534</text:p>
              </table:table-cell>
              <table:table-cell office:value-type="float" office:value="0.1">
                <text:p>0.1</text:p>
              </table:table-cell>
              <table:table-cell office:value-type="float" office:value="0.6099">
                <text:p>0.6099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397">
                <text:p>0.7397</text:p>
              </table:table-cell>
              <table:table-cell office:value-type="float" office:value="0.6642">
                <text:p>0.6642</text:p>
              </table:table-cell>
              <table:table-cell office:value-type="float" office:value="0.6685">
                <text:p>0.6685</text:p>
              </table:table-cell>
              <table:table-cell office:value-type="float" office:value="0.6687">
                <text:p>0.6687</text:p>
              </table:table-cell>
              <table:table-cell office:value-type="float" office:value="0.6557">
                <text:p>0.6557</text:p>
              </table:table-cell>
              <table:table-cell office:value-type="float" office:value="0.1">
                <text:p>0.1</text:p>
              </table:table-cell>
              <table:table-cell office:value-type="float" office:value="0.609">
                <text:p>0.609</text:p>
              </table:table-cell>
              <table:table-cell office:value-type="float" office:value="0.672">
                <text:p>0.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374">
                <text:p>0.7374</text:p>
              </table:table-cell>
              <table:table-cell office:value-type="float" office:value="0.6642">
                <text:p>0.6642</text:p>
              </table:table-cell>
              <table:table-cell office:value-type="float" office:value="0.6672">
                <text:p>0.6672</text:p>
              </table:table-cell>
              <table:table-cell office:value-type="float" office:value="0.6683">
                <text:p>0.6683</text:p>
              </table:table-cell>
              <table:table-cell office:value-type="float" office:value="0.6547">
                <text:p>0.6547</text:p>
              </table:table-cell>
              <table:table-cell office:value-type="float" office:value="0.1">
                <text:p>0.1</text:p>
              </table:table-cell>
              <table:table-cell office:value-type="float" office:value="0.6004">
                <text:p>0.6004</text:p>
              </table:table-cell>
              <table:table-cell office:value-type="float" office:value="0.6711">
                <text:p>0.6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419">
                <text:p>0.7419</text:p>
              </table:table-cell>
              <table:table-cell office:value-type="float" office:value="0.6648">
                <text:p>0.6648</text:p>
              </table:table-cell>
              <table:table-cell office:value-type="float" office:value="0.6684">
                <text:p>0.6684</text:p>
              </table:table-cell>
              <table:table-cell office:value-type="float" office:value="0.6682">
                <text:p>0.6682</text:p>
              </table:table-cell>
              <table:table-cell office:value-type="float" office:value="0.6542">
                <text:p>0.6542</text:p>
              </table:table-cell>
              <table:table-cell office:value-type="float" office:value="0.1">
                <text:p>0.1</text:p>
              </table:table-cell>
              <table:table-cell office:value-type="float" office:value="0.6099">
                <text:p>0.6099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421">
                <text:p>0.7421</text:p>
              </table:table-cell>
              <table:table-cell office:value-type="float" office:value="0.6623">
                <text:p>0.6623</text:p>
              </table:table-cell>
              <table:table-cell office:value-type="float" office:value="0.667">
                <text:p>0.667</text:p>
              </table:table-cell>
              <table:table-cell office:value-type="float" office:value="0.6695">
                <text:p>0.6695</text:p>
              </table:table-cell>
              <table:table-cell office:value-type="float" office:value="0.6547">
                <text:p>0.6547</text:p>
              </table:table-cell>
              <table:table-cell office:value-type="float" office:value="0.1">
                <text:p>0.1</text:p>
              </table:table-cell>
              <table:table-cell office:value-type="float" office:value="0.608">
                <text:p>0.608</text:p>
              </table:table-cell>
              <table:table-cell office:value-type="float" office:value="0.6678">
                <text:p>0.6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391">
                <text:p>0.7391</text:p>
              </table:table-cell>
              <table:table-cell office:value-type="float" office:value="0.6648">
                <text:p>0.6648</text:p>
              </table:table-cell>
              <table:table-cell office:value-type="float" office:value="0.6691">
                <text:p>0.6691</text:p>
              </table:table-cell>
              <table:table-cell office:value-type="float" office:value="0.6668">
                <text:p>0.6668</text:p>
              </table:table-cell>
              <table:table-cell office:value-type="float" office:value="0.6538">
                <text:p>0.6538</text:p>
              </table:table-cell>
              <table:table-cell office:value-type="float" office:value="0.1">
                <text:p>0.1</text:p>
              </table:table-cell>
              <table:table-cell office:value-type="float" office:value="0.6085">
                <text:p>0.6085</text:p>
              </table:table-cell>
              <table:table-cell office:value-type="float" office:value="0.6708">
                <text:p>0.6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403">
                <text:p>0.7403</text:p>
              </table:table-cell>
              <table:table-cell office:value-type="float" office:value="0.6645">
                <text:p>0.6645</text:p>
              </table:table-cell>
              <table:table-cell office:value-type="float" office:value="0.6681">
                <text:p>0.6681</text:p>
              </table:table-cell>
              <table:table-cell office:value-type="float" office:value="0.6683">
                <text:p>0.6683</text:p>
              </table:table-cell>
              <table:table-cell office:value-type="float" office:value="0.6533">
                <text:p>0.6533</text:p>
              </table:table-cell>
              <table:table-cell office:value-type="float" office:value="0.1">
                <text:p>0.1</text:p>
              </table:table-cell>
              <table:table-cell office:value-type="float" office:value="0.6064">
                <text:p>0.6064</text:p>
              </table:table-cell>
              <table:table-cell office:value-type="float" office:value="0.6712">
                <text:p>0.6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399">
                <text:p>0.7399</text:p>
              </table:table-cell>
              <table:table-cell office:value-type="float" office:value="0.6656">
                <text:p>0.6656</text:p>
              </table:table-cell>
              <table:table-cell office:value-type="float" office:value="0.6682">
                <text:p>0.6682</text:p>
              </table:table-cell>
              <table:table-cell office:value-type="float" office:value="0.6685">
                <text:p>0.6685</text:p>
              </table:table-cell>
              <table:table-cell office:value-type="float" office:value="0.6552">
                <text:p>0.6552</text:p>
              </table:table-cell>
              <table:table-cell office:value-type="float" office:value="0.1">
                <text:p>0.1</text:p>
              </table:table-cell>
              <table:table-cell office:value-type="float" office:value="0.6065">
                <text:p>0.6065</text:p>
              </table:table-cell>
              <table:table-cell office:value-type="float" office:value="0.6718">
                <text:p>0.6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384">
                <text:p>0.7384</text:p>
              </table:table-cell>
              <table:table-cell office:value-type="float" office:value="0.6647">
                <text:p>0.6647</text:p>
              </table:table-cell>
              <table:table-cell office:value-type="float" office:value="0.6677">
                <text:p>0.6677</text:p>
              </table:table-cell>
              <table:table-cell office:value-type="float" office:value="0.6689">
                <text:p>0.6689</text:p>
              </table:table-cell>
              <table:table-cell office:value-type="float" office:value="0.6513">
                <text:p>0.6513</text:p>
              </table:table-cell>
              <table:table-cell office:value-type="float" office:value="0.1">
                <text:p>0.1</text:p>
              </table:table-cell>
              <table:table-cell office:value-type="float" office:value="0.5991">
                <text:p>0.5991</text:p>
              </table:table-cell>
              <table:table-cell office:value-type="float" office:value="0.6707">
                <text:p>0.6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429">
                <text:p>0.7429</text:p>
              </table:table-cell>
              <table:table-cell office:value-type="float" office:value="0.6638">
                <text:p>0.6638</text:p>
              </table:table-cell>
              <table:table-cell office:value-type="float" office:value="0.6681">
                <text:p>0.6681</text:p>
              </table:table-cell>
              <table:table-cell office:value-type="float" office:value="0.6679">
                <text:p>0.6679</text:p>
              </table:table-cell>
              <table:table-cell office:value-type="float" office:value="0.6547">
                <text:p>0.6547</text:p>
              </table:table-cell>
              <table:table-cell office:value-type="float" office:value="0.1">
                <text:p>0.1</text:p>
              </table:table-cell>
              <table:table-cell office:value-type="float" office:value="0.6076">
                <text:p>0.6076</text:p>
              </table:table-cell>
              <table:table-cell office:value-type="float" office:value="0.6718">
                <text:p>0.6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4">
                <text:p>0.74</text:p>
              </table:table-cell>
              <table:table-cell office:value-type="float" office:value="0.6656">
                <text:p>0.6656</text:p>
              </table:table-cell>
              <table:table-cell office:value-type="float" office:value="0.6674">
                <text:p>0.6674</text:p>
              </table:table-cell>
              <table:table-cell office:value-type="float" office:value="0.6681">
                <text:p>0.6681</text:p>
              </table:table-cell>
              <table:table-cell office:value-type="float" office:value="0.654">
                <text:p>0.654</text:p>
              </table:table-cell>
              <table:table-cell office:value-type="float" office:value="0.1">
                <text:p>0.1</text:p>
              </table:table-cell>
              <table:table-cell office:value-type="float" office:value="0.6073">
                <text:p>0.6073</text:p>
              </table:table-cell>
              <table:table-cell office:value-type="float" office:value="0.6727">
                <text:p>0.6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388">
                <text:p>0.7388</text:p>
              </table:table-cell>
              <table:table-cell office:value-type="float" office:value="0.6652">
                <text:p>0.6652</text:p>
              </table:table-cell>
              <table:table-cell office:value-type="float" office:value="0.668">
                <text:p>0.668</text:p>
              </table:table-cell>
              <table:table-cell office:value-type="float" office:value="0.6694">
                <text:p>0.6694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596">
                <text:p>0.596</text:p>
              </table:table-cell>
              <table:table-cell office:value-type="float" office:value="0.6714">
                <text:p>0.6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433">
                <text:p>0.7433</text:p>
              </table:table-cell>
              <table:table-cell office:value-type="float" office:value="0.6655">
                <text:p>0.6655</text:p>
              </table:table-cell>
              <table:table-cell office:value-type="float" office:value="0.6683">
                <text:p>0.6683</text:p>
              </table:table-cell>
              <table:table-cell office:value-type="float" office:value="0.6668">
                <text:p>0.6668</text:p>
              </table:table-cell>
              <table:table-cell office:value-type="float" office:value="0.6533">
                <text:p>0.6533</text:p>
              </table:table-cell>
              <table:table-cell office:value-type="float" office:value="0.1">
                <text:p>0.1</text:p>
              </table:table-cell>
              <table:table-cell office:value-type="float" office:value="0.5994">
                <text:p>0.5994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416">
                <text:p>0.7416</text:p>
              </table:table-cell>
              <table:table-cell office:value-type="float" office:value="0.664">
                <text:p>0.664</text:p>
              </table:table-cell>
              <table:table-cell office:value-type="float" office:value="0.6683">
                <text:p>0.6683</text:p>
              </table:table-cell>
              <table:table-cell office:value-type="float" office:value="0.6686">
                <text:p>0.6686</text:p>
              </table:table-cell>
              <table:table-cell office:value-type="float" office:value="0.6544">
                <text:p>0.6544</text:p>
              </table:table-cell>
              <table:table-cell office:value-type="float" office:value="0.1">
                <text:p>0.1</text:p>
              </table:table-cell>
              <table:table-cell office:value-type="float" office:value="0.6007">
                <text:p>0.6007</text:p>
              </table:table-cell>
              <table:table-cell office:value-type="float" office:value="0.6712">
                <text:p>0.6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416">
                <text:p>0.7416</text:p>
              </table:table-cell>
              <table:table-cell office:value-type="float" office:value="0.6655">
                <text:p>0.6655</text:p>
              </table:table-cell>
              <table:table-cell office:value-type="float" office:value="0.669">
                <text:p>0.669</text:p>
              </table:table-cell>
              <table:table-cell office:value-type="float" office:value="0.6678">
                <text:p>0.6678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5864">
                <text:p>0.5864</text:p>
              </table:table-cell>
              <table:table-cell office:value-type="float" office:value="0.6718">
                <text:p>0.6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414">
                <text:p>0.7414</text:p>
              </table:table-cell>
              <table:table-cell office:value-type="float" office:value="0.6642">
                <text:p>0.6642</text:p>
              </table:table-cell>
              <table:table-cell office:value-type="float" office:value="0.6688">
                <text:p>0.6688</text:p>
              </table:table-cell>
              <table:table-cell office:value-type="float" office:value="0.6674">
                <text:p>0.6674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0.5939">
                <text:p>0.5939</text:p>
              </table:table-cell>
              <table:table-cell office:value-type="float" office:value="0.6724">
                <text:p>0.6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422">
                <text:p>0.7422</text:p>
              </table:table-cell>
              <table:table-cell office:value-type="float" office:value="0.6639">
                <text:p>0.6639</text:p>
              </table:table-cell>
              <table:table-cell office:value-type="float" office:value="0.6677">
                <text:p>0.6677</text:p>
              </table:table-cell>
              <table:table-cell office:value-type="float" office:value="0.6679">
                <text:p>0.6679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0.6025">
                <text:p>0.6025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373">
                <text:p>0.7373</text:p>
              </table:table-cell>
              <table:table-cell office:value-type="float" office:value="0.6648">
                <text:p>0.6648</text:p>
              </table:table-cell>
              <table:table-cell office:value-type="float" office:value="0.6692">
                <text:p>0.6692</text:p>
              </table:table-cell>
              <table:table-cell office:value-type="float" office:value="0.6665">
                <text:p>0.6665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0.6057">
                <text:p>0.6057</text:p>
              </table:table-cell>
              <table:table-cell office:value-type="float" office:value="0.671">
                <text:p>0.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438">
                <text:p>0.7438</text:p>
              </table:table-cell>
              <table:table-cell office:value-type="float" office:value="0.6651">
                <text:p>0.6651</text:p>
              </table:table-cell>
              <table:table-cell office:value-type="float" office:value="0.6683">
                <text:p>0.6683</text:p>
              </table:table-cell>
              <table:table-cell office:value-type="float" office:value="0.6682">
                <text:p>0.6682</text:p>
              </table:table-cell>
              <table:table-cell office:value-type="float" office:value="0.6538">
                <text:p>0.6538</text:p>
              </table:table-cell>
              <table:table-cell office:value-type="float" office:value="0.1">
                <text:p>0.1</text:p>
              </table:table-cell>
              <table:table-cell office:value-type="float" office:value="0.6027">
                <text:p>0.6027</text:p>
              </table:table-cell>
              <table:table-cell office:value-type="float" office:value="0.672">
                <text:p>0.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4">
                <text:p>0.74</text:p>
              </table:table-cell>
              <table:table-cell office:value-type="float" office:value="0.6643">
                <text:p>0.6643</text:p>
              </table:table-cell>
              <table:table-cell office:value-type="float" office:value="0.6676">
                <text:p>0.6676</text:p>
              </table:table-cell>
              <table:table-cell office:value-type="float" office:value="0.6669">
                <text:p>0.6669</text:p>
              </table:table-cell>
              <table:table-cell office:value-type="float" office:value="0.6548">
                <text:p>0.6548</text:p>
              </table:table-cell>
              <table:table-cell office:value-type="float" office:value="0.1">
                <text:p>0.1</text:p>
              </table:table-cell>
              <table:table-cell office:value-type="float" office:value="0.6069">
                <text:p>0.6069</text:p>
              </table:table-cell>
              <table:table-cell office:value-type="float" office:value="0.673">
                <text:p>0.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384">
                <text:p>0.7384</text:p>
              </table:table-cell>
              <table:table-cell office:value-type="float" office:value="0.6659">
                <text:p>0.6659</text:p>
              </table:table-cell>
              <table:table-cell office:value-type="float" office:value="0.667">
                <text:p>0.667</text:p>
              </table:table-cell>
              <table:table-cell office:value-type="float" office:value="0.6683">
                <text:p>0.6683</text:p>
              </table:table-cell>
              <table:table-cell office:value-type="float" office:value="0.6555">
                <text:p>0.6555</text:p>
              </table:table-cell>
              <table:table-cell office:value-type="float" office:value="0.1">
                <text:p>0.1</text:p>
              </table:table-cell>
              <table:table-cell office:value-type="float" office:value="0.5693">
                <text:p>0.5693</text:p>
              </table:table-cell>
              <table:table-cell office:value-type="float" office:value="0.6726">
                <text:p>0.6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413">
                <text:p>0.7413</text:p>
              </table:table-cell>
              <table:table-cell office:value-type="float" office:value="0.6652">
                <text:p>0.6652</text:p>
              </table:table-cell>
              <table:table-cell office:value-type="float" office:value="0.6682">
                <text:p>0.6682</text:p>
              </table:table-cell>
              <table:table-cell office:value-type="float" office:value="0.667">
                <text:p>0.667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0.5974">
                <text:p>0.5974</text:p>
              </table:table-cell>
              <table:table-cell office:value-type="float" office:value="0.6732">
                <text:p>0.6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39">
                <text:p>0.739</text:p>
              </table:table-cell>
              <table:table-cell office:value-type="float" office:value="0.6652">
                <text:p>0.6652</text:p>
              </table:table-cell>
              <table:table-cell office:value-type="float" office:value="0.6683">
                <text:p>0.6683</text:p>
              </table:table-cell>
              <table:table-cell office:value-type="float" office:value="0.6687">
                <text:p>0.6687</text:p>
              </table:table-cell>
              <table:table-cell office:value-type="float" office:value="0.6544">
                <text:p>0.6544</text:p>
              </table:table-cell>
              <table:table-cell office:value-type="float" office:value="0.1">
                <text:p>0.1</text:p>
              </table:table-cell>
              <table:table-cell office:value-type="float" office:value="0.6011">
                <text:p>0.6011</text:p>
              </table:table-cell>
              <table:table-cell office:value-type="float" office:value="0.6724">
                <text:p>0.6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428">
                <text:p>0.7428</text:p>
              </table:table-cell>
              <table:table-cell office:value-type="float" office:value="0.6652">
                <text:p>0.6652</text:p>
              </table:table-cell>
              <table:table-cell office:value-type="float" office:value="0.6686">
                <text:p>0.6686</text:p>
              </table:table-cell>
              <table:table-cell office:value-type="float" office:value="0.6675">
                <text:p>0.6675</text:p>
              </table:table-cell>
              <table:table-cell office:value-type="float" office:value="0.6525">
                <text:p>0.6525</text:p>
              </table:table-cell>
              <table:table-cell office:value-type="float" office:value="0.1">
                <text:p>0.1</text:p>
              </table:table-cell>
              <table:table-cell office:value-type="float" office:value="0.5999">
                <text:p>0.5999</text:p>
              </table:table-cell>
              <table:table-cell office:value-type="float" office:value="0.6705">
                <text:p>0.6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318">
                <text:p>0.7318</text:p>
              </table:table-cell>
              <table:table-cell office:value-type="float" office:value="0.6654">
                <text:p>0.6654</text:p>
              </table:table-cell>
              <table:table-cell office:value-type="float" office:value="0.6681">
                <text:p>0.6681</text:p>
              </table:table-cell>
              <table:table-cell office:value-type="float" office:value="0.6667">
                <text:p>0.6667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0.5989">
                <text:p>0.5989</text:p>
              </table:table-cell>
              <table:table-cell office:value-type="float" office:value="0.6726">
                <text:p>0.6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394">
                <text:p>0.7394</text:p>
              </table:table-cell>
              <table:table-cell office:value-type="float" office:value="0.6643">
                <text:p>0.6643</text:p>
              </table:table-cell>
              <table:table-cell office:value-type="float" office:value="0.6684">
                <text:p>0.6684</text:p>
              </table:table-cell>
              <table:table-cell office:value-type="float" office:value="0.6678">
                <text:p>0.6678</text:p>
              </table:table-cell>
              <table:table-cell office:value-type="float" office:value="0.6541">
                <text:p>0.6541</text:p>
              </table:table-cell>
              <table:table-cell office:value-type="float" office:value="0.1">
                <text:p>0.1</text:p>
              </table:table-cell>
              <table:table-cell office:value-type="float" office:value="0.6009">
                <text:p>0.6009</text:p>
              </table:table-cell>
              <table:table-cell office:value-type="float" office:value="0.672">
                <text:p>0.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399">
                <text:p>0.7399</text:p>
              </table:table-cell>
              <table:table-cell office:value-type="float" office:value="0.6643">
                <text:p>0.6643</text:p>
              </table:table-cell>
              <table:table-cell office:value-type="float" office:value="0.6684">
                <text:p>0.6684</text:p>
              </table:table-cell>
              <table:table-cell office:value-type="float" office:value="0.6684">
                <text:p>0.6684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0.6032">
                <text:p>0.6032</text:p>
              </table:table-cell>
              <table:table-cell office:value-type="float" office:value="0.671">
                <text:p>0.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387">
                <text:p>0.7387</text:p>
              </table:table-cell>
              <table:table-cell office:value-type="float" office:value="0.6651">
                <text:p>0.6651</text:p>
              </table:table-cell>
              <table:table-cell office:value-type="float" office:value="0.6684">
                <text:p>0.6684</text:p>
              </table:table-cell>
              <table:table-cell office:value-type="float" office:value="0.6673">
                <text:p>0.6673</text:p>
              </table:table-cell>
              <table:table-cell office:value-type="float" office:value="0.6544">
                <text:p>0.6544</text:p>
              </table:table-cell>
              <table:table-cell office:value-type="float" office:value="0.1">
                <text:p>0.1</text:p>
              </table:table-cell>
              <table:table-cell office:value-type="float" office:value="0.5978">
                <text:p>0.5978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397">
                <text:p>0.7397</text:p>
              </table:table-cell>
              <table:table-cell office:value-type="float" office:value="0.6647">
                <text:p>0.6647</text:p>
              </table:table-cell>
              <table:table-cell office:value-type="float" office:value="0.6674">
                <text:p>0.6674</text:p>
              </table:table-cell>
              <table:table-cell office:value-type="float" office:value="0.6682">
                <text:p>0.6682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0.5999">
                <text:p>0.5999</text:p>
              </table:table-cell>
              <table:table-cell office:value-type="float" office:value="0.6713">
                <text:p>0.6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395">
                <text:p>0.7395</text:p>
              </table:table-cell>
              <table:table-cell office:value-type="float" office:value="0.6642">
                <text:p>0.6642</text:p>
              </table:table-cell>
              <table:table-cell office:value-type="float" office:value="0.668">
                <text:p>0.668</text:p>
              </table:table-cell>
              <table:table-cell office:value-type="float" office:value="0.6688">
                <text:p>0.6688</text:p>
              </table:table-cell>
              <table:table-cell office:value-type="float" office:value="0.652">
                <text:p>0.652</text:p>
              </table:table-cell>
              <table:table-cell office:value-type="float" office:value="0.1">
                <text:p>0.1</text:p>
              </table:table-cell>
              <table:table-cell office:value-type="float" office:value="0.6024">
                <text:p>0.6024</text:p>
              </table:table-cell>
              <table:table-cell office:value-type="float" office:value="0.6722">
                <text:p>0.6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411">
                <text:p>0.7411</text:p>
              </table:table-cell>
              <table:table-cell office:value-type="float" office:value="0.6648">
                <text:p>0.6648</text:p>
              </table:table-cell>
              <table:table-cell office:value-type="float" office:value="0.6684">
                <text:p>0.6684</text:p>
              </table:table-cell>
              <table:table-cell office:value-type="float" office:value="0.6681">
                <text:p>0.6681</text:p>
              </table:table-cell>
              <table:table-cell office:value-type="float" office:value="0.6539">
                <text:p>0.6539</text:p>
              </table:table-cell>
              <table:table-cell office:value-type="float" office:value="0.1">
                <text:p>0.1</text:p>
              </table:table-cell>
              <table:table-cell office:value-type="float" office:value="0.6041">
                <text:p>0.6041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411">
                <text:p>0.7411</text:p>
              </table:table-cell>
              <table:table-cell office:value-type="float" office:value="0.6642">
                <text:p>0.6642</text:p>
              </table:table-cell>
              <table:table-cell office:value-type="float" office:value="0.6686">
                <text:p>0.6686</text:p>
              </table:table-cell>
              <table:table-cell office:value-type="float" office:value="0.6682">
                <text:p>0.6682</text:p>
              </table:table-cell>
              <table:table-cell office:value-type="float" office:value="0.6531">
                <text:p>0.6531</text:p>
              </table:table-cell>
              <table:table-cell office:value-type="float" office:value="0.1">
                <text:p>0.1</text:p>
              </table:table-cell>
              <table:table-cell office:value-type="float" office:value="0.5979">
                <text:p>0.5979</text:p>
              </table:table-cell>
              <table:table-cell office:value-type="float" office:value="0.6724">
                <text:p>0.6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385">
                <text:p>0.7385</text:p>
              </table:table-cell>
              <table:table-cell office:value-type="float" office:value="0.6646">
                <text:p>0.6646</text:p>
              </table:table-cell>
              <table:table-cell office:value-type="float" office:value="0.6673">
                <text:p>0.6673</text:p>
              </table:table-cell>
              <table:table-cell office:value-type="float" office:value="0.6663">
                <text:p>0.6663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0.6028">
                <text:p>0.6028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376">
                <text:p>0.7376</text:p>
              </table:table-cell>
              <table:table-cell office:value-type="float" office:value="0.6641">
                <text:p>0.6641</text:p>
              </table:table-cell>
              <table:table-cell office:value-type="float" office:value="0.6672">
                <text:p>0.6672</text:p>
              </table:table-cell>
              <table:table-cell office:value-type="float" office:value="0.6681">
                <text:p>0.6681</text:p>
              </table:table-cell>
              <table:table-cell office:value-type="float" office:value="0.653">
                <text:p>0.653</text:p>
              </table:table-cell>
              <table:table-cell office:value-type="float" office:value="0.1">
                <text:p>0.1</text:p>
              </table:table-cell>
              <table:table-cell office:value-type="float" office:value="0.6032">
                <text:p>0.6032</text:p>
              </table:table-cell>
              <table:table-cell office:value-type="float" office:value="0.672">
                <text:p>0.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417">
                <text:p>0.7417</text:p>
              </table:table-cell>
              <table:table-cell office:value-type="float" office:value="0.6651">
                <text:p>0.6651</text:p>
              </table:table-cell>
              <table:table-cell office:value-type="float" office:value="0.6678">
                <text:p>0.6678</text:p>
              </table:table-cell>
              <table:table-cell office:value-type="float" office:value="0.668">
                <text:p>0.668</text:p>
              </table:table-cell>
              <table:table-cell office:value-type="float" office:value="0.654">
                <text:p>0.654</text:p>
              </table:table-cell>
              <table:table-cell office:value-type="float" office:value="0.1">
                <text:p>0.1</text:p>
              </table:table-cell>
              <table:table-cell office:value-type="float" office:value="0.5801">
                <text:p>0.5801</text:p>
              </table:table-cell>
              <table:table-cell office:value-type="float" office:value="0.6722">
                <text:p>0.6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439">
                <text:p>0.7439</text:p>
              </table:table-cell>
              <table:table-cell office:value-type="float" office:value="0.6646">
                <text:p>0.6646</text:p>
              </table:table-cell>
              <table:table-cell office:value-type="float" office:value="0.6675">
                <text:p>0.6675</text:p>
              </table:table-cell>
              <table:table-cell office:value-type="float" office:value="0.6676">
                <text:p>0.6676</text:p>
              </table:table-cell>
              <table:table-cell office:value-type="float" office:value="0.6538">
                <text:p>0.6538</text:p>
              </table:table-cell>
              <table:table-cell office:value-type="float" office:value="0.1">
                <text:p>0.1</text:p>
              </table:table-cell>
              <table:table-cell office:value-type="float" office:value="0.5953">
                <text:p>0.5953</text:p>
              </table:table-cell>
              <table:table-cell office:value-type="float" office:value="0.6733">
                <text:p>0.6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393">
                <text:p>0.7393</text:p>
              </table:table-cell>
              <table:table-cell office:value-type="float" office:value="0.664">
                <text:p>0.664</text:p>
              </table:table-cell>
              <table:table-cell office:value-type="float" office:value="0.6667">
                <text:p>0.6667</text:p>
              </table:table-cell>
              <table:table-cell office:value-type="float" office:value="0.6678">
                <text:p>0.6678</text:p>
              </table:table-cell>
              <table:table-cell office:value-type="float" office:value="0.6541">
                <text:p>0.6541</text:p>
              </table:table-cell>
              <table:table-cell office:value-type="float" office:value="0.1">
                <text:p>0.1</text:p>
              </table:table-cell>
              <table:table-cell office:value-type="float" office:value="0.6032">
                <text:p>0.6032</text:p>
              </table:table-cell>
              <table:table-cell office:value-type="float" office:value="0.6725">
                <text:p>0.6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432">
                <text:p>0.7432</text:p>
              </table:table-cell>
              <table:table-cell office:value-type="float" office:value="0.6649">
                <text:p>0.6649</text:p>
              </table:table-cell>
              <table:table-cell office:value-type="float" office:value="0.6679">
                <text:p>0.6679</text:p>
              </table:table-cell>
              <table:table-cell office:value-type="float" office:value="0.668">
                <text:p>0.668</text:p>
              </table:table-cell>
              <table:table-cell office:value-type="float" office:value="0.6534">
                <text:p>0.6534</text:p>
              </table:table-cell>
              <table:table-cell office:value-type="float" office:value="0.1">
                <text:p>0.1</text:p>
              </table:table-cell>
              <table:table-cell office:value-type="float" office:value="0.5941">
                <text:p>0.5941</text:p>
              </table:table-cell>
              <table:table-cell office:value-type="float" office:value="0.6725">
                <text:p>0.6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431">
                <text:p>0.7431</text:p>
              </table:table-cell>
              <table:table-cell office:value-type="float" office:value="0.6644">
                <text:p>0.6644</text:p>
              </table:table-cell>
              <table:table-cell office:value-type="float" office:value="0.6681">
                <text:p>0.6681</text:p>
              </table:table-cell>
              <table:table-cell office:value-type="float" office:value="0.6669">
                <text:p>0.6669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5968">
                <text:p>0.5968</text:p>
              </table:table-cell>
              <table:table-cell office:value-type="float" office:value="0.6718">
                <text:p>0.6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402">
                <text:p>0.7402</text:p>
              </table:table-cell>
              <table:table-cell office:value-type="float" office:value="0.6647">
                <text:p>0.6647</text:p>
              </table:table-cell>
              <table:table-cell office:value-type="float" office:value="0.6675">
                <text:p>0.6675</text:p>
              </table:table-cell>
              <table:table-cell office:value-type="float" office:value="0.6687">
                <text:p>0.6687</text:p>
              </table:table-cell>
              <table:table-cell office:value-type="float" office:value="0.6517">
                <text:p>0.6517</text:p>
              </table:table-cell>
              <table:table-cell office:value-type="float" office:value="0.1">
                <text:p>0.1</text:p>
              </table:table-cell>
              <table:table-cell office:value-type="float" office:value="0.5975">
                <text:p>0.5975</text:p>
              </table:table-cell>
              <table:table-cell office:value-type="float" office:value="0.6714">
                <text:p>0.6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44">
                <text:p>0.744</text:p>
              </table:table-cell>
              <table:table-cell office:value-type="float" office:value="0.6653">
                <text:p>0.6653</text:p>
              </table:table-cell>
              <table:table-cell office:value-type="float" office:value="0.6673">
                <text:p>0.6673</text:p>
              </table:table-cell>
              <table:table-cell office:value-type="float" office:value="0.667">
                <text:p>0.667</text:p>
              </table:table-cell>
              <table:table-cell office:value-type="float" office:value="0.6533">
                <text:p>0.6533</text:p>
              </table:table-cell>
              <table:table-cell office:value-type="float" office:value="0.1">
                <text:p>0.1</text:p>
              </table:table-cell>
              <table:table-cell office:value-type="float" office:value="0.6028">
                <text:p>0.6028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432">
                <text:p>0.7432</text:p>
              </table:table-cell>
              <table:table-cell office:value-type="float" office:value="0.6645">
                <text:p>0.6645</text:p>
              </table:table-cell>
              <table:table-cell office:value-type="float" office:value="0.6676">
                <text:p>0.6676</text:p>
              </table:table-cell>
              <table:table-cell office:value-type="float" office:value="0.6676">
                <text:p>0.6676</text:p>
              </table:table-cell>
              <table:table-cell office:value-type="float" office:value="0.6541">
                <text:p>0.6541</text:p>
              </table:table-cell>
              <table:table-cell office:value-type="float" office:value="0.1">
                <text:p>0.1</text:p>
              </table:table-cell>
              <table:table-cell office:value-type="float" office:value="0.5924">
                <text:p>0.5924</text:p>
              </table:table-cell>
              <table:table-cell office:value-type="float" office:value="0.6722">
                <text:p>0.6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392">
                <text:p>0.7392</text:p>
              </table:table-cell>
              <table:table-cell office:value-type="float" office:value="0.6653">
                <text:p>0.6653</text:p>
              </table:table-cell>
              <table:table-cell office:value-type="float" office:value="0.6681">
                <text:p>0.6681</text:p>
              </table:table-cell>
              <table:table-cell office:value-type="float" office:value="0.6678">
                <text:p>0.6678</text:p>
              </table:table-cell>
              <table:table-cell office:value-type="float" office:value="0.6533">
                <text:p>0.6533</text:p>
              </table:table-cell>
              <table:table-cell office:value-type="float" office:value="0.1">
                <text:p>0.1</text:p>
              </table:table-cell>
              <table:table-cell office:value-type="float" office:value="0.5981">
                <text:p>0.5981</text:p>
              </table:table-cell>
              <table:table-cell office:value-type="float" office:value="0.6723">
                <text:p>0.6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423">
                <text:p>0.7423</text:p>
              </table:table-cell>
              <table:table-cell office:value-type="float" office:value="0.6645">
                <text:p>0.6645</text:p>
              </table:table-cell>
              <table:table-cell office:value-type="float" office:value="0.6672">
                <text:p>0.6672</text:p>
              </table:table-cell>
              <table:table-cell office:value-type="float" office:value="0.668">
                <text:p>0.668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0.5877">
                <text:p>0.5877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449">
                <text:p>0.7449</text:p>
              </table:table-cell>
              <table:table-cell office:value-type="float" office:value="0.6644">
                <text:p>0.6644</text:p>
              </table:table-cell>
              <table:table-cell office:value-type="float" office:value="0.6668">
                <text:p>0.6668</text:p>
              </table:table-cell>
              <table:table-cell office:value-type="float" office:value="0.6672">
                <text:p>0.6672</text:p>
              </table:table-cell>
              <table:table-cell office:value-type="float" office:value="0.6539">
                <text:p>0.6539</text:p>
              </table:table-cell>
              <table:table-cell office:value-type="float" office:value="0.1">
                <text:p>0.1</text:p>
              </table:table-cell>
              <table:table-cell office:value-type="float" office:value="0.5885">
                <text:p>0.5885</text:p>
              </table:table-cell>
              <table:table-cell office:value-type="float" office:value="0.6715">
                <text:p>0.6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371">
                <text:p>0.7371</text:p>
              </table:table-cell>
              <table:table-cell office:value-type="float" office:value="0.6639">
                <text:p>0.6639</text:p>
              </table:table-cell>
              <table:table-cell office:value-type="float" office:value="0.6678">
                <text:p>0.6678</text:p>
              </table:table-cell>
              <table:table-cell office:value-type="float" office:value="0.667">
                <text:p>0.667</text:p>
              </table:table-cell>
              <table:table-cell office:value-type="float" office:value="0.6544">
                <text:p>0.6544</text:p>
              </table:table-cell>
              <table:table-cell office:value-type="float" office:value="0.1">
                <text:p>0.1</text:p>
              </table:table-cell>
              <table:table-cell office:value-type="float" office:value="0.6019">
                <text:p>0.6019</text:p>
              </table:table-cell>
              <table:table-cell office:value-type="float" office:value="0.6712">
                <text:p>0.6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387">
                <text:p>0.7387</text:p>
              </table:table-cell>
              <table:table-cell office:value-type="float" office:value="0.6653">
                <text:p>0.6653</text:p>
              </table:table-cell>
              <table:table-cell office:value-type="float" office:value="0.6671">
                <text:p>0.6671</text:p>
              </table:table-cell>
              <table:table-cell office:value-type="float" office:value="0.6669">
                <text:p>0.6669</text:p>
              </table:table-cell>
              <table:table-cell office:value-type="float" office:value="0.6529">
                <text:p>0.6529</text:p>
              </table:table-cell>
              <table:table-cell office:value-type="float" office:value="0.1">
                <text:p>0.1</text:p>
              </table:table-cell>
              <table:table-cell office:value-type="float" office:value="0.6019">
                <text:p>0.6019</text:p>
              </table:table-cell>
              <table:table-cell office:value-type="float" office:value="0.6721">
                <text:p>0.6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405">
                <text:p>0.7405</text:p>
              </table:table-cell>
              <table:table-cell office:value-type="float" office:value="0.6653">
                <text:p>0.6653</text:p>
              </table:table-cell>
              <table:table-cell office:value-type="float" office:value="0.6677">
                <text:p>0.6677</text:p>
              </table:table-cell>
              <table:table-cell office:value-type="float" office:value="0.6669">
                <text:p>0.6669</text:p>
              </table:table-cell>
              <table:table-cell office:value-type="float" office:value="0.6523">
                <text:p>0.6523</text:p>
              </table:table-cell>
              <table:table-cell office:value-type="float" office:value="0.1">
                <text:p>0.1</text:p>
              </table:table-cell>
              <table:table-cell office:value-type="float" office:value="0.5958">
                <text:p>0.5958</text:p>
              </table:table-cell>
              <table:table-cell office:value-type="float" office:value="0.6718">
                <text:p>0.6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372">
                <text:p>0.7372</text:p>
              </table:table-cell>
              <table:table-cell office:value-type="float" office:value="0.6641">
                <text:p>0.6641</text:p>
              </table:table-cell>
              <table:table-cell office:value-type="float" office:value="0.6672">
                <text:p>0.6672</text:p>
              </table:table-cell>
              <table:table-cell office:value-type="float" office:value="0.6678">
                <text:p>0.6678</text:p>
              </table:table-cell>
              <table:table-cell office:value-type="float" office:value="0.6522">
                <text:p>0.6522</text:p>
              </table:table-cell>
              <table:table-cell office:value-type="float" office:value="0.1">
                <text:p>0.1</text:p>
              </table:table-cell>
              <table:table-cell office:value-type="float" office:value="0.5966">
                <text:p>0.5966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407">
                <text:p>0.7407</text:p>
              </table:table-cell>
              <table:table-cell office:value-type="float" office:value="0.6645">
                <text:p>0.6645</text:p>
              </table:table-cell>
              <table:table-cell office:value-type="float" office:value="0.6668">
                <text:p>0.6668</text:p>
              </table:table-cell>
              <table:table-cell office:value-type="float" office:value="0.6672">
                <text:p>0.6672</text:p>
              </table:table-cell>
              <table:table-cell office:value-type="float" office:value="0.6537">
                <text:p>0.6537</text:p>
              </table:table-cell>
              <table:table-cell office:value-type="float" office:value="0.1">
                <text:p>0.1</text:p>
              </table:table-cell>
              <table:table-cell office:value-type="float" office:value="0.6032">
                <text:p>0.6032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89">
                <text:p>0.7389</text:p>
              </table:table-cell>
              <table:table-cell office:value-type="float" office:value="0.6639">
                <text:p>0.6639</text:p>
              </table:table-cell>
              <table:table-cell office:value-type="float" office:value="0.6668">
                <text:p>0.6668</text:p>
              </table:table-cell>
              <table:table-cell office:value-type="float" office:value="0.6682">
                <text:p>0.6682</text:p>
              </table:table-cell>
              <table:table-cell office:value-type="float" office:value="0.6537">
                <text:p>0.6537</text:p>
              </table:table-cell>
              <table:table-cell office:value-type="float" office:value="0.1">
                <text:p>0.1</text:p>
              </table:table-cell>
              <table:table-cell office:value-type="float" office:value="0.5906">
                <text:p>0.5906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4">
                <text:p>0.74</text:p>
              </table:table-cell>
              <table:table-cell office:value-type="float" office:value="0.6642">
                <text:p>0.6642</text:p>
              </table:table-cell>
              <table:table-cell office:value-type="float" office:value="0.6671">
                <text:p>0.6671</text:p>
              </table:table-cell>
              <table:table-cell office:value-type="float" office:value="0.6681">
                <text:p>0.6681</text:p>
              </table:table-cell>
              <table:table-cell office:value-type="float" office:value="0.6537">
                <text:p>0.6537</text:p>
              </table:table-cell>
              <table:table-cell office:value-type="float" office:value="0.1">
                <text:p>0.1</text:p>
              </table:table-cell>
              <table:table-cell office:value-type="float" office:value="0.5983">
                <text:p>0.5983</text:p>
              </table:table-cell>
              <table:table-cell office:value-type="float" office:value="0.6727">
                <text:p>0.6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391">
                <text:p>0.7391</text:p>
              </table:table-cell>
              <table:table-cell office:value-type="float" office:value="0.6645">
                <text:p>0.6645</text:p>
              </table:table-cell>
              <table:table-cell office:value-type="float" office:value="0.667">
                <text:p>0.667</text:p>
              </table:table-cell>
              <table:table-cell office:value-type="float" office:value="0.6665">
                <text:p>0.6665</text:p>
              </table:table-cell>
              <table:table-cell office:value-type="float" office:value="0.6546">
                <text:p>0.6546</text:p>
              </table:table-cell>
              <table:table-cell office:value-type="float" office:value="0.1">
                <text:p>0.1</text:p>
              </table:table-cell>
              <table:table-cell office:value-type="float" office:value="0.5988">
                <text:p>0.5988</text:p>
              </table:table-cell>
              <table:table-cell office:value-type="float" office:value="0.6731">
                <text:p>0.6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383">
                <text:p>0.7383</text:p>
              </table:table-cell>
              <table:table-cell office:value-type="float" office:value="0.6639">
                <text:p>0.6639</text:p>
              </table:table-cell>
              <table:table-cell office:value-type="float" office:value="0.6676">
                <text:p>0.6676</text:p>
              </table:table-cell>
              <table:table-cell office:value-type="float" office:value="0.6674">
                <text:p>0.6674</text:p>
              </table:table-cell>
              <table:table-cell office:value-type="float" office:value="0.6542">
                <text:p>0.6542</text:p>
              </table:table-cell>
              <table:table-cell office:value-type="float" office:value="0.1">
                <text:p>0.1</text:p>
              </table:table-cell>
              <table:table-cell office:value-type="float" office:value="0.5893">
                <text:p>0.5893</text:p>
              </table:table-cell>
              <table:table-cell office:value-type="float" office:value="0.6734">
                <text:p>0.6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373">
                <text:p>0.7373</text:p>
              </table:table-cell>
              <table:table-cell office:value-type="float" office:value="0.6642">
                <text:p>0.6642</text:p>
              </table:table-cell>
              <table:table-cell office:value-type="float" office:value="0.667">
                <text:p>0.667</text:p>
              </table:table-cell>
              <table:table-cell office:value-type="float" office:value="0.6677">
                <text:p>0.6677</text:p>
              </table:table-cell>
              <table:table-cell office:value-type="float" office:value="0.6539">
                <text:p>0.6539</text:p>
              </table:table-cell>
              <table:table-cell office:value-type="float" office:value="0.1">
                <text:p>0.1</text:p>
              </table:table-cell>
              <table:table-cell office:value-type="float" office:value="0.5945">
                <text:p>0.5945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365">
                <text:p>0.7365</text:p>
              </table:table-cell>
              <table:table-cell office:value-type="float" office:value="0.6638">
                <text:p>0.6638</text:p>
              </table:table-cell>
              <table:table-cell office:value-type="float" office:value="0.667">
                <text:p>0.667</text:p>
              </table:table-cell>
              <table:table-cell office:value-type="float" office:value="0.6675">
                <text:p>0.6675</text:p>
              </table:table-cell>
              <table:table-cell office:value-type="float" office:value="0.6546">
                <text:p>0.6546</text:p>
              </table:table-cell>
              <table:table-cell office:value-type="float" office:value="0.1">
                <text:p>0.1</text:p>
              </table:table-cell>
              <table:table-cell office:value-type="float" office:value="0.594">
                <text:p>0.594</text:p>
              </table:table-cell>
              <table:table-cell office:value-type="float" office:value="0.6721">
                <text:p>0.6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361">
                <text:p>0.7361</text:p>
              </table:table-cell>
              <table:table-cell office:value-type="float" office:value="0.6645">
                <text:p>0.6645</text:p>
              </table:table-cell>
              <table:table-cell office:value-type="float" office:value="0.667">
                <text:p>0.667</text:p>
              </table:table-cell>
              <table:table-cell office:value-type="float" office:value="0.6674">
                <text:p>0.6674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0.5943">
                <text:p>0.5943</text:p>
              </table:table-cell>
              <table:table-cell office:value-type="float" office:value="0.6716">
                <text:p>0.6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381">
                <text:p>0.7381</text:p>
              </table:table-cell>
              <table:table-cell office:value-type="float" office:value="0.6646">
                <text:p>0.6646</text:p>
              </table:table-cell>
              <table:table-cell office:value-type="float" office:value="0.6668">
                <text:p>0.6668</text:p>
              </table:table-cell>
              <table:table-cell office:value-type="float" office:value="0.6679">
                <text:p>0.6679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6008">
                <text:p>0.6008</text:p>
              </table:table-cell>
              <table:table-cell office:value-type="float" office:value="0.6726">
                <text:p>0.6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418">
                <text:p>0.7418</text:p>
              </table:table-cell>
              <table:table-cell office:value-type="float" office:value="0.6647">
                <text:p>0.6647</text:p>
              </table:table-cell>
              <table:table-cell office:value-type="float" office:value="0.6663">
                <text:p>0.6663</text:p>
              </table:table-cell>
              <table:table-cell office:value-type="float" office:value="0.6676">
                <text:p>0.6676</text:p>
              </table:table-cell>
              <table:table-cell office:value-type="float" office:value="0.6541">
                <text:p>0.6541</text:p>
              </table:table-cell>
              <table:table-cell office:value-type="float" office:value="0.1">
                <text:p>0.1</text:p>
              </table:table-cell>
              <table:table-cell office:value-type="float" office:value="0.5874">
                <text:p>0.5874</text:p>
              </table:table-cell>
              <table:table-cell office:value-type="float" office:value="0.6724">
                <text:p>0.6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403">
                <text:p>0.7403</text:p>
              </table:table-cell>
              <table:table-cell office:value-type="float" office:value="0.6648">
                <text:p>0.6648</text:p>
              </table:table-cell>
              <table:table-cell office:value-type="float" office:value="0.667">
                <text:p>0.667</text:p>
              </table:table-cell>
              <table:table-cell office:value-type="float" office:value="0.6674">
                <text:p>0.6674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0.5962">
                <text:p>0.5962</text:p>
              </table:table-cell>
              <table:table-cell office:value-type="float" office:value="0.6723">
                <text:p>0.6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425">
                <text:p>0.7425</text:p>
              </table:table-cell>
              <table:table-cell office:value-type="float" office:value="0.6644">
                <text:p>0.6644</text:p>
              </table:table-cell>
              <table:table-cell office:value-type="float" office:value="0.6675">
                <text:p>0.6675</text:p>
              </table:table-cell>
              <table:table-cell office:value-type="float" office:value="0.6678">
                <text:p>0.6678</text:p>
              </table:table-cell>
              <table:table-cell office:value-type="float" office:value="0.6535">
                <text:p>0.6535</text:p>
              </table:table-cell>
              <table:table-cell office:value-type="float" office:value="0.1">
                <text:p>0.1</text:p>
              </table:table-cell>
              <table:table-cell office:value-type="float" office:value="0.5859">
                <text:p>0.5859</text:p>
              </table:table-cell>
              <table:table-cell office:value-type="float" office:value="0.6724">
                <text:p>0.6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387">
                <text:p>0.7387</text:p>
              </table:table-cell>
              <table:table-cell office:value-type="float" office:value="0.6642">
                <text:p>0.6642</text:p>
              </table:table-cell>
              <table:table-cell office:value-type="float" office:value="0.6671">
                <text:p>0.6671</text:p>
              </table:table-cell>
              <table:table-cell office:value-type="float" office:value="0.6672">
                <text:p>0.6672</text:p>
              </table:table-cell>
              <table:table-cell office:value-type="float" office:value="0.6526">
                <text:p>0.6526</text:p>
              </table:table-cell>
              <table:table-cell office:value-type="float" office:value="0.1">
                <text:p>0.1</text:p>
              </table:table-cell>
              <table:table-cell office:value-type="float" office:value="0.5906">
                <text:p>0.5906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391">
                <text:p>0.7391</text:p>
              </table:table-cell>
              <table:table-cell office:value-type="float" office:value="0.6641">
                <text:p>0.6641</text:p>
              </table:table-cell>
              <table:table-cell office:value-type="float" office:value="0.6675">
                <text:p>0.6675</text:p>
              </table:table-cell>
              <table:table-cell office:value-type="float" office:value="0.6676">
                <text:p>0.6676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0.5939">
                <text:p>0.5939</text:p>
              </table:table-cell>
              <table:table-cell office:value-type="float" office:value="0.6729">
                <text:p>0.6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38">
                <text:p>0.738</text:p>
              </table:table-cell>
              <table:table-cell office:value-type="float" office:value="0.6637">
                <text:p>0.6637</text:p>
              </table:table-cell>
              <table:table-cell office:value-type="float" office:value="0.6675">
                <text:p>0.6675</text:p>
              </table:table-cell>
              <table:table-cell office:value-type="float" office:value="0.6676">
                <text:p>0.6676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0.5841">
                <text:p>0.5841</text:p>
              </table:table-cell>
              <table:table-cell office:value-type="float" office:value="0.671">
                <text:p>0.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397">
                <text:p>0.7397</text:p>
              </table:table-cell>
              <table:table-cell office:value-type="float" office:value="0.6644">
                <text:p>0.6644</text:p>
              </table:table-cell>
              <table:table-cell office:value-type="float" office:value="0.6667">
                <text:p>0.6667</text:p>
              </table:table-cell>
              <table:table-cell office:value-type="float" office:value="0.667">
                <text:p>0.667</text:p>
              </table:table-cell>
              <table:table-cell office:value-type="float" office:value="0.6532">
                <text:p>0.6532</text:p>
              </table:table-cell>
              <table:table-cell office:value-type="float" office:value="0.1">
                <text:p>0.1</text:p>
              </table:table-cell>
              <table:table-cell office:value-type="float" office:value="0.5902">
                <text:p>0.5902</text:p>
              </table:table-cell>
              <table:table-cell office:value-type="float" office:value="0.673">
                <text:p>0.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386">
                <text:p>0.7386</text:p>
              </table:table-cell>
              <table:table-cell office:value-type="float" office:value="0.664">
                <text:p>0.664</text:p>
              </table:table-cell>
              <table:table-cell office:value-type="float" office:value="0.667">
                <text:p>0.667</text:p>
              </table:table-cell>
              <table:table-cell office:value-type="float" office:value="0.6668">
                <text:p>0.6668</text:p>
              </table:table-cell>
              <table:table-cell office:value-type="float" office:value="0.6536">
                <text:p>0.6536</text:p>
              </table:table-cell>
              <table:table-cell office:value-type="float" office:value="0.1">
                <text:p>0.1</text:p>
              </table:table-cell>
              <table:table-cell office:value-type="float" office:value="0.5925">
                <text:p>0.5925</text:p>
              </table:table-cell>
              <table:table-cell office:value-type="float" office:value="0.6719">
                <text:p>0.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363">
                <text:p>0.7363</text:p>
              </table:table-cell>
              <table:table-cell office:value-type="float" office:value="0.6647">
                <text:p>0.6647</text:p>
              </table:table-cell>
              <table:table-cell office:value-type="float" office:value="0.6664">
                <text:p>0.6664</text:p>
              </table:table-cell>
              <table:table-cell office:value-type="float" office:value="0.6672">
                <text:p>0.6672</text:p>
              </table:table-cell>
              <table:table-cell office:value-type="float" office:value="0.6551">
                <text:p>0.6551</text:p>
              </table:table-cell>
              <table:table-cell office:value-type="float" office:value="0.1">
                <text:p>0.1</text:p>
              </table:table-cell>
              <table:table-cell office:value-type="float" office:value="0.5891">
                <text:p>0.5891</text:p>
              </table:table-cell>
              <table:table-cell office:value-type="float" office:value="0.6709">
                <text:p>0.6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42">
                <text:p>0.742</text:p>
              </table:table-cell>
              <table:table-cell office:value-type="float" office:value="0.664">
                <text:p>0.664</text:p>
              </table:table-cell>
              <table:table-cell office:value-type="float" office:value="0.6667">
                <text:p>0.6667</text:p>
              </table:table-cell>
              <table:table-cell office:value-type="float" office:value="0.6677">
                <text:p>0.6677</text:p>
              </table:table-cell>
              <table:table-cell office:value-type="float" office:value="0.6545">
                <text:p>0.6545</text:p>
              </table:table-cell>
              <table:table-cell office:value-type="float" office:value="0.1">
                <text:p>0.1</text:p>
              </table:table-cell>
              <table:table-cell office:value-type="float" office:value="0.5927">
                <text:p>0.5927</text:p>
              </table:table-cell>
              <table:table-cell office:value-type="float" office:value="0.6732">
                <text:p>0.6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402">
                <text:p>0.7402</text:p>
              </table:table-cell>
              <table:table-cell office:value-type="float" office:value="0.6649">
                <text:p>0.6649</text:p>
              </table:table-cell>
              <table:table-cell office:value-type="float" office:value="0.667">
                <text:p>0.667</text:p>
              </table:table-cell>
              <table:table-cell office:value-type="float" office:value="0.6681">
                <text:p>0.6681</text:p>
              </table:table-cell>
              <table:table-cell office:value-type="float" office:value="0.6543">
                <text:p>0.6543</text:p>
              </table:table-cell>
              <table:table-cell office:value-type="float" office:value="0.1">
                <text:p>0.1</text:p>
              </table:table-cell>
              <table:table-cell office:value-type="float" office:value="0.5941">
                <text:p>0.5941</text:p>
              </table:table-cell>
              <table:table-cell office:value-type="float" office:value="0.6712">
                <text:p>0.6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453">
                <text:p>0.7453</text:p>
              </table:table-cell>
              <table:table-cell office:value-type="float" office:value="0.6641">
                <text:p>0.6641</text:p>
              </table:table-cell>
              <table:table-cell office:value-type="float" office:value="0.6669">
                <text:p>0.6669</text:p>
              </table:table-cell>
              <table:table-cell office:value-type="float" office:value="0.6674">
                <text:p>0.6674</text:p>
              </table:table-cell>
              <table:table-cell office:value-type="float" office:value="0.6542">
                <text:p>0.6542</text:p>
              </table:table-cell>
              <table:table-cell office:value-type="float" office:value="0.1">
                <text:p>0.1</text:p>
              </table:table-cell>
              <table:table-cell office:value-type="float" office:value="0.5952">
                <text:p>0.5952</text:p>
              </table:table-cell>
              <table:table-cell office:value-type="float" office:value="0.6723">
                <text:p>0.6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38">
                <text:p>0.738</text:p>
              </table:table-cell>
              <table:table-cell office:value-type="float" office:value="0.6641">
                <text:p>0.6641</text:p>
              </table:table-cell>
              <table:table-cell office:value-type="float" office:value="0.6674">
                <text:p>0.6674</text:p>
              </table:table-cell>
              <table:table-cell office:value-type="float" office:value="0.6681">
                <text:p>0.6681</text:p>
              </table:table-cell>
              <table:table-cell office:value-type="float" office:value="0.6537">
                <text:p>0.6537</text:p>
              </table:table-cell>
              <table:table-cell office:value-type="float" office:value="0.1">
                <text:p>0.1</text:p>
              </table:table-cell>
              <table:table-cell office:value-type="float" office:value="0.5952">
                <text:p>0.5952</text:p>
              </table:table-cell>
              <table:table-cell office:value-type="float" office:value="0.6734">
                <text:p>0.673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734cm" svg:height="19.77cm" xlink:href=".." xlink:type="simple" chart:class="chart:line" chart:style-name="ch1">
        <chart:legend chart:legend-position="end" svg:x="34.665cm" svg:y="9.337cm" style:legend-expansion="high" chart:style-name="ch2"/>
        <chart:plot-area chart:style-name="ch3" table:cell-range-address="Planilha1.D2:Planilha1.D202 Planilha1.J2:Planilha1.J202" chart:data-source-has-labels="row" svg:x="0.774cm" svg:y="0.395cm" svg:width="33.117cm" svg:height="18.98cm">
          <chartooo:coordinate-region svg:x="1.501cm" svg:y="0.516cm" svg:width="32.39cm" svg:height="17.8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D3:Planilha1.D202" chart:label-cell-address="Planilha1.D2:Planilha1.D2" chart:class="chart:line">
            <chart:data-point chart:repeated="200"/>
          </chart:series>
          <chart:series chart:style-name="ch7" chart:values-cell-range-address="Planilha1.J3:Planilha1.J202" chart:label-cell-address="Planilha1.J2:Planilha1.J2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_dropout</text:p>
                <draw:g>
                  <svg:desc>Planilha1.D2:Planilha1.D2</svg:desc>
                </draw:g>
              </table:table-cell>
              <table:table-cell office:value-type="string">
                <text:p>acc_dropgrad_0.1</text:p>
                <draw:g>
                  <svg:desc>Planilha1.J2:Planilha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6180000019">
                <text:p>0.186180000019</text:p>
                <draw:g>
                  <svg:desc>Planilha1.D3:Planilha1.D202</svg:desc>
                </draw:g>
              </table:table-cell>
              <table:table-cell office:value-type="float" office:value="0.23850000001">
                <text:p>0.23850000001</text:p>
                <draw:g>
                  <svg:desc>Planilha1.J3:Planilha1.J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108">
                <text:p>0.28108</text:p>
              </table:table-cell>
              <table:table-cell office:value-type="float" office:value="0.356699999981">
                <text:p>0.35669999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801999999">
                <text:p>0.33801999999</text:p>
              </table:table-cell>
              <table:table-cell office:value-type="float" office:value="0.410380000019">
                <text:p>0.410380000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736">
                <text:p>0.37736</text:p>
              </table:table-cell>
              <table:table-cell office:value-type="float" office:value="0.4504">
                <text:p>0.45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498000001">
                <text:p>0.40498000001</text:p>
              </table:table-cell>
              <table:table-cell office:value-type="float" office:value="0.480859999981">
                <text:p>0.480859999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185999999">
                <text:p>0.43185999999</text:p>
              </table:table-cell>
              <table:table-cell office:value-type="float" office:value="0.510340000038">
                <text:p>0.510340000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098">
                <text:p>0.45098</text:p>
              </table:table-cell>
              <table:table-cell office:value-type="float" office:value="0.533299999962">
                <text:p>0.5332999999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907999999">
                <text:p>0.46907999999</text:p>
              </table:table-cell>
              <table:table-cell office:value-type="float" office:value="0.556359999981">
                <text:p>0.556359999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6860000038">
                <text:p>0.486860000038</text:p>
              </table:table-cell>
              <table:table-cell office:value-type="float" office:value="0.571839999981">
                <text:p>0.571839999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8519999981">
                <text:p>0.498519999981</text:p>
              </table:table-cell>
              <table:table-cell office:value-type="float" office:value="0.5889">
                <text:p>0.5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9860000038">
                <text:p>0.509860000038</text:p>
              </table:table-cell>
              <table:table-cell office:value-type="float" office:value="0.601880000038">
                <text:p>0.6018800000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8979999962">
                <text:p>0.518979999962</text:p>
              </table:table-cell>
              <table:table-cell office:value-type="float" office:value="0.620080000019">
                <text:p>0.620080000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8700000038">
                <text:p>0.528700000038</text:p>
              </table:table-cell>
              <table:table-cell office:value-type="float" office:value="0.630779999981">
                <text:p>0.6307799999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03">
                <text:p>0.5403</text:p>
              </table:table-cell>
              <table:table-cell office:value-type="float" office:value="0.645560000038">
                <text:p>0.6455600000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51460000038">
                <text:p>0.551460000038</text:p>
              </table:table-cell>
              <table:table-cell office:value-type="float" office:value="0.65422">
                <text:p>0.654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58080000038">
                <text:p>0.558080000038</text:p>
              </table:table-cell>
              <table:table-cell office:value-type="float" office:value="0.665600000038">
                <text:p>0.665600000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2499999962">
                <text:p>0.562499999962</text:p>
              </table:table-cell>
              <table:table-cell office:value-type="float" office:value="0.675940000038">
                <text:p>0.6759400000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70059999962">
                <text:p>0.570059999962</text:p>
              </table:table-cell>
              <table:table-cell office:value-type="float" office:value="0.68672">
                <text:p>0.686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79460000019">
                <text:p>0.579460000019</text:p>
              </table:table-cell>
              <table:table-cell office:value-type="float" office:value="0.697859999981">
                <text:p>0.6978599999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89339999981">
                <text:p>0.589339999981</text:p>
              </table:table-cell>
              <table:table-cell office:value-type="float" office:value="0.704859999981">
                <text:p>0.704859999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93439999981">
                <text:p>0.593439999981</text:p>
              </table:table-cell>
              <table:table-cell office:value-type="float" office:value="0.715140000019">
                <text:p>0.7151400000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99319999981">
                <text:p>0.599319999981</text:p>
              </table:table-cell>
              <table:table-cell office:value-type="float" office:value="0.724799999962">
                <text:p>0.7247999999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08079999981">
                <text:p>0.608079999981</text:p>
              </table:table-cell>
              <table:table-cell office:value-type="float" office:value="0.732939999981">
                <text:p>0.7329399999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10419999962">
                <text:p>0.610419999962</text:p>
              </table:table-cell>
              <table:table-cell office:value-type="float" office:value="0.739320000019">
                <text:p>0.7393200000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1414">
                <text:p>0.61414</text:p>
              </table:table-cell>
              <table:table-cell office:value-type="float" office:value="0.749080000019">
                <text:p>0.7490800000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19580000038">
                <text:p>0.619580000038</text:p>
              </table:table-cell>
              <table:table-cell office:value-type="float" office:value="0.7565">
                <text:p>0.75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2216">
                <text:p>0.62216</text:p>
              </table:table-cell>
              <table:table-cell office:value-type="float" office:value="0.763939999981">
                <text:p>0.763939999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31859999962">
                <text:p>0.631859999962</text:p>
              </table:table-cell>
              <table:table-cell office:value-type="float" office:value="0.773439999981">
                <text:p>0.7734399999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33680000019">
                <text:p>0.633680000019</text:p>
              </table:table-cell>
              <table:table-cell office:value-type="float" office:value="0.777559999962">
                <text:p>0.777559999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391">
                <text:p>0.6391</text:p>
              </table:table-cell>
              <table:table-cell office:value-type="float" office:value="0.788719999962">
                <text:p>0.7887199999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43579999981">
                <text:p>0.643579999981</text:p>
              </table:table-cell>
              <table:table-cell office:value-type="float" office:value="0.7976">
                <text:p>0.79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7440000019">
                <text:p>0.647440000019</text:p>
              </table:table-cell>
              <table:table-cell office:value-type="float" office:value="0.802700000038">
                <text:p>0.8027000000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8839999981">
                <text:p>0.648839999981</text:p>
              </table:table-cell>
              <table:table-cell office:value-type="float" office:value="0.810440000038">
                <text:p>0.8104400000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55999999962">
                <text:p>0.655999999962</text:p>
              </table:table-cell>
              <table:table-cell office:value-type="float" office:value="0.815839999962">
                <text:p>0.8158399999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5634">
                <text:p>0.65634</text:p>
              </table:table-cell>
              <table:table-cell office:value-type="float" office:value="0.824579999962">
                <text:p>0.8245799999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63159999962">
                <text:p>0.663159999962</text:p>
              </table:table-cell>
              <table:table-cell office:value-type="float" office:value="0.83248">
                <text:p>0.832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66079999962">
                <text:p>0.666079999962</text:p>
              </table:table-cell>
              <table:table-cell office:value-type="float" office:value="0.839479999962">
                <text:p>0.8394799999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66700000019">
                <text:p>0.666700000019</text:p>
              </table:table-cell>
              <table:table-cell office:value-type="float" office:value="0.845859999962">
                <text:p>0.8458599999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68859999962">
                <text:p>0.668859999962</text:p>
              </table:table-cell>
              <table:table-cell office:value-type="float" office:value="0.853159999962">
                <text:p>0.8531599999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72859999981">
                <text:p>0.672859999981</text:p>
              </table:table-cell>
              <table:table-cell office:value-type="float" office:value="0.860640000019">
                <text:p>0.8606400000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74359999962">
                <text:p>0.674359999962</text:p>
              </table:table-cell>
              <table:table-cell office:value-type="float" office:value="0.8688">
                <text:p>0.86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79380000019">
                <text:p>0.679380000019</text:p>
              </table:table-cell>
              <table:table-cell office:value-type="float" office:value="0.877200000019">
                <text:p>0.8772000000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83699999962">
                <text:p>0.683699999962</text:p>
              </table:table-cell>
              <table:table-cell office:value-type="float" office:value="0.88066">
                <text:p>0.880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85039999962">
                <text:p>0.685039999962</text:p>
              </table:table-cell>
              <table:table-cell office:value-type="float" office:value="0.887500000019">
                <text:p>0.8875000000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868">
                <text:p>0.6868</text:p>
              </table:table-cell>
              <table:table-cell office:value-type="float" office:value="0.894460000019">
                <text:p>0.8944600000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8942">
                <text:p>0.68942</text:p>
              </table:table-cell>
              <table:table-cell office:value-type="float" office:value="0.899279999981">
                <text:p>0.8992799999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9156">
                <text:p>0.69156</text:p>
              </table:table-cell>
              <table:table-cell office:value-type="float" office:value="0.905400000038">
                <text:p>0.9054000000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9284">
                <text:p>0.69284</text:p>
              </table:table-cell>
              <table:table-cell office:value-type="float" office:value="0.91398">
                <text:p>0.913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96560000038">
                <text:p>0.696560000038</text:p>
              </table:table-cell>
              <table:table-cell office:value-type="float" office:value="0.91748">
                <text:p>0.917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00239999981">
                <text:p>0.700239999981</text:p>
              </table:table-cell>
              <table:table-cell office:value-type="float" office:value="0.924039999981">
                <text:p>0.9240399999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01560000019">
                <text:p>0.701560000019</text:p>
              </table:table-cell>
              <table:table-cell office:value-type="float" office:value="0.929299999981">
                <text:p>0.9292999999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0616">
                <text:p>0.70616</text:p>
              </table:table-cell>
              <table:table-cell office:value-type="float" office:value="0.93772">
                <text:p>0.937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03980000038">
                <text:p>0.703980000038</text:p>
              </table:table-cell>
              <table:table-cell office:value-type="float" office:value="0.940980000038">
                <text:p>0.9409800000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0876">
                <text:p>0.70876</text:p>
              </table:table-cell>
              <table:table-cell office:value-type="float" office:value="0.945240000038">
                <text:p>0.9452400000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13499999981">
                <text:p>0.713499999981</text:p>
              </table:table-cell>
              <table:table-cell office:value-type="float" office:value="0.953460000019">
                <text:p>0.9534600000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14579999962">
                <text:p>0.714579999962</text:p>
              </table:table-cell>
              <table:table-cell office:value-type="float" office:value="0.95982">
                <text:p>0.959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15140000019">
                <text:p>0.715140000019</text:p>
              </table:table-cell>
              <table:table-cell office:value-type="float" office:value="0.956979999981">
                <text:p>0.9569799999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16779999981">
                <text:p>0.716779999981</text:p>
              </table:table-cell>
              <table:table-cell office:value-type="float" office:value="0.971939999962">
                <text:p>0.9719399999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18040000019">
                <text:p>0.718040000019</text:p>
              </table:table-cell>
              <table:table-cell office:value-type="float" office:value="0.964220000019">
                <text:p>0.9642200000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21999999962">
                <text:p>0.721999999962</text:p>
              </table:table-cell>
              <table:table-cell office:value-type="float" office:value="0.980159999981">
                <text:p>0.9801599999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21160000038">
                <text:p>0.721160000038</text:p>
              </table:table-cell>
              <table:table-cell office:value-type="float" office:value="0.983879999981">
                <text:p>0.9838799999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42">
                <text:p>0.7242</text:p>
              </table:table-cell>
              <table:table-cell office:value-type="float" office:value="0.979979999962">
                <text:p>0.9799799999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6760000038">
                <text:p>0.726760000038</text:p>
              </table:table-cell>
              <table:table-cell office:value-type="float" office:value="0.985540000019">
                <text:p>0.9855400000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9000000038">
                <text:p>0.729000000038</text:p>
              </table:table-cell>
              <table:table-cell office:value-type="float" office:value="0.992800000019">
                <text:p>0.9928000000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32640000019">
                <text:p>0.732640000019</text:p>
              </table:table-cell>
              <table:table-cell office:value-type="float" office:value="0.99524">
                <text:p>0.995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33600000019">
                <text:p>0.733600000019</text:p>
              </table:table-cell>
              <table:table-cell office:value-type="float" office:value="0.9966">
                <text:p>0.99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33500000019">
                <text:p>0.733500000019</text:p>
              </table:table-cell>
              <table:table-cell office:value-type="float" office:value="0.9789">
                <text:p>0.97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37820000019">
                <text:p>0.737820000019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39899999962">
                <text:p>0.739899999962</text:p>
              </table:table-cell>
              <table:table-cell office:value-type="float" office:value="0.998240000038">
                <text:p>0.9982400000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37240000038">
                <text:p>0.737240000038</text:p>
              </table:table-cell>
              <table:table-cell office:value-type="float" office:value="0.99862">
                <text:p>0.998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41659999962">
                <text:p>0.741659999962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41320000038">
                <text:p>0.741320000038</text:p>
              </table:table-cell>
              <table:table-cell office:value-type="float" office:value="0.99914">
                <text:p>0.999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45439999962">
                <text:p>0.745439999962</text:p>
              </table:table-cell>
              <table:table-cell office:value-type="float" office:value="0.99926">
                <text:p>0.999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5860000038">
                <text:p>0.745860000038</text:p>
              </table:table-cell>
              <table:table-cell office:value-type="float" office:value="0.99922">
                <text:p>0.999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874">
                <text:p>0.74874</text:p>
              </table:table-cell>
              <table:table-cell office:value-type="float" office:value="0.99954">
                <text:p>0.999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398">
                <text:p>0.75398</text:p>
              </table:table-cell>
              <table:table-cell office:value-type="float" office:value="0.99932">
                <text:p>0.999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5234">
                <text:p>0.75234</text:p>
              </table:table-cell>
              <table:table-cell office:value-type="float" office:value="0.99946">
                <text:p>0.999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54459999962">
                <text:p>0.754459999962</text:p>
              </table:table-cell>
              <table:table-cell office:value-type="float" office:value="0.99958">
                <text:p>0.999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54540000019">
                <text:p>0.754540000019</text:p>
              </table:table-cell>
              <table:table-cell office:value-type="float" office:value="0.99936">
                <text:p>0.999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59780000038">
                <text:p>0.759780000038</text:p>
              </table:table-cell>
              <table:table-cell office:value-type="float" office:value="0.923559999962">
                <text:p>0.9235599999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57880000038">
                <text:p>0.757880000038</text:p>
              </table:table-cell>
              <table:table-cell office:value-type="float" office:value="0.984319999981">
                <text:p>0.9843199999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5966">
                <text:p>0.75966</text:p>
              </table:table-cell>
              <table:table-cell office:value-type="float" office:value="0.99786">
                <text:p>0.997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61340000038">
                <text:p>0.761340000038</text:p>
              </table:table-cell>
              <table:table-cell office:value-type="float" office:value="0.99948">
                <text:p>0.999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63120000038">
                <text:p>0.763120000038</text:p>
              </table:table-cell>
              <table:table-cell office:value-type="float" office:value="0.99968">
                <text:p>0.999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6542">
                <text:p>0.76542</text:p>
              </table:table-cell>
              <table:table-cell office:value-type="float" office:value="0.99962">
                <text:p>0.999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64939999981">
                <text:p>0.764939999981</text:p>
              </table:table-cell>
              <table:table-cell office:value-type="float" office:value="0.99978">
                <text:p>0.999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68179999962">
                <text:p>0.768179999962</text:p>
              </table:table-cell>
              <table:table-cell office:value-type="float" office:value="0.99976">
                <text:p>0.999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66399999981">
                <text:p>0.766399999981</text:p>
              </table:table-cell>
              <table:table-cell office:value-type="float" office:value="0.99968">
                <text:p>0.999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70940000019">
                <text:p>0.770940000019</text:p>
              </table:table-cell>
              <table:table-cell office:value-type="float" office:value="0.99964">
                <text:p>0.999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71380000038">
                <text:p>0.771380000038</text:p>
              </table:table-cell>
              <table:table-cell office:value-type="float" office:value="0.99978">
                <text:p>0.999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75179999962">
                <text:p>0.775179999962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74979999981">
                <text:p>0.774979999981</text:p>
              </table:table-cell>
              <table:table-cell office:value-type="float" office:value="0.99966">
                <text:p>0.999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74260000019">
                <text:p>0.774260000019</text:p>
              </table:table-cell>
              <table:table-cell office:value-type="float" office:value="0.99982">
                <text:p>0.999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78459999981">
                <text:p>0.778459999981</text:p>
              </table:table-cell>
              <table:table-cell office:value-type="float" office:value="0.99976">
                <text:p>0.999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78940000038">
                <text:p>0.778940000038</text:p>
              </table:table-cell>
              <table:table-cell office:value-type="float" office:value="0.99984">
                <text:p>0.999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819">
                <text:p>0.7819</text:p>
              </table:table-cell>
              <table:table-cell office:value-type="float" office:value="0.99984">
                <text:p>0.999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83620000038">
                <text:p>0.783620000038</text:p>
              </table:table-cell>
              <table:table-cell office:value-type="float" office:value="0.99982">
                <text:p>0.999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84499999962">
                <text:p>0.784499999962</text:p>
              </table:table-cell>
              <table:table-cell office:value-type="float" office:value="0.99982">
                <text:p>0.999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8448">
                <text:p>0.78448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87239999981">
                <text:p>0.787239999981</text:p>
              </table:table-cell>
              <table:table-cell office:value-type="float" office:value="0.99994">
                <text:p>0.999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88660000019">
                <text:p>0.788660000019</text:p>
              </table:table-cell>
              <table:table-cell office:value-type="float" office:value="0.99994">
                <text:p>0.999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8778">
                <text:p>0.78778</text:p>
              </table:table-cell>
              <table:table-cell office:value-type="float" office:value="0.99986">
                <text:p>0.999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89520000038">
                <text:p>0.789520000038</text:p>
              </table:table-cell>
              <table:table-cell office:value-type="float" office:value="0.99984">
                <text:p>0.999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90059999981">
                <text:p>0.790059999981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91439999962">
                <text:p>0.791439999962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91779999981">
                <text:p>0.791779999981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94580000019">
                <text:p>0.794580000019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946">
                <text:p>0.7946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97199999962">
                <text:p>0.79719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976">
                <text:p>0.7976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99119999962">
                <text:p>0.799119999962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03540000038">
                <text:p>0.803540000038</text:p>
              </table:table-cell>
              <table:table-cell office:value-type="float" office:value="0.999780000019">
                <text:p>0.9997800000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02420000019">
                <text:p>0.802420000019</text:p>
              </table:table-cell>
              <table:table-cell office:value-type="float" office:value="0.99986">
                <text:p>0.999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04080000019">
                <text:p>0.804080000019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04259999981">
                <text:p>0.804259999981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07060000019">
                <text:p>0.807060000019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05320000038">
                <text:p>0.805320000038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0628">
                <text:p>0.80628</text:p>
              </table:table-cell>
              <table:table-cell office:value-type="float" office:value="0.99994">
                <text:p>0.999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08779999981">
                <text:p>0.808779999981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10079999981">
                <text:p>0.810079999981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07879999981">
                <text:p>0.8078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12799999962">
                <text:p>0.812799999962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13000000019">
                <text:p>0.81300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12800000038">
                <text:p>0.812800000038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1516">
                <text:p>0.815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16060000019">
                <text:p>0.8160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17540000038">
                <text:p>0.817540000038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1634">
                <text:p>0.81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20440000038">
                <text:p>0.820440000038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195">
                <text:p>0.8195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22639999962">
                <text:p>0.822639999962</text:p>
              </table:table-cell>
              <table:table-cell office:value-type="float" office:value="0.99986">
                <text:p>0.999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23520000038">
                <text:p>0.82352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22960000038">
                <text:p>0.8229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23980000019">
                <text:p>0.82398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25359999962">
                <text:p>0.825359999962</text:p>
              </table:table-cell>
              <table:table-cell office:value-type="float" office:value="0.99992">
                <text:p>0.999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26579999981">
                <text:p>0.8265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26660000038">
                <text:p>0.826660000038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31340000019">
                <text:p>0.831340000019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30279999962">
                <text:p>0.830279999962</text:p>
              </table:table-cell>
              <table:table-cell office:value-type="float" office:value="0.99996">
                <text:p>0.999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30959999962">
                <text:p>0.830959999962</text:p>
              </table:table-cell>
              <table:table-cell office:value-type="float" office:value="0.99974">
                <text:p>0.999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32200000019">
                <text:p>0.83220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34119999962">
                <text:p>0.834119999962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308">
                <text:p>0.8308</text:p>
              </table:table-cell>
              <table:table-cell office:value-type="float" office:value="0.9997">
                <text:p>0.99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36160000019">
                <text:p>0.8361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34739999962">
                <text:p>0.834739999962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37519999981">
                <text:p>0.83751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35100000038">
                <text:p>0.83510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3482">
                <text:p>0.83482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3778">
                <text:p>0.83778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38340000038">
                <text:p>0.83834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38820000038">
                <text:p>0.83882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40680000038">
                <text:p>0.84068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40479999981">
                <text:p>0.8404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44719999981">
                <text:p>0.84471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45079999962">
                <text:p>0.84507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44879999981">
                <text:p>0.8448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43960000038">
                <text:p>0.8439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42560000019">
                <text:p>0.8425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4526">
                <text:p>0.84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46680000038">
                <text:p>0.84668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47800000038">
                <text:p>0.84780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45699999981">
                <text:p>0.84569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49520000038">
                <text:p>0.84952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47139999962">
                <text:p>0.84713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51719999981">
                <text:p>0.85171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51079999962">
                <text:p>0.85107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4994">
                <text:p>0.84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53680000019">
                <text:p>0.85368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52200000019">
                <text:p>0.85220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53960000038">
                <text:p>0.8539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54960000038">
                <text:p>0.8549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5468">
                <text:p>0.85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52760000038">
                <text:p>0.852760000038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53260000038">
                <text:p>0.8532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57179999981">
                <text:p>0.8571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58820000038">
                <text:p>0.85882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5804">
                <text:p>0.858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589">
                <text:p>0.8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60099999981">
                <text:p>0.86009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60399999962">
                <text:p>0.86039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58499999962">
                <text:p>0.85849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61579999962">
                <text:p>0.86157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60559999981">
                <text:p>0.86055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6116">
                <text:p>0.86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60820000019">
                <text:p>0.86082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65779999981">
                <text:p>0.86577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4760000019">
                <text:p>0.8647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63900000038">
                <text:p>0.86390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6696">
                <text:p>0.86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64180000038">
                <text:p>0.86418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662">
                <text:p>0.8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66660000019">
                <text:p>0.866660000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68460000038">
                <text:p>0.868460000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6994">
                <text:p>0.86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67819999962">
                <text:p>0.867819999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70339999981">
                <text:p>0.87033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68959999981">
                <text:p>0.86895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7364">
                <text:p>0.87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70459999981">
                <text:p>0.87045999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71879999962">
                <text:p>0.87187999996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